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579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number-columns-repeated="10"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variant-pli-ms</text:p>
          </table:table-cell>
          <table:table-cell office:value-type="string" calcext:value-type="string">
            <text:p>translation-de-sabbamitta</text:p>
          </table:table-cell>
          <table:table-cell office:value-type="string" calcext:value-type="string">
            <text:p>translation-en-sujato</text:p>
          </table:table-cell>
          <table:table-cell office:value-type="string" calcext:value-type="string">
            <text:p>translation-jpn-kaz</text:p>
          </table:table-cell>
          <table:table-cell office:value-type="string" calcext:value-type="string">
            <text:p>translation-pt-team</text:p>
          </table:table-cell>
          <table:table-cell office:value-type="string" calcext:value-type="string">
            <text:p>comment-en-sujato</text:p>
          </table:table-cell>
          <table:table-cell office:value-type="string" calcext:value-type="string">
            <text:p>html</text:p>
          </table:table-cell>
          <table:table-cell office:value-type="string" calcext:value-type="string">
            <text:p>reference</text:p>
          </table:table-cell>
        </table:table-row>
        <table:table-row table:style-name="ro1">
          <table:table-cell office:value-type="string" calcext:value-type="string">
            <text:p>an1.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text:p>
          </table:table-cell>
          <table:table-cell table:number-columns-repeated="2" office:value-type="string" calcext:value-type="string">
            <text:p/>
          </table:table-cell>
          <table:table-cell office:value-type="string" calcext:value-type="string">
            <text:p>&lt;section class='range' id='an1.1-10'&gt;&lt;header&gt;&lt;ul&gt;&lt;li class='division'&gt;{}&lt;/li&gt;</text:p>
          </table:table-cell>
          <table:table-cell/>
        </table:table-row>
        <table:table-row table:style-name="ro1">
          <table:table-cell office:value-type="string" calcext:value-type="string">
            <text:p>an1.1:0.2</text:p>
          </table:table-cell>
          <table:table-cell office:value-type="string" calcext:value-type="string">
            <text:p>1. Rūpādivagga </text:p>
          </table:table-cell>
          <table:table-cell office:value-type="string" calcext:value-type="string">
            <text:p>Rūpādivagga → cittapariyādānavaggo (bj); ekadhammādipāḷi (cck); ekadhammādipāli (sya1ed, sya2ed); rūpavagga (pts1ed)</text:p>
          </table:table-cell>
          <table:table-cell office:value-type="string" calcext:value-type="string">
            <text:p>1. Bilder usw.</text:p>
          </table:table-cell>
          <table:table-cell office:value-type="string" calcext:value-type="string">
            <text:p>1. Sights, Etc. </text:p>
          </table:table-cell>
          <table:table-cell office:value-type="string" calcext:value-type="string">
            <text:p>第一　姿形（すがたかたち）等　（色等品）</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1:0.3</text:p>
          </table:table-cell>
          <table:table-cell office:value-type="float" office:value="1" calcext:value-type="float">
            <text:p>1</text:p>
          </table:table-cell>
          <table:table-cell/>
          <table:table-cell table:number-columns-repeated="3" office:value-type="string" calcext:value-type="string">
            <text:p>1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1:1.1</text:p>
          </table:table-cell>
          <table:table-cell office:value-type="string" calcext:value-type="string">
            <text:p>Evaṁ me sutaṁ—</text:p>
          </table:table-cell>
          <table:table-cell/>
          <table:table-cell office:value-type="string" calcext:value-type="string">
            <text:p>So habe ich es gehört. </text:p>
          </table:table-cell>
          <table:table-cell office:value-type="string" calcext:value-type="string">
            <text:p>So I have heard. </text:p>
          </table:table-cell>
          <table:table-cell office:value-type="string" calcext:value-type="string">
            <text:p>私はこのように聞きました。</text:p>
          </table:table-cell>
          <table:table-cell office:value-type="string" calcext:value-type="string">
            <text:p/>
          </table:table-cell>
          <table:table-cell office:value-type="string" calcext:value-type="string">
            <text:p>This translation is meant to deliberately echo the English idiom “So I hear, so I’ve heard”. It means that it has been passed down in oral tradition.</text:p>
          </table:table-cell>
          <table:table-cell office:value-type="string" calcext:value-type="string">
            <text:p>&lt;article id='an1.1'&gt;&lt;p&gt;&lt;span class='evam'&gt;{}&lt;/span&gt;</text:p>
          </table:table-cell>
          <table:table-cell office:value-type="string" calcext:value-type="string">
            <text:p>bj18.2, cck20.1, csp1ed15.1, csp2ed15.1, dr20.1, ms15A1_2, msdiv1, ndp16.3, pts-vp-pli1.1, sc1.1, sya20.1, vri35.1</text:p>
          </table:table-cell>
        </table:table-row>
        <table:table-row table:style-name="ro1">
          <table:table-cell office:value-type="string" calcext:value-type="string">
            <text:p>an1.1:1.2</text:p>
          </table:table-cell>
          <table:table-cell office:value-type="string" calcext:value-type="string">
            <text:p>ekaṁ samayaṁ bhagavā sāvatthiyaṁ viharati jetavane anāthapiṇḍikassa ārāme. </text:p>
          </table:table-cell>
          <table:table-cell/>
          <table:table-cell office:value-type="string" calcext:value-type="string">
            <text:p>Einmal hielt sich der Buddha bei Sāvatthī in Jetas Wäldchen auf, dem Kloster des Anāthapiṇḍika. </text:p>
          </table:table-cell>
          <table:table-cell office:value-type="string" calcext:value-type="string">
            <text:p>At one time the Buddha was staying near Sāvatthī in Jeta’s Grove, Anāthapiṇḍika’s monastery.</text:p>
          </table:table-cell>
          <table:table-cell office:value-type="string" calcext:value-type="string">
            <text:p>ある時、ブッダはサーヴァッティーの近くにあるジェータ林のアナータピンディカ寺院に滞在していました。</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1.3</text:p>
          </table:table-cell>
          <table:table-cell office:value-type="string" calcext:value-type="string">
            <text:p>Tatra kho bhagavā bhikkhū āmantesi: </text:p>
          </table:table-cell>
          <table:table-cell/>
          <table:table-cell office:value-type="string" calcext:value-type="string">
            <text:p>Da wandte sich der Buddha an die Mönche und Nonnen: </text:p>
          </table:table-cell>
          <table:table-cell office:value-type="string" calcext:value-type="string">
            <text:p>There the Buddha addressed the mendicants, </text:p>
          </table:table-cell>
          <table:table-cell office:value-type="string" calcext:value-type="string">
            <text:p>ブッダは托鉢僧侶たちに呼びかけました。</text:p>
          </table:table-cell>
          <table:table-cell table:number-columns-repeated="2" office:value-type="string" calcext:value-type="string">
            <text:p/>
          </table:table-cell>
          <table:table-cell office:value-type="string" calcext:value-type="string">
            <text:p>{}</text:p>
          </table:table-cell>
          <table:table-cell/>
        </table:table-row>
        <table:table-row table:style-name="ro2">
          <table:table-cell office:value-type="string" calcext:value-type="string">
            <text:p>an1.1:1.4</text:p>
          </table:table-cell>
          <table:table-cell office:value-type="string" calcext:value-type="string">
            <text:p>“bhikkhavo”ti. </text:p>
          </table:table-cell>
          <table:table-cell/>
          <table:table-cell office:value-type="string" calcext:value-type="string">
            <text:p>„Mönche und Nonnen!“ </text:p>
          </table:table-cell>
          <table:table-cell office:value-type="string" calcext:value-type="string">
            <text:p>“Mendicants!” </text:p>
          </table:table-cell>
          <table:table-cell office:value-type="string" calcext:value-type="string">
            <text:p>「托鉢僧侶たちよ!」</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5</text:p>
          </table:table-cell>
          <table:table-cell office:value-type="string" calcext:value-type="string">
            <text:p>“Bhadante”ti te bhikkhū bhagavato paccassosuṁ. </text:p>
          </table:table-cell>
          <table:table-cell/>
          <table:table-cell office:value-type="string" calcext:value-type="string">
            <text:p>„Ehrwürdiger Herr“, antworteten sie. </text:p>
          </table:table-cell>
          <table:table-cell office:value-type="string" calcext:value-type="string">
            <text:p>“Venerable sir,” they replied. </text:p>
          </table:table-cell>
          <table:table-cell office:value-type="string" calcext:value-type="string">
            <text:p>「先生」と托鉢僧侶たちは答えました。</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6</text:p>
          </table:table-cell>
          <table:table-cell office:value-type="string" calcext:value-type="string">
            <text:p>Bhagavā etadavoca: </text:p>
          </table:table-cell>
          <table:table-cell/>
          <table:table-cell office:value-type="string" calcext:value-type="string">
            <text:p>Der Buddha sagte: </text:p>
          </table:table-cell>
          <table:table-cell office:value-type="string" calcext:value-type="string">
            <text:p>The Buddha said this: </text:p>
          </table:table-cell>
          <table:table-cell office:value-type="string" calcext:value-type="string">
            <text:p>ブッダはこう言いました。</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2.1</text:p>
          </table:table-cell>
          <table:table-cell office:value-type="string" calcext:value-type="string">
            <text:p>“Nāhaṁ, bhikkhave, aññaṁ ekarūpampi samanupassāmi yaṁ evaṁ purisassa cittaṁ pariyādāya tiṭṭhati yathayidaṁ, bhikkhave, itthirūpaṁ. </text:p>
          </table:table-cell>
          <table:table-cell/>
          <table:table-cell office:value-type="string" calcext:value-type="string">
            <text:p>„Mönche und Nonnen, ich sehe kein einziges Bild, das den Geist eines Mannes so gefangen hält wie das Bild einer Frau. </text:p>
          </table:table-cell>
          <table:table-cell office:value-type="string" calcext:value-type="string">
            <text:p>“Mendicants, I do not see a single sight that occupies a man’s mind like the sight of a woman. </text:p>
          </table:table-cell>
          <table:table-cell office:value-type="string" calcext:value-type="string">
            <text:p>「托鉢僧侶たちよ、私は女性の姿形ほど男性の心を占領し続ける姿形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 sc1.2</text:p>
          </table:table-cell>
        </table:table-row>
        <table:table-row table:style-name="ro1">
          <table:table-cell office:value-type="string" calcext:value-type="string">
            <text:p>an1.1:2.2</text:p>
          </table:table-cell>
          <table:table-cell office:value-type="string" calcext:value-type="string">
            <text:p>Itthirūpaṁ, bhikkhave, purisassa cittaṁ pariyādāya tiṭṭhatī”ti. </text:p>
          </table:table-cell>
          <table:table-cell/>
          <table:table-cell office:value-type="string" calcext:value-type="string">
            <text:p>Das Bild einer Frau hält den Geist eines Mannes gefangen.“ </text:p>
          </table:table-cell>
          <table:table-cell office:value-type="string" calcext:value-type="string">
            <text:p>The sight of a woman occupies a man’s mind.” </text:p>
          </table:table-cell>
          <table:table-cell office:value-type="string" calcext:value-type="string">
            <text:p>女性の姿形は男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2.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0.1</text:p>
          </table:table-cell>
          <table:table-cell office:value-type="float" office:value="2" calcext:value-type="float">
            <text:p>2</text:p>
          </table:table-cell>
          <table:table-cell/>
          <table:table-cell table:number-columns-repeated="2" office:value-type="string" calcext:value-type="string">
            <text:p>2 </text:p>
          </table:table-cell>
          <table:table-cell office:value-type="string" calcext:value-type="string">
            <text:p>2</text:p>
          </table:table-cell>
          <table:table-cell table:number-columns-repeated="2" office:value-type="string" calcext:value-type="string">
            <text:p/>
          </table:table-cell>
          <table:table-cell office:value-type="string" calcext:value-type="string">
            <text:p>&lt;article id='an1.2'&gt;&lt;h2 class='sutta-title'&gt;{}&lt;/h2&gt;</text:p>
          </table:table-cell>
          <table:table-cell/>
        </table:table-row>
        <table:table-row table:style-name="ro1">
          <table:table-cell office:value-type="string" calcext:value-type="string">
            <text:p>an1.2:1.1</text:p>
          </table:table-cell>
          <table:table-cell office:value-type="string" calcext:value-type="string">
            <text:p>“Nāhaṁ, bhikkhave, aññaṁ ekasaddampi samanupassāmi yaṁ evaṁ purisassa cittaṁ pariyādāya tiṭṭhati yathayidaṁ, bhikkhave, itthisaddo. </text:p>
          </table:table-cell>
          <table:table-cell/>
          <table:table-cell office:value-type="string" calcext:value-type="string">
            <text:p>„Mönche und Nonnen, ich sehe keinen einzigen Ton, der den Geist eines Mannes so gefangen hält wie der Ton einer Frau. </text:p>
          </table:table-cell>
          <table:table-cell office:value-type="string" calcext:value-type="string">
            <text:p>“Mendicants, I do not see a single sound that occupies a man’s mind like the sound of a woman. </text:p>
          </table:table-cell>
          <table:table-cell office:value-type="string" calcext:value-type="string">
            <text:p>「托鉢僧侶たちよ、私は女性の声ほど男性の心を占領し続ける声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5, msdiv2, sc2.1, vri35.2</text:p>
          </table:table-cell>
        </table:table-row>
        <table:table-row table:style-name="ro1">
          <table:table-cell office:value-type="string" calcext:value-type="string">
            <text:p>an1.2:1.2</text:p>
          </table:table-cell>
          <table:table-cell office:value-type="string" calcext:value-type="string">
            <text:p>Itthisaddo, bhikkhave, purisassa cittaṁ pariyādāya tiṭṭhatī”ti. </text:p>
          </table:table-cell>
          <table:table-cell/>
          <table:table-cell office:value-type="string" calcext:value-type="string">
            <text:p>Der Ton einer Frau hält den Geist eines Mannes gefangen.“ </text:p>
          </table:table-cell>
          <table:table-cell office:value-type="string" calcext:value-type="string">
            <text:p>The sound of a woman occupies a man’s mind.” </text:p>
          </table:table-cell>
          <table:table-cell office:value-type="string" calcext:value-type="string">
            <text:p>女性の声は男性の心を占領し続け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0.1</text:p>
          </table:table-cell>
          <table:table-cell office:value-type="float" office:value="3" calcext:value-type="float">
            <text:p>3</text:p>
          </table:table-cell>
          <table:table-cell/>
          <table:table-cell table:number-columns-repeated="2" office:value-type="string" calcext:value-type="string">
            <text:p>3 </text:p>
          </table:table-cell>
          <table:table-cell office:value-type="string" calcext:value-type="string">
            <text:p>3</text:p>
          </table:table-cell>
          <table:table-cell table:number-columns-repeated="2" office:value-type="string" calcext:value-type="string">
            <text:p/>
          </table:table-cell>
          <table:table-cell office:value-type="string" calcext:value-type="string">
            <text:p>&lt;article id='an1.3'&gt;&lt;h2 class='sutta-title'&gt;{}&lt;/h2&gt;</text:p>
          </table:table-cell>
          <table:table-cell/>
        </table:table-row>
        <table:table-row table:style-name="ro1">
          <table:table-cell office:value-type="string" calcext:value-type="string">
            <text:p>an1.3:1.1</text:p>
          </table:table-cell>
          <table:table-cell office:value-type="string" calcext:value-type="string">
            <text:p>“Nāhaṁ, bhikkhave, aññaṁ ekagandhampi samanupassāmi yaṁ evaṁ purisassa cittaṁ pariyādāya tiṭṭhati yathayidaṁ, bhikkhave, itthigandho. </text:p>
          </table:table-cell>
          <table:table-cell/>
          <table:table-cell office:value-type="string" calcext:value-type="string">
            <text:p>„Mönche und Nonnen, ich sehe keinen einzigen Duft, der den Geist eines Mannes so gefangen hält wie der Duft einer Frau. </text:p>
          </table:table-cell>
          <table:table-cell office:value-type="string" calcext:value-type="string">
            <text:p>“Mendicants, I do not see a single smell that occupies a man’s mind like the smell of a woman. </text:p>
          </table:table-cell>
          <table:table-cell office:value-type="string" calcext:value-type="string">
            <text:p>「托鉢僧侶たちよ、私は女性の香りほど男性の心を占領し続ける香り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7, msdiv3, sc3.1</text:p>
          </table:table-cell>
        </table:table-row>
        <table:table-row table:style-name="ro1">
          <table:table-cell office:value-type="string" calcext:value-type="string">
            <text:p>an1.3:1.2</text:p>
          </table:table-cell>
          <table:table-cell office:value-type="string" calcext:value-type="string">
            <text:p>Itthigandho, bhikkhave, purisassa cittaṁ pariyādāya tiṭṭhatī”ti. </text:p>
          </table:table-cell>
          <table:table-cell/>
          <table:table-cell office:value-type="string" calcext:value-type="string">
            <text:p>Der Duft einer Frau hält den Geist eines Mannes gefangen.“ </text:p>
          </table:table-cell>
          <table:table-cell office:value-type="string" calcext:value-type="string">
            <text:p>The smell of a woman occupies a man’s mind.” </text:p>
          </table:table-cell>
          <table:table-cell office:value-type="string" calcext:value-type="string">
            <text:p>女性の香りは男性の心を占領し続け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0.1</text:p>
          </table:table-cell>
          <table:table-cell office:value-type="float" office:value="4" calcext:value-type="float">
            <text:p>4</text:p>
          </table:table-cell>
          <table:table-cell/>
          <table:table-cell table:number-columns-repeated="2" office:value-type="string" calcext:value-type="string">
            <text:p>4 </text:p>
          </table:table-cell>
          <table:table-cell office:value-type="string" calcext:value-type="string">
            <text:p>4</text:p>
          </table:table-cell>
          <table:table-cell table:number-columns-repeated="2" office:value-type="string" calcext:value-type="string">
            <text:p/>
          </table:table-cell>
          <table:table-cell office:value-type="string" calcext:value-type="string">
            <text:p>&lt;article id='an1.4'&gt;&lt;h2 class='sutta-title'&gt;{}&lt;/h2&gt;</text:p>
          </table:table-cell>
          <table:table-cell/>
        </table:table-row>
        <table:table-row table:style-name="ro1">
          <table:table-cell office:value-type="string" calcext:value-type="string">
            <text:p>an1.4:1.1</text:p>
          </table:table-cell>
          <table:table-cell office:value-type="string" calcext:value-type="string">
            <text:p>“Nāhaṁ, bhikkhave, aññaṁ ekarasampi samanupassāmi yaṁ evaṁ purisassa cittaṁ pariyādāya tiṭṭhati yathayidaṁ, bhikkhave, itthiraso. </text:p>
          </table:table-cell>
          <table:table-cell/>
          <table:table-cell office:value-type="string" calcext:value-type="string">
            <text:p>„Mönche und Nonnen, ich sehe keinen einzigen Geschmack, der den Geist eines Mannes so gefangen hält wie der Geschmack einer Frau. </text:p>
          </table:table-cell>
          <table:table-cell office:value-type="string" calcext:value-type="string">
            <text:p>“Mendicants, I do not see a single taste that occupies a man’s mind like the taste of a woman. </text:p>
          </table:table-cell>
          <table:table-cell office:value-type="string" calcext:value-type="string">
            <text:p>「托鉢僧侶たちよ、私は女性の味ほど男性の心を占領し続ける味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9, msdiv4, pts-vp-pli1.2, sc4.1, sya20.2</text:p>
          </table:table-cell>
        </table:table-row>
        <table:table-row table:style-name="ro1">
          <table:table-cell office:value-type="string" calcext:value-type="string">
            <text:p>an1.4:1.2</text:p>
          </table:table-cell>
          <table:table-cell office:value-type="string" calcext:value-type="string">
            <text:p>Itthiraso, bhikkhave, purisassa cittaṁ pariyādāya tiṭṭhatī”ti. </text:p>
          </table:table-cell>
          <table:table-cell/>
          <table:table-cell office:value-type="string" calcext:value-type="string">
            <text:p>Der Geschmack einer Frau hält den Geist eines Mannes gefangen.“ </text:p>
          </table:table-cell>
          <table:table-cell office:value-type="string" calcext:value-type="string">
            <text:p>The taste of a woman occupies a man’s mind.” </text:p>
          </table:table-cell>
          <table:table-cell office:value-type="string" calcext:value-type="string">
            <text:p>女性の味は男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1.3</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0.1</text:p>
          </table:table-cell>
          <table:table-cell office:value-type="float" office:value="5" calcext:value-type="float">
            <text:p>5</text:p>
          </table:table-cell>
          <table:table-cell/>
          <table:table-cell table:number-columns-repeated="2" office:value-type="string" calcext:value-type="string">
            <text:p>5 </text:p>
          </table:table-cell>
          <table:table-cell office:value-type="string" calcext:value-type="string">
            <text:p>5</text:p>
          </table:table-cell>
          <table:table-cell table:number-columns-repeated="2" office:value-type="string" calcext:value-type="string">
            <text:p/>
          </table:table-cell>
          <table:table-cell office:value-type="string" calcext:value-type="string">
            <text:p>&lt;article id='an1.5'&gt;&lt;h2 class='sutta-title'&gt;{}&lt;/h2&gt;</text:p>
          </table:table-cell>
          <table:table-cell/>
        </table:table-row>
        <table:table-row table:style-name="ro1">
          <table:table-cell office:value-type="string" calcext:value-type="string">
            <text:p>an1.5:1.1</text:p>
          </table:table-cell>
          <table:table-cell office:value-type="string" calcext:value-type="string">
            <text:p>“Nāhaṁ, bhikkhave, aññaṁ ekaphoṭṭhabbampi samanupassāmi yaṁ evaṁ purisassa cittaṁ pariyādāya tiṭṭhati yathayidaṁ, bhikkhave, itthiphoṭṭhabbo. </text:p>
          </table:table-cell>
          <table:table-cell/>
          <table:table-cell office:value-type="string" calcext:value-type="string">
            <text:p>„Mönche und Nonnen, ich sehe keine einzige Berührung, die den Geist eines Mannes so gefangen hält wie die Berührung einer Frau. </text:p>
          </table:table-cell>
          <table:table-cell office:value-type="string" calcext:value-type="string">
            <text:p>“Mendicants, I do not see a single touch that occupies a man’s mind like the touch of a woman. </text:p>
          </table:table-cell>
          <table:table-cell office:value-type="string" calcext:value-type="string">
            <text:p>「托鉢僧侶たちよ、私は女性の触感ほど男性の心を占領し続ける触感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4, cck20.2, csp1ed15.2, csp2ed15.2, dr20.2, ms15A1_11, msdiv5, sc5.1</text:p>
          </table:table-cell>
        </table:table-row>
        <table:table-row table:style-name="ro1">
          <table:table-cell office:value-type="string" calcext:value-type="string">
            <text:p>an1.5:1.2</text:p>
          </table:table-cell>
          <table:table-cell office:value-type="string" calcext:value-type="string">
            <text:p>Itthiphoṭṭhabbo, bhikkhave, purisassa cittaṁ pariyādāya tiṭṭhatī”ti. </text:p>
          </table:table-cell>
          <table:table-cell/>
          <table:table-cell office:value-type="string" calcext:value-type="string">
            <text:p>Die Berührung einer Frau hält den Geist eines Mannes gefangen.“ </text:p>
          </table:table-cell>
          <table:table-cell office:value-type="string" calcext:value-type="string">
            <text:p>The touch of a woman occupies a man’s mind.” </text:p>
          </table:table-cell>
          <table:table-cell office:value-type="string" calcext:value-type="string">
            <text:p>女性の触感は男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1.3</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0.1</text:p>
          </table:table-cell>
          <table:table-cell office:value-type="float" office:value="6" calcext:value-type="float">
            <text:p>6</text:p>
          </table:table-cell>
          <table:table-cell/>
          <table:table-cell table:number-columns-repeated="2" office:value-type="string" calcext:value-type="string">
            <text:p>6 </text:p>
          </table:table-cell>
          <table:table-cell office:value-type="string" calcext:value-type="string">
            <text:p>６</text:p>
          </table:table-cell>
          <table:table-cell table:number-columns-repeated="2" office:value-type="string" calcext:value-type="string">
            <text:p/>
          </table:table-cell>
          <table:table-cell office:value-type="string" calcext:value-type="string">
            <text:p>&lt;article id='an1.6'&gt;&lt;h2 class='sutta-title'&gt;{}&lt;/h2&gt;</text:p>
          </table:table-cell>
          <table:table-cell/>
        </table:table-row>
        <table:table-row table:style-name="ro1">
          <table:table-cell office:value-type="string" calcext:value-type="string">
            <text:p>an1.6:1.1</text:p>
          </table:table-cell>
          <table:table-cell office:value-type="string" calcext:value-type="string">
            <text:p>“Nāhaṁ, bhikkhave, aññaṁ ekarūpampi samanupassāmi yaṁ evaṁ itthiyā cittaṁ pariyādāya tiṭṭhati yathayidaṁ, bhikkhave, purisarūpaṁ. </text:p>
          </table:table-cell>
          <table:table-cell/>
          <table:table-cell office:value-type="string" calcext:value-type="string">
            <text:p>„Mönche und Nonnen, ich sehe kein einziges Bild, das den Geist einer Frau so gefangen hält wie das Bild eines Mannes. </text:p>
          </table:table-cell>
          <table:table-cell office:value-type="string" calcext:value-type="string">
            <text:p>“Mendicants, I do not see a single sight that occupies a woman’s mind like the sight of a man. </text:p>
          </table:table-cell>
          <table:table-cell office:value-type="string" calcext:value-type="string">
            <text:p>「托鉢僧侶たちよ、私は男性の姿形ほど女性の心を占領し続ける姿形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3, msdiv6, sc6.1</text:p>
          </table:table-cell>
        </table:table-row>
        <table:table-row table:style-name="ro1">
          <table:table-cell office:value-type="string" calcext:value-type="string">
            <text:p>an1.6:1.2</text:p>
          </table:table-cell>
          <table:table-cell office:value-type="string" calcext:value-type="string">
            <text:p>Purisarūpaṁ, bhikkhave, itthiyā cittaṁ pariyādāya tiṭṭhatī”ti. </text:p>
          </table:table-cell>
          <table:table-cell/>
          <table:table-cell office:value-type="string" calcext:value-type="string">
            <text:p>Das Bild eines Mannes hält den Geist einer Frau gefangen.“ </text:p>
          </table:table-cell>
          <table:table-cell office:value-type="string" calcext:value-type="string">
            <text:p>The sight of a man occupies a woman’s mind.” </text:p>
          </table:table-cell>
          <table:table-cell office:value-type="string" calcext:value-type="string">
            <text:p>男性の姿形は男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1.3</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0.1</text:p>
          </table:table-cell>
          <table:table-cell office:value-type="float" office:value="7" calcext:value-type="float">
            <text:p>7</text:p>
          </table:table-cell>
          <table:table-cell/>
          <table:table-cell table:number-columns-repeated="2" office:value-type="string" calcext:value-type="string">
            <text:p>7 </text:p>
          </table:table-cell>
          <table:table-cell office:value-type="string" calcext:value-type="string">
            <text:p>7</text:p>
          </table:table-cell>
          <table:table-cell table:number-columns-repeated="2" office:value-type="string" calcext:value-type="string">
            <text:p/>
          </table:table-cell>
          <table:table-cell office:value-type="string" calcext:value-type="string">
            <text:p>&lt;article id='an1.7'&gt;&lt;h2 class='sutta-title'&gt;{}&lt;/h2&gt;</text:p>
          </table:table-cell>
          <table:table-cell/>
        </table:table-row>
        <table:table-row table:style-name="ro1">
          <table:table-cell office:value-type="string" calcext:value-type="string">
            <text:p>an1.7:1.1</text:p>
          </table:table-cell>
          <table:table-cell office:value-type="string" calcext:value-type="string">
            <text:p>“Nāhaṁ, bhikkhave, aññaṁ ekasaddampi samanupassāmi yaṁ evaṁ itthiyā cittaṁ pariyādāya tiṭṭhati yathayidaṁ, bhikkhave, purisasaddo. </text:p>
          </table:table-cell>
          <table:table-cell/>
          <table:table-cell office:value-type="string" calcext:value-type="string">
            <text:p>„Mönche und Nonnen, ich sehe keinen einzigen Ton, der den Geist einer Frau so gefangen hält wie der Ton eines Mannes. </text:p>
          </table:table-cell>
          <table:table-cell office:value-type="string" calcext:value-type="string">
            <text:p>“Mendicants, I do not see a single sound that occupies a woman’s mind like the sound of a man. </text:p>
          </table:table-cell>
          <table:table-cell office:value-type="string" calcext:value-type="string">
            <text:p>「托鉢僧侶たちよ、私は男性の声ほど女性の心を占領し続ける声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5, msdiv7, ndp16.4, sc7.1</text:p>
          </table:table-cell>
        </table:table-row>
        <table:table-row table:style-name="ro1">
          <table:table-cell office:value-type="string" calcext:value-type="string">
            <text:p>an1.7:1.2</text:p>
          </table:table-cell>
          <table:table-cell office:value-type="string" calcext:value-type="string">
            <text:p>Purisasaddo, bhikkhave, itthiyā cittaṁ pariyādāya tiṭṭhatī”ti. </text:p>
          </table:table-cell>
          <table:table-cell/>
          <table:table-cell office:value-type="string" calcext:value-type="string">
            <text:p>Der Ton eines Mannes hält den Geist einer Frau gefangen.“ </text:p>
          </table:table-cell>
          <table:table-cell office:value-type="string" calcext:value-type="string">
            <text:p>The sound of a man occupies a woman’s mind.” </text:p>
          </table:table-cell>
          <table:table-cell office:value-type="string" calcext:value-type="string">
            <text:p>男性の声は女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1.3</text:p>
          </table:table-cell>
          <table:table-cell office:value-type="string" calcext:value-type="string">
            <text:p>Satt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0.1</text:p>
          </table:table-cell>
          <table:table-cell office:value-type="float" office:value="8" calcext:value-type="float">
            <text:p>8</text:p>
          </table:table-cell>
          <table:table-cell/>
          <table:table-cell table:number-columns-repeated="2" office:value-type="string" calcext:value-type="string">
            <text:p>8 </text:p>
          </table:table-cell>
          <table:table-cell office:value-type="string" calcext:value-type="string">
            <text:p>8</text:p>
          </table:table-cell>
          <table:table-cell table:number-columns-repeated="2" office:value-type="string" calcext:value-type="string">
            <text:p/>
          </table:table-cell>
          <table:table-cell office:value-type="string" calcext:value-type="string">
            <text:p>&lt;article id='an1.8'&gt;&lt;h2 class='sutta-title'&gt;{}&lt;/h2&gt;</text:p>
          </table:table-cell>
          <table:table-cell/>
        </table:table-row>
        <table:table-row table:style-name="ro1">
          <table:table-cell office:value-type="string" calcext:value-type="string">
            <text:p>an1.8:1.1</text:p>
          </table:table-cell>
          <table:table-cell office:value-type="string" calcext:value-type="string">
            <text:p>“Nāhaṁ, bhikkhave, aññaṁ ekagandhampi samanupassāmi yaṁ evaṁ itthiyā cittaṁ pariyādāya tiṭṭhati yathayidaṁ, bhikkhave, purisagandho. </text:p>
          </table:table-cell>
          <table:table-cell/>
          <table:table-cell office:value-type="string" calcext:value-type="string">
            <text:p>„Mönche und Nonnen, ich sehe keinen einzigen Duft, der den Geist einer Frau so gefangen hält wie der Duft eines Mannes. </text:p>
          </table:table-cell>
          <table:table-cell office:value-type="string" calcext:value-type="string">
            <text:p>“Mendicants, I do not see a single smell that occupies a woman’s mind like the smell of a man. </text:p>
          </table:table-cell>
          <table:table-cell office:value-type="string" calcext:value-type="string">
            <text:p>「托鉢僧侶たちよ、私は男性の香りほど女性の心を占領し続ける香り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7, msdiv8, sc8.1</text:p>
          </table:table-cell>
        </table:table-row>
        <table:table-row table:style-name="ro1">
          <table:table-cell office:value-type="string" calcext:value-type="string">
            <text:p>an1.8:1.2</text:p>
          </table:table-cell>
          <table:table-cell office:value-type="string" calcext:value-type="string">
            <text:p>Purisagandho, bhikkhave, itthiyā cittaṁ pariyādāya tiṭṭhatī”ti. </text:p>
          </table:table-cell>
          <table:table-cell/>
          <table:table-cell office:value-type="string" calcext:value-type="string">
            <text:p>Der Duft eines Mannes hält den Geist einer Frau gefangen.“ </text:p>
          </table:table-cell>
          <table:table-cell office:value-type="string" calcext:value-type="string">
            <text:p>The smell of a man occupies a woman’s mind.” </text:p>
          </table:table-cell>
          <table:table-cell office:value-type="string" calcext:value-type="string">
            <text:p>男性の香りは女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0.1</text:p>
          </table:table-cell>
          <table:table-cell office:value-type="float" office:value="9" calcext:value-type="float">
            <text:p>9</text:p>
          </table:table-cell>
          <table:table-cell/>
          <table:table-cell table:number-columns-repeated="2" office:value-type="string" calcext:value-type="string">
            <text:p>9 </text:p>
          </table:table-cell>
          <table:table-cell office:value-type="string" calcext:value-type="string">
            <text:p>9</text:p>
          </table:table-cell>
          <table:table-cell table:number-columns-repeated="2" office:value-type="string" calcext:value-type="string">
            <text:p/>
          </table:table-cell>
          <table:table-cell office:value-type="string" calcext:value-type="string">
            <text:p>&lt;article id='an1.9'&gt;&lt;h2 class='sutta-title'&gt;{}&lt;/h2&gt;</text:p>
          </table:table-cell>
          <table:table-cell/>
        </table:table-row>
        <table:table-row table:style-name="ro1">
          <table:table-cell office:value-type="string" calcext:value-type="string">
            <text:p>an1.9:1.1</text:p>
          </table:table-cell>
          <table:table-cell office:value-type="string" calcext:value-type="string">
            <text:p>“Nāhaṁ, bhikkhave, aññaṁ ekarasampi samanupassāmi yaṁ evaṁ itthiyā cittaṁ pariyādāya tiṭṭhati yathayidaṁ, bhikkhave, purisaraso. </text:p>
          </table:table-cell>
          <table:table-cell/>
          <table:table-cell office:value-type="string" calcext:value-type="string">
            <text:p>„Mönche und Nonnen, ich sehe keinen einzigen Geschmack, der den Geist einer Frau so gefangen hält wie der Geschmack eines Mannes. </text:p>
          </table:table-cell>
          <table:table-cell office:value-type="string" calcext:value-type="string">
            <text:p>“Mendicants, I do not see a single taste that occupies a woman’s mind like the taste of a man. </text:p>
          </table:table-cell>
          <table:table-cell office:value-type="string" calcext:value-type="string">
            <text:p>「托鉢僧侶たちよ、私は男性の味ほど女性の心を占領し続ける味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9, msdiv9, sc9.1, vri35.3</text:p>
          </table:table-cell>
        </table:table-row>
        <table:table-row table:style-name="ro1">
          <table:table-cell office:value-type="string" calcext:value-type="string">
            <text:p>an1.9:1.2</text:p>
          </table:table-cell>
          <table:table-cell office:value-type="string" calcext:value-type="string">
            <text:p>Purisaraso, bhikkhave, itthiyā cittaṁ pariyādāya tiṭṭhatī”ti. </text:p>
          </table:table-cell>
          <table:table-cell/>
          <table:table-cell office:value-type="string" calcext:value-type="string">
            <text:p>Der Geschmack eines Mannes hält den Geist einer Frau gefangen.“ </text:p>
          </table:table-cell>
          <table:table-cell office:value-type="string" calcext:value-type="string">
            <text:p>The taste of a man occupies a woman’s mind.” </text:p>
          </table:table-cell>
          <table:table-cell office:value-type="string" calcext:value-type="string">
            <text:p>男性の味は女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1.3</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0:0.1</text:p>
          </table:table-cell>
          <table:table-cell office:value-type="float" office:value="10" calcext:value-type="float">
            <text:p>10</text:p>
          </table:table-cell>
          <table:table-cell/>
          <table:table-cell table:number-columns-repeated="2" office:value-type="string" calcext:value-type="string">
            <text:p>10 </text:p>
          </table:table-cell>
          <table:table-cell office:value-type="string" calcext:value-type="string">
            <text:p>10</text:p>
          </table:table-cell>
          <table:table-cell table:number-columns-repeated="2" office:value-type="string" calcext:value-type="string">
            <text:p/>
          </table:table-cell>
          <table:table-cell office:value-type="string" calcext:value-type="string">
            <text:p>&lt;article id='an1.10'&gt;&lt;h2 class='sutta-title'&gt;{}&lt;/h2&gt;</text:p>
          </table:table-cell>
          <table:table-cell/>
        </table:table-row>
        <table:table-row table:style-name="ro1">
          <table:table-cell office:value-type="string" calcext:value-type="string">
            <text:p>an1.10:1.1</text:p>
          </table:table-cell>
          <table:table-cell office:value-type="string" calcext:value-type="string">
            <text:p>“Nāhaṁ, bhikkhave, aññaṁ ekaphoṭṭhabbampi samanupassāmi yaṁ evaṁ itthiyā cittaṁ pariyādāya tiṭṭhati yathayidaṁ, bhikkhave, purisaphoṭṭhabbo. </text:p>
          </table:table-cell>
          <table:table-cell/>
          <table:table-cell office:value-type="string" calcext:value-type="string">
            <text:p>„Mönche und Nonnen, ich sehe keine einzige Berührung, die den Geist einer Frau so gefangen hält wie die Berührung eines Mannes. </text:p>
          </table:table-cell>
          <table:table-cell office:value-type="string" calcext:value-type="string">
            <text:p>“Mendicants, I do not see a single touch that occupies a woman’s mind like the touch of a man. </text:p>
          </table:table-cell>
          <table:table-cell office:value-type="string" calcext:value-type="string">
            <text:p>「托鉢僧侶たちよ、私は男性の触感ほど女性の心を占領し続ける触感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1, msdiv10, sc10.1, sya20.3</text:p>
          </table:table-cell>
        </table:table-row>
        <table:table-row table:style-name="ro1">
          <table:table-cell office:value-type="string" calcext:value-type="string">
            <text:p>an1.10:1.2</text:p>
          </table:table-cell>
          <table:table-cell office:value-type="string" calcext:value-type="string">
            <text:p>Purisaphoṭṭhabbo, bhikkhave, itthiyā cittaṁ pariyādāya tiṭṭhatī”ti. </text:p>
          </table:table-cell>
          <table:table-cell/>
          <table:table-cell office:value-type="string" calcext:value-type="string">
            <text:p>Die Berührung eines Mannes hält den Geist einer Frau gefangen.“ </text:p>
          </table:table-cell>
          <table:table-cell office:value-type="string" calcext:value-type="string">
            <text:p>The touch of a man occupies a woman’s mind.” </text:p>
          </table:table-cell>
          <table:table-cell office:value-type="string" calcext:value-type="string">
            <text:p>男性の触感は女性の心を占領し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0: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10:1.4</text:p>
          </table:table-cell>
          <table:table-cell office:value-type="string" calcext:value-type="string">
            <text:p>Rūpādivaggo paṭh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170: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170-187'&gt;&lt;header&gt;&lt;ul&gt;&lt;li class='division'&gt;{}&lt;/li&gt;</text:p>
          </table:table-cell>
          <table:table-cell/>
        </table:table-row>
        <table:table-row table:style-name="ro1">
          <table:table-cell office:value-type="string" calcext:value-type="string">
            <text:p>an1.170:0.2</text:p>
          </table:table-cell>
          <table:table-cell office:value-type="string" calcext:value-type="string">
            <text:p>13. Ekapuggalavagga </text:p>
          </table:table-cell>
          <table:table-cell/>
          <table:table-cell office:value-type="string" calcext:value-type="string">
            <text:p>13. Ein Mensch</text:p>
          </table:table-cell>
          <table:table-cell office:value-type="string" calcext:value-type="string">
            <text:p>13. One Person </text:p>
          </table:table-cell>
          <table:table-cell office:value-type="string" calcext:value-type="string">
            <text:p>第十三　一人の人物（一人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170:0.3</text:p>
          </table:table-cell>
          <table:table-cell office:value-type="float" office:value="170" calcext:value-type="float">
            <text:p>170</text:p>
          </table:table-cell>
          <table:table-cell/>
          <table:table-cell table:number-columns-repeated="3" office:value-type="string" calcext:value-type="string">
            <text:p>170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170:1.1</text:p>
          </table:table-cell>
          <table:table-cell office:value-type="string" calcext:value-type="string">
            <text:p>“Ekapuggalo, bhikkhave, loke uppajjamāno uppajjati bahujanahitāya bahujanasukhāya lokānukampāya atthāya hitāya sukhāya devamanussānaṁ. </text:p>
          </table:table-cell>
          <table:table-cell/>
          <table:table-cell office:value-type="string" calcext:value-type="string">
            <text:p>„Ein Mensch, Mönche und Nonnen, erscheint in der Welt zum Nutzen und Glück der Vielen, aus Mitgefühl für die Welt, zum Vorteil, Nutzen und Glück von Göttern und Menschen. </text:p>
          </table:table-cell>
          <table:table-cell office:value-type="string" calcext:value-type="string">
            <text:p>“One person, mendicants, arises in the world for the welfare and happiness of the people, out of compassion for the world, for the benefit, welfare, and happiness of gods and humans. </text:p>
          </table:table-cell>
          <table:table-cell office:value-type="string" calcext:value-type="string">
            <text:p>「托鉢僧侶たちよ、一人の人物が大衆の健康と幸福の為、世の中への同情心から、神々と人類の利益と健康と幸福の為に世の中に現れます。 </text:p>
          </table:table-cell>
          <table:table-cell table:number-columns-repeated="2" office:value-type="string" calcext:value-type="string">
            <text:p/>
          </table:table-cell>
          <table:table-cell office:value-type="string" calcext:value-type="string">
            <text:p>&lt;article id='an1.170'&gt;&lt;p&gt;{}</text:p>
          </table:table-cell>
          <table:table-cell office:value-type="string" calcext:value-type="string">
            <text:p>cck20.28, csp1ed15.22, csp2ed15.22, ms15A1_263, msdiv170, pts-vp-pli1.22, sc170.1, sya20.29, vri35.29</text:p>
          </table:table-cell>
        </table:table-row>
        <table:table-row table:style-name="ro1">
          <table:table-cell office:value-type="string" calcext:value-type="string">
            <text:p>an1.170:1.2</text:p>
          </table:table-cell>
          <table:table-cell office:value-type="string" calcext:value-type="string">
            <text:p>Katamo ekapuggalo? </text:p>
          </table:table-cell>
          <table:table-cell/>
          <table:table-cell office:value-type="string" calcext:value-type="string">
            <text:p>Wer ist dieser eine Mensch? </text:p>
          </table:table-cell>
          <table:table-cell office:value-type="string" calcext:value-type="string">
            <text:p>What one person? </text:p>
          </table:table-cell>
          <table:table-cell office:value-type="string" calcext:value-type="string">
            <text:p>どの一人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0:1.3</text:p>
          </table:table-cell>
          <table:table-cell office:value-type="string" calcext:value-type="string">
            <text:p>Tathāgato arahaṁ sammāsambuddho. </text:p>
          </table:table-cell>
          <table:table-cell/>
          <table:table-cell office:value-type="string" calcext:value-type="string">
            <text:p>Der Klargewordene, der Vollendete, der vollkommen erwachte Buddha. </text:p>
          </table:table-cell>
          <table:table-cell office:value-type="string" calcext:value-type="string">
            <text:p>The Realized One, the perfected one, the fully awakened Buddha. </text:p>
          </table:table-cell>
          <table:table-cell office:value-type="string" calcext:value-type="string">
            <text:p>悟った方、大成者、完全に目覚めたブッダ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0:1.4</text:p>
          </table:table-cell>
          <table:table-cell office:value-type="string" calcext:value-type="string">
            <text:p>Ayaṁ kho, bhikkhave, ekapuggalo loke uppajjamāno uppajjati bahujanahitāya bahujanasukhāya lokānukampāya atthāya hitāya sukhāya devamanussānan”ti. </text:p>
          </table:table-cell>
          <table:table-cell/>
          <table:table-cell office:value-type="string" calcext:value-type="string">
            <text:p>Das ist der eine Mensch, Mönche und Nonnen, der zum Nutzen und Glück der Vielen, aus Mitgefühl für die Welt, zum Vorteil, Nutzen und Glück von Göttern und Menschen in der Welt erscheint.“ </text:p>
          </table:table-cell>
          <table:table-cell office:value-type="string" calcext:value-type="string">
            <text:p>This is the one person, mendicants, who arises in the world for the welfare and happiness of the people, out of compassion for the world, for the benefit, welfare, and happiness of gods and humans.” </text:p>
          </table:table-cell>
          <table:table-cell office:value-type="string" calcext:value-type="string">
            <text:p>托鉢僧侶たちよ、この一人が大衆の健康と幸福の為、世界への同情心から、神々と人類の利益と健康と幸福の為に世界に現れ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171:0.1</text:p>
          </table:table-cell>
          <table:table-cell office:value-type="float" office:value="171" calcext:value-type="float">
            <text:p>171</text:p>
          </table:table-cell>
          <table:table-cell/>
          <table:table-cell table:number-columns-repeated="3" office:value-type="string" calcext:value-type="string">
            <text:p>171 </text:p>
          </table:table-cell>
          <table:table-cell table:number-columns-repeated="2" office:value-type="string" calcext:value-type="string">
            <text:p/>
          </table:table-cell>
          <table:table-cell office:value-type="string" calcext:value-type="string">
            <text:p>&lt;article id='an1.171'&gt;&lt;h2 class='sutta-title'&gt;{}&lt;/h2&gt;</text:p>
          </table:table-cell>
          <table:table-cell/>
        </table:table-row>
        <table:table-row table:style-name="ro1">
          <table:table-cell office:value-type="string" calcext:value-type="string">
            <text:p>an1.171:1.1</text:p>
          </table:table-cell>
          <table:table-cell office:value-type="string" calcext:value-type="string">
            <text:p>“Ekapuggalassa, bhikkhave, pātubhāvo dullabho lokasmiṁ. </text:p>
          </table:table-cell>
          <table:table-cell/>
          <table:table-cell office:value-type="string" calcext:value-type="string">
            <text:p>„Das Erscheinen eines Menschen, Mönche und Nonnen, ist selten in der Welt. </text:p>
          </table:table-cell>
          <table:table-cell office:value-type="string" calcext:value-type="string">
            <text:p>“The appearance of one person, mendicants, is rare in the world. </text:p>
          </table:table-cell>
          <table:table-cell office:value-type="string" calcext:value-type="string">
            <text:p>「托鉢僧侶たちよ、一人の人物の出現は世界で稀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44, ms15A1_264, msdiv17, sc171.1</text:p>
          </table:table-cell>
        </table:table-row>
        <table:table-row table:style-name="ro1">
          <table:table-cell office:value-type="string" calcext:value-type="string">
            <text:p>an1.171:1.2</text:p>
          </table:table-cell>
          <table:table-cell office:value-type="string" calcext:value-type="string">
            <text:p>Katamassa ekapuggalassa? </text:p>
          </table:table-cell>
          <table:table-cell/>
          <table:table-cell office:value-type="string" calcext:value-type="string">
            <text:p>Wer ist dieser eine Mensch? </text:p>
          </table:table-cell>
          <table:table-cell office:value-type="string" calcext:value-type="string">
            <text:p>What one person? </text:p>
          </table:table-cell>
          <table:table-cell office:value-type="string" calcext:value-type="string">
            <text:p>どの一人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1:1.3</text:p>
          </table:table-cell>
          <table:table-cell office:value-type="string" calcext:value-type="string">
            <text:p>Tathāgatassa arahato sammāsambuddhassa. </text:p>
          </table:table-cell>
          <table:table-cell/>
          <table:table-cell office:value-type="string" calcext:value-type="string">
            <text:p>Der Klargewordene, der Vollendete, der vollkommen erwachte Buddha. </text:p>
          </table:table-cell>
          <table:table-cell office:value-type="string" calcext:value-type="string">
            <text:p>The Realized One, the perfected one, the fully awakened Buddha. </text:p>
          </table:table-cell>
          <table:table-cell office:value-type="string" calcext:value-type="string">
            <text:p>悟った方、大成者、完全に目覚めたブッダ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1:1.4</text:p>
          </table:table-cell>
          <table:table-cell office:value-type="string" calcext:value-type="string">
            <text:p>Imassa kho, bhikkhave, ekapuggalassa pātubhāvo dullabho lokasmin”ti. </text:p>
          </table:table-cell>
          <table:table-cell/>
          <table:table-cell office:value-type="string" calcext:value-type="string">
            <text:p>Das ist der eine Mensch, dessen Erscheinen in der Welt selten ist.“ </text:p>
          </table:table-cell>
          <table:table-cell office:value-type="string" calcext:value-type="string">
            <text:p>This is the one person, mendicants, whose appearance is rare in the world.” </text:p>
          </table:table-cell>
          <table:table-cell office:value-type="string" calcext:value-type="string">
            <text:p>托鉢僧侶たちよ、この一人の出現は世界で稀で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172:0.1</text:p>
          </table:table-cell>
          <table:table-cell office:value-type="float" office:value="172" calcext:value-type="float">
            <text:p>172</text:p>
          </table:table-cell>
          <table:table-cell/>
          <table:table-cell table:number-columns-repeated="3" office:value-type="string" calcext:value-type="string">
            <text:p>172 </text:p>
          </table:table-cell>
          <table:table-cell table:number-columns-repeated="2" office:value-type="string" calcext:value-type="string">
            <text:p/>
          </table:table-cell>
          <table:table-cell office:value-type="string" calcext:value-type="string">
            <text:p>&lt;article id='an1.172'&gt;&lt;h2 class='sutta-title'&gt;{}&lt;/h2&gt;</text:p>
          </table:table-cell>
          <table:table-cell/>
        </table:table-row>
        <table:table-row table:style-name="ro1">
          <table:table-cell office:value-type="string" calcext:value-type="string">
            <text:p>an1.172:1.1</text:p>
          </table:table-cell>
          <table:table-cell office:value-type="string" calcext:value-type="string">
            <text:p>“Ekapuggalo, bhikkhave, loke uppajjamāno uppajjati acchariyamanusso. </text:p>
          </table:table-cell>
          <table:table-cell/>
          <table:table-cell office:value-type="string" calcext:value-type="string">
            <text:p>„Ein Mensch, Mönche und Nonnen, erscheint in der Welt, der ein außerordentlicher Mensch ist. </text:p>
          </table:table-cell>
          <table:table-cell office:value-type="string" calcext:value-type="string">
            <text:p>“One person, mendicants, arises in the world who is an incredible human being. </text:p>
          </table:table-cell>
          <table:table-cell office:value-type="string" calcext:value-type="string">
            <text:p>「托鉢僧侶たちよ、一人の人物が素晴らしい人物として世界に現れ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65, msdiv172, sc172.1</text:p>
          </table:table-cell>
        </table:table-row>
        <table:table-row table:style-name="ro1">
          <table:table-cell office:value-type="string" calcext:value-type="string">
            <text:p>an1.172:1.2</text:p>
          </table:table-cell>
          <table:table-cell office:value-type="string" calcext:value-type="string">
            <text:p>Katamo ekapuggalo? </text:p>
          </table:table-cell>
          <table:table-cell/>
          <table:table-cell office:value-type="string" calcext:value-type="string">
            <text:p>Wer ist dieser eine Mensch? </text:p>
          </table:table-cell>
          <table:table-cell office:value-type="string" calcext:value-type="string">
            <text:p>What one person? </text:p>
          </table:table-cell>
          <table:table-cell office:value-type="string" calcext:value-type="string">
            <text:p>どの一人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2:1.3</text:p>
          </table:table-cell>
          <table:table-cell office:value-type="string" calcext:value-type="string">
            <text:p>Tathāgato arahaṁ sammāsambuddho. </text:p>
          </table:table-cell>
          <table:table-cell/>
          <table:table-cell office:value-type="string" calcext:value-type="string">
            <text:p>Der Klargewordene, der Vollendete, der vollkommen erwachte Buddha. </text:p>
          </table:table-cell>
          <table:table-cell office:value-type="string" calcext:value-type="string">
            <text:p>The Realized One, the perfected one, the fully awakened Buddha. </text:p>
          </table:table-cell>
          <table:table-cell office:value-type="string" calcext:value-type="string">
            <text:p>悟った方、大成者、完全に目覚めたブッダ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2:1.4</text:p>
          </table:table-cell>
          <table:table-cell office:value-type="string" calcext:value-type="string">
            <text:p>Ayaṁ kho, bhikkhave, ekapuggalo loke uppajjamāno uppajjati acchariyamanusso”ti. </text:p>
          </table:table-cell>
          <table:table-cell/>
          <table:table-cell office:value-type="string" calcext:value-type="string">
            <text:p>Das ist der eine Mensch, der in der Welt erscheint, der ein außerordentlicher Mensch ist.“ </text:p>
          </table:table-cell>
          <table:table-cell office:value-type="string" calcext:value-type="string">
            <text:p>This is the one person, mendicants, who arises in the world who is an incredible human being.” </text:p>
          </table:table-cell>
          <table:table-cell office:value-type="string" calcext:value-type="string">
            <text:p>「托鉢僧侶たちよ、この一人が素晴らしい人物として世界に現れ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173:0.1</text:p>
          </table:table-cell>
          <table:table-cell office:value-type="float" office:value="173" calcext:value-type="float">
            <text:p>173</text:p>
          </table:table-cell>
          <table:table-cell/>
          <table:table-cell table:number-columns-repeated="3" office:value-type="string" calcext:value-type="string">
            <text:p>173 </text:p>
          </table:table-cell>
          <table:table-cell table:number-columns-repeated="2" office:value-type="string" calcext:value-type="string">
            <text:p/>
          </table:table-cell>
          <table:table-cell office:value-type="string" calcext:value-type="string">
            <text:p>&lt;article id='an1.173'&gt;&lt;h2 class='sutta-title'&gt;{}&lt;/h2&gt;</text:p>
          </table:table-cell>
          <table:table-cell/>
        </table:table-row>
        <table:table-row table:style-name="ro1">
          <table:table-cell office:value-type="string" calcext:value-type="string">
            <text:p>an1.173:1.1</text:p>
          </table:table-cell>
          <table:table-cell office:value-type="string" calcext:value-type="string">
            <text:p>“Ekapuggalassa, bhikkhave, kālakiriyā bahuno janassa anutappā hoti. </text:p>
          </table:table-cell>
          <table:table-cell office:value-type="string" calcext:value-type="string">
            <text:p>anutappā → ānutappā (si)</text:p>
          </table:table-cell>
          <table:table-cell office:value-type="string" calcext:value-type="string">
            <text:p>„Der Tod eines Menschen, Mönche und Nonnen, wird von vielen Menschen betrauert. </text:p>
          </table:table-cell>
          <table:table-cell office:value-type="string" calcext:value-type="string">
            <text:p>“The death of one person, mendicants, is regretted by many people. </text:p>
          </table:table-cell>
          <table:table-cell office:value-type="string" calcext:value-type="string">
            <text:p>「托鉢僧侶たちよ、一人の人物の死は多くの人々に残念がられます。 </text:p>
          </table:table-cell>
          <table:table-cell office:value-type="string" calcext:value-type="string">
            <text:p/>
          </table:table-cell>
          <table:table-cell office:value-type="string" calcext:value-type="string">
            <text:p>BB has “lament” here. But this topic is treated in more detail at DN 29, where it is not the emotional response that is primary (unlike say DN 16), but their regret at not asking questions when they had the chance. Thus anutappa has its usual sense of “regret”.</text:p>
          </table:table-cell>
          <table:table-cell office:value-type="string" calcext:value-type="string">
            <text:p>&lt;p&gt;{}</text:p>
          </table:table-cell>
          <table:table-cell office:value-type="string" calcext:value-type="string">
            <text:p>dr20.29, ms15A1_266, msdiv173, sc173.1</text:p>
          </table:table-cell>
        </table:table-row>
        <table:table-row table:style-name="ro1">
          <table:table-cell office:value-type="string" calcext:value-type="string">
            <text:p>an1.173:1.2</text:p>
          </table:table-cell>
          <table:table-cell office:value-type="string" calcext:value-type="string">
            <text:p>Katamassa ekapuggalassa? </text:p>
          </table:table-cell>
          <table:table-cell/>
          <table:table-cell office:value-type="string" calcext:value-type="string">
            <text:p>Wer ist dieser eine Mensch? </text:p>
          </table:table-cell>
          <table:table-cell office:value-type="string" calcext:value-type="string">
            <text:p>What one person? </text:p>
          </table:table-cell>
          <table:table-cell office:value-type="string" calcext:value-type="string">
            <text:p>どの一人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3:1.3</text:p>
          </table:table-cell>
          <table:table-cell office:value-type="string" calcext:value-type="string">
            <text:p>Tathāgatassa arahato sammāsambuddhassa. </text:p>
          </table:table-cell>
          <table:table-cell/>
          <table:table-cell office:value-type="string" calcext:value-type="string">
            <text:p>Der Klargewordene, der Vollendete, der vollkommen erwachte Buddha. </text:p>
          </table:table-cell>
          <table:table-cell office:value-type="string" calcext:value-type="string">
            <text:p>The Realized One, the perfected one, the fully awakened Buddha. </text:p>
          </table:table-cell>
          <table:table-cell office:value-type="string" calcext:value-type="string">
            <text:p>悟った方、大成者、完全に目覚めたブッダ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3:1.4</text:p>
          </table:table-cell>
          <table:table-cell office:value-type="string" calcext:value-type="string">
            <text:p>Imassa kho, bhikkhave, ekapuggalassa kālakiriyā bahuno janassa anutappā hotī”ti. </text:p>
          </table:table-cell>
          <table:table-cell/>
          <table:table-cell office:value-type="string" calcext:value-type="string">
            <text:p>Das ist der eine Mensch, Mönche und Nonnen, dessen Tod von vielen Menschen betrauert wird.“ </text:p>
          </table:table-cell>
          <table:table-cell office:value-type="string" calcext:value-type="string">
            <text:p>This is the one person, mendicants, whose death is regretted by many people.” </text:p>
          </table:table-cell>
          <table:table-cell office:value-type="string" calcext:value-type="string">
            <text:p>托鉢僧侶たちよ、この一人の死は多くの人々に残念がられます。」 <text:s/></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174:0.1</text:p>
          </table:table-cell>
          <table:table-cell office:value-type="float" office:value="174" calcext:value-type="float">
            <text:p>174</text:p>
          </table:table-cell>
          <table:table-cell/>
          <table:table-cell table:number-columns-repeated="3" office:value-type="string" calcext:value-type="string">
            <text:p>174 </text:p>
          </table:table-cell>
          <table:table-cell table:number-columns-repeated="2" office:value-type="string" calcext:value-type="string">
            <text:p/>
          </table:table-cell>
          <table:table-cell office:value-type="string" calcext:value-type="string">
            <text:p>&lt;article id='an1.174'&gt;&lt;h2 class='sutta-title'&gt;{}&lt;/h2&gt;</text:p>
          </table:table-cell>
          <table:table-cell/>
        </table:table-row>
        <table:table-row table:style-name="ro1">
          <table:table-cell office:value-type="string" calcext:value-type="string">
            <text:p>an1.174:1.1</text:p>
          </table:table-cell>
          <table:table-cell office:value-type="string" calcext:value-type="string">
            <text:p>“Ekapuggalo, bhikkhave, loke uppajjamāno uppajjati adutiyo asahāyo appaṭimo appaṭisamo appaṭibhāgo appaṭipuggalo asamo asamasamo dvipadānaṁ aggo. </text:p>
          </table:table-cell>
          <table:table-cell/>
          <table:table-cell office:value-type="string" calcext:value-type="string">
            <text:p>„Ein Mensch, Mönche und Nonnen, erscheint in der Welt, einzigartig, ohne Ebenbürtigen oder Gegenstück, unvergleichlich, beispiellos, unerreicht, unübertroffen, ohnegleichen, der Beste unter den Zweibeinern. </text:p>
          </table:table-cell>
          <table:table-cell office:value-type="string" calcext:value-type="string">
            <text:p>“One person, mendicants, arises in the world unique, without peer or counterpart, incomparable, matchless, unrivaled, unequaled, without equal, the best of bipeds. </text:p>
          </table:table-cell>
          <table:table-cell office:value-type="string" calcext:value-type="string">
            <text:p>「托鉢僧侶たちよ、一人の人物が無類で、同等または対抗する人物がなく、比類なく、またとなく、無敵で、並びなき、相当する人物なく、最高の二本足の生けるものとして世界に現れます。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9, ms15A1_267, msdiv174, sc174.1</text:p>
          </table:table-cell>
        </table:table-row>
        <table:table-row table:style-name="ro1">
          <table:table-cell office:value-type="string" calcext:value-type="string">
            <text:p>an1.174:1.2</text:p>
          </table:table-cell>
          <table:table-cell office:value-type="string" calcext:value-type="string">
            <text:p>Katamo ekapuggalo? </text:p>
          </table:table-cell>
          <table:table-cell/>
          <table:table-cell office:value-type="string" calcext:value-type="string">
            <text:p>Wer ist dieser eine Mensch? </text:p>
          </table:table-cell>
          <table:table-cell office:value-type="string" calcext:value-type="string">
            <text:p>What one person? </text:p>
          </table:table-cell>
          <table:table-cell office:value-type="string" calcext:value-type="string">
            <text:p>どの一人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4:1.3</text:p>
          </table:table-cell>
          <table:table-cell office:value-type="string" calcext:value-type="string">
            <text:p>Tathāgato arahaṁ sammāsambuddho. </text:p>
          </table:table-cell>
          <table:table-cell/>
          <table:table-cell office:value-type="string" calcext:value-type="string">
            <text:p>Der Klargewordene, der Vollendete, der vollkommen erwachte Buddha. </text:p>
          </table:table-cell>
          <table:table-cell office:value-type="string" calcext:value-type="string">
            <text:p>The Realized One, the perfected one, the fully awakened Buddha. </text:p>
          </table:table-cell>
          <table:table-cell office:value-type="string" calcext:value-type="string">
            <text:p>悟った方、大成者、完全に目覚めたブッダ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4:1.4</text:p>
          </table:table-cell>
          <table:table-cell office:value-type="string" calcext:value-type="string">
            <text:p>Ayaṁ kho, bhikkhave, ekapuggalo loke uppajjamāno uppajjati adutiyo asahāyo appaṭimo appaṭisamo appaṭibhāgo appaṭipuggalo asamo asamasamo dvipadānaṁ aggo”ti. </text:p>
          </table:table-cell>
          <table:table-cell/>
          <table:table-cell office:value-type="string" calcext:value-type="string">
            <text:p>Das ist der eine Mensch, Mönche und Nonnen, der in der Welt erscheint, einzigartig, ohne Ebenbürtigen oder Gegenstück, unvergleichlich, beispiellos, unerreicht, unübertroffen, ohnegleichen, der Beste unter den Zweibeinern.“ </text:p>
          </table:table-cell>
          <table:table-cell office:value-type="string" calcext:value-type="string">
            <text:p>This is the one person, mendicants, who arises in the world unique, without peer or counterpart, incomparable, matchless, unrivaled, unequaled, without equal, the best of bipeds.” </text:p>
          </table:table-cell>
          <table:table-cell office:value-type="string" calcext:value-type="string">
            <text:p>「托鉢僧侶たちよ、この一人が無類で、同等または対抗する人物がなく、比類なく、またとなく、無敵で、並びなき、相当する人物なく、最高の二本足の生けるものとして世界に現れます。」 <text:s/></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175-186:0.1</text:p>
          </table:table-cell>
          <table:table-cell office:value-type="string" calcext:value-type="string">
            <text:p>175–186 </text:p>
          </table:table-cell>
          <table:table-cell/>
          <table:table-cell table:number-columns-repeated="2" office:value-type="string" calcext:value-type="string">
            <text:p>175–186 </text:p>
          </table:table-cell>
          <table:table-cell office:value-type="string" calcext:value-type="string">
            <text:p>175−186 </text:p>
          </table:table-cell>
          <table:table-cell table:number-columns-repeated="2" office:value-type="string" calcext:value-type="string">
            <text:p/>
          </table:table-cell>
          <table:table-cell office:value-type="string" calcext:value-type="string">
            <text:p>&lt;article id='an1.175-186'&gt;&lt;h2 class='sutta-title'&gt;{}&lt;/h2&gt;</text:p>
          </table:table-cell>
          <table:table-cell/>
        </table:table-row>
        <table:table-row table:style-name="ro2">
          <table:table-cell office:value-type="string" calcext:value-type="string">
            <text:p>an1.175-186:1.1</text:p>
          </table:table-cell>
          <table:table-cell office:value-type="string" calcext:value-type="string">
            <text:p>“Ekapuggalassa, bhikkhave, pātubhāvā mahato cakkhussa pātubhāvo hoti, mahato ālokassa pātubhāvo hoti, mahato obhāsassa pātubhāvo hoti, channaṁ anuttariyānaṁ pātubhāvo hoti, catunnaṁ paṭisambhidānaṁ sacchikiriyā hoti, anekadhātupaṭivedho hoti, nānādhātupaṭivedho hoti, vijjāvimuttiphalasacchikiriyā hoti, sotāpattiphalasacchikiriyā hoti, sakadāgāmiphalasacchikiriyā hoti, anāgāmiphalasacchikiriyā hoti, arahattaphalasacchikiriyā hoti. </text:p>
          </table:table-cell>
          <table:table-cell/>
          <table:table-cell office:value-type="string" calcext:value-type="string">
            <text:p>„Mit dem Erscheinen eines Menschen, Mönche und Nonnen, erscheint da ein großes Auge; ein großes Licht; ein großer Glanz; sechs unübertreffliche Dinge; das Verstehen der vier Arten der Textanalyse; das Durchdringen vieler Elemente; verschiedener Elemente; das Erlangen der Frucht von Wissen und Freiheit; das Erlangen der Frucht des Eintauchens in die Strömung; der Einmalwiederkehr; der Nichtwiederkehr; der Vollendung. </text:p>
          </table:table-cell>
          <table:table-cell office:value-type="string" calcext:value-type="string">
            <text:p>“With the appearance of one person, mendicants, there is the appearance of a great eye, a great light, a great radiance, and the six unsurpassable things; the realization of the four kinds of textual analysis; the penetration of many and diverse elements; the realization of the fruit of knowledge and freedom; the realization of the fruits of stream-entry, once-return, non-return, and perfection. </text:p>
          </table:table-cell>
          <table:table-cell office:value-type="string" calcext:value-type="string">
            <text:p>「托鉢僧侶たちよ、一人の人物の出現と共に、偉大な目の、偉大な光り、偉大な輝き、そして６つの無上のものが出現して、教えの4種の分析が実現して、多くの異なる要素が真に理解されて、智慧の結集により解き放たれて、悟りの流れに入る事、一回だけ人間界に戻る事、二度と人間界に戻らない事、そして完全に悟る事が実現し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23, csp2ed15.23, dr20.30, ms15A1_268, msdiv175-186, ndp16.23, pts-vp-pli1.23, sc175.1, sya20.30, vri35.30</text:p>
          </table:table-cell>
        </table:table-row>
        <table:table-row table:style-name="ro1">
          <table:table-cell office:value-type="string" calcext:value-type="string">
            <text:p>an1.175-186:1.2</text:p>
          </table:table-cell>
          <table:table-cell office:value-type="string" calcext:value-type="string">
            <text:p>Katamassa ekapuggalassa? </text:p>
          </table:table-cell>
          <table:table-cell/>
          <table:table-cell office:value-type="string" calcext:value-type="string">
            <text:p>Wer ist dieser eine Mensch? </text:p>
          </table:table-cell>
          <table:table-cell office:value-type="string" calcext:value-type="string">
            <text:p>What one person? </text:p>
          </table:table-cell>
          <table:table-cell office:value-type="string" calcext:value-type="string">
            <text:p>どの一人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75-186:1.3</text:p>
          </table:table-cell>
          <table:table-cell office:value-type="string" calcext:value-type="string">
            <text:p>Tathāgatassa arahato sammāsambuddhassa. </text:p>
          </table:table-cell>
          <table:table-cell/>
          <table:table-cell office:value-type="string" calcext:value-type="string">
            <text:p>Der Klargewordene, der Vollendete, der vollkommen erwachte Buddha. </text:p>
          </table:table-cell>
          <table:table-cell office:value-type="string" calcext:value-type="string">
            <text:p>The Realized One, the perfected one, the fully awakened Buddha. </text:p>
          </table:table-cell>
          <table:table-cell office:value-type="string" calcext:value-type="string">
            <text:p>悟った方、大成者、完全に目覚めたブッダ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2">
          <table:table-cell office:value-type="string" calcext:value-type="string">
            <text:p>an1.175-186:1.4</text:p>
          </table:table-cell>
          <table:table-cell office:value-type="string" calcext:value-type="string">
            <text:p>Imassa kho, bhikkhave, ekapuggalassa pātubhāvā mahato cakkhussa pātubhāvo hoti, mahato ālokassa pātubhāvo hoti, mahato obhāsassa pātubhāvo hoti, channaṁ anuttariyānaṁ pātubhāvo hoti, catunnaṁ paṭisambhidānaṁ sacchikiriyā hoti, anekadhātupaṭivedho hoti, nānādhātupaṭivedho hoti, vijjāvimuttiphalasacchikiriyā hoti, sotāpattiphalasacchikiriyā hoti, sakadāgāmiphalasacchikiriyā hoti, anāgāmiphalasacchikiriyā hoti, arahattaphalasacchikiriyā hotī”ti. </text:p>
          </table:table-cell>
          <table:table-cell/>
          <table:table-cell office:value-type="string" calcext:value-type="string">
            <text:p>Das ist der eine Mensch, mit dessen Erscheinen da ein großes Auge erscheint; ein großes Licht; ein großer Glanz; sechs unübertreffliche Dinge; das Verstehen der vier Arten der Textanalyse; das Durchdringen vieler Elemente; verschiedener Elemente; das Erlangen der Frucht von Wissen und Freiheit; das Erlangen der Frucht des Eintauchens in die Strömung; der Einmalwiederkehr; der Nichtwiederkehr; der Vollendung.“ </text:p>
          </table:table-cell>
          <table:table-cell office:value-type="string" calcext:value-type="string">
            <text:p>This is the one person whose appearance brings the appearance of a great eye, a great light, a great radiance, and the six unsurpassable things; the realization of the four kinds of textual analysis; the penetration of many and diverse elements; the realization of the fruit of knowledge and release; the realization of the fruits of stream-entry, once-return, non-return, and perfection.” </text:p>
          </table:table-cell>
          <table:table-cell office:value-type="string" calcext:value-type="string">
            <text:p>「托鉢僧侶たちよ、この一人の出現と共に、偉大な目の、偉大な光り、偉大な輝き、そして６つの無上のものが出現して、教えの4種の分析が実現して、多くの異なる要素が真に理解されて、智慧の結集により解き放たれて、悟りの流れに入る事、一回だけ人間界に戻る事、二度と人間界に戻らない事、そして完全に悟る事が実現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187:0.1</text:p>
          </table:table-cell>
          <table:table-cell office:value-type="float" office:value="187" calcext:value-type="float">
            <text:p>187</text:p>
          </table:table-cell>
          <table:table-cell/>
          <table:table-cell table:number-columns-repeated="3" office:value-type="string" calcext:value-type="string">
            <text:p>187 </text:p>
          </table:table-cell>
          <table:table-cell table:number-columns-repeated="2" office:value-type="string" calcext:value-type="string">
            <text:p/>
          </table:table-cell>
          <table:table-cell office:value-type="string" calcext:value-type="string">
            <text:p>&lt;article id='an1.187'&gt;&lt;h2 class='sutta-title'&gt;{}&lt;/h2&gt;</text:p>
          </table:table-cell>
          <table:table-cell/>
        </table:table-row>
        <table:table-row table:style-name="ro1">
          <table:table-cell office:value-type="string" calcext:value-type="string">
            <text:p>an1.187:1.1</text:p>
          </table:table-cell>
          <table:table-cell office:value-type="string" calcext:value-type="string">
            <text:p>“Nāhaṁ, bhikkhave, aññaṁ ekapuggalampi samanupassāmi yo evaṁ tathāgatena anuttaraṁ dhammacakkaṁ pavattitaṁ sammadeva anuppavatteti yathayidaṁ, bhikkhave, sāriputto. </text:p>
          </table:table-cell>
          <table:table-cell/>
          <table:table-cell office:value-type="string" calcext:value-type="string">
            <text:p>„Mönche und Nonnen, ich sehe keinen anderen Menschen als Sāriputta, der das höchste Rad des Dhamma, das vom Klargewordenen ins Rollen gebracht wurde, richtig am Rollen hält. </text:p>
          </table:table-cell>
          <table:table-cell office:value-type="string" calcext:value-type="string">
            <text:p>“Mendicants, I do not see a single other person who rightly keeps rolling the supreme Wheel of Dhamma that was rolled forth by the Realized One like Sāriputta. </text:p>
          </table:table-cell>
          <table:table-cell office:value-type="string" calcext:value-type="string">
            <text:p>「托鉢僧侶たちよ、サーリプッタほど悟った方が回し始めた最高の教えの車輪を正しく回し続ける人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46, cck20.30, ms15A1_269, msdiv187, sc187.1</text:p>
          </table:table-cell>
        </table:table-row>
        <table:table-row table:style-name="ro1">
          <table:table-cell office:value-type="string" calcext:value-type="string">
            <text:p>an1.187:1.2</text:p>
          </table:table-cell>
          <table:table-cell office:value-type="string" calcext:value-type="string">
            <text:p>Sāriputto, bhikkhave, tathāgatena anuttaraṁ dhammacakkaṁ pavattitaṁ sammadeva anuppavattetī”ti. </text:p>
          </table:table-cell>
          <table:table-cell/>
          <table:table-cell office:value-type="string" calcext:value-type="string">
            <text:p>Sāriputta hält das höchste Rad des Dhamma, das vom Klargewordenen ins Rollen gebracht wurde, richtig am Rollen.“ </text:p>
          </table:table-cell>
          <table:table-cell office:value-type="string" calcext:value-type="string">
            <text:p>Sāriputta rightly keeps rolling the supreme Wheel of Dhamma that was rolled forth by the Realized One.” </text:p>
          </table:table-cell>
          <table:table-cell office:value-type="string" calcext:value-type="string">
            <text:p>サーリプッタは悟った方が回し始めた最高の教えの車輪を正しく回し続け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87:1.3</text:p>
          </table:table-cell>
          <table:table-cell office:value-type="string" calcext:value-type="string">
            <text:p>Ekapuggalavaggo teras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09: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09-218'&gt;&lt;header&gt;&lt;ul&gt;&lt;li class='division'&gt;{}&lt;/li&gt;</text:p>
          </table:table-cell>
          <table:table-cell/>
        </table:table-row>
        <table:table-row table:style-name="ro1">
          <table:table-cell office:value-type="string" calcext:value-type="string">
            <text:p>an1.209:0.2</text:p>
          </table:table-cell>
          <table:table-cell office:value-type="string" calcext:value-type="string">
            <text:p>16. Tatiyavagga </text:p>
          </table:table-cell>
          <table:table-cell/>
          <table:table-cell office:value-type="string" calcext:value-type="string">
            <text:p>16. Drittes</text:p>
          </table:table-cell>
          <table:table-cell office:value-type="string" calcext:value-type="string">
            <text:p>16. Third </text:p>
          </table:table-cell>
          <table:table-cell office:value-type="string" calcext:value-type="string">
            <text:p>第十六　一番（第三）（是第一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09:0.3</text:p>
          </table:table-cell>
          <table:table-cell office:value-type="string" calcext:value-type="string">
            <text:p>209–218 </text:p>
          </table:table-cell>
          <table:table-cell/>
          <table:table-cell table:number-columns-repeated="2" office:value-type="string" calcext:value-type="string">
            <text:p>209–218 </text:p>
          </table:table-cell>
          <table:table-cell office:value-type="string" calcext:value-type="string">
            <text:p>209−218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09:1.1</text:p>
          </table:table-cell>
          <table:table-cell office:value-type="string" calcext:value-type="string">
            <text:p>“Etadaggaṁ, bhikkhave, mama sāvakānaṁ bhikkhūnaṁ sikkhākāmānaṁ yadidaṁ rāhulo. (1) </text:p>
          </table:table-cell>
          <table:table-cell/>
          <table:table-cell office:value-type="string" calcext:value-type="string">
            <text:p>„Der führende unter meinen Mönchsschülern, was den Willen zum Üben betrifft, ist Rāhula. </text:p>
          </table:table-cell>
          <table:table-cell office:value-type="string" calcext:value-type="string">
            <text:p>“The foremost of my monk disciples who want to train is Rāhula. </text:p>
          </table:table-cell>
          <table:table-cell office:value-type="string" calcext:value-type="string">
            <text:p>「私の弟子僧で一番修行意欲がある者はラーフラです。 </text:p>
          </table:table-cell>
          <table:table-cell table:number-columns-repeated="2" office:value-type="string" calcext:value-type="string">
            <text:p/>
          </table:table-cell>
          <table:table-cell office:value-type="string" calcext:value-type="string">
            <text:p>&lt;article id='an1.209'&gt;&lt;p&gt;{}&lt;/p&gt;&lt;/article&gt;</text:p>
          </table:table-cell>
          <table:table-cell office:value-type="string" calcext:value-type="string">
            <text:p>bj18.48, ms15A1_294, msdiv209, sc1, sya20.32, vri35.33</text:p>
          </table:table-cell>
        </table:table-row>
        <table:table-row table:style-name="ro1">
          <table:table-cell office:value-type="string" calcext:value-type="string">
            <text:p>an1.210:1.1</text:p>
          </table:table-cell>
          <table:table-cell office:value-type="string" calcext:value-type="string">
            <text:p>… Saddhāpabbajitānaṁ yadidaṁ raṭṭhapālo. (2) </text:p>
          </table:table-cell>
          <table:table-cell/>
          <table:table-cell office:value-type="string" calcext:value-type="string">
            <text:p>… die aus Vertrauen fortzogen, ist Raṭṭhapāla. </text:p>
          </table:table-cell>
          <table:table-cell office:value-type="string" calcext:value-type="string">
            <text:p>… who went forth out of faith is Raṭṭhapāla. </text:p>
          </table:table-cell>
          <table:table-cell office:value-type="string" calcext:value-type="string">
            <text:p>…一番厚い信仰心で出家した者はラッタパーラです。 </text:p>
          </table:table-cell>
          <table:table-cell table:number-columns-repeated="2" office:value-type="string" calcext:value-type="string">
            <text:p/>
          </table:table-cell>
          <table:table-cell office:value-type="string" calcext:value-type="string">
            <text:p>&lt;article id='an1.210'&gt;&lt;p&gt;{}&lt;/p&gt;&lt;/article&gt;</text:p>
          </table:table-cell>
          <table:table-cell office:value-type="string" calcext:value-type="string">
            <text:p>csp1ed15.25, csp2ed15.25, ms15A1_295, msdiv210, sc2</text:p>
          </table:table-cell>
        </table:table-row>
        <table:table-row table:style-name="ro1">
          <table:table-cell office:value-type="string" calcext:value-type="string">
            <text:p>an1.211:1.1</text:p>
          </table:table-cell>
          <table:table-cell office:value-type="string" calcext:value-type="string">
            <text:p>… Paṭhamaṁ salākaṁ gaṇhantānaṁ yadidaṁ kuṇḍadhāno. (3) </text:p>
          </table:table-cell>
          <table:table-cell/>
          <table:table-cell office:value-type="string" calcext:value-type="string">
            <text:p>… die als erster einen Stimmzettel nehmen, ist Kuṇḍadhāna. </text:p>
          </table:table-cell>
          <table:table-cell office:value-type="string" calcext:value-type="string">
            <text:p>… who are the first to pick up a ballot slip is Kuṇḍadhāna. </text:p>
          </table:table-cell>
          <table:table-cell office:value-type="string" calcext:value-type="string">
            <text:p>…一番最初にくじを引く者はクンダダーナです。 </text:p>
          </table:table-cell>
          <table:table-cell office:value-type="string" calcext:value-type="string">
            <text:p/>
          </table:table-cell>
          <table:table-cell office:value-type="string" calcext:value-type="string">
            <text:p>BB take this to be pick up a meal ticket, but why is this a good thing? I think it means he “breaks the ice” at Sangha meetings, and encourages due process by initiating the vote.</text:p>
          </table:table-cell>
          <table:table-cell office:value-type="string" calcext:value-type="string">
            <text:p>&lt;article id='an1.211'&gt;&lt;p&gt;{}&lt;/p&gt;&lt;/article&gt;</text:p>
          </table:table-cell>
          <table:table-cell office:value-type="string" calcext:value-type="string">
            <text:p>ms15A1_296, msdiv211, sc3</text:p>
          </table:table-cell>
        </table:table-row>
        <table:table-row table:style-name="ro1">
          <table:table-cell office:value-type="string" calcext:value-type="string">
            <text:p>an1.212:1.1</text:p>
          </table:table-cell>
          <table:table-cell office:value-type="string" calcext:value-type="string">
            <text:p>… Paṭibhānavantānaṁ yadidaṁ vaṅgīso. (4) </text:p>
          </table:table-cell>
          <table:table-cell/>
          <table:table-cell office:value-type="string" calcext:value-type="string">
            <text:p>… die wortgewandte Dichter sind, ist Vaṅgīsa. </text:p>
          </table:table-cell>
          <table:table-cell office:value-type="string" calcext:value-type="string">
            <text:p>… who are eloquent poets is Vaṅgīsa. </text:p>
          </table:table-cell>
          <table:table-cell office:value-type="string" calcext:value-type="string">
            <text:p>…一番雄弁な詩人はワンギーサです。 </text:p>
          </table:table-cell>
          <table:table-cell table:number-columns-repeated="2" office:value-type="string" calcext:value-type="string">
            <text:p/>
          </table:table-cell>
          <table:table-cell office:value-type="string" calcext:value-type="string">
            <text:p>&lt;article id='an1.212'&gt;&lt;p&gt;{}&lt;/p&gt;&lt;/article&gt;</text:p>
          </table:table-cell>
          <table:table-cell office:value-type="string" calcext:value-type="string">
            <text:p>dr20.32, ms15A1_297, msdiv212, sc4</text:p>
          </table:table-cell>
        </table:table-row>
        <table:table-row table:style-name="ro1">
          <table:table-cell office:value-type="string" calcext:value-type="string">
            <text:p>an1.213:1.1</text:p>
          </table:table-cell>
          <table:table-cell office:value-type="string" calcext:value-type="string">
            <text:p>… Samantapāsādikānaṁ yadidaṁ upaseno vaṅgantaputto. (5) </text:p>
          </table:table-cell>
          <table:table-cell/>
          <table:table-cell office:value-type="string" calcext:value-type="string">
            <text:p>… die rundum beeindruckend sind, ist Upasena Vaṅgantaputta. </text:p>
          </table:table-cell>
          <table:table-cell office:value-type="string" calcext:value-type="string">
            <text:p>… who are impressive all around is Upasena Vaṅgantaputta. </text:p>
          </table:table-cell>
          <table:table-cell office:value-type="string" calcext:value-type="string">
            <text:p>…一番全てにおいて立派な者はウパセーナ・ワンガンタプッタです。 </text:p>
          </table:table-cell>
          <table:table-cell table:number-columns-repeated="2" office:value-type="string" calcext:value-type="string">
            <text:p/>
          </table:table-cell>
          <table:table-cell office:value-type="string" calcext:value-type="string">
            <text:p>&lt;article id='an1.213'&gt;&lt;p&gt;{}&lt;/p&gt;&lt;/article&gt;</text:p>
          </table:table-cell>
          <table:table-cell office:value-type="string" calcext:value-type="string">
            <text:p>ms15A1_298, msdiv213, sc5</text:p>
          </table:table-cell>
        </table:table-row>
        <table:table-row table:style-name="ro1">
          <table:table-cell office:value-type="string" calcext:value-type="string">
            <text:p>an1.214:1.1</text:p>
          </table:table-cell>
          <table:table-cell office:value-type="string" calcext:value-type="string">
            <text:p>… Senāsanapaññāpakānaṁ yadidaṁ dabbo mallaputto. (6) </text:p>
          </table:table-cell>
          <table:table-cell/>
          <table:table-cell office:value-type="string" calcext:value-type="string">
            <text:p>… die Quartiere zuweisen, ist Dabba Mallaputta. </text:p>
          </table:table-cell>
          <table:table-cell office:value-type="string" calcext:value-type="string">
            <text:p>… who assign lodgings is Dabba Mallaputta. </text:p>
          </table:table-cell>
          <table:table-cell office:value-type="string" calcext:value-type="string">
            <text:p>…一番の住居の割当人はダッバ・マッラプッタです。 </text:p>
          </table:table-cell>
          <table:table-cell table:number-columns-repeated="2" office:value-type="string" calcext:value-type="string">
            <text:p/>
          </table:table-cell>
          <table:table-cell office:value-type="string" calcext:value-type="string">
            <text:p>&lt;article id='an1.214'&gt;&lt;p&gt;{}&lt;/p&gt;&lt;/article&gt;</text:p>
          </table:table-cell>
          <table:table-cell office:value-type="string" calcext:value-type="string">
            <text:p>ms15A1_299, msdiv214, sc6</text:p>
          </table:table-cell>
        </table:table-row>
        <table:table-row table:style-name="ro1">
          <table:table-cell office:value-type="string" calcext:value-type="string">
            <text:p>an1.215:1.1</text:p>
          </table:table-cell>
          <table:table-cell office:value-type="string" calcext:value-type="string">
            <text:p>… devatānaṁ piyamanāpānaṁ yadidaṁ pilindavaccho. (7) </text:p>
          </table:table-cell>
          <table:table-cell/>
          <table:table-cell office:value-type="string" calcext:value-type="string">
            <text:p>… die bei den Gottheiten beliebt sind, ist Pilindavaccha. </text:p>
          </table:table-cell>
          <table:table-cell office:value-type="string" calcext:value-type="string">
            <text:p>… who are beloved of the deities is Pilindavaccha. </text:p>
          </table:table-cell>
          <table:table-cell office:value-type="string" calcext:value-type="string">
            <text:p>…一番神々に好かれている者はピリンダワッチャです。 </text:p>
          </table:table-cell>
          <table:table-cell table:number-columns-repeated="2" office:value-type="string" calcext:value-type="string">
            <text:p/>
          </table:table-cell>
          <table:table-cell office:value-type="string" calcext:value-type="string">
            <text:p>&lt;article id='an1.215'&gt;&lt;p&gt;{}&lt;/p&gt;&lt;/article&gt;</text:p>
          </table:table-cell>
          <table:table-cell office:value-type="string" calcext:value-type="string">
            <text:p>ms15A1_300, msdiv215, sc7</text:p>
          </table:table-cell>
        </table:table-row>
        <table:table-row table:style-name="ro1">
          <table:table-cell office:value-type="string" calcext:value-type="string">
            <text:p>an1.216:1.1</text:p>
          </table:table-cell>
          <table:table-cell office:value-type="string" calcext:value-type="string">
            <text:p>… Khippābhiññānaṁ yadidaṁ bāhiyo dārucīriyo. (8) </text:p>
          </table:table-cell>
          <table:table-cell/>
          <table:table-cell office:value-type="string" calcext:value-type="string">
            <text:p>… mit rascher Einsicht ist Bāhiya Dārucīriya. </text:p>
          </table:table-cell>
          <table:table-cell office:value-type="string" calcext:value-type="string">
            <text:p>… with swift insight is Bāhiya Dārucīriya. </text:p>
          </table:table-cell>
          <table:table-cell office:value-type="string" calcext:value-type="string">
            <text:p>…一番素早く真実を見抜き理解する者はバーヒヤ・ダールチーリヤです。 </text:p>
          </table:table-cell>
          <table:table-cell table:number-columns-repeated="2" office:value-type="string" calcext:value-type="string">
            <text:p/>
          </table:table-cell>
          <table:table-cell office:value-type="string" calcext:value-type="string">
            <text:p>&lt;article id='an1.216'&gt;&lt;p&gt;{}&lt;/p&gt;&lt;/article&gt;</text:p>
          </table:table-cell>
          <table:table-cell office:value-type="string" calcext:value-type="string">
            <text:p>ms15A1_301, msdiv216, sc8</text:p>
          </table:table-cell>
        </table:table-row>
        <table:table-row table:style-name="ro1">
          <table:table-cell office:value-type="string" calcext:value-type="string">
            <text:p>an1.217:1.1</text:p>
          </table:table-cell>
          <table:table-cell office:value-type="string" calcext:value-type="string">
            <text:p>… Cittakathikānaṁ yadidaṁ kumārakassapo. (9) </text:p>
          </table:table-cell>
          <table:table-cell/>
          <table:table-cell office:value-type="string" calcext:value-type="string">
            <text:p>… mit geistvoller Rede ist Kassapa der Junge. </text:p>
          </table:table-cell>
          <table:table-cell office:value-type="string" calcext:value-type="string">
            <text:p>… with brilliant speech is Kassapa the Prince. </text:p>
          </table:table-cell>
          <table:table-cell office:value-type="string" calcext:value-type="string">
            <text:p>…一番話術に優れた者はカッサパ王子です。 </text:p>
          </table:table-cell>
          <table:table-cell table:number-columns-repeated="2" office:value-type="string" calcext:value-type="string">
            <text:p/>
          </table:table-cell>
          <table:table-cell office:value-type="string" calcext:value-type="string">
            <text:p>&lt;article id='an1.217'&gt;&lt;p&gt;{}&lt;/p&gt;&lt;/article&gt;</text:p>
          </table:table-cell>
          <table:table-cell office:value-type="string" calcext:value-type="string">
            <text:p>ms15A1_302, msdiv217, ndp16.25, sc9</text:p>
          </table:table-cell>
        </table:table-row>
        <table:table-row table:style-name="ro1">
          <table:table-cell office:value-type="string" calcext:value-type="string">
            <text:p>an1.218:1.1</text:p>
          </table:table-cell>
          <table:table-cell office:value-type="string" calcext:value-type="string">
            <text:p>… Paṭisambhidāpattānaṁ yadidaṁ mahākoṭṭhito”ti. (10) </text:p>
          </table:table-cell>
          <table:table-cell office:value-type="string" calcext:value-type="string">
            <text:p>mahākoṭṭhito”ti → mahākoṭṭhikoti (aññesu suttesu marammapotthake)</text:p>
          </table:table-cell>
          <table:table-cell office:value-type="string" calcext:value-type="string">
            <text:p>… die sich die Methoden der Textanalyse zu Eigen gemacht haben, ist Mahākoṭṭhita.“ </text:p>
          </table:table-cell>
          <table:table-cell office:value-type="string" calcext:value-type="string">
            <text:p>… who have attained the methods of textual analysis is Mahākoṭṭhita.” </text:p>
          </table:table-cell>
          <table:table-cell office:value-type="string" calcext:value-type="string">
            <text:p>…一番に教えの分析方法を身につけた者はマハーコッティタです。 </text:p>
          </table:table-cell>
          <table:table-cell table:number-columns-repeated="2" office:value-type="string" calcext:value-type="string">
            <text:p/>
          </table:table-cell>
          <table:table-cell office:value-type="string" calcext:value-type="string">
            <text:p>&lt;article id='an1.218'&gt;&lt;p&gt;{}&lt;/p&gt;</text:p>
          </table:table-cell>
          <table:table-cell office:value-type="string" calcext:value-type="string">
            <text:p>ms15A1_303, msdiv218, sc10</text:p>
          </table:table-cell>
        </table:table-row>
        <table:table-row table:style-name="ro1">
          <table:table-cell office:value-type="string" calcext:value-type="string">
            <text:p>an1.218:1.2</text:p>
          </table:table-cell>
          <table:table-cell office:value-type="string" calcext:value-type="string">
            <text:p>Vaggo ta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19: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19-234'&gt;&lt;header&gt;&lt;ul&gt;&lt;li class='division'&gt;{}&lt;/li&gt;</text:p>
          </table:table-cell>
          <table:table-cell/>
        </table:table-row>
        <table:table-row table:style-name="ro1">
          <table:table-cell office:value-type="string" calcext:value-type="string">
            <text:p>an1.219:0.2</text:p>
          </table:table-cell>
          <table:table-cell office:value-type="string" calcext:value-type="string">
            <text:p>17. Catutthavagga </text:p>
          </table:table-cell>
          <table:table-cell/>
          <table:table-cell office:value-type="string" calcext:value-type="string">
            <text:p>17. Viertes</text:p>
          </table:table-cell>
          <table:table-cell office:value-type="string" calcext:value-type="string">
            <text:p>17. Fourth </text:p>
          </table:table-cell>
          <table:table-cell office:value-type="string" calcext:value-type="string">
            <text:p>第十七　一番（第四）（是第一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19:0.3</text:p>
          </table:table-cell>
          <table:table-cell office:value-type="string" calcext:value-type="string">
            <text:p>219–234 </text:p>
          </table:table-cell>
          <table:table-cell/>
          <table:table-cell table:number-columns-repeated="2" office:value-type="string" calcext:value-type="string">
            <text:p>219–234 </text:p>
          </table:table-cell>
          <table:table-cell office:value-type="string" calcext:value-type="string">
            <text:p>219−234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19:1.1</text:p>
          </table:table-cell>
          <table:table-cell office:value-type="string" calcext:value-type="string">
            <text:p>“Etadaggaṁ, bhikkhave, mama sāvakānaṁ bhikkhūnaṁ bahussutānaṁ yadidaṁ ānando. (1) </text:p>
          </table:table-cell>
          <table:table-cell/>
          <table:table-cell office:value-type="string" calcext:value-type="string">
            <text:p>„Der führende unter meinen Mönchsschülern, die sehr kenntnisreich sind, ist Ānanda. </text:p>
          </table:table-cell>
          <table:table-cell office:value-type="string" calcext:value-type="string">
            <text:p>“The foremost of my monk disciples who are very learned is Ānanda. </text:p>
          </table:table-cell>
          <table:table-cell office:value-type="string" calcext:value-type="string">
            <text:p>「私の弟子僧で一番よく説教を聞いた者はアーナンダです。 <text:s/></text:p>
          </table:table-cell>
          <table:table-cell table:number-columns-repeated="2" office:value-type="string" calcext:value-type="string">
            <text:p/>
          </table:table-cell>
          <table:table-cell office:value-type="string" calcext:value-type="string">
            <text:p>&lt;article id='an1.219'&gt;&lt;p&gt;{}&lt;/p&gt;&lt;/article&gt;</text:p>
          </table:table-cell>
          <table:table-cell office:value-type="string" calcext:value-type="string">
            <text:p>ms15A1_305, msdiv219, sc1</text:p>
          </table:table-cell>
        </table:table-row>
        <table:table-row table:style-name="ro1">
          <table:table-cell office:value-type="string" calcext:value-type="string">
            <text:p>an1.220:1.1</text:p>
          </table:table-cell>
          <table:table-cell office:value-type="string" calcext:value-type="string">
            <text:p>… Satimantānaṁ yadidaṁ ānando. (2) </text:p>
          </table:table-cell>
          <table:table-cell/>
          <table:table-cell office:value-type="string" calcext:value-type="string">
            <text:p>… mit einem guten Gedächtnis ist Ānanda. </text:p>
          </table:table-cell>
          <table:table-cell office:value-type="string" calcext:value-type="string">
            <text:p>… with a good memory is Ānanda. </text:p>
          </table:table-cell>
          <table:table-cell office:value-type="string" calcext:value-type="string">
            <text:p>…一番記憶力が良い者はアーナンダです。 </text:p>
          </table:table-cell>
          <table:table-cell table:number-columns-repeated="2" office:value-type="string" calcext:value-type="string">
            <text:p/>
          </table:table-cell>
          <table:table-cell office:value-type="string" calcext:value-type="string">
            <text:p>&lt;article id='an1.220'&gt;&lt;p&gt;{}&lt;/p&gt;&lt;/article&gt;</text:p>
          </table:table-cell>
          <table:table-cell office:value-type="string" calcext:value-type="string">
            <text:p>ms15A1_306, msdiv220, sc2, vri35.34</text:p>
          </table:table-cell>
        </table:table-row>
        <table:table-row table:style-name="ro1">
          <table:table-cell office:value-type="string" calcext:value-type="string">
            <text:p>an1.221:1.1</text:p>
          </table:table-cell>
          <table:table-cell office:value-type="string" calcext:value-type="string">
            <text:p>… Gatimantānaṁ yadidaṁ ānando. (3) </text:p>
          </table:table-cell>
          <table:table-cell/>
          <table:table-cell office:value-type="string" calcext:value-type="string">
            <text:p>… mit umfassender Reichweite ist Ānanda. </text:p>
          </table:table-cell>
          <table:table-cell office:value-type="string" calcext:value-type="string">
            <text:p>… with an extensive range is Ānanda. </text:p>
          </table:table-cell>
          <table:table-cell office:value-type="string" calcext:value-type="string">
            <text:p>…一番博識な者はアーナンダです。 </text:p>
          </table:table-cell>
          <table:table-cell office:value-type="string" calcext:value-type="string">
            <text:p/>
          </table:table-cell>
          <table:table-cell office:value-type="string" calcext:value-type="string">
            <text:p>In MN 49, gati is used in the sense of the range or scope of the travels of the sun and moon. I think it has a similar sense here, the extensive range of teachings he has mastered.</text:p>
          </table:table-cell>
          <table:table-cell office:value-type="string" calcext:value-type="string">
            <text:p>&lt;article id='an1.221'&gt;&lt;p&gt;{}&lt;/p&gt;&lt;/article&gt;</text:p>
          </table:table-cell>
          <table:table-cell office:value-type="string" calcext:value-type="string">
            <text:p>ms15A1_307, msdiv221, pts-vp-pli1.25, sc3</text:p>
          </table:table-cell>
        </table:table-row>
        <table:table-row table:style-name="ro1">
          <table:table-cell office:value-type="string" calcext:value-type="string">
            <text:p>an1.222:1.1</text:p>
          </table:table-cell>
          <table:table-cell office:value-type="string" calcext:value-type="string">
            <text:p>… Dhitimantānaṁ yadidaṁ ānando. (4) </text:p>
          </table:table-cell>
          <table:table-cell/>
          <table:table-cell office:value-type="string" calcext:value-type="string">
            <text:p>… was Zurückhaltung betrifft, ist Ānanda. </text:p>
          </table:table-cell>
          <table:table-cell office:value-type="string" calcext:value-type="string">
            <text:p>… in retention is Ānanda. </text:p>
          </table:table-cell>
          <table:table-cell office:value-type="string" calcext:value-type="string">
            <text:p>…一番継続している者はアーナンダです。 </text:p>
          </table:table-cell>
          <table:table-cell table:number-columns-repeated="2" office:value-type="string" calcext:value-type="string">
            <text:p/>
          </table:table-cell>
          <table:table-cell office:value-type="string" calcext:value-type="string">
            <text:p>&lt;article id='an1.222'&gt;&lt;p&gt;{}&lt;/p&gt;&lt;/article&gt;</text:p>
          </table:table-cell>
          <table:table-cell office:value-type="string" calcext:value-type="string">
            <text:p>ms15A1_308, msdiv222, sc4</text:p>
          </table:table-cell>
        </table:table-row>
        <table:table-row table:style-name="ro1">
          <table:table-cell office:value-type="string" calcext:value-type="string">
            <text:p>an1.223:1.1</text:p>
          </table:table-cell>
          <table:table-cell office:value-type="string" calcext:value-type="string">
            <text:p>… Upaṭṭhākānaṁ yadidaṁ ānando. (5) </text:p>
          </table:table-cell>
          <table:table-cell/>
          <table:table-cell office:value-type="string" calcext:value-type="string">
            <text:p>… als persönlicher Begleiter ist Ānanda. </text:p>
          </table:table-cell>
          <table:table-cell office:value-type="string" calcext:value-type="string">
            <text:p>… as a personal attendant is Ānanda. </text:p>
          </table:table-cell>
          <table:table-cell office:value-type="string" calcext:value-type="string">
            <text:p>…一番の側近はアーナンダです。 </text:p>
          </table:table-cell>
          <table:table-cell table:number-columns-repeated="2" office:value-type="string" calcext:value-type="string">
            <text:p/>
          </table:table-cell>
          <table:table-cell office:value-type="string" calcext:value-type="string">
            <text:p>&lt;article id='an1.223'&gt;&lt;p&gt;{}&lt;/p&gt;&lt;/article&gt;</text:p>
          </table:table-cell>
          <table:table-cell office:value-type="string" calcext:value-type="string">
            <text:p>ms15A1_309, msdiv223, sc5</text:p>
          </table:table-cell>
        </table:table-row>
        <table:table-row table:style-name="ro1">
          <table:table-cell office:value-type="string" calcext:value-type="string">
            <text:p>an1.224:1.1</text:p>
          </table:table-cell>
          <table:table-cell office:value-type="string" calcext:value-type="string">
            <text:p>… Mahāparisānaṁ yadidaṁ uruvelakassapo. (6) </text:p>
          </table:table-cell>
          <table:table-cell/>
          <table:table-cell office:value-type="string" calcext:value-type="string">
            <text:p>… mit einer großen Gefolgschaft ist Uruvelakassapa. </text:p>
          </table:table-cell>
          <table:table-cell office:value-type="string" calcext:value-type="string">
            <text:p>… with a large congregation is Uruvelakassapa. </text:p>
          </table:table-cell>
          <table:table-cell office:value-type="string" calcext:value-type="string">
            <text:p>…一番の大会衆をもつ者はウルウェラカッサパです。 </text:p>
          </table:table-cell>
          <table:table-cell table:number-columns-repeated="2" office:value-type="string" calcext:value-type="string">
            <text:p/>
          </table:table-cell>
          <table:table-cell office:value-type="string" calcext:value-type="string">
            <text:p>&lt;article id='an1.224'&gt;&lt;p&gt;{}&lt;/p&gt;&lt;/article&gt;</text:p>
          </table:table-cell>
          <table:table-cell office:value-type="string" calcext:value-type="string">
            <text:p>ms15A1_310, msdiv224, sc6</text:p>
          </table:table-cell>
        </table:table-row>
        <table:table-row table:style-name="ro1">
          <table:table-cell office:value-type="string" calcext:value-type="string">
            <text:p>an1.225:1.1</text:p>
          </table:table-cell>
          <table:table-cell office:value-type="string" calcext:value-type="string">
            <text:p>… Kulappasādakānaṁ yadidaṁ kāḷudāyī. (7) </text:p>
          </table:table-cell>
          <table:table-cell/>
          <table:table-cell office:value-type="string" calcext:value-type="string">
            <text:p>… die bei Laienfamilien Vertrauen erwecken, ist Kāḷudāyī. </text:p>
          </table:table-cell>
          <table:table-cell office:value-type="string" calcext:value-type="string">
            <text:p>… who inspire lay families is Kāḷudāyī. </text:p>
          </table:table-cell>
          <table:table-cell office:value-type="string" calcext:value-type="string">
            <text:p>…一番深く家族に感銘を与える者はカールダーイーです。 </text:p>
          </table:table-cell>
          <table:table-cell table:number-columns-repeated="2" office:value-type="string" calcext:value-type="string">
            <text:p/>
          </table:table-cell>
          <table:table-cell office:value-type="string" calcext:value-type="string">
            <text:p>&lt;article id='an1.225'&gt;&lt;p&gt;{}&lt;/p&gt;&lt;/article&gt;</text:p>
          </table:table-cell>
          <table:table-cell office:value-type="string" calcext:value-type="string">
            <text:p>ms15A1_311, msdiv225, sc7</text:p>
          </table:table-cell>
        </table:table-row>
        <table:table-row table:style-name="ro1">
          <table:table-cell office:value-type="string" calcext:value-type="string">
            <text:p>an1.226:1.1</text:p>
          </table:table-cell>
          <table:table-cell office:value-type="string" calcext:value-type="string">
            <text:p>… Appābādhānaṁ yadidaṁ bākulo. (8) </text:p>
          </table:table-cell>
          <table:table-cell office:value-type="string" calcext:value-type="string">
            <text:p>bākulo → bakkulo (bj, sya-all, km, pts1ed)</text:p>
          </table:table-cell>
          <table:table-cell office:value-type="string" calcext:value-type="string">
            <text:p>… mit guter Gesundheit ist Bakkula. </text:p>
          </table:table-cell>
          <table:table-cell office:value-type="string" calcext:value-type="string">
            <text:p>… with good health is Bakkula. </text:p>
          </table:table-cell>
          <table:table-cell office:value-type="string" calcext:value-type="string">
            <text:p>…一番健康なのはバックラです。 </text:p>
          </table:table-cell>
          <table:table-cell table:number-columns-repeated="2" office:value-type="string" calcext:value-type="string">
            <text:p/>
          </table:table-cell>
          <table:table-cell office:value-type="string" calcext:value-type="string">
            <text:p>&lt;article id='an1.226'&gt;&lt;p&gt;{}&lt;/p&gt;&lt;/article&gt;</text:p>
          </table:table-cell>
          <table:table-cell office:value-type="string" calcext:value-type="string">
            <text:p>ms15A1_312, msdiv226, sc8</text:p>
          </table:table-cell>
        </table:table-row>
        <table:table-row table:style-name="ro1">
          <table:table-cell office:value-type="string" calcext:value-type="string">
            <text:p>an1.227:1.1</text:p>
          </table:table-cell>
          <table:table-cell office:value-type="string" calcext:value-type="string">
            <text:p>… Pubbenivāsaṁ anussarantānaṁ yadidaṁ sobhito. (9) </text:p>
          </table:table-cell>
          <table:table-cell/>
          <table:table-cell office:value-type="string" calcext:value-type="string">
            <text:p>… die sich an frühere Leben erinnern, ist Sobhita. </text:p>
          </table:table-cell>
          <table:table-cell office:value-type="string" calcext:value-type="string">
            <text:p>… who recollect past lives is Sobhita. </text:p>
          </table:table-cell>
          <table:table-cell office:value-type="string" calcext:value-type="string">
            <text:p>…一番よく前世を覚えている者はソービタです。 </text:p>
          </table:table-cell>
          <table:table-cell table:number-columns-repeated="2" office:value-type="string" calcext:value-type="string">
            <text:p/>
          </table:table-cell>
          <table:table-cell office:value-type="string" calcext:value-type="string">
            <text:p>&lt;article id='an1.227'&gt;&lt;p&gt;{}&lt;/p&gt;&lt;/article&gt;</text:p>
          </table:table-cell>
          <table:table-cell office:value-type="string" calcext:value-type="string">
            <text:p>ms15A1_313, msdiv227, sc9</text:p>
          </table:table-cell>
        </table:table-row>
        <table:table-row table:style-name="ro1">
          <table:table-cell office:value-type="string" calcext:value-type="string">
            <text:p>an1.228:1.1</text:p>
          </table:table-cell>
          <table:table-cell office:value-type="string" calcext:value-type="string">
            <text:p>… Vinayadharānaṁ yadidaṁ upāli. (10) </text:p>
          </table:table-cell>
          <table:table-cell/>
          <table:table-cell office:value-type="string" calcext:value-type="string">
            <text:p>… die die Texte über die klösterliche Übung gelernt haben, ist Upāli. </text:p>
          </table:table-cell>
          <table:table-cell office:value-type="string" calcext:value-type="string">
            <text:p>… who have memorized the texts on monastic training is Upāli. </text:p>
          </table:table-cell>
          <table:table-cell office:value-type="string" calcext:value-type="string">
            <text:p>…一番よく戒律を覚えている者はウパーリです。 </text:p>
          </table:table-cell>
          <table:table-cell table:number-columns-repeated="2" office:value-type="string" calcext:value-type="string">
            <text:p/>
          </table:table-cell>
          <table:table-cell office:value-type="string" calcext:value-type="string">
            <text:p>&lt;article id='an1.228'&gt;&lt;p&gt;{}&lt;/p&gt;&lt;/article&gt;</text:p>
          </table:table-cell>
          <table:table-cell office:value-type="string" calcext:value-type="string">
            <text:p>ms15A1_314, msdiv228, sc10</text:p>
          </table:table-cell>
        </table:table-row>
        <table:table-row table:style-name="ro1">
          <table:table-cell office:value-type="string" calcext:value-type="string">
            <text:p>an1.229:1.1</text:p>
          </table:table-cell>
          <table:table-cell office:value-type="string" calcext:value-type="string">
            <text:p>… Bhikkhunovādakānaṁ yadidaṁ nandako. (11) </text:p>
          </table:table-cell>
          <table:table-cell/>
          <table:table-cell office:value-type="string" calcext:value-type="string">
            <text:p>… die die Nonnen unterrichten, ist Nandaka. </text:p>
          </table:table-cell>
          <table:table-cell office:value-type="string" calcext:value-type="string">
            <text:p>… who advise the nuns is Nandaka. </text:p>
          </table:table-cell>
          <table:table-cell office:value-type="string" calcext:value-type="string">
            <text:p>…一番よく尼僧に助言する者はナンダカです。 </text:p>
          </table:table-cell>
          <table:table-cell table:number-columns-repeated="2" office:value-type="string" calcext:value-type="string">
            <text:p/>
          </table:table-cell>
          <table:table-cell office:value-type="string" calcext:value-type="string">
            <text:p>&lt;article id='an1.229'&gt;&lt;p&gt;{}&lt;/p&gt;&lt;/article&gt;</text:p>
          </table:table-cell>
          <table:table-cell office:value-type="string" calcext:value-type="string">
            <text:p>csp1ed15.26, csp2ed15.26, ms15A1_315, msdiv229, sc11</text:p>
          </table:table-cell>
        </table:table-row>
        <table:table-row table:style-name="ro1">
          <table:table-cell office:value-type="string" calcext:value-type="string">
            <text:p>an1.230:1.1</text:p>
          </table:table-cell>
          <table:table-cell office:value-type="string" calcext:value-type="string">
            <text:p>… Indriyesu guttadvārānaṁ yadidaṁ nando. (12) </text:p>
          </table:table-cell>
          <table:table-cell/>
          <table:table-cell office:value-type="string" calcext:value-type="string">
            <text:p>… die die Tore der Sinne hüten, ist Nanda. </text:p>
          </table:table-cell>
          <table:table-cell office:value-type="string" calcext:value-type="string">
            <text:p>… who guard the sense doors is Nanda. </text:p>
          </table:table-cell>
          <table:table-cell office:value-type="string" calcext:value-type="string">
            <text:p>…一番よく五感の扉を防護する者はナンダです。 </text:p>
          </table:table-cell>
          <table:table-cell table:number-columns-repeated="2" office:value-type="string" calcext:value-type="string">
            <text:p/>
          </table:table-cell>
          <table:table-cell office:value-type="string" calcext:value-type="string">
            <text:p>&lt;article id='an1.230'&gt;&lt;p&gt;{}&lt;/p&gt;&lt;/article&gt;</text:p>
          </table:table-cell>
          <table:table-cell office:value-type="string" calcext:value-type="string">
            <text:p>dr20.33, ms15A1_316, msdiv230, sc12</text:p>
          </table:table-cell>
        </table:table-row>
        <table:table-row table:style-name="ro1">
          <table:table-cell office:value-type="string" calcext:value-type="string">
            <text:p>an1.231:1.1</text:p>
          </table:table-cell>
          <table:table-cell office:value-type="string" calcext:value-type="string">
            <text:p>… Bhikkhuovādakānaṁ yadidaṁ mahākappino. (13) </text:p>
          </table:table-cell>
          <table:table-cell/>
          <table:table-cell office:value-type="string" calcext:value-type="string">
            <text:p>… die die Mönche unterrichten, ist Mahākappina. </text:p>
          </table:table-cell>
          <table:table-cell office:value-type="string" calcext:value-type="string">
            <text:p>… who advise the monks is Mahākappina. </text:p>
          </table:table-cell>
          <table:table-cell office:value-type="string" calcext:value-type="string">
            <text:p>…一番よく僧侶達を助言する者はマハーカッピナです。 </text:p>
          </table:table-cell>
          <table:table-cell table:number-columns-repeated="2" office:value-type="string" calcext:value-type="string">
            <text:p/>
          </table:table-cell>
          <table:table-cell office:value-type="string" calcext:value-type="string">
            <text:p>&lt;article id='an1.231'&gt;&lt;p&gt;{}&lt;/p&gt;&lt;/article&gt;</text:p>
          </table:table-cell>
          <table:table-cell office:value-type="string" calcext:value-type="string">
            <text:p>ms15A1_317, msdiv231, sc13</text:p>
          </table:table-cell>
        </table:table-row>
        <table:table-row table:style-name="ro1">
          <table:table-cell office:value-type="string" calcext:value-type="string">
            <text:p>an1.232:1.1</text:p>
          </table:table-cell>
          <table:table-cell office:value-type="string" calcext:value-type="string">
            <text:p>… Tejodhātukusalānaṁ yadidaṁ sāgato. (14) </text:p>
          </table:table-cell>
          <table:table-cell/>
          <table:table-cell office:value-type="string" calcext:value-type="string">
            <text:p>… die mit dem Feuerelement bewandert sind, ist Sāgata. </text:p>
          </table:table-cell>
          <table:table-cell office:value-type="string" calcext:value-type="string">
            <text:p>… who are skilled in the fire element is Sāgata. </text:p>
          </table:table-cell>
          <table:table-cell office:value-type="string" calcext:value-type="string">
            <text:p>…一番火に関する要素に技量のある者はサーガタです。 </text:p>
          </table:table-cell>
          <table:table-cell table:number-columns-repeated="2" office:value-type="string" calcext:value-type="string">
            <text:p/>
          </table:table-cell>
          <table:table-cell office:value-type="string" calcext:value-type="string">
            <text:p>&lt;article id='an1.232'&gt;&lt;p&gt;{}&lt;/p&gt;&lt;/article&gt;</text:p>
          </table:table-cell>
          <table:table-cell office:value-type="string" calcext:value-type="string">
            <text:p>cck20.32, ms15A1_318, msdiv232, sc14</text:p>
          </table:table-cell>
        </table:table-row>
        <table:table-row table:style-name="ro1">
          <table:table-cell office:value-type="string" calcext:value-type="string">
            <text:p>an1.233:1.1</text:p>
          </table:table-cell>
          <table:table-cell office:value-type="string" calcext:value-type="string">
            <text:p>… Paṭibhāneyyakānaṁ yadidaṁ rādho. (15) </text:p>
          </table:table-cell>
          <table:table-cell/>
          <table:table-cell office:value-type="string" calcext:value-type="string">
            <text:p>… die zu wortgewandten Lehren anregen, ist Rādha. </text:p>
          </table:table-cell>
          <table:table-cell office:value-type="string" calcext:value-type="string">
            <text:p>… who inspire eloquent teachings is Rādha. </text:p>
          </table:table-cell>
          <table:table-cell office:value-type="string" calcext:value-type="string">
            <text:p>…一番雄弁な教えで感銘を与える者はラーダです。 </text:p>
          </table:table-cell>
          <table:table-cell table:number-columns-repeated="2" office:value-type="string" calcext:value-type="string">
            <text:p/>
          </table:table-cell>
          <table:table-cell office:value-type="string" calcext:value-type="string">
            <text:p>&lt;article id='an1.233'&gt;&lt;p&gt;{}&lt;/p&gt;&lt;/article&gt;</text:p>
          </table:table-cell>
          <table:table-cell office:value-type="string" calcext:value-type="string">
            <text:p>ms15A1_319, msdiv233, sc15</text:p>
          </table:table-cell>
        </table:table-row>
        <table:table-row table:style-name="ro1">
          <table:table-cell office:value-type="string" calcext:value-type="string">
            <text:p>an1.234:1.1</text:p>
          </table:table-cell>
          <table:table-cell office:value-type="string" calcext:value-type="string">
            <text:p>… Lūkhacīvaradharānaṁ yadidaṁ mogharājā”ti. (16) </text:p>
          </table:table-cell>
          <table:table-cell/>
          <table:table-cell office:value-type="string" calcext:value-type="string">
            <text:p>… die grobe Roben tragen, ist Mogharāja.“ </text:p>
          </table:table-cell>
          <table:table-cell office:value-type="string" calcext:value-type="string">
            <text:p>… who wear coarse robes is Mogharāja.” </text:p>
          </table:table-cell>
          <table:table-cell office:value-type="string" calcext:value-type="string">
            <text:p>…粗末な袈裟を着る者はモガラーナです。 </text:p>
          </table:table-cell>
          <table:table-cell table:number-columns-repeated="2" office:value-type="string" calcext:value-type="string">
            <text:p/>
          </table:table-cell>
          <table:table-cell office:value-type="string" calcext:value-type="string">
            <text:p>&lt;article id='an1.234'&gt;&lt;p&gt;{}&lt;/p&gt;</text:p>
          </table:table-cell>
          <table:table-cell office:value-type="string" calcext:value-type="string">
            <text:p>ms15A1_320, msdiv234, sc16, vri35.35</text:p>
          </table:table-cell>
        </table:table-row>
        <table:table-row table:style-name="ro1">
          <table:table-cell office:value-type="string" calcext:value-type="string">
            <text:p>an1.234:1.2</text:p>
          </table:table-cell>
          <table:table-cell office:value-type="string" calcext:value-type="string">
            <text:p>Vaggo catutth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575: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table:number-columns-repeated="3" office:value-type="string" calcext:value-type="string">
            <text:p/>
          </table:table-cell>
          <table:table-cell office:value-type="string" calcext:value-type="string">
            <text:p>&lt;section class='range' id='an1.575-615'&gt;&lt;header&gt;&lt;ul&gt;&lt;li class='division'&gt;{}&lt;/li&gt;</text:p>
          </table:table-cell>
          <table:table-cell/>
        </table:table-row>
        <table:table-row table:style-name="ro1">
          <table:table-cell office:value-type="string" calcext:value-type="string">
            <text:p>an1.575:0.2</text:p>
          </table:table-cell>
          <table:table-cell office:value-type="string" calcext:value-type="string">
            <text:p>30. Kāyagatāsativagga </text:p>
          </table:table-cell>
          <table:table-cell/>
          <table:table-cell office:value-type="string" calcext:value-type="string">
            <text:p>30. Achtsamkeit auf den Körper</text:p>
          </table:table-cell>
          <table:table-cell office:value-type="string" calcext:value-type="string">
            <text:p>30. Mindfulness of the Body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575:0.3</text:p>
          </table:table-cell>
          <table:table-cell office:value-type="float" office:value="575" calcext:value-type="float">
            <text:p>575</text:p>
          </table:table-cell>
          <table:table-cell/>
          <table:table-cell table:number-columns-repeated="2" office:value-type="string" calcext:value-type="string">
            <text:p>575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575:1.1</text:p>
          </table:table-cell>
          <table:table-cell office:value-type="string" calcext:value-type="string">
            <text:p>“Yassa kassaci, bhikkhave, mahāsamuddo cetasā phuṭo antogadhā tassa kunnadiyo yā kāci samuddaṅgamā; </text:p>
          </table:table-cell>
          <table:table-cell/>
          <table:table-cell office:value-type="string" calcext:value-type="string">
            <text:p>„Mönche und Nonnen, jeder, der an den großen Ozean denkt, schließt dabei alle Ströme ein, die in ihn münden. </text:p>
          </table:table-cell>
          <table:table-cell office:value-type="string" calcext:value-type="string">
            <text:p>“Mendicants, anyone who brings into their mind the great ocean includes all of the streams that run into it. </text:p>
          </table:table-cell>
          <table:table-cell table:number-columns-repeated="3" office:value-type="string" calcext:value-type="string">
            <text:p/>
          </table:table-cell>
          <table:table-cell office:value-type="string" calcext:value-type="string">
            <text:p>&lt;article id='an1.575'&gt;&lt;p&gt;{}</text:p>
          </table:table-cell>
          <table:table-cell office:value-type="string" calcext:value-type="string">
            <text:p>bj18.88, ms15A1_458, msdiv563, sc575.1, vri35.58</text:p>
          </table:table-cell>
        </table:table-row>
        <table:table-row table:style-name="ro1">
          <table:table-cell office:value-type="string" calcext:value-type="string">
            <text:p>an1.575:1.2</text:p>
          </table:table-cell>
          <table:table-cell office:value-type="string" calcext:value-type="string">
            <text:p>evamevaṁ, bhikkhave, yassa kassaci kāyagatā sati bhāvitā bahulīkatā antogadhā tassa kusalā dhammā ye keci vijjābhāgiyā”ti. </text:p>
          </table:table-cell>
          <table:table-cell/>
          <table:table-cell office:value-type="string" calcext:value-type="string">
            <text:p>Ebenso schließt jeder, der Achtsamkeit auf den Körper entwickelt und gepflegt hat, dabei alle tauglichen Eigenschaften ein, die für das Verstehen eine Rolle spielen.“ </text:p>
          </table:table-cell>
          <table:table-cell office:value-type="string" calcext:value-type="string">
            <text:p>In the same way, anyone who has developed and cultivated mindfulness of the body includes all of the skillful qualities that play a part in realizatio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76-582:0.1</text:p>
          </table:table-cell>
          <table:table-cell office:value-type="string" calcext:value-type="string">
            <text:p>576–582 </text:p>
          </table:table-cell>
          <table:table-cell/>
          <table:table-cell table:number-columns-repeated="2" office:value-type="string" calcext:value-type="string">
            <text:p>576–582 </text:p>
          </table:table-cell>
          <table:table-cell table:number-columns-repeated="3" office:value-type="string" calcext:value-type="string">
            <text:p/>
          </table:table-cell>
          <table:table-cell office:value-type="string" calcext:value-type="string">
            <text:p>&lt;article id='an1.576-582'&gt;&lt;h2 class='sutta-title'&gt;{}&lt;/h2&gt;</text:p>
          </table:table-cell>
          <table:table-cell/>
        </table:table-row>
        <table:table-row table:style-name="ro1">
          <table:table-cell office:value-type="string" calcext:value-type="string">
            <text:p>an1.576-582:1.1</text:p>
          </table:table-cell>
          <table:table-cell office:value-type="string" calcext:value-type="string">
            <text:p>“Ekadhammo, bhikkhave, bhāvito bahulīkato mahato saṁvegāya saṁvattati … mahato atthāya saṁvattati … mahato yogakkhemāya saṁvattati … satisampajaññāya saṁvattati … ñāṇadassanappaṭilābhāya saṁvattati … diṭṭhadhammasukhavihārāya saṁvattati … vijjāvimuttiphalasacchikiriyāya saṁvattati. </text:p>
          </table:table-cell>
          <table:table-cell/>
          <table:table-cell office:value-type="string" calcext:value-type="string">
            <text:p>„Ein Ding, Mönche und Nonnen, führt, wenn es entwickelt und gepflegt wird, zu großem Nachdruck … zu großem Segen … zu großer Geborgenheit … zu Achtsamkeit und Umsicht … zum Erkennen und Sehen … zu wonnevoller Meditation in diesem Leben … zum Erlangen der Frucht von Wissen und Freiheit. </text:p>
          </table:table-cell>
          <table:table-cell office:value-type="string" calcext:value-type="string">
            <text:p>“One thing, mendicants, when developed and cultivated leads to great urgency … great benefit … great sanctuary … mindfulness and awareness … gaining knowledge and vision … blissful meditation in the present life … the realization of the fruit of knowledge and freedom. </text:p>
          </table:table-cell>
          <table:table-cell table:number-columns-repeated="2" office:value-type="string" calcext:value-type="string">
            <text:p/>
          </table:table-cell>
          <table:table-cell office:value-type="string" calcext:value-type="string">
            <text:p>Yogakkhema is a hard idiom to get right. I agree with the theory of Witzel, who traces it to an “oasis”, deriving from the very old days of the Indo-euopean wanderers. They’d trudge through the desert and hardlands, and after a very long time they’d come to a lake, an oasis, with grass for the cattle and horses, and shade and water. There they’d stop for the night, make a safe place, and find relief both for themselves and their beasts. This meaning is still prominent in the Jatakas, where a number of the old, mythic Jatakas features a lake Khema that is a sanctuary for living creatures. I translate directly as sanctuary, and use “sanctuary from the yoke” or similar when need in context.</text:p>
          </table:table-cell>
          <table:table-cell office:value-type="string" calcext:value-type="string">
            <text:p>&lt;p&gt;{}</text:p>
          </table:table-cell>
          <table:table-cell office:value-type="string" calcext:value-type="string">
            <text:p>dr20.57, ms15A1_459, msdiv564-570, sc576.1, sya20.56</text:p>
          </table:table-cell>
        </table:table-row>
        <table:table-row table:style-name="ro1">
          <table:table-cell office:value-type="string" calcext:value-type="string">
            <text:p>an1.576-582:1.2</text:p>
          </table:table-cell>
          <table:table-cell office:value-type="string" calcext:value-type="string">
            <text:p>Katamo ekadhammo?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76-582:1.3</text:p>
          </table:table-cell>
          <table:table-cell office:value-type="string" calcext:value-type="string">
            <text:p>Kāyagatā sati.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76-582:1.4</text:p>
          </table:table-cell>
          <table:table-cell office:value-type="string" calcext:value-type="string">
            <text:p>Ayaṁ kho, bhikkhave, ekadhammo bhāvito bahulīkato mahato saṁvegāya saṁvattati … mahato atthāya saṁvattati … mahato yogakkhemāya saṁvattati … satisampajaññāya saṁvattati … ñāṇadassanappaṭilābhāya saṁvattati … diṭṭhadhammasukhavihārāya saṁvattati … vijjāvimuttiphalasacchikiriyāya saṁvattatī”ti. </text:p>
          </table:table-cell>
          <table:table-cell/>
          <table:table-cell office:value-type="string" calcext:value-type="string">
            <text:p>Dieses eine Ding führt, wenn es entwickelt und gepflegt wird, zu großem Nachdruck … zu großem Segen … zu großer Geborgenheit … zu Achtsamkeit und Umsicht … zum Erkennen und Sehen … zu wonnevoller Meditation in diesem Leben … zum Erlangen der Frucht von Wissen und Freiheit.“ </text:p>
          </table:table-cell>
          <table:table-cell office:value-type="string" calcext:value-type="string">
            <text:p>This one thing, when developed and cultivated, leads to great urgency … great benefit … great sanctuary … mindfulness and awareness … gaining knowledge and vision … a happy abiding in the present life … the realization of the fruit of knowledge and freedom.”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83:0.1</text:p>
          </table:table-cell>
          <table:table-cell office:value-type="float" office:value="583" calcext:value-type="float">
            <text:p>583</text:p>
          </table:table-cell>
          <table:table-cell/>
          <table:table-cell table:number-columns-repeated="2" office:value-type="string" calcext:value-type="string">
            <text:p>583 </text:p>
          </table:table-cell>
          <table:table-cell table:number-columns-repeated="3" office:value-type="string" calcext:value-type="string">
            <text:p/>
          </table:table-cell>
          <table:table-cell office:value-type="string" calcext:value-type="string">
            <text:p>&lt;article id='an1.583'&gt;&lt;h2 class='sutta-title'&gt;{}&lt;/h2&gt;</text:p>
          </table:table-cell>
          <table:table-cell/>
        </table:table-row>
        <table:table-row table:style-name="ro1">
          <table:table-cell office:value-type="string" calcext:value-type="string">
            <text:p>an1.583:1.1</text:p>
          </table:table-cell>
          <table:table-cell office:value-type="string" calcext:value-type="string">
            <text:p>“Ekadhamme, bhikkhave, bhāvite bahulīkate kāyopi passambhati, cittampi passambhati, vitakkavicārāpi vūpasammanti, kevalāpi vijjābhāgiyā dhammā bhāvanāpāripūriṁ gacchanti. </text:p>
          </table:table-cell>
          <table:table-cell/>
          <table:table-cell office:value-type="string" calcext:value-type="string">
            <text:p>„Wenn ein Ding entwickelt und gepflegt wird, Mönche und Nonnen, werden Körper und Geist still, Denken und Erwägen legen sich und alle Eigenschaften, die für das Verstehen eine Rolle spielen, werden vollständig entfaltet. </text:p>
          </table:table-cell>
          <table:table-cell office:value-type="string" calcext:value-type="string">
            <text:p>“When one thing, mendicants, is developed and cultivated the body and mind become tranquil, thinking and considering settle down, and all of the qualities that play a part in realization are fully develope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56, csp1ed15.45, csp2ed15.45, ms15A1_460, msdiv571, ndp16.43, pts-vp-pli1.44, sc583.1</text:p>
          </table:table-cell>
        </table:table-row>
        <table:table-row table:style-name="ro1">
          <table:table-cell office:value-type="string" calcext:value-type="string">
            <text:p>an1.583:1.2</text:p>
          </table:table-cell>
          <table:table-cell office:value-type="string" calcext:value-type="string">
            <text:p>Katamasmiṁ ekadhamme?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3:1.3</text:p>
          </table:table-cell>
          <table:table-cell office:value-type="string" calcext:value-type="string">
            <text:p>Kāyagatāya satiyā.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3:1.4</text:p>
          </table:table-cell>
          <table:table-cell office:value-type="string" calcext:value-type="string">
            <text:p>Imasmiṁ kho, bhikkhave, ekadhamme bhāvite bahulīkate kāyopi passambhati, cittampi passambhati, vitakkavicārāpi vūpasammanti, kevalāpi vijjābhāgiyā dhammā bhāvanāpāripūriṁ gacchantī”ti. </text:p>
          </table:table-cell>
          <table:table-cell/>
          <table:table-cell office:value-type="string" calcext:value-type="string">
            <text:p>Wenn dieses eine Ding entwickelt und gepflegt wird, werden Körper und Geist still, Denken und Erwägen legen sich und alle Eigenschaften, die für das Verstehen eine Rolle spielen, werden vollständig entfaltet.“ </text:p>
          </table:table-cell>
          <table:table-cell office:value-type="string" calcext:value-type="string">
            <text:p>When this one thing is developed and cultivated, the body and mind become tranquil, thinking and considering settle down, and all of the qualities that play a part in realization are fully develop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84:0.1</text:p>
          </table:table-cell>
          <table:table-cell office:value-type="float" office:value="584" calcext:value-type="float">
            <text:p>584</text:p>
          </table:table-cell>
          <table:table-cell/>
          <table:table-cell table:number-columns-repeated="2" office:value-type="string" calcext:value-type="string">
            <text:p>584 </text:p>
          </table:table-cell>
          <table:table-cell table:number-columns-repeated="3" office:value-type="string" calcext:value-type="string">
            <text:p/>
          </table:table-cell>
          <table:table-cell office:value-type="string" calcext:value-type="string">
            <text:p>&lt;article id='an1.584'&gt;&lt;h2 class='sutta-title'&gt;{}&lt;/h2&gt;</text:p>
          </table:table-cell>
          <table:table-cell/>
        </table:table-row>
        <table:table-row table:style-name="ro1">
          <table:table-cell office:value-type="string" calcext:value-type="string">
            <text:p>an1.584:1.1</text:p>
          </table:table-cell>
          <table:table-cell office:value-type="string" calcext:value-type="string">
            <text:p>“Ekadhamme, bhikkhave, bhāvite bahulīkate anuppannā ceva akusalā dhammā nuppajjanti, uppannā ca akusalā dhammā pahīyanti. </text:p>
          </table:table-cell>
          <table:table-cell/>
          <table:table-cell office:value-type="string" calcext:value-type="string">
            <text:p>„Wenn ein Ding entwickelt und gepflegt wird, Mönche und Nonnen, entstehen untaugliche Eigenschaften nicht, und wenn sie bereits entstanden sind, lösen sie sich auf. </text:p>
          </table:table-cell>
          <table:table-cell office:value-type="string" calcext:value-type="string">
            <text:p>“When one thing, mendicants, is developed and cultivated, unskillful qualities do not arise, and, if they’ve already arisen, they are given up.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61, msdiv572, sc584.1</text:p>
          </table:table-cell>
        </table:table-row>
        <table:table-row table:style-name="ro1">
          <table:table-cell office:value-type="string" calcext:value-type="string">
            <text:p>an1.584:1.2</text:p>
          </table:table-cell>
          <table:table-cell office:value-type="string" calcext:value-type="string">
            <text:p>Katamasmiṁ ekadhamme?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4:1.3</text:p>
          </table:table-cell>
          <table:table-cell office:value-type="string" calcext:value-type="string">
            <text:p>Kāyagatāya satiyā.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4:1.4</text:p>
          </table:table-cell>
          <table:table-cell office:value-type="string" calcext:value-type="string">
            <text:p>Imasmiṁ kho, bhikkhave, ekadhamme bhāvite bahulīkate anuppannā ceva akusalā dhammā nuppajjanti, uppannā ca akusalā dhammā pahīyantī”ti. </text:p>
          </table:table-cell>
          <table:table-cell/>
          <table:table-cell office:value-type="string" calcext:value-type="string">
            <text:p>Wenn dieses eine Ding entwickelt und gepflegt wird, entstehen untaugliche Eigenschaften nicht, und wenn sie bereits entstanden sind, lösen sie sich auf.“ </text:p>
          </table:table-cell>
          <table:table-cell office:value-type="string" calcext:value-type="string">
            <text:p>When this one thing is developed and cultivated, unskillful qualities do not arise, and, if they’ve already arisen, they are given up.”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85:0.1</text:p>
          </table:table-cell>
          <table:table-cell office:value-type="float" office:value="585" calcext:value-type="float">
            <text:p>585</text:p>
          </table:table-cell>
          <table:table-cell/>
          <table:table-cell table:number-columns-repeated="2" office:value-type="string" calcext:value-type="string">
            <text:p>585 </text:p>
          </table:table-cell>
          <table:table-cell table:number-columns-repeated="3" office:value-type="string" calcext:value-type="string">
            <text:p/>
          </table:table-cell>
          <table:table-cell office:value-type="string" calcext:value-type="string">
            <text:p>&lt;article id='an1.585'&gt;&lt;h2 class='sutta-title'&gt;{}&lt;/h2&gt;</text:p>
          </table:table-cell>
          <table:table-cell/>
        </table:table-row>
        <table:table-row table:style-name="ro1">
          <table:table-cell office:value-type="string" calcext:value-type="string">
            <text:p>an1.585:1.1</text:p>
          </table:table-cell>
          <table:table-cell office:value-type="string" calcext:value-type="string">
            <text:p>“Ekadhamme, bhikkhave, bhāvite bahulīkate anuppannā ceva kusalā dhammā uppajjanti, uppannā ca kusalā dhammā bhiyyobhāvāya vepullāya saṁvattanti. </text:p>
          </table:table-cell>
          <table:table-cell/>
          <table:table-cell office:value-type="string" calcext:value-type="string">
            <text:p>„Wenn ein Ding entwickelt und gepflegt wird, Mönche und Nonnen, entstehen taugliche Eigenschaften, und wenn sie entstanden sind, wachsen sie und nehmen zu. </text:p>
          </table:table-cell>
          <table:table-cell office:value-type="string" calcext:value-type="string">
            <text:p>“When one thing, mendicants, is developed and cultivated, skillful qualities arise, and, once they’ve arisen, they increase and gro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58, ms15A1_462, msdiv573, sc585.1, sya20.57, vri35.59</text:p>
          </table:table-cell>
        </table:table-row>
        <table:table-row table:style-name="ro1">
          <table:table-cell office:value-type="string" calcext:value-type="string">
            <text:p>an1.585:1.2</text:p>
          </table:table-cell>
          <table:table-cell office:value-type="string" calcext:value-type="string">
            <text:p>Katamasmiṁ ekadhamme?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5:1.3</text:p>
          </table:table-cell>
          <table:table-cell office:value-type="string" calcext:value-type="string">
            <text:p>Kāyagatāya satiyā.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5:1.4</text:p>
          </table:table-cell>
          <table:table-cell office:value-type="string" calcext:value-type="string">
            <text:p>Imasmiṁ kho, bhikkhave, ekadhamme bhāvite bahulīkate anuppannā ceva kusalā dhammā uppajjanti, uppannā ca kusalā dhammā bhiyyobhāvāya vepullāya saṁvattantī”ti. </text:p>
          </table:table-cell>
          <table:table-cell/>
          <table:table-cell office:value-type="string" calcext:value-type="string">
            <text:p>Wenn dieses eine Ding entwickelt und gepflegt wird, entstehen taugliche Eigenschaften, und wenn sie entstanden sind, wachsen sie und nehmen zu.“ </text:p>
          </table:table-cell>
          <table:table-cell office:value-type="string" calcext:value-type="string">
            <text:p>When this one thing is developed and cultivated, skillful qualities arise, and, once they’ve arisen, they increase and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86:0.1</text:p>
          </table:table-cell>
          <table:table-cell office:value-type="float" office:value="586" calcext:value-type="float">
            <text:p>586</text:p>
          </table:table-cell>
          <table:table-cell/>
          <table:table-cell table:number-columns-repeated="2" office:value-type="string" calcext:value-type="string">
            <text:p>586 </text:p>
          </table:table-cell>
          <table:table-cell table:number-columns-repeated="3" office:value-type="string" calcext:value-type="string">
            <text:p/>
          </table:table-cell>
          <table:table-cell office:value-type="string" calcext:value-type="string">
            <text:p>&lt;article id='an1.586'&gt;&lt;h2 class='sutta-title'&gt;{}&lt;/h2&gt;</text:p>
          </table:table-cell>
          <table:table-cell/>
        </table:table-row>
        <table:table-row table:style-name="ro1">
          <table:table-cell office:value-type="string" calcext:value-type="string">
            <text:p>an1.586:1.1</text:p>
          </table:table-cell>
          <table:table-cell office:value-type="string" calcext:value-type="string">
            <text:p>“Ekadhamme, bhikkhave, bhāvite bahulīkate avijjā pahīyati, vijjā uppajjati, asmimāno pahīyati, anusayā samugghātaṁ gacchanti, saṁyojanā pahīyanti. </text:p>
          </table:table-cell>
          <table:table-cell/>
          <table:table-cell office:value-type="string" calcext:value-type="string">
            <text:p>„Wenn ein Ding entwickelt und gepflegt wird, Mönche und Nonnen, löst sich Unwissenheit auf, Wissen entsteht, die Einbildung ‚ich bin‘ löst sich auf, die zugrunde liegenden Neigungen werden entwurzelt und die Fesseln lösen sich auf. </text:p>
          </table:table-cell>
          <table:table-cell office:value-type="string" calcext:value-type="string">
            <text:p>“When one thing, mendicants, is developed and cultivated, ignorance is given up, knowledge arises, the conceit ‘I am’ is given up, the underlying tendencies are uprooted, and the fetters are given up.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90, ms15A1_463, msdiv574, sc586.1</text:p>
          </table:table-cell>
        </table:table-row>
        <table:table-row table:style-name="ro1">
          <table:table-cell office:value-type="string" calcext:value-type="string">
            <text:p>an1.586:1.2</text:p>
          </table:table-cell>
          <table:table-cell office:value-type="string" calcext:value-type="string">
            <text:p>Katamasmiṁ ekadhamme?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6:1.3</text:p>
          </table:table-cell>
          <table:table-cell office:value-type="string" calcext:value-type="string">
            <text:p>Kāyagatāya satiyā.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6:1.4</text:p>
          </table:table-cell>
          <table:table-cell office:value-type="string" calcext:value-type="string">
            <text:p>Imasmiṁ kho, bhikkhave, ekadhamme bhāvite bahulīkate avijjā pahīyati, vijjā uppajjati, asmimāno pahīyati, anusayā samugghātaṁ gacchanti, saṁyojanā pahīyantī”ti. </text:p>
          </table:table-cell>
          <table:table-cell/>
          <table:table-cell office:value-type="string" calcext:value-type="string">
            <text:p>Wenn dieses eine Ding entwickelt und gepflegt wird, löst sich Unwissenheit auf, Wissen entsteht, die Einbildung ‚ich bin‘ löst sich auf, die zugrunde liegenden Neigungen werden entwurzelt und die Fesseln lösen sich auf.“ </text:p>
          </table:table-cell>
          <table:table-cell office:value-type="string" calcext:value-type="string">
            <text:p>When this one thing is developed and cultivated, ignorance is given up, knowledge arises, the conceit ‘I am’ is given up, the underlying tendencies are uprooted, and the fetters are given up.”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87-588:0.1</text:p>
          </table:table-cell>
          <table:table-cell office:value-type="string" calcext:value-type="string">
            <text:p>587–588 </text:p>
          </table:table-cell>
          <table:table-cell/>
          <table:table-cell table:number-columns-repeated="2" office:value-type="string" calcext:value-type="string">
            <text:p>587–588 </text:p>
          </table:table-cell>
          <table:table-cell table:number-columns-repeated="3" office:value-type="string" calcext:value-type="string">
            <text:p/>
          </table:table-cell>
          <table:table-cell office:value-type="string" calcext:value-type="string">
            <text:p>&lt;article id='an1.587-588'&gt;&lt;h2 class='sutta-title'&gt;{}&lt;/h2&gt;</text:p>
          </table:table-cell>
          <table:table-cell/>
        </table:table-row>
        <table:table-row table:style-name="ro1">
          <table:table-cell office:value-type="string" calcext:value-type="string">
            <text:p>an1.587-588:1.1</text:p>
          </table:table-cell>
          <table:table-cell office:value-type="string" calcext:value-type="string">
            <text:p>“Ekadhammo, bhikkhave, bhāvito bahulīkato paññāpabhedāya saṁvattati … anupādāparinibbānāya saṁvattati. </text:p>
          </table:table-cell>
          <table:table-cell/>
          <table:table-cell office:value-type="string" calcext:value-type="string">
            <text:p>„Ein Ding, Mönche und Nonnen, führt, wenn es entwickelt und gepflegt wird, zur Zerstörung durch Weisheit … zum Erlöschen durch Nicht-Ergreifen. </text:p>
          </table:table-cell>
          <table:table-cell office:value-type="string" calcext:value-type="string">
            <text:p>“One thing, mendicants, when developed and cultivated leads to demolition by wisdom … to extinguishment by not grasping. </text:p>
          </table:table-cell>
          <table:table-cell table:number-columns-repeated="2" office:value-type="string" calcext:value-type="string">
            <text:p/>
          </table:table-cell>
          <table:table-cell office:value-type="string" calcext:value-type="string">
            <text:p>BB has “differentiation by wisdom” for paññāpabhedāya, but at Snp 1112 avijjāya pabhedana clearly means the “breaking up of ignorance”.</text:p>
          </table:table-cell>
          <table:table-cell office:value-type="string" calcext:value-type="string">
            <text:p>&lt;p&gt;{}</text:p>
          </table:table-cell>
          <table:table-cell office:value-type="string" calcext:value-type="string">
            <text:p>cck20.57, ms15A1_464, msdiv575-576, sc587.1</text:p>
          </table:table-cell>
        </table:table-row>
        <table:table-row table:style-name="ro1">
          <table:table-cell office:value-type="string" calcext:value-type="string">
            <text:p>an1.587-588:1.2</text:p>
          </table:table-cell>
          <table:table-cell office:value-type="string" calcext:value-type="string">
            <text:p>Katamo ekadhammo?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7-588:1.3</text:p>
          </table:table-cell>
          <table:table-cell office:value-type="string" calcext:value-type="string">
            <text:p>Kāyagatā sati.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7-588:1.4</text:p>
          </table:table-cell>
          <table:table-cell office:value-type="string" calcext:value-type="string">
            <text:p>Ayaṁ kho, bhikkhave, ekadhammo bhāvito bahulīkato paññāpabhedāya saṁvattati … anupādāparinibbānāya saṁvattatī”ti. </text:p>
          </table:table-cell>
          <table:table-cell/>
          <table:table-cell office:value-type="string" calcext:value-type="string">
            <text:p>Dieses eine Ding führt, wenn es entwickelt und gepflegt wird, zur Zerstörung durch Weisheit … zum Erlöschen durch Nicht-Ergreifen.“ </text:p>
          </table:table-cell>
          <table:table-cell office:value-type="string" calcext:value-type="string">
            <text:p>This one thing, mendicants, when developed and cultivated leads to demolition by wisdom … to extinguishment by not grasping.”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89-591:0.1</text:p>
          </table:table-cell>
          <table:table-cell office:value-type="string" calcext:value-type="string">
            <text:p>589–591 </text:p>
          </table:table-cell>
          <table:table-cell/>
          <table:table-cell table:number-columns-repeated="2" office:value-type="string" calcext:value-type="string">
            <text:p>589–591 </text:p>
          </table:table-cell>
          <table:table-cell table:number-columns-repeated="3" office:value-type="string" calcext:value-type="string">
            <text:p/>
          </table:table-cell>
          <table:table-cell office:value-type="string" calcext:value-type="string">
            <text:p>&lt;article id='an1.589-591'&gt;&lt;h2 class='sutta-title'&gt;{}&lt;/h2&gt;</text:p>
          </table:table-cell>
          <table:table-cell/>
        </table:table-row>
        <table:table-row table:style-name="ro1">
          <table:table-cell office:value-type="string" calcext:value-type="string">
            <text:p>an1.589-591:1.1</text:p>
          </table:table-cell>
          <table:table-cell office:value-type="string" calcext:value-type="string">
            <text:p>“Ekadhamme, bhikkhave, bhāvite bahulīkate anekadhātupaṭivedho hoti … nānādhātupaṭivedho hoti … anekadhātupaṭisambhidā hoti. </text:p>
          </table:table-cell>
          <table:table-cell/>
          <table:table-cell office:value-type="string" calcext:value-type="string">
            <text:p>„Wenn ein Ding entwickelt und gepflegt wird, kommt es zum Durchdringen vieler Elemente … zum Durchdringen verschiedener Elemente … zur Aufgliederung vieler Elemente. </text:p>
          </table:table-cell>
          <table:table-cell office:value-type="string" calcext:value-type="string">
            <text:p>“When one thing is developed and cultivated there is the penetration of many elements … the penetration of diverse elements … the analysis of many element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46, csp2ed15.46, ms15A1_465, msdiv577-579, sc589.1</text:p>
          </table:table-cell>
        </table:table-row>
        <table:table-row table:style-name="ro1">
          <table:table-cell office:value-type="string" calcext:value-type="string">
            <text:p>an1.589-591:1.2</text:p>
          </table:table-cell>
          <table:table-cell office:value-type="string" calcext:value-type="string">
            <text:p>Katamasmiṁ ekadhamme?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9-591:1.3</text:p>
          </table:table-cell>
          <table:table-cell office:value-type="string" calcext:value-type="string">
            <text:p>Kāyagatāya satiyā.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89-591:1.4</text:p>
          </table:table-cell>
          <table:table-cell office:value-type="string" calcext:value-type="string">
            <text:p>Imasmiṁ kho, bhikkhave, ekadhamme bhāvite bahulīkate anekadhātupaṭivedho hoti … nānādhātupaṭivedho hoti … anekadhātupaṭisambhidā hotī”ti. </text:p>
          </table:table-cell>
          <table:table-cell/>
          <table:table-cell office:value-type="string" calcext:value-type="string">
            <text:p>Wenn dieses eine Ding entwickelt und gepflegt wird, kommt es zum Durchdringen vieler Elemente … zum Durchdringen verschiedener Elemente … zur Aufgliederung vieler Elemente.“ </text:p>
          </table:table-cell>
          <table:table-cell office:value-type="string" calcext:value-type="string">
            <text:p>When this one thing is developed and cultivated there is the penetration of many elements … the penetration of diverse elements … the analysis of many element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92-595:0.1</text:p>
          </table:table-cell>
          <table:table-cell office:value-type="string" calcext:value-type="string">
            <text:p>592–595 </text:p>
          </table:table-cell>
          <table:table-cell/>
          <table:table-cell table:number-columns-repeated="2" office:value-type="string" calcext:value-type="string">
            <text:p>592–595 </text:p>
          </table:table-cell>
          <table:table-cell table:number-columns-repeated="3" office:value-type="string" calcext:value-type="string">
            <text:p/>
          </table:table-cell>
          <table:table-cell office:value-type="string" calcext:value-type="string">
            <text:p>&lt;article id='an1.592-595'&gt;&lt;h2 class='sutta-title'&gt;{}&lt;/h2&gt;</text:p>
          </table:table-cell>
          <table:table-cell/>
        </table:table-row>
        <table:table-row table:style-name="ro1">
          <table:table-cell office:value-type="string" calcext:value-type="string">
            <text:p>an1.592-595:1.1</text:p>
          </table:table-cell>
          <table:table-cell office:value-type="string" calcext:value-type="string">
            <text:p>“Ekadhammo, bhikkhave, bhāvito bahulīkato sotāpattiphalasacchikiriyāya saṁvattati … sakadāgāmiphalasacchikiriyāya saṁvattati … anāgāmiphalasacchikiriyāya saṁvattati … arahattaphalasacchikiriyāya saṁvattati. </text:p>
          </table:table-cell>
          <table:table-cell/>
          <table:table-cell office:value-type="string" calcext:value-type="string">
            <text:p>„Ein Ding, Mönche und Nonnen, führt, wenn es entwickelt und gepflegt wird, zum Erlangen der Frucht des Eintauchens in die Strömung … der Einmalwiederkehr … der Nichtwiederkehr … der Vollendung. </text:p>
          </table:table-cell>
          <table:table-cell office:value-type="string" calcext:value-type="string">
            <text:p>“One thing, mendicants, when developed and cultivated leads to the realization of the fruit of stream-entry … once-return … non-return … perfect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59, ms15A1_466, msdiv580-583, ndp16.44, pts-vp-pli1.45, sc592.1, sya20.58</text:p>
          </table:table-cell>
        </table:table-row>
        <table:table-row table:style-name="ro1">
          <table:table-cell office:value-type="string" calcext:value-type="string">
            <text:p>an1.592-595:1.2</text:p>
          </table:table-cell>
          <table:table-cell office:value-type="string" calcext:value-type="string">
            <text:p>Katamo ekadhammo?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92-595:1.3</text:p>
          </table:table-cell>
          <table:table-cell office:value-type="string" calcext:value-type="string">
            <text:p>Kāyagatā sati.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92-595:1.4</text:p>
          </table:table-cell>
          <table:table-cell office:value-type="string" calcext:value-type="string">
            <text:p>Ayaṁ kho, bhikkhave, ekadhammo bhāvito bahulīkato sotāpattiphalasacchikiriyāya saṁvattati … sakadāgāmiphalasacchikiriyāya saṁvattati … anāgāmiphalasacchikiriyāya saṁvattati … arahattaphalasacchikiriyāya saṁvattatī”ti. </text:p>
          </table:table-cell>
          <table:table-cell/>
          <table:table-cell office:value-type="string" calcext:value-type="string">
            <text:p>Dieses eine Ding führt, wenn es entwickelt und gepflegt wird, zum Erlangen der Frucht des Eintauchens in die Strömung … der Einmalwiederkehr … der Nichtwiederkehr … der Vollendung.“ </text:p>
          </table:table-cell>
          <table:table-cell office:value-type="string" calcext:value-type="string">
            <text:p>This one thing, when developed and cultivated, leads to the realization of the fruit of stream-entry … once-return … non-return … perfectio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596-615:0.1</text:p>
          </table:table-cell>
          <table:table-cell office:value-type="string" calcext:value-type="string">
            <text:p>596–615 </text:p>
          </table:table-cell>
          <table:table-cell/>
          <table:table-cell table:number-columns-repeated="2" office:value-type="string" calcext:value-type="string">
            <text:p>596–615 </text:p>
          </table:table-cell>
          <table:table-cell table:number-columns-repeated="3" office:value-type="string" calcext:value-type="string">
            <text:p/>
          </table:table-cell>
          <table:table-cell office:value-type="string" calcext:value-type="string">
            <text:p>&lt;article id='an1.596-615'&gt;&lt;h2 class='sutta-title'&gt;{}&lt;/h2&gt;</text:p>
          </table:table-cell>
          <table:table-cell/>
        </table:table-row>
        <table:table-row table:style-name="ro1">
          <table:table-cell office:value-type="string" calcext:value-type="string">
            <text:p>an1.596-615:1.1</text:p>
          </table:table-cell>
          <table:table-cell office:value-type="string" calcext:value-type="string">
            <text:p>“Ekadhammo, bhikkhave, bhāvito bahulīkato paññāpaṭilābhāya saṁvattati … paññāvuddhiyā saṁvattati … paññāvepullāya saṁvattati … mahāpaññatāya saṁvattati … puthupaññatāya saṁvattati … vipulapaññatāya saṁvattati … gambhīrapaññatāya saṁvattati … asāmantapaññatāya saṁvattati … bhūripaññatāya saṁvattati … paññābāhullāya saṁvattati … sīghapaññatāya saṁvattati … lahupaññatāya saṁvattati … hāsapaññatāya saṁvattati … javanapaññatāya saṁvattati … tikkhapaññatāya saṁvattati … nibbedhikapaññatāya saṁvattati. </text:p>
          </table:table-cell>
          <table:table-cell office:value-type="string" calcext:value-type="string">
            <text:p>asāmantapaññatāya → asamatthapaññatāya (sya-all, km); asamattapaññatāya (mr); asamantapaññatāya (ṭīkā) | hāsapaññatāya → hāsupaññatāya (bj, pts1ed)</text:p>
          </table:table-cell>
          <table:table-cell office:value-type="string" calcext:value-type="string">
            <text:p>„Ein Ding, Mönche und Nonnen, führt, wenn es entwickelt und gepflegt wird, zum Erlangen von Weisheit … zum Anwachsen von Weisheit … zur Zunahme von Weisheit … zu bedeutender Weisheit … zu umfassender Weisheit … zu überreichlicher Weisheit … zu tiefgründiger Weisheit … zu außerordentlicher Weisheit … zu ausgedehnter Weisheit … zu beträchtlicher Weisheit … zu schneller Weisheit … zu heller Weisheit … zu lachender Weisheit … zu flinker Weisheit … zu scharfer Weisheit … zu durchdringender Weisheit. </text:p>
          </table:table-cell>
          <table:table-cell office:value-type="string" calcext:value-type="string">
            <text:p>“One thing, mendicants, when developed and cultivated, leads to the getting of wisdom … the growth of wisdom … the increase of wisdom … to great wisdom … to widespread wisdom … to abundant wisdom … to deep wisdom … to extraordinary wisdom … to vast wisdom … to much wisdom … to fast wisdom … to light wisdom … to laughing wisdom … to swift wisdom … to sharp wisdom … to penetrating wisdo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92, cck20.58, ms15A1_467, msdiv584-599, sc596.1, vri35.60</text:p>
          </table:table-cell>
        </table:table-row>
        <table:table-row table:style-name="ro1">
          <table:table-cell office:value-type="string" calcext:value-type="string">
            <text:p>an1.596-615:1.2</text:p>
          </table:table-cell>
          <table:table-cell office:value-type="string" calcext:value-type="string">
            <text:p>Katamo ekadhammo? </text:p>
          </table:table-cell>
          <table:table-cell/>
          <table:table-cell office:value-type="string" calcext:value-type="string">
            <text:p>Welches eine Ding? </text:p>
          </table:table-cell>
          <table:table-cell office:value-type="string" calcext:value-type="string">
            <text:p>What one t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96-615:1.3</text:p>
          </table:table-cell>
          <table:table-cell office:value-type="string" calcext:value-type="string">
            <text:p>Kāyagatā sati. </text:p>
          </table:table-cell>
          <table:table-cell/>
          <table:table-cell office:value-type="string" calcext:value-type="string">
            <text:p>Achtsamkeit auf den Körper. </text:p>
          </table:table-cell>
          <table:table-cell office:value-type="string" calcext:value-type="string">
            <text:p>Mindfulness of the bod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96-615:1.4</text:p>
          </table:table-cell>
          <table:table-cell office:value-type="string" calcext:value-type="string">
            <text:p>Ayaṁ kho, bhikkhave, ekadhammo bhāvito bahulīkato paññāpaṭilābhāya saṁvattati … paññāvuddhiyā saṁvattati … paññāvepullāya saṁvattati … mahāpaññatāya saṁvattati … puthupaññatāya saṁvattati … vipulapaññatāya saṁvattati … gambhīrapaññatāya saṁvattati … asāmantapaññatāya saṁvattati … bhūripaññatāya saṁvattati … paññābāhullāya saṁvattati … sīghapaññatāya saṁvattati … lahupaññatāya saṁvattati … hāsapaññatāya saṁvattati … javanapaññatāya saṁvattati … tikkhapaññatāya saṁvattati … nibbedhikapaññatāya saṁvattatī”ti. </text:p>
          </table:table-cell>
          <table:table-cell/>
          <table:table-cell office:value-type="string" calcext:value-type="string">
            <text:p>Dieses eine Ding führt, wenn es entwickelt und gepflegt wird, zum Erlangen von Weisheit … zum Anwachsen von Weisheit … zur Zunahme von Weisheit … zu bedeutender Weisheit … zu umfassender Weisheit … zu überreichlicher Weisheit … zu tiefgründiger Weisheit … zu außerordentlicher Weisheit … zu ausgedehnter Weisheit … zu beträchtlicher Weisheit … zu schneller Weisheit … zu heller Weisheit … zu lachender Weisheit … zu flinker Weisheit … zu scharfer Weisheit … zu durchdringender Weisheit.“ </text:p>
          </table:table-cell>
          <table:table-cell office:value-type="string" calcext:value-type="string">
            <text:p>This one thing, when developed and cultivated, leads to the getting of wisdom … the growth of wisdom … the increase of wisdom … to great wisdom … to widespread wisdom … to abundant wisdom … to deep wisdom … to extraordinary wisdom … to vast wisdom … to much wisdom … to fast wisdom … to light wisdom … to laughing wisdom … to swift wisdom … to sharp wisdom … to penetrating wisdom.”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96-615:1.5</text:p>
          </table:table-cell>
          <table:table-cell office:value-type="string" calcext:value-type="string">
            <text:p>(Kāyagatāsativagg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1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11-20'&gt;&lt;header&gt;&lt;ul&gt;&lt;li class='division'&gt;{}&lt;/li&gt;</text:p>
          </table:table-cell>
          <table:table-cell/>
        </table:table-row>
        <table:table-row table:style-name="ro2">
          <table:table-cell office:value-type="string" calcext:value-type="string">
            <text:p>an1.11:0.2</text:p>
          </table:table-cell>
          <table:table-cell office:value-type="string" calcext:value-type="string">
            <text:p>2. Nīvaraṇappahānavagga </text:p>
          </table:table-cell>
          <table:table-cell office:value-type="string" calcext:value-type="string">
            <text:p>Nīvaraṇappahānavagga → nīvaraṇappahāṇavaggo (bj); nīvaraṇavagga (pts1ed)</text:p>
          </table:table-cell>
          <table:table-cell office:value-type="string" calcext:value-type="string">
            <text:p>2. Die Hindernisse beseitigen</text:p>
          </table:table-cell>
          <table:table-cell office:value-type="string" calcext:value-type="string">
            <text:p>2. Giving Up the Hindrances </text:p>
          </table:table-cell>
          <table:table-cell office:value-type="string" calcext:value-type="string">
            <text:p>第二　妨げを手放す (断蓋品) </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11:0.3</text:p>
          </table:table-cell>
          <table:table-cell office:value-type="float" office:value="11" calcext:value-type="float">
            <text:p>11</text:p>
          </table:table-cell>
          <table:table-cell/>
          <table:table-cell table:number-columns-repeated="3" office:value-type="string" calcext:value-type="string">
            <text:p>11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11:1.1</text:p>
          </table:table-cell>
          <table:table-cell office:value-type="string" calcext:value-type="string">
            <text:p>“Nāhaṁ, bhikkhave, aññaṁ ekadhammampi samanupassāmi yena anuppanno vā kāmacchando uppajjati uppanno vā kāmacchando bhiyyobhāvāya vepullāya saṁvattati yathayidaṁ, bhikkhave, subhanimittaṁ. </text:p>
          </table:table-cell>
          <table:table-cell/>
          <table:table-cell office:value-type="string" calcext:value-type="string">
            <text:p>„Mönche und Nonnen, ich sehe kein einziges Ding, das sinnliches Verlangen so entstehen lässt oder es wachsen und zunehmen lässt, wenn es entstanden ist, wie das Merkmal der Schönheit. </text:p>
          </table:table-cell>
          <table:table-cell office:value-type="string" calcext:value-type="string">
            <text:p>“Mendicants, I do not see a single thing that gives rise to sensual desire, or, when it has arisen, makes it increase and grow like the feature of beauty. </text:p>
          </table:table-cell>
          <table:table-cell office:value-type="string" calcext:value-type="string">
            <text:p>「托鉢僧侶たちよ、美しさという特性ほど、五感の欲求を起こし、一度起こればそれを強くて大きいものにする物は他には一つも見ません。 </text:p>
          </table:table-cell>
          <table:table-cell table:number-columns-repeated="2" office:value-type="string" calcext:value-type="string">
            <text:p/>
          </table:table-cell>
          <table:table-cell office:value-type="string" calcext:value-type="string">
            <text:p>&lt;article id='an1.11'&gt;&lt;p&gt;{}</text:p>
          </table:table-cell>
          <table:table-cell office:value-type="string" calcext:value-type="string">
            <text:p>bj18.6, cck20.3, dr20.3, ms15A1_24, msdiv11, pts-vp-pli1.3, sc11.1, vri35.4</text:p>
          </table:table-cell>
        </table:table-row>
        <table:table-row table:style-name="ro1">
          <table:table-cell office:value-type="string" calcext:value-type="string">
            <text:p>an1.11:1.2</text:p>
          </table:table-cell>
          <table:table-cell office:value-type="string" calcext:value-type="string">
            <text:p>Subhanimittaṁ, bhikkhave, ayoniso manasi karoto anuppanno ceva kāmacchando uppajjati uppanno ca kāmacchando bhiyyobhāvāya vepullāya saṁvattatī”ti. </text:p>
          </table:table-cell>
          <table:table-cell/>
          <table:table-cell office:value-type="string" calcext:value-type="string">
            <text:p>Wenn man sich mit dem Merkmal der Schönheit ungenau befasst, entsteht sinnliches Verlangen, und wenn es entstanden ist, wächst es und nimmt zu.“ </text:p>
          </table:table-cell>
          <table:table-cell office:value-type="string" calcext:value-type="string">
            <text:p>When you attend improperly to the feature of beauty, sensual desire arises, and once arisen it increases and grows.” </text:p>
          </table:table-cell>
          <table:table-cell office:value-type="string" calcext:value-type="string">
            <text:p>美しさという特性に不適正な注意を払うと、五感の欲求が起こり、一度起こればそれは強く大きくなり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2:0.1</text:p>
          </table:table-cell>
          <table:table-cell office:value-type="float" office:value="12" calcext:value-type="float">
            <text:p>12</text:p>
          </table:table-cell>
          <table:table-cell/>
          <table:table-cell table:number-columns-repeated="3" office:value-type="string" calcext:value-type="string">
            <text:p>12 </text:p>
          </table:table-cell>
          <table:table-cell table:number-columns-repeated="2" office:value-type="string" calcext:value-type="string">
            <text:p/>
          </table:table-cell>
          <table:table-cell office:value-type="string" calcext:value-type="string">
            <text:p>&lt;article id='an1.12'&gt;&lt;h2 class='sutta-title'&gt;{}&lt;/h2&gt;</text:p>
          </table:table-cell>
          <table:table-cell/>
        </table:table-row>
        <table:table-row table:style-name="ro1">
          <table:table-cell office:value-type="string" calcext:value-type="string">
            <text:p>an1.12:1.1</text:p>
          </table:table-cell>
          <table:table-cell office:value-type="string" calcext:value-type="string">
            <text:p>“Nāhaṁ, bhikkhave, aññaṁ ekadhammampi samanupassāmi yena anuppanno vā byāpādo uppajjati uppanno vā byāpādo bhiyyobhāvāya vepullāya saṁvattati yathayidaṁ, bhikkhave, paṭighanimittaṁ. </text:p>
          </table:table-cell>
          <table:table-cell/>
          <table:table-cell office:value-type="string" calcext:value-type="string">
            <text:p>„Mönche und Nonnen, ich sehe kein einziges Ding, das bösen Willen so entstehen lässt oder ihn wachsen und zunehmen lässt, wenn er entstanden ist, wie das Merkmal der Härte. </text:p>
          </table:table-cell>
          <table:table-cell office:value-type="string" calcext:value-type="string">
            <text:p>“Mendicants, I do not see a single thing that gives rise to ill will, or, when it has arisen, makes it increase and grow like the feature of harshness. </text:p>
          </table:table-cell>
          <table:table-cell office:value-type="string" calcext:value-type="string">
            <text:p>「托鉢僧侶たちよ、厳しさという特性ほど、敵意を起こし、一度起こればそれを強くて大きいものにする物は他には一つも見ません。</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3, csp2ed15.3, ms15A1_26, msdiv12, sc12.1</text:p>
          </table:table-cell>
        </table:table-row>
        <table:table-row table:style-name="ro1">
          <table:table-cell office:value-type="string" calcext:value-type="string">
            <text:p>an1.12:1.2</text:p>
          </table:table-cell>
          <table:table-cell office:value-type="string" calcext:value-type="string">
            <text:p>Paṭighanimittaṁ, bhikkhave, ayoniso manasi karoto anuppanno ceva byāpādo uppajjati uppanno ca byāpādo bhiyyobhāvāya vepullāya saṁvattatī”ti. </text:p>
          </table:table-cell>
          <table:table-cell/>
          <table:table-cell office:value-type="string" calcext:value-type="string">
            <text:p>Wenn man sich mit dem Merkmal der Härte ungenau befasst, entsteht böser Wille, und wenn er entstanden ist, wächst er und nimmt zu.“ </text:p>
          </table:table-cell>
          <table:table-cell office:value-type="string" calcext:value-type="string">
            <text:p>When you attend improperly to the feature of harshness, ill will arises, and once arisen it increases and grows.” </text:p>
          </table:table-cell>
          <table:table-cell office:value-type="string" calcext:value-type="string">
            <text:p>厳しさという特性に不適正な注意を払うと、敵意が起こり、一度起こればそれは強く大きくなります。」</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2: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3:0.1</text:p>
          </table:table-cell>
          <table:table-cell office:value-type="float" office:value="13" calcext:value-type="float">
            <text:p>13</text:p>
          </table:table-cell>
          <table:table-cell/>
          <table:table-cell table:number-columns-repeated="3" office:value-type="string" calcext:value-type="string">
            <text:p>13 </text:p>
          </table:table-cell>
          <table:table-cell table:number-columns-repeated="2" office:value-type="string" calcext:value-type="string">
            <text:p/>
          </table:table-cell>
          <table:table-cell office:value-type="string" calcext:value-type="string">
            <text:p>&lt;article id='an1.13'&gt;&lt;h2 class='sutta-title'&gt;{}&lt;/h2&gt;</text:p>
          </table:table-cell>
          <table:table-cell/>
        </table:table-row>
        <table:table-row table:style-name="ro1">
          <table:table-cell office:value-type="string" calcext:value-type="string">
            <text:p>an1.13:1.1</text:p>
          </table:table-cell>
          <table:table-cell office:value-type="string" calcext:value-type="string">
            <text:p>“Nāhaṁ, bhikkhave, aññaṁ ekadhammampi samanupassāmi yena anuppannaṁ vā thinamiddhaṁ uppajjati uppannaṁ vā thinamiddhaṁ bhiyyobhāvāya vepullāya saṁvattati yathayidaṁ, bhikkhave, arati tandī vijambhitā bhattasammado cetaso ca līnattaṁ. </text:p>
          </table:table-cell>
          <table:table-cell office:value-type="string" calcext:value-type="string">
            <text:p>thinamiddhaṁ → thīnamiddhaṁ (bj, sya-all, km, pts1ed) | tandī → tandi (sya-all, mr) | vijambhitā → vijambhikā (bj, sya-all, km, pts1ed)</text:p>
          </table:table-cell>
          <table:table-cell office:value-type="string" calcext:value-type="string">
            <text:p>„Mönche und Nonnen, ich sehe kein einziges Ding, das Dumpfheit und Benommenheit so entstehen lässt oder diese wachsen und zunehmen lässt, wenn sie entstanden sind, wie Unzufriedenheit, Faulheit, Gähnen, Schläfrigkeit nach dem Essen und geistige Trägheit. </text:p>
          </table:table-cell>
          <table:table-cell office:value-type="string" calcext:value-type="string">
            <text:p>“Mendicants, I do not see a single thing that gives rise to dullness and drowsiness, or, when they have arisen, makes them increase and grow like discontent, sloth, yawning, sleepiness after eating, and mental sluggishness. </text:p>
          </table:table-cell>
          <table:table-cell office:value-type="string" calcext:value-type="string">
            <text:p>「托鉢僧侶たちよ、不満、怠けること、あくび、食べすぎ、心の横着さほど、だるさや眠気を起こし、一度起こればそれを強くて大きいものにす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8, msdiv13, ndp16.5, sc13.1, sya20.4</text:p>
          </table:table-cell>
        </table:table-row>
        <table:table-row table:style-name="ro1">
          <table:table-cell office:value-type="string" calcext:value-type="string">
            <text:p>an1.13:1.2</text:p>
          </table:table-cell>
          <table:table-cell office:value-type="string" calcext:value-type="string">
            <text:p>Līnacittassa, bhikkhave, anuppannañceva thinamiddhaṁ uppajjati uppannañca thinamiddhaṁ bhiyyobhāvāya vepullāya saṁvattatī”ti. </text:p>
          </table:table-cell>
          <table:table-cell/>
          <table:table-cell office:value-type="string" calcext:value-type="string">
            <text:p>Mit einem trägen Geist entstehen Dumpfheit und Benommenheit, und wenn sie entstanden sind, wachsen sie und nehmen zu.“ </text:p>
          </table:table-cell>
          <table:table-cell office:value-type="string" calcext:value-type="string">
            <text:p>When you have a sluggish mind, dullness and drowsiness arise, and once arisen they increase and grow.” </text:p>
          </table:table-cell>
          <table:table-cell office:value-type="string" calcext:value-type="string">
            <text:p>横着な心があると、だるさや眠気が起こり、一度起これば強く大きくな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3: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4:0.1</text:p>
          </table:table-cell>
          <table:table-cell office:value-type="float" office:value="14" calcext:value-type="float">
            <text:p>14</text:p>
          </table:table-cell>
          <table:table-cell/>
          <table:table-cell table:number-columns-repeated="3" office:value-type="string" calcext:value-type="string">
            <text:p>14 </text:p>
          </table:table-cell>
          <table:table-cell table:number-columns-repeated="2" office:value-type="string" calcext:value-type="string">
            <text:p/>
          </table:table-cell>
          <table:table-cell office:value-type="string" calcext:value-type="string">
            <text:p>&lt;article id='an1.14'&gt;&lt;h2 class='sutta-title'&gt;{}&lt;/h2&gt;</text:p>
          </table:table-cell>
          <table:table-cell/>
        </table:table-row>
        <table:table-row table:style-name="ro1">
          <table:table-cell office:value-type="string" calcext:value-type="string">
            <text:p>an1.14:1.1</text:p>
          </table:table-cell>
          <table:table-cell office:value-type="string" calcext:value-type="string">
            <text:p>“Nāhaṁ, bhikkhave, aññaṁ ekadhammampi samanupassāmi yena anuppannaṁ vā uddhaccakukkuccaṁ uppajjati uppannaṁ vā uddhaccakukkuccaṁ bhiyyobhāvāya vepullāya saṁvattati yathayidaṁ, bhikkhave, cetaso avūpasamo. </text:p>
          </table:table-cell>
          <table:table-cell/>
          <table:table-cell office:value-type="string" calcext:value-type="string">
            <text:p>„Mönche und Nonnen, ich sehe kein einziges Ding, das Rastlosigkeit und Reue so entstehen lässt oder diese wachsen und zunehmen lässt, wenn sie entstanden sind, wie ein unsteter Geist. </text:p>
          </table:table-cell>
          <table:table-cell office:value-type="string" calcext:value-type="string">
            <text:p>“Mendicants, I do not see a single thing that gives rise to restlessness and remorse, or, when they have arisen, makes them increase and grow like an unsettled mind. </text:p>
          </table:table-cell>
          <table:table-cell office:value-type="string" calcext:value-type="string">
            <text:p>「托鉢僧侶たちよ、安らぎのない心ほど、気分の高ぶりや悔やみを起こし、一度起こればそれを強くて大きいものにす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0, msdiv14, sc14.1</text:p>
          </table:table-cell>
        </table:table-row>
        <table:table-row table:style-name="ro1">
          <table:table-cell office:value-type="string" calcext:value-type="string">
            <text:p>an1.14:1.2</text:p>
          </table:table-cell>
          <table:table-cell office:value-type="string" calcext:value-type="string">
            <text:p>Avūpasantacittassa, bhikkhave, anuppannañceva uddhaccakukkuccaṁ uppajjati uppannañca uddhaccakukkuccaṁ bhiyyobhāvāya vepullāya saṁvattatī”ti. </text:p>
          </table:table-cell>
          <table:table-cell/>
          <table:table-cell office:value-type="string" calcext:value-type="string">
            <text:p>Wenn man keinen inneren Frieden hat, entstehen Rastlosigkeit und Reue, und wenn sie entstanden sind, wachsen sie und nehmen zu.“ </text:p>
          </table:table-cell>
          <table:table-cell office:value-type="string" calcext:value-type="string">
            <text:p>When you have no peace of mind, restlessness and remorse arise, and once arisen they increase and grow.” </text:p>
          </table:table-cell>
          <table:table-cell office:value-type="string" calcext:value-type="string">
            <text:p>心の安らぎがないと、気分の高ぶりや悔やみが起こり、一度起これば強く大きくな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4:1.3</text:p>
          </table:table-cell>
          <table:table-cell office:value-type="string" calcext:value-type="string">
            <text:p>Catutthaṁ. </text:p>
          </table:table-cell>
          <table:table-cell/>
          <table:table-cell table:number-columns-repeated="2" office:value-type="string" calcext:value-type="string">
            <text:p><text:s/></text:p>
          </table:table-cell>
          <table:table-cell office:value-type="string" calcext:value-type="string">
            <text:p><text:s text:c="2"/></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5:0.1</text:p>
          </table:table-cell>
          <table:table-cell office:value-type="float" office:value="15" calcext:value-type="float">
            <text:p>15</text:p>
          </table:table-cell>
          <table:table-cell/>
          <table:table-cell table:number-columns-repeated="3" office:value-type="string" calcext:value-type="string">
            <text:p>15 </text:p>
          </table:table-cell>
          <table:table-cell table:number-columns-repeated="2" office:value-type="string" calcext:value-type="string">
            <text:p/>
          </table:table-cell>
          <table:table-cell office:value-type="string" calcext:value-type="string">
            <text:p>&lt;article id='an1.15'&gt;&lt;h2 class='sutta-title'&gt;{}&lt;/h2&gt;</text:p>
          </table:table-cell>
          <table:table-cell/>
        </table:table-row>
        <table:table-row table:style-name="ro1">
          <table:table-cell office:value-type="string" calcext:value-type="string">
            <text:p>an1.15:1.1</text:p>
          </table:table-cell>
          <table:table-cell office:value-type="string" calcext:value-type="string">
            <text:p>“Nāhaṁ, bhikkhave, aññaṁ ekadhammampi samanupassāmi yena anuppannā vā vicikicchā uppajjati uppannā vā vicikicchā bhiyyobhāvāya vepullāya saṁvattati yathayidaṁ, bhikkhave, ayonisomanasikāro. </text:p>
          </table:table-cell>
          <table:table-cell/>
          <table:table-cell office:value-type="string" calcext:value-type="string">
            <text:p>„Mönche und Nonnen, ich sehe kein einziges Ding, das Zweifel so entstehen lässt oder ihn wachsen und zunehmen lässt, wenn er entstanden ist, wie ungenaue Aufmerksamkeit. </text:p>
          </table:table-cell>
          <table:table-cell office:value-type="string" calcext:value-type="string">
            <text:p>“Mendicants, I do not see a single thing that gives rise to doubt, or, when it has arisen, makes it increase and grow like improper attention. </text:p>
          </table:table-cell>
          <table:table-cell office:value-type="string" calcext:value-type="string">
            <text:p>「托鉢僧侶たちよ、不適正な注意ほど、疑いを起こし、一度起こればそれを強くて大きいものにす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4, dr20.4, ms15A1_32, msdiv15, pts-vp-pli1.4, sc15.1, vri35.5</text:p>
          </table:table-cell>
        </table:table-row>
        <table:table-row table:style-name="ro1">
          <table:table-cell office:value-type="string" calcext:value-type="string">
            <text:p>an1.15:1.2</text:p>
          </table:table-cell>
          <table:table-cell office:value-type="string" calcext:value-type="string">
            <text:p>Ayoniso, bhikkhave, manasi karoto anuppannā ceva vicikicchā uppajjati uppannā ca vicikicchā bhiyyobhāvāya vepullāya saṁvattatī”ti. </text:p>
          </table:table-cell>
          <table:table-cell/>
          <table:table-cell office:value-type="string" calcext:value-type="string">
            <text:p>Wenn man ungenau hinschaut, entsteht Zweifel, und wenn er entstanden ist, wächst er und nimmt zu.“ </text:p>
          </table:table-cell>
          <table:table-cell office:value-type="string" calcext:value-type="string">
            <text:p>When you attend improperly, doubt arises, and once arisen it increases and grows.” </text:p>
          </table:table-cell>
          <table:table-cell office:value-type="string" calcext:value-type="string">
            <text:p>不適正な注意を払うと、疑いが起こり、一度起こればそれは強く大きくな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5:1.3</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6:0.1</text:p>
          </table:table-cell>
          <table:table-cell office:value-type="float" office:value="16" calcext:value-type="float">
            <text:p>16</text:p>
          </table:table-cell>
          <table:table-cell/>
          <table:table-cell table:number-columns-repeated="3" office:value-type="string" calcext:value-type="string">
            <text:p>16 </text:p>
          </table:table-cell>
          <table:table-cell table:number-columns-repeated="2" office:value-type="string" calcext:value-type="string">
            <text:p/>
          </table:table-cell>
          <table:table-cell office:value-type="string" calcext:value-type="string">
            <text:p>&lt;article id='an1.16'&gt;&lt;h2 class='sutta-title'&gt;{}&lt;/h2&gt;</text:p>
          </table:table-cell>
          <table:table-cell/>
        </table:table-row>
        <table:table-row table:style-name="ro1">
          <table:table-cell office:value-type="string" calcext:value-type="string">
            <text:p>an1.16:1.1</text:p>
          </table:table-cell>
          <table:table-cell office:value-type="string" calcext:value-type="string">
            <text:p>“Nāhaṁ, bhikkhave, aññaṁ ekadhammampi samanupassāmi yena anuppanno vā kāmacchando nuppajjati uppanno vā kāmacchando pahīyati yathayidaṁ, bhikkhave, asubhanimittaṁ. </text:p>
          </table:table-cell>
          <table:table-cell/>
          <table:table-cell office:value-type="string" calcext:value-type="string">
            <text:p>„Mönche und Nonnen, ich sehe kein einziges Ding, das sinnliches Verlangen so am Entstehen hindert oder es zum Verschwinden bringt, wenn es entstanden ist, wie das Merkmal der Hässlichkeit. </text:p>
          </table:table-cell>
          <table:table-cell office:value-type="string" calcext:value-type="string">
            <text:p>“Mendicants, I do not see a single thing that prevents sensual desire from arising, or, when it has arisen, abandons it like the feature of ugliness. </text:p>
          </table:table-cell>
          <table:table-cell office:value-type="string" calcext:value-type="string">
            <text:p>「托鉢僧侶たちよ、醜さという特性ほど、五感の欲求を起こさず、すでに起こった欲求を捨て去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8, ms15A1_34, msdiv16, sc16.1</text:p>
          </table:table-cell>
        </table:table-row>
        <table:table-row table:style-name="ro1">
          <table:table-cell office:value-type="string" calcext:value-type="string">
            <text:p>an1.16:1.2</text:p>
          </table:table-cell>
          <table:table-cell office:value-type="string" calcext:value-type="string">
            <text:p>Asubhanimittaṁ, bhikkhave, yoniso manasi karoto anuppanno ceva kāmacchando nuppajjati uppanno ca kāmacchando pahīyatī”ti. </text:p>
          </table:table-cell>
          <table:table-cell/>
          <table:table-cell office:value-type="string" calcext:value-type="string">
            <text:p>Wenn man sich mit dem Merkmal der Hässlichkeit genau befasst, entsteht kein sinnliches Verlangen, und wenn es bereits entstanden ist, verschwindet es.“ </text:p>
          </table:table-cell>
          <table:table-cell office:value-type="string" calcext:value-type="string">
            <text:p>When you attend properly to the feature of ugliness, sensual desire does not arise, or, if it has already arisen, it’s given up.” </text:p>
          </table:table-cell>
          <table:table-cell office:value-type="string" calcext:value-type="string">
            <text:p>醜さという特性に適正な注意を払うと、五感の欲求が起こらず、すでに起こった欲求は捨て去られ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6:1.3</text:p>
          </table:table-cell>
          <table:table-cell office:value-type="string" calcext:value-type="string">
            <text:p>Chaṭṭhaṁ. </text:p>
          </table:table-cell>
          <table:table-cell/>
          <table:table-cell table:number-columns-repeated="2" office:value-type="string" calcext:value-type="string">
            <text:p><text:s/></text:p>
          </table:table-cell>
          <table:table-cell office:value-type="string" calcext:value-type="string">
            <text:p><text:s text:c="2"/></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7:0.1</text:p>
          </table:table-cell>
          <table:table-cell office:value-type="float" office:value="17" calcext:value-type="float">
            <text:p>17</text:p>
          </table:table-cell>
          <table:table-cell/>
          <table:table-cell table:number-columns-repeated="3" office:value-type="string" calcext:value-type="string">
            <text:p>17 </text:p>
          </table:table-cell>
          <table:table-cell table:number-columns-repeated="2" office:value-type="string" calcext:value-type="string">
            <text:p/>
          </table:table-cell>
          <table:table-cell office:value-type="string" calcext:value-type="string">
            <text:p>&lt;article id='an1.17'&gt;&lt;h2 class='sutta-title'&gt;{}&lt;/h2&gt;</text:p>
          </table:table-cell>
          <table:table-cell/>
        </table:table-row>
        <table:table-row table:style-name="ro1">
          <table:table-cell office:value-type="string" calcext:value-type="string">
            <text:p>an1.17:1.1</text:p>
          </table:table-cell>
          <table:table-cell office:value-type="string" calcext:value-type="string">
            <text:p>“Nāhaṁ, bhikkhave, aññaṁ ekadhammampi samanupassāmi yena anuppanno vā byāpādo nuppajjati uppanno vā byāpādo pahīyati yathayidaṁ, bhikkhave, mettā cetovimutti. </text:p>
          </table:table-cell>
          <table:table-cell/>
          <table:table-cell office:value-type="string" calcext:value-type="string">
            <text:p>„Mönche und Nonnen, ich sehe kein einziges Ding, das bösen Willen so am Entstehen hindert oder ihn verschwinden lässt, wenn er entstanden ist, wie die Erlösung des Herzens durch Liebe. </text:p>
          </table:table-cell>
          <table:table-cell office:value-type="string" calcext:value-type="string">
            <text:p>“Mendicants, I do not see a single thing that prevents ill will from arising, or, when it has arisen, abandons it like the heart’s release by love. </text:p>
          </table:table-cell>
          <table:table-cell office:value-type="string" calcext:value-type="string">
            <text:p>「托鉢僧侶たちよ、慈しみによる心の解放ほど、敵意を起こさず、すでに起こった敵意を捨て去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4, csp2ed15.4, ms15A1_36, msdiv17, sc17.1, sya20.5</text:p>
          </table:table-cell>
        </table:table-row>
        <table:table-row table:style-name="ro1">
          <table:table-cell office:value-type="string" calcext:value-type="string">
            <text:p>an1.17:1.2</text:p>
          </table:table-cell>
          <table:table-cell office:value-type="string" calcext:value-type="string">
            <text:p>Mettaṁ, bhikkhave, cetovimuttiṁ yoniso manasi karoto anuppanno ceva byāpādo nuppajjati uppanno ca byāpādo pahīyatī”ti. </text:p>
          </table:table-cell>
          <table:table-cell/>
          <table:table-cell office:value-type="string" calcext:value-type="string">
            <text:p>Wenn man sich mit der Erlösung des Herzens durch Liebe genau befasst, entsteht kein böser Wille, und wenn er bereits entstanden ist, verschwindet er.“ </text:p>
          </table:table-cell>
          <table:table-cell office:value-type="string" calcext:value-type="string">
            <text:p>When you attend properly on the heart’s release by love, ill will does not arise, or, if it has already arisen, it’s given up.” </text:p>
          </table:table-cell>
          <table:table-cell office:value-type="string" calcext:value-type="string">
            <text:p>慈しみによる心の解放に適正な注意を払うと、、敵意が起こらず、すでに起こった敵意は捨て去られ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7:1.3</text:p>
          </table:table-cell>
          <table:table-cell office:value-type="string" calcext:value-type="string">
            <text:p>Sattamaṁ. </text:p>
          </table:table-cell>
          <table:table-cell/>
          <table:table-cell table:number-columns-repeated="2" office:value-type="string" calcext:value-type="string">
            <text:p><text:s/></text:p>
          </table:table-cell>
          <table:table-cell office:value-type="string" calcext:value-type="string">
            <text:p><text:s text:c="3"/></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8:0.1</text:p>
          </table:table-cell>
          <table:table-cell office:value-type="float" office:value="18" calcext:value-type="float">
            <text:p>18</text:p>
          </table:table-cell>
          <table:table-cell/>
          <table:table-cell table:number-columns-repeated="3" office:value-type="string" calcext:value-type="string">
            <text:p>18 </text:p>
          </table:table-cell>
          <table:table-cell table:number-columns-repeated="2" office:value-type="string" calcext:value-type="string">
            <text:p/>
          </table:table-cell>
          <table:table-cell office:value-type="string" calcext:value-type="string">
            <text:p>&lt;article id='an1.18'&gt;&lt;h2 class='sutta-title'&gt;{}&lt;/h2&gt;</text:p>
          </table:table-cell>
          <table:table-cell/>
        </table:table-row>
        <table:table-row table:style-name="ro1">
          <table:table-cell office:value-type="string" calcext:value-type="string">
            <text:p>an1.18:1.1</text:p>
          </table:table-cell>
          <table:table-cell office:value-type="string" calcext:value-type="string">
            <text:p>“Nāhaṁ, bhikkhave, aññaṁ ekadhammampi samanupassāmi yena anuppannaṁ vā thinamiddhaṁ nuppajjati uppannaṁ vā thinamiddhaṁ pahīyati yathayidaṁ, bhikkhave, ārambhadhātu nikkamadhātu parakkamadhātu. </text:p>
          </table:table-cell>
          <table:table-cell/>
          <table:table-cell office:value-type="string" calcext:value-type="string">
            <text:p>„Mönche und Nonnen, ich sehe kein einziges Ding, das Dumpfheit und Benommenheit so am Entstehen hindert oder diese verschwinden lässt, wenn sie entstanden sind, wie die Elemente der Entschlossenheit, Beharrlichkeit und Tatkraft. </text:p>
          </table:table-cell>
          <table:table-cell office:value-type="string" calcext:value-type="string">
            <text:p>“Mendicants, I do not see a single thing that prevents dullness and drowsiness from arising, or, when they have arisen, gives them up like the elements of initiative, persistence, and vigor. </text:p>
          </table:table-cell>
          <table:table-cell office:value-type="string" calcext:value-type="string">
            <text:p>「托鉢僧侶たちよ、やる気の要素、根気の要素、活気の要素ほど、だるさや眠気を起こさず、すでに起こっただるさや眠気を捨て去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8, msdiv18, sc18.1</text:p>
          </table:table-cell>
        </table:table-row>
        <table:table-row table:style-name="ro1">
          <table:table-cell office:value-type="string" calcext:value-type="string">
            <text:p>an1.18:1.2</text:p>
          </table:table-cell>
          <table:table-cell office:value-type="string" calcext:value-type="string">
            <text:p>Āraddhavīriyassa, bhikkhave, anuppannañceva thinamiddhaṁ nuppajjati uppannañca thinamiddhaṁ pahīyatī”ti. </text:p>
          </table:table-cell>
          <table:table-cell/>
          <table:table-cell office:value-type="string" calcext:value-type="string">
            <text:p>Wenn man tatkräftig ist, entstehen Dumpfheit und Benommenheit nicht, und wenn sie bereits entstanden sind, verschwinden sie.“ </text:p>
          </table:table-cell>
          <table:table-cell office:value-type="string" calcext:value-type="string">
            <text:p>When you’re energetic, dullness and drowsiness do not arise, or, if they’ve already arisen, they’re given up.” </text:p>
          </table:table-cell>
          <table:table-cell office:value-type="string" calcext:value-type="string">
            <text:p>活気に満ちていると、だるさや眠気が起こらず、すでに起こっただるさや眠気は捨て去られ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8:1.3</text:p>
          </table:table-cell>
          <table:table-cell office:value-type="string" calcext:value-type="string">
            <text:p>Aṭṭhamaṁ. </text:p>
          </table:table-cell>
          <table:table-cell/>
          <table:table-cell table:number-columns-repeated="2" office:value-type="string" calcext:value-type="string">
            <text:p><text:s/></text:p>
          </table:table-cell>
          <table:table-cell office:value-type="string" calcext:value-type="string">
            <text:p><text:s text:c="3"/></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9:0.1</text:p>
          </table:table-cell>
          <table:table-cell office:value-type="float" office:value="19" calcext:value-type="float">
            <text:p>19</text:p>
          </table:table-cell>
          <table:table-cell/>
          <table:table-cell table:number-columns-repeated="3" office:value-type="string" calcext:value-type="string">
            <text:p>19 </text:p>
          </table:table-cell>
          <table:table-cell table:number-columns-repeated="2" office:value-type="string" calcext:value-type="string">
            <text:p/>
          </table:table-cell>
          <table:table-cell office:value-type="string" calcext:value-type="string">
            <text:p>&lt;article id='an1.19'&gt;&lt;h2 class='sutta-title'&gt;{}&lt;/h2&gt;</text:p>
          </table:table-cell>
          <table:table-cell/>
        </table:table-row>
        <table:table-row table:style-name="ro1">
          <table:table-cell office:value-type="string" calcext:value-type="string">
            <text:p>an1.19:1.1</text:p>
          </table:table-cell>
          <table:table-cell office:value-type="string" calcext:value-type="string">
            <text:p>“Nāhaṁ, bhikkhave, aññaṁ ekadhammampi samanupassāmi yena anuppannaṁ vā uddhaccakukkuccaṁ nuppajjati uppannaṁ vā uddhaccakukkuccaṁ pahīyati yathayidaṁ, bhikkhave, cetaso vūpasamo. </text:p>
          </table:table-cell>
          <table:table-cell/>
          <table:table-cell office:value-type="string" calcext:value-type="string">
            <text:p>„Mönche und Nonnen, ich sehe kein einziges Ding, das Rastlosigkeit und Reue so am Entstehen hindert oder diese verschwinden lässt, wenn sie entstanden sind, wie innerer Frieden. </text:p>
          </table:table-cell>
          <table:table-cell office:value-type="string" calcext:value-type="string">
            <text:p>“Mendicants, I do not see a single thing that prevents restlessness and remorse from arising, or, when they have arisen, gives them up like peace of mind. </text:p>
          </table:table-cell>
          <table:table-cell office:value-type="string" calcext:value-type="string">
            <text:p>「托鉢僧侶たちよ、心の安らぎほど、気分の高ぶりや悔やみを起こさず、すでに起こった気分の高ぶりや悔やみを捨て去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5, dr20.5, ms15A1_40, msdiv19, ndp16.6, sc19.1</text:p>
          </table:table-cell>
        </table:table-row>
        <table:table-row table:style-name="ro1">
          <table:table-cell office:value-type="string" calcext:value-type="string">
            <text:p>an1.19:1.2</text:p>
          </table:table-cell>
          <table:table-cell office:value-type="string" calcext:value-type="string">
            <text:p>Vūpasantacittassa, bhikkhave, anuppannañceva uddhaccakukkuccaṁ nuppajjati uppannañca uddhaccakukkuccaṁ pahīyatī”ti. </text:p>
          </table:table-cell>
          <table:table-cell/>
          <table:table-cell office:value-type="string" calcext:value-type="string">
            <text:p>Wenn der Geist voller Frieden ist, entstehen Rastlosigkeit und Reue nicht, und wenn sie bereits entstanden sind, verschwinden sie.“ </text:p>
          </table:table-cell>
          <table:table-cell office:value-type="string" calcext:value-type="string">
            <text:p>When your mind is peaceful, restlessness and remorse do not arise, or, if they’ve already arisen, they’re given up.” </text:p>
          </table:table-cell>
          <table:table-cell office:value-type="string" calcext:value-type="string">
            <text:p>心安らかだと、気分の高ぶりや悔やみが起こらず、すでに起こった気分の高ぶりや悔やみは捨て去られ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9:1.3</text:p>
          </table:table-cell>
          <table:table-cell office:value-type="string" calcext:value-type="string">
            <text:p>Navamaṁ. </text:p>
          </table:table-cell>
          <table:table-cell/>
          <table:table-cell table:number-columns-repeated="2" office:value-type="string" calcext:value-type="string">
            <text:p><text:s/></text:p>
          </table:table-cell>
          <table:table-cell office:value-type="string" calcext:value-type="string">
            <text:p><text:s text:c="3"/></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0:0.1</text:p>
          </table:table-cell>
          <table:table-cell office:value-type="float" office:value="20" calcext:value-type="float">
            <text:p>20</text:p>
          </table:table-cell>
          <table:table-cell/>
          <table:table-cell table:number-columns-repeated="3" office:value-type="string" calcext:value-type="string">
            <text:p>20 </text:p>
          </table:table-cell>
          <table:table-cell table:number-columns-repeated="2" office:value-type="string" calcext:value-type="string">
            <text:p/>
          </table:table-cell>
          <table:table-cell office:value-type="string" calcext:value-type="string">
            <text:p>&lt;article id='an1.20'&gt;&lt;h2 class='sutta-title'&gt;{}&lt;/h2&gt;</text:p>
          </table:table-cell>
          <table:table-cell/>
        </table:table-row>
        <table:table-row table:style-name="ro1">
          <table:table-cell office:value-type="string" calcext:value-type="string">
            <text:p>an1.20:1.1</text:p>
          </table:table-cell>
          <table:table-cell office:value-type="string" calcext:value-type="string">
            <text:p>“Nāhaṁ, bhikkhave, aññaṁ ekadhammampi samanupassāmi yena anuppannā vā vicikicchā nuppajjati uppannā vā vicikicchā pahīyati yathayidaṁ, bhikkhave, yonisomanasikāro. </text:p>
          </table:table-cell>
          <table:table-cell/>
          <table:table-cell office:value-type="string" calcext:value-type="string">
            <text:p>„Mönche und Nonnen, ich sehe kein einziges Ding, das Zweifel so am Entstehen hindert oder ihn verschwinden lässt, wenn er entstanden ist, wie genaue Aufmerksamkeit. </text:p>
          </table:table-cell>
          <table:table-cell office:value-type="string" calcext:value-type="string">
            <text:p>“Mendicants, I do not see a single thing that prevents doubt from arising, or, when it has arisen, gives it up like proper attention. </text:p>
          </table:table-cell>
          <table:table-cell office:value-type="string" calcext:value-type="string">
            <text:p>「托鉢僧侶たちよ、適正な注意ほど、疑いを起こさず、すでに起こった疑いを捨て去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42, msdiv20, pts-vp-pli1.5, sc20.1, vri35.6</text:p>
          </table:table-cell>
        </table:table-row>
        <table:table-row table:style-name="ro1">
          <table:table-cell office:value-type="string" calcext:value-type="string">
            <text:p>an1.20:1.2</text:p>
          </table:table-cell>
          <table:table-cell office:value-type="string" calcext:value-type="string">
            <text:p>Yoniso, bhikkhave, manasi karoto anuppannā ceva vicikicchā nuppajjati uppannā ca vicikicchā pahīyatī”ti. </text:p>
          </table:table-cell>
          <table:table-cell/>
          <table:table-cell office:value-type="string" calcext:value-type="string">
            <text:p>Wenn man genau hinschaut, entsteht kein Zweifel, und wenn er bereits entstanden ist, verschwindet er.“ </text:p>
          </table:table-cell>
          <table:table-cell office:value-type="string" calcext:value-type="string">
            <text:p>When you attend properly, doubt does not arise, or, if it’s already arisen, it’s given up.” </text:p>
          </table:table-cell>
          <table:table-cell office:value-type="string" calcext:value-type="string">
            <text:p>適正な注意を払うと、気分の高ぶりや悔やみが起こらず、すでに起こった気分の高ぶりや悔やみは捨て去られ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0:1.3</text:p>
          </table:table-cell>
          <table:table-cell office:value-type="string" calcext:value-type="string">
            <text:p>Dasamaṁ. </text:p>
          </table:table-cell>
          <table:table-cell/>
          <table:table-cell table:number-columns-repeated="2" office:value-type="string" calcext:value-type="string">
            <text:p><text:s/></text:p>
          </table:table-cell>
          <table:table-cell office:value-type="string" calcext:value-type="string">
            <text:p><text:s text:c="4"/></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20:1.4</text:p>
          </table:table-cell>
          <table:table-cell office:value-type="string" calcext:value-type="string">
            <text:p>Nīvaraṇappahānavaggo du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1-30'&gt;&lt;header&gt;&lt;ul&gt;&lt;li class='division'&gt;{}&lt;/li&gt;</text:p>
          </table:table-cell>
          <table:table-cell/>
        </table:table-row>
        <table:table-row table:style-name="ro1">
          <table:table-cell office:value-type="string" calcext:value-type="string">
            <text:p>an1.21:0.2</text:p>
          </table:table-cell>
          <table:table-cell office:value-type="string" calcext:value-type="string">
            <text:p>3. Akammaniyavagga </text:p>
          </table:table-cell>
          <table:table-cell office:value-type="string" calcext:value-type="string">
            <text:p>Akammaniyavagga → akammanīyavagga (pts1ed)</text:p>
          </table:table-cell>
          <table:table-cell office:value-type="string" calcext:value-type="string">
            <text:p>3. Nutzlos</text:p>
          </table:table-cell>
          <table:table-cell office:value-type="string" calcext:value-type="string">
            <text:p>3. Useless </text:p>
          </table:table-cell>
          <table:table-cell office:value-type="string" calcext:value-type="string">
            <text:p>第三　役に立たないもの　（無堪忍品） </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21:0.3</text:p>
          </table:table-cell>
          <table:table-cell office:value-type="float" office:value="21" calcext:value-type="float">
            <text:p>21</text:p>
          </table:table-cell>
          <table:table-cell/>
          <table:table-cell table:number-columns-repeated="2" office:value-type="string" calcext:value-type="string">
            <text:p>21 </text:p>
          </table:table-cell>
          <table:table-cell office:value-type="string" calcext:value-type="string">
            <text:p>21</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2">
          <table:table-cell office:value-type="string" calcext:value-type="string">
            <text:p>an1.21:1.1</text:p>
          </table:table-cell>
          <table:table-cell office:value-type="string" calcext:value-type="string">
            <text:p>“Nāhaṁ, bhikkhave, aññaṁ ekadhammampi samanupassāmi yaṁ evaṁ abhāvitaṁ akammaniyaṁ hoti yathayidaṁ, bhikkhave, cittaṁ. </text:p>
          </table:table-cell>
          <table:table-cell office:value-type="string" calcext:value-type="string">
            <text:p>yathayidaṁ, bhikkhave, cittaṁ → yathayidaṁ cittaṁ (bj, pts1ed)</text:p>
          </table:table-cell>
          <table:table-cell office:value-type="string" calcext:value-type="string">
            <text:p>„Mönche und Nonnen, ich sehe kein einziges Ding, das, wenn es nicht auf diese Art entwickelt wurde, so nutzlos ist wie der Geist. </text:p>
          </table:table-cell>
          <table:table-cell office:value-type="string" calcext:value-type="string">
            <text:p>“Mendicants, I do not see a single thing that, when it’s not developed like this, is as useless as the mind. </text:p>
          </table:table-cell>
          <table:table-cell office:value-type="string" calcext:value-type="string">
            <text:p>[托鉢僧侶たちよ、このように発達していないと、、心ほど使い物にならない物は他には一つも見ません。 </text:p>
          </table:table-cell>
          <table:table-cell table:number-columns-repeated="2" office:value-type="string" calcext:value-type="string">
            <text:p/>
          </table:table-cell>
          <table:table-cell office:value-type="string" calcext:value-type="string">
            <text:p>&lt;article id='an1.21'&gt;&lt;p&gt;{}</text:p>
          </table:table-cell>
          <table:table-cell office:value-type="string" calcext:value-type="string">
            <text:p>bj18.10, ms15A1_45, msdiv21, sc21.1, sya20.6, vri35.7</text:p>
          </table:table-cell>
        </table:table-row>
        <table:table-row table:style-name="ro1">
          <table:table-cell office:value-type="string" calcext:value-type="string">
            <text:p>an1.21:1.2</text:p>
          </table:table-cell>
          <table:table-cell office:value-type="string" calcext:value-type="string">
            <text:p>Cittaṁ, bhikkhave, abhāvitaṁ akammaniyaṁ hotī”ti. </text:p>
          </table:table-cell>
          <table:table-cell/>
          <table:table-cell office:value-type="string" calcext:value-type="string">
            <text:p>Ein nicht entwickelter Geist ist nutzlos.“ </text:p>
          </table:table-cell>
          <table:table-cell office:value-type="string" calcext:value-type="string">
            <text:p>An undeveloped mind is useless.” </text:p>
          </table:table-cell>
          <table:table-cell office:value-type="string" calcext:value-type="string">
            <text:p>発達していない心は使い物になりません。」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1: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2:0.1</text:p>
          </table:table-cell>
          <table:table-cell office:value-type="float" office:value="22" calcext:value-type="float">
            <text:p>22</text:p>
          </table:table-cell>
          <table:table-cell/>
          <table:table-cell table:number-columns-repeated="3" office:value-type="string" calcext:value-type="string">
            <text:p>22 </text:p>
          </table:table-cell>
          <table:table-cell table:number-columns-repeated="2" office:value-type="string" calcext:value-type="string">
            <text:p/>
          </table:table-cell>
          <table:table-cell office:value-type="string" calcext:value-type="string">
            <text:p>&lt;article id='an1.22'&gt;&lt;h2 class='sutta-title'&gt;{}&lt;/h2&gt;</text:p>
          </table:table-cell>
          <table:table-cell/>
        </table:table-row>
        <table:table-row table:style-name="ro1">
          <table:table-cell office:value-type="string" calcext:value-type="string">
            <text:p>an1.22:1.1</text:p>
          </table:table-cell>
          <table:table-cell office:value-type="string" calcext:value-type="string">
            <text:p>“Nāhaṁ, bhikkhave, aññaṁ ekadhammampi samanupassāmi yaṁ evaṁ bhāvitaṁ kammaniyaṁ hoti yathayidaṁ, bhikkhave, cittaṁ. </text:p>
          </table:table-cell>
          <table:table-cell/>
          <table:table-cell office:value-type="string" calcext:value-type="string">
            <text:p>„Mönche und Nonnen, ich sehe kein einziges Ding, das, wenn es auf diese Art entwickelt wurde, so brauchbar ist wie der Geist. </text:p>
          </table:table-cell>
          <table:table-cell office:value-type="string" calcext:value-type="string">
            <text:p>“Mendicants, I do not see a single thing that, when it is developed like this, is as workable as the mind. </text:p>
          </table:table-cell>
          <table:table-cell office:value-type="string" calcext:value-type="string">
            <text:p>「托鉢僧侶たちよ、このように発達していると、心ほど使え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47, msdiv22, sc22.1</text:p>
          </table:table-cell>
        </table:table-row>
        <table:table-row table:style-name="ro1">
          <table:table-cell office:value-type="string" calcext:value-type="string">
            <text:p>an1.22:1.2</text:p>
          </table:table-cell>
          <table:table-cell office:value-type="string" calcext:value-type="string">
            <text:p>Cittaṁ, bhikkhave, bhāvitaṁ kammaniyaṁ hotī”ti. </text:p>
          </table:table-cell>
          <table:table-cell/>
          <table:table-cell office:value-type="string" calcext:value-type="string">
            <text:p>Ein entwickelter Geist ist brauchbar.“ </text:p>
          </table:table-cell>
          <table:table-cell office:value-type="string" calcext:value-type="string">
            <text:p>A developed mind is workable.” </text:p>
          </table:table-cell>
          <table:table-cell office:value-type="string" calcext:value-type="string">
            <text:p>発達した心は使い物にな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2:1.3</text:p>
          </table:table-cell>
          <table:table-cell office:value-type="string" calcext:value-type="string">
            <text:p>Dutiyaṁ. </text:p>
          </table:table-cell>
          <table:table-cell/>
          <table:table-cell table:number-columns-repeated="2" office:value-type="string" calcext:value-type="string">
            <text:p><text:s/></text:p>
          </table:table-cell>
          <table:table-cell office:value-type="string" calcext:value-type="string">
            <text:p><text:s text:c="2"/></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3:0.1</text:p>
          </table:table-cell>
          <table:table-cell office:value-type="float" office:value="23" calcext:value-type="float">
            <text:p>23</text:p>
          </table:table-cell>
          <table:table-cell/>
          <table:table-cell table:number-columns-repeated="2" office:value-type="string" calcext:value-type="string">
            <text:p>23 </text:p>
          </table:table-cell>
          <table:table-cell office:value-type="string" calcext:value-type="string">
            <text:p>23 <text:s/></text:p>
          </table:table-cell>
          <table:table-cell table:number-columns-repeated="2" office:value-type="string" calcext:value-type="string">
            <text:p/>
          </table:table-cell>
          <table:table-cell office:value-type="string" calcext:value-type="string">
            <text:p>&lt;article id='an1.23'&gt;&lt;h2 class='sutta-title'&gt;{}&lt;/h2&gt;</text:p>
          </table:table-cell>
          <table:table-cell/>
        </table:table-row>
        <table:table-row table:style-name="ro1">
          <table:table-cell office:value-type="string" calcext:value-type="string">
            <text:p>an1.23:1.1</text:p>
          </table:table-cell>
          <table:table-cell office:value-type="string" calcext:value-type="string">
            <text:p>“Nāhaṁ, bhikkhave, aññaṁ ekadhammampi samanupassāmi yaṁ evaṁ abhāvitaṁ mahato anatthāya saṁvattati yathayidaṁ, bhikkhave, cittaṁ. </text:p>
          </table:table-cell>
          <table:table-cell/>
          <table:table-cell office:value-type="string" calcext:value-type="string">
            <text:p>„Mönche und Nonnen, ich sehe kein einziges Ding, das, wenn es nicht auf diese Art entwickelt wurde, so überaus schädlich ist wie der Geist. </text:p>
          </table:table-cell>
          <table:table-cell office:value-type="string" calcext:value-type="string">
            <text:p>“Mendicants, I do not see a single thing that, when it’s not developed like this, is so very harmful as the mind. </text:p>
          </table:table-cell>
          <table:table-cell office:value-type="string" calcext:value-type="string">
            <text:p>「托鉢僧侶たちよ、このように発達し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5, csp2ed15.5, ms15A1_49, msdiv23, sc23.1</text:p>
          </table:table-cell>
        </table:table-row>
        <table:table-row table:style-name="ro1">
          <table:table-cell office:value-type="string" calcext:value-type="string">
            <text:p>an1.23:1.2</text:p>
          </table:table-cell>
          <table:table-cell office:value-type="string" calcext:value-type="string">
            <text:p>Cittaṁ, bhikkhave, abhāvitaṁ mahato anatthāya saṁvattatī”ti. </text:p>
          </table:table-cell>
          <table:table-cell/>
          <table:table-cell office:value-type="string" calcext:value-type="string">
            <text:p>Ein nicht entwickelter Geist ist überaus schädlich.“ </text:p>
          </table:table-cell>
          <table:table-cell office:value-type="string" calcext:value-type="string">
            <text:p>An undeveloped mind is very harmful.” </text:p>
          </table:table-cell>
          <table:table-cell office:value-type="string" calcext:value-type="string">
            <text:p>発達していない心は大きな害を及ぼします。」 <text:s/></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3: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4:0.1</text:p>
          </table:table-cell>
          <table:table-cell office:value-type="float" office:value="24" calcext:value-type="float">
            <text:p>24</text:p>
          </table:table-cell>
          <table:table-cell/>
          <table:table-cell table:number-columns-repeated="3" office:value-type="string" calcext:value-type="string">
            <text:p>24 </text:p>
          </table:table-cell>
          <table:table-cell table:number-columns-repeated="2" office:value-type="string" calcext:value-type="string">
            <text:p/>
          </table:table-cell>
          <table:table-cell office:value-type="string" calcext:value-type="string">
            <text:p>&lt;article id='an1.24'&gt;&lt;h2 class='sutta-title'&gt;{}&lt;/h2&gt;</text:p>
          </table:table-cell>
          <table:table-cell/>
        </table:table-row>
        <table:table-row table:style-name="ro1">
          <table:table-cell office:value-type="string" calcext:value-type="string">
            <text:p>an1.24:1.1</text:p>
          </table:table-cell>
          <table:table-cell office:value-type="string" calcext:value-type="string">
            <text:p>“Nāhaṁ, bhikkhave, aññaṁ ekadhammampi samanupassāmi yaṁ evaṁ bhāvitaṁ mahato atthāya saṁvattati yathayidaṁ, bhikkhave, cittaṁ. </text:p>
          </table:table-cell>
          <table:table-cell/>
          <table:table-cell office:value-type="string" calcext:value-type="string">
            <text:p>„Mönche und Nonnen, ich sehe kein einziges Ding, das, wenn es auf diese Art entwickelt wurde, so überaus segensreich ist wie der Geist. </text:p>
          </table:table-cell>
          <table:table-cell office:value-type="string" calcext:value-type="string">
            <text:p>“Mendicants, I do not see a single thing that, when it is developed like this, is so very beneficial as the mind. </text:p>
          </table:table-cell>
          <table:table-cell office:value-type="string" calcext:value-type="string">
            <text:p>「托鉢僧侶たちよ、このように発達していると、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51, msdiv24, sc24.1</text:p>
          </table:table-cell>
        </table:table-row>
        <table:table-row table:style-name="ro1">
          <table:table-cell office:value-type="string" calcext:value-type="string">
            <text:p>an1.24:1.2</text:p>
          </table:table-cell>
          <table:table-cell office:value-type="string" calcext:value-type="string">
            <text:p>Cittaṁ, bhikkhave, bhāvitaṁ mahato atthāya saṁvattatī”ti. </text:p>
          </table:table-cell>
          <table:table-cell/>
          <table:table-cell office:value-type="string" calcext:value-type="string">
            <text:p>Ein entwickelter Geist ist überaus segensreich.“ </text:p>
          </table:table-cell>
          <table:table-cell office:value-type="string" calcext:value-type="string">
            <text:p>A developed mind is very beneficial.” </text:p>
          </table:table-cell>
          <table:table-cell office:value-type="string" calcext:value-type="string">
            <text:p>発達し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4:1.3</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5:0.1</text:p>
          </table:table-cell>
          <table:table-cell office:value-type="float" office:value="25" calcext:value-type="float">
            <text:p>25</text:p>
          </table:table-cell>
          <table:table-cell/>
          <table:table-cell table:number-columns-repeated="3" office:value-type="string" calcext:value-type="string">
            <text:p>25 </text:p>
          </table:table-cell>
          <table:table-cell table:number-columns-repeated="2" office:value-type="string" calcext:value-type="string">
            <text:p/>
          </table:table-cell>
          <table:table-cell office:value-type="string" calcext:value-type="string">
            <text:p>&lt;article id='an1.25'&gt;&lt;h2 class='sutta-title'&gt;{}&lt;/h2&gt;</text:p>
          </table:table-cell>
          <table:table-cell/>
        </table:table-row>
        <table:table-row table:style-name="ro1">
          <table:table-cell office:value-type="string" calcext:value-type="string">
            <text:p>an1.25:1.1</text:p>
          </table:table-cell>
          <table:table-cell office:value-type="string" calcext:value-type="string">
            <text:p>“Nāhaṁ, bhikkhave, aññaṁ ekadhammampi samanupassāmi yaṁ evaṁ abhāvitaṁ apātubhūtaṁ mahato anatthāya saṁvattati yathayidaṁ, bhikkhave, cittaṁ. </text:p>
          </table:table-cell>
          <table:table-cell/>
          <table:table-cell office:value-type="string" calcext:value-type="string">
            <text:p>„Mönche und Nonnen, ich sehe kein einziges Ding, das, wenn es nicht auf diese Art entwickelt wurde, wenn sein Potenzial nicht erschlossen wurde, so überaus schädlich ist wie der Geist. </text:p>
          </table:table-cell>
          <table:table-cell office:value-type="string" calcext:value-type="string">
            <text:p>“Mendicants, I do not see a single thing that, when it’s not developed, with such untapped potential, is so very harmful as the mind. </text:p>
          </table:table-cell>
          <table:table-cell office:value-type="string" calcext:value-type="string">
            <text:p>「托鉢僧侶たちよ、このように発達していなくて能力が現れ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6, dr20.6, ms15A1_53, msdiv25, sc25.1</text:p>
          </table:table-cell>
        </table:table-row>
        <table:table-row table:style-name="ro1">
          <table:table-cell office:value-type="string" calcext:value-type="string">
            <text:p>an1.25:1.2</text:p>
          </table:table-cell>
          <table:table-cell office:value-type="string" calcext:value-type="string">
            <text:p>Cittaṁ, bhikkhave, abhāvitaṁ apātubhūtaṁ mahato anatthāya saṁvattatī”ti. </text:p>
          </table:table-cell>
          <table:table-cell/>
          <table:table-cell office:value-type="string" calcext:value-type="string">
            <text:p>Ein nicht entwickelter Geist, dessen Potenzial nicht erschlossen ist, ist überaus schädlich.“ </text:p>
          </table:table-cell>
          <table:table-cell office:value-type="string" calcext:value-type="string">
            <text:p>An undeveloped mind, with untapped potential, is very harmful.” </text:p>
          </table:table-cell>
          <table:table-cell office:value-type="string" calcext:value-type="string">
            <text:p>発達していなくて能力が現れていない心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5:1.3</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6:0.1</text:p>
          </table:table-cell>
          <table:table-cell office:value-type="float" office:value="26" calcext:value-type="float">
            <text:p>26</text:p>
          </table:table-cell>
          <table:table-cell/>
          <table:table-cell table:number-columns-repeated="3" office:value-type="string" calcext:value-type="string">
            <text:p>26 </text:p>
          </table:table-cell>
          <table:table-cell table:number-columns-repeated="2" office:value-type="string" calcext:value-type="string">
            <text:p/>
          </table:table-cell>
          <table:table-cell office:value-type="string" calcext:value-type="string">
            <text:p>&lt;article id='an1.26'&gt;&lt;h2 class='sutta-title'&gt;{}&lt;/h2&gt;</text:p>
          </table:table-cell>
          <table:table-cell/>
        </table:table-row>
        <table:table-row table:style-name="ro1">
          <table:table-cell office:value-type="string" calcext:value-type="string">
            <text:p>an1.26:1.1</text:p>
          </table:table-cell>
          <table:table-cell office:value-type="string" calcext:value-type="string">
            <text:p>“Nāhaṁ, bhikkhave, aññaṁ ekadhammampi samanupassāmi yaṁ evaṁ bhāvitaṁ pātubhūtaṁ mahato atthāya saṁvattati yathayidaṁ, bhikkhave, cittaṁ. </text:p>
          </table:table-cell>
          <table:table-cell/>
          <table:table-cell office:value-type="string" calcext:value-type="string">
            <text:p>„Mönche und Nonnen, ich sehe kein einziges Ding, das, wenn es auf diese Art entwickelt wurde, wenn sein Potenzial erschlossen wurde, so überaus segensreich ist wie der Geist. </text:p>
          </table:table-cell>
          <table:table-cell office:value-type="string" calcext:value-type="string">
            <text:p>“Mendicants, I do not see a single thing that, when it is developed, with its potential realized, is so very beneficial as the mind. </text:p>
          </table:table-cell>
          <table:table-cell office:value-type="string" calcext:value-type="string">
            <text:p>「托鉢僧侶たちよ、このように発達して能力が現れていると、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55, msdiv26, pts-vp-pli1.6, sc26.1</text:p>
          </table:table-cell>
        </table:table-row>
        <table:table-row table:style-name="ro1">
          <table:table-cell office:value-type="string" calcext:value-type="string">
            <text:p>an1.26:1.2</text:p>
          </table:table-cell>
          <table:table-cell office:value-type="string" calcext:value-type="string">
            <text:p>Cittaṁ, bhikkhave, bhāvitaṁ pātubhūtaṁ mahato atthāya saṁvattatī”ti. </text:p>
          </table:table-cell>
          <table:table-cell/>
          <table:table-cell office:value-type="string" calcext:value-type="string">
            <text:p>Ein entwickelter Geist, dessen Potenzial erschlossen ist, ist überaus segensreich.“ </text:p>
          </table:table-cell>
          <table:table-cell office:value-type="string" calcext:value-type="string">
            <text:p>A developed mind, with its potential realized, is very beneficial.” </text:p>
          </table:table-cell>
          <table:table-cell office:value-type="string" calcext:value-type="string">
            <text:p>発達して能力が現れ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6:1.3</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7:0.1</text:p>
          </table:table-cell>
          <table:table-cell office:value-type="float" office:value="27" calcext:value-type="float">
            <text:p>27</text:p>
          </table:table-cell>
          <table:table-cell/>
          <table:table-cell table:number-columns-repeated="3" office:value-type="string" calcext:value-type="string">
            <text:p>27 </text:p>
          </table:table-cell>
          <table:table-cell table:number-columns-repeated="2" office:value-type="string" calcext:value-type="string">
            <text:p/>
          </table:table-cell>
          <table:table-cell office:value-type="string" calcext:value-type="string">
            <text:p>&lt;article id='an1.27'&gt;&lt;h2 class='sutta-title'&gt;{}&lt;/h2&gt;</text:p>
          </table:table-cell>
          <table:table-cell/>
        </table:table-row>
        <table:table-row table:style-name="ro1">
          <table:table-cell office:value-type="string" calcext:value-type="string">
            <text:p>an1.27:1.1</text:p>
          </table:table-cell>
          <table:table-cell office:value-type="string" calcext:value-type="string">
            <text:p>“Nāhaṁ, bhikkhave, aññaṁ ekadhammampi samanupassāmi yaṁ evaṁ abhāvitaṁ abahulīkataṁ mahato anatthāya saṁvattati yathayidaṁ, bhikkhave, cittaṁ. </text:p>
          </table:table-cell>
          <table:table-cell/>
          <table:table-cell office:value-type="string" calcext:value-type="string">
            <text:p>„Mönche und Nonnen, ich sehe kein einziges Ding, das, wenn es nicht auf diese Art entwickelt und gepflegt wurde, so überaus schädlich ist wie der Geist. </text:p>
          </table:table-cell>
          <table:table-cell office:value-type="string" calcext:value-type="string">
            <text:p>“Mendicants, I do not see a single thing that, when it’s not developed and cultivated, is so very harmful as the mind. </text:p>
          </table:table-cell>
          <table:table-cell office:value-type="string" calcext:value-type="string">
            <text:p>「托鉢僧侶たちよ、このように発達していなくて磨かれ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57, msdiv27, ndp16.7, sc27.1, vri35.8</text:p>
          </table:table-cell>
        </table:table-row>
        <table:table-row table:style-name="ro1">
          <table:table-cell office:value-type="string" calcext:value-type="string">
            <text:p>an1.27:1.2</text:p>
          </table:table-cell>
          <table:table-cell office:value-type="string" calcext:value-type="string">
            <text:p>Cittaṁ, bhikkhave, abhāvitaṁ abahulīkataṁ mahato anatthāya saṁvattatī”ti. </text:p>
          </table:table-cell>
          <table:table-cell/>
          <table:table-cell office:value-type="string" calcext:value-type="string">
            <text:p>Ein nicht entwickelter, nicht gepflegter Geist ist überaus schädlich.“ </text:p>
          </table:table-cell>
          <table:table-cell office:value-type="string" calcext:value-type="string">
            <text:p>An undeveloped and uncultivated mind is very harmful.” </text:p>
          </table:table-cell>
          <table:table-cell office:value-type="string" calcext:value-type="string">
            <text:p>発達していなくて磨かれていない心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7:1.3</text:p>
          </table:table-cell>
          <table:table-cell office:value-type="string" calcext:value-type="string">
            <text:p>Satt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8:0.1</text:p>
          </table:table-cell>
          <table:table-cell office:value-type="float" office:value="28" calcext:value-type="float">
            <text:p>28</text:p>
          </table:table-cell>
          <table:table-cell/>
          <table:table-cell table:number-columns-repeated="3" office:value-type="string" calcext:value-type="string">
            <text:p>28 </text:p>
          </table:table-cell>
          <table:table-cell table:number-columns-repeated="2" office:value-type="string" calcext:value-type="string">
            <text:p/>
          </table:table-cell>
          <table:table-cell office:value-type="string" calcext:value-type="string">
            <text:p>&lt;article id='an1.28'&gt;&lt;h2 class='sutta-title'&gt;{}&lt;/h2&gt;</text:p>
          </table:table-cell>
          <table:table-cell/>
        </table:table-row>
        <table:table-row table:style-name="ro1">
          <table:table-cell office:value-type="string" calcext:value-type="string">
            <text:p>an1.28:1.1</text:p>
          </table:table-cell>
          <table:table-cell office:value-type="string" calcext:value-type="string">
            <text:p>“Nāhaṁ, bhikkhave, aññaṁ ekadhammampi samanupassāmi yaṁ evaṁ bhāvitaṁ bahulīkataṁ mahato atthāya saṁvattati yathayidaṁ, bhikkhave, cittaṁ. </text:p>
          </table:table-cell>
          <table:table-cell/>
          <table:table-cell office:value-type="string" calcext:value-type="string">
            <text:p>„Mönche und Nonnen, ich sehe kein einziges Ding, das, wenn es auf diese Art entwickelt und gepflegt wurde, so überaus segensreich ist wie der Geist. </text:p>
          </table:table-cell>
          <table:table-cell office:value-type="string" calcext:value-type="string">
            <text:p>“Mendicants, I do not see a single thing that, when it is developed and cultivated, is so very beneficial as the mind. </text:p>
          </table:table-cell>
          <table:table-cell office:value-type="string" calcext:value-type="string">
            <text:p>「托鉢僧侶たちよ、このように発達して磨かれていると、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12, ms15A1_59, msdiv28, sc28.1, sya20.7</text:p>
          </table:table-cell>
        </table:table-row>
        <table:table-row table:style-name="ro1">
          <table:table-cell office:value-type="string" calcext:value-type="string">
            <text:p>an1.28:1.2</text:p>
          </table:table-cell>
          <table:table-cell office:value-type="string" calcext:value-type="string">
            <text:p>Cittaṁ, bhikkhave, bhāvitaṁ bahulīkataṁ mahato atthāya saṁvattatī”ti. </text:p>
          </table:table-cell>
          <table:table-cell/>
          <table:table-cell office:value-type="string" calcext:value-type="string">
            <text:p>Ein entwickelter und gepflegter Geist ist überaus segensreich.“ </text:p>
          </table:table-cell>
          <table:table-cell office:value-type="string" calcext:value-type="string">
            <text:p>A developed and cultivated mind is very beneficial.” </text:p>
          </table:table-cell>
          <table:table-cell office:value-type="string" calcext:value-type="string">
            <text:p>発達して磨かれ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8: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29:0.1</text:p>
          </table:table-cell>
          <table:table-cell office:value-type="float" office:value="29" calcext:value-type="float">
            <text:p>29</text:p>
          </table:table-cell>
          <table:table-cell/>
          <table:table-cell table:number-columns-repeated="3" office:value-type="string" calcext:value-type="string">
            <text:p>29 </text:p>
          </table:table-cell>
          <table:table-cell table:number-columns-repeated="2" office:value-type="string" calcext:value-type="string">
            <text:p/>
          </table:table-cell>
          <table:table-cell office:value-type="string" calcext:value-type="string">
            <text:p>&lt;article id='an1.29'&gt;&lt;h2 class='sutta-title'&gt;{}&lt;/h2&gt;</text:p>
          </table:table-cell>
          <table:table-cell/>
        </table:table-row>
        <table:table-row table:style-name="ro1">
          <table:table-cell office:value-type="string" calcext:value-type="string">
            <text:p>an1.29:1.1</text:p>
          </table:table-cell>
          <table:table-cell office:value-type="string" calcext:value-type="string">
            <text:p>“Nāhaṁ, bhikkhave, aññaṁ ekadhammampi samanupassāmi yaṁ evaṁ abhāvitaṁ abahulīkataṁ dukkhādhivahaṁ hoti yathayidaṁ, bhikkhave, cittaṁ. </text:p>
          </table:table-cell>
          <table:table-cell/>
          <table:table-cell office:value-type="string" calcext:value-type="string">
            <text:p>„Mönche und Nonnen, ich sehe kein einziges Ding, das, wenn es nicht auf diese Art entwickelt und gepflegt wurde, solches Leid beschert wie der Geist. </text:p>
          </table:table-cell>
          <table:table-cell office:value-type="string" calcext:value-type="string">
            <text:p>“Mendicants, I do not see a single thing that, when it’s not developed and cultivated, brings such suffering as the mind. </text:p>
          </table:table-cell>
          <table:table-cell office:value-type="string" calcext:value-type="string">
            <text:p>「托鉢僧侶たちよ、このように発達していなくて磨かれていないと、心ほど苦しみをもた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61, msdiv29, sc29.1</text:p>
          </table:table-cell>
        </table:table-row>
        <table:table-row table:style-name="ro1">
          <table:table-cell office:value-type="string" calcext:value-type="string">
            <text:p>an1.29:1.2</text:p>
          </table:table-cell>
          <table:table-cell office:value-type="string" calcext:value-type="string">
            <text:p>Cittaṁ, bhikkhave, abhāvitaṁ abahulīkataṁ dukkhādhivahaṁ hotī”ti. </text:p>
          </table:table-cell>
          <table:table-cell/>
          <table:table-cell office:value-type="string" calcext:value-type="string">
            <text:p>Ein nicht entwickelter, nicht gepflegter Geist beschert Leiden.“ </text:p>
          </table:table-cell>
          <table:table-cell office:value-type="string" calcext:value-type="string">
            <text:p>An undeveloped and uncultivated mind brings suffering.” </text:p>
          </table:table-cell>
          <table:table-cell office:value-type="string" calcext:value-type="string">
            <text:p>発達していなくて磨かれていない心は、苦しみをもたら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9:1.3</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0:0.1</text:p>
          </table:table-cell>
          <table:table-cell office:value-type="float" office:value="30" calcext:value-type="float">
            <text:p>30</text:p>
          </table:table-cell>
          <table:table-cell/>
          <table:table-cell table:number-columns-repeated="3" office:value-type="string" calcext:value-type="string">
            <text:p>30 </text:p>
          </table:table-cell>
          <table:table-cell table:number-columns-repeated="2" office:value-type="string" calcext:value-type="string">
            <text:p/>
          </table:table-cell>
          <table:table-cell office:value-type="string" calcext:value-type="string">
            <text:p>&lt;article id='an1.30'&gt;&lt;h2 class='sutta-title'&gt;{}&lt;/h2&gt;</text:p>
          </table:table-cell>
          <table:table-cell/>
        </table:table-row>
        <table:table-row table:style-name="ro1">
          <table:table-cell office:value-type="string" calcext:value-type="string">
            <text:p>an1.30:1.1</text:p>
          </table:table-cell>
          <table:table-cell office:value-type="string" calcext:value-type="string">
            <text:p>“Nāhaṁ, bhikkhave, aññaṁ ekadhammampi samanupassāmi yaṁ evaṁ bhāvitaṁ bahulīkataṁ sukhādhivahaṁ hoti yathayidaṁ, bhikkhave, cittaṁ. </text:p>
          </table:table-cell>
          <table:table-cell/>
          <table:table-cell office:value-type="string" calcext:value-type="string">
            <text:p>„Mönche und Nonnen, ich sehe kein einziges Ding, das, wenn es auf diese Art entwickelt und gepflegt wurde, solches Glück beschert wie der Geist. </text:p>
          </table:table-cell>
          <table:table-cell office:value-type="string" calcext:value-type="string">
            <text:p>“Mendicants, I do not see a single thing that, when it is developed and cultivated, brings such happiness as the mind. </text:p>
          </table:table-cell>
          <table:table-cell office:value-type="string" calcext:value-type="string">
            <text:p>「托鉢僧侶たちよ、このように発達して磨かれていると、心ほど幸せをもた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63, msdiv30, sc30.1</text:p>
          </table:table-cell>
        </table:table-row>
        <table:table-row table:style-name="ro1">
          <table:table-cell office:value-type="string" calcext:value-type="string">
            <text:p>an1.30:1.2</text:p>
          </table:table-cell>
          <table:table-cell office:value-type="string" calcext:value-type="string">
            <text:p>Cittaṁ, bhikkhave, bhāvitaṁ bahulīkataṁ sukhādhivahaṁ hotī”ti. </text:p>
          </table:table-cell>
          <table:table-cell/>
          <table:table-cell office:value-type="string" calcext:value-type="string">
            <text:p>Ein entwickelter und gepflegter Geist beschert Glück.“ </text:p>
          </table:table-cell>
          <table:table-cell office:value-type="string" calcext:value-type="string">
            <text:p>A developed and cultivated mind brings happiness.” </text:p>
          </table:table-cell>
          <table:table-cell office:value-type="string" calcext:value-type="string">
            <text:p>発達して磨かれた心は、幸せをもたら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0: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30:1.4</text:p>
          </table:table-cell>
          <table:table-cell office:value-type="string" calcext:value-type="string">
            <text:p>Akammaniyavaggo ta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3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31-40'&gt;&lt;header&gt;&lt;ul&gt;&lt;li class='division'&gt;{}&lt;/li&gt;</text:p>
          </table:table-cell>
          <table:table-cell/>
        </table:table-row>
        <table:table-row table:style-name="ro1">
          <table:table-cell office:value-type="string" calcext:value-type="string">
            <text:p>an1.31:0.2</text:p>
          </table:table-cell>
          <table:table-cell office:value-type="string" calcext:value-type="string">
            <text:p>4. Adantavagga </text:p>
          </table:table-cell>
          <table:table-cell/>
          <table:table-cell office:value-type="string" calcext:value-type="string">
            <text:p>4. Unbändig</text:p>
          </table:table-cell>
          <table:table-cell office:value-type="string" calcext:value-type="string">
            <text:p>4. Wild </text:p>
          </table:table-cell>
          <table:table-cell office:value-type="string" calcext:value-type="string">
            <text:p>第四　訓練されていないもの　（無調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31:0.3</text:p>
          </table:table-cell>
          <table:table-cell office:value-type="float" office:value="31" calcext:value-type="float">
            <text:p>31</text:p>
          </table:table-cell>
          <table:table-cell/>
          <table:table-cell table:number-columns-repeated="3" office:value-type="string" calcext:value-type="string">
            <text:p>31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31:1.1</text:p>
          </table:table-cell>
          <table:table-cell office:value-type="string" calcext:value-type="string">
            <text:p>“Nāhaṁ, bhikkhave, aññaṁ ekadhammampi samanupassāmi yaṁ evaṁ adantaṁ mahato anatthāya saṁvattati yathayidaṁ, bhikkhave, cittaṁ. </text:p>
          </table:table-cell>
          <table:table-cell/>
          <table:table-cell office:value-type="string" calcext:value-type="string">
            <text:p>„Mönche und Nonnen, ich sehe kein einziges Ding, das, wenn es nicht gebändigt ist, so überaus schädlich ist wie der Geist. </text:p>
          </table:table-cell>
          <table:table-cell office:value-type="string" calcext:value-type="string">
            <text:p>“Mendicants, I do not see a single thing that, when it’s not tamed, is so very harmful as the mind. </text:p>
          </table:table-cell>
          <table:table-cell office:value-type="string" calcext:value-type="string">
            <text:p>「托鉢僧侶たちよ、訓練され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article id='an1.31'&gt;&lt;p&gt;{}</text:p>
          </table:table-cell>
          <table:table-cell office:value-type="string" calcext:value-type="string">
            <text:p>cck20.7, csp1ed15.6, csp2ed15.6, dr20.7, ms15A1_66, msdiv31, sc31.1, vri35.9</text:p>
          </table:table-cell>
        </table:table-row>
        <table:table-row table:style-name="ro1">
          <table:table-cell office:value-type="string" calcext:value-type="string">
            <text:p>an1.31:1.2</text:p>
          </table:table-cell>
          <table:table-cell office:value-type="string" calcext:value-type="string">
            <text:p>Cittaṁ, bhikkhave, adantaṁ mahato anatthāya saṁvattatī”ti. </text:p>
          </table:table-cell>
          <table:table-cell/>
          <table:table-cell office:value-type="string" calcext:value-type="string">
            <text:p>Ein unbändiger Geist ist überaus schädlich.“ </text:p>
          </table:table-cell>
          <table:table-cell office:value-type="string" calcext:value-type="string">
            <text:p>A wild mind is very harmful.” </text:p>
          </table:table-cell>
          <table:table-cell office:value-type="string" calcext:value-type="string">
            <text:p>訓練されていない心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1: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2:0.1</text:p>
          </table:table-cell>
          <table:table-cell office:value-type="float" office:value="32" calcext:value-type="float">
            <text:p>32</text:p>
          </table:table-cell>
          <table:table-cell/>
          <table:table-cell table:number-columns-repeated="3" office:value-type="string" calcext:value-type="string">
            <text:p>32 </text:p>
          </table:table-cell>
          <table:table-cell table:number-columns-repeated="2" office:value-type="string" calcext:value-type="string">
            <text:p/>
          </table:table-cell>
          <table:table-cell office:value-type="string" calcext:value-type="string">
            <text:p>&lt;article id='an1.32'&gt;&lt;h2 class='sutta-title'&gt;{}&lt;/h2&gt;</text:p>
          </table:table-cell>
          <table:table-cell/>
        </table:table-row>
        <table:table-row table:style-name="ro1">
          <table:table-cell office:value-type="string" calcext:value-type="string">
            <text:p>an1.32:1.1</text:p>
          </table:table-cell>
          <table:table-cell office:value-type="string" calcext:value-type="string">
            <text:p>“Nāhaṁ, bhikkhave, aññaṁ ekadhammampi samanupassāmi yaṁ evaṁ dantaṁ mahato atthāya saṁvattati yathayidaṁ, bhikkhave, cittaṁ. </text:p>
          </table:table-cell>
          <table:table-cell/>
          <table:table-cell office:value-type="string" calcext:value-type="string">
            <text:p>„Mönche und Nonnen, ich sehe kein einziges Ding, das, wenn es gebändigt ist, so überaus segensreich ist wie der Geist. </text:p>
          </table:table-cell>
          <table:table-cell office:value-type="string" calcext:value-type="string">
            <text:p>“Mendicants, I do not see a single thing that, when it is tamed, is so very beneficial as the mind. </text:p>
          </table:table-cell>
          <table:table-cell office:value-type="string" calcext:value-type="string">
            <text:p>「托鉢僧侶たちよ、訓練されていると、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68, msdiv32, sc32.1</text:p>
          </table:table-cell>
        </table:table-row>
        <table:table-row table:style-name="ro1">
          <table:table-cell office:value-type="string" calcext:value-type="string">
            <text:p>an1.32:1.2</text:p>
          </table:table-cell>
          <table:table-cell office:value-type="string" calcext:value-type="string">
            <text:p>Cittaṁ, bhikkhave, dantaṁ mahato atthāya saṁvattatī”ti. </text:p>
          </table:table-cell>
          <table:table-cell/>
          <table:table-cell office:value-type="string" calcext:value-type="string">
            <text:p>Ein gebändigter Geist ist überaus segensreich.“ </text:p>
          </table:table-cell>
          <table:table-cell office:value-type="string" calcext:value-type="string">
            <text:p>A tamed mind is very beneficial.” </text:p>
          </table:table-cell>
          <table:table-cell office:value-type="string" calcext:value-type="string">
            <text:p>訓練され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2: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3:0.1</text:p>
          </table:table-cell>
          <table:table-cell office:value-type="float" office:value="33" calcext:value-type="float">
            <text:p>33</text:p>
          </table:table-cell>
          <table:table-cell/>
          <table:table-cell table:number-columns-repeated="3" office:value-type="string" calcext:value-type="string">
            <text:p>33 </text:p>
          </table:table-cell>
          <table:table-cell table:number-columns-repeated="2" office:value-type="string" calcext:value-type="string">
            <text:p/>
          </table:table-cell>
          <table:table-cell office:value-type="string" calcext:value-type="string">
            <text:p>&lt;article id='an1.33'&gt;&lt;h2 class='sutta-title'&gt;{}&lt;/h2&gt;</text:p>
          </table:table-cell>
          <table:table-cell/>
        </table:table-row>
        <table:table-row table:style-name="ro1">
          <table:table-cell office:value-type="string" calcext:value-type="string">
            <text:p>an1.33:1.1</text:p>
          </table:table-cell>
          <table:table-cell office:value-type="string" calcext:value-type="string">
            <text:p>“Nāhaṁ, bhikkhave, aññaṁ ekadhammampi samanupassāmi yaṁ evaṁ aguttaṁ mahato anatthāya saṁvattati yathayidaṁ, bhikkhave, cittaṁ. </text:p>
          </table:table-cell>
          <table:table-cell/>
          <table:table-cell office:value-type="string" calcext:value-type="string">
            <text:p>„Mönche und Nonnen, ich sehe kein einziges Ding, das, wenn es nicht bewacht wird, so überaus schädlich ist wie der Geist. </text:p>
          </table:table-cell>
          <table:table-cell office:value-type="string" calcext:value-type="string">
            <text:p>“Mendicants, I do not see a single thing that, when it’s not guarded, is so very harmful as the mind. </text:p>
          </table:table-cell>
          <table:table-cell office:value-type="string" calcext:value-type="string">
            <text:p>「托鉢僧侶たちよ、防御され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70, msdiv33, pts-vp-pli1.7, sc33.1</text:p>
          </table:table-cell>
        </table:table-row>
        <table:table-row table:style-name="ro1">
          <table:table-cell office:value-type="string" calcext:value-type="string">
            <text:p>an1.33:1.2</text:p>
          </table:table-cell>
          <table:table-cell office:value-type="string" calcext:value-type="string">
            <text:p>Cittaṁ, bhikkhave, aguttaṁ mahato anatthāya saṁvattatī”ti. </text:p>
          </table:table-cell>
          <table:table-cell/>
          <table:table-cell office:value-type="string" calcext:value-type="string">
            <text:p>Ein unbewachter Geist ist überaus schädlich.“ </text:p>
          </table:table-cell>
          <table:table-cell office:value-type="string" calcext:value-type="string">
            <text:p>An unguarded mind is very harmful.” </text:p>
          </table:table-cell>
          <table:table-cell office:value-type="string" calcext:value-type="string">
            <text:p>防御されていない心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3: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4:0.1</text:p>
          </table:table-cell>
          <table:table-cell office:value-type="float" office:value="34" calcext:value-type="float">
            <text:p>34</text:p>
          </table:table-cell>
          <table:table-cell/>
          <table:table-cell table:number-columns-repeated="3" office:value-type="string" calcext:value-type="string">
            <text:p>34 </text:p>
          </table:table-cell>
          <table:table-cell table:number-columns-repeated="2" office:value-type="string" calcext:value-type="string">
            <text:p/>
          </table:table-cell>
          <table:table-cell office:value-type="string" calcext:value-type="string">
            <text:p>&lt;article id='an1.34'&gt;&lt;h2 class='sutta-title'&gt;{}&lt;/h2&gt;</text:p>
          </table:table-cell>
          <table:table-cell/>
        </table:table-row>
        <table:table-row table:style-name="ro1">
          <table:table-cell office:value-type="string" calcext:value-type="string">
            <text:p>an1.34:1.1</text:p>
          </table:table-cell>
          <table:table-cell office:value-type="string" calcext:value-type="string">
            <text:p>“Nāhaṁ, bhikkhave, aññaṁ ekadhammampi samanupassāmi yaṁ evaṁ guttaṁ mahato atthāya saṁvattati yathayidaṁ, bhikkhave, cittaṁ. </text:p>
          </table:table-cell>
          <table:table-cell/>
          <table:table-cell office:value-type="string" calcext:value-type="string">
            <text:p>„Mönche und Nonnen, ich sehe kein einziges Ding, das, wenn es bewacht wird, so überaus segensreich ist wie der Geist. </text:p>
          </table:table-cell>
          <table:table-cell office:value-type="string" calcext:value-type="string">
            <text:p>“Mendicants, I do not see a single thing that, when it is guarded, is so very beneficial as the mind. </text:p>
          </table:table-cell>
          <table:table-cell office:value-type="string" calcext:value-type="string">
            <text:p>「托鉢僧侶たちよ、防御されていると、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72, msdiv34, sc34.1, sya20.8</text:p>
          </table:table-cell>
        </table:table-row>
        <table:table-row table:style-name="ro1">
          <table:table-cell office:value-type="string" calcext:value-type="string">
            <text:p>an1.34:1.2</text:p>
          </table:table-cell>
          <table:table-cell office:value-type="string" calcext:value-type="string">
            <text:p>Cittaṁ, bhikkhave, guttaṁ mahato atthāya saṁvattatī”ti. </text:p>
          </table:table-cell>
          <table:table-cell/>
          <table:table-cell office:value-type="string" calcext:value-type="string">
            <text:p>Ein bewachter Geist ist überaus segensreich.“ </text:p>
          </table:table-cell>
          <table:table-cell office:value-type="string" calcext:value-type="string">
            <text:p>A guarded mind is very beneficial.” </text:p>
          </table:table-cell>
          <table:table-cell office:value-type="string" calcext:value-type="string">
            <text:p>防御され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4:1.3</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5:0.1</text:p>
          </table:table-cell>
          <table:table-cell office:value-type="float" office:value="35" calcext:value-type="float">
            <text:p>35</text:p>
          </table:table-cell>
          <table:table-cell/>
          <table:table-cell table:number-columns-repeated="3" office:value-type="string" calcext:value-type="string">
            <text:p>35 </text:p>
          </table:table-cell>
          <table:table-cell table:number-columns-repeated="2" office:value-type="string" calcext:value-type="string">
            <text:p/>
          </table:table-cell>
          <table:table-cell office:value-type="string" calcext:value-type="string">
            <text:p>&lt;article id='an1.35'&gt;&lt;h2 class='sutta-title'&gt;{}&lt;/h2&gt;</text:p>
          </table:table-cell>
          <table:table-cell/>
        </table:table-row>
        <table:table-row table:style-name="ro1">
          <table:table-cell office:value-type="string" calcext:value-type="string">
            <text:p>an1.35:1.1</text:p>
          </table:table-cell>
          <table:table-cell office:value-type="string" calcext:value-type="string">
            <text:p>“Nāhaṁ, bhikkhave, aññaṁ ekadhammampi samanupassāmi yaṁ evaṁ arakkhitaṁ mahato anatthāya saṁvattati yathayidaṁ, bhikkhave, cittaṁ. </text:p>
          </table:table-cell>
          <table:table-cell/>
          <table:table-cell office:value-type="string" calcext:value-type="string">
            <text:p>„Mönche und Nonnen, ich sehe kein einziges Ding, das, wenn es nicht gehütet wird, so überaus schädlich ist wie der Geist. </text:p>
          </table:table-cell>
          <table:table-cell office:value-type="string" calcext:value-type="string">
            <text:p>“Mendicants, I do not see a single thing that, when it’s not protected, is so very harmful as the mind. </text:p>
          </table:table-cell>
          <table:table-cell office:value-type="string" calcext:value-type="string">
            <text:p>「托鉢僧侶たちよ、保護され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14, ms15A1_74, msdiv35, sc35.1</text:p>
          </table:table-cell>
        </table:table-row>
        <table:table-row table:style-name="ro1">
          <table:table-cell office:value-type="string" calcext:value-type="string">
            <text:p>an1.35:1.2</text:p>
          </table:table-cell>
          <table:table-cell office:value-type="string" calcext:value-type="string">
            <text:p>Cittaṁ, bhikkhave, arakkhitaṁ mahato anatthāya saṁvattatī”ti. </text:p>
          </table:table-cell>
          <table:table-cell/>
          <table:table-cell office:value-type="string" calcext:value-type="string">
            <text:p>Ein unbehüteter Geist ist überaus schädlich.“ </text:p>
          </table:table-cell>
          <table:table-cell office:value-type="string" calcext:value-type="string">
            <text:p>An unprotected mind is very harmful.” </text:p>
          </table:table-cell>
          <table:table-cell office:value-type="string" calcext:value-type="string">
            <text:p>保護されていない心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5:1.3</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6:0.1</text:p>
          </table:table-cell>
          <table:table-cell office:value-type="float" office:value="36" calcext:value-type="float">
            <text:p>36</text:p>
          </table:table-cell>
          <table:table-cell/>
          <table:table-cell table:number-columns-repeated="3" office:value-type="string" calcext:value-type="string">
            <text:p>36 </text:p>
          </table:table-cell>
          <table:table-cell table:number-columns-repeated="2" office:value-type="string" calcext:value-type="string">
            <text:p/>
          </table:table-cell>
          <table:table-cell office:value-type="string" calcext:value-type="string">
            <text:p>&lt;article id='an1.36'&gt;&lt;h2 class='sutta-title'&gt;{}&lt;/h2&gt;</text:p>
          </table:table-cell>
          <table:table-cell/>
        </table:table-row>
        <table:table-row table:style-name="ro1">
          <table:table-cell office:value-type="string" calcext:value-type="string">
            <text:p>an1.36:1.1</text:p>
          </table:table-cell>
          <table:table-cell office:value-type="string" calcext:value-type="string">
            <text:p>“Nāhaṁ, bhikkhave, aññaṁ ekadhammampi samanupassāmi yaṁ evaṁ rakkhitaṁ mahato atthāya saṁvattati yathayidaṁ, bhikkhave, cittaṁ. </text:p>
          </table:table-cell>
          <table:table-cell/>
          <table:table-cell office:value-type="string" calcext:value-type="string">
            <text:p>„Mönche und Nonnen, ich sehe kein einziges Ding, das, wenn es gehütet wird, so überaus segensreich ist wie der Geist. </text:p>
          </table:table-cell>
          <table:table-cell office:value-type="string" calcext:value-type="string">
            <text:p>“Mendicants, I do not see a single thing that, when it is protected, is so very beneficial as the mind. </text:p>
          </table:table-cell>
          <table:table-cell office:value-type="string" calcext:value-type="string">
            <text:p>「托鉢僧侶たちよ、保護された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76, msdiv36, ndp16.8, sc36.1</text:p>
          </table:table-cell>
        </table:table-row>
        <table:table-row table:style-name="ro1">
          <table:table-cell office:value-type="string" calcext:value-type="string">
            <text:p>an1.36:1.2</text:p>
          </table:table-cell>
          <table:table-cell office:value-type="string" calcext:value-type="string">
            <text:p>Cittaṁ, bhikkhave, rakkhitaṁ mahato atthāya saṁvattatī”ti. </text:p>
          </table:table-cell>
          <table:table-cell/>
          <table:table-cell office:value-type="string" calcext:value-type="string">
            <text:p>Ein gehüteter Geist ist überaus segensreich.“ </text:p>
          </table:table-cell>
          <table:table-cell office:value-type="string" calcext:value-type="string">
            <text:p>A protected mind is very beneficial.” </text:p>
          </table:table-cell>
          <table:table-cell office:value-type="string" calcext:value-type="string">
            <text:p>守護され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6:1.3</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7:0.1</text:p>
          </table:table-cell>
          <table:table-cell office:value-type="float" office:value="37" calcext:value-type="float">
            <text:p>37</text:p>
          </table:table-cell>
          <table:table-cell/>
          <table:table-cell table:number-columns-repeated="3" office:value-type="string" calcext:value-type="string">
            <text:p>37 </text:p>
          </table:table-cell>
          <table:table-cell table:number-columns-repeated="2" office:value-type="string" calcext:value-type="string">
            <text:p/>
          </table:table-cell>
          <table:table-cell office:value-type="string" calcext:value-type="string">
            <text:p>&lt;article id='an1.37'&gt;&lt;h2 class='sutta-title'&gt;{}&lt;/h2&gt;</text:p>
          </table:table-cell>
          <table:table-cell/>
        </table:table-row>
        <table:table-row table:style-name="ro1">
          <table:table-cell office:value-type="string" calcext:value-type="string">
            <text:p>an1.37:1.1</text:p>
          </table:table-cell>
          <table:table-cell office:value-type="string" calcext:value-type="string">
            <text:p>“Nāhaṁ, bhikkhave, aññaṁ ekadhammampi samanupassāmi yaṁ evaṁ asaṁvutaṁ mahato anatthāya saṁvattati yathayidaṁ, bhikkhave, cittaṁ. </text:p>
          </table:table-cell>
          <table:table-cell/>
          <table:table-cell office:value-type="string" calcext:value-type="string">
            <text:p>„Mönche und Nonnen, ich sehe kein einziges Ding, das, wenn es nicht gezügelt wird, so überaus schädlich ist wie der Geist. </text:p>
          </table:table-cell>
          <table:table-cell office:value-type="string" calcext:value-type="string">
            <text:p>“Mendicants, I do not see a single thing that, when it’s not restrained, is so very harmful as the mind. </text:p>
          </table:table-cell>
          <table:table-cell office:value-type="string" calcext:value-type="string">
            <text:p>「托鉢僧侶たちよ、抑制され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78, msdiv37, sc37.1, vri35.10</text:p>
          </table:table-cell>
        </table:table-row>
        <table:table-row table:style-name="ro1">
          <table:table-cell office:value-type="string" calcext:value-type="string">
            <text:p>an1.37:1.2</text:p>
          </table:table-cell>
          <table:table-cell office:value-type="string" calcext:value-type="string">
            <text:p>Cittaṁ, bhikkhave, asaṁvutaṁ mahato anatthāya saṁvattatī”ti. </text:p>
          </table:table-cell>
          <table:table-cell/>
          <table:table-cell office:value-type="string" calcext:value-type="string">
            <text:p>Ein ungezügelter Geist ist überaus schädlich.“ </text:p>
          </table:table-cell>
          <table:table-cell office:value-type="string" calcext:value-type="string">
            <text:p>An unrestrained mind is very harmful.” </text:p>
          </table:table-cell>
          <table:table-cell office:value-type="string" calcext:value-type="string">
            <text:p>抑制されていない心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7:1.3</text:p>
          </table:table-cell>
          <table:table-cell office:value-type="string" calcext:value-type="string">
            <text:p>Satt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8:0.1</text:p>
          </table:table-cell>
          <table:table-cell office:value-type="float" office:value="38" calcext:value-type="float">
            <text:p>38</text:p>
          </table:table-cell>
          <table:table-cell/>
          <table:table-cell table:number-columns-repeated="3" office:value-type="string" calcext:value-type="string">
            <text:p>38 </text:p>
          </table:table-cell>
          <table:table-cell table:number-columns-repeated="2" office:value-type="string" calcext:value-type="string">
            <text:p/>
          </table:table-cell>
          <table:table-cell office:value-type="string" calcext:value-type="string">
            <text:p>&lt;article id='an1.38'&gt;&lt;h2 class='sutta-title'&gt;{}&lt;/h2&gt;</text:p>
          </table:table-cell>
          <table:table-cell/>
        </table:table-row>
        <table:table-row table:style-name="ro1">
          <table:table-cell office:value-type="string" calcext:value-type="string">
            <text:p>an1.38:1.1</text:p>
          </table:table-cell>
          <table:table-cell office:value-type="string" calcext:value-type="string">
            <text:p>“Nāhaṁ, bhikkhave, aññaṁ ekadhammampi samanupassāmi yaṁ evaṁ saṁvutaṁ mahato atthāya saṁvattati yathayidaṁ, bhikkhave, cittaṁ. </text:p>
          </table:table-cell>
          <table:table-cell/>
          <table:table-cell office:value-type="string" calcext:value-type="string">
            <text:p>„Mönche und Nonnen, ich sehe kein einziges Ding, das, wenn es gezügelt wird, so überaus segensreich ist wie der Geist. </text:p>
          </table:table-cell>
          <table:table-cell office:value-type="string" calcext:value-type="string">
            <text:p>“Mendicants, I do not see a single thing that, when it is restrained, is so very beneficial as the mind. </text:p>
          </table:table-cell>
          <table:table-cell office:value-type="string" calcext:value-type="string">
            <text:p>「托鉢僧侶たちよ、抑制されていると、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8, dr20.8, ms15A1_80, msdiv38, sc38.1</text:p>
          </table:table-cell>
        </table:table-row>
        <table:table-row table:style-name="ro1">
          <table:table-cell office:value-type="string" calcext:value-type="string">
            <text:p>an1.38:1.2</text:p>
          </table:table-cell>
          <table:table-cell office:value-type="string" calcext:value-type="string">
            <text:p>Cittaṁ, bhikkhave, saṁvutaṁ mahato atthāya saṁvattatī”ti. </text:p>
          </table:table-cell>
          <table:table-cell/>
          <table:table-cell office:value-type="string" calcext:value-type="string">
            <text:p>Ein gezügelter Geist ist überaus segensreich.“ </text:p>
          </table:table-cell>
          <table:table-cell office:value-type="string" calcext:value-type="string">
            <text:p>A restrained mind is very beneficial.” </text:p>
          </table:table-cell>
          <table:table-cell office:value-type="string" calcext:value-type="string">
            <text:p>抑制され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8: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39:0.1</text:p>
          </table:table-cell>
          <table:table-cell office:value-type="float" office:value="39" calcext:value-type="float">
            <text:p>39</text:p>
          </table:table-cell>
          <table:table-cell/>
          <table:table-cell table:number-columns-repeated="3" office:value-type="string" calcext:value-type="string">
            <text:p>39 </text:p>
          </table:table-cell>
          <table:table-cell table:number-columns-repeated="2" office:value-type="string" calcext:value-type="string">
            <text:p/>
          </table:table-cell>
          <table:table-cell office:value-type="string" calcext:value-type="string">
            <text:p>&lt;article id='an1.39'&gt;&lt;h2 class='sutta-title'&gt;{}&lt;/h2&gt;</text:p>
          </table:table-cell>
          <table:table-cell/>
        </table:table-row>
        <table:table-row table:style-name="ro1">
          <table:table-cell office:value-type="string" calcext:value-type="string">
            <text:p>an1.39:1.1</text:p>
          </table:table-cell>
          <table:table-cell office:value-type="string" calcext:value-type="string">
            <text:p>“Nāhaṁ, bhikkhave, aññaṁ ekadhammampi samanupassāmi yaṁ evaṁ adantaṁ aguttaṁ arakkhitaṁ asaṁvutaṁ mahato anatthāya saṁvattati yathayidaṁ, bhikkhave, cittaṁ. </text:p>
          </table:table-cell>
          <table:table-cell/>
          <table:table-cell office:value-type="string" calcext:value-type="string">
            <text:p>„Mönche und Nonnen, ich sehe kein einziges Ding, das, wenn es nicht gebändigt, bewacht, gehütet und gezügelt wird, so überaus schädlich ist wie der Geist. </text:p>
          </table:table-cell>
          <table:table-cell office:value-type="string" calcext:value-type="string">
            <text:p>“Mendicants, I do not see a single thing that, when it is not tamed, guarded, protected, and restrained, is so very harmful as the mind. </text:p>
          </table:table-cell>
          <table:table-cell office:value-type="string" calcext:value-type="string">
            <text:p>「托鉢僧侶たちよ、訓練も防御も守護も抑制もされていないと、心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7, csp2ed15.7, ms15A1_82, msdiv39, sc39.1</text:p>
          </table:table-cell>
        </table:table-row>
        <table:table-row table:style-name="ro1">
          <table:table-cell office:value-type="string" calcext:value-type="string">
            <text:p>an1.39:1.2</text:p>
          </table:table-cell>
          <table:table-cell office:value-type="string" calcext:value-type="string">
            <text:p>Cittaṁ, bhikkhave, adantaṁ aguttaṁ arakkhitaṁ asaṁvutaṁ mahato anatthāya saṁvattatī”ti. </text:p>
          </table:table-cell>
          <table:table-cell/>
          <table:table-cell office:value-type="string" calcext:value-type="string">
            <text:p>Ein unbändiger, unbewachter, unbehüteter und ungezügelter Geist ist überaus schädlich.“ </text:p>
          </table:table-cell>
          <table:table-cell office:value-type="string" calcext:value-type="string">
            <text:p>An untamed, unguarded, unprotected, and unrestrained mind is very harmful.” </text:p>
          </table:table-cell>
          <table:table-cell office:value-type="string" calcext:value-type="string">
            <text:p>訓練も防御も守護も抑制もされていない心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9:1.3</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0:0.1</text:p>
          </table:table-cell>
          <table:table-cell office:value-type="float" office:value="40" calcext:value-type="float">
            <text:p>40</text:p>
          </table:table-cell>
          <table:table-cell/>
          <table:table-cell table:number-columns-repeated="3" office:value-type="string" calcext:value-type="string">
            <text:p>40 </text:p>
          </table:table-cell>
          <table:table-cell table:number-columns-repeated="2" office:value-type="string" calcext:value-type="string">
            <text:p/>
          </table:table-cell>
          <table:table-cell office:value-type="string" calcext:value-type="string">
            <text:p>&lt;article id='an1.40'&gt;&lt;h2 class='sutta-title'&gt;{}&lt;/h2&gt;</text:p>
          </table:table-cell>
          <table:table-cell/>
        </table:table-row>
        <table:table-row table:style-name="ro1">
          <table:table-cell office:value-type="string" calcext:value-type="string">
            <text:p>an1.40:1.1</text:p>
          </table:table-cell>
          <table:table-cell office:value-type="string" calcext:value-type="string">
            <text:p>“Nāhaṁ, bhikkhave, aññaṁ ekadhammampi samanupassāmi yaṁ evaṁ dantaṁ guttaṁ rakkhitaṁ saṁvutaṁ mahato atthāya saṁvattati yathayidaṁ, bhikkhave, cittaṁ. </text:p>
          </table:table-cell>
          <table:table-cell/>
          <table:table-cell office:value-type="string" calcext:value-type="string">
            <text:p>„Mönche und Nonnen, ich sehe kein einziges Ding, das, wenn es gebändigt, bewacht, gehütet und gezügelt wird, so überaus segensreich ist wie der Geist. </text:p>
          </table:table-cell>
          <table:table-cell office:value-type="string" calcext:value-type="string">
            <text:p>“Mendicants, I do not see a single thing that, when it is tamed, guarded, protected, and restrained, is so very beneficial as the mind. </text:p>
          </table:table-cell>
          <table:table-cell office:value-type="string" calcext:value-type="string">
            <text:p>「托鉢僧侶たちよ、訓練も防御も守護も抑制もされていると、心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84, msdiv40, sc40.1, sya20.9</text:p>
          </table:table-cell>
        </table:table-row>
        <table:table-row table:style-name="ro1">
          <table:table-cell office:value-type="string" calcext:value-type="string">
            <text:p>an1.40:1.2</text:p>
          </table:table-cell>
          <table:table-cell office:value-type="string" calcext:value-type="string">
            <text:p>Cittaṁ, bhikkhave, dantaṁ guttaṁ rakkhitaṁ saṁvutaṁ mahato atthāya saṁvattatī”ti. </text:p>
          </table:table-cell>
          <table:table-cell/>
          <table:table-cell office:value-type="string" calcext:value-type="string">
            <text:p>Ein gebändigter, bewachter, gehüteter und gezügelter Geist ist überaus segensreich.“ </text:p>
          </table:table-cell>
          <table:table-cell office:value-type="string" calcext:value-type="string">
            <text:p>A tamed, guarded, protected, and restrained mind is very beneficial.” </text:p>
          </table:table-cell>
          <table:table-cell office:value-type="string" calcext:value-type="string">
            <text:p>訓練も防御も守護も抑制もされた心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0: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40:1.4</text:p>
          </table:table-cell>
          <table:table-cell office:value-type="string" calcext:value-type="string">
            <text:p>Adantavaggo catutth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4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s/></text:p>
          </table:table-cell>
          <table:table-cell table:number-columns-repeated="2" office:value-type="string" calcext:value-type="string">
            <text:p/>
          </table:table-cell>
          <table:table-cell office:value-type="string" calcext:value-type="string">
            <text:p>&lt;section class='range' id='an1.41-50'&gt;&lt;header&gt;&lt;ul&gt;&lt;li class='division'&gt;{}&lt;/li&gt;</text:p>
          </table:table-cell>
          <table:table-cell/>
        </table:table-row>
        <table:table-row table:style-name="ro2">
          <table:table-cell office:value-type="string" calcext:value-type="string">
            <text:p>an1.41:0.2</text:p>
          </table:table-cell>
          <table:table-cell office:value-type="string" calcext:value-type="string">
            <text:p>5. Paṇihitaacchavagga </text:p>
          </table:table-cell>
          <table:table-cell office:value-type="string" calcext:value-type="string">
            <text:p>Paṇihitaacchavagga → sūkavaggo (bj); paṇihitavagga (pts1ed)</text:p>
          </table:table-cell>
          <table:table-cell office:value-type="string" calcext:value-type="string">
            <text:p>5. Eine Granne</text:p>
          </table:table-cell>
          <table:table-cell office:value-type="string" calcext:value-type="string">
            <text:p>5. A Spike </text:p>
          </table:table-cell>
          <table:table-cell office:value-type="string" calcext:value-type="string">
            <text:p>第五 <text:s/>硬い毛 （向隠覆品) <text:s/></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41:0.3</text:p>
          </table:table-cell>
          <table:table-cell office:value-type="float" office:value="41" calcext:value-type="float">
            <text:p>41</text:p>
          </table:table-cell>
          <table:table-cell/>
          <table:table-cell table:number-columns-repeated="2" office:value-type="string" calcext:value-type="string">
            <text:p>41 </text:p>
          </table:table-cell>
          <table:table-cell office:value-type="string" calcext:value-type="string">
            <text:p>41 <text:s/></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41:1.1</text:p>
          </table:table-cell>
          <table:table-cell office:value-type="string" calcext:value-type="string">
            <text:p>“Seyyathāpi, bhikkhave, sālisūkaṁ vā yavasūkaṁ vā micchāpaṇihitaṁ hatthena vā pādena vā akkantaṁ hatthaṁ vā pādaṁ vā bhecchati lohitaṁ vā uppādessatīti netaṁ ṭhānaṁ vijjati. </text:p>
          </table:table-cell>
          <table:table-cell office:value-type="string" calcext:value-type="string">
            <text:p>bhecchati → bhejjati (si); bhijjissati (sya-all, km, mr)</text:p>
          </table:table-cell>
          <table:table-cell office:value-type="string" calcext:value-type="string">
            <text:p>„Mönche und Nonnen, angenommen, eine Reis- oder Gerstengranne würde in die falsche Richtung zeigen. Wenn man sie mit der Hand berührt oder mit dem Fuß darauf tritt, kann es nicht passieren, dass sie die Haut durchsticht und Blut zum Vorschein kommt. </text:p>
          </table:table-cell>
          <table:table-cell office:value-type="string" calcext:value-type="string">
            <text:p>“Mendicants, suppose a spike of rice or barley was pointing the wrong way. If you trod on it with hand or foot, there’s no way it could break the skin and produce blood. </text:p>
          </table:table-cell>
          <table:table-cell office:value-type="string" calcext:value-type="string">
            <text:p>「托鉢僧侶たちよ、例えば米や大麦の表皮の硬い毛が正しくない方向を向いていたとします。もしその粒を手や足で押したとしても、皮膚が破れて血がでることは決してありません。 <text:s/></text:p>
          </table:table-cell>
          <table:table-cell table:number-columns-repeated="2" office:value-type="string" calcext:value-type="string">
            <text:p/>
          </table:table-cell>
          <table:table-cell office:value-type="string" calcext:value-type="string">
            <text:p>&lt;article id='an1.41'&gt;&lt;p&gt;{}</text:p>
          </table:table-cell>
          <table:table-cell office:value-type="string" calcext:value-type="string">
            <text:p>bj18.16, ms15A1_87, msdiv41, pts-vp-pli1.8, sc41.1, vri35.11</text:p>
          </table:table-cell>
        </table:table-row>
        <table:table-row table:style-name="ro1">
          <table:table-cell office:value-type="string" calcext:value-type="string">
            <text:p>an1.41: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1:1.3</text:p>
          </table:table-cell>
          <table:table-cell office:value-type="string" calcext:value-type="string">
            <text:p>Micchāpaṇihitattā, bhikkhave, sūkassa. </text:p>
          </table:table-cell>
          <table:table-cell/>
          <table:table-cell office:value-type="string" calcext:value-type="string">
            <text:p>Weil die Granne in die falsche Richtung zeigt. </text:p>
          </table:table-cell>
          <table:table-cell office:value-type="string" calcext:value-type="string">
            <text:p>Because the spike is pointing the wrong way. </text:p>
          </table:table-cell>
          <table:table-cell office:value-type="string" calcext:value-type="string">
            <text:p>なぜなら、硬い毛が正しくない方向を向いているから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1:1.4</text:p>
          </table:table-cell>
          <table:table-cell office:value-type="string" calcext:value-type="string">
            <text:p>Evamevaṁ kho, bhikkhave, so vata bhikkhu micchāpaṇihitena cittena avijjaṁ bhecchati, vijjaṁ uppādessati, nibbānaṁ sacchikarissatīti netaṁ ṭhānaṁ vijjati. </text:p>
          </table:table-cell>
          <table:table-cell/>
          <table:table-cell office:value-type="string" calcext:value-type="string">
            <text:p>Ebenso kann ein Mönch oder eine Nonne, deren Geist in die falsche Richtung zeigt, nicht die Unwissenheit durchbrechen, Erkenntnis hervorbringen und das Erlöschen verwirklichen. </text:p>
          </table:table-cell>
          <table:table-cell office:value-type="string" calcext:value-type="string">
            <text:p>In the same way, a mendicant whose mind is pointing the wrong way cannot break ignorance, produce knowledge, and realize extinguishment. </text:p>
          </table:table-cell>
          <table:table-cell office:value-type="string" calcext:value-type="string">
            <text:p>同じように、心が正しくない方向を向いている托鉢僧侶は根本的な無知を破り、知恵を生み出し、煩悩・輪廻の消滅を実現させることはできません。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1:1.5</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1:1.6</text:p>
          </table:table-cell>
          <table:table-cell office:value-type="string" calcext:value-type="string">
            <text:p>Micchāpaṇihitattā, bhikkhave, cittassā”ti. </text:p>
          </table:table-cell>
          <table:table-cell/>
          <table:table-cell office:value-type="string" calcext:value-type="string">
            <text:p>Weil der Geist in die falsche Richtung zeigt.“ </text:p>
          </table:table-cell>
          <table:table-cell office:value-type="string" calcext:value-type="string">
            <text:p>Because their mind is pointing the wrong way.” </text:p>
          </table:table-cell>
          <table:table-cell office:value-type="string" calcext:value-type="string">
            <text:p>なぜなら、心が正しくない方向をむいているから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1:1.7</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2:0.1</text:p>
          </table:table-cell>
          <table:table-cell office:value-type="float" office:value="42" calcext:value-type="float">
            <text:p>42</text:p>
          </table:table-cell>
          <table:table-cell/>
          <table:table-cell table:number-columns-repeated="3" office:value-type="string" calcext:value-type="string">
            <text:p>42 </text:p>
          </table:table-cell>
          <table:table-cell table:number-columns-repeated="2" office:value-type="string" calcext:value-type="string">
            <text:p/>
          </table:table-cell>
          <table:table-cell office:value-type="string" calcext:value-type="string">
            <text:p>&lt;article id='an1.42'&gt;&lt;h2 class='sutta-title'&gt;{}&lt;/h2&gt;</text:p>
          </table:table-cell>
          <table:table-cell/>
        </table:table-row>
        <table:table-row table:style-name="ro1">
          <table:table-cell office:value-type="string" calcext:value-type="string">
            <text:p>an1.42:1.1</text:p>
          </table:table-cell>
          <table:table-cell office:value-type="string" calcext:value-type="string">
            <text:p>“Seyyathāpi, bhikkhave, sālisūkaṁ vā yavasūkaṁ vā sammāpaṇihitaṁ hatthena vā pādena vā akkantaṁ hatthaṁ vā pādaṁ vā bhecchati lohitaṁ vā uppādessatīti ṭhānametaṁ vijjati. </text:p>
          </table:table-cell>
          <table:table-cell/>
          <table:table-cell office:value-type="string" calcext:value-type="string">
            <text:p>„Mönche und Nonnen, angenommen, eine Reis- oder Gerstengranne würde in die richtige Richtung zeigen. Wenn man sie mit der Hand berührt oder mit dem Fuß darauf tritt, kann es sehr wohl sein, dass sie die Haut durchsticht und Blut zum Vorschein kommt. </text:p>
          </table:table-cell>
          <table:table-cell office:value-type="string" calcext:value-type="string">
            <text:p>“Mendicants, suppose a spike of rice or barley was pointing the right way. If you trod on it with hand or foot, it may well break the skin and produce blood. </text:p>
          </table:table-cell>
          <table:table-cell office:value-type="string" calcext:value-type="string">
            <text:p>「托鉢僧侶たちよ、例えば米や大麦の表皮の硬い毛が正しい方向を向いていたとします。もしその粒を手や足で押したとしたら、皮膚が破れて血がでるでしょう。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9, dr20.9, ms15A1_89, msdiv42, ndp16.9, sc42.1</text:p>
          </table:table-cell>
        </table:table-row>
        <table:table-row table:style-name="ro1">
          <table:table-cell office:value-type="string" calcext:value-type="string">
            <text:p>an1.42: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2:1.3</text:p>
          </table:table-cell>
          <table:table-cell office:value-type="string" calcext:value-type="string">
            <text:p>Sammāpaṇihitattā, bhikkhave, sūkassa. </text:p>
          </table:table-cell>
          <table:table-cell/>
          <table:table-cell office:value-type="string" calcext:value-type="string">
            <text:p>Weil die Granne in die richtige Richtung zeigt. </text:p>
          </table:table-cell>
          <table:table-cell office:value-type="string" calcext:value-type="string">
            <text:p>Because the spike is pointing the right way. </text:p>
          </table:table-cell>
          <table:table-cell office:value-type="string" calcext:value-type="string">
            <text:p>なぜなら、硬い毛が正しい方向を向いているから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2:1.4</text:p>
          </table:table-cell>
          <table:table-cell office:value-type="string" calcext:value-type="string">
            <text:p>Evamevaṁ kho, bhikkhave, so vata bhikkhu sammāpaṇihitena cittena avijjaṁ bhecchati, vijjaṁ uppādessati, nibbānaṁ sacchikarissatīti ṭhānametaṁ vijjati. </text:p>
          </table:table-cell>
          <table:table-cell/>
          <table:table-cell office:value-type="string" calcext:value-type="string">
            <text:p>Ebenso kann ein Mönch oder eine Nonne, deren Geist in die richtige Richtung zeigt, die Unwissenheit durchbrechen, Erkenntnis hervorbringen und das Erlöschen verwirklichen. </text:p>
          </table:table-cell>
          <table:table-cell office:value-type="string" calcext:value-type="string">
            <text:p>In the same way, a mendicant whose mind is pointing the right way can break ignorance, produce knowledge, and realize extinguishment. </text:p>
          </table:table-cell>
          <table:table-cell office:value-type="string" calcext:value-type="string">
            <text:p>同じように、心が正しい方向を向いている托鉢僧侶は根本的な無知を破り、知恵を生み出し、煩悩・輪廻の消滅を実現させることができ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2:1.5</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2:1.6</text:p>
          </table:table-cell>
          <table:table-cell office:value-type="string" calcext:value-type="string">
            <text:p>Sammāpaṇihitattā, bhikkhave, cittassā”ti. </text:p>
          </table:table-cell>
          <table:table-cell/>
          <table:table-cell office:value-type="string" calcext:value-type="string">
            <text:p>Weil der Geist in die richtige Richtung zeigt.“ </text:p>
          </table:table-cell>
          <table:table-cell office:value-type="string" calcext:value-type="string">
            <text:p>Because the mind is pointing the right way.” </text:p>
          </table:table-cell>
          <table:table-cell office:value-type="string" calcext:value-type="string">
            <text:p>なぜなら、硬い毛が正しい方向を向いているから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2:1.7</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3:0.1</text:p>
          </table:table-cell>
          <table:table-cell office:value-type="float" office:value="43" calcext:value-type="float">
            <text:p>43</text:p>
          </table:table-cell>
          <table:table-cell/>
          <table:table-cell table:number-columns-repeated="3" office:value-type="string" calcext:value-type="string">
            <text:p>43 </text:p>
          </table:table-cell>
          <table:table-cell table:number-columns-repeated="2" office:value-type="string" calcext:value-type="string">
            <text:p/>
          </table:table-cell>
          <table:table-cell office:value-type="string" calcext:value-type="string">
            <text:p>&lt;article id='an1.43'&gt;&lt;h2 class='sutta-title'&gt;{}&lt;/h2&gt;</text:p>
          </table:table-cell>
          <table:table-cell/>
        </table:table-row>
        <table:table-row table:style-name="ro1">
          <table:table-cell office:value-type="string" calcext:value-type="string">
            <text:p>an1.43:1.1</text:p>
          </table:table-cell>
          <table:table-cell office:value-type="string" calcext:value-type="string">
            <text:p>“Idhāhaṁ, bhikkhave, ekaccaṁ puggalaṁ paduṭṭhacittaṁ evaṁ cetasā ceto paricca pajānāmi: </text:p>
          </table:table-cell>
          <table:table-cell office:value-type="string" calcext:value-type="string">
            <text:p>Idhāhaṁ → idāhaṁ (bj)</text:p>
          </table:table-cell>
          <table:table-cell office:value-type="string" calcext:value-type="string">
            <text:p>„Mönche und Nonnen, wenn ich den Geist eines Menschen erfasst habe, der innerlich verdorben ist, verstehe ich: </text:p>
          </table:table-cell>
          <table:table-cell office:value-type="string" calcext:value-type="string">
            <text:p>“Mendicants, when I’ve comprehended the mind of a person whose mind is corrupted, I understand: </text:p>
          </table:table-cell>
          <table:table-cell office:value-type="string" calcext:value-type="string">
            <text:p>「托鉢僧侶たちよ、私は心が腐っている人の心理を把握した時に分かったことがあり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8, csp2ed15.8, ms15A1_91, msdiv43, sc43.1, sya20.10</text:p>
          </table:table-cell>
        </table:table-row>
        <table:table-row table:style-name="ro1">
          <table:table-cell office:value-type="string" calcext:value-type="string">
            <text:p>an1.43:1.2</text:p>
          </table:table-cell>
          <table:table-cell office:value-type="string" calcext:value-type="string">
            <text:p>‘imamhi ce ayaṁ samaye puggalo kālaṁ kareyya, yathābhataṁ nikkhitto evaṁ niraye’. </text:p>
          </table:table-cell>
          <table:table-cell/>
          <table:table-cell office:value-type="string" calcext:value-type="string">
            <text:p>‚Wenn dieser Mensch eben jetzt sterben müsste, würde er in die Hölle geworfen.‘ </text:p>
          </table:table-cell>
          <table:table-cell office:value-type="string" calcext:value-type="string">
            <text:p>‘If this person were to die right now, they would be cast down to hell.’ </text:p>
          </table:table-cell>
          <table:table-cell office:value-type="string" calcext:value-type="string">
            <text:p>もしその人が今すぐ死んだとしたら、地獄に落とされるだろうということ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1.3</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1.4</text:p>
          </table:table-cell>
          <table:table-cell office:value-type="string" calcext:value-type="string">
            <text:p>Cittaṁ hissa, bhikkhave, paduṭṭhaṁ. </text:p>
          </table:table-cell>
          <table:table-cell/>
          <table:table-cell office:value-type="string" calcext:value-type="string">
            <text:p>Weil sein Geist verdorben ist. </text:p>
          </table:table-cell>
          <table:table-cell office:value-type="string" calcext:value-type="string">
            <text:p>Because their mind is corrupted. </text:p>
          </table:table-cell>
          <table:table-cell office:value-type="string" calcext:value-type="string">
            <text:p>なぜなら心が腐っているから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1.5</text:p>
          </table:table-cell>
          <table:table-cell office:value-type="string" calcext:value-type="string">
            <text:p>Cetopadosahetu pana, bhikkhave, evam’idhekacce sattā kāyassa bhedā paraṁ maraṇā apāyaṁ duggatiṁ vinipātaṁ nirayaṁ upapajjantī”ti. </text:p>
          </table:table-cell>
          <table:table-cell/>
          <table:table-cell office:value-type="string" calcext:value-type="string">
            <text:p>Ein verdorbener Geist ist der Grund, weshalb manche Wesen, wenn der Körper auseinanderbricht, nach dem Tod, an einem verlorenen Ort wiedergeboren werden, einem schlechten Ort, in der Unterwelt, der Hölle.“ </text:p>
          </table:table-cell>
          <table:table-cell office:value-type="string" calcext:value-type="string">
            <text:p>Corruption of mind is the reason why some sentient beings, when their body breaks up, after death, are reborn in a place of loss, a bad place, the underworld, hell.” </text:p>
          </table:table-cell>
          <table:table-cell office:value-type="string" calcext:value-type="string">
            <text:p>心の腐敗が原因で、ある生きとし生けるものは、体がばらばらになる死後に喪失の地、悪い場所、下層界、地獄で次の生涯をすごすのです。」 <text:s/></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3:1.6</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4:0.1</text:p>
          </table:table-cell>
          <table:table-cell office:value-type="float" office:value="44" calcext:value-type="float">
            <text:p>44</text:p>
          </table:table-cell>
          <table:table-cell/>
          <table:table-cell table:number-columns-repeated="3" office:value-type="string" calcext:value-type="string">
            <text:p>44 </text:p>
          </table:table-cell>
          <table:table-cell table:number-columns-repeated="2" office:value-type="string" calcext:value-type="string">
            <text:p/>
          </table:table-cell>
          <table:table-cell office:value-type="string" calcext:value-type="string">
            <text:p>&lt;article id='an1.44'&gt;&lt;h2 class='sutta-title'&gt;{}&lt;/h2&gt;</text:p>
          </table:table-cell>
          <table:table-cell/>
        </table:table-row>
        <table:table-row table:style-name="ro1">
          <table:table-cell office:value-type="string" calcext:value-type="string">
            <text:p>an1.44:1.1</text:p>
          </table:table-cell>
          <table:table-cell office:value-type="string" calcext:value-type="string">
            <text:p>“Idhāhaṁ, bhikkhave, ekaccaṁ puggalaṁ pasannacittaṁ evaṁ cetasā ceto paricca pajānāmi: </text:p>
          </table:table-cell>
          <table:table-cell office:value-type="string" calcext:value-type="string">
            <text:p>Idhāhaṁ → idāhaṁ (bj)</text:p>
          </table:table-cell>
          <table:table-cell office:value-type="string" calcext:value-type="string">
            <text:p>„Mönche und Nonnen, wenn ich den Geist eines Menschen erfasst habe, der zuversichtlich ist, verstehe ich: </text:p>
          </table:table-cell>
          <table:table-cell office:value-type="string" calcext:value-type="string">
            <text:p>“Mendicants, when I’ve comprehended the mind of a person whose mind is pure, I understand: </text:p>
          </table:table-cell>
          <table:table-cell office:value-type="string" calcext:value-type="string">
            <text:p>「托鉢僧侶たちよ、私は心が清らかな人の心理を把握した時に分かったことがあり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93, msdiv44, pts-vp-pli1.9, sc44.1</text:p>
          </table:table-cell>
        </table:table-row>
        <table:table-row table:style-name="ro1">
          <table:table-cell office:value-type="string" calcext:value-type="string">
            <text:p>an1.44:1.2</text:p>
          </table:table-cell>
          <table:table-cell office:value-type="string" calcext:value-type="string">
            <text:p>‘imamhi ce ayaṁ samaye puggalo kālaṁ kareyya, yathābhataṁ nikkhitto evaṁ sagge’. </text:p>
          </table:table-cell>
          <table:table-cell/>
          <table:table-cell office:value-type="string" calcext:value-type="string">
            <text:p>‚Wenn dieser Mensch eben jetzt sterben müsste, würde er in den Himmel erhoben.‘ </text:p>
          </table:table-cell>
          <table:table-cell office:value-type="string" calcext:value-type="string">
            <text:p>‘If this person were to die right now, they would be raised up to heaven.’ </text:p>
          </table:table-cell>
          <table:table-cell office:value-type="string" calcext:value-type="string">
            <text:p>もしその人が今すぐ死んだとしたら、天国に連れて行かれるだろうということ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4:1.3</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4:1.4</text:p>
          </table:table-cell>
          <table:table-cell office:value-type="string" calcext:value-type="string">
            <text:p>Cittaṁ hissa, bhikkhave, pasannaṁ. </text:p>
          </table:table-cell>
          <table:table-cell/>
          <table:table-cell office:value-type="string" calcext:value-type="string">
            <text:p>Weil sein Geist zuversichtlich ist. </text:p>
          </table:table-cell>
          <table:table-cell office:value-type="string" calcext:value-type="string">
            <text:p>Because their mind is pure. </text:p>
          </table:table-cell>
          <table:table-cell office:value-type="string" calcext:value-type="string">
            <text:p>なぜなら心が清らかだから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4:1.5</text:p>
          </table:table-cell>
          <table:table-cell office:value-type="string" calcext:value-type="string">
            <text:p>Cetopasādahetu pana, bhikkhave, evam’idhekacce sattā kāyassa bhedā paraṁ maraṇā sugatiṁ saggaṁ lokaṁ upapajjantī”ti. </text:p>
          </table:table-cell>
          <table:table-cell/>
          <table:table-cell office:value-type="string" calcext:value-type="string">
            <text:p>Ein zuversichtlicher Geist ist der Grund, weshalb manche Wesen, wenn der Körper auseinanderbricht, nach dem Tod, an einem guten Ort wiedergeboren werden, in einem himmlischen Bereich.“ </text:p>
          </table:table-cell>
          <table:table-cell office:value-type="string" calcext:value-type="string">
            <text:p>Purity of mind is the reason why some sentient beings, when their body breaks up, after death, are reborn in a good place, a heavenly realm.” </text:p>
          </table:table-cell>
          <table:table-cell office:value-type="string" calcext:value-type="string">
            <text:p>心の清らかさが原因で、ある生きとし生けるものは、体がばらばらになる死後に良い場所、天国で次の生涯をすごすの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4:1.6</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5:0.1</text:p>
          </table:table-cell>
          <table:table-cell office:value-type="float" office:value="45" calcext:value-type="float">
            <text:p>45</text:p>
          </table:table-cell>
          <table:table-cell/>
          <table:table-cell table:number-columns-repeated="3" office:value-type="string" calcext:value-type="string">
            <text:p>45 </text:p>
          </table:table-cell>
          <table:table-cell table:number-columns-repeated="2" office:value-type="string" calcext:value-type="string">
            <text:p/>
          </table:table-cell>
          <table:table-cell office:value-type="string" calcext:value-type="string">
            <text:p>&lt;article id='an1.45'&gt;&lt;h2 class='sutta-title'&gt;{}&lt;/h2&gt;</text:p>
          </table:table-cell>
          <table:table-cell/>
        </table:table-row>
        <table:table-row table:style-name="ro1">
          <table:table-cell office:value-type="string" calcext:value-type="string">
            <text:p>an1.45:1.1</text:p>
          </table:table-cell>
          <table:table-cell office:value-type="string" calcext:value-type="string">
            <text:p>“Seyyathāpi, bhikkhave, udakarahado āvilo luḷito kalalībhūto tattha cakkhumā puriso tīre ṭhito na passeyya sippisambukampi sakkharakaṭhalampi macchagumbampi carantampi tiṭṭhantampi. </text:p>
          </table:table-cell>
          <table:table-cell office:value-type="string" calcext:value-type="string">
            <text:p>luḷito → lulito (bj, sya-all) | sippisambukampi → sippikasambukampi (mr)</text:p>
          </table:table-cell>
          <table:table-cell office:value-type="string" calcext:value-type="string">
            <text:p>„Angenommen, Mönche und Nonnen, da wäre ein See, der trüb, dunkel und schmutzig wäre. Ein Mensch mit gutem Sehvermögen, der am Ufer stünde, würde die Muschelschalen, Steine und Kiesel nicht sehen, noch die Fischschwärme, die herumschwämmen oder stillstünden. </text:p>
          </table:table-cell>
          <table:table-cell office:value-type="string" calcext:value-type="string">
            <text:p>“Suppose, mendicants, there was a lake that was cloudy, murky, and muddy. A person with good eyesight standing on the bank would not see the mussel shells, gravel and pebbles, and schools of fish swimming about or staying still. </text:p>
          </table:table-cell>
          <table:table-cell office:value-type="string" calcext:value-type="string">
            <text:p>「托鉢僧侶たちよ、例えば濁って不透明な泥沼のような湖があったとします。水際に立っている目の良い人は貝殻や砂利や小石、そして魚の群れが泳ぎ回っているのかじっとしているのかが見えないでしょう。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18, cck20.10, dr20.10, ms15A1_95, msdiv45, sc45.1, vri35.12</text:p>
          </table:table-cell>
        </table:table-row>
        <table:table-row table:style-name="ro1">
          <table:table-cell office:value-type="string" calcext:value-type="string">
            <text:p>an1.45: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5:1.3</text:p>
          </table:table-cell>
          <table:table-cell office:value-type="string" calcext:value-type="string">
            <text:p>Āvilattā, bhikkhave, udakassa. </text:p>
          </table:table-cell>
          <table:table-cell/>
          <table:table-cell office:value-type="string" calcext:value-type="string">
            <text:p>Weil das Wasser getrübt ist. </text:p>
          </table:table-cell>
          <table:table-cell office:value-type="string" calcext:value-type="string">
            <text:p>Because the water is clouded. </text:p>
          </table:table-cell>
          <table:table-cell office:value-type="string" calcext:value-type="string">
            <text:p>なぜなら水が濁っているから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5:1.4</text:p>
          </table:table-cell>
          <table:table-cell office:value-type="string" calcext:value-type="string">
            <text:p>Evamevaṁ kho, bhikkhave, so vata bhikkhu āvilena cittena attatthaṁ vā ñassati paratthaṁ vā ñassati ubhayatthaṁ vā ñassati uttariṁ vā manussadhammā alamariyañāṇadassanavisesaṁ sacchikarissatīti netaṁ ṭhānaṁ vijjati. </text:p>
          </table:table-cell>
          <table:table-cell/>
          <table:table-cell office:value-type="string" calcext:value-type="string">
            <text:p>Ebenso ist es nicht möglich, dass ein Mönch oder eine Nonne, deren Geist getrübt ist, wissen kann, was gut für sie selbst, gut für jemand anderen oder gut für beide ist; oder dass sie eine Erfahrung übermenschlichen Wissens und Sehens erreichen können, die der Edlen würdig ist. </text:p>
          </table:table-cell>
          <table:table-cell office:value-type="string" calcext:value-type="string">
            <text:p>In the same way, that a mendicant whose mind is clouded would know what’s for their own good, the good of another, or the good of both; or that they would realize any superhuman distinction in knowledge and vision worthy of the noble ones: this is not possible. </text:p>
          </table:table-cell>
          <table:table-cell office:value-type="string" calcext:value-type="string">
            <text:p>同じように、心が濁っている托鉢僧侶は何が自分の為、他人の為、両方の為になるかを分かることや、聖なる人が持つ超人的な知恵や見識を得ることが出来ません。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5:1.5</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5:1.6</text:p>
          </table:table-cell>
          <table:table-cell office:value-type="string" calcext:value-type="string">
            <text:p>Āvilattā, bhikkhave, cittassā”ti. </text:p>
          </table:table-cell>
          <table:table-cell/>
          <table:table-cell office:value-type="string" calcext:value-type="string">
            <text:p>Weil ihr Geist getrübt ist.“ </text:p>
          </table:table-cell>
          <table:table-cell office:value-type="string" calcext:value-type="string">
            <text:p>Because their mind is clouded.” </text:p>
          </table:table-cell>
          <table:table-cell office:value-type="string" calcext:value-type="string">
            <text:p>なぜなら心が濁っているから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5:1.7</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6:0.1</text:p>
          </table:table-cell>
          <table:table-cell office:value-type="float" office:value="46" calcext:value-type="float">
            <text:p>46</text:p>
          </table:table-cell>
          <table:table-cell/>
          <table:table-cell table:number-columns-repeated="3" office:value-type="string" calcext:value-type="string">
            <text:p>46 </text:p>
          </table:table-cell>
          <table:table-cell table:number-columns-repeated="2" office:value-type="string" calcext:value-type="string">
            <text:p/>
          </table:table-cell>
          <table:table-cell office:value-type="string" calcext:value-type="string">
            <text:p>&lt;article id='an1.46'&gt;&lt;h2 class='sutta-title'&gt;{}&lt;/h2&gt;</text:p>
          </table:table-cell>
          <table:table-cell/>
        </table:table-row>
        <table:table-row table:style-name="ro1">
          <table:table-cell office:value-type="string" calcext:value-type="string">
            <text:p>an1.46:1.1</text:p>
          </table:table-cell>
          <table:table-cell office:value-type="string" calcext:value-type="string">
            <text:p>“Seyyathāpi, bhikkhave, udakarahado accho vippasanno anāvilo tattha cakkhumā puriso tīre ṭhito passeyya sippisambukampi sakkharakaṭhalampi macchagumbampi carantampi tiṭṭhantampi. </text:p>
          </table:table-cell>
          <table:table-cell/>
          <table:table-cell office:value-type="string" calcext:value-type="string">
            <text:p>„Angenommen, Mönche und Nonnen, da wäre ein See, der durchsichtig, klar und ungetrübt ist. Ein Mensch mit gutem Sehvermögen, der am Ufer stünde, würde die Muschelschalen, Steine und Kiesel sehen, und auch die Fischschwärme, die herumschwämmen oder stillstünden. </text:p>
          </table:table-cell>
          <table:table-cell office:value-type="string" calcext:value-type="string">
            <text:p>“Suppose, mendicants, there was a lake that was transparent, clear, and unclouded. A person with good eyesight standing on the bank would see the mussel shells, gravel and pebbles, and schools of fish swimming about or staying still. </text:p>
          </table:table-cell>
          <table:table-cell office:value-type="string" calcext:value-type="string">
            <text:p>「托鉢僧侶たちよ、例えば透明で澄んでいて濁っていない湖があったとします。水際に立っている目の良い人は貝殻や砂利や小石、そして魚の群れが泳ぎ回っているのかじっとしているのかが見えるでしょう。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97, msdiv46, ndp16.10, sc46.1, sya20.11</text:p>
          </table:table-cell>
        </table:table-row>
        <table:table-row table:style-name="ro1">
          <table:table-cell office:value-type="string" calcext:value-type="string">
            <text:p>an1.46: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6:1.3</text:p>
          </table:table-cell>
          <table:table-cell office:value-type="string" calcext:value-type="string">
            <text:p>Anāvilattā, bhikkhave, udakassa. </text:p>
          </table:table-cell>
          <table:table-cell/>
          <table:table-cell office:value-type="string" calcext:value-type="string">
            <text:p>Weil das Wasser ungetrübt ist. </text:p>
          </table:table-cell>
          <table:table-cell office:value-type="string" calcext:value-type="string">
            <text:p>Because the water is unclouded. </text:p>
          </table:table-cell>
          <table:table-cell office:value-type="string" calcext:value-type="string">
            <text:p>なぜなら水が濁っていないから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6:1.4</text:p>
          </table:table-cell>
          <table:table-cell office:value-type="string" calcext:value-type="string">
            <text:p>Evamevaṁ kho, bhikkhave, so vata bhikkhu anāvilena cittena attatthaṁ vā ñassati paratthaṁ vā ñassati ubhayatthaṁ vā ñassati uttariṁ vā manussadhammā alamariyañāṇadassanavisesaṁ sacchikarissatīti ṭhānametaṁ vijjati. </text:p>
          </table:table-cell>
          <table:table-cell/>
          <table:table-cell office:value-type="string" calcext:value-type="string">
            <text:p>Ebenso ist es möglich, dass ein Mönch oder eine Nonne, deren Geist ungetrübt ist, wissen kann, was gut für sie selbst, gut für jemand anderen oder gut für beide ist; oder dass sie eine Erfahrung übermenschlichen Wissens und Sehens erreichen können, die der Edlen würdig ist. </text:p>
          </table:table-cell>
          <table:table-cell office:value-type="string" calcext:value-type="string">
            <text:p>In the same way, that a mendicant whose mind is not clouded would know what’s for their own good, the good of another, or the good of both; or that they would realize any superhuman distinction in knowledge and vision worthy of the noble ones: this is possible. </text:p>
          </table:table-cell>
          <table:table-cell office:value-type="string" calcext:value-type="string">
            <text:p>同じように、心が濁っていない托鉢僧侶は何が自分の為、他人の為、両方の為になるかを分かることや、聖なる人が持つ超人的な知恵や見識を得ることが出来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6:1.5</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office:value-type="string" calcext:value-type="string">
            <text:p>どうしてです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6:1.6</text:p>
          </table:table-cell>
          <table:table-cell office:value-type="string" calcext:value-type="string">
            <text:p>Anāvilattā, bhikkhave, cittassā”ti. </text:p>
          </table:table-cell>
          <table:table-cell/>
          <table:table-cell office:value-type="string" calcext:value-type="string">
            <text:p>Weil ihr Geist ungetrübt ist.“ </text:p>
          </table:table-cell>
          <table:table-cell office:value-type="string" calcext:value-type="string">
            <text:p>Because their mind is unclouded.” </text:p>
          </table:table-cell>
          <table:table-cell office:value-type="string" calcext:value-type="string">
            <text:p>なぜなら心が濁っていないから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6:1.7</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7:0.1</text:p>
          </table:table-cell>
          <table:table-cell office:value-type="float" office:value="47" calcext:value-type="float">
            <text:p>47</text:p>
          </table:table-cell>
          <table:table-cell/>
          <table:table-cell table:number-columns-repeated="3" office:value-type="string" calcext:value-type="string">
            <text:p>47 </text:p>
          </table:table-cell>
          <table:table-cell table:number-columns-repeated="2" office:value-type="string" calcext:value-type="string">
            <text:p/>
          </table:table-cell>
          <table:table-cell office:value-type="string" calcext:value-type="string">
            <text:p>&lt;article id='an1.47'&gt;&lt;h2 class='sutta-title'&gt;{}&lt;/h2&gt;</text:p>
          </table:table-cell>
          <table:table-cell/>
        </table:table-row>
        <table:table-row table:style-name="ro1">
          <table:table-cell office:value-type="string" calcext:value-type="string">
            <text:p>an1.47:1.1</text:p>
          </table:table-cell>
          <table:table-cell office:value-type="string" calcext:value-type="string">
            <text:p>“Seyyathāpi, bhikkhave, yāni kānici rukkhajātānaṁ phandano tesaṁ aggamakkhāyati yadidaṁ mudutāya ceva kammaññatāya ca. </text:p>
          </table:table-cell>
          <table:table-cell/>
          <table:table-cell office:value-type="string" calcext:value-type="string">
            <text:p>„So, Mönche und Nonnen, wie der Papra als bester Baum gilt, weil er geschmeidig und gut formbar ist, </text:p>
          </table:table-cell>
          <table:table-cell office:value-type="string" calcext:value-type="string">
            <text:p>“Just as, mendicants, the boxwood is said to be the best kind of tree in terms of its pliability and workability, </text:p>
          </table:table-cell>
          <table:table-cell office:value-type="string" calcext:value-type="string">
            <text:p>「ちょうどツゲの木が柔軟性や使いやすさにおいて一番良い木と言われますが、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9, csp2ed15.9, ms15A1_99, msdiv47, sc47.1</text:p>
          </table:table-cell>
        </table:table-row>
        <table:table-row table:style-name="ro1">
          <table:table-cell office:value-type="string" calcext:value-type="string">
            <text:p>an1.47:1.2</text:p>
          </table:table-cell>
          <table:table-cell office:value-type="string" calcext:value-type="string">
            <text:p>Evamevaṁ kho ahaṁ, bhikkhave, nāññaṁ ekadhammampi samanupassāmi yaṁ evaṁ bhāvitaṁ bahulīkataṁ mudu ca hoti kammaññañca yathayidaṁ cittaṁ. </text:p>
          </table:table-cell>
          <table:table-cell/>
          <table:table-cell office:value-type="string" calcext:value-type="string">
            <text:p>ebenso sehe ich kein einziges Ding, das so geschmeidig und so gut formbar ist wie der Geist, wenn er entwickelt und gepflegt ist. </text:p>
          </table:table-cell>
          <table:table-cell office:value-type="string" calcext:value-type="string">
            <text:p>so too, I do not see a single thing that’s as pliable and workable as the mind, when it is developed and cultivated. </text:p>
          </table:table-cell>
          <table:table-cell office:value-type="string" calcext:value-type="string">
            <text:p>それと同じで、このように発達して磨かれていると、心ほど柔軟で使える物は他には一つも見ません。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7:1.3</text:p>
          </table:table-cell>
          <table:table-cell office:value-type="string" calcext:value-type="string">
            <text:p>Cittaṁ, bhikkhave, bhāvitaṁ bahulīkataṁ mudu ca hoti kammaññañca hotī”ti. </text:p>
          </table:table-cell>
          <table:table-cell/>
          <table:table-cell office:value-type="string" calcext:value-type="string">
            <text:p>Ein entwickelter und gepflegter Geist ist geschmeidig und formbar.“ </text:p>
          </table:table-cell>
          <table:table-cell office:value-type="string" calcext:value-type="string">
            <text:p>A mind that is developed and cultivated is pliable and workable.” </text:p>
          </table:table-cell>
          <table:table-cell office:value-type="string" calcext:value-type="string">
            <text:p>発達して磨かれた心は、柔軟で使い物にな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7:1.4</text:p>
          </table:table-cell>
          <table:table-cell office:value-type="string" calcext:value-type="string">
            <text:p>Sattamaṁ. </text:p>
          </table:table-cell>
          <table:table-cell/>
          <table:table-cell table:number-columns-repeated="2" office:value-type="string" calcext:value-type="string">
            <text:p><text:s/></text:p>
          </table:table-cell>
          <table:table-cell office:value-type="string" calcext:value-type="string">
            <text:p><text:s text:c="2"/></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8:0.1</text:p>
          </table:table-cell>
          <table:table-cell office:value-type="float" office:value="48" calcext:value-type="float">
            <text:p>48</text:p>
          </table:table-cell>
          <table:table-cell/>
          <table:table-cell table:number-columns-repeated="3" office:value-type="string" calcext:value-type="string">
            <text:p>48 </text:p>
          </table:table-cell>
          <table:table-cell table:number-columns-repeated="2" office:value-type="string" calcext:value-type="string">
            <text:p/>
          </table:table-cell>
          <table:table-cell office:value-type="string" calcext:value-type="string">
            <text:p>&lt;article id='an1.48'&gt;&lt;h2 class='sutta-title'&gt;{}&lt;/h2&gt;</text:p>
          </table:table-cell>
          <table:table-cell/>
        </table:table-row>
        <table:table-row table:style-name="ro1">
          <table:table-cell office:value-type="string" calcext:value-type="string">
            <text:p>an1.48:1.1</text:p>
          </table:table-cell>
          <table:table-cell office:value-type="string" calcext:value-type="string">
            <text:p>“Nāhaṁ, bhikkhave, aññaṁ ekadhammampi samanupassāmi yaṁ evaṁ lahuparivattaṁ yathayidaṁ cittaṁ. </text:p>
          </table:table-cell>
          <table:table-cell/>
          <table:table-cell office:value-type="string" calcext:value-type="string">
            <text:p>„Mönche und Nonnen, ich sehe kein einziges Ding, das sich so schnell verändert wie der Geist. </text:p>
          </table:table-cell>
          <table:table-cell office:value-type="string" calcext:value-type="string">
            <text:p>“Mendicants, I do not see a single thing that’s as quick to change as the mind. </text:p>
          </table:table-cell>
          <table:table-cell office:value-type="string" calcext:value-type="string">
            <text:p>「托鉢僧侶たちよ、心ほどすぐに変わ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01, msdiv48, pts-vp-pli1.10, sc48.1</text:p>
          </table:table-cell>
        </table:table-row>
        <table:table-row table:style-name="ro1">
          <table:table-cell office:value-type="string" calcext:value-type="string">
            <text:p>an1.48:1.2</text:p>
          </table:table-cell>
          <table:table-cell office:value-type="string" calcext:value-type="string">
            <text:p>Yāvañcidaṁ, bhikkhave, upamāpi na sukarā yāva lahuparivattaṁ cittan”ti. </text:p>
          </table:table-cell>
          <table:table-cell/>
          <table:table-cell office:value-type="string" calcext:value-type="string">
            <text:p>So sehr, dass es nicht einfach ist, ein Gleichnis dafür zu geben, wie rasch der Geist sich ändert.“ </text:p>
          </table:table-cell>
          <table:table-cell office:value-type="string" calcext:value-type="string">
            <text:p>So much so that it’s not easy to give a simile for how quickly the mind changes.” </text:p>
          </table:table-cell>
          <table:table-cell office:value-type="string" calcext:value-type="string">
            <text:p>非常にそうなので、どれだけすぐに心が変わるかの喩えをあげるのは簡単ではありません。」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8: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49:0.1</text:p>
          </table:table-cell>
          <table:table-cell office:value-type="float" office:value="49" calcext:value-type="float">
            <text:p>49</text:p>
          </table:table-cell>
          <table:table-cell/>
          <table:table-cell table:number-columns-repeated="3" office:value-type="string" calcext:value-type="string">
            <text:p>49 </text:p>
          </table:table-cell>
          <table:table-cell table:number-columns-repeated="2" office:value-type="string" calcext:value-type="string">
            <text:p/>
          </table:table-cell>
          <table:table-cell office:value-type="string" calcext:value-type="string">
            <text:p>&lt;article id='an1.49'&gt;&lt;h2 class='sutta-title'&gt;{}&lt;/h2&gt;</text:p>
          </table:table-cell>
          <table:table-cell/>
        </table:table-row>
        <table:table-row table:style-name="ro1">
          <table:table-cell office:value-type="string" calcext:value-type="string">
            <text:p>an1.49:1.1</text:p>
          </table:table-cell>
          <table:table-cell office:value-type="string" calcext:value-type="string">
            <text:p>“Pabhassaramidaṁ, bhikkhave, cittaṁ. </text:p>
          </table:table-cell>
          <table:table-cell/>
          <table:table-cell office:value-type="string" calcext:value-type="string">
            <text:p>„Dieser Geist, Mönche und Nonnen, ist strahlend. </text:p>
          </table:table-cell>
          <table:table-cell office:value-type="string" calcext:value-type="string">
            <text:p>“This mind, mendicants, is radiant. </text:p>
          </table:table-cell>
          <table:table-cell office:value-type="string" calcext:value-type="string">
            <text:p>「托鉢僧侶たちよ、この心は光り輝い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11, ms15A1_103, msdiv49, sc49.1</text:p>
          </table:table-cell>
        </table:table-row>
        <table:table-row table:style-name="ro1">
          <table:table-cell office:value-type="string" calcext:value-type="string">
            <text:p>an1.49:1.2</text:p>
          </table:table-cell>
          <table:table-cell office:value-type="string" calcext:value-type="string">
            <text:p>Tañca kho āgantukehi upakkilesehi upakkiliṭṭhan”ti. </text:p>
          </table:table-cell>
          <table:table-cell/>
          <table:table-cell office:value-type="string" calcext:value-type="string">
            <text:p>Aber er ist von vorübergehenden Flecken befleckt.“ </text:p>
          </table:table-cell>
          <table:table-cell office:value-type="string" calcext:value-type="string">
            <text:p>But it’s corrupted by passing corruptions.” </text:p>
          </table:table-cell>
          <table:table-cell office:value-type="string" calcext:value-type="string">
            <text:p>しかし、一時的な汚れによって汚れています。」 <text:s/></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49:1.3</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0:0.1</text:p>
          </table:table-cell>
          <table:table-cell office:value-type="float" office:value="50" calcext:value-type="float">
            <text:p>50</text:p>
          </table:table-cell>
          <table:table-cell/>
          <table:table-cell table:number-columns-repeated="3" office:value-type="string" calcext:value-type="string">
            <text:p>50 </text:p>
          </table:table-cell>
          <table:table-cell table:number-columns-repeated="2" office:value-type="string" calcext:value-type="string">
            <text:p/>
          </table:table-cell>
          <table:table-cell office:value-type="string" calcext:value-type="string">
            <text:p>&lt;article id='an1.50'&gt;&lt;h2 class='sutta-title'&gt;{}&lt;/h2&gt;</text:p>
          </table:table-cell>
          <table:table-cell/>
        </table:table-row>
        <table:table-row table:style-name="ro1">
          <table:table-cell office:value-type="string" calcext:value-type="string">
            <text:p>an1.50:1.1</text:p>
          </table:table-cell>
          <table:table-cell office:value-type="string" calcext:value-type="string">
            <text:p>“Pabhassaramidaṁ, bhikkhave, cittaṁ. </text:p>
          </table:table-cell>
          <table:table-cell/>
          <table:table-cell office:value-type="string" calcext:value-type="string">
            <text:p>„Dieser Geist, Mönche und Nonnen, ist strahlend. </text:p>
          </table:table-cell>
          <table:table-cell office:value-type="string" calcext:value-type="string">
            <text:p>“This mind, mendicants, is radiant. </text:p>
          </table:table-cell>
          <table:table-cell office:value-type="string" calcext:value-type="string">
            <text:p>「托鉢僧侶たちよ、この心は光り輝い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11, ms15A1_105, msdiv50, sc50.1</text:p>
          </table:table-cell>
        </table:table-row>
        <table:table-row table:style-name="ro1">
          <table:table-cell office:value-type="string" calcext:value-type="string">
            <text:p>an1.50:1.2</text:p>
          </table:table-cell>
          <table:table-cell office:value-type="string" calcext:value-type="string">
            <text:p>Tañca kho āgantukehi upakkilesehi vippamuttan”ti. </text:p>
          </table:table-cell>
          <table:table-cell/>
          <table:table-cell office:value-type="string" calcext:value-type="string">
            <text:p>Und er ist von vorübergehenden Flecken befreit.“ </text:p>
          </table:table-cell>
          <table:table-cell office:value-type="string" calcext:value-type="string">
            <text:p>And it is freed from passing corruptions.” </text:p>
          </table:table-cell>
          <table:table-cell office:value-type="string" calcext:value-type="string">
            <text:p>そして、一時的な汚れから解き放たれています。」 <text:s/></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0: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50:1.4</text:p>
          </table:table-cell>
          <table:table-cell office:value-type="string" calcext:value-type="string">
            <text:p>Paṇihitaacchavaggo pañc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5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s/></text:p>
          </table:table-cell>
          <table:table-cell table:number-columns-repeated="2" office:value-type="string" calcext:value-type="string">
            <text:p/>
          </table:table-cell>
          <table:table-cell office:value-type="string" calcext:value-type="string">
            <text:p>&lt;section class='range' id='an1.51-60'&gt;&lt;header&gt;&lt;ul&gt;&lt;li class='division'&gt;{}&lt;/li&gt;</text:p>
          </table:table-cell>
          <table:table-cell/>
        </table:table-row>
        <table:table-row table:style-name="ro1">
          <table:table-cell office:value-type="string" calcext:value-type="string">
            <text:p>an1.51:0.2</text:p>
          </table:table-cell>
          <table:table-cell office:value-type="string" calcext:value-type="string">
            <text:p>6. Accharāsaṅghātavagga </text:p>
          </table:table-cell>
          <table:table-cell office:value-type="string" calcext:value-type="string">
            <text:p>Accharāsaṅghātavagga → pabhassaravaggo (bj); accharāvaggo (sya2ed)</text:p>
          </table:table-cell>
          <table:table-cell office:value-type="string" calcext:value-type="string">
            <text:p>6. Fingerschnippen</text:p>
          </table:table-cell>
          <table:table-cell office:value-type="string" calcext:value-type="string">
            <text:p>6. Finger Snap </text:p>
          </table:table-cell>
          <table:table-cell office:value-type="string" calcext:value-type="string">
            <text:p>第六　弾指品 </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51:0.3</text:p>
          </table:table-cell>
          <table:table-cell office:value-type="float" office:value="51" calcext:value-type="float">
            <text:p>51</text:p>
          </table:table-cell>
          <table:table-cell/>
          <table:table-cell table:number-columns-repeated="3" office:value-type="string" calcext:value-type="string">
            <text:p>51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51:1.1</text:p>
          </table:table-cell>
          <table:table-cell office:value-type="string" calcext:value-type="string">
            <text:p>“Pabhassaramidaṁ, bhikkhave, cittaṁ. </text:p>
          </table:table-cell>
          <table:table-cell/>
          <table:table-cell office:value-type="string" calcext:value-type="string">
            <text:p>„Dieser Geist, Mönche und Nonnen, ist strahlend. </text:p>
          </table:table-cell>
          <table:table-cell office:value-type="string" calcext:value-type="string">
            <text:p>“This mind, mendicants, is radiant. </text:p>
          </table:table-cell>
          <table:table-cell office:value-type="string" calcext:value-type="string">
            <text:p>「托鉢僧侶たちよ、この心は光り輝いています。 </text:p>
          </table:table-cell>
          <table:table-cell table:number-columns-repeated="2" office:value-type="string" calcext:value-type="string">
            <text:p/>
          </table:table-cell>
          <table:table-cell office:value-type="string" calcext:value-type="string">
            <text:p>&lt;article id='an1.51'&gt;&lt;p&gt;{}</text:p>
          </table:table-cell>
          <table:table-cell office:value-type="string" calcext:value-type="string">
            <text:p>bj18.20, ms15A1_108, msdiv51, sc51.1, vri35.13</text:p>
          </table:table-cell>
        </table:table-row>
        <table:table-row table:style-name="ro1">
          <table:table-cell office:value-type="string" calcext:value-type="string">
            <text:p>an1.51:1.2</text:p>
          </table:table-cell>
          <table:table-cell office:value-type="string" calcext:value-type="string">
            <text:p>Tañca kho āgantukehi upakkilesehi upakkiliṭṭhaṁ. </text:p>
          </table:table-cell>
          <table:table-cell/>
          <table:table-cell office:value-type="string" calcext:value-type="string">
            <text:p>Aber er ist von vorübergehenden Flecken befleckt. </text:p>
          </table:table-cell>
          <table:table-cell office:value-type="string" calcext:value-type="string">
            <text:p>But it is corrupted by passing corruptions. </text:p>
          </table:table-cell>
          <table:table-cell office:value-type="string" calcext:value-type="string">
            <text:p>しかし、一時的な汚れによって汚れてい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1:1.3</text:p>
          </table:table-cell>
          <table:table-cell office:value-type="string" calcext:value-type="string">
            <text:p>Taṁ assutavā puthujjano yathābhūtaṁ nappajānāti. </text:p>
          </table:table-cell>
          <table:table-cell/>
          <table:table-cell office:value-type="string" calcext:value-type="string">
            <text:p>Ein ungebildeter gewöhnlicher Mensch versteht das nicht wirklich. </text:p>
          </table:table-cell>
          <table:table-cell office:value-type="string" calcext:value-type="string">
            <text:p>An uneducated ordinary person does not truly understand this. </text:p>
          </table:table-cell>
          <table:table-cell office:value-type="string" calcext:value-type="string">
            <text:p>学んでいない凡人はこれを本当の意味で理解していません。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1:1.4</text:p>
          </table:table-cell>
          <table:table-cell office:value-type="string" calcext:value-type="string">
            <text:p>Tasmā ‘assutavato puthujjanassa cittabhāvanā natthī’ti vadāmī”ti. </text:p>
          </table:table-cell>
          <table:table-cell/>
          <table:table-cell office:value-type="string" calcext:value-type="string">
            <text:p>Daher sage ich, dass der ungebildete gewöhnliche Mensch seinen Geist nicht entwickelt.“ </text:p>
          </table:table-cell>
          <table:table-cell office:value-type="string" calcext:value-type="string">
            <text:p>So I say that the uneducated ordinary person has no development of the mind.” </text:p>
          </table:table-cell>
          <table:table-cell office:value-type="string" calcext:value-type="string">
            <text:p>だから私は無知な凡人は心が発達していないと言うの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1:1.5</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2:0.1</text:p>
          </table:table-cell>
          <table:table-cell office:value-type="float" office:value="52" calcext:value-type="float">
            <text:p>52</text:p>
          </table:table-cell>
          <table:table-cell/>
          <table:table-cell table:number-columns-repeated="3" office:value-type="string" calcext:value-type="string">
            <text:p>52 </text:p>
          </table:table-cell>
          <table:table-cell table:number-columns-repeated="2" office:value-type="string" calcext:value-type="string">
            <text:p/>
          </table:table-cell>
          <table:table-cell office:value-type="string" calcext:value-type="string">
            <text:p>&lt;article id='an1.52'&gt;&lt;h2 class='sutta-title'&gt;{}&lt;/h2&gt;</text:p>
          </table:table-cell>
          <table:table-cell/>
        </table:table-row>
        <table:table-row table:style-name="ro1">
          <table:table-cell office:value-type="string" calcext:value-type="string">
            <text:p>an1.52:1.1</text:p>
          </table:table-cell>
          <table:table-cell office:value-type="string" calcext:value-type="string">
            <text:p>“Pabhassaramidaṁ, bhikkhave, cittaṁ. </text:p>
          </table:table-cell>
          <table:table-cell/>
          <table:table-cell office:value-type="string" calcext:value-type="string">
            <text:p>„Dieser Geist, Mönche und Nonnen, ist strahlend. </text:p>
          </table:table-cell>
          <table:table-cell office:value-type="string" calcext:value-type="string">
            <text:p>“This mind, mendicants, is radiant. </text:p>
          </table:table-cell>
          <table:table-cell office:value-type="string" calcext:value-type="string">
            <text:p>「托鉢僧侶たちよ、この心は光り輝い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10, msdiv52, sc52.1, sya20.12</text:p>
          </table:table-cell>
        </table:table-row>
        <table:table-row table:style-name="ro1">
          <table:table-cell office:value-type="string" calcext:value-type="string">
            <text:p>an1.52:1.2</text:p>
          </table:table-cell>
          <table:table-cell office:value-type="string" calcext:value-type="string">
            <text:p>Tañca kho āgantukehi upakkilesehi vippamuttaṁ. </text:p>
          </table:table-cell>
          <table:table-cell/>
          <table:table-cell office:value-type="string" calcext:value-type="string">
            <text:p>Und er ist von vorübergehenden Flecken befreit. </text:p>
          </table:table-cell>
          <table:table-cell office:value-type="string" calcext:value-type="string">
            <text:p>And it is freed from passing corruptions. </text:p>
          </table:table-cell>
          <table:table-cell office:value-type="string" calcext:value-type="string">
            <text:p>そして、一時的な汚れから解き放たれてい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2:1.3</text:p>
          </table:table-cell>
          <table:table-cell office:value-type="string" calcext:value-type="string">
            <text:p>Taṁ sutavā ariyasāvako yathābhūtaṁ pajānāti. </text:p>
          </table:table-cell>
          <table:table-cell/>
          <table:table-cell office:value-type="string" calcext:value-type="string">
            <text:p>Ein gebildeter edler Schüler versteht das wirklich. </text:p>
          </table:table-cell>
          <table:table-cell office:value-type="string" calcext:value-type="string">
            <text:p>An educated noble disciple truly understands this. </text:p>
          </table:table-cell>
          <table:table-cell office:value-type="string" calcext:value-type="string">
            <text:p>よく学んだ高尚な弟子はこれを本当の意味で理解してい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2:1.4</text:p>
          </table:table-cell>
          <table:table-cell office:value-type="string" calcext:value-type="string">
            <text:p>Tasmā ‘sutavato ariyasāvakassa cittabhāvanā atthī’ti vadāmī”ti. </text:p>
          </table:table-cell>
          <table:table-cell/>
          <table:table-cell office:value-type="string" calcext:value-type="string">
            <text:p>Daher sage ich, dass der gebildete edle Schüler seinen Geist entwickelt.“ </text:p>
          </table:table-cell>
          <table:table-cell office:value-type="string" calcext:value-type="string">
            <text:p>So I say that the educated noble disciple has development of the mind.” </text:p>
          </table:table-cell>
          <table:table-cell office:value-type="string" calcext:value-type="string">
            <text:p>だから私はよく学んだ高尚な弟子は心が発達していると言うの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2:1.5</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3:0.1</text:p>
          </table:table-cell>
          <table:table-cell office:value-type="float" office:value="53" calcext:value-type="float">
            <text:p>53</text:p>
          </table:table-cell>
          <table:table-cell/>
          <table:table-cell table:number-columns-repeated="3" office:value-type="string" calcext:value-type="string">
            <text:p>53 </text:p>
          </table:table-cell>
          <table:table-cell table:number-columns-repeated="2" office:value-type="string" calcext:value-type="string">
            <text:p/>
          </table:table-cell>
          <table:table-cell office:value-type="string" calcext:value-type="string">
            <text:p>&lt;article id='an1.53'&gt;&lt;h2 class='sutta-title'&gt;{}&lt;/h2&gt;</text:p>
          </table:table-cell>
          <table:table-cell/>
        </table:table-row>
        <table:table-row table:style-name="ro1">
          <table:table-cell office:value-type="string" calcext:value-type="string">
            <text:p>an1.53:1.1</text:p>
          </table:table-cell>
          <table:table-cell office:value-type="string" calcext:value-type="string">
            <text:p>“Accharāsaṅghātamattampi ce, bhikkhave, bhikkhu mettācittaṁ āsevati; </text:p>
          </table:table-cell>
          <table:table-cell office:value-type="string" calcext:value-type="string">
            <text:p>mettācittaṁ → mettaṁ cittaṁ (bj); mettacittaṁ (sya-all, km, pts1ed, mr)</text:p>
          </table:table-cell>
          <table:table-cell office:value-type="string" calcext:value-type="string">
            <text:p>„Wenn, Mönche und Nonnen, ein Mönch oder eine Nonne einen Geist der Liebe pflegt, und sei es nur für die Dauer eines Fingerschnippens, </text:p>
          </table:table-cell>
          <table:table-cell office:value-type="string" calcext:value-type="string">
            <text:p>“If, mendicants, a mendicant cultivates a mind of love even as long as a finger snap, </text:p>
          </table:table-cell>
          <table:table-cell office:value-type="string" calcext:value-type="string">
            <text:p>「托鉢僧侶たちよ、もし托鉢僧侶が指をパチンと鳴らすほどのほんの短い間でも慈しみの心を育てると、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12, msdiv53, sc53.1</text:p>
          </table:table-cell>
        </table:table-row>
        <table:table-row table:style-name="ro1">
          <table:table-cell office:value-type="string" calcext:value-type="string">
            <text:p>an1.53:1.2</text:p>
          </table:table-cell>
          <table:table-cell office:value-type="string" calcext:value-type="string">
            <text:p>ayaṁ vuccati, bhikkhave: </text:p>
          </table:table-cell>
          <table:table-cell/>
          <table:table-cell office:value-type="string" calcext:value-type="string">
            <text:p>so nennt man diese Person </text:p>
          </table:table-cell>
          <table:table-cell office:value-type="string" calcext:value-type="string">
            <text:p>they’re called </text:p>
          </table:table-cell>
          <table:table-cell office:value-type="string" calcext:value-type="string">
            <text:p>その人達はいわゆ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3:1.3</text:p>
          </table:table-cell>
          <table:table-cell office:value-type="string" calcext:value-type="string">
            <text:p>‘bhikkhu arittajjhāno viharati satthusāsanakaro ovādapatikaro, amoghaṁ raṭṭhapiṇḍaṁ bhuñjati’. </text:p>
          </table:table-cell>
          <table:table-cell/>
          <table:table-cell office:value-type="string" calcext:value-type="string">
            <text:p>einen Mönch, der nicht ohne Vertiefung lebt, der der Anleitung des Lehrers folgt, der Rat annimmt und das Almosen des Landes nicht umsonst verzehrt. </text:p>
          </table:table-cell>
          <table:table-cell office:value-type="string" calcext:value-type="string">
            <text:p>a mendicant who does not lack absorption, who follows the Teacher’s instructions, who responds to advice, and who does not eat the country’s alms in vain. </text:p>
          </table:table-cell>
          <table:table-cell office:value-type="string" calcext:value-type="string">
            <text:p>ジャーナ瞑想に通じていて、ブッダの教えを守り、忠告を受け入れ、国土からの食べ物を無駄にしない托鉢僧侶たち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3:1.4</text:p>
          </table:table-cell>
          <table:table-cell office:value-type="string" calcext:value-type="string">
            <text:p>Ko pana vādo ye naṁ bahulīkarontī”ti. </text:p>
          </table:table-cell>
          <table:table-cell/>
          <table:table-cell office:value-type="string" calcext:value-type="string">
            <text:p>Um wieviel mehr gilt das für die, die diese Übung regelmäßig pflegen!“ </text:p>
          </table:table-cell>
          <table:table-cell office:value-type="string" calcext:value-type="string">
            <text:p>How much more so those who make much of it!” </text:p>
          </table:table-cell>
          <table:table-cell office:value-type="string" calcext:value-type="string">
            <text:p>慈しみの心をもっと育てる人たちなら何と言ったらいいかわかりません。」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3:1.5</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4:0.1</text:p>
          </table:table-cell>
          <table:table-cell office:value-type="float" office:value="54" calcext:value-type="float">
            <text:p>54</text:p>
          </table:table-cell>
          <table:table-cell/>
          <table:table-cell table:number-columns-repeated="3" office:value-type="string" calcext:value-type="string">
            <text:p>54 </text:p>
          </table:table-cell>
          <table:table-cell table:number-columns-repeated="2" office:value-type="string" calcext:value-type="string">
            <text:p/>
          </table:table-cell>
          <table:table-cell office:value-type="string" calcext:value-type="string">
            <text:p>&lt;article id='an1.54'&gt;&lt;h2 class='sutta-title'&gt;{}&lt;/h2&gt;</text:p>
          </table:table-cell>
          <table:table-cell/>
        </table:table-row>
        <table:table-row table:style-name="ro1">
          <table:table-cell office:value-type="string" calcext:value-type="string">
            <text:p>an1.54:1.1</text:p>
          </table:table-cell>
          <table:table-cell office:value-type="string" calcext:value-type="string">
            <text:p>“Accharāsaṅghātamattampi ce, bhikkhave, bhikkhu mettācittaṁ bhāveti; </text:p>
          </table:table-cell>
          <table:table-cell/>
          <table:table-cell office:value-type="string" calcext:value-type="string">
            <text:p>„Wenn, Mönche und Nonnen, ein Mönch oder eine Nonne einen Geist der Liebe entwickelt, und sei es nur für die Dauer eines Fingerschnippens, </text:p>
          </table:table-cell>
          <table:table-cell office:value-type="string" calcext:value-type="string">
            <text:p>“If, mendicants, a mendicant develops a mind of love even as long as a finger snap, </text:p>
          </table:table-cell>
          <table:table-cell office:value-type="string" calcext:value-type="string">
            <text:p>「托鉢僧侶たちよ、もし托鉢僧侶が指をパチンと鳴らすほどのほんの短い間でも慈しみの心を発達させると、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10, csp2ed15.10, ms15A1_114, msdiv54, ndp16.11, sc54.1</text:p>
          </table:table-cell>
        </table:table-row>
        <table:table-row table:style-name="ro1">
          <table:table-cell office:value-type="string" calcext:value-type="string">
            <text:p>an1.54:1.2</text:p>
          </table:table-cell>
          <table:table-cell office:value-type="string" calcext:value-type="string">
            <text:p>ayaṁ vuccati, bhikkhave: </text:p>
          </table:table-cell>
          <table:table-cell/>
          <table:table-cell office:value-type="string" calcext:value-type="string">
            <text:p>so nennt man diese Person </text:p>
          </table:table-cell>
          <table:table-cell office:value-type="string" calcext:value-type="string">
            <text:p>they’re called </text:p>
          </table:table-cell>
          <table:table-cell office:value-type="string" calcext:value-type="string">
            <text:p>その人達はいわゆ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4:1.3</text:p>
          </table:table-cell>
          <table:table-cell office:value-type="string" calcext:value-type="string">
            <text:p>‘bhikkhu arittajjhāno viharati satthusāsanakaro ovādapatikaro, amoghaṁ raṭṭhapiṇḍaṁ bhuñjati’. </text:p>
          </table:table-cell>
          <table:table-cell/>
          <table:table-cell office:value-type="string" calcext:value-type="string">
            <text:p>eine Nonne, die nicht ohne Vertiefung lebt, die der Anleitung des Lehrers folgt, die Rat annimmt und das Almosen des Landes nicht umsonst verzehrt. </text:p>
          </table:table-cell>
          <table:table-cell office:value-type="string" calcext:value-type="string">
            <text:p>a mendicant who does not lack absorption, who follows the Teacher’s instructions, who responds to advice, and who does not eat the country’s alms in vain. </text:p>
          </table:table-cell>
          <table:table-cell office:value-type="string" calcext:value-type="string">
            <text:p>ジャーナ瞑想に通じていて、ブッダの教えを守り、忠告を受け入れ、国土からの食べ物を無駄にしない托鉢僧侶たち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4:1.4</text:p>
          </table:table-cell>
          <table:table-cell office:value-type="string" calcext:value-type="string">
            <text:p>Ko pana vādo ye naṁ bahulīkarontī”ti. </text:p>
          </table:table-cell>
          <table:table-cell/>
          <table:table-cell office:value-type="string" calcext:value-type="string">
            <text:p>Um wieviel mehr gilt das für die, die diese Übung regelmäßig pflegen!“ </text:p>
          </table:table-cell>
          <table:table-cell office:value-type="string" calcext:value-type="string">
            <text:p>How much more so those who make much of it!” </text:p>
          </table:table-cell>
          <table:table-cell office:value-type="string" calcext:value-type="string">
            <text:p>慈しみの心をもっと発達させる人たちなら何と言ったらいいかわかりません。」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4:1.5</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5:0.1</text:p>
          </table:table-cell>
          <table:table-cell office:value-type="float" office:value="55" calcext:value-type="float">
            <text:p>55</text:p>
          </table:table-cell>
          <table:table-cell/>
          <table:table-cell table:number-columns-repeated="3" office:value-type="string" calcext:value-type="string">
            <text:p>55 </text:p>
          </table:table-cell>
          <table:table-cell table:number-columns-repeated="2" office:value-type="string" calcext:value-type="string">
            <text:p/>
          </table:table-cell>
          <table:table-cell office:value-type="string" calcext:value-type="string">
            <text:p>&lt;article id='an1.55'&gt;&lt;h2 class='sutta-title'&gt;{}&lt;/h2&gt;</text:p>
          </table:table-cell>
          <table:table-cell/>
        </table:table-row>
        <table:table-row table:style-name="ro1">
          <table:table-cell office:value-type="string" calcext:value-type="string">
            <text:p>an1.55:1.1</text:p>
          </table:table-cell>
          <table:table-cell office:value-type="string" calcext:value-type="string">
            <text:p>“Accharāsaṅghātamattampi ce, bhikkhave, bhikkhu mettācittaṁ manasi karoti; </text:p>
          </table:table-cell>
          <table:table-cell/>
          <table:table-cell office:value-type="string" calcext:value-type="string">
            <text:p>„Wenn, Mönche und Nonnen, ein Mönch oder eine Nonne sich einem Geist der Liebe zuwendet, und sei es nur für die Dauer eines Fingerschnippens, </text:p>
          </table:table-cell>
          <table:table-cell office:value-type="string" calcext:value-type="string">
            <text:p>“If, mendicants, a mendicant focuses on a mind of love even as long as a finger snap, </text:p>
          </table:table-cell>
          <table:table-cell office:value-type="string" calcext:value-type="string">
            <text:p>「托鉢僧侶たちよ、もし托鉢僧侶が指をパチンと鳴らすほどのほんの短い間でも慈しみの心に注意すると、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12, dr20.12, ms15A1_116, msdiv55, pts-vp-pli1.11, sc55.1</text:p>
          </table:table-cell>
        </table:table-row>
        <table:table-row table:style-name="ro1">
          <table:table-cell office:value-type="string" calcext:value-type="string">
            <text:p>an1.55:1.2</text:p>
          </table:table-cell>
          <table:table-cell office:value-type="string" calcext:value-type="string">
            <text:p>ayaṁ vuccati, bhikkhave: </text:p>
          </table:table-cell>
          <table:table-cell/>
          <table:table-cell office:value-type="string" calcext:value-type="string">
            <text:p>so nennt man diese Person </text:p>
          </table:table-cell>
          <table:table-cell office:value-type="string" calcext:value-type="string">
            <text:p>they’re called </text:p>
          </table:table-cell>
          <table:table-cell office:value-type="string" calcext:value-type="string">
            <text:p>その人達はいわゆる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5:1.3</text:p>
          </table:table-cell>
          <table:table-cell office:value-type="string" calcext:value-type="string">
            <text:p>‘bhikkhu arittajjhāno viharati satthusāsanakaro ovādapatikaro amoghaṁ raṭṭhapiṇḍaṁ bhuñjati’. </text:p>
          </table:table-cell>
          <table:table-cell/>
          <table:table-cell office:value-type="string" calcext:value-type="string">
            <text:p>einen Mönch, der nicht ohne Vertiefung lebt, der der Anleitung des Lehrers folgt, der Rat annimmt und das Almosen des Landes nicht umsonst verzehrt. </text:p>
          </table:table-cell>
          <table:table-cell office:value-type="string" calcext:value-type="string">
            <text:p>a mendicant who does not lack absorption, who follows the Teacher’s instructions, who responds to advice, and who does not eat the country’s alms in vain. </text:p>
          </table:table-cell>
          <table:table-cell office:value-type="string" calcext:value-type="string">
            <text:p>ジャーナ瞑想に通じていて、ブッダの教えを守り、忠告を受け入れ、国土からの食べ物を無駄にしない托鉢僧侶たち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5:1.4</text:p>
          </table:table-cell>
          <table:table-cell office:value-type="string" calcext:value-type="string">
            <text:p>Ko pana vādo ye naṁ bahulīkarontī”ti. </text:p>
          </table:table-cell>
          <table:table-cell/>
          <table:table-cell office:value-type="string" calcext:value-type="string">
            <text:p>Um wieviel mehr gilt das für die, die diese Übung regelmäßig pflegen!“ </text:p>
          </table:table-cell>
          <table:table-cell office:value-type="string" calcext:value-type="string">
            <text:p>How much more so those who make much of it!” </text:p>
          </table:table-cell>
          <table:table-cell office:value-type="string" calcext:value-type="string">
            <text:p>慈しみの心にもっと注意する人たちなら何と言ったらいいかわかりません。」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5:1.5</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6:0.1</text:p>
          </table:table-cell>
          <table:table-cell office:value-type="float" office:value="56" calcext:value-type="float">
            <text:p>56</text:p>
          </table:table-cell>
          <table:table-cell/>
          <table:table-cell table:number-columns-repeated="3" office:value-type="string" calcext:value-type="string">
            <text:p>56 </text:p>
          </table:table-cell>
          <table:table-cell table:number-columns-repeated="2" office:value-type="string" calcext:value-type="string">
            <text:p/>
          </table:table-cell>
          <table:table-cell office:value-type="string" calcext:value-type="string">
            <text:p>&lt;article id='an1.56'&gt;&lt;h2 class='sutta-title'&gt;{}&lt;/h2&gt;</text:p>
          </table:table-cell>
          <table:table-cell/>
        </table:table-row>
        <table:table-row table:style-name="ro1">
          <table:table-cell office:value-type="string" calcext:value-type="string">
            <text:p>an1.56:1.1</text:p>
          </table:table-cell>
          <table:table-cell office:value-type="string" calcext:value-type="string">
            <text:p>“Ye keci, bhikkhave, dhammā akusalā akusalabhāgiyā akusalapakkhikā, sabbe te manopubbaṅgamā. </text:p>
          </table:table-cell>
          <table:table-cell/>
          <table:table-cell office:value-type="string" calcext:value-type="string">
            <text:p>„Mönche und Nonnen, Absicht geht allen Eigenschaften voraus, die untauglich sind, Teil des Untauglichen, auf der Seite des Untauglichen. </text:p>
          </table:table-cell>
          <table:table-cell office:value-type="string" calcext:value-type="string">
            <text:p>“Mendicants, intention is the forerunner of all qualities whatsoever that are unskillful, part of the unskillful, on the side of the unskillful. </text:p>
          </table:table-cell>
          <table:table-cell office:value-type="string" calcext:value-type="string">
            <text:p>「托鉢僧侶たちよ、技量がないと言える性質、技量がないと言える部分や技量がないと言えるほうの性質が何であってもそれら全ての前に来るものは決意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18, msdiv56, sc56.1</text:p>
          </table:table-cell>
        </table:table-row>
        <table:table-row table:style-name="ro1">
          <table:table-cell office:value-type="string" calcext:value-type="string">
            <text:p>an1.56:1.2</text:p>
          </table:table-cell>
          <table:table-cell office:value-type="string" calcext:value-type="string">
            <text:p>Mano tesaṁ dhammānaṁ paṭhamaṁ uppajjati, anvadeva akusalā dhammā”ti. </text:p>
          </table:table-cell>
          <table:table-cell/>
          <table:table-cell office:value-type="string" calcext:value-type="string">
            <text:p>Zuerst entsteht Absicht, untaugliche Eigenschaften folgen sogleich.“ </text:p>
          </table:table-cell>
          <table:table-cell office:value-type="string" calcext:value-type="string">
            <text:p>Intention arises first, and unskillful qualities follow right behind.” </text:p>
          </table:table-cell>
          <table:table-cell office:value-type="string" calcext:value-type="string">
            <text:p>決意がまず最初に起こり、技量がないと言える性質が後ろに続き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6:1.3</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7:0.1</text:p>
          </table:table-cell>
          <table:table-cell office:value-type="float" office:value="57" calcext:value-type="float">
            <text:p>57</text:p>
          </table:table-cell>
          <table:table-cell/>
          <table:table-cell table:number-columns-repeated="3" office:value-type="string" calcext:value-type="string">
            <text:p>57 </text:p>
          </table:table-cell>
          <table:table-cell table:number-columns-repeated="2" office:value-type="string" calcext:value-type="string">
            <text:p/>
          </table:table-cell>
          <table:table-cell office:value-type="string" calcext:value-type="string">
            <text:p>&lt;article id='an1.57'&gt;&lt;h2 class='sutta-title'&gt;{}&lt;/h2&gt;</text:p>
          </table:table-cell>
          <table:table-cell/>
        </table:table-row>
        <table:table-row table:style-name="ro1">
          <table:table-cell office:value-type="string" calcext:value-type="string">
            <text:p>an1.57:1.1</text:p>
          </table:table-cell>
          <table:table-cell office:value-type="string" calcext:value-type="string">
            <text:p>“Ye keci, bhikkhave, dhammā kusalā kusalabhāgiyā kusalapakkhikā, sabbe te manopubbaṅgamā. </text:p>
          </table:table-cell>
          <table:table-cell/>
          <table:table-cell office:value-type="string" calcext:value-type="string">
            <text:p>„Mönche und Nonnen, Absicht geht allen Eigenschaften voraus, die tauglich sind, Teil des Tauglichen, auf der Seite des Tauglichen. </text:p>
          </table:table-cell>
          <table:table-cell office:value-type="string" calcext:value-type="string">
            <text:p>“Mendicants, intention is the forerunner of all qualities whatsoever that are skillful, part of the skillful, on the side of the skillful. </text:p>
          </table:table-cell>
          <table:table-cell office:value-type="string" calcext:value-type="string">
            <text:p>「托鉢僧侶たちよ、技量があると言える性質、技量があると言える部分や技量があると言えるほうの性質が何であってもそれら全てより先に来るものは決意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20, msdiv57, sc57.1, sya20.13, vri35.14</text:p>
          </table:table-cell>
        </table:table-row>
        <table:table-row table:style-name="ro1">
          <table:table-cell office:value-type="string" calcext:value-type="string">
            <text:p>an1.57:1.2</text:p>
          </table:table-cell>
          <table:table-cell office:value-type="string" calcext:value-type="string">
            <text:p>Mano tesaṁ dhammānaṁ paṭhamaṁ uppajjati, anvadeva kusalā dhammā”ti. </text:p>
          </table:table-cell>
          <table:table-cell/>
          <table:table-cell office:value-type="string" calcext:value-type="string">
            <text:p>Zuerst entsteht Absicht, taugliche Eigenschaften folgen sogleich.“ </text:p>
          </table:table-cell>
          <table:table-cell office:value-type="string" calcext:value-type="string">
            <text:p>Intention arises first, and skillful qualities follow right behind.” </text:p>
          </table:table-cell>
          <table:table-cell office:value-type="string" calcext:value-type="string">
            <text:p>決意がまず最初に起こり、技量があると言える性質が後ろに続き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7:1.3</text:p>
          </table:table-cell>
          <table:table-cell office:value-type="string" calcext:value-type="string">
            <text:p>Satt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8:0.1</text:p>
          </table:table-cell>
          <table:table-cell office:value-type="float" office:value="58" calcext:value-type="float">
            <text:p>58</text:p>
          </table:table-cell>
          <table:table-cell/>
          <table:table-cell table:number-columns-repeated="3" office:value-type="string" calcext:value-type="string">
            <text:p>58 </text:p>
          </table:table-cell>
          <table:table-cell table:number-columns-repeated="2" office:value-type="string" calcext:value-type="string">
            <text:p/>
          </table:table-cell>
          <table:table-cell office:value-type="string" calcext:value-type="string">
            <text:p>&lt;article id='an1.58'&gt;&lt;h2 class='sutta-title'&gt;{}&lt;/h2&gt;</text:p>
          </table:table-cell>
          <table:table-cell/>
        </table:table-row>
        <table:table-row table:style-name="ro1">
          <table:table-cell office:value-type="string" calcext:value-type="string">
            <text:p>an1.58:1.1</text:p>
          </table:table-cell>
          <table:table-cell office:value-type="string" calcext:value-type="string">
            <text:p>“Nāhaṁ, bhikkhave, aññaṁ ekadhammampi samanupassāmi yena anuppannā vā akusalā dhammā uppajjanti uppannā vā kusalā dhammā parihāyanti yathayidaṁ, bhikkhave, pamādo. </text:p>
          </table:table-cell>
          <table:table-cell/>
          <table:table-cell office:value-type="string" calcext:value-type="string">
            <text:p>„Mönche und Nonnen, ich sehe kein einziges Ding, das untaugliche Eigenschaften so entstehen oder taugliche Eigenschaften so verkümmern lässt wie Nachlässigkeit. </text:p>
          </table:table-cell>
          <table:table-cell office:value-type="string" calcext:value-type="string">
            <text:p>“Mendicants, I do not see a single thing that gives rise to unskillful qualities, or makes skillful qualities decline like negligence. </text:p>
          </table:table-cell>
          <table:table-cell office:value-type="string" calcext:value-type="string">
            <text:p>「托鉢僧侶たちよ、怠慢さ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22, ms15A1_122, msdiv58, sc58.1</text:p>
          </table:table-cell>
        </table:table-row>
        <table:table-row table:style-name="ro1">
          <table:table-cell office:value-type="string" calcext:value-type="string">
            <text:p>an1.58:1.2</text:p>
          </table:table-cell>
          <table:table-cell office:value-type="string" calcext:value-type="string">
            <text:p>Pamattassa, bhikkhave, anuppannā ceva akusalā dhammā uppajjanti uppannā ca kusalā dhammā parihāyantī”ti. </text:p>
          </table:table-cell>
          <table:table-cell/>
          <table:table-cell office:value-type="string" calcext:value-type="string">
            <text:p>Wenn man nachlässig ist, entstehen untaugliche Eigenschaften, und taugliche Eigenschaften verkümmern.“ </text:p>
          </table:table-cell>
          <table:table-cell office:value-type="string" calcext:value-type="string">
            <text:p>When you’re negligent, unskillful qualities arise and skillful qualities decline.” </text:p>
          </table:table-cell>
          <table:table-cell office:value-type="string" calcext:value-type="string">
            <text:p>怠慢だ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8: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59:0.1</text:p>
          </table:table-cell>
          <table:table-cell office:value-type="float" office:value="59" calcext:value-type="float">
            <text:p>59</text:p>
          </table:table-cell>
          <table:table-cell/>
          <table:table-cell table:number-columns-repeated="2" office:value-type="string" calcext:value-type="string">
            <text:p>59 </text:p>
          </table:table-cell>
          <table:table-cell office:value-type="string" calcext:value-type="string">
            <text:p>59</text:p>
          </table:table-cell>
          <table:table-cell table:number-columns-repeated="2" office:value-type="string" calcext:value-type="string">
            <text:p/>
          </table:table-cell>
          <table:table-cell office:value-type="string" calcext:value-type="string">
            <text:p>&lt;article id='an1.59'&gt;&lt;h2 class='sutta-title'&gt;{}&lt;/h2&gt;</text:p>
          </table:table-cell>
          <table:table-cell/>
        </table:table-row>
        <table:table-row table:style-name="ro1">
          <table:table-cell office:value-type="string" calcext:value-type="string">
            <text:p>an1.59:1.1</text:p>
          </table:table-cell>
          <table:table-cell office:value-type="string" calcext:value-type="string">
            <text:p>“Nāhaṁ, bhikkhave, aññaṁ ekadhammampi samanupassāmi yena anuppannā vā kusalā dhammā uppajjanti uppannā vā akusalā dhammā parihāyanti yathayidaṁ, bhikkhave, appamādo. </text:p>
          </table:table-cell>
          <table:table-cell/>
          <table:table-cell office:value-type="string" calcext:value-type="string">
            <text:p>„Mönche und Nonnen, ich sehe kein einziges Ding, das taugliche Eigenschaften so entstehen oder untaugliche Eigenschaften so verkümmern lässt wie Eifer. </text:p>
          </table:table-cell>
          <table:table-cell office:value-type="string" calcext:value-type="string">
            <text:p>“Mendicants, I do not see a single thing that gives rise to skillful qualities, or makes unskillful qualities decline like diligence. </text:p>
          </table:table-cell>
          <table:table-cell office:value-type="string" calcext:value-type="string">
            <text:p>「托鉢僧侶たちよ、勤勉さほど、技量があると言える性質を起こし、技量がないと言える性質を減ら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24, msdiv59, sc59.1</text:p>
          </table:table-cell>
        </table:table-row>
        <table:table-row table:style-name="ro1">
          <table:table-cell office:value-type="string" calcext:value-type="string">
            <text:p>an1.59:1.2</text:p>
          </table:table-cell>
          <table:table-cell office:value-type="string" calcext:value-type="string">
            <text:p>Appamattassa, bhikkhave, anuppannā ceva kusalā dhammā uppajjanti uppannā ca akusalā dhammā parihāyantī”ti. </text:p>
          </table:table-cell>
          <table:table-cell/>
          <table:table-cell office:value-type="string" calcext:value-type="string">
            <text:p>Wenn man eifrig ist, entstehen taugliche Eigenschaften, und untaugliche Eigenschaften verkümmern.“ </text:p>
          </table:table-cell>
          <table:table-cell office:value-type="string" calcext:value-type="string">
            <text:p>When you’re diligent, skillful qualities arise and unskillful qualities decline.” </text:p>
          </table:table-cell>
          <table:table-cell office:value-type="string" calcext:value-type="string">
            <text:p>勤勉だ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9:1.3</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0:0.1</text:p>
          </table:table-cell>
          <table:table-cell office:value-type="float" office:value="60" calcext:value-type="float">
            <text:p>60</text:p>
          </table:table-cell>
          <table:table-cell/>
          <table:table-cell table:number-columns-repeated="3" office:value-type="string" calcext:value-type="string">
            <text:p>60 </text:p>
          </table:table-cell>
          <table:table-cell table:number-columns-repeated="2" office:value-type="string" calcext:value-type="string">
            <text:p/>
          </table:table-cell>
          <table:table-cell office:value-type="string" calcext:value-type="string">
            <text:p>&lt;article id='an1.60'&gt;&lt;h2 class='sutta-title'&gt;{}&lt;/h2&gt;</text:p>
          </table:table-cell>
          <table:table-cell/>
        </table:table-row>
        <table:table-row table:style-name="ro1">
          <table:table-cell office:value-type="string" calcext:value-type="string">
            <text:p>an1.60:1.1</text:p>
          </table:table-cell>
          <table:table-cell office:value-type="string" calcext:value-type="string">
            <text:p>“Nāhaṁ, bhikkhave, aññaṁ ekadhammampi samanupassāmi yena anuppannā vā akusalā dhammā uppajjanti uppannā vā kusalā dhammā parihāyanti yathayidaṁ, bhikkhave, kosajjaṁ. </text:p>
          </table:table-cell>
          <table:table-cell/>
          <table:table-cell office:value-type="string" calcext:value-type="string">
            <text:p>„Mönche und Nonnen, ich sehe kein einziges Ding, das untaugliche Eigenschaften so entstehen oder taugliche Eigenschaften so verkümmern lässt wie Faulheit. </text:p>
          </table:table-cell>
          <table:table-cell office:value-type="string" calcext:value-type="string">
            <text:p>“Mendicants, I do not see a single thing that gives rise to unskillful qualities, or makes skillful qualities decline like laziness. </text:p>
          </table:table-cell>
          <table:table-cell office:value-type="string" calcext:value-type="string">
            <text:p>「托鉢僧侶たちよ、無精さ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13, ms15A1_126, msdiv60, sc60.1</text:p>
          </table:table-cell>
        </table:table-row>
        <table:table-row table:style-name="ro1">
          <table:table-cell office:value-type="string" calcext:value-type="string">
            <text:p>an1.60:1.2</text:p>
          </table:table-cell>
          <table:table-cell office:value-type="string" calcext:value-type="string">
            <text:p>Kusītassa, bhikkhave, anuppannā ceva akusalā dhammā uppajjanti uppannā ca kusalā dhammā parihāyantī”ti. </text:p>
          </table:table-cell>
          <table:table-cell/>
          <table:table-cell office:value-type="string" calcext:value-type="string">
            <text:p>Wenn man faul ist, entstehen untaugliche Eigenschaften, und taugliche Eigenschaften verkümmern.“ </text:p>
          </table:table-cell>
          <table:table-cell office:value-type="string" calcext:value-type="string">
            <text:p>When you’re lazy, unskillful qualities arise and skillful qualities decline.” </text:p>
          </table:table-cell>
          <table:table-cell office:value-type="string" calcext:value-type="string">
            <text:p>無精だ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0: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60:1.4</text:p>
          </table:table-cell>
          <table:table-cell office:value-type="string" calcext:value-type="string">
            <text:p>Accharāsaṅghātavaggo chaṭṭh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6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61-70'&gt;&lt;header&gt;&lt;ul&gt;&lt;li class='division'&gt;{}&lt;/li&gt;</text:p>
          </table:table-cell>
          <table:table-cell/>
        </table:table-row>
        <table:table-row table:style-name="ro1">
          <table:table-cell office:value-type="string" calcext:value-type="string">
            <text:p>an1.61:0.2</text:p>
          </table:table-cell>
          <table:table-cell office:value-type="string" calcext:value-type="string">
            <text:p>7. Vīriyārambhādivagga </text:p>
          </table:table-cell>
          <table:table-cell office:value-type="string" calcext:value-type="string">
            <text:p>Vīriyārambhādivagga → viriyārambhavaggo (bj, pts1ed)</text:p>
          </table:table-cell>
          <table:table-cell office:value-type="string" calcext:value-type="string">
            <text:p>7. Beflissenheit</text:p>
          </table:table-cell>
          <table:table-cell office:value-type="string" calcext:value-type="string">
            <text:p>7. Arousing Energy </text:p>
          </table:table-cell>
          <table:table-cell office:value-type="string" calcext:value-type="string">
            <text:p>第七　活力を呼び起こす（発精進等品） </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61:0.3</text:p>
          </table:table-cell>
          <table:table-cell office:value-type="float" office:value="61" calcext:value-type="float">
            <text:p>61</text:p>
          </table:table-cell>
          <table:table-cell/>
          <table:table-cell table:number-columns-repeated="3" office:value-type="string" calcext:value-type="string">
            <text:p>61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61:1.1</text:p>
          </table:table-cell>
          <table:table-cell office:value-type="string" calcext:value-type="string">
            <text:p>“Nāhaṁ, bhikkhave, aññaṁ ekadhammampi samanupassāmi yena anuppannā vā kusalā dhammā uppajjanti uppannā vā akusalā dhammā parihāyanti yathayidaṁ, bhikkhave, vīriyārambho. </text:p>
          </table:table-cell>
          <table:table-cell office:value-type="string" calcext:value-type="string">
            <text:p>vīriyārambho → viriyārambho (bj, sya-all, km, pts1ed)</text:p>
          </table:table-cell>
          <table:table-cell office:value-type="string" calcext:value-type="string">
            <text:p>„Mönche und Nonnen, ich sehe kein einziges Ding, das taugliche Eigenschaften so entstehen oder untaugliche Eigenschaften so verkümmern lässt wie Beflissenheit. </text:p>
          </table:table-cell>
          <table:table-cell office:value-type="string" calcext:value-type="string">
            <text:p>“Mendicants, I do not see a single thing that gives rise to skillful qualities, or makes unskillful qualities decline like arousing energy. </text:p>
          </table:table-cell>
          <table:table-cell office:value-type="string" calcext:value-type="string">
            <text:p>「托鉢僧侶たちよ、活力を呼び起こす事ほど、技量があると言える性質を起こし、技量がないと言える性質を減らす物は他には一つも見ません。 <text:s/></text:p>
          </table:table-cell>
          <table:table-cell table:number-columns-repeated="2" office:value-type="string" calcext:value-type="string">
            <text:p/>
          </table:table-cell>
          <table:table-cell office:value-type="string" calcext:value-type="string">
            <text:p>&lt;article id='an1.61'&gt;&lt;p&gt;{}</text:p>
          </table:table-cell>
          <table:table-cell office:value-type="string" calcext:value-type="string">
            <text:p>csp1ed15.11, csp2ed15.11, dr20.13, ms15A1_129, msdiv61, ndp16.12, pts-vp-pli1.12, sc61.1, sya20.14, vri35.15</text:p>
          </table:table-cell>
        </table:table-row>
        <table:table-row table:style-name="ro1">
          <table:table-cell office:value-type="string" calcext:value-type="string">
            <text:p>an1.61:1.2</text:p>
          </table:table-cell>
          <table:table-cell office:value-type="string" calcext:value-type="string">
            <text:p>Āraddhavīriyassa, bhikkhave, anuppannā ceva kusalā dhammā uppajjanti uppannā ca akusalā dhammā parihāyantī”ti. </text:p>
          </table:table-cell>
          <table:table-cell/>
          <table:table-cell office:value-type="string" calcext:value-type="string">
            <text:p>Wenn man beflissen ist, entstehen taugliche Eigenschaften, und untaugliche Eigenschaften verkümmern.“ </text:p>
          </table:table-cell>
          <table:table-cell office:value-type="string" calcext:value-type="string">
            <text:p>When you’re energetic, skillful qualities arise and unskillful qualities decline.” </text:p>
          </table:table-cell>
          <table:table-cell office:value-type="string" calcext:value-type="string">
            <text:p>活力がある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1: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2:0.1</text:p>
          </table:table-cell>
          <table:table-cell office:value-type="float" office:value="62" calcext:value-type="float">
            <text:p>62</text:p>
          </table:table-cell>
          <table:table-cell/>
          <table:table-cell table:number-columns-repeated="3" office:value-type="string" calcext:value-type="string">
            <text:p>62 </text:p>
          </table:table-cell>
          <table:table-cell table:number-columns-repeated="2" office:value-type="string" calcext:value-type="string">
            <text:p/>
          </table:table-cell>
          <table:table-cell office:value-type="string" calcext:value-type="string">
            <text:p>&lt;article id='an1.62'&gt;&lt;h2 class='sutta-title'&gt;{}&lt;/h2&gt;</text:p>
          </table:table-cell>
          <table:table-cell/>
        </table:table-row>
        <table:table-row table:style-name="ro1">
          <table:table-cell office:value-type="string" calcext:value-type="string">
            <text:p>an1.62:1.1</text:p>
          </table:table-cell>
          <table:table-cell office:value-type="string" calcext:value-type="string">
            <text:p>“Nāhaṁ, bhikkhave, aññaṁ ekadhammampi samanupassāmi yena anuppannā vā akusalā dhammā uppajjanti uppannā vā kusalā dhammā parihāyanti yathayidaṁ, bhikkhave, mahicchatā. </text:p>
          </table:table-cell>
          <table:table-cell/>
          <table:table-cell office:value-type="string" calcext:value-type="string">
            <text:p>„Mönche und Nonnen, ich sehe kein einziges Ding, das untaugliche Eigenschaften so entstehen oder taugliche Eigenschaften so verkümmern lässt wie viele Wünsche. </text:p>
          </table:table-cell>
          <table:table-cell office:value-type="string" calcext:value-type="string">
            <text:p>“Mendicants, I do not see a single thing that gives rise to unskillful qualities, or makes skillful qualities decline like having many wishes. </text:p>
          </table:table-cell>
          <table:table-cell office:value-type="string" calcext:value-type="string">
            <text:p>「托鉢僧侶たちよ、願望が多い事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31, msdiv62, sc62.1</text:p>
          </table:table-cell>
        </table:table-row>
        <table:table-row table:style-name="ro1">
          <table:table-cell office:value-type="string" calcext:value-type="string">
            <text:p>an1.62:1.2</text:p>
          </table:table-cell>
          <table:table-cell office:value-type="string" calcext:value-type="string">
            <text:p>Mahicchassa, bhikkhave, anuppannā ceva akusalā dhammā uppajjanti uppannā ca kusalā dhammā parihāyantī”ti. </text:p>
          </table:table-cell>
          <table:table-cell/>
          <table:table-cell office:value-type="string" calcext:value-type="string">
            <text:p>Wenn man viele Wünsche hat, entstehen untaugliche Eigenschaften, und taugliche Eigenschaften verkümmern.“ </text:p>
          </table:table-cell>
          <table:table-cell office:value-type="string" calcext:value-type="string">
            <text:p>When you have many wishes, unskillful qualities arise and skillful qualities decline.” </text:p>
          </table:table-cell>
          <table:table-cell office:value-type="string" calcext:value-type="string">
            <text:p>願望が多い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2: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3:0.1</text:p>
          </table:table-cell>
          <table:table-cell office:value-type="float" office:value="63" calcext:value-type="float">
            <text:p>63</text:p>
          </table:table-cell>
          <table:table-cell/>
          <table:table-cell table:number-columns-repeated="3" office:value-type="string" calcext:value-type="string">
            <text:p>63 </text:p>
          </table:table-cell>
          <table:table-cell table:number-columns-repeated="2" office:value-type="string" calcext:value-type="string">
            <text:p/>
          </table:table-cell>
          <table:table-cell office:value-type="string" calcext:value-type="string">
            <text:p>&lt;article id='an1.63'&gt;&lt;h2 class='sutta-title'&gt;{}&lt;/h2&gt;</text:p>
          </table:table-cell>
          <table:table-cell/>
        </table:table-row>
        <table:table-row table:style-name="ro1">
          <table:table-cell office:value-type="string" calcext:value-type="string">
            <text:p>an1.63:1.1</text:p>
          </table:table-cell>
          <table:table-cell office:value-type="string" calcext:value-type="string">
            <text:p>“Nāhaṁ, bhikkhave, aññaṁ ekadhammampi samanupassāmi yena anuppannā vā kusalā dhammā uppajjanti uppannā vā akusalā dhammā parihāyanti yathayidaṁ, bhikkhave, appicchatā. </text:p>
          </table:table-cell>
          <table:table-cell/>
          <table:table-cell office:value-type="string" calcext:value-type="string">
            <text:p>„Mönche und Nonnen, ich sehe kein einziges Ding, das taugliche Eigenschaften so entstehen oder untaugliche Eigenschaften so verkümmern lässt wie wenige Wünsche. </text:p>
          </table:table-cell>
          <table:table-cell office:value-type="string" calcext:value-type="string">
            <text:p>“Mendicants, I do not see a single thing that gives rise to skillful qualities, or makes unskillful qualities decline like having few wishes. </text:p>
          </table:table-cell>
          <table:table-cell office:value-type="string" calcext:value-type="string">
            <text:p>「托鉢僧侶たちよ、願望が少ない事ほど、技量があると言える性質を起こし、技量がないと言える性質を減ら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33, msdiv63, sc63.1</text:p>
          </table:table-cell>
        </table:table-row>
        <table:table-row table:style-name="ro1">
          <table:table-cell office:value-type="string" calcext:value-type="string">
            <text:p>an1.63:1.2</text:p>
          </table:table-cell>
          <table:table-cell office:value-type="string" calcext:value-type="string">
            <text:p>Appicchassa, bhikkhave, anuppannā ceva kusalā dhammā uppajjanti uppannā ca akusalā dhammā parihāyantī”ti. </text:p>
          </table:table-cell>
          <table:table-cell/>
          <table:table-cell office:value-type="string" calcext:value-type="string">
            <text:p>Wenn man wenige Wünsche hat, entstehen taugliche Eigenschaften, und untaugliche Eigenschaften verkümmern.“ </text:p>
          </table:table-cell>
          <table:table-cell office:value-type="string" calcext:value-type="string">
            <text:p>When you have few wishes, skillful qualities arise and unskillful qualities decline.” </text:p>
          </table:table-cell>
          <table:table-cell office:value-type="string" calcext:value-type="string">
            <text:p>願望が少ない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3: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4:0.1</text:p>
          </table:table-cell>
          <table:table-cell office:value-type="float" office:value="64" calcext:value-type="float">
            <text:p>64</text:p>
          </table:table-cell>
          <table:table-cell/>
          <table:table-cell table:number-columns-repeated="3" office:value-type="string" calcext:value-type="string">
            <text:p>64 </text:p>
          </table:table-cell>
          <table:table-cell table:number-columns-repeated="2" office:value-type="string" calcext:value-type="string">
            <text:p/>
          </table:table-cell>
          <table:table-cell office:value-type="string" calcext:value-type="string">
            <text:p>&lt;article id='an1.64'&gt;&lt;h2 class='sutta-title'&gt;{}&lt;/h2&gt;</text:p>
          </table:table-cell>
          <table:table-cell/>
        </table:table-row>
        <table:table-row table:style-name="ro1">
          <table:table-cell office:value-type="string" calcext:value-type="string">
            <text:p>an1.64:1.1</text:p>
          </table:table-cell>
          <table:table-cell office:value-type="string" calcext:value-type="string">
            <text:p>“Nāhaṁ, bhikkhave, aññaṁ ekadhammampi samanupassāmi yena anuppannā vā akusalā dhammā uppajjanti uppannā vā kusalā dhammā parihāyanti yathayidaṁ, bhikkhave, asantuṭṭhitā. </text:p>
          </table:table-cell>
          <table:table-cell/>
          <table:table-cell office:value-type="string" calcext:value-type="string">
            <text:p>„Mönche und Nonnen, ich sehe kein einziges Ding, das untaugliche Eigenschaften so entstehen oder taugliche Eigenschaften so verkümmern lässt wie Unzufriedenheit. </text:p>
          </table:table-cell>
          <table:table-cell office:value-type="string" calcext:value-type="string">
            <text:p>“Mendicants, I do not see a single thing that gives rise to unskillful qualities, or makes skillful qualities decline like lack of contentment. </text:p>
          </table:table-cell>
          <table:table-cell office:value-type="string" calcext:value-type="string">
            <text:p>「托鉢僧侶たちよ、不満足である事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24, cck20.14, ms15A1_135, msdiv64, sc64.1</text:p>
          </table:table-cell>
        </table:table-row>
        <table:table-row table:style-name="ro1">
          <table:table-cell office:value-type="string" calcext:value-type="string">
            <text:p>an1.64:1.2</text:p>
          </table:table-cell>
          <table:table-cell office:value-type="string" calcext:value-type="string">
            <text:p>Asantuṭṭhassa, bhikkhave, anuppannā ceva akusalā dhammā uppajjanti uppannā ca kusalā dhammā parihāyantī”ti. </text:p>
          </table:table-cell>
          <table:table-cell/>
          <table:table-cell office:value-type="string" calcext:value-type="string">
            <text:p>Wenn man unzufrieden ist, entstehen untaugliche Eigenschaften, und taugliche Eigenschaften verkümmern.“ </text:p>
          </table:table-cell>
          <table:table-cell office:value-type="string" calcext:value-type="string">
            <text:p>When you lack contentment, unskillful qualities arise and skillful qualities decline.” </text:p>
          </table:table-cell>
          <table:table-cell office:value-type="string" calcext:value-type="string">
            <text:p>不満足だ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4:1.3</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5:0.1</text:p>
          </table:table-cell>
          <table:table-cell office:value-type="float" office:value="65" calcext:value-type="float">
            <text:p>65</text:p>
          </table:table-cell>
          <table:table-cell/>
          <table:table-cell table:number-columns-repeated="3" office:value-type="string" calcext:value-type="string">
            <text:p>65 </text:p>
          </table:table-cell>
          <table:table-cell table:number-columns-repeated="2" office:value-type="string" calcext:value-type="string">
            <text:p/>
          </table:table-cell>
          <table:table-cell office:value-type="string" calcext:value-type="string">
            <text:p>&lt;article id='an1.65'&gt;&lt;h2 class='sutta-title'&gt;{}&lt;/h2&gt;</text:p>
          </table:table-cell>
          <table:table-cell/>
        </table:table-row>
        <table:table-row table:style-name="ro1">
          <table:table-cell office:value-type="string" calcext:value-type="string">
            <text:p>an1.65:1.1</text:p>
          </table:table-cell>
          <table:table-cell office:value-type="string" calcext:value-type="string">
            <text:p>“Nāhaṁ, bhikkhave, aññaṁ ekadhammampi samanupassāmi yena anuppannā vā kusalā dhammā uppajjanti uppannā vā akusalā dhammā parihāyanti yathayidaṁ, bhikkhave, santuṭṭhitā. </text:p>
          </table:table-cell>
          <table:table-cell/>
          <table:table-cell office:value-type="string" calcext:value-type="string">
            <text:p>„Mönche und Nonnen, ich sehe kein einziges Ding, das taugliche Eigenschaften so entstehen oder untaugliche Eigenschaften so verkümmern lässt wie Zufriedenheit. </text:p>
          </table:table-cell>
          <table:table-cell office:value-type="string" calcext:value-type="string">
            <text:p>“Mendicants, I do not see a single thing that gives rise to skillful qualities, or makes unskillful qualities decline like contentment. </text:p>
          </table:table-cell>
          <table:table-cell office:value-type="string" calcext:value-type="string">
            <text:p>「托鉢僧侶たちよ、満足である事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14, ms15A1_137, msdiv65, sc65.1, sya20.15</text:p>
          </table:table-cell>
        </table:table-row>
        <table:table-row table:style-name="ro1">
          <table:table-cell office:value-type="string" calcext:value-type="string">
            <text:p>an1.65:1.2</text:p>
          </table:table-cell>
          <table:table-cell office:value-type="string" calcext:value-type="string">
            <text:p>Santuṭṭhassa, bhikkhave, anuppannā ceva kusalā dhammā uppajjanti uppannā ca akusalā dhammā parihāyantī”ti. </text:p>
          </table:table-cell>
          <table:table-cell/>
          <table:table-cell office:value-type="string" calcext:value-type="string">
            <text:p>Wenn man zufrieden ist, entstehen taugliche Eigenschaften, und untaugliche Eigenschaften verkümmern.“ </text:p>
          </table:table-cell>
          <table:table-cell office:value-type="string" calcext:value-type="string">
            <text:p>When you’re contented, skillful qualities arise and unskillful qualities decline.” </text:p>
          </table:table-cell>
          <table:table-cell office:value-type="string" calcext:value-type="string">
            <text:p>満足だ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5:1.3</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6:0.1</text:p>
          </table:table-cell>
          <table:table-cell office:value-type="float" office:value="66" calcext:value-type="float">
            <text:p>66</text:p>
          </table:table-cell>
          <table:table-cell/>
          <table:table-cell table:number-columns-repeated="2" office:value-type="string" calcext:value-type="string">
            <text:p>66 </text:p>
          </table:table-cell>
          <table:table-cell office:value-type="string" calcext:value-type="string">
            <text:p>66</text:p>
          </table:table-cell>
          <table:table-cell table:number-columns-repeated="2" office:value-type="string" calcext:value-type="string">
            <text:p/>
          </table:table-cell>
          <table:table-cell office:value-type="string" calcext:value-type="string">
            <text:p>&lt;article id='an1.66'&gt;&lt;h2 class='sutta-title'&gt;{}&lt;/h2&gt;</text:p>
          </table:table-cell>
          <table:table-cell/>
        </table:table-row>
        <table:table-row table:style-name="ro1">
          <table:table-cell office:value-type="string" calcext:value-type="string">
            <text:p>an1.66:1.1</text:p>
          </table:table-cell>
          <table:table-cell office:value-type="string" calcext:value-type="string">
            <text:p>“Nāhaṁ, bhikkhave, aññaṁ ekadhammampi samanupassāmi yena anuppannā vā akusalā dhammā uppajjanti uppannā vā kusalā dhammā parihāyanti yathayidaṁ, bhikkhave, ayonisomanasikāro. </text:p>
          </table:table-cell>
          <table:table-cell/>
          <table:table-cell office:value-type="string" calcext:value-type="string">
            <text:p>„Mönche und Nonnen, ich sehe kein einziges Ding, das untaugliche Eigenschaften so entstehen oder taugliche Eigenschaften so verkümmern lässt wie ungenaue Aufmerksamkeit. </text:p>
          </table:table-cell>
          <table:table-cell office:value-type="string" calcext:value-type="string">
            <text:p>“Mendicants, I do not see a single thing that gives rise to unskillful qualities, or makes skillful qualities decline like improper attention. </text:p>
          </table:table-cell>
          <table:table-cell office:value-type="string" calcext:value-type="string">
            <text:p>「托鉢僧侶たちよ、不適正な注意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39, msdiv66, pts-vp-pli1.13, sc66.1, vri35.16</text:p>
          </table:table-cell>
        </table:table-row>
        <table:table-row table:style-name="ro1">
          <table:table-cell office:value-type="string" calcext:value-type="string">
            <text:p>an1.66:1.2</text:p>
          </table:table-cell>
          <table:table-cell office:value-type="string" calcext:value-type="string">
            <text:p>Ayoniso, bhikkhave, manasi karoto anuppannā ceva akusalā dhammā uppajjanti uppannā ca kusalā dhammā parihāyantī”ti. </text:p>
          </table:table-cell>
          <table:table-cell/>
          <table:table-cell office:value-type="string" calcext:value-type="string">
            <text:p>Wenn man ungenau hinschaut, entstehen untaugliche Eigenschaften, und taugliche Eigenschaften verkümmern.“ </text:p>
          </table:table-cell>
          <table:table-cell office:value-type="string" calcext:value-type="string">
            <text:p>When you attend improperly, unskillful qualities arise and skillful qualities decline.” </text:p>
          </table:table-cell>
          <table:table-cell office:value-type="string" calcext:value-type="string">
            <text:p>不適正な注意を払う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6:1.3</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7:0.1</text:p>
          </table:table-cell>
          <table:table-cell office:value-type="float" office:value="67" calcext:value-type="float">
            <text:p>67</text:p>
          </table:table-cell>
          <table:table-cell/>
          <table:table-cell table:number-columns-repeated="3" office:value-type="string" calcext:value-type="string">
            <text:p>67 </text:p>
          </table:table-cell>
          <table:table-cell table:number-columns-repeated="2" office:value-type="string" calcext:value-type="string">
            <text:p/>
          </table:table-cell>
          <table:table-cell office:value-type="string" calcext:value-type="string">
            <text:p>&lt;article id='an1.67'&gt;&lt;h2 class='sutta-title'&gt;{}&lt;/h2&gt;</text:p>
          </table:table-cell>
          <table:table-cell/>
        </table:table-row>
        <table:table-row table:style-name="ro1">
          <table:table-cell office:value-type="string" calcext:value-type="string">
            <text:p>an1.67:1.1</text:p>
          </table:table-cell>
          <table:table-cell office:value-type="string" calcext:value-type="string">
            <text:p>“Nāhaṁ, bhikkhave, aññaṁ ekadhammampi samanupassāmi yena anuppannā vā kusalā dhammā uppajjanti uppannā vā akusalā dhammā parihāyanti yathayidaṁ, bhikkhave, yonisomanasikāro. </text:p>
          </table:table-cell>
          <table:table-cell/>
          <table:table-cell office:value-type="string" calcext:value-type="string">
            <text:p>„Mönche und Nonnen, ich sehe kein einziges Ding, das taugliche Eigenschaften so entstehen oder untaugliche Eigenschaften so verkümmern lässt wie genaue Aufmerksamkeit. </text:p>
          </table:table-cell>
          <table:table-cell office:value-type="string" calcext:value-type="string">
            <text:p>“Mendicants, I do not see a single thing that gives rise to skillful qualities, or makes unskillful qualities decline like proper attention. </text:p>
          </table:table-cell>
          <table:table-cell office:value-type="string" calcext:value-type="string">
            <text:p>「托鉢僧侶たちよ、適正な注意ほど、技量があると言える性質を起こし、技量がないと言える性質を減ら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12, csp2ed15.12, ms15A1_141, msdiv67, ndp16.13, sc67.1</text:p>
          </table:table-cell>
        </table:table-row>
        <table:table-row table:style-name="ro1">
          <table:table-cell office:value-type="string" calcext:value-type="string">
            <text:p>an1.67:1.2</text:p>
          </table:table-cell>
          <table:table-cell office:value-type="string" calcext:value-type="string">
            <text:p>Yoniso, bhikkhave, manasi karoto anuppannā ceva kusalā dhammā uppajjanti uppannā ca akusalā dhammā parihāyantī”ti. </text:p>
          </table:table-cell>
          <table:table-cell/>
          <table:table-cell office:value-type="string" calcext:value-type="string">
            <text:p>Wenn man genau hinschaut, entstehen taugliche Eigenschaften, und untaugliche Eigenschaften verkümmern.“ </text:p>
          </table:table-cell>
          <table:table-cell office:value-type="string" calcext:value-type="string">
            <text:p>When you attend properly, skillful qualities arise and unskillful qualities decline.” </text:p>
          </table:table-cell>
          <table:table-cell office:value-type="string" calcext:value-type="string">
            <text:p>適正な注意を払う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7:1.3</text:p>
          </table:table-cell>
          <table:table-cell office:value-type="string" calcext:value-type="string">
            <text:p>Satt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8:0.1</text:p>
          </table:table-cell>
          <table:table-cell office:value-type="float" office:value="68" calcext:value-type="float">
            <text:p>68</text:p>
          </table:table-cell>
          <table:table-cell/>
          <table:table-cell table:number-columns-repeated="3" office:value-type="string" calcext:value-type="string">
            <text:p>68 </text:p>
          </table:table-cell>
          <table:table-cell table:number-columns-repeated="2" office:value-type="string" calcext:value-type="string">
            <text:p/>
          </table:table-cell>
          <table:table-cell office:value-type="string" calcext:value-type="string">
            <text:p>&lt;article id='an1.68'&gt;&lt;h2 class='sutta-title'&gt;{}&lt;/h2&gt;</text:p>
          </table:table-cell>
          <table:table-cell/>
        </table:table-row>
        <table:table-row table:style-name="ro1">
          <table:table-cell office:value-type="string" calcext:value-type="string">
            <text:p>an1.68:1.1</text:p>
          </table:table-cell>
          <table:table-cell office:value-type="string" calcext:value-type="string">
            <text:p>“Nāhaṁ, bhikkhave, aññaṁ ekadhammampi samanupassāmi yena anuppannā vā akusalā dhammā uppajjanti uppannā vā kusalā dhammā parihāyanti yathayidaṁ, bhikkhave, asampajaññaṁ. </text:p>
          </table:table-cell>
          <table:table-cell/>
          <table:table-cell office:value-type="string" calcext:value-type="string">
            <text:p>„Mönche und Nonnen, ich sehe kein einziges Ding, das untaugliche Eigenschaften so entstehen oder taugliche Eigenschaften so verkümmern lässt wie mangelnde Umsicht. </text:p>
          </table:table-cell>
          <table:table-cell office:value-type="string" calcext:value-type="string">
            <text:p>“Mendicants, I do not see a single thing that gives rise to unskillful qualities, or makes skillful qualities decline like lack of situational awareness. </text:p>
          </table:table-cell>
          <table:table-cell office:value-type="string" calcext:value-type="string">
            <text:p>「托鉢僧侶たちよ、状況認識力がない事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43, msdiv68, sc68.1</text:p>
          </table:table-cell>
        </table:table-row>
        <table:table-row table:style-name="ro1">
          <table:table-cell office:value-type="string" calcext:value-type="string">
            <text:p>an1.68:1.2</text:p>
          </table:table-cell>
          <table:table-cell office:value-type="string" calcext:value-type="string">
            <text:p>Asampajānassa, bhikkhave, anuppannā ceva akusalā dhammā uppajjanti uppannā ca kusalā dhammā parihāyantī”ti. </text:p>
          </table:table-cell>
          <table:table-cell/>
          <table:table-cell office:value-type="string" calcext:value-type="string">
            <text:p>Wenn man nicht umsichtig ist, entstehen untaugliche Eigenschaften, und taugliche Eigenschaften verkümmern.“ </text:p>
          </table:table-cell>
          <table:table-cell office:value-type="string" calcext:value-type="string">
            <text:p>When you lack situational awareness, unskillful qualities arise and skillful qualities decline.” </text:p>
          </table:table-cell>
          <table:table-cell office:value-type="string" calcext:value-type="string">
            <text:p>状況認識力がない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8: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69:0.1</text:p>
          </table:table-cell>
          <table:table-cell office:value-type="float" office:value="69" calcext:value-type="float">
            <text:p>69</text:p>
          </table:table-cell>
          <table:table-cell/>
          <table:table-cell table:number-columns-repeated="3" office:value-type="string" calcext:value-type="string">
            <text:p>69 </text:p>
          </table:table-cell>
          <table:table-cell table:number-columns-repeated="2" office:value-type="string" calcext:value-type="string">
            <text:p/>
          </table:table-cell>
          <table:table-cell office:value-type="string" calcext:value-type="string">
            <text:p>&lt;article id='an1.69'&gt;&lt;h2 class='sutta-title'&gt;{}&lt;/h2&gt;</text:p>
          </table:table-cell>
          <table:table-cell/>
        </table:table-row>
        <table:table-row table:style-name="ro1">
          <table:table-cell office:value-type="string" calcext:value-type="string">
            <text:p>an1.69:1.1</text:p>
          </table:table-cell>
          <table:table-cell office:value-type="string" calcext:value-type="string">
            <text:p>“Nāhaṁ, bhikkhave, aññaṁ ekadhammampi samanupassāmi yena anuppannā vā kusalā dhammā uppajjanti uppannā vā akusalā dhammā parihāyanti yathayidaṁ, bhikkhave, sampajaññaṁ. </text:p>
          </table:table-cell>
          <table:table-cell/>
          <table:table-cell office:value-type="string" calcext:value-type="string">
            <text:p>„Mönche und Nonnen, ich sehe kein einziges Ding, das taugliche Eigenschaften so entstehen oder untaugliche Eigenschaften so verkümmern lässt wie Umsicht. </text:p>
          </table:table-cell>
          <table:table-cell office:value-type="string" calcext:value-type="string">
            <text:p>“Mendicants, I do not see a single thing that gives rise to skillful qualities, or makes unskillful qualities decline like situational awareness. </text:p>
          </table:table-cell>
          <table:table-cell office:value-type="string" calcext:value-type="string">
            <text:p>「托鉢僧侶たちよ、状況認識力がある事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15, dr20.15, ms15A1_145, msdiv69, sc69.1, sya20.16</text:p>
          </table:table-cell>
        </table:table-row>
        <table:table-row table:style-name="ro1">
          <table:table-cell office:value-type="string" calcext:value-type="string">
            <text:p>an1.69:1.2</text:p>
          </table:table-cell>
          <table:table-cell office:value-type="string" calcext:value-type="string">
            <text:p>Sampajānassa, bhikkhave, anuppannā ceva kusalā dhammā uppajjanti uppannā ca akusalā dhammā parihāyantī”ti. </text:p>
          </table:table-cell>
          <table:table-cell/>
          <table:table-cell office:value-type="string" calcext:value-type="string">
            <text:p>Wenn man umsichtig ist, entstehen taugliche Eigenschaften, und untaugliche Eigenschaften verkümmern.“ </text:p>
          </table:table-cell>
          <table:table-cell office:value-type="string" calcext:value-type="string">
            <text:p>When you have situational awareness, skillful qualities arise and unskillful qualities decline.” </text:p>
          </table:table-cell>
          <table:table-cell office:value-type="string" calcext:value-type="string">
            <text:p>状況認識力がある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9:1.3</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0:0.1</text:p>
          </table:table-cell>
          <table:table-cell office:value-type="float" office:value="70" calcext:value-type="float">
            <text:p>70</text:p>
          </table:table-cell>
          <table:table-cell/>
          <table:table-cell table:number-columns-repeated="3" office:value-type="string" calcext:value-type="string">
            <text:p>70 </text:p>
          </table:table-cell>
          <table:table-cell table:number-columns-repeated="2" office:value-type="string" calcext:value-type="string">
            <text:p/>
          </table:table-cell>
          <table:table-cell office:value-type="string" calcext:value-type="string">
            <text:p>&lt;article id='an1.70'&gt;&lt;h2 class='sutta-title'&gt;{}&lt;/h2&gt;</text:p>
          </table:table-cell>
          <table:table-cell/>
        </table:table-row>
        <table:table-row table:style-name="ro1">
          <table:table-cell office:value-type="string" calcext:value-type="string">
            <text:p>an1.70:1.1</text:p>
          </table:table-cell>
          <table:table-cell office:value-type="string" calcext:value-type="string">
            <text:p>“Nāhaṁ, bhikkhave, aññaṁ ekadhammampi samanupassāmi yena anuppannā vā akusalā dhammā uppajjanti uppannā vā kusalā dhammā parihāyanti yathayidaṁ, bhikkhave, pāpamittatā. </text:p>
          </table:table-cell>
          <table:table-cell/>
          <table:table-cell office:value-type="string" calcext:value-type="string">
            <text:p>„Mönche und Nonnen, ich sehe kein einziges Ding, das untaugliche Eigenschaften so entstehen oder taugliche Eigenschaften so verkümmern lässt wie schlechte Freunde. </text:p>
          </table:table-cell>
          <table:table-cell office:value-type="string" calcext:value-type="string">
            <text:p>“Mendicants, I do not see a single thing that gives rise to unskillful qualities, or makes skillful qualities decline like bad friends. </text:p>
          </table:table-cell>
          <table:table-cell office:value-type="string" calcext:value-type="string">
            <text:p>「托鉢僧侶たちよ、悪い友達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47, msdiv70, sc70.1</text:p>
          </table:table-cell>
        </table:table-row>
        <table:table-row table:style-name="ro1">
          <table:table-cell office:value-type="string" calcext:value-type="string">
            <text:p>an1.70:1.2</text:p>
          </table:table-cell>
          <table:table-cell office:value-type="string" calcext:value-type="string">
            <text:p>Pāpamittassa, bhikkhave, anuppannā ceva akusalā dhammā uppajjanti uppannā ca kusalā dhammā parihāyantī”ti. </text:p>
          </table:table-cell>
          <table:table-cell/>
          <table:table-cell office:value-type="string" calcext:value-type="string">
            <text:p>Wenn man schlechte Freunde hat, entstehen untaugliche Eigenschaften, und taugliche Eigenschaften verkümmern.“ </text:p>
          </table:table-cell>
          <table:table-cell office:value-type="string" calcext:value-type="string">
            <text:p>When you have bad friends, unskillful qualities arise and skillful qualities decline.” </text:p>
          </table:table-cell>
          <table:table-cell office:value-type="string" calcext:value-type="string">
            <text:p>悪い友達を持つ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0: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70:1.4</text:p>
          </table:table-cell>
          <table:table-cell office:value-type="string" calcext:value-type="string">
            <text:p>Vīriyārambhādivaggo satt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71: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s/></text:p>
          </table:table-cell>
          <table:table-cell table:number-columns-repeated="2" office:value-type="string" calcext:value-type="string">
            <text:p/>
          </table:table-cell>
          <table:table-cell office:value-type="string" calcext:value-type="string">
            <text:p>&lt;section class='range' id='an1.71-81'&gt;&lt;header&gt;&lt;ul&gt;&lt;li class='division'&gt;{}&lt;/li&gt;</text:p>
          </table:table-cell>
          <table:table-cell/>
        </table:table-row>
        <table:table-row table:style-name="ro1">
          <table:table-cell office:value-type="string" calcext:value-type="string">
            <text:p>an1.71:0.2</text:p>
          </table:table-cell>
          <table:table-cell office:value-type="string" calcext:value-type="string">
            <text:p>8. Kalyāṇamittādivagga </text:p>
          </table:table-cell>
          <table:table-cell/>
          <table:table-cell office:value-type="string" calcext:value-type="string">
            <text:p>8. Gute Freunde</text:p>
          </table:table-cell>
          <table:table-cell office:value-type="string" calcext:value-type="string">
            <text:p>8. Good Friends </text:p>
          </table:table-cell>
          <table:table-cell office:value-type="string" calcext:value-type="string">
            <text:p>第八　良い友達（善友等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71:0.3</text:p>
          </table:table-cell>
          <table:table-cell office:value-type="float" office:value="71" calcext:value-type="float">
            <text:p>71</text:p>
          </table:table-cell>
          <table:table-cell/>
          <table:table-cell table:number-columns-repeated="3" office:value-type="string" calcext:value-type="string">
            <text:p>71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71:1.1</text:p>
          </table:table-cell>
          <table:table-cell office:value-type="string" calcext:value-type="string">
            <text:p>“Nāhaṁ, bhikkhave, aññaṁ ekadhammampi samanupassāmi yena anuppannā vā kusalā dhammā uppajjanti uppannā vā akusalā dhammā parihāyanti yathayidaṁ, bhikkhave, kalyāṇamittatā. </text:p>
          </table:table-cell>
          <table:table-cell/>
          <table:table-cell office:value-type="string" calcext:value-type="string">
            <text:p>„Mönche und Nonnen, ich sehe kein einziges Ding, das taugliche Eigenschaften so entstehen oder untaugliche Eigenschaften so verkümmern lässt wie gute Freunde. </text:p>
          </table:table-cell>
          <table:table-cell office:value-type="string" calcext:value-type="string">
            <text:p>“Mendicants, I do not see a single thing that gives rise to skillful qualities, or makes unskillful qualities decline like good friends. </text:p>
          </table:table-cell>
          <table:table-cell office:value-type="string" calcext:value-type="string">
            <text:p>「托鉢僧侶たちよ、良い友達ほど、技量があると言える性質を起こし、技量がないと言える性質を減らす物は他には一つも見ません。 <text:s/></text:p>
          </table:table-cell>
          <table:table-cell table:number-columns-repeated="2" office:value-type="string" calcext:value-type="string">
            <text:p/>
          </table:table-cell>
          <table:table-cell office:value-type="string" calcext:value-type="string">
            <text:p>&lt;article id='an1.71'&gt;&lt;p&gt;{}</text:p>
          </table:table-cell>
          <table:table-cell office:value-type="string" calcext:value-type="string">
            <text:p>bj18.26, ms15A1_150, msdiv71, pts-vp-pli1.14, sc71.1, vri35.17</text:p>
          </table:table-cell>
        </table:table-row>
        <table:table-row table:style-name="ro1">
          <table:table-cell office:value-type="string" calcext:value-type="string">
            <text:p>an1.71:1.2</text:p>
          </table:table-cell>
          <table:table-cell office:value-type="string" calcext:value-type="string">
            <text:p>Kalyāṇamittassa, bhikkhave, anuppannā ceva kusalā dhammā uppajjanti uppannā ca akusalā dhammā parihāyantī”ti. </text:p>
          </table:table-cell>
          <table:table-cell/>
          <table:table-cell office:value-type="string" calcext:value-type="string">
            <text:p>Wenn man gute Freunde hat, entstehen taugliche Eigenschaften, und untaugliche Eigenschaften verkümmern.“ </text:p>
          </table:table-cell>
          <table:table-cell office:value-type="string" calcext:value-type="string">
            <text:p>When you have good friends, skillful qualities arise and unskillful qualities decline.” </text:p>
          </table:table-cell>
          <table:table-cell office:value-type="string" calcext:value-type="string">
            <text:p>良い友達がいる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1: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2:0.1</text:p>
          </table:table-cell>
          <table:table-cell office:value-type="float" office:value="72" calcext:value-type="float">
            <text:p>72</text:p>
          </table:table-cell>
          <table:table-cell/>
          <table:table-cell table:number-columns-repeated="3" office:value-type="string" calcext:value-type="string">
            <text:p>72 </text:p>
          </table:table-cell>
          <table:table-cell table:number-columns-repeated="2" office:value-type="string" calcext:value-type="string">
            <text:p/>
          </table:table-cell>
          <table:table-cell office:value-type="string" calcext:value-type="string">
            <text:p>&lt;article id='an1.72'&gt;&lt;h2 class='sutta-title'&gt;{}&lt;/h2&gt;</text:p>
          </table:table-cell>
          <table:table-cell/>
        </table:table-row>
        <table:table-row table:style-name="ro1">
          <table:table-cell office:value-type="string" calcext:value-type="string">
            <text:p>an1.72:1.1</text:p>
          </table:table-cell>
          <table:table-cell office:value-type="string" calcext:value-type="string">
            <text:p>“Nāhaṁ, bhikkhave, aññaṁ ekadhammampi samanupassāmi yena anuppannā vā akusalā dhammā uppajjanti uppannā vā kusalā dhammā parihāyanti yathayidaṁ, bhikkhave, anuyogo akusalānaṁ dhammānaṁ, ananuyogo kusalānaṁ dhammānaṁ. </text:p>
          </table:table-cell>
          <table:table-cell/>
          <table:table-cell office:value-type="string" calcext:value-type="string">
            <text:p>„Mönche und Nonnen, ich sehe kein einziges Ding, das untaugliche Eigenschaften so entstehen oder taugliche Eigenschaften so verkümmern lässt wie schlechten Gewohnheiten zu folgen anstatt guten Gewohnheiten. </text:p>
          </table:table-cell>
          <table:table-cell office:value-type="string" calcext:value-type="string">
            <text:p>“Mendicants, I do not see a single thing that gives rise to unskillful qualities, or makes skillful qualities decline like pursuing bad habits and not good habits. </text:p>
          </table:table-cell>
          <table:table-cell office:value-type="string" calcext:value-type="string">
            <text:p>「托鉢僧侶たちよ、悪い習慣を続けて良い習慣を続けない事ほど、技量がないと言える性質を起こし、技量があると言える性質を減ら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13, csp2ed15.13, ms15A1_152, msdiv72, ndp16.14, sc72.1</text:p>
          </table:table-cell>
        </table:table-row>
        <table:table-row table:style-name="ro1">
          <table:table-cell office:value-type="string" calcext:value-type="string">
            <text:p>an1.72:1.2</text:p>
          </table:table-cell>
          <table:table-cell office:value-type="string" calcext:value-type="string">
            <text:p>Anuyogā, bhikkhave, akusalānaṁ dhammānaṁ, ananuyogā kusalānaṁ dhammānaṁ anuppannā ceva akusalā dhammā uppajjanti uppannā ca kusalā dhammā parihāyantī”ti. </text:p>
          </table:table-cell>
          <table:table-cell/>
          <table:table-cell office:value-type="string" calcext:value-type="string">
            <text:p>Wenn man schlechten Gewohnheiten folgt anstatt guten Gewohnheiten, entstehen untaugliche Eigenschaften, und taugliche Eigenschaften verkümmern.“ </text:p>
          </table:table-cell>
          <table:table-cell office:value-type="string" calcext:value-type="string">
            <text:p>When you pursue bad habits and not good habits, unskillful qualities arise and skillful qualities decline.” </text:p>
          </table:table-cell>
          <table:table-cell office:value-type="string" calcext:value-type="string">
            <text:p>悪い習慣を続けて良い習慣を続けないと、技量がないと言える性質が起こり、技量がある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2: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3:0.1</text:p>
          </table:table-cell>
          <table:table-cell office:value-type="float" office:value="73" calcext:value-type="float">
            <text:p>73</text:p>
          </table:table-cell>
          <table:table-cell/>
          <table:table-cell table:number-columns-repeated="3" office:value-type="string" calcext:value-type="string">
            <text:p>73 </text:p>
          </table:table-cell>
          <table:table-cell table:number-columns-repeated="2" office:value-type="string" calcext:value-type="string">
            <text:p/>
          </table:table-cell>
          <table:table-cell office:value-type="string" calcext:value-type="string">
            <text:p>&lt;article id='an1.73'&gt;&lt;h2 class='sutta-title'&gt;{}&lt;/h2&gt;</text:p>
          </table:table-cell>
          <table:table-cell/>
        </table:table-row>
        <table:table-row table:style-name="ro1">
          <table:table-cell office:value-type="string" calcext:value-type="string">
            <text:p>an1.73:1.1</text:p>
          </table:table-cell>
          <table:table-cell office:value-type="string" calcext:value-type="string">
            <text:p>“Nāhaṁ, bhikkhave, aññaṁ ekadhammampi samanupassāmi yena anuppannā vā kusalā dhammā uppajjanti uppannā vā akusalā dhammā parihāyanti yathayidaṁ, bhikkhave, anuyogo kusalānaṁ dhammānaṁ, ananuyogo akusalānaṁ dhammānaṁ. </text:p>
          </table:table-cell>
          <table:table-cell/>
          <table:table-cell office:value-type="string" calcext:value-type="string">
            <text:p>„Mönche und Nonnen, ich sehe kein einziges Ding, das taugliche Eigenschaften so entstehen oder untaugliche Eigenschaften so verkümmern lässt wie guten Gewohnheiten zu folgen anstatt schlechten Gewohnheiten. </text:p>
          </table:table-cell>
          <table:table-cell office:value-type="string" calcext:value-type="string">
            <text:p>“Mendicants, I do not see a single thing that gives rise to skillful qualities, or makes unskillful qualities decline like pursuing good habits and not bad habits. </text:p>
          </table:table-cell>
          <table:table-cell office:value-type="string" calcext:value-type="string">
            <text:p>「托鉢僧侶たちよ、良い習慣を続けて悪い習慣を続けない事ほど、技量があると言える性質を起こし、技量がないと言える性質を減ら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16, dr20.16, ms15A1_154, msdiv73, sc73.1, sya20.17</text:p>
          </table:table-cell>
        </table:table-row>
        <table:table-row table:style-name="ro1">
          <table:table-cell office:value-type="string" calcext:value-type="string">
            <text:p>an1.73:1.2</text:p>
          </table:table-cell>
          <table:table-cell office:value-type="string" calcext:value-type="string">
            <text:p>Anuyogā, bhikkhave, kusalānaṁ dhammānaṁ, ananuyogā akusalānaṁ dhammānaṁ anuppannā ceva kusalā dhammā uppajjanti uppannā ca akusalā dhammā parihāyantī”ti. </text:p>
          </table:table-cell>
          <table:table-cell/>
          <table:table-cell office:value-type="string" calcext:value-type="string">
            <text:p>Wenn man guten Gewohnheiten folgt anstatt schlechten Gewohnheiten, entstehen taugliche Eigenschaften, und untaugliche Eigenschaften verkümmern.“ </text:p>
          </table:table-cell>
          <table:table-cell office:value-type="string" calcext:value-type="string">
            <text:p>When you pursue good habits and not bad habits, skillful qualities arise and unskillful qualities decline.” </text:p>
          </table:table-cell>
          <table:table-cell office:value-type="string" calcext:value-type="string">
            <text:p>良い習慣を続けて悪い習慣を続けると、技量があると言える性質が起こり、技量がないと言える性質が減り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3: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4:0.1</text:p>
          </table:table-cell>
          <table:table-cell office:value-type="float" office:value="74" calcext:value-type="float">
            <text:p>74</text:p>
          </table:table-cell>
          <table:table-cell/>
          <table:table-cell table:number-columns-repeated="3" office:value-type="string" calcext:value-type="string">
            <text:p>74 </text:p>
          </table:table-cell>
          <table:table-cell table:number-columns-repeated="2" office:value-type="string" calcext:value-type="string">
            <text:p/>
          </table:table-cell>
          <table:table-cell office:value-type="string" calcext:value-type="string">
            <text:p>&lt;article id='an1.74'&gt;&lt;h2 class='sutta-title'&gt;{}&lt;/h2&gt;</text:p>
          </table:table-cell>
          <table:table-cell/>
        </table:table-row>
        <table:table-row table:style-name="ro1">
          <table:table-cell office:value-type="string" calcext:value-type="string">
            <text:p>an1.74:1.1</text:p>
          </table:table-cell>
          <table:table-cell office:value-type="string" calcext:value-type="string">
            <text:p>“Nāhaṁ, bhikkhave, aññaṁ ekadhammampi samanupassāmi yena anuppannā vā bojjhaṅgā nuppajjanti uppannā vā bojjhaṅgā na bhāvanāpāripūriṁ gacchanti yathayidaṁ, bhikkhave, ayonisomanasikāro. </text:p>
          </table:table-cell>
          <table:table-cell/>
          <table:table-cell office:value-type="string" calcext:value-type="string">
            <text:p>„Mönche und Nonnen, ich sehe kein einziges Ding, das die Faktoren des Erwachens so am Entstehen hindert, oder, wenn sie bereits entstanden sind, verhindert, dass sie voll entwickelt werden, wie ungenaue Aufmerksamkeit. </text:p>
          </table:table-cell>
          <table:table-cell office:value-type="string" calcext:value-type="string">
            <text:p>“Mendicants, I do not see a single thing that prevents the awakening factors from arising, or, if they’ve already arisen, prevents them from being fully developed like improper attention. </text:p>
          </table:table-cell>
          <table:table-cell office:value-type="string" calcext:value-type="string">
            <text:p>「托鉢僧侶たちよ、不適正な注意ほど、覚りの要素を起こさず、すでに起こった覚りの要素を完全に発達させない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56, msdiv74, sc74.1</text:p>
          </table:table-cell>
        </table:table-row>
        <table:table-row table:style-name="ro1">
          <table:table-cell office:value-type="string" calcext:value-type="string">
            <text:p>an1.74:1.2</text:p>
          </table:table-cell>
          <table:table-cell office:value-type="string" calcext:value-type="string">
            <text:p>Ayoniso, bhikkhave, manasi karoto anuppannā ceva bojjhaṅgā nuppajjanti uppannā ca bojjhaṅgā na bhāvanāpāripūriṁ gacchantī”ti. </text:p>
          </table:table-cell>
          <table:table-cell/>
          <table:table-cell office:value-type="string" calcext:value-type="string">
            <text:p>Wenn man ungenau hinschaut, entstehen die Faktoren des Erwachens nicht, oder, wenn sie bereits entstanden sind, werden sie nicht voll entwickelt.“ </text:p>
          </table:table-cell>
          <table:table-cell office:value-type="string" calcext:value-type="string">
            <text:p>When you attend improperly, the awakening factors don’t arise, or, if they’ve already arisen, they’re not fully developed.” </text:p>
          </table:table-cell>
          <table:table-cell office:value-type="string" calcext:value-type="string">
            <text:p>不適正な注意を払うと、覚りの要素が起こらず、すでに起こった覚りの要素は完全に発達しません。」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4:1.3</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5:0.1</text:p>
          </table:table-cell>
          <table:table-cell office:value-type="float" office:value="75" calcext:value-type="float">
            <text:p>75</text:p>
          </table:table-cell>
          <table:table-cell/>
          <table:table-cell table:number-columns-repeated="3" office:value-type="string" calcext:value-type="string">
            <text:p>75 </text:p>
          </table:table-cell>
          <table:table-cell table:number-columns-repeated="2" office:value-type="string" calcext:value-type="string">
            <text:p/>
          </table:table-cell>
          <table:table-cell office:value-type="string" calcext:value-type="string">
            <text:p>&lt;article id='an1.75'&gt;&lt;h2 class='sutta-title'&gt;{}&lt;/h2&gt;</text:p>
          </table:table-cell>
          <table:table-cell/>
        </table:table-row>
        <table:table-row table:style-name="ro1">
          <table:table-cell office:value-type="string" calcext:value-type="string">
            <text:p>an1.75:1.1</text:p>
          </table:table-cell>
          <table:table-cell office:value-type="string" calcext:value-type="string">
            <text:p>“Nāhaṁ, bhikkhave, aññaṁ ekadhammampi samanupassāmi yena anuppannā vā bojjhaṅgā uppajjanti uppannā vā bojjhaṅgā bhāvanāpāripūriṁ gacchanti yathayidaṁ, bhikkhave, yonisomanasikāro. </text:p>
          </table:table-cell>
          <table:table-cell/>
          <table:table-cell office:value-type="string" calcext:value-type="string">
            <text:p>„Mönche und Nonnen, ich sehe kein einziges Ding, das die Faktoren des Erwachens so entstehen lässt, oder, wenn sie bereits entstanden sind, dazu führt, dass sie voll entwickelt werden, wie genaue Aufmerksamkeit. </text:p>
          </table:table-cell>
          <table:table-cell office:value-type="string" calcext:value-type="string">
            <text:p>“Mendicants, I do not see a single thing that gives rise to the awakening factors, or, if they’ve already arisen, fully develops them like proper attention. </text:p>
          </table:table-cell>
          <table:table-cell office:value-type="string" calcext:value-type="string">
            <text:p>「托鉢僧侶たちよ、適正な注意ほど、覚りの要素を起こし、すでに起こった覚りの要素を完全に発達させ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58, msdiv75, pts-vp-pli1.15, sc75.1, vri35.18</text:p>
          </table:table-cell>
        </table:table-row>
        <table:table-row table:style-name="ro1">
          <table:table-cell office:value-type="string" calcext:value-type="string">
            <text:p>an1.75:1.2</text:p>
          </table:table-cell>
          <table:table-cell office:value-type="string" calcext:value-type="string">
            <text:p>Yoniso, bhikkhave, manasi karoto anuppannā ceva bojjhaṅgā uppajjanti uppannā ca bojjhaṅgā bhāvanāpāripūriṁ gacchantī”ti. </text:p>
          </table:table-cell>
          <table:table-cell/>
          <table:table-cell office:value-type="string" calcext:value-type="string">
            <text:p>Wenn man genau hinschaut, entstehen die Faktoren des Erwachens, oder, wenn sie bereits entstanden sind, werden sie voll entwickelt.“ </text:p>
          </table:table-cell>
          <table:table-cell office:value-type="string" calcext:value-type="string">
            <text:p>When you attend properly, the awakening factors arise, or, if they’ve already arisen, they’re fully developed.” </text:p>
          </table:table-cell>
          <table:table-cell office:value-type="string" calcext:value-type="string">
            <text:p>適正な注意を払うと、覚りの要素が起こり、すでに起こった覚りの要素は完全に発達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5:1.3</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6:0.1</text:p>
          </table:table-cell>
          <table:table-cell office:value-type="float" office:value="76" calcext:value-type="float">
            <text:p>76</text:p>
          </table:table-cell>
          <table:table-cell/>
          <table:table-cell table:number-columns-repeated="3" office:value-type="string" calcext:value-type="string">
            <text:p>76 </text:p>
          </table:table-cell>
          <table:table-cell table:number-columns-repeated="2" office:value-type="string" calcext:value-type="string">
            <text:p/>
          </table:table-cell>
          <table:table-cell office:value-type="string" calcext:value-type="string">
            <text:p>&lt;article id='an1.76'&gt;&lt;h2 class='sutta-title'&gt;{}&lt;/h2&gt;</text:p>
          </table:table-cell>
          <table:table-cell/>
        </table:table-row>
        <table:table-row table:style-name="ro1">
          <table:table-cell office:value-type="string" calcext:value-type="string">
            <text:p>an1.76:1.1</text:p>
          </table:table-cell>
          <table:table-cell office:value-type="string" calcext:value-type="string">
            <text:p>“Appamattikā esā, bhikkhave, parihāni yadidaṁ ñātiparihāni. </text:p>
          </table:table-cell>
          <table:table-cell/>
          <table:table-cell office:value-type="string" calcext:value-type="string">
            <text:p>„Angehörige zu verlieren, Mönche und Nonnen, ist ein kleiner Verlust. </text:p>
          </table:table-cell>
          <table:table-cell office:value-type="string" calcext:value-type="string">
            <text:p>“Loss of relatives, mendicants, is a small thing. </text:p>
          </table:table-cell>
          <table:table-cell office:value-type="string" calcext:value-type="string">
            <text:p>「托鉢僧侶たちよ、親族を失う事は些細な事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60, msdiv76, sc76.1</text:p>
          </table:table-cell>
        </table:table-row>
        <table:table-row table:style-name="ro1">
          <table:table-cell office:value-type="string" calcext:value-type="string">
            <text:p>an1.76:1.2</text:p>
          </table:table-cell>
          <table:table-cell office:value-type="string" calcext:value-type="string">
            <text:p>Etaṁ patikiṭṭhaṁ, bhikkhave, parihānīnaṁ yadidaṁ paññāparihānī”ti. </text:p>
          </table:table-cell>
          <table:table-cell/>
          <table:table-cell office:value-type="string" calcext:value-type="string">
            <text:p>Der schlimmste Verlust ist der Verlust von Weisheit.“ </text:p>
          </table:table-cell>
          <table:table-cell office:value-type="string" calcext:value-type="string">
            <text:p>Wisdom is the worst thing to lose.” </text:p>
          </table:table-cell>
          <table:table-cell office:value-type="string" calcext:value-type="string">
            <text:p>最悪なのは智慧を失う事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6:1.3</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7:0.1</text:p>
          </table:table-cell>
          <table:table-cell office:value-type="float" office:value="77" calcext:value-type="float">
            <text:p>77</text:p>
          </table:table-cell>
          <table:table-cell/>
          <table:table-cell table:number-columns-repeated="3" office:value-type="string" calcext:value-type="string">
            <text:p>77 </text:p>
          </table:table-cell>
          <table:table-cell table:number-columns-repeated="2" office:value-type="string" calcext:value-type="string">
            <text:p/>
          </table:table-cell>
          <table:table-cell office:value-type="string" calcext:value-type="string">
            <text:p>&lt;article id='an1.77'&gt;&lt;h2 class='sutta-title'&gt;{}&lt;/h2&gt;</text:p>
          </table:table-cell>
          <table:table-cell/>
        </table:table-row>
        <table:table-row table:style-name="ro1">
          <table:table-cell office:value-type="string" calcext:value-type="string">
            <text:p>an1.77:1.1</text:p>
          </table:table-cell>
          <table:table-cell office:value-type="string" calcext:value-type="string">
            <text:p>“Appamattikā esā, bhikkhave, vuddhi yadidaṁ ñātivuddhi. </text:p>
          </table:table-cell>
          <table:table-cell/>
          <table:table-cell office:value-type="string" calcext:value-type="string">
            <text:p>„Angehörige zu gewinnen, Mönche und Nonnen, ist ein kleiner Gewinn. </text:p>
          </table:table-cell>
          <table:table-cell office:value-type="string" calcext:value-type="string">
            <text:p>“Growth of relatives, mendicants, is a small thing. </text:p>
          </table:table-cell>
          <table:table-cell office:value-type="string" calcext:value-type="string">
            <text:p>「托鉢僧侶たちよ、親族が増える事は些細な事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28, cck20.17, ms15A1_162, msdiv77, sc77.1, sya20.18</text:p>
          </table:table-cell>
        </table:table-row>
        <table:table-row table:style-name="ro1">
          <table:table-cell office:value-type="string" calcext:value-type="string">
            <text:p>an1.77:1.2</text:p>
          </table:table-cell>
          <table:table-cell office:value-type="string" calcext:value-type="string">
            <text:p>Etadaggaṁ, bhikkhave, vuddhīnaṁ yadidaṁ paññāvuddhi. </text:p>
          </table:table-cell>
          <table:table-cell/>
          <table:table-cell office:value-type="string" calcext:value-type="string">
            <text:p>Der größte Gewinn ist der Gewinn von Weisheit. </text:p>
          </table:table-cell>
          <table:table-cell office:value-type="string" calcext:value-type="string">
            <text:p>Wisdom is the best thing to grow. </text:p>
          </table:table-cell>
          <table:table-cell office:value-type="string" calcext:value-type="string">
            <text:p>最良なのは智慧が増える事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7:1.3</text:p>
          </table:table-cell>
          <table:table-cell office:value-type="string" calcext:value-type="string">
            <text:p>Tasmātiha, bhikkhave,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office:value-type="string" calcext:value-type="string">
            <text:p>だからこのように修行すべき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7:1.4</text:p>
          </table:table-cell>
          <table:table-cell office:value-type="string" calcext:value-type="string">
            <text:p>‘paññāvuddhiyā vaddhissāmā’ti. </text:p>
          </table:table-cell>
          <table:table-cell/>
          <table:table-cell office:value-type="string" calcext:value-type="string">
            <text:p>‚Wir wollen an Weisheit zunehmen.‘ </text:p>
          </table:table-cell>
          <table:table-cell office:value-type="string" calcext:value-type="string">
            <text:p>‘We will grow in wisdom.’ </text:p>
          </table:table-cell>
          <table:table-cell office:value-type="string" calcext:value-type="string">
            <text:p>『智慧を増やそう。』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77:1.5</text:p>
          </table:table-cell>
          <table:table-cell office:value-type="string" calcext:value-type="string">
            <text:p>Evañhi vo, bhikkhave, sikkhitabban”ti. </text:p>
          </table:table-cell>
          <table:table-cell/>
          <table:table-cell office:value-type="string" calcext:value-type="string">
            <text:p>So solltet ihr üben.“ </text:p>
          </table:table-cell>
          <table:table-cell office:value-type="string" calcext:value-type="string">
            <text:p>That’s how you should train.” </text:p>
          </table:table-cell>
          <table:table-cell office:value-type="string" calcext:value-type="string">
            <text:p>このようにあなた達は修行すべき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7:1.6</text:p>
          </table:table-cell>
          <table:table-cell office:value-type="string" calcext:value-type="string">
            <text:p>Satt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8:0.1</text:p>
          </table:table-cell>
          <table:table-cell office:value-type="float" office:value="78" calcext:value-type="float">
            <text:p>78</text:p>
          </table:table-cell>
          <table:table-cell/>
          <table:table-cell table:number-columns-repeated="3" office:value-type="string" calcext:value-type="string">
            <text:p>78 </text:p>
          </table:table-cell>
          <table:table-cell table:number-columns-repeated="2" office:value-type="string" calcext:value-type="string">
            <text:p/>
          </table:table-cell>
          <table:table-cell office:value-type="string" calcext:value-type="string">
            <text:p>&lt;article id='an1.78'&gt;&lt;h2 class='sutta-title'&gt;{}&lt;/h2&gt;</text:p>
          </table:table-cell>
          <table:table-cell/>
        </table:table-row>
        <table:table-row table:style-name="ro1">
          <table:table-cell office:value-type="string" calcext:value-type="string">
            <text:p>an1.78:1.1</text:p>
          </table:table-cell>
          <table:table-cell office:value-type="string" calcext:value-type="string">
            <text:p>“Appamattikā esā, bhikkhave, parihāni yadidaṁ bhogaparihāni. </text:p>
          </table:table-cell>
          <table:table-cell/>
          <table:table-cell office:value-type="string" calcext:value-type="string">
            <text:p>„Vermögen zu verlieren, Mönche und Nonnen, ist ein kleiner Verlust. </text:p>
          </table:table-cell>
          <table:table-cell office:value-type="string" calcext:value-type="string">
            <text:p>“Loss of wealth, mendicants, is a small thing. </text:p>
          </table:table-cell>
          <table:table-cell office:value-type="string" calcext:value-type="string">
            <text:p>「托鉢僧侶たちよ、富を失う事は些細な事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17, ms15A1_164, msdiv78, sc78.1</text:p>
          </table:table-cell>
        </table:table-row>
        <table:table-row table:style-name="ro1">
          <table:table-cell office:value-type="string" calcext:value-type="string">
            <text:p>an1.78:1.2</text:p>
          </table:table-cell>
          <table:table-cell office:value-type="string" calcext:value-type="string">
            <text:p>Etaṁ patikiṭṭhaṁ, bhikkhave, parihānīnaṁ yadidaṁ paññāparihānī”ti. </text:p>
          </table:table-cell>
          <table:table-cell/>
          <table:table-cell office:value-type="string" calcext:value-type="string">
            <text:p>Der schlimmste Verlust ist der Verlust von Weisheit.“ </text:p>
          </table:table-cell>
          <table:table-cell office:value-type="string" calcext:value-type="string">
            <text:p>Wisdom is the worst thing to lose.” </text:p>
          </table:table-cell>
          <table:table-cell office:value-type="string" calcext:value-type="string">
            <text:p>最悪なのは智慧を失う事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8: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79:0.1</text:p>
          </table:table-cell>
          <table:table-cell office:value-type="float" office:value="79" calcext:value-type="float">
            <text:p>79</text:p>
          </table:table-cell>
          <table:table-cell/>
          <table:table-cell table:number-columns-repeated="3" office:value-type="string" calcext:value-type="string">
            <text:p>79 </text:p>
          </table:table-cell>
          <table:table-cell table:number-columns-repeated="2" office:value-type="string" calcext:value-type="string">
            <text:p/>
          </table:table-cell>
          <table:table-cell office:value-type="string" calcext:value-type="string">
            <text:p>&lt;article id='an1.79'&gt;&lt;h2 class='sutta-title'&gt;{}&lt;/h2&gt;</text:p>
          </table:table-cell>
          <table:table-cell/>
        </table:table-row>
        <table:table-row table:style-name="ro1">
          <table:table-cell office:value-type="string" calcext:value-type="string">
            <text:p>an1.79:1.1</text:p>
          </table:table-cell>
          <table:table-cell office:value-type="string" calcext:value-type="string">
            <text:p>“Appamattikā esā, bhikkhave, vuddhi yadidaṁ bhogavuddhi. </text:p>
          </table:table-cell>
          <table:table-cell/>
          <table:table-cell office:value-type="string" calcext:value-type="string">
            <text:p>„Vermögen zu gewinnen, Mönche und Nonnen, ist ein kleiner Gewinn. </text:p>
          </table:table-cell>
          <table:table-cell office:value-type="string" calcext:value-type="string">
            <text:p>“Growth of wealth, mendicants, is a small thing. </text:p>
          </table:table-cell>
          <table:table-cell office:value-type="string" calcext:value-type="string">
            <text:p>「托鉢僧侶たちよ、富が増える事は些細な事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14, csp2ed15.14, ms15A1_166, msdiv79, ndp16.15, sc79.1</text:p>
          </table:table-cell>
        </table:table-row>
        <table:table-row table:style-name="ro1">
          <table:table-cell office:value-type="string" calcext:value-type="string">
            <text:p>an1.79:1.2</text:p>
          </table:table-cell>
          <table:table-cell office:value-type="string" calcext:value-type="string">
            <text:p>Etadaggaṁ, bhikkhave, vuddhīnaṁ yadidaṁ paññāvuddhi. </text:p>
          </table:table-cell>
          <table:table-cell/>
          <table:table-cell office:value-type="string" calcext:value-type="string">
            <text:p>Der größte Gewinn ist der Gewinn von Weisheit. </text:p>
          </table:table-cell>
          <table:table-cell office:value-type="string" calcext:value-type="string">
            <text:p>Wisdom is the best thing to grow. </text:p>
          </table:table-cell>
          <table:table-cell office:value-type="string" calcext:value-type="string">
            <text:p>最良なのは智慧が増える事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9:1.3</text:p>
          </table:table-cell>
          <table:table-cell office:value-type="string" calcext:value-type="string">
            <text:p>Tasmātiha, bhikkhave,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office:value-type="string" calcext:value-type="string">
            <text:p>だからこのように修行すべき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9:1.4</text:p>
          </table:table-cell>
          <table:table-cell office:value-type="string" calcext:value-type="string">
            <text:p>‘paññāvuddhiyā vaddhissāmā’ti. </text:p>
          </table:table-cell>
          <table:table-cell/>
          <table:table-cell office:value-type="string" calcext:value-type="string">
            <text:p>‚Wir wollen an Weisheit zunehmen.‘ </text:p>
          </table:table-cell>
          <table:table-cell office:value-type="string" calcext:value-type="string">
            <text:p>‘We will grow in wisdom.’ </text:p>
          </table:table-cell>
          <table:table-cell office:value-type="string" calcext:value-type="string">
            <text:p>『智慧を増やそう。』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79:1.5</text:p>
          </table:table-cell>
          <table:table-cell office:value-type="string" calcext:value-type="string">
            <text:p>Evañhi vo, bhikkhave, sikkhitabban”ti. </text:p>
          </table:table-cell>
          <table:table-cell/>
          <table:table-cell office:value-type="string" calcext:value-type="string">
            <text:p>So solltet ihr üben.“ </text:p>
          </table:table-cell>
          <table:table-cell office:value-type="string" calcext:value-type="string">
            <text:p>That’s how you should train.” </text:p>
          </table:table-cell>
          <table:table-cell office:value-type="string" calcext:value-type="string">
            <text:p>このようにあなた達は修行すべき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79:1.6</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0:0.1</text:p>
          </table:table-cell>
          <table:table-cell office:value-type="float" office:value="80" calcext:value-type="float">
            <text:p>80</text:p>
          </table:table-cell>
          <table:table-cell/>
          <table:table-cell table:number-columns-repeated="3" office:value-type="string" calcext:value-type="string">
            <text:p>80 </text:p>
          </table:table-cell>
          <table:table-cell table:number-columns-repeated="2" office:value-type="string" calcext:value-type="string">
            <text:p/>
          </table:table-cell>
          <table:table-cell office:value-type="string" calcext:value-type="string">
            <text:p>&lt;article id='an1.80'&gt;&lt;h2 class='sutta-title'&gt;{}&lt;/h2&gt;</text:p>
          </table:table-cell>
          <table:table-cell/>
        </table:table-row>
        <table:table-row table:style-name="ro1">
          <table:table-cell office:value-type="string" calcext:value-type="string">
            <text:p>an1.80:1.1</text:p>
          </table:table-cell>
          <table:table-cell office:value-type="string" calcext:value-type="string">
            <text:p>“Appamattikā esā, bhikkhave, parihāni yadidaṁ yasoparihāni. </text:p>
          </table:table-cell>
          <table:table-cell/>
          <table:table-cell office:value-type="string" calcext:value-type="string">
            <text:p>„Ruhm zu verlieren, Mönche und Nonnen, ist ein kleiner Verlust. </text:p>
          </table:table-cell>
          <table:table-cell office:value-type="string" calcext:value-type="string">
            <text:p>“Loss of fame, mendicants, is a small thing. </text:p>
          </table:table-cell>
          <table:table-cell office:value-type="string" calcext:value-type="string">
            <text:p>「托鉢僧侶たちよ、名声を失う事は些細な事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68, msdiv80, sc80.1</text:p>
          </table:table-cell>
        </table:table-row>
        <table:table-row table:style-name="ro1">
          <table:table-cell office:value-type="string" calcext:value-type="string">
            <text:p>an1.80:1.2</text:p>
          </table:table-cell>
          <table:table-cell office:value-type="string" calcext:value-type="string">
            <text:p>Etaṁ patikiṭṭhaṁ, bhikkhave, parihānīnaṁ yadidaṁ paññāparihānī”ti. </text:p>
          </table:table-cell>
          <table:table-cell/>
          <table:table-cell office:value-type="string" calcext:value-type="string">
            <text:p>Der schlimmste Verlust ist der Verlust von Weisheit.“ </text:p>
          </table:table-cell>
          <table:table-cell office:value-type="string" calcext:value-type="string">
            <text:p>Wisdom is the worst thing to lose.” </text:p>
          </table:table-cell>
          <table:table-cell office:value-type="string" calcext:value-type="string">
            <text:p>最悪なのは智慧を失う事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0: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1:0.1</text:p>
          </table:table-cell>
          <table:table-cell office:value-type="float" office:value="81" calcext:value-type="float">
            <text:p>81</text:p>
          </table:table-cell>
          <table:table-cell/>
          <table:table-cell table:number-columns-repeated="3" office:value-type="string" calcext:value-type="string">
            <text:p>81 </text:p>
          </table:table-cell>
          <table:table-cell table:number-columns-repeated="2" office:value-type="string" calcext:value-type="string">
            <text:p/>
          </table:table-cell>
          <table:table-cell office:value-type="string" calcext:value-type="string">
            <text:p>&lt;article id='an1.81'&gt;&lt;h2 class='sutta-title'&gt;{}&lt;/h2&gt;</text:p>
          </table:table-cell>
          <table:table-cell/>
        </table:table-row>
        <table:table-row table:style-name="ro1">
          <table:table-cell office:value-type="string" calcext:value-type="string">
            <text:p>an1.81:1.1</text:p>
          </table:table-cell>
          <table:table-cell office:value-type="string" calcext:value-type="string">
            <text:p>“Appamattikā esā, bhikkhave, vuddhi yadidaṁ yasovuddhi. </text:p>
          </table:table-cell>
          <table:table-cell/>
          <table:table-cell office:value-type="string" calcext:value-type="string">
            <text:p>„Ruhm zu gewinnen, Mönche und Nonnen, ist ein kleiner Gewinn. </text:p>
          </table:table-cell>
          <table:table-cell office:value-type="string" calcext:value-type="string">
            <text:p>“Growth of fame, mendicants, is a small thing. </text:p>
          </table:table-cell>
          <table:table-cell office:value-type="string" calcext:value-type="string">
            <text:p>「托鉢僧侶たちよ、名声が上がる事は些細な事で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70, msdiv81, sc81.1, vri35.19</text:p>
          </table:table-cell>
        </table:table-row>
        <table:table-row table:style-name="ro1">
          <table:table-cell office:value-type="string" calcext:value-type="string">
            <text:p>an1.81:1.2</text:p>
          </table:table-cell>
          <table:table-cell office:value-type="string" calcext:value-type="string">
            <text:p>Etadaggaṁ, bhikkhave, vuddhīnaṁ yadidaṁ paññāvuddhi. </text:p>
          </table:table-cell>
          <table:table-cell/>
          <table:table-cell office:value-type="string" calcext:value-type="string">
            <text:p>Der größte Gewinn ist der Gewinn von Weisheit. </text:p>
          </table:table-cell>
          <table:table-cell office:value-type="string" calcext:value-type="string">
            <text:p>Wisdom is the best thing to grow. </text:p>
          </table:table-cell>
          <table:table-cell office:value-type="string" calcext:value-type="string">
            <text:p>最良なのは智慧が増える事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1:1.3</text:p>
          </table:table-cell>
          <table:table-cell office:value-type="string" calcext:value-type="string">
            <text:p>Tasmātiha, bhikkhave,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office:value-type="string" calcext:value-type="string">
            <text:p>だからこのように修行すべき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1:1.4</text:p>
          </table:table-cell>
          <table:table-cell office:value-type="string" calcext:value-type="string">
            <text:p>‘paññāvuddhiyā vaddhissāmā’ti. </text:p>
          </table:table-cell>
          <table:table-cell/>
          <table:table-cell office:value-type="string" calcext:value-type="string">
            <text:p>‚Wir wollen an Weisheit zunehmen.‘ </text:p>
          </table:table-cell>
          <table:table-cell office:value-type="string" calcext:value-type="string">
            <text:p>‘We will grow in wisdom.’ </text:p>
          </table:table-cell>
          <table:table-cell office:value-type="string" calcext:value-type="string">
            <text:p>『智慧を増やそう。』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81:1.5</text:p>
          </table:table-cell>
          <table:table-cell office:value-type="string" calcext:value-type="string">
            <text:p>Evañhi vo, bhikkhave, sikkhitabban”ti. </text:p>
          </table:table-cell>
          <table:table-cell/>
          <table:table-cell office:value-type="string" calcext:value-type="string">
            <text:p>So solltet ihr üben.“ </text:p>
          </table:table-cell>
          <table:table-cell office:value-type="string" calcext:value-type="string">
            <text:p>That’s how you should train.” </text:p>
          </table:table-cell>
          <table:table-cell office:value-type="string" calcext:value-type="string">
            <text:p>このようにあなた達は修行すべきで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1:1.6</text:p>
          </table:table-cell>
          <table:table-cell office:value-type="string" calcext:value-type="string">
            <text:p>Ekā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81:1.7</text:p>
          </table:table-cell>
          <table:table-cell office:value-type="string" calcext:value-type="string">
            <text:p>Kalyāṇamittādivaggo aṭṭh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82: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82-97'&gt;&lt;header&gt;&lt;ul&gt;&lt;li class='division'&gt;{}&lt;/li&gt;</text:p>
          </table:table-cell>
          <table:table-cell/>
        </table:table-row>
        <table:table-row table:style-name="ro1">
          <table:table-cell office:value-type="string" calcext:value-type="string">
            <text:p>an1.82:0.2</text:p>
          </table:table-cell>
          <table:table-cell office:value-type="string" calcext:value-type="string">
            <text:p>9. Pamādādivagga </text:p>
          </table:table-cell>
          <table:table-cell/>
          <table:table-cell office:value-type="string" calcext:value-type="string">
            <text:p>9. Nachlässigkeit</text:p>
          </table:table-cell>
          <table:table-cell office:value-type="string" calcext:value-type="string">
            <text:p>9. Negligence </text:p>
          </table:table-cell>
          <table:table-cell office:value-type="string" calcext:value-type="string">
            <text:p>第九　怠慢さ（放逸等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82:0.3</text:p>
          </table:table-cell>
          <table:table-cell office:value-type="float" office:value="82" calcext:value-type="float">
            <text:p>82</text:p>
          </table:table-cell>
          <table:table-cell/>
          <table:table-cell table:number-columns-repeated="3" office:value-type="string" calcext:value-type="string">
            <text:p>82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82:1.1</text:p>
          </table:table-cell>
          <table:table-cell office:value-type="string" calcext:value-type="string">
            <text:p>“Nāhaṁ, bhikkhave, aññaṁ ekadhammampi samanupassāmi yo evaṁ mahato anatthāya saṁvattati yathayidaṁ, bhikkhave, pamādo. </text:p>
          </table:table-cell>
          <table:table-cell/>
          <table:table-cell office:value-type="string" calcext:value-type="string">
            <text:p>„Mönche und Nonnen, ich sehe kein einziges Ding, das so überaus schädlich ist wie Nachlässigkeit. </text:p>
          </table:table-cell>
          <table:table-cell office:value-type="string" calcext:value-type="string">
            <text:p>“Mendicants, I do not see a single thing that is so very harmful as negligence. </text:p>
          </table:table-cell>
          <table:table-cell office:value-type="string" calcext:value-type="string">
            <text:p>「托鉢僧侶たちよ、怠慢さほど大きな害を及ぼす物は他には一つも見ません。 </text:p>
          </table:table-cell>
          <table:table-cell table:number-columns-repeated="2" office:value-type="string" calcext:value-type="string">
            <text:p/>
          </table:table-cell>
          <table:table-cell office:value-type="string" calcext:value-type="string">
            <text:p>&lt;article id='an1.82'&gt;&lt;p&gt;{}</text:p>
          </table:table-cell>
          <table:table-cell office:value-type="string" calcext:value-type="string">
            <text:p>ms15A1_173, msdiv82, pts-vp-pli1.16, sc82.1</text:p>
          </table:table-cell>
        </table:table-row>
        <table:table-row table:style-name="ro1">
          <table:table-cell office:value-type="string" calcext:value-type="string">
            <text:p>an1.82:1.2</text:p>
          </table:table-cell>
          <table:table-cell office:value-type="string" calcext:value-type="string">
            <text:p>Pamādo, bhikkhave, mahato anatthāya saṁvattatī”ti. </text:p>
          </table:table-cell>
          <table:table-cell/>
          <table:table-cell office:value-type="string" calcext:value-type="string">
            <text:p>Nachlässigkeit ist überaus schädlich.“ </text:p>
          </table:table-cell>
          <table:table-cell office:value-type="string" calcext:value-type="string">
            <text:p>Negligence is very harmful.” </text:p>
          </table:table-cell>
          <table:table-cell office:value-type="string" calcext:value-type="string">
            <text:p>怠慢さ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2: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3:0.1</text:p>
          </table:table-cell>
          <table:table-cell office:value-type="float" office:value="83" calcext:value-type="float">
            <text:p>83</text:p>
          </table:table-cell>
          <table:table-cell/>
          <table:table-cell table:number-columns-repeated="3" office:value-type="string" calcext:value-type="string">
            <text:p>83 </text:p>
          </table:table-cell>
          <table:table-cell table:number-columns-repeated="2" office:value-type="string" calcext:value-type="string">
            <text:p/>
          </table:table-cell>
          <table:table-cell office:value-type="string" calcext:value-type="string">
            <text:p>&lt;article id='an1.83'&gt;&lt;h2 class='sutta-title'&gt;{}&lt;/h2&gt;</text:p>
          </table:table-cell>
          <table:table-cell/>
        </table:table-row>
        <table:table-row table:style-name="ro1">
          <table:table-cell office:value-type="string" calcext:value-type="string">
            <text:p>an1.83:1.1</text:p>
          </table:table-cell>
          <table:table-cell office:value-type="string" calcext:value-type="string">
            <text:p>“Nāhaṁ, bhikkhave, aññaṁ ekadhammampi samanupassāmi yo evaṁ mahato atthāya saṁvattati yathayidaṁ, bhikkhave, appamādo. </text:p>
          </table:table-cell>
          <table:table-cell/>
          <table:table-cell office:value-type="string" calcext:value-type="string">
            <text:p>„Mönche und Nonnen, ich sehe kein einziges Ding, das so überaus segensreich ist wie Eifer. </text:p>
          </table:table-cell>
          <table:table-cell office:value-type="string" calcext:value-type="string">
            <text:p>“Mendicants, I do not see a single thing that is so very beneficial as diligence. </text:p>
          </table:table-cell>
          <table:table-cell office:value-type="string" calcext:value-type="string">
            <text:p>「托鉢僧侶たちよ、勤勉さ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18, ms15A1_175, msdiv83, sc83.1</text:p>
          </table:table-cell>
        </table:table-row>
        <table:table-row table:style-name="ro1">
          <table:table-cell office:value-type="string" calcext:value-type="string">
            <text:p>an1.83:1.2</text:p>
          </table:table-cell>
          <table:table-cell office:value-type="string" calcext:value-type="string">
            <text:p>Appamādo, bhikkhave, mahato atthāya saṁvattatī”ti. </text:p>
          </table:table-cell>
          <table:table-cell/>
          <table:table-cell office:value-type="string" calcext:value-type="string">
            <text:p>Eifer ist überaus segensreich.“ </text:p>
          </table:table-cell>
          <table:table-cell office:value-type="string" calcext:value-type="string">
            <text:p>Diligence is very beneficial.” </text:p>
          </table:table-cell>
          <table:table-cell office:value-type="string" calcext:value-type="string">
            <text:p>勤勉さ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3: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4:0.1</text:p>
          </table:table-cell>
          <table:table-cell office:value-type="float" office:value="84" calcext:value-type="float">
            <text:p>84</text:p>
          </table:table-cell>
          <table:table-cell/>
          <table:table-cell table:number-columns-repeated="3" office:value-type="string" calcext:value-type="string">
            <text:p>84 </text:p>
          </table:table-cell>
          <table:table-cell table:number-columns-repeated="2" office:value-type="string" calcext:value-type="string">
            <text:p/>
          </table:table-cell>
          <table:table-cell office:value-type="string" calcext:value-type="string">
            <text:p>&lt;article id='an1.84'&gt;&lt;h2 class='sutta-title'&gt;{}&lt;/h2&gt;</text:p>
          </table:table-cell>
          <table:table-cell/>
        </table:table-row>
        <table:table-row table:style-name="ro1">
          <table:table-cell office:value-type="string" calcext:value-type="string">
            <text:p>an1.84:1.1</text:p>
          </table:table-cell>
          <table:table-cell office:value-type="string" calcext:value-type="string">
            <text:p>“Nāhaṁ, bhikkhave, aññaṁ ekadhammampi samanupassāmi yo evaṁ mahato anatthāya saṁvattati yathayidaṁ, bhikkhave, kosajjaṁ. </text:p>
          </table:table-cell>
          <table:table-cell/>
          <table:table-cell office:value-type="string" calcext:value-type="string">
            <text:p>„Mönche und Nonnen, ich sehe kein einziges Ding, das so überaus schädlich ist wie Faulheit. </text:p>
          </table:table-cell>
          <table:table-cell office:value-type="string" calcext:value-type="string">
            <text:p>“Mendicants, I do not see a single thing that is so very harmful as laziness. </text:p>
          </table:table-cell>
          <table:table-cell office:value-type="string" calcext:value-type="string">
            <text:p>「托鉢僧侶たちよ、無精さ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30, dr20.18, ms15A1_177, msdiv84, sc84.1, sya20.19</text:p>
          </table:table-cell>
        </table:table-row>
        <table:table-row table:style-name="ro1">
          <table:table-cell office:value-type="string" calcext:value-type="string">
            <text:p>an1.84:1.2</text:p>
          </table:table-cell>
          <table:table-cell office:value-type="string" calcext:value-type="string">
            <text:p>Kosajjaṁ, bhikkhave, mahato anatthāya saṁvattatī”ti. </text:p>
          </table:table-cell>
          <table:table-cell/>
          <table:table-cell office:value-type="string" calcext:value-type="string">
            <text:p>Faulheit ist überaus schädlich.“ </text:p>
          </table:table-cell>
          <table:table-cell office:value-type="string" calcext:value-type="string">
            <text:p>Laziness is very harmful.” </text:p>
          </table:table-cell>
          <table:table-cell office:value-type="string" calcext:value-type="string">
            <text:p>無精さ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4: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5:0.1</text:p>
          </table:table-cell>
          <table:table-cell office:value-type="float" office:value="85" calcext:value-type="float">
            <text:p>85</text:p>
          </table:table-cell>
          <table:table-cell/>
          <table:table-cell table:number-columns-repeated="3" office:value-type="string" calcext:value-type="string">
            <text:p>85 </text:p>
          </table:table-cell>
          <table:table-cell table:number-columns-repeated="2" office:value-type="string" calcext:value-type="string">
            <text:p/>
          </table:table-cell>
          <table:table-cell office:value-type="string" calcext:value-type="string">
            <text:p>&lt;article id='an1.85'&gt;&lt;h2 class='sutta-title'&gt;{}&lt;/h2&gt;</text:p>
          </table:table-cell>
          <table:table-cell/>
        </table:table-row>
        <table:table-row table:style-name="ro1">
          <table:table-cell office:value-type="string" calcext:value-type="string">
            <text:p>an1.85:1.1</text:p>
          </table:table-cell>
          <table:table-cell office:value-type="string" calcext:value-type="string">
            <text:p>“Nāhaṁ, bhikkhave, aññaṁ ekadhammampi samanupassāmi yo evaṁ mahato atthāya saṁvattati yathayidaṁ, bhikkhave, vīriyārambho. </text:p>
          </table:table-cell>
          <table:table-cell/>
          <table:table-cell office:value-type="string" calcext:value-type="string">
            <text:p>„Mönche und Nonnen, ich sehe kein einziges Ding, das so überaus segensreich ist wie Beflissenheit. </text:p>
          </table:table-cell>
          <table:table-cell office:value-type="string" calcext:value-type="string">
            <text:p>“Mendicants, I do not see a single thing that is so very beneficial as arousing energy. </text:p>
          </table:table-cell>
          <table:table-cell office:value-type="string" calcext:value-type="string">
            <text:p>「托鉢僧侶たちよ、活力を呼び起こす事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79, msdiv85, sc85.1</text:p>
          </table:table-cell>
        </table:table-row>
        <table:table-row table:style-name="ro1">
          <table:table-cell office:value-type="string" calcext:value-type="string">
            <text:p>an1.85:1.2</text:p>
          </table:table-cell>
          <table:table-cell office:value-type="string" calcext:value-type="string">
            <text:p>Vīriyārambho, bhikkhave, mahato atthāya saṁvattatī”ti. </text:p>
          </table:table-cell>
          <table:table-cell/>
          <table:table-cell office:value-type="string" calcext:value-type="string">
            <text:p>Beflissenheit ist überaus segensreich.“ </text:p>
          </table:table-cell>
          <table:table-cell office:value-type="string" calcext:value-type="string">
            <text:p>Arousing energy is very beneficial.” </text:p>
          </table:table-cell>
          <table:table-cell office:value-type="string" calcext:value-type="string">
            <text:p>活力を呼び起こす事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5:1.3</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6:0.1</text:p>
          </table:table-cell>
          <table:table-cell office:value-type="float" office:value="86" calcext:value-type="float">
            <text:p>86</text:p>
          </table:table-cell>
          <table:table-cell/>
          <table:table-cell table:number-columns-repeated="3" office:value-type="string" calcext:value-type="string">
            <text:p>86 </text:p>
          </table:table-cell>
          <table:table-cell table:number-columns-repeated="2" office:value-type="string" calcext:value-type="string">
            <text:p/>
          </table:table-cell>
          <table:table-cell office:value-type="string" calcext:value-type="string">
            <text:p>&lt;article id='an1.86'&gt;&lt;h2 class='sutta-title'&gt;{}&lt;/h2&gt;</text:p>
          </table:table-cell>
          <table:table-cell/>
        </table:table-row>
        <table:table-row table:style-name="ro1">
          <table:table-cell office:value-type="string" calcext:value-type="string">
            <text:p>an1.86:1.1</text:p>
          </table:table-cell>
          <table:table-cell office:value-type="string" calcext:value-type="string">
            <text:p>“Nāhaṁ, bhikkhave, aññaṁ ekadhammampi samanupassāmi yo evaṁ mahato anatthāya saṁvattati yathayidaṁ, bhikkhave, mahicchatā. </text:p>
          </table:table-cell>
          <table:table-cell/>
          <table:table-cell office:value-type="string" calcext:value-type="string">
            <text:p>„Mönche und Nonnen, ich sehe kein einziges Ding, das so überaus schädlich ist wie viele Wünsche. </text:p>
          </table:table-cell>
          <table:table-cell office:value-type="string" calcext:value-type="string">
            <text:p>“Mendicants, I do not see a single thing that is so very harmful as having many wishes. </text:p>
          </table:table-cell>
          <table:table-cell office:value-type="string" calcext:value-type="string">
            <text:p>「托鉢僧侶たちよ、願望が多い事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81, msdiv86, sc86.1</text:p>
          </table:table-cell>
        </table:table-row>
        <table:table-row table:style-name="ro1">
          <table:table-cell office:value-type="string" calcext:value-type="string">
            <text:p>an1.86:1.2</text:p>
          </table:table-cell>
          <table:table-cell office:value-type="string" calcext:value-type="string">
            <text:p>Mahicchatā, bhikkhave, mahato anatthāya saṁvattatī”ti. </text:p>
          </table:table-cell>
          <table:table-cell/>
          <table:table-cell office:value-type="string" calcext:value-type="string">
            <text:p>Viele Wünsche zu haben ist überaus schädlich.“ </text:p>
          </table:table-cell>
          <table:table-cell office:value-type="string" calcext:value-type="string">
            <text:p>Having many wishes is very harmful.” </text:p>
          </table:table-cell>
          <table:table-cell office:value-type="string" calcext:value-type="string">
            <text:p>願望が多い事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6:1.3</text:p>
          </table:table-cell>
          <table:table-cell office:value-type="string" calcext:value-type="string">
            <text:p>Pañc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7:0.1</text:p>
          </table:table-cell>
          <table:table-cell office:value-type="float" office:value="87" calcext:value-type="float">
            <text:p>87</text:p>
          </table:table-cell>
          <table:table-cell/>
          <table:table-cell table:number-columns-repeated="3" office:value-type="string" calcext:value-type="string">
            <text:p>87 </text:p>
          </table:table-cell>
          <table:table-cell table:number-columns-repeated="2" office:value-type="string" calcext:value-type="string">
            <text:p/>
          </table:table-cell>
          <table:table-cell office:value-type="string" calcext:value-type="string">
            <text:p>&lt;article id='an1.87'&gt;&lt;h2 class='sutta-title'&gt;{}&lt;/h2&gt;</text:p>
          </table:table-cell>
          <table:table-cell/>
        </table:table-row>
        <table:table-row table:style-name="ro1">
          <table:table-cell office:value-type="string" calcext:value-type="string">
            <text:p>an1.87:1.1</text:p>
          </table:table-cell>
          <table:table-cell office:value-type="string" calcext:value-type="string">
            <text:p>“Nāhaṁ, bhikkhave, aññaṁ ekadhammampi samanupassāmi yo evaṁ mahato atthāya saṁvattati yathayidaṁ, bhikkhave, appicchatā. </text:p>
          </table:table-cell>
          <table:table-cell/>
          <table:table-cell office:value-type="string" calcext:value-type="string">
            <text:p>„Mönche und Nonnen, ich sehe kein einziges Ding, das so überaus segensreich ist wie wenige Wünsche. </text:p>
          </table:table-cell>
          <table:table-cell office:value-type="string" calcext:value-type="string">
            <text:p>“Mendicants, I do not see a single thing that is so very beneficial as having few wishes. </text:p>
          </table:table-cell>
          <table:table-cell office:value-type="string" calcext:value-type="string">
            <text:p>「托鉢僧侶たちよ、願望が少ない事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15, csp2ed15.15, ms15A1_183, msdiv87, ndp16.16, sc87.1, vri35.20</text:p>
          </table:table-cell>
        </table:table-row>
        <table:table-row table:style-name="ro1">
          <table:table-cell office:value-type="string" calcext:value-type="string">
            <text:p>an1.87:1.2</text:p>
          </table:table-cell>
          <table:table-cell office:value-type="string" calcext:value-type="string">
            <text:p>Appicchatā, bhikkhave, mahato atthāya saṁvattatī”ti. </text:p>
          </table:table-cell>
          <table:table-cell/>
          <table:table-cell office:value-type="string" calcext:value-type="string">
            <text:p>Wenige Wünsche zu haben ist überaus segensreich.“ </text:p>
          </table:table-cell>
          <table:table-cell office:value-type="string" calcext:value-type="string">
            <text:p>Having few wishes is very beneficial.” </text:p>
          </table:table-cell>
          <table:table-cell office:value-type="string" calcext:value-type="string">
            <text:p>願望が少ない事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7:1.3</text:p>
          </table:table-cell>
          <table:table-cell office:value-type="string" calcext:value-type="string">
            <text:p>Chaṭṭ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8:0.1</text:p>
          </table:table-cell>
          <table:table-cell office:value-type="float" office:value="88" calcext:value-type="float">
            <text:p>88</text:p>
          </table:table-cell>
          <table:table-cell/>
          <table:table-cell table:number-columns-repeated="3" office:value-type="string" calcext:value-type="string">
            <text:p>88 </text:p>
          </table:table-cell>
          <table:table-cell table:number-columns-repeated="2" office:value-type="string" calcext:value-type="string">
            <text:p/>
          </table:table-cell>
          <table:table-cell office:value-type="string" calcext:value-type="string">
            <text:p>&lt;article id='an1.88'&gt;&lt;h2 class='sutta-title'&gt;{}&lt;/h2&gt;</text:p>
          </table:table-cell>
          <table:table-cell/>
        </table:table-row>
        <table:table-row table:style-name="ro1">
          <table:table-cell office:value-type="string" calcext:value-type="string">
            <text:p>an1.88:1.1</text:p>
          </table:table-cell>
          <table:table-cell office:value-type="string" calcext:value-type="string">
            <text:p>“Nāhaṁ, bhikkhave, aññaṁ ekadhammampi samanupassāmi yo evaṁ mahato anatthāya saṁvattati yathayidaṁ, bhikkhave, asantuṭṭhitā. </text:p>
          </table:table-cell>
          <table:table-cell/>
          <table:table-cell office:value-type="string" calcext:value-type="string">
            <text:p>„Mönche und Nonnen, ich sehe kein einziges Ding, das so überaus schädlich ist wie Unzufriedenheit. </text:p>
          </table:table-cell>
          <table:table-cell office:value-type="string" calcext:value-type="string">
            <text:p>“Mendicants, I do not see a single thing that is so very harmful as lack of contentment. </text:p>
          </table:table-cell>
          <table:table-cell office:value-type="string" calcext:value-type="string">
            <text:p>「托鉢僧侶たちよ、不満足である事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85, msdiv88, sc88.1</text:p>
          </table:table-cell>
        </table:table-row>
        <table:table-row table:style-name="ro1">
          <table:table-cell office:value-type="string" calcext:value-type="string">
            <text:p>an1.88:1.2</text:p>
          </table:table-cell>
          <table:table-cell office:value-type="string" calcext:value-type="string">
            <text:p>Asantuṭṭhitā, bhikkhave, mahato anatthāya saṁvattatī”ti. </text:p>
          </table:table-cell>
          <table:table-cell/>
          <table:table-cell office:value-type="string" calcext:value-type="string">
            <text:p>Unzufriedenheit ist überaus schädlich.“ </text:p>
          </table:table-cell>
          <table:table-cell office:value-type="string" calcext:value-type="string">
            <text:p>Lack of contentment is very harmful.” </text:p>
          </table:table-cell>
          <table:table-cell office:value-type="string" calcext:value-type="string">
            <text:p>不満足である事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8:1.3</text:p>
          </table:table-cell>
          <table:table-cell office:value-type="string" calcext:value-type="string">
            <text:p>Satt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89:0.1</text:p>
          </table:table-cell>
          <table:table-cell office:value-type="float" office:value="89" calcext:value-type="float">
            <text:p>89</text:p>
          </table:table-cell>
          <table:table-cell/>
          <table:table-cell table:number-columns-repeated="3" office:value-type="string" calcext:value-type="string">
            <text:p>89 </text:p>
          </table:table-cell>
          <table:table-cell table:number-columns-repeated="2" office:value-type="string" calcext:value-type="string">
            <text:p/>
          </table:table-cell>
          <table:table-cell office:value-type="string" calcext:value-type="string">
            <text:p>&lt;article id='an1.89'&gt;&lt;h2 class='sutta-title'&gt;{}&lt;/h2&gt;</text:p>
          </table:table-cell>
          <table:table-cell/>
        </table:table-row>
        <table:table-row table:style-name="ro1">
          <table:table-cell office:value-type="string" calcext:value-type="string">
            <text:p>an1.89:1.1</text:p>
          </table:table-cell>
          <table:table-cell office:value-type="string" calcext:value-type="string">
            <text:p>“Nāhaṁ, bhikkhave, aññaṁ ekadhammampi samanupassāmi yo evaṁ mahato atthāya saṁvattati yathayidaṁ, bhikkhave, santuṭṭhitā. </text:p>
          </table:table-cell>
          <table:table-cell/>
          <table:table-cell office:value-type="string" calcext:value-type="string">
            <text:p>„Mönche und Nonnen, ich sehe kein einziges Ding, das so überaus segensreich ist wie Zufriedenheit. </text:p>
          </table:table-cell>
          <table:table-cell office:value-type="string" calcext:value-type="string">
            <text:p>“Mendicants, I do not see a single thing that is so very beneficial as contentment. </text:p>
          </table:table-cell>
          <table:table-cell office:value-type="string" calcext:value-type="string">
            <text:p>「托鉢僧侶たちよ、満足である事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87, msdiv89, sc89.1</text:p>
          </table:table-cell>
        </table:table-row>
        <table:table-row table:style-name="ro1">
          <table:table-cell office:value-type="string" calcext:value-type="string">
            <text:p>an1.89:1.2</text:p>
          </table:table-cell>
          <table:table-cell office:value-type="string" calcext:value-type="string">
            <text:p>Santuṭṭhitā, bhikkhave, mahato atthāya saṁvattatī”ti. </text:p>
          </table:table-cell>
          <table:table-cell/>
          <table:table-cell office:value-type="string" calcext:value-type="string">
            <text:p>Zufriedenheit ist überaus segensreich.“ </text:p>
          </table:table-cell>
          <table:table-cell office:value-type="string" calcext:value-type="string">
            <text:p>Contentment is very beneficial.” </text:p>
          </table:table-cell>
          <table:table-cell office:value-type="string" calcext:value-type="string">
            <text:p>満足である事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89:1.3</text:p>
          </table:table-cell>
          <table:table-cell office:value-type="string" calcext:value-type="string">
            <text:p>Aṭ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0:0.1</text:p>
          </table:table-cell>
          <table:table-cell office:value-type="float" office:value="90" calcext:value-type="float">
            <text:p>90</text:p>
          </table:table-cell>
          <table:table-cell/>
          <table:table-cell table:number-columns-repeated="3" office:value-type="string" calcext:value-type="string">
            <text:p>90 </text:p>
          </table:table-cell>
          <table:table-cell table:number-columns-repeated="2" office:value-type="string" calcext:value-type="string">
            <text:p/>
          </table:table-cell>
          <table:table-cell office:value-type="string" calcext:value-type="string">
            <text:p>&lt;article id='an1.90'&gt;&lt;h2 class='sutta-title'&gt;{}&lt;/h2&gt;</text:p>
          </table:table-cell>
          <table:table-cell/>
        </table:table-row>
        <table:table-row table:style-name="ro1">
          <table:table-cell office:value-type="string" calcext:value-type="string">
            <text:p>an1.90:1.1</text:p>
          </table:table-cell>
          <table:table-cell office:value-type="string" calcext:value-type="string">
            <text:p>“Nāhaṁ, bhikkhave, aññaṁ ekadhammampi samanupassāmi yo evaṁ mahato anatthāya saṁvattati yathayidaṁ, bhikkhave, ayonisomanasikāro. </text:p>
          </table:table-cell>
          <table:table-cell/>
          <table:table-cell office:value-type="string" calcext:value-type="string">
            <text:p>„Mönche und Nonnen, ich sehe kein einziges Ding, das so überaus schädlich ist wie ungenaue Aufmerksamkeit. </text:p>
          </table:table-cell>
          <table:table-cell office:value-type="string" calcext:value-type="string">
            <text:p>“Mendicants, I do not see a single thing that is so very harmful as improper attention. </text:p>
          </table:table-cell>
          <table:table-cell office:value-type="string" calcext:value-type="string">
            <text:p>「托鉢僧侶たちよ、不適正な注意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19, ms15A1_189, msdiv90, sc90.1, sya20.20</text:p>
          </table:table-cell>
        </table:table-row>
        <table:table-row table:style-name="ro1">
          <table:table-cell office:value-type="string" calcext:value-type="string">
            <text:p>an1.90:1.2</text:p>
          </table:table-cell>
          <table:table-cell office:value-type="string" calcext:value-type="string">
            <text:p>Ayonisomanasikāro, bhikkhave, mahato anatthāya saṁvattatī”ti. </text:p>
          </table:table-cell>
          <table:table-cell/>
          <table:table-cell office:value-type="string" calcext:value-type="string">
            <text:p>Ungenaue Aufmerksamkeit ist überaus schädlich.“ </text:p>
          </table:table-cell>
          <table:table-cell office:value-type="string" calcext:value-type="string">
            <text:p>Improper attention is very harmful.” </text:p>
          </table:table-cell>
          <table:table-cell office:value-type="string" calcext:value-type="string">
            <text:p>不適正な注意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0:1.3</text:p>
          </table:table-cell>
          <table:table-cell office:value-type="string" calcext:value-type="string">
            <text:p>Nav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1:0.1</text:p>
          </table:table-cell>
          <table:table-cell office:value-type="float" office:value="91" calcext:value-type="float">
            <text:p>91</text:p>
          </table:table-cell>
          <table:table-cell/>
          <table:table-cell table:number-columns-repeated="3" office:value-type="string" calcext:value-type="string">
            <text:p>91 </text:p>
          </table:table-cell>
          <table:table-cell table:number-columns-repeated="2" office:value-type="string" calcext:value-type="string">
            <text:p/>
          </table:table-cell>
          <table:table-cell office:value-type="string" calcext:value-type="string">
            <text:p>&lt;article id='an1.91'&gt;&lt;h2 class='sutta-title'&gt;{}&lt;/h2&gt;</text:p>
          </table:table-cell>
          <table:table-cell/>
        </table:table-row>
        <table:table-row table:style-name="ro1">
          <table:table-cell office:value-type="string" calcext:value-type="string">
            <text:p>an1.91:1.1</text:p>
          </table:table-cell>
          <table:table-cell office:value-type="string" calcext:value-type="string">
            <text:p>“Nāhaṁ, bhikkhave, aññaṁ ekadhammampi samanupassāmi yo evaṁ mahato atthāya saṁvattati yathayidaṁ, bhikkhave, yoniso manasikāro. </text:p>
          </table:table-cell>
          <table:table-cell/>
          <table:table-cell office:value-type="string" calcext:value-type="string">
            <text:p>„Mönche und Nonnen, ich sehe kein einziges Ding, das so überaus segensreich ist wie genaue Aufmerksamkeit. </text:p>
          </table:table-cell>
          <table:table-cell office:value-type="string" calcext:value-type="string">
            <text:p>“Mendicants, I do not see a single thing that is so very beneficial as proper attention. </text:p>
          </table:table-cell>
          <table:table-cell office:value-type="string" calcext:value-type="string">
            <text:p>「托鉢僧侶たちよ、適正な注意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19, ms15A1_191, msdiv91, sc91.1</text:p>
          </table:table-cell>
        </table:table-row>
        <table:table-row table:style-name="ro1">
          <table:table-cell office:value-type="string" calcext:value-type="string">
            <text:p>an1.91:1.2</text:p>
          </table:table-cell>
          <table:table-cell office:value-type="string" calcext:value-type="string">
            <text:p>Yonisomanasikāro, bhikkhave, mahato atthāya saṁvattatī”ti. </text:p>
          </table:table-cell>
          <table:table-cell/>
          <table:table-cell office:value-type="string" calcext:value-type="string">
            <text:p>Genaue Aufmerksamkeit ist überaus segensreich.“ </text:p>
          </table:table-cell>
          <table:table-cell office:value-type="string" calcext:value-type="string">
            <text:p>Proper attention is very beneficial.” </text:p>
          </table:table-cell>
          <table:table-cell office:value-type="string" calcext:value-type="string">
            <text:p>適正な注意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1: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2:0.1</text:p>
          </table:table-cell>
          <table:table-cell office:value-type="float" office:value="92" calcext:value-type="float">
            <text:p>92</text:p>
          </table:table-cell>
          <table:table-cell/>
          <table:table-cell table:number-columns-repeated="3" office:value-type="string" calcext:value-type="string">
            <text:p>92 </text:p>
          </table:table-cell>
          <table:table-cell table:number-columns-repeated="2" office:value-type="string" calcext:value-type="string">
            <text:p/>
          </table:table-cell>
          <table:table-cell office:value-type="string" calcext:value-type="string">
            <text:p>&lt;article id='an1.92'&gt;&lt;h2 class='sutta-title'&gt;{}&lt;/h2&gt;</text:p>
          </table:table-cell>
          <table:table-cell/>
        </table:table-row>
        <table:table-row table:style-name="ro1">
          <table:table-cell office:value-type="string" calcext:value-type="string">
            <text:p>an1.92:1.1</text:p>
          </table:table-cell>
          <table:table-cell office:value-type="string" calcext:value-type="string">
            <text:p>“Nāhaṁ, bhikkhave, aññaṁ ekadhammampi samanupassāmi yo evaṁ mahato anatthāya saṁvattati yathayidaṁ, bhikkhave, asampajaññaṁ. </text:p>
          </table:table-cell>
          <table:table-cell/>
          <table:table-cell office:value-type="string" calcext:value-type="string">
            <text:p>„Mönche und Nonnen, ich sehe kein einziges Ding, das so überaus schädlich ist wie mangelnde Umsicht. </text:p>
          </table:table-cell>
          <table:table-cell office:value-type="string" calcext:value-type="string">
            <text:p>“Mendicants, I do not see a single thing that is so very harmful as lack of situational awareness. </text:p>
          </table:table-cell>
          <table:table-cell office:value-type="string" calcext:value-type="string">
            <text:p>「托鉢僧侶たちよ、状況認識力がない事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93, msdiv92, sc92.1</text:p>
          </table:table-cell>
        </table:table-row>
        <table:table-row table:style-name="ro1">
          <table:table-cell office:value-type="string" calcext:value-type="string">
            <text:p>an1.92:1.2</text:p>
          </table:table-cell>
          <table:table-cell office:value-type="string" calcext:value-type="string">
            <text:p>Asampajaññaṁ, bhikkhave, mahato anatthāya saṁvattatī”ti. </text:p>
          </table:table-cell>
          <table:table-cell/>
          <table:table-cell office:value-type="string" calcext:value-type="string">
            <text:p>Mangelnde Umsicht ist überaus schädlich.“ </text:p>
          </table:table-cell>
          <table:table-cell office:value-type="string" calcext:value-type="string">
            <text:p>Lack of situational awareness is very harmful.” </text:p>
          </table:table-cell>
          <table:table-cell office:value-type="string" calcext:value-type="string">
            <text:p>状況認識力がない事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2:1.3</text:p>
          </table:table-cell>
          <table:table-cell office:value-type="string" calcext:value-type="string">
            <text:p>Ekā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3:0.1</text:p>
          </table:table-cell>
          <table:table-cell office:value-type="float" office:value="93" calcext:value-type="float">
            <text:p>93</text:p>
          </table:table-cell>
          <table:table-cell/>
          <table:table-cell table:number-columns-repeated="3" office:value-type="string" calcext:value-type="string">
            <text:p>93 </text:p>
          </table:table-cell>
          <table:table-cell table:number-columns-repeated="2" office:value-type="string" calcext:value-type="string">
            <text:p/>
          </table:table-cell>
          <table:table-cell office:value-type="string" calcext:value-type="string">
            <text:p>&lt;article id='an1.93'&gt;&lt;h2 class='sutta-title'&gt;{}&lt;/h2&gt;</text:p>
          </table:table-cell>
          <table:table-cell/>
        </table:table-row>
        <table:table-row table:style-name="ro1">
          <table:table-cell office:value-type="string" calcext:value-type="string">
            <text:p>an1.93:1.1</text:p>
          </table:table-cell>
          <table:table-cell office:value-type="string" calcext:value-type="string">
            <text:p>“Nāhaṁ, bhikkhave, aññaṁ ekadhammampi samanupassāmi yo evaṁ mahato atthāya saṁvattati yathayidaṁ, bhikkhave, sampajaññaṁ. </text:p>
          </table:table-cell>
          <table:table-cell/>
          <table:table-cell office:value-type="string" calcext:value-type="string">
            <text:p>„Mönche und Nonnen, ich sehe kein einziges Ding, das so überaus segensreich ist wie Umsicht. </text:p>
          </table:table-cell>
          <table:table-cell office:value-type="string" calcext:value-type="string">
            <text:p>“Mendicants, I do not see a single thing that is so very beneficial as situational awareness. </text:p>
          </table:table-cell>
          <table:table-cell office:value-type="string" calcext:value-type="string">
            <text:p>「托鉢僧侶たちよ、状況認識力がある事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195, msdiv93, sc93.1</text:p>
          </table:table-cell>
        </table:table-row>
        <table:table-row table:style-name="ro1">
          <table:table-cell office:value-type="string" calcext:value-type="string">
            <text:p>an1.93:1.2</text:p>
          </table:table-cell>
          <table:table-cell office:value-type="string" calcext:value-type="string">
            <text:p>Sampajaññaṁ, bhikkhave, mahato atthāya saṁvattatī”ti. </text:p>
          </table:table-cell>
          <table:table-cell/>
          <table:table-cell office:value-type="string" calcext:value-type="string">
            <text:p>Umsicht ist überaus segensreich.“ </text:p>
          </table:table-cell>
          <table:table-cell office:value-type="string" calcext:value-type="string">
            <text:p>Situational awareness is very beneficial.” </text:p>
          </table:table-cell>
          <table:table-cell office:value-type="string" calcext:value-type="string">
            <text:p>状況認識力がある事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3:1.3</text:p>
          </table:table-cell>
          <table:table-cell office:value-type="string" calcext:value-type="string">
            <text:p>Dvā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4:0.1</text:p>
          </table:table-cell>
          <table:table-cell office:value-type="float" office:value="94" calcext:value-type="float">
            <text:p>94</text:p>
          </table:table-cell>
          <table:table-cell/>
          <table:table-cell table:number-columns-repeated="3" office:value-type="string" calcext:value-type="string">
            <text:p>94 </text:p>
          </table:table-cell>
          <table:table-cell table:number-columns-repeated="2" office:value-type="string" calcext:value-type="string">
            <text:p/>
          </table:table-cell>
          <table:table-cell office:value-type="string" calcext:value-type="string">
            <text:p>&lt;article id='an1.94'&gt;&lt;h2 class='sutta-title'&gt;{}&lt;/h2&gt;</text:p>
          </table:table-cell>
          <table:table-cell/>
        </table:table-row>
        <table:table-row table:style-name="ro1">
          <table:table-cell office:value-type="string" calcext:value-type="string">
            <text:p>an1.94:1.1</text:p>
          </table:table-cell>
          <table:table-cell office:value-type="string" calcext:value-type="string">
            <text:p>“Nāhaṁ, bhikkhave, aññaṁ ekadhammampi samanupassāmi yo evaṁ mahato anatthāya saṁvattati yathayidaṁ, bhikkhave, pāpamittatā. </text:p>
          </table:table-cell>
          <table:table-cell/>
          <table:table-cell office:value-type="string" calcext:value-type="string">
            <text:p>„Mönche und Nonnen, ich sehe kein einziges Ding, das so überaus schädlich ist wie schlechte Freunde. </text:p>
          </table:table-cell>
          <table:table-cell office:value-type="string" calcext:value-type="string">
            <text:p>“Mendicants, I do not see a single thing that is so very harmful as bad friends. </text:p>
          </table:table-cell>
          <table:table-cell office:value-type="string" calcext:value-type="string">
            <text:p>「托鉢僧侶たちよ、悪い友達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32, ms15A1_197, msdiv94, sc94.1, vri35.21</text:p>
          </table:table-cell>
        </table:table-row>
        <table:table-row table:style-name="ro1">
          <table:table-cell office:value-type="string" calcext:value-type="string">
            <text:p>an1.94:1.2</text:p>
          </table:table-cell>
          <table:table-cell office:value-type="string" calcext:value-type="string">
            <text:p>Pāpamittatā, bhikkhave, mahato anatthāya saṁvattatī”ti. </text:p>
          </table:table-cell>
          <table:table-cell/>
          <table:table-cell office:value-type="string" calcext:value-type="string">
            <text:p>Schlechte Freunde sind überaus schädlich.“ </text:p>
          </table:table-cell>
          <table:table-cell office:value-type="string" calcext:value-type="string">
            <text:p>Bad friends are very harmful.” </text:p>
          </table:table-cell>
          <table:table-cell office:value-type="string" calcext:value-type="string">
            <text:p>悪い友達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4:1.3</text:p>
          </table:table-cell>
          <table:table-cell office:value-type="string" calcext:value-type="string">
            <text:p>Ter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5:0.1</text:p>
          </table:table-cell>
          <table:table-cell office:value-type="float" office:value="95" calcext:value-type="float">
            <text:p>95</text:p>
          </table:table-cell>
          <table:table-cell/>
          <table:table-cell table:number-columns-repeated="3" office:value-type="string" calcext:value-type="string">
            <text:p>95 </text:p>
          </table:table-cell>
          <table:table-cell table:number-columns-repeated="2" office:value-type="string" calcext:value-type="string">
            <text:p/>
          </table:table-cell>
          <table:table-cell office:value-type="string" calcext:value-type="string">
            <text:p>&lt;article id='an1.95'&gt;&lt;h2 class='sutta-title'&gt;{}&lt;/h2&gt;</text:p>
          </table:table-cell>
          <table:table-cell/>
        </table:table-row>
        <table:table-row table:style-name="ro1">
          <table:table-cell office:value-type="string" calcext:value-type="string">
            <text:p>an1.95:1.1</text:p>
          </table:table-cell>
          <table:table-cell office:value-type="string" calcext:value-type="string">
            <text:p>“Nāhaṁ, bhikkhave, aññaṁ ekadhammampi samanupassāmi yo evaṁ mahato atthāya saṁvattati yathayidaṁ, bhikkhave, kalyāṇamittatā. </text:p>
          </table:table-cell>
          <table:table-cell/>
          <table:table-cell office:value-type="string" calcext:value-type="string">
            <text:p>„Mönche und Nonnen, ich sehe kein einziges Ding, das so überaus segensreich ist wie gute Freunde. </text:p>
          </table:table-cell>
          <table:table-cell office:value-type="string" calcext:value-type="string">
            <text:p>“Mendicants, I do not see a single thing that is so very beneficial as good friends. </text:p>
          </table:table-cell>
          <table:table-cell office:value-type="string" calcext:value-type="string">
            <text:p>「托鉢僧侶たちよ、良い友達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16, csp2ed15.16, ms15A1_199, msdiv95, sc95.1</text:p>
          </table:table-cell>
        </table:table-row>
        <table:table-row table:style-name="ro1">
          <table:table-cell office:value-type="string" calcext:value-type="string">
            <text:p>an1.95:1.2</text:p>
          </table:table-cell>
          <table:table-cell office:value-type="string" calcext:value-type="string">
            <text:p>Kalyāṇamittatā, bhikkhave, mahato atthāya saṁvattatī”ti. </text:p>
          </table:table-cell>
          <table:table-cell/>
          <table:table-cell office:value-type="string" calcext:value-type="string">
            <text:p>Gute Freunde sind überaus segensreich.“ </text:p>
          </table:table-cell>
          <table:table-cell office:value-type="string" calcext:value-type="string">
            <text:p>Good friends are very beneficial.” </text:p>
          </table:table-cell>
          <table:table-cell office:value-type="string" calcext:value-type="string">
            <text:p>良い友達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5:1.3</text:p>
          </table:table-cell>
          <table:table-cell office:value-type="string" calcext:value-type="string">
            <text:p>Cud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6:0.1</text:p>
          </table:table-cell>
          <table:table-cell office:value-type="float" office:value="96" calcext:value-type="float">
            <text:p>96</text:p>
          </table:table-cell>
          <table:table-cell/>
          <table:table-cell table:number-columns-repeated="3" office:value-type="string" calcext:value-type="string">
            <text:p>96 </text:p>
          </table:table-cell>
          <table:table-cell table:number-columns-repeated="2" office:value-type="string" calcext:value-type="string">
            <text:p/>
          </table:table-cell>
          <table:table-cell office:value-type="string" calcext:value-type="string">
            <text:p>&lt;article id='an1.96'&gt;&lt;h2 class='sutta-title'&gt;{}&lt;/h2&gt;</text:p>
          </table:table-cell>
          <table:table-cell/>
        </table:table-row>
        <table:table-row table:style-name="ro1">
          <table:table-cell office:value-type="string" calcext:value-type="string">
            <text:p>an1.96:1.1</text:p>
          </table:table-cell>
          <table:table-cell office:value-type="string" calcext:value-type="string">
            <text:p>“Nāhaṁ, bhikkhave, aññaṁ ekadhammampi samanupassāmi yo evaṁ mahato anatthāya saṁvattati yathayidaṁ, bhikkhave, anuyogo akusalānaṁ dhammānaṁ, ananuyogo kusalānaṁ dhammānaṁ. </text:p>
          </table:table-cell>
          <table:table-cell/>
          <table:table-cell office:value-type="string" calcext:value-type="string">
            <text:p>„Mönche und Nonnen, ich sehe kein einziges Ding, das so überaus schädlich ist wie schlechten Gewohnheiten zu folgen anstatt guten Gewohnheiten. </text:p>
          </table:table-cell>
          <table:table-cell office:value-type="string" calcext:value-type="string">
            <text:p>“Mendicants, I do not see a single thing that is so very harmful as pursuing bad habits and not good habits. </text:p>
          </table:table-cell>
          <table:table-cell office:value-type="string" calcext:value-type="string">
            <text:p>「托鉢僧侶たちよ、悪い習慣を続けて良い習慣を続けない事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0, ms15A1_201, msdiv96, ndp16.17, sc96.1</text:p>
          </table:table-cell>
        </table:table-row>
        <table:table-row table:style-name="ro1">
          <table:table-cell office:value-type="string" calcext:value-type="string">
            <text:p>an1.96:1.2</text:p>
          </table:table-cell>
          <table:table-cell office:value-type="string" calcext:value-type="string">
            <text:p>Anuyogo, bhikkhave, akusalānaṁ dhammānaṁ, ananuyogo kusalānaṁ dhammānaṁ mahato anatthāya saṁvattatī”ti. </text:p>
          </table:table-cell>
          <table:table-cell/>
          <table:table-cell office:value-type="string" calcext:value-type="string">
            <text:p>Schlechten Gewohnheiten zu folgen anstatt guten Gewohnheiten ist überaus schädlich.“ </text:p>
          </table:table-cell>
          <table:table-cell office:value-type="string" calcext:value-type="string">
            <text:p>Pursuing bad habits and not good habits is very harmful.” </text:p>
          </table:table-cell>
          <table:table-cell office:value-type="string" calcext:value-type="string">
            <text:p>悪い習慣を続けて良い習慣を続けない事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6:1.3</text:p>
          </table:table-cell>
          <table:table-cell office:value-type="string" calcext:value-type="string">
            <text:p>Pannar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7:0.1</text:p>
          </table:table-cell>
          <table:table-cell office:value-type="float" office:value="97" calcext:value-type="float">
            <text:p>97</text:p>
          </table:table-cell>
          <table:table-cell/>
          <table:table-cell table:number-columns-repeated="3" office:value-type="string" calcext:value-type="string">
            <text:p>97 </text:p>
          </table:table-cell>
          <table:table-cell table:number-columns-repeated="2" office:value-type="string" calcext:value-type="string">
            <text:p/>
          </table:table-cell>
          <table:table-cell office:value-type="string" calcext:value-type="string">
            <text:p>&lt;article id='an1.97'&gt;&lt;h2 class='sutta-title'&gt;{}&lt;/h2&gt;</text:p>
          </table:table-cell>
          <table:table-cell/>
        </table:table-row>
        <table:table-row table:style-name="ro1">
          <table:table-cell office:value-type="string" calcext:value-type="string">
            <text:p>an1.97:1.1</text:p>
          </table:table-cell>
          <table:table-cell office:value-type="string" calcext:value-type="string">
            <text:p>“Nāhaṁ, bhikkhave, aññaṁ ekadhammampi samanupassāmi yo evaṁ mahato atthāya saṁvattati yathayidaṁ, bhikkhave, anuyogo kusalānaṁ dhammānaṁ, ananuyogo akusalānaṁ dhammānaṁ. </text:p>
          </table:table-cell>
          <table:table-cell/>
          <table:table-cell office:value-type="string" calcext:value-type="string">
            <text:p>„Mönche und Nonnen, ich sehe kein einziges Ding, das so überaus segensreich ist wie guten Gewohnheiten zu folgen anstatt schlechten Gewohnheiten. </text:p>
          </table:table-cell>
          <table:table-cell office:value-type="string" calcext:value-type="string">
            <text:p>“Mendicants, I do not see a single thing that is so very beneficial as pursuing good habits and not bad habits. </text:p>
          </table:table-cell>
          <table:table-cell office:value-type="string" calcext:value-type="string">
            <text:p>「托鉢僧侶たちよ、良い習慣を続けて悪い習慣を続けない事ほど、大きな利益を及ぼす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20, ms15A1_203, msdiv97, sc97.1, sya20.21</text:p>
          </table:table-cell>
        </table:table-row>
        <table:table-row table:style-name="ro1">
          <table:table-cell office:value-type="string" calcext:value-type="string">
            <text:p>an1.97:1.2</text:p>
          </table:table-cell>
          <table:table-cell office:value-type="string" calcext:value-type="string">
            <text:p>Anuyogo, bhikkhave, kusalānaṁ dhammānaṁ, ananuyogo akusalānaṁ dhammānaṁ mahato atthāya saṁvattatī”ti. </text:p>
          </table:table-cell>
          <table:table-cell/>
          <table:table-cell office:value-type="string" calcext:value-type="string">
            <text:p>Guten Gewohnheiten zu folgen anstatt schlechten Gewohnheiten ist überaus segensreich.“ </text:p>
          </table:table-cell>
          <table:table-cell office:value-type="string" calcext:value-type="string">
            <text:p>Pursuing good habits and not bad habits is very beneficial.” </text:p>
          </table:table-cell>
          <table:table-cell office:value-type="string" calcext:value-type="string">
            <text:p>良い習慣を続けて悪い習慣を続ける事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7:1.3</text:p>
          </table:table-cell>
          <table:table-cell office:value-type="string" calcext:value-type="string">
            <text:p>Soḷ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97:1.4</text:p>
          </table:table-cell>
          <table:table-cell office:value-type="string" calcext:value-type="string">
            <text:p>Pamādādivaggo nav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98: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98-139'&gt;&lt;header&gt;&lt;ul&gt;&lt;li class='division'&gt;{}&lt;/li&gt;</text:p>
          </table:table-cell>
          <table:table-cell/>
        </table:table-row>
        <table:table-row table:style-name="ro1">
          <table:table-cell office:value-type="string" calcext:value-type="string">
            <text:p>an1.98:0.2</text:p>
          </table:table-cell>
          <table:table-cell office:value-type="string" calcext:value-type="string">
            <text:p>10. Dutiyapamādādivagga </text:p>
          </table:table-cell>
          <table:table-cell office:value-type="string" calcext:value-type="string">
            <text:p>Dutiyapamādādivagga → ajjhattikavaggo (bj)</text:p>
          </table:table-cell>
          <table:table-cell office:value-type="string" calcext:value-type="string">
            <text:p>10. Nachlässigkeit (2)</text:p>
          </table:table-cell>
          <table:table-cell office:value-type="string" calcext:value-type="string">
            <text:p>10. Negligence (2nd) </text:p>
          </table:table-cell>
          <table:table-cell office:value-type="string" calcext:value-type="string">
            <text:p>第十　怠慢さ（第二）（第二放逸等品） </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98:0.3</text:p>
          </table:table-cell>
          <table:table-cell office:value-type="float" office:value="98" calcext:value-type="float">
            <text:p>98</text:p>
          </table:table-cell>
          <table:table-cell/>
          <table:table-cell table:number-columns-repeated="3" office:value-type="string" calcext:value-type="string">
            <text:p>98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98:1.1</text:p>
          </table:table-cell>
          <table:table-cell office:value-type="string" calcext:value-type="string">
            <text:p>“Ajjhattikaṁ, bhikkhave, aṅganti karitvā nāññaṁ ekaṅgampi samanupassāmi yaṁ evaṁ mahato anatthāya saṁvattati yathayidaṁ, bhikkhave, pamādo. </text:p>
          </table:table-cell>
          <table:table-cell/>
          <table:table-cell office:value-type="string" calcext:value-type="string">
            <text:p>„Wenn ich innere Faktoren betrachte, Mönche und Nonnen, sehe ich keinen einzigen, der so überaus schädlich ist wie Nachlässigkeit. </text:p>
          </table:table-cell>
          <table:table-cell office:value-type="string" calcext:value-type="string">
            <text:p>“Taking into account interior factors, mendicants, I do not see a single one that is so very harmful as negligence. </text:p>
          </table:table-cell>
          <table:table-cell office:value-type="string" calcext:value-type="string">
            <text:p>「托鉢僧侶たちよ、自分の内側の要素を考えた時、怠慢さほど大きな害を及ぼす物は他には一つも見ません。 </text:p>
          </table:table-cell>
          <table:table-cell table:number-columns-repeated="2" office:value-type="string" calcext:value-type="string">
            <text:p/>
          </table:table-cell>
          <table:table-cell office:value-type="string" calcext:value-type="string">
            <text:p>&lt;article id='an1.98'&gt;&lt;p&gt;{}</text:p>
          </table:table-cell>
          <table:table-cell office:value-type="string" calcext:value-type="string">
            <text:p>ms15A1_206, msdiv98, sc98.1, vri35.22</text:p>
          </table:table-cell>
        </table:table-row>
        <table:table-row table:style-name="ro1">
          <table:table-cell office:value-type="string" calcext:value-type="string">
            <text:p>an1.98:1.2</text:p>
          </table:table-cell>
          <table:table-cell office:value-type="string" calcext:value-type="string">
            <text:p>Pamādo, bhikkhave, mahato anatthāya saṁvattatī”ti. </text:p>
          </table:table-cell>
          <table:table-cell/>
          <table:table-cell office:value-type="string" calcext:value-type="string">
            <text:p>Nachlässigkeit ist überaus schädlich.“ </text:p>
          </table:table-cell>
          <table:table-cell office:value-type="string" calcext:value-type="string">
            <text:p>Negligence is very harmful.” </text:p>
          </table:table-cell>
          <table:table-cell office:value-type="string" calcext:value-type="string">
            <text:p>怠慢さ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8: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99:0.1</text:p>
          </table:table-cell>
          <table:table-cell office:value-type="float" office:value="99" calcext:value-type="float">
            <text:p>99</text:p>
          </table:table-cell>
          <table:table-cell/>
          <table:table-cell table:number-columns-repeated="3" office:value-type="string" calcext:value-type="string">
            <text:p>99 </text:p>
          </table:table-cell>
          <table:table-cell table:number-columns-repeated="2" office:value-type="string" calcext:value-type="string">
            <text:p/>
          </table:table-cell>
          <table:table-cell office:value-type="string" calcext:value-type="string">
            <text:p>&lt;article id='an1.99'&gt;&lt;h2 class='sutta-title'&gt;{}&lt;/h2&gt;</text:p>
          </table:table-cell>
          <table:table-cell/>
        </table:table-row>
        <table:table-row table:style-name="ro1">
          <table:table-cell office:value-type="string" calcext:value-type="string">
            <text:p>an1.99:1.1</text:p>
          </table:table-cell>
          <table:table-cell office:value-type="string" calcext:value-type="string">
            <text:p>“Ajjhattikaṁ, bhikkhave, aṅganti karitvā nāññaṁ ekaṅgampi samanupassāmi yaṁ evaṁ mahato atthāya saṁvattati yathayidaṁ, bhikkhave, appamādo. </text:p>
          </table:table-cell>
          <table:table-cell/>
          <table:table-cell office:value-type="string" calcext:value-type="string">
            <text:p>„Wenn ich innere Faktoren betrachte, Mönche und Nonnen, sehe ich keinen einzigen, der so überaus segensreich ist wie Eifer. </text:p>
          </table:table-cell>
          <table:table-cell office:value-type="string" calcext:value-type="string">
            <text:p>“Taking into account interior factors, mendicants, I do not see a single one that is so very beneficial as diligence. </text:p>
          </table:table-cell>
          <table:table-cell office:value-type="string" calcext:value-type="string">
            <text:p>「托鉢僧侶たちよ、自分の内側の要素を考えた時、勤勉さ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08, msdiv99, pts-vp-pli1.17, sc99.1</text:p>
          </table:table-cell>
        </table:table-row>
        <table:table-row table:style-name="ro1">
          <table:table-cell office:value-type="string" calcext:value-type="string">
            <text:p>an1.99:1.2</text:p>
          </table:table-cell>
          <table:table-cell office:value-type="string" calcext:value-type="string">
            <text:p>Appamādo, bhikkhave, mahato atthāya saṁvattatī”ti. </text:p>
          </table:table-cell>
          <table:table-cell/>
          <table:table-cell office:value-type="string" calcext:value-type="string">
            <text:p>Eifer ist überaus segensreich.“ </text:p>
          </table:table-cell>
          <table:table-cell office:value-type="string" calcext:value-type="string">
            <text:p>Diligence is very beneficial.” </text:p>
          </table:table-cell>
          <table:table-cell office:value-type="string" calcext:value-type="string">
            <text:p>勤勉さ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99: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00:0.1</text:p>
          </table:table-cell>
          <table:table-cell office:value-type="float" office:value="100" calcext:value-type="float">
            <text:p>100</text:p>
          </table:table-cell>
          <table:table-cell/>
          <table:table-cell table:number-columns-repeated="3" office:value-type="string" calcext:value-type="string">
            <text:p>100 </text:p>
          </table:table-cell>
          <table:table-cell table:number-columns-repeated="2" office:value-type="string" calcext:value-type="string">
            <text:p/>
          </table:table-cell>
          <table:table-cell office:value-type="string" calcext:value-type="string">
            <text:p>&lt;article id='an1.100'&gt;&lt;h2 class='sutta-title'&gt;{}&lt;/h2&gt;</text:p>
          </table:table-cell>
          <table:table-cell/>
        </table:table-row>
        <table:table-row table:style-name="ro1">
          <table:table-cell office:value-type="string" calcext:value-type="string">
            <text:p>an1.100:1.1</text:p>
          </table:table-cell>
          <table:table-cell office:value-type="string" calcext:value-type="string">
            <text:p>“Ajjhattikaṁ, bhikkhave, aṅganti karitvā nāññaṁ ekaṅgampi samanupassāmi yaṁ evaṁ mahato anatthāya saṁvattati yathayidaṁ, bhikkhave, kosajjaṁ. </text:p>
          </table:table-cell>
          <table:table-cell/>
          <table:table-cell office:value-type="string" calcext:value-type="string">
            <text:p>„Wenn ich innere Faktoren betrachte, Mönche und Nonnen, sehe ich keinen einzigen, der so überaus schädlich ist wie Faulheit. </text:p>
          </table:table-cell>
          <table:table-cell office:value-type="string" calcext:value-type="string">
            <text:p>“Taking into account interior factors, mendicants, I do not see a single one that is so very harmful as laziness. </text:p>
          </table:table-cell>
          <table:table-cell office:value-type="string" calcext:value-type="string">
            <text:p>「托鉢僧侶たちよ、自分の内側の要素を考えた時、無精さ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10, msdiv100, sc100.1</text:p>
          </table:table-cell>
        </table:table-row>
        <table:table-row table:style-name="ro1">
          <table:table-cell office:value-type="string" calcext:value-type="string">
            <text:p>an1.100:1.2</text:p>
          </table:table-cell>
          <table:table-cell office:value-type="string" calcext:value-type="string">
            <text:p>Kosajjaṁ, bhikkhave, mahato anatthāya saṁvattatī”ti. </text:p>
          </table:table-cell>
          <table:table-cell/>
          <table:table-cell office:value-type="string" calcext:value-type="string">
            <text:p>Faulheit ist überaus schädlich.“ </text:p>
          </table:table-cell>
          <table:table-cell office:value-type="string" calcext:value-type="string">
            <text:p>Laziness is very harmful.” </text:p>
          </table:table-cell>
          <table:table-cell office:value-type="string" calcext:value-type="string">
            <text:p>無精さ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00:1.3</text:p>
          </table:table-cell>
          <table:table-cell office:value-type="string" calcext:value-type="string">
            <text:p>Ta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01:0.1</text:p>
          </table:table-cell>
          <table:table-cell office:value-type="float" office:value="101" calcext:value-type="float">
            <text:p>101</text:p>
          </table:table-cell>
          <table:table-cell/>
          <table:table-cell table:number-columns-repeated="3" office:value-type="string" calcext:value-type="string">
            <text:p>101 </text:p>
          </table:table-cell>
          <table:table-cell table:number-columns-repeated="2" office:value-type="string" calcext:value-type="string">
            <text:p/>
          </table:table-cell>
          <table:table-cell office:value-type="string" calcext:value-type="string">
            <text:p>&lt;article id='an1.101'&gt;&lt;h2 class='sutta-title'&gt;{}&lt;/h2&gt;</text:p>
          </table:table-cell>
          <table:table-cell/>
        </table:table-row>
        <table:table-row table:style-name="ro1">
          <table:table-cell office:value-type="string" calcext:value-type="string">
            <text:p>an1.101:1.1</text:p>
          </table:table-cell>
          <table:table-cell office:value-type="string" calcext:value-type="string">
            <text:p>“Ajjhattikaṁ, bhikkhave, aṅganti karitvā nāññaṁ ekaṅgampi samanupassāmi yaṁ evaṁ mahato atthāya saṁvattati yathayidaṁ, bhikkhave, vīriyārambho. </text:p>
          </table:table-cell>
          <table:table-cell/>
          <table:table-cell office:value-type="string" calcext:value-type="string">
            <text:p>„Wenn ich innere Faktoren betrachte, Mönche und Nonnen, sehe ich keinen einzigen, der so überaus segensreich ist wie Beflissenheit. </text:p>
          </table:table-cell>
          <table:table-cell office:value-type="string" calcext:value-type="string">
            <text:p>“Taking into account interior factors, mendicants, I do not see a single one that is so very beneficial as arousing energy. </text:p>
          </table:table-cell>
          <table:table-cell office:value-type="string" calcext:value-type="string">
            <text:p>「托鉢僧侶たちよ、自分の内側の要素を考えた時、活力を呼び起こす事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12, msdiv101, sc101.1</text:p>
          </table:table-cell>
        </table:table-row>
        <table:table-row table:style-name="ro1">
          <table:table-cell office:value-type="string" calcext:value-type="string">
            <text:p>an1.101:1.2</text:p>
          </table:table-cell>
          <table:table-cell office:value-type="string" calcext:value-type="string">
            <text:p>Vīriyārambho, bhikkhave, mahato atthāya saṁvattatī”ti. </text:p>
          </table:table-cell>
          <table:table-cell/>
          <table:table-cell office:value-type="string" calcext:value-type="string">
            <text:p>Beflissenheit ist überaus segensreich.“ </text:p>
          </table:table-cell>
          <table:table-cell office:value-type="string" calcext:value-type="string">
            <text:p>Arousing energy is very beneficial.” </text:p>
          </table:table-cell>
          <table:table-cell office:value-type="string" calcext:value-type="string">
            <text:p>活力を呼び起こす事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01:1.3</text:p>
          </table:table-cell>
          <table:table-cell office:value-type="string" calcext:value-type="string">
            <text:p>Catutth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02-109:0.1</text:p>
          </table:table-cell>
          <table:table-cell office:value-type="string" calcext:value-type="string">
            <text:p>102–109 </text:p>
          </table:table-cell>
          <table:table-cell/>
          <table:table-cell table:number-columns-repeated="2" office:value-type="string" calcext:value-type="string">
            <text:p>102–109 </text:p>
          </table:table-cell>
          <table:table-cell office:value-type="string" calcext:value-type="string">
            <text:p>102−109 </text:p>
          </table:table-cell>
          <table:table-cell table:number-columns-repeated="2" office:value-type="string" calcext:value-type="string">
            <text:p/>
          </table:table-cell>
          <table:table-cell office:value-type="string" calcext:value-type="string">
            <text:p>&lt;article id='an1.102-109'&gt;&lt;h2 class='sutta-title'&gt;{}&lt;/h2&gt;</text:p>
          </table:table-cell>
          <table:table-cell/>
        </table:table-row>
        <table:table-row table:style-name="ro1">
          <table:table-cell office:value-type="string" calcext:value-type="string">
            <text:p>an1.102-109:1.1</text:p>
          </table:table-cell>
          <table:table-cell office:value-type="string" calcext:value-type="string">
            <text:p>“Ajjhattikaṁ, bhikkhave, aṅganti karitvā nāññaṁ ekaṅgampi samanupassāmi yaṁ evaṁ mahato anatthāya saṁvattati yathayidaṁ, bhikkhave, mahicchatā …pe… appicchatā … asantuṭṭhitā … santuṭṭhitā … ayonisomanasikāro … yonisomanasikāro … asampajaññaṁ … sampajaññaṁ … dvādasamaṁ. </text:p>
          </table:table-cell>
          <table:table-cell/>
          <table:table-cell office:value-type="string" calcext:value-type="string">
            <text:p>„Wenn ich innere Faktoren betrachte, Mönche und Nonnen, sehe ich keinen einzigen, der so überaus schädlich ist wie viele Wünsche … wenige Wünsche … Unzufriedenheit … Zufriedenheit … ungenaue Aufmerksamkeit … genaue Aufmerksamkeit … mangelnde Umsicht … Umsicht …“ </text:p>
          </table:table-cell>
          <table:table-cell office:value-type="string" calcext:value-type="string">
            <text:p>“Taking into account interior factors, mendicants, I do not see a single one that is so very harmful as having many wishes … having few wishes … lack of contentment … contentment … improper attention … proper attention … lack of situational awareness … situational awareness …” </text:p>
          </table:table-cell>
          <table:table-cell office:value-type="string" calcext:value-type="string">
            <text:p>「托鉢僧侶たちよ、自分の内側の要素を考えた時、願望が多い事ほど大きな害を及ぼす物は他には一つも見ません…　願望が少ない事…　不満足である事…　満足である事…　不適正な注意…　適正な注意…　状況認識力がない事…　状況認識力がある事…」 </text:p>
          </table:table-cell>
          <table:table-cell table:number-columns-repeated="2" office:value-type="string" calcext:value-type="string">
            <text:p/>
          </table:table-cell>
          <table:table-cell office:value-type="string" calcext:value-type="string">
            <text:p>&lt;p&gt;{}&lt;/p&gt;&lt;/article&gt;</text:p>
          </table:table-cell>
          <table:table-cell office:value-type="string" calcext:value-type="string">
            <text:p>bj18.34, cck20.21, csp1ed15.17, csp2ed15.17, dr20.21, dr20.22, ms15A1_214, msdiv102-109, sc102.1, sya20.22</text:p>
          </table:table-cell>
        </table:table-row>
        <table:table-row table:style-name="ro1">
          <table:table-cell office:value-type="string" calcext:value-type="string">
            <text:p>an1.110:0.1</text:p>
          </table:table-cell>
          <table:table-cell office:value-type="float" office:value="110" calcext:value-type="float">
            <text:p>110</text:p>
          </table:table-cell>
          <table:table-cell/>
          <table:table-cell table:number-columns-repeated="3" office:value-type="string" calcext:value-type="string">
            <text:p>110 </text:p>
          </table:table-cell>
          <table:table-cell table:number-columns-repeated="2" office:value-type="string" calcext:value-type="string">
            <text:p/>
          </table:table-cell>
          <table:table-cell office:value-type="string" calcext:value-type="string">
            <text:p>&lt;article id='an1.110'&gt;&lt;h2 class='sutta-title'&gt;{}&lt;/h2&gt;</text:p>
          </table:table-cell>
          <table:table-cell/>
        </table:table-row>
        <table:table-row table:style-name="ro1">
          <table:table-cell office:value-type="string" calcext:value-type="string">
            <text:p>an1.110:1.1</text:p>
          </table:table-cell>
          <table:table-cell office:value-type="string" calcext:value-type="string">
            <text:p>“Bāhiraṁ, bhikkhave, aṅganti karitvā nāññaṁ ekaṅgampi samanupassāmi yaṁ evaṁ mahato anatthāya saṁvattati yathayidaṁ, bhikkhave, pāpamittatā. </text:p>
          </table:table-cell>
          <table:table-cell/>
          <table:table-cell office:value-type="string" calcext:value-type="string">
            <text:p>„Wenn ich äußere Faktoren betrachte, Mönche und Nonnen, sehe ich keinen einzigen, der so überaus schädlich ist wie schlechte Freunde. </text:p>
          </table:table-cell>
          <table:table-cell office:value-type="string" calcext:value-type="string">
            <text:p>“Taking into account exterior factors, mendicants, I do not see a single one that is so very harmful as bad friends. </text:p>
          </table:table-cell>
          <table:table-cell office:value-type="string" calcext:value-type="string">
            <text:p>「托鉢僧侶たちよ、自分の外側の要素を考えた時、悪い友達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36, ms15A1_215, msdiv110, ndp16.18, sc110.1, vri35.23</text:p>
          </table:table-cell>
        </table:table-row>
        <table:table-row table:style-name="ro1">
          <table:table-cell office:value-type="string" calcext:value-type="string">
            <text:p>an1.110:1.2</text:p>
          </table:table-cell>
          <table:table-cell office:value-type="string" calcext:value-type="string">
            <text:p>Pāpamittatā, bhikkhave, mahato anatthāya saṁvattatī”ti. </text:p>
          </table:table-cell>
          <table:table-cell/>
          <table:table-cell office:value-type="string" calcext:value-type="string">
            <text:p>Schlechte Freunde sind überaus schädlich.“ </text:p>
          </table:table-cell>
          <table:table-cell office:value-type="string" calcext:value-type="string">
            <text:p>Bad friends are very harmful.” </text:p>
          </table:table-cell>
          <table:table-cell office:value-type="string" calcext:value-type="string">
            <text:p>悪い友達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0:1.3</text:p>
          </table:table-cell>
          <table:table-cell office:value-type="string" calcext:value-type="string">
            <text:p>Ter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1:0.1</text:p>
          </table:table-cell>
          <table:table-cell office:value-type="float" office:value="111" calcext:value-type="float">
            <text:p>111</text:p>
          </table:table-cell>
          <table:table-cell/>
          <table:table-cell table:number-columns-repeated="3" office:value-type="string" calcext:value-type="string">
            <text:p>111 </text:p>
          </table:table-cell>
          <table:table-cell table:number-columns-repeated="2" office:value-type="string" calcext:value-type="string">
            <text:p/>
          </table:table-cell>
          <table:table-cell office:value-type="string" calcext:value-type="string">
            <text:p>&lt;article id='an1.111'&gt;&lt;h2 class='sutta-title'&gt;{}&lt;/h2&gt;</text:p>
          </table:table-cell>
          <table:table-cell/>
        </table:table-row>
        <table:table-row table:style-name="ro1">
          <table:table-cell office:value-type="string" calcext:value-type="string">
            <text:p>an1.111:1.1</text:p>
          </table:table-cell>
          <table:table-cell office:value-type="string" calcext:value-type="string">
            <text:p>“Bāhiraṁ, bhikkhave, aṅganti karitvā nāññaṁ ekaṅgampi samanupassāmi yaṁ evaṁ mahato atthāya saṁvattati yathayidaṁ, bhikkhave, kalyāṇamittatā. </text:p>
          </table:table-cell>
          <table:table-cell/>
          <table:table-cell office:value-type="string" calcext:value-type="string">
            <text:p>„Wenn ich äußere Faktoren betrachte, Mönche und Nonnen, sehe ich keinen einzigen, der so überaus segensreich ist wie gute Freunde. </text:p>
          </table:table-cell>
          <table:table-cell office:value-type="string" calcext:value-type="string">
            <text:p>“Taking into account exterior factors, mendicants, I do not see a single one that is so very beneficial as good friends. </text:p>
          </table:table-cell>
          <table:table-cell office:value-type="string" calcext:value-type="string">
            <text:p>「托鉢僧侶たちよ、自分の外側の要素を考えた時、良い友達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2, ms15A1_217, msdiv111, sc111.1</text:p>
          </table:table-cell>
        </table:table-row>
        <table:table-row table:style-name="ro1">
          <table:table-cell office:value-type="string" calcext:value-type="string">
            <text:p>an1.111:1.2</text:p>
          </table:table-cell>
          <table:table-cell office:value-type="string" calcext:value-type="string">
            <text:p>Kalyāṇamittatā, bhikkhave, mahato atthāya saṁvattatī”ti. </text:p>
          </table:table-cell>
          <table:table-cell/>
          <table:table-cell office:value-type="string" calcext:value-type="string">
            <text:p>Gute Freunde sind überaus segensreich.“ </text:p>
          </table:table-cell>
          <table:table-cell office:value-type="string" calcext:value-type="string">
            <text:p>Good friends are very beneficial.” </text:p>
          </table:table-cell>
          <table:table-cell office:value-type="string" calcext:value-type="string">
            <text:p>良い友達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1:1.3</text:p>
          </table:table-cell>
          <table:table-cell office:value-type="string" calcext:value-type="string">
            <text:p>Cud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2:0.1</text:p>
          </table:table-cell>
          <table:table-cell office:value-type="float" office:value="112" calcext:value-type="float">
            <text:p>112</text:p>
          </table:table-cell>
          <table:table-cell/>
          <table:table-cell table:number-columns-repeated="3" office:value-type="string" calcext:value-type="string">
            <text:p>112 </text:p>
          </table:table-cell>
          <table:table-cell table:number-columns-repeated="2" office:value-type="string" calcext:value-type="string">
            <text:p/>
          </table:table-cell>
          <table:table-cell office:value-type="string" calcext:value-type="string">
            <text:p>&lt;article id='an1.112'&gt;&lt;h2 class='sutta-title'&gt;{}&lt;/h2&gt;</text:p>
          </table:table-cell>
          <table:table-cell/>
        </table:table-row>
        <table:table-row table:style-name="ro1">
          <table:table-cell office:value-type="string" calcext:value-type="string">
            <text:p>an1.112:1.1</text:p>
          </table:table-cell>
          <table:table-cell office:value-type="string" calcext:value-type="string">
            <text:p>“Ajjhattikaṁ, bhikkhave, aṅganti karitvā nāññaṁ ekaṅgampi samanupassāmi yaṁ evaṁ mahato anatthāya saṁvattati yathayidaṁ, bhikkhave, anuyogo akusalānaṁ dhammānaṁ, ananuyogo kusalānaṁ dhammānaṁ. </text:p>
          </table:table-cell>
          <table:table-cell/>
          <table:table-cell office:value-type="string" calcext:value-type="string">
            <text:p>„Wenn ich innere Faktoren betrachte, Mönche und Nonnen, sehe ich keinen einzigen, der so überaus schädlich ist wie schlechten Gewohnheiten zu folgen anstatt guten Gewohnheiten. </text:p>
          </table:table-cell>
          <table:table-cell office:value-type="string" calcext:value-type="string">
            <text:p>“Taking into account interior factors, mendicants, I do not see a single one that is so very harmful as pursuing bad habits and not good habits. </text:p>
          </table:table-cell>
          <table:table-cell office:value-type="string" calcext:value-type="string">
            <text:p>「托鉢僧侶たちよ、自分の内側の要素を考えた時、悪い習慣を続けて良い習慣を続けない事ほど大きな害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19, msdiv112, sc112.1, sya20.23</text:p>
          </table:table-cell>
        </table:table-row>
        <table:table-row table:style-name="ro1">
          <table:table-cell office:value-type="string" calcext:value-type="string">
            <text:p>an1.112:1.2</text:p>
          </table:table-cell>
          <table:table-cell office:value-type="string" calcext:value-type="string">
            <text:p>Anuyogo, bhikkhave, akusalānaṁ dhammānaṁ, ananuyogo kusalānaṁ dhammānaṁ mahato anatthāya saṁvattatī”ti. </text:p>
          </table:table-cell>
          <table:table-cell/>
          <table:table-cell office:value-type="string" calcext:value-type="string">
            <text:p>Schlechten Gewohnheiten zu folgen anstatt guten Gewohnheiten ist überaus schädlich.“ </text:p>
          </table:table-cell>
          <table:table-cell office:value-type="string" calcext:value-type="string">
            <text:p>Pursuing bad habits and not good habits is very harmful.” </text:p>
          </table:table-cell>
          <table:table-cell office:value-type="string" calcext:value-type="string">
            <text:p>悪い習慣を続けて良い習慣を続けない事は大きな害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2:1.3</text:p>
          </table:table-cell>
          <table:table-cell office:value-type="string" calcext:value-type="string">
            <text:p>Pannar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3:0.1</text:p>
          </table:table-cell>
          <table:table-cell office:value-type="float" office:value="113" calcext:value-type="float">
            <text:p>113</text:p>
          </table:table-cell>
          <table:table-cell/>
          <table:table-cell table:number-columns-repeated="3" office:value-type="string" calcext:value-type="string">
            <text:p>113 </text:p>
          </table:table-cell>
          <table:table-cell table:number-columns-repeated="2" office:value-type="string" calcext:value-type="string">
            <text:p/>
          </table:table-cell>
          <table:table-cell office:value-type="string" calcext:value-type="string">
            <text:p>&lt;article id='an1.113'&gt;&lt;h2 class='sutta-title'&gt;{}&lt;/h2&gt;</text:p>
          </table:table-cell>
          <table:table-cell/>
        </table:table-row>
        <table:table-row table:style-name="ro1">
          <table:table-cell office:value-type="string" calcext:value-type="string">
            <text:p>an1.113:1.1</text:p>
          </table:table-cell>
          <table:table-cell office:value-type="string" calcext:value-type="string">
            <text:p>“Ajjhattikaṁ, bhikkhave, aṅganti karitvā nāññaṁ ekaṅgampi samanupassāmi yaṁ evaṁ mahato atthāya saṁvattati yathayidaṁ, bhikkhave, anuyogo kusalānaṁ dhammānaṁ, ananuyogo akusalānaṁ dhammānaṁ. </text:p>
          </table:table-cell>
          <table:table-cell/>
          <table:table-cell office:value-type="string" calcext:value-type="string">
            <text:p>„Wenn ich innere Faktoren betrachte, Mönche und Nonnen, sehe ich keinen einzigen, der so überaus segensreich ist wie guten Gewohnheiten zu folgen anstatt schlechten Gewohnheiten. </text:p>
          </table:table-cell>
          <table:table-cell office:value-type="string" calcext:value-type="string">
            <text:p>“Taking into account interior factors, mendicants, I do not see a single one that is so very beneficial as pursuing good habits and not bad habits. </text:p>
          </table:table-cell>
          <table:table-cell office:value-type="string" calcext:value-type="string">
            <text:p>「托鉢僧侶たちよ、自分の内側の要素を考えた時、良い習慣を続けて悪い習慣を続けない事ほど大きな利益を及ぼす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21, msdiv113, sc113.1</text:p>
          </table:table-cell>
        </table:table-row>
        <table:table-row table:style-name="ro1">
          <table:table-cell office:value-type="string" calcext:value-type="string">
            <text:p>an1.113:1.2</text:p>
          </table:table-cell>
          <table:table-cell office:value-type="string" calcext:value-type="string">
            <text:p>Anuyogo, bhikkhave, kusalānaṁ dhammānaṁ, ananuyogo akusalānaṁ dhammānaṁ mahato atthāya saṁvattatī”ti. </text:p>
          </table:table-cell>
          <table:table-cell/>
          <table:table-cell office:value-type="string" calcext:value-type="string">
            <text:p>Guten Gewohnheiten zu folgen anstatt schlechten Gewohnheiten ist überaus segensreich.“ </text:p>
          </table:table-cell>
          <table:table-cell office:value-type="string" calcext:value-type="string">
            <text:p>Pursuing good habits and not bad habits is very beneficial.” </text:p>
          </table:table-cell>
          <table:table-cell office:value-type="string" calcext:value-type="string">
            <text:p>良い習慣を続けて悪い習慣を続ける事は大きな利益を及ぼ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3:1.3</text:p>
          </table:table-cell>
          <table:table-cell office:value-type="string" calcext:value-type="string">
            <text:p>Soḷ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4:0.1</text:p>
          </table:table-cell>
          <table:table-cell office:value-type="float" office:value="114" calcext:value-type="float">
            <text:p>114</text:p>
          </table:table-cell>
          <table:table-cell/>
          <table:table-cell table:number-columns-repeated="3" office:value-type="string" calcext:value-type="string">
            <text:p>114 </text:p>
          </table:table-cell>
          <table:table-cell table:number-columns-repeated="2" office:value-type="string" calcext:value-type="string">
            <text:p/>
          </table:table-cell>
          <table:table-cell office:value-type="string" calcext:value-type="string">
            <text:p>&lt;article id='an1.114'&gt;&lt;h2 class='sutta-title'&gt;{}&lt;/h2&gt;</text:p>
          </table:table-cell>
          <table:table-cell/>
        </table:table-row>
        <table:table-row table:style-name="ro1">
          <table:table-cell office:value-type="string" calcext:value-type="string">
            <text:p>an1.114:1.1</text:p>
          </table:table-cell>
          <table:table-cell office:value-type="string" calcext:value-type="string">
            <text:p>“Nāhaṁ, bhikkhave, aññaṁ ekadhammampi samanupassāmi yo evaṁ saddhammassa sammosāya antaradhānāya saṁvattati yathayidaṁ, bhikkhave, pamādo. </text:p>
          </table:table-cell>
          <table:table-cell/>
          <table:table-cell office:value-type="string" calcext:value-type="string">
            <text:p>„Mönche und Nonnen, ich sehe kein einziges Ding, das so zum Niedergang und zum Verschwinden der wahren Lehre führt wie Nachlässigkeit. </text:p>
          </table:table-cell>
          <table:table-cell office:value-type="string" calcext:value-type="string">
            <text:p>“Mendicants, I do not see a single thing that leads to the decline and disappearance of the true teaching like negligence. </text:p>
          </table:table-cell>
          <table:table-cell office:value-type="string" calcext:value-type="string">
            <text:p>「托鉢僧侶たちよ、怠慢さほど真の教えを下落させ消滅させ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23, msdiv114, sc114.1</text:p>
          </table:table-cell>
        </table:table-row>
        <table:table-row table:style-name="ro1">
          <table:table-cell office:value-type="string" calcext:value-type="string">
            <text:p>an1.114:1.2</text:p>
          </table:table-cell>
          <table:table-cell office:value-type="string" calcext:value-type="string">
            <text:p>Pamādo, bhikkhave, saddhammassa sammosāya antaradhānāya saṁvattatī”ti. </text:p>
          </table:table-cell>
          <table:table-cell/>
          <table:table-cell office:value-type="string" calcext:value-type="string">
            <text:p>Nachlässigkeit führt zum Niedergang und zum Verschwinden der wahren Lehre.“ </text:p>
          </table:table-cell>
          <table:table-cell office:value-type="string" calcext:value-type="string">
            <text:p>Negligence leads to the decline and disappearance of the true teaching.” </text:p>
          </table:table-cell>
          <table:table-cell office:value-type="string" calcext:value-type="string">
            <text:p>怠慢さは真の教えを衰退させ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4:1.3</text:p>
          </table:table-cell>
          <table:table-cell office:value-type="string" calcext:value-type="string">
            <text:p>Sattar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5:0.1</text:p>
          </table:table-cell>
          <table:table-cell office:value-type="float" office:value="115" calcext:value-type="float">
            <text:p>115</text:p>
          </table:table-cell>
          <table:table-cell/>
          <table:table-cell table:number-columns-repeated="3" office:value-type="string" calcext:value-type="string">
            <text:p>115 </text:p>
          </table:table-cell>
          <table:table-cell table:number-columns-repeated="2" office:value-type="string" calcext:value-type="string">
            <text:p/>
          </table:table-cell>
          <table:table-cell office:value-type="string" calcext:value-type="string">
            <text:p>&lt;article id='an1.115'&gt;&lt;h2 class='sutta-title'&gt;{}&lt;/h2&gt;</text:p>
          </table:table-cell>
          <table:table-cell/>
        </table:table-row>
        <table:table-row table:style-name="ro1">
          <table:table-cell office:value-type="string" calcext:value-type="string">
            <text:p>an1.115:1.1</text:p>
          </table:table-cell>
          <table:table-cell office:value-type="string" calcext:value-type="string">
            <text:p>“Nāhaṁ, bhikkhave, aññaṁ ekadhammampi samanupassāmi yo evaṁ saddhammassa ṭhitiyā asammosāya anantaradhānāya saṁvattati yathayidaṁ, bhikkhave, appamādo. </text:p>
          </table:table-cell>
          <table:table-cell/>
          <table:table-cell office:value-type="string" calcext:value-type="string">
            <text:p>„Mönche und Nonnen, ich sehe kein einziges Ding, das so zu Fortdauer, Langlebigkeit und Beständigkeit der wahren Lehre führt wie Eifer. </text:p>
          </table:table-cell>
          <table:table-cell office:value-type="string" calcext:value-type="string">
            <text:p>“Mendicants, I do not see a single thing that leads to the continuation, persistence, and enduring of the true teaching like diligence. </text:p>
          </table:table-cell>
          <table:table-cell office:value-type="string" calcext:value-type="string">
            <text:p>「托鉢僧侶たちよ、勤勉さほど真の教えを存続させ、持続させ、永続させる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23, ms15A1_225, msdiv115, pts-vp-pli1.18, sc115.1</text:p>
          </table:table-cell>
        </table:table-row>
        <table:table-row table:style-name="ro1">
          <table:table-cell office:value-type="string" calcext:value-type="string">
            <text:p>an1.115:1.2</text:p>
          </table:table-cell>
          <table:table-cell office:value-type="string" calcext:value-type="string">
            <text:p>Appamādo, bhikkhave, saddhammassa ṭhitiyā asammosāya anantaradhānāya saṁvattatī”ti. </text:p>
          </table:table-cell>
          <table:table-cell/>
          <table:table-cell office:value-type="string" calcext:value-type="string">
            <text:p>Eifer führt zu Fortdauer, Langlebigkeit und Beständigkeit der wahren Lehre.“ </text:p>
          </table:table-cell>
          <table:table-cell office:value-type="string" calcext:value-type="string">
            <text:p>Diligence leads to the continuation, persistence, and enduring of the true teaching.” </text:p>
          </table:table-cell>
          <table:table-cell office:value-type="string" calcext:value-type="string">
            <text:p>勤勉さは真の教えを存続させ、持続させ、永続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5:1.3</text:p>
          </table:table-cell>
          <table:table-cell office:value-type="string" calcext:value-type="string">
            <text:p>Aṭṭhār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6:0.1</text:p>
          </table:table-cell>
          <table:table-cell office:value-type="float" office:value="116" calcext:value-type="float">
            <text:p>116</text:p>
          </table:table-cell>
          <table:table-cell/>
          <table:table-cell table:number-columns-repeated="3" office:value-type="string" calcext:value-type="string">
            <text:p>116 </text:p>
          </table:table-cell>
          <table:table-cell table:number-columns-repeated="2" office:value-type="string" calcext:value-type="string">
            <text:p/>
          </table:table-cell>
          <table:table-cell office:value-type="string" calcext:value-type="string">
            <text:p>&lt;article id='an1.116'&gt;&lt;h2 class='sutta-title'&gt;{}&lt;/h2&gt;</text:p>
          </table:table-cell>
          <table:table-cell/>
        </table:table-row>
        <table:table-row table:style-name="ro1">
          <table:table-cell office:value-type="string" calcext:value-type="string">
            <text:p>an1.116:1.1</text:p>
          </table:table-cell>
          <table:table-cell office:value-type="string" calcext:value-type="string">
            <text:p>“Nāhaṁ, bhikkhave, aññaṁ ekadhammampi samanupassāmi yo evaṁ saddhammassa sammosāya antaradhānāya saṁvattati yathayidaṁ, bhikkhave, kosajjaṁ. </text:p>
          </table:table-cell>
          <table:table-cell/>
          <table:table-cell office:value-type="string" calcext:value-type="string">
            <text:p>„Mönche und Nonnen, ich sehe kein einziges Ding, das so zum Niedergang und zum Verschwinden der wahren Lehre führt wie Faulheit. </text:p>
          </table:table-cell>
          <table:table-cell office:value-type="string" calcext:value-type="string">
            <text:p>“Mendicants, I do not see a single thing that leads to the decline and disappearance of the true teaching like laziness. </text:p>
          </table:table-cell>
          <table:table-cell office:value-type="string" calcext:value-type="string">
            <text:p>「托鉢僧侶たちよ、無精さほど真の教えを下落させ消滅させる物は他には一つも見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3, csp1ed15.18, csp2ed15.18, ms15A1_227, msdiv116, sc116.1, vri35.24</text:p>
          </table:table-cell>
        </table:table-row>
        <table:table-row table:style-name="ro1">
          <table:table-cell office:value-type="string" calcext:value-type="string">
            <text:p>an1.116:1.2</text:p>
          </table:table-cell>
          <table:table-cell office:value-type="string" calcext:value-type="string">
            <text:p>Kosajjaṁ, bhikkhave, saddhammassa sammosāya antaradhānāya saṁvattatī”ti. </text:p>
          </table:table-cell>
          <table:table-cell/>
          <table:table-cell office:value-type="string" calcext:value-type="string">
            <text:p>Faulheit führt zum Niedergang und zum Verschwinden der wahren Lehre.“ </text:p>
          </table:table-cell>
          <table:table-cell office:value-type="string" calcext:value-type="string">
            <text:p>Laziness leads to the decline and disappearance of the true teaching.” </text:p>
          </table:table-cell>
          <table:table-cell office:value-type="string" calcext:value-type="string">
            <text:p>無精さは真の教えを衰退させ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6:1.3</text:p>
          </table:table-cell>
          <table:table-cell office:value-type="string" calcext:value-type="string">
            <text:p>Ekūnavī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7:0.1</text:p>
          </table:table-cell>
          <table:table-cell office:value-type="float" office:value="117" calcext:value-type="float">
            <text:p>117</text:p>
          </table:table-cell>
          <table:table-cell/>
          <table:table-cell table:number-columns-repeated="3" office:value-type="string" calcext:value-type="string">
            <text:p>117 </text:p>
          </table:table-cell>
          <table:table-cell table:number-columns-repeated="2" office:value-type="string" calcext:value-type="string">
            <text:p/>
          </table:table-cell>
          <table:table-cell office:value-type="string" calcext:value-type="string">
            <text:p>&lt;article id='an1.117'&gt;&lt;h2 class='sutta-title'&gt;{}&lt;/h2&gt;</text:p>
          </table:table-cell>
          <table:table-cell/>
        </table:table-row>
        <table:table-row table:style-name="ro1">
          <table:table-cell office:value-type="string" calcext:value-type="string">
            <text:p>an1.117:1.1</text:p>
          </table:table-cell>
          <table:table-cell office:value-type="string" calcext:value-type="string">
            <text:p>“Nāhaṁ, bhikkhave, aññaṁ ekadhammampi samanupassāmi yo evaṁ saddhammassa ṭhitiyā asammosāya anantaradhānāya saṁvattati yathayidaṁ, bhikkhave, vīriyārambho. </text:p>
          </table:table-cell>
          <table:table-cell/>
          <table:table-cell office:value-type="string" calcext:value-type="string">
            <text:p>„Mönche und Nonnen, ich sehe kein einziges Ding, das so zu Fortdauer, Langlebigkeit und Beständigkeit der wahren Lehre führt wie Beflissenheit. </text:p>
          </table:table-cell>
          <table:table-cell office:value-type="string" calcext:value-type="string">
            <text:p>“Mendicants, I do not see a single thing that leads to the continuation, persistence, and enduring of the true teaching like arousing energy. </text:p>
          </table:table-cell>
          <table:table-cell office:value-type="string" calcext:value-type="string">
            <text:p>「托鉢僧侶たちよ、活力を呼び起こす事ほど真の教えを存続させ、持続させ、永続させる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38, ms15A1_229, msdiv117, ndp16.19, sc117.1, sya20.24</text:p>
          </table:table-cell>
        </table:table-row>
        <table:table-row table:style-name="ro1">
          <table:table-cell office:value-type="string" calcext:value-type="string">
            <text:p>an1.117:1.2</text:p>
          </table:table-cell>
          <table:table-cell office:value-type="string" calcext:value-type="string">
            <text:p>Vīriyārambho, bhikkhave, saddhammassa ṭhitiyā asammosāya anantaradhānāya saṁvattatī”ti. </text:p>
          </table:table-cell>
          <table:table-cell/>
          <table:table-cell office:value-type="string" calcext:value-type="string">
            <text:p>Beflissenheit führt zu Fortdauer, Langlebigkeit und Beständigkeit der wahren Lehre.“ </text:p>
          </table:table-cell>
          <table:table-cell office:value-type="string" calcext:value-type="string">
            <text:p>Arousing energy leads to the continuation, persistence, and enduring of the true teaching.” </text:p>
          </table:table-cell>
          <table:table-cell office:value-type="string" calcext:value-type="string">
            <text:p>活力を呼び起こす事は真の教えを存続させ、持続させ、永続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7:1.3</text:p>
          </table:table-cell>
          <table:table-cell office:value-type="string" calcext:value-type="string">
            <text:p>Vī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18-128:0.1</text:p>
          </table:table-cell>
          <table:table-cell office:value-type="string" calcext:value-type="string">
            <text:p>118–128 </text:p>
          </table:table-cell>
          <table:table-cell/>
          <table:table-cell table:number-columns-repeated="2" office:value-type="string" calcext:value-type="string">
            <text:p>118–128 </text:p>
          </table:table-cell>
          <table:table-cell office:value-type="string" calcext:value-type="string">
            <text:p>118−128 </text:p>
          </table:table-cell>
          <table:table-cell table:number-columns-repeated="2" office:value-type="string" calcext:value-type="string">
            <text:p/>
          </table:table-cell>
          <table:table-cell office:value-type="string" calcext:value-type="string">
            <text:p>&lt;article id='an1.118-128'&gt;&lt;h2 class='sutta-title'&gt;{}&lt;/h2&gt;</text:p>
          </table:table-cell>
          <table:table-cell/>
        </table:table-row>
        <table:table-row table:style-name="ro1">
          <table:table-cell office:value-type="string" calcext:value-type="string">
            <text:p>an1.118-128:1.1</text:p>
          </table:table-cell>
          <table:table-cell office:value-type="string" calcext:value-type="string">
            <text:p>“Nāhaṁ, bhikkhave, aññaṁ ekadhammampi samanupassāmi yo evaṁ saddhammassa sammosāya antaradhānāya saṁvattati yathayidaṁ, bhikkhave, mahicchatā …pe… appicchatā … asantuṭṭhitā … santuṭṭhitā … ayonisomanasikāro … yonisomanasikāro … asampajaññaṁ … sampajaññaṁ … pāpamittatā … kalyāṇamittatā … anuyogo akusalānaṁ dhammānaṁ, ananuyogo kusalānaṁ dhammānaṁ. </text:p>
          </table:table-cell>
          <table:table-cell/>
          <table:table-cell office:value-type="string" calcext:value-type="string">
            <text:p>„Mönche und Nonnen, ich sehe kein einziges Ding, das so zum Niedergang und zum Verschwinden der wahren Lehre führt wie viele Wünsche … wenige Wünsche … Unzufriedenheit … Zufriedenheit … ungenaue Aufmerksamkeit … genaue Aufmerksamkeit … mangelnde Umsicht … Umsicht … schlechte Freunde … gute Freunde … schlechten Gewohnheiten zu folgen anstatt guten Gewohnheiten. </text:p>
          </table:table-cell>
          <table:table-cell office:value-type="string" calcext:value-type="string">
            <text:p>“Mendicants, I do not see a single thing that leads to the decline and disappearance of the true teaching like having many wishes … having few wishes … lack of contentment … contentment … improper attention … proper attention … lack of situational awareness … situational awareness … bad friends … good friends … pursuing bad habits and not good habits. </text:p>
          </table:table-cell>
          <table:table-cell office:value-type="string" calcext:value-type="string">
            <text:p>「托鉢僧侶たちよ、願望が多い事ほど真の教えを下落させ消滅させる物は他には一つも見ません…　願望が少ない事…　不満足である事…　満足である事…　不適正な注意…　適正な注意…　状況認識力がない事…　状況認識力がある事…　悪い友達…　良い友達…　悪い習慣を続けて良い習慣を続けない事…」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4, dr20.24, dr20.25, ms15A1_231, msdiv118-128, sc118.1, sya20.25</text:p>
          </table:table-cell>
        </table:table-row>
        <table:table-row table:style-name="ro1">
          <table:table-cell office:value-type="string" calcext:value-type="string">
            <text:p>an1.118-128:1.2</text:p>
          </table:table-cell>
          <table:table-cell office:value-type="string" calcext:value-type="string">
            <text:p>Anuyogo, bhikkhave, akusalānaṁ dhammānaṁ, ananuyogo kusalānaṁ dhammānaṁ saddhammassa sammosāya antaradhānāya saṁvattatī”ti. </text:p>
          </table:table-cell>
          <table:table-cell/>
          <table:table-cell office:value-type="string" calcext:value-type="string">
            <text:p>Schlechten Gewohnheiten zu folgen anstatt guten Gewohnheiten führt zum Niedergang und zum Verschwinden der wahren Lehre.“ </text:p>
          </table:table-cell>
          <table:table-cell office:value-type="string" calcext:value-type="string">
            <text:p>Pursuing bad habits and not good habits leads to the decline and disappearance of the true teaching.” </text:p>
          </table:table-cell>
          <table:table-cell office:value-type="string" calcext:value-type="string">
            <text:p>悪い習慣を続けて良い習慣を続けない事は真の教えを下落させ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18-128:1.3</text:p>
          </table:table-cell>
          <table:table-cell office:value-type="string" calcext:value-type="string">
            <text:p>Ekattiṁ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29:0.1</text:p>
          </table:table-cell>
          <table:table-cell office:value-type="float" office:value="129" calcext:value-type="float">
            <text:p>129</text:p>
          </table:table-cell>
          <table:table-cell/>
          <table:table-cell table:number-columns-repeated="3" office:value-type="string" calcext:value-type="string">
            <text:p>129 </text:p>
          </table:table-cell>
          <table:table-cell table:number-columns-repeated="2" office:value-type="string" calcext:value-type="string">
            <text:p/>
          </table:table-cell>
          <table:table-cell office:value-type="string" calcext:value-type="string">
            <text:p>&lt;article id='an1.129'&gt;&lt;h2 class='sutta-title'&gt;{}&lt;/h2&gt;</text:p>
          </table:table-cell>
          <table:table-cell/>
        </table:table-row>
        <table:table-row table:style-name="ro1">
          <table:table-cell office:value-type="string" calcext:value-type="string">
            <text:p>an1.129:1.1</text:p>
          </table:table-cell>
          <table:table-cell office:value-type="string" calcext:value-type="string">
            <text:p>“Nāhaṁ, bhikkhave, aññaṁ ekadhammampi samanupassāmi yo evaṁ saddhammassa ṭhitiyā asammosāya anantaradhānāya saṁvattati yathayidaṁ, bhikkhave, anuyogo kusalānaṁ dhammānaṁ, ananuyogo akusalānaṁ dhammānaṁ. </text:p>
          </table:table-cell>
          <table:table-cell/>
          <table:table-cell office:value-type="string" calcext:value-type="string">
            <text:p>„Mönche und Nonnen, ich sehe kein einziges Ding, das so zu Fortdauer, Langlebigkeit und Beständigkeit der wahren Lehre führt wie guten Gewohnheiten zu folgen anstatt schlechten Gewohnheiten. </text:p>
          </table:table-cell>
          <table:table-cell office:value-type="string" calcext:value-type="string">
            <text:p>“Mendicants, I do not see a single thing that leads to the continuation, persistence, and enduring of the true teaching like pursuing good habits and not bad habits. </text:p>
          </table:table-cell>
          <table:table-cell office:value-type="string" calcext:value-type="string">
            <text:p>「托鉢僧侶たちよ、良い習慣を続けて悪い習慣を続けない事ほど真の教えを存続させ、持続させ、永続させる物は他には一つも見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33, msdiv129, sc129.1</text:p>
          </table:table-cell>
        </table:table-row>
        <table:table-row table:style-name="ro1">
          <table:table-cell office:value-type="string" calcext:value-type="string">
            <text:p>an1.129:1.2</text:p>
          </table:table-cell>
          <table:table-cell office:value-type="string" calcext:value-type="string">
            <text:p>Anuyogo, bhikkhave, kusalānaṁ dhammānaṁ, ananuyogo akusalānaṁ dhammānaṁ saddhammassa ṭhitiyā asammosāya anantaradhānāya saṁvattatī”ti. </text:p>
          </table:table-cell>
          <table:table-cell/>
          <table:table-cell office:value-type="string" calcext:value-type="string">
            <text:p>Guten Gewohnheiten zu folgen anstatt schlechten Gewohnheiten führt zu Fortdauer, Langlebigkeit und Beständigkeit der wahren Lehre.“ </text:p>
          </table:table-cell>
          <table:table-cell office:value-type="string" calcext:value-type="string">
            <text:p>Pursuing good habits and not bad habits leads to the continuation, persistence, and enduring of the true teaching” </text:p>
          </table:table-cell>
          <table:table-cell office:value-type="string" calcext:value-type="string">
            <text:p>良い習慣を続けて悪い習慣を続けない事は真の教えを存続させ、持続させ、永続させます。」 <text:s/></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29:1.3</text:p>
          </table:table-cell>
          <table:table-cell office:value-type="string" calcext:value-type="string">
            <text:p>Bāttiṁ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129:1.4</text:p>
          </table:table-cell>
          <table:table-cell office:value-type="string" calcext:value-type="string">
            <text:p>Catukkoṭikaṁ niṭṭhit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30:0.1</text:p>
          </table:table-cell>
          <table:table-cell office:value-type="float" office:value="130" calcext:value-type="float">
            <text:p>130</text:p>
          </table:table-cell>
          <table:table-cell/>
          <table:table-cell table:number-columns-repeated="3" office:value-type="string" calcext:value-type="string">
            <text:p>130 </text:p>
          </table:table-cell>
          <table:table-cell table:number-columns-repeated="2" office:value-type="string" calcext:value-type="string">
            <text:p/>
          </table:table-cell>
          <table:table-cell office:value-type="string" calcext:value-type="string">
            <text:p>&lt;article id='an1.130'&gt;&lt;h2 class='sutta-title'&gt;{}&lt;/h2&gt;</text:p>
          </table:table-cell>
          <table:table-cell/>
        </table:table-row>
        <table:table-row table:style-name="ro1">
          <table:table-cell office:value-type="string" calcext:value-type="string">
            <text:p>an1.130:1.1</text:p>
          </table:table-cell>
          <table:table-cell office:value-type="string" calcext:value-type="string">
            <text:p>“Ye te, bhikkhave, bhikkhū adhammaṁ dhammoti dīpenti te, bhikkhave, bhikkhū bahujanaahitāya paṭipannā bahujanaasukhāya, bahuno janassa anatthāya ahitāya dukkhāya devamanussānaṁ. </text:p>
          </table:table-cell>
          <table:table-cell office:value-type="string" calcext:value-type="string">
            <text:p>bahujanaahitāya → bahujanāhitāya (bj, sya-all, pts1ed) | bahujanaasukhāya → bahujanāsukhāya (bj, sya-all, pts1ed)</text:p>
          </table:table-cell>
          <table:table-cell office:value-type="string" calcext:value-type="string">
            <text:p>„Mönche und Nonnen, jene Mönche und Nonnen, die das, was nicht die Lehre ist, als die Lehre darstellen, handeln zum Schaden und Unglück der Vielen, zum Unheil, Schaden und Leiden von Göttern und Menschen. </text:p>
          </table:table-cell>
          <table:table-cell office:value-type="string" calcext:value-type="string">
            <text:p>“Mendicants, those mendicants who explain what is not the teaching as the teaching are acting for the hurt and unhappiness of the people, for the harm, hurt, and suffering of gods and humans. </text:p>
          </table:table-cell>
          <table:table-cell office:value-type="string" calcext:value-type="string">
            <text:p>「托鉢僧侶たちよ、教えでない事を教えだと説明する托鉢僧侶は、大衆を傷つけ不幸にし、神々と人類に害を及ぼし、傷つけ、苦悩をもたらす為に修行し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36, msdiv130, sc130.1, vri35.25</text:p>
          </table:table-cell>
        </table:table-row>
        <table:table-row table:style-name="ro1">
          <table:table-cell office:value-type="string" calcext:value-type="string">
            <text:p>an1.130:1.2</text:p>
          </table:table-cell>
          <table:table-cell office:value-type="string" calcext:value-type="string">
            <text:p>Bahuñca te, bhikkhave, bhikkhū apuññaṁ pasavanti, te cimaṁ saddhammaṁ antaradhāpentī”ti. </text:p>
          </table:table-cell>
          <table:table-cell office:value-type="string" calcext:value-type="string">
            <text:p>cimaṁ → tepimaṁ (si)</text:p>
          </table:table-cell>
          <table:table-cell office:value-type="string" calcext:value-type="string">
            <text:p>Sie schaffen viel schlechtes Karma und bringen die wahre Lehre zum Verschwinden.“ </text:p>
          </table:table-cell>
          <table:table-cell office:value-type="string" calcext:value-type="string">
            <text:p>They make much bad karma and make the true teaching disappear.” </text:p>
          </table:table-cell>
          <table:table-cell office:value-type="string" calcext:value-type="string">
            <text:p>彼らは非常に悪いカンマを作り真の教えを消滅させ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1.130:1.3</text:p>
          </table:table-cell>
          <table:table-cell office:value-type="string" calcext:value-type="string">
            <text:p>Tettiṁ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31:0.1</text:p>
          </table:table-cell>
          <table:table-cell office:value-type="float" office:value="131" calcext:value-type="float">
            <text:p>131</text:p>
          </table:table-cell>
          <table:table-cell/>
          <table:table-cell table:number-columns-repeated="3" office:value-type="string" calcext:value-type="string">
            <text:p>131 </text:p>
          </table:table-cell>
          <table:table-cell table:number-columns-repeated="2" office:value-type="string" calcext:value-type="string">
            <text:p/>
          </table:table-cell>
          <table:table-cell office:value-type="string" calcext:value-type="string">
            <text:p>&lt;article id='an1.131'&gt;&lt;h2 class='sutta-title'&gt;{}&lt;/h2&gt;</text:p>
          </table:table-cell>
          <table:table-cell/>
        </table:table-row>
        <table:table-row table:style-name="ro1">
          <table:table-cell office:value-type="string" calcext:value-type="string">
            <text:p>an1.131:1.1</text:p>
          </table:table-cell>
          <table:table-cell office:value-type="string" calcext:value-type="string">
            <text:p>“Ye te, bhikkhave, bhikkhū dhammaṁ adhammoti dīpenti te, bhikkhave, bhikkhū bahujanaahitāya paṭipannā bahujanaasukhāya, bahuno janassa anatthāya ahitāya dukkhāya devamanussānaṁ. </text:p>
          </table:table-cell>
          <table:table-cell office:value-type="string" calcext:value-type="string">
            <text:p>te → yepi te (sya-all)</text:p>
          </table:table-cell>
          <table:table-cell office:value-type="string" calcext:value-type="string">
            <text:p>„Mönche und Nonnen, jene Mönche und Nonnen, die das, was die Lehre ist, als nicht die Lehre darstellen, handeln zum Schaden und Unglück der Vielen, zum Unheil, Schaden und Leiden von Göttern und Menschen. </text:p>
          </table:table-cell>
          <table:table-cell office:value-type="string" calcext:value-type="string">
            <text:p>“Mendicants, those mendicants who explain what is the teaching as not the teaching are acting for the hurt and unhappiness of the people, for the harm, hurt, and suffering of gods and humans. </text:p>
          </table:table-cell>
          <table:table-cell office:value-type="string" calcext:value-type="string">
            <text:p>「托鉢僧侶たちよ、教えである事を教えでないと説明する托鉢僧侶は、大衆を傷つけ不幸にし、神々と人類に害を及ぼし、傷つけ、苦悩をもたらす為に修行し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5, csp1ed15.19, csp2ed15.19, ms15A1_238, msdiv131, sc131.1</text:p>
          </table:table-cell>
        </table:table-row>
        <table:table-row table:style-name="ro1">
          <table:table-cell office:value-type="string" calcext:value-type="string">
            <text:p>an1.131:1.2</text:p>
          </table:table-cell>
          <table:table-cell office:value-type="string" calcext:value-type="string">
            <text:p>Bahuñca te, bhikkhave, bhikkhū apuññaṁ pasavanti, te cimaṁ saddhammaṁ antaradhāpentī”ti. </text:p>
          </table:table-cell>
          <table:table-cell/>
          <table:table-cell office:value-type="string" calcext:value-type="string">
            <text:p>Sie schaffen viel schlechtes Karma und bringen die wahre Lehre zum Verschwinden.“ </text:p>
          </table:table-cell>
          <table:table-cell office:value-type="string" calcext:value-type="string">
            <text:p>They make much bad karma and make the true teaching disappear.” </text:p>
          </table:table-cell>
          <table:table-cell office:value-type="string" calcext:value-type="string">
            <text:p>彼らは非常に悪いカンマを作り真の教えを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31:1.3</text:p>
          </table:table-cell>
          <table:table-cell office:value-type="string" calcext:value-type="string">
            <text:p>Catuttiṁ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32-139:0.1</text:p>
          </table:table-cell>
          <table:table-cell office:value-type="string" calcext:value-type="string">
            <text:p>132–139 </text:p>
          </table:table-cell>
          <table:table-cell/>
          <table:table-cell table:number-columns-repeated="2" office:value-type="string" calcext:value-type="string">
            <text:p>132–139 </text:p>
          </table:table-cell>
          <table:table-cell office:value-type="string" calcext:value-type="string">
            <text:p>132−139 </text:p>
          </table:table-cell>
          <table:table-cell table:number-columns-repeated="2" office:value-type="string" calcext:value-type="string">
            <text:p/>
          </table:table-cell>
          <table:table-cell office:value-type="string" calcext:value-type="string">
            <text:p>&lt;article id='an1.132-139'&gt;&lt;h2 class='sutta-title'&gt;{}&lt;/h2&gt;</text:p>
          </table:table-cell>
          <table:table-cell/>
        </table:table-row>
        <table:table-row table:style-name="ro1">
          <table:table-cell office:value-type="string" calcext:value-type="string">
            <text:p>an1.132-139:1.1</text:p>
          </table:table-cell>
          <table:table-cell office:value-type="string" calcext:value-type="string">
            <text:p>“Ye te, bhikkhave, bhikkhū avinayaṁ vinayoti dīpenti …pe… vinayaṁ avinayoti dīpenti …pe… abhāsitaṁ alapitaṁ tathāgatena bhāsitaṁ lapitaṁ tathāgatenāti dīpenti …pe… bhāsitaṁ lapitaṁ tathāgatena abhāsitaṁ alapitaṁ tathāgatenāti dīpenti …pe… anāciṇṇaṁ tathāgatena āciṇṇaṁ tathāgatenāti dīpenti …pe… āciṇṇaṁ tathāgatena anāciṇṇaṁ tathāgatenāti dīpenti …pe… apaññattaṁ tathāgatena paññattaṁ tathāgatenāti dīpenti …pe… paññattaṁ tathāgatena apaññattaṁ tathāgatenāti dīpenti; </text:p>
          </table:table-cell>
          <table:table-cell/>
          <table:table-cell office:value-type="string" calcext:value-type="string">
            <text:p>„Jene Mönche und Nonnen, die das, was nicht in der Ordenssatzung steht, als zur Ordenssatzung gehörig darstellen, … das, was in der Ordenssatzung steht als nicht zur Ordenssatzung gehörig … das, was nicht vom Klargewordenen gesprochen und erklärt wurde, als von ihm gesprochen und erklärt … das, was vom Klargewordenen gesprochen und erklärt wurde, als nicht von ihm gesprochen und erklärt … das, was nicht vom Klargewordenen geübt wurde, als von ihm geübt … das, was vom Klargewordenen geübt wurde, als nicht von ihm geübt … das, was nicht vom Klargewordenen vorgeschrieben wurde, als von ihm vorgeschrieben … das, was vom Klargewordenen vorgeschrieben wurde, als nicht von ihm vorgeschrieben darstellen, </text:p>
          </table:table-cell>
          <table:table-cell office:value-type="string" calcext:value-type="string">
            <text:p>“Those mendicants who explain what is not found in the texts on monastic training as found in those texts … what is found in the texts on monastic training as not found in those texts … what was not spoken and stated by the Realized One as spoken and stated by the Realized One … what was spoken and stated by the Realized One as not spoken and stated by the Realized One … what was not practiced by the Realized One as practiced by the Realized One … what was practiced by the Realized One as not practiced by the Realized One … what was not prescribed by the Realized One as prescribed by the Realized One … what was prescribed by the Realized One as not prescribed by the Realized One </text:p>
          </table:table-cell>
          <table:table-cell office:value-type="string" calcext:value-type="string">
            <text:p>「僧侶の戒律でない事を戒律だと…　戒律である事を戒律でないと…　悟った方が言ったり話さなかった事を、悟った方が言ったり話したと…　悟った方は言ったり話したりした事を、悟った方が言ったり話さなかったと…　悟った方が実践しなかった事を悟った方が実践したと…　悟った方が実践した事を悟った方が実践しなかったと…　悟った方が習慣にしなかった事を悟った方が習慣にしたと…　悟った方が習慣にした事を悟った方が習慣にしなかったと説明する托鉢僧侶は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40, dr20.26, ms15A1_240, msdiv132-139, ndp16.20, pts-vp-pli1.19, sc132.1, sya20.26</text:p>
          </table:table-cell>
        </table:table-row>
        <table:table-row table:style-name="ro1">
          <table:table-cell office:value-type="string" calcext:value-type="string">
            <text:p>an1.132-139:1.2</text:p>
          </table:table-cell>
          <table:table-cell office:value-type="string" calcext:value-type="string">
            <text:p>te, bhikkhave, bhikkhū bahujanaahitāya paṭipannā bahujanaasukhāya, bahuno janassa anatthāya ahitāya dukkhāya devamanussānaṁ. </text:p>
          </table:table-cell>
          <table:table-cell/>
          <table:table-cell office:value-type="string" calcext:value-type="string">
            <text:p>handeln zum Schaden und Unglück der Vielen, zum Unheil, Schaden und Leiden von Göttern und Menschen. </text:p>
          </table:table-cell>
          <table:table-cell office:value-type="string" calcext:value-type="string">
            <text:p>are acting for the hurt and unhappiness of the people, for the harm, hurt, and suffering of gods and humans. </text:p>
          </table:table-cell>
          <table:table-cell office:value-type="string" calcext:value-type="string">
            <text:p>大衆を傷つけ不幸にし、神々と人類に害を及ぼし、傷つけ、苦悩をもたらす為に修行してい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32-139:1.3</text:p>
          </table:table-cell>
          <table:table-cell office:value-type="string" calcext:value-type="string">
            <text:p>Bahuñca te, bhikkhave, bhikkhū apuññaṁ pasavanti, te cimaṁ saddhammaṁ antaradhāpentī”ti. </text:p>
          </table:table-cell>
          <table:table-cell/>
          <table:table-cell office:value-type="string" calcext:value-type="string">
            <text:p>Sie schaffen viel schlechtes Karma und bringen die wahre Lehre zum Verschwinden.“ </text:p>
          </table:table-cell>
          <table:table-cell office:value-type="string" calcext:value-type="string">
            <text:p>They make much bad karma and make the true teaching disappear.” </text:p>
          </table:table-cell>
          <table:table-cell office:value-type="string" calcext:value-type="string">
            <text:p>彼らは非常に悪いカンマを作り真の教えを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32-139:1.4</text:p>
          </table:table-cell>
          <table:table-cell office:value-type="string" calcext:value-type="string">
            <text:p>Dvācattālī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132-139:1.5</text:p>
          </table:table-cell>
          <table:table-cell office:value-type="string" calcext:value-type="string">
            <text:p>Dutiyapamādādivaggo das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140: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140-149'&gt;&lt;header&gt;&lt;ul&gt;&lt;li class='division'&gt;{}&lt;/li&gt;</text:p>
          </table:table-cell>
          <table:table-cell/>
        </table:table-row>
        <table:table-row table:style-name="ro1">
          <table:table-cell office:value-type="string" calcext:value-type="string">
            <text:p>an1.140:0.2</text:p>
          </table:table-cell>
          <table:table-cell office:value-type="string" calcext:value-type="string">
            <text:p>11. Adhammavagga </text:p>
          </table:table-cell>
          <table:table-cell/>
          <table:table-cell office:value-type="string" calcext:value-type="string">
            <text:p>11. Nicht die Lehre</text:p>
          </table:table-cell>
          <table:table-cell office:value-type="string" calcext:value-type="string">
            <text:p>11. Not the Teaching </text:p>
          </table:table-cell>
          <table:table-cell office:value-type="string" calcext:value-type="string">
            <text:p>第十一　教えでない事（非法等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140:0.3</text:p>
          </table:table-cell>
          <table:table-cell office:value-type="float" office:value="140" calcext:value-type="float">
            <text:p>140</text:p>
          </table:table-cell>
          <table:table-cell/>
          <table:table-cell table:number-columns-repeated="3" office:value-type="string" calcext:value-type="string">
            <text:p>140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140:1.1</text:p>
          </table:table-cell>
          <table:table-cell office:value-type="string" calcext:value-type="string">
            <text:p>“Ye te, bhikkhave, bhikkhū adhammaṁ adhammoti dīpenti te, bhikkhave, bhikkhū bahujanahitāya paṭipannā bahujanasukhāya, bahuno janassa atthāya hitāya sukhāya devamanussānaṁ. </text:p>
          </table:table-cell>
          <table:table-cell/>
          <table:table-cell office:value-type="string" calcext:value-type="string">
            <text:p>„Mönche und Nonnen, jene Mönche und Nonnen, die das, was nicht die Lehre ist, als nicht die Lehre darstellen, handeln zum Nutzen und Glück der Vielen, zum Vorteil, Nutzen und Glück von Göttern und Menschen. </text:p>
          </table:table-cell>
          <table:table-cell office:value-type="string" calcext:value-type="string">
            <text:p>“Mendicants, those mendicants who explain what is not the teaching as not the teaching are acting for the welfare and happiness of the people, for the benefit, welfare, and happiness of gods and humans. </text:p>
          </table:table-cell>
          <table:table-cell office:value-type="string" calcext:value-type="string">
            <text:p>「托鉢僧侶たちよ、教えでない事を教えでないと説明する托鉢僧侶は、大衆の健康と幸福、神々と人類の利益と健康と幸福の為に修行しています。 </text:p>
          </table:table-cell>
          <table:table-cell table:number-columns-repeated="2" office:value-type="string" calcext:value-type="string">
            <text:p/>
          </table:table-cell>
          <table:table-cell office:value-type="string" calcext:value-type="string">
            <text:p>&lt;article id='an1.140'&gt;&lt;p&gt;{}</text:p>
          </table:table-cell>
          <table:table-cell office:value-type="string" calcext:value-type="string">
            <text:p>ms15A1_243, msdiv140, sc140.1, vri35.26</text:p>
          </table:table-cell>
        </table:table-row>
        <table:table-row table:style-name="ro1">
          <table:table-cell office:value-type="string" calcext:value-type="string">
            <text:p>an1.140:1.2</text:p>
          </table:table-cell>
          <table:table-cell office:value-type="string" calcext:value-type="string">
            <text:p>Bahuñca te, bhikkhave, bhikkhū puññaṁ pasavanti, te cimaṁ saddhammaṁ ṭhapentī”ti. </text:p>
          </table:table-cell>
          <table:table-cell office:value-type="string" calcext:value-type="string">
            <text:p>ṭhapentī”ti → thapentīti (mr)</text:p>
          </table:table-cell>
          <table:table-cell office:value-type="string" calcext:value-type="string">
            <text:p>Sie schaffen viel Verdienst und erhalten den Fortbestand der wahren Lehre.“ </text:p>
          </table:table-cell>
          <table:table-cell office:value-type="string" calcext:value-type="string">
            <text:p>They make much merit and make the true teaching continue.” </text:p>
          </table:table-cell>
          <table:table-cell office:value-type="string" calcext:value-type="string">
            <text:p>彼らは非常に良いカンマを作り真の教えを存続させ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
          </table:table-cell>
        </table:table-row>
        <table:table-row table:style-name="ro1">
          <table:table-cell office:value-type="string" calcext:value-type="string">
            <text:p>an1.140: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41:0.1</text:p>
          </table:table-cell>
          <table:table-cell office:value-type="float" office:value="141" calcext:value-type="float">
            <text:p>141</text:p>
          </table:table-cell>
          <table:table-cell/>
          <table:table-cell table:number-columns-repeated="3" office:value-type="string" calcext:value-type="string">
            <text:p>141 </text:p>
          </table:table-cell>
          <table:table-cell table:number-columns-repeated="2" office:value-type="string" calcext:value-type="string">
            <text:p/>
          </table:table-cell>
          <table:table-cell office:value-type="string" calcext:value-type="string">
            <text:p>&lt;article id='an1.141'&gt;&lt;h2 class='sutta-title'&gt;{}&lt;/h2&gt;</text:p>
          </table:table-cell>
          <table:table-cell/>
        </table:table-row>
        <table:table-row table:style-name="ro1">
          <table:table-cell office:value-type="string" calcext:value-type="string">
            <text:p>an1.141:1.1</text:p>
          </table:table-cell>
          <table:table-cell office:value-type="string" calcext:value-type="string">
            <text:p>“Ye te, bhikkhave, bhikkhū dhammaṁ dhammoti dīpenti te, bhikkhave, bhikkhū bahujanahitāya paṭipannā bahujanasukhāya, bahuno janassa atthāya hitāya sukhāya devamanussānaṁ. </text:p>
          </table:table-cell>
          <table:table-cell/>
          <table:table-cell office:value-type="string" calcext:value-type="string">
            <text:p>„Mönche und Nonnen, jene Mönche und Nonnen, die das, was die Lehre ist, als die Lehre darstellen, handeln zum Nutzen und Glück der Vielen, zum Vorteil, Nutzen und Glück von Göttern und Menschen. </text:p>
          </table:table-cell>
          <table:table-cell office:value-type="string" calcext:value-type="string">
            <text:p>“Mendicants, those mendicants who explain what is the teaching as the teaching are acting for the welfare and happiness of the people, for the benefit, welfare, and happiness of gods and humans. </text:p>
          </table:table-cell>
          <table:table-cell office:value-type="string" calcext:value-type="string">
            <text:p>「托鉢僧侶たちよ、教えである事を教えであると説明する托鉢僧侶は、大衆の健康と幸福、神々と人類の利益と健康と幸福の為に修行し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45, msdiv141, sc141.1</text:p>
          </table:table-cell>
        </table:table-row>
        <table:table-row table:style-name="ro1">
          <table:table-cell office:value-type="string" calcext:value-type="string">
            <text:p>an1.141:1.2</text:p>
          </table:table-cell>
          <table:table-cell office:value-type="string" calcext:value-type="string">
            <text:p>Bahuñca te, bhikkhave, bhikkhū puññaṁ pasavanti, te cimaṁ saddhammaṁ ṭhapentī”ti. </text:p>
          </table:table-cell>
          <table:table-cell/>
          <table:table-cell office:value-type="string" calcext:value-type="string">
            <text:p>Sie schaffen viel Verdienst und erhalten den Fortbestand der wahren Lehre.“ </text:p>
          </table:table-cell>
          <table:table-cell office:value-type="string" calcext:value-type="string">
            <text:p>They make much merit and make the true teaching continue.” </text:p>
          </table:table-cell>
          <table:table-cell office:value-type="string" calcext:value-type="string">
            <text:p>彼らは非常に良いカンマを作り真の教えを存続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41: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42-149:0.1</text:p>
          </table:table-cell>
          <table:table-cell office:value-type="string" calcext:value-type="string">
            <text:p>142–149 </text:p>
          </table:table-cell>
          <table:table-cell/>
          <table:table-cell table:number-columns-repeated="2" office:value-type="string" calcext:value-type="string">
            <text:p>142–149 </text:p>
          </table:table-cell>
          <table:table-cell office:value-type="string" calcext:value-type="string">
            <text:p>142−149 </text:p>
          </table:table-cell>
          <table:table-cell table:number-columns-repeated="2" office:value-type="string" calcext:value-type="string">
            <text:p/>
          </table:table-cell>
          <table:table-cell office:value-type="string" calcext:value-type="string">
            <text:p>&lt;article id='an1.142-149'&gt;&lt;h2 class='sutta-title'&gt;{}&lt;/h2&gt;</text:p>
          </table:table-cell>
          <table:table-cell/>
        </table:table-row>
        <table:table-row table:style-name="ro1">
          <table:table-cell office:value-type="string" calcext:value-type="string">
            <text:p>an1.142-149:1.1</text:p>
          </table:table-cell>
          <table:table-cell office:value-type="string" calcext:value-type="string">
            <text:p>“Ye te, bhikkhave, bhikkhū avinayaṁ avinayoti dīpenti …pe… vinayaṁ vinayoti dīpenti …pe… abhāsitaṁ alapitaṁ tathāgatena abhāsitaṁ alapitaṁ tathāgatenāti dīpenti …pe… bhāsitaṁ lapitaṁ tathāgatena bhāsitaṁ lapitaṁ tathāgatenāti dīpenti …pe… anāciṇṇaṁ tathāgatena anāciṇṇaṁ tathāgatenāti dīpenti …pe… āciṇṇaṁ tathāgatena āciṇṇaṁ tathāgatenāti dīpenti …pe… apaññattaṁ tathāgatena apaññattaṁ tathāgatenāti dīpenti …pe… paññattaṁ tathāgatena paññattaṁ tathāgatenāti dīpenti; </text:p>
          </table:table-cell>
          <table:table-cell/>
          <table:table-cell office:value-type="string" calcext:value-type="string">
            <text:p>„Jene Mönche und Nonnen, die das, was nicht in der Ordenssatzung steht, als nicht zur Ordenssatzung gehörig darstellen, … das, was in der Ordenssatzung steht, als zur Ordenssatzung gehörig … das, was nicht vom Klargewordenen gesprochen und erklärt wurde, als nicht von ihm gesprochen und erklärt … das, was vom Klargewordenen gesprochen und erklärt wurde, als von ihm gesprochen und erklärt … das, was nicht vom Klargewordenen geübt wurde, als nicht von ihm geübt … das, was vom Klargewordenen geübt wurde, als von ihm geübt … das, was nicht vom Klargewordenen vorgeschrieben wurde, als nicht von ihm vorgeschrieben … die das, was vom Klargewordenen vorgeschrieben wurde, als von ihm vorgeschrieben darstellen, </text:p>
          </table:table-cell>
          <table:table-cell office:value-type="string" calcext:value-type="string">
            <text:p>“Those mendicants who explain what is not found in the texts on monastic training as not found in the texts on monastic training … what is found in the texts on monastic training as found in the texts on monastic training … what was not spoken and stated by the Realized One as not spoken and stated by the Realized One … what was spoken and stated by the Realized One as spoken and stated by the Realized One … what was not practiced by the Realized One as not practiced by the Realized One … what was practiced by the Realized One as practiced by the Realized One … what was not prescribed by the Realized One as not prescribed by the Realized One … what was prescribed by the Realized One as prescribed by the Realized One … </text:p>
          </table:table-cell>
          <table:table-cell office:value-type="string" calcext:value-type="string">
            <text:p>「僧侶の戒律でない事を戒律でないと…　戒律である事を戒律であると…　悟った方が言ったり話さなかった事を、悟った方が言ったり話さなかったと…　悟った方は言ったり話した事を、悟った方が言ったり話したと…　悟った方が実践しなかった事を悟った方が実践しなかったと…　悟った方が実践した事を悟った方が実践したと…　悟った方が習慣にしなかった事を悟った方が習慣にしなかったと…　悟った方が習慣にした事を悟った方が習慣にしたと説明する托鉢僧侶は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6, csp1ed15.20, csp2ed15.20, ms15A1_247, msdiv142-149, pts-vp-pli1.20, sc142.1, sya20.27</text:p>
          </table:table-cell>
        </table:table-row>
        <table:table-row table:style-name="ro1">
          <table:table-cell office:value-type="string" calcext:value-type="string">
            <text:p>an1.142-149:1.2</text:p>
          </table:table-cell>
          <table:table-cell office:value-type="string" calcext:value-type="string">
            <text:p>te, bhikkhave, bhikkhū bahujanahitāya paṭipannā bahujanasukhāya, bahuno janassa atthāya hitāya sukhāya devamanussānaṁ. </text:p>
          </table:table-cell>
          <table:table-cell/>
          <table:table-cell office:value-type="string" calcext:value-type="string">
            <text:p>handeln zum Nutzen und Glück der Vielen, zum Vorteil, Nutzen und Glück von Göttern und Menschen. </text:p>
          </table:table-cell>
          <table:table-cell office:value-type="string" calcext:value-type="string">
            <text:p>are acting for the welfare and happiness of the people, for the benefit, welfare, and happiness of gods and humans. </text:p>
          </table:table-cell>
          <table:table-cell office:value-type="string" calcext:value-type="string">
            <text:p>大衆の健康と幸福、神々と人類の利益と健康と幸福の為に修行してい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42-149:1.3</text:p>
          </table:table-cell>
          <table:table-cell office:value-type="string" calcext:value-type="string">
            <text:p>Bahuñca te, bhikkhave, bhikkhū puññaṁ pasavanti, te cimaṁ saddhammaṁ ṭhapentī”ti. </text:p>
          </table:table-cell>
          <table:table-cell/>
          <table:table-cell office:value-type="string" calcext:value-type="string">
            <text:p>Sie schaffen viel Verdienst und erhalten den Fortbestand der wahren Lehre.“ </text:p>
          </table:table-cell>
          <table:table-cell office:value-type="string" calcext:value-type="string">
            <text:p>They make much merit and make the true teaching continue.” </text:p>
          </table:table-cell>
          <table:table-cell office:value-type="string" calcext:value-type="string">
            <text:p>彼らは非常に良いカンマを作り真の教えを存続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42-149:1.4</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142-149:1.5</text:p>
          </table:table-cell>
          <table:table-cell office:value-type="string" calcext:value-type="string">
            <text:p>Adhammavaggo ekādas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150: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150-169'&gt;&lt;header&gt;&lt;ul&gt;&lt;li class='division'&gt;{}&lt;/li&gt;</text:p>
          </table:table-cell>
          <table:table-cell/>
        </table:table-row>
        <table:table-row table:style-name="ro1">
          <table:table-cell office:value-type="string" calcext:value-type="string">
            <text:p>an1.150:0.2</text:p>
          </table:table-cell>
          <table:table-cell office:value-type="string" calcext:value-type="string">
            <text:p>12. Anāpattivagga </text:p>
          </table:table-cell>
          <table:table-cell/>
          <table:table-cell office:value-type="string" calcext:value-type="string">
            <text:p>12. Kein Vergehen</text:p>
          </table:table-cell>
          <table:table-cell office:value-type="string" calcext:value-type="string">
            <text:p>12. Non-offense </text:p>
          </table:table-cell>
          <table:table-cell office:value-type="string" calcext:value-type="string">
            <text:p>第十二　違反ではないこと（無犯等品）</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150:0.3</text:p>
          </table:table-cell>
          <table:table-cell office:value-type="float" office:value="150" calcext:value-type="float">
            <text:p>150</text:p>
          </table:table-cell>
          <table:table-cell/>
          <table:table-cell table:number-columns-repeated="3" office:value-type="string" calcext:value-type="string">
            <text:p>150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150:1.1</text:p>
          </table:table-cell>
          <table:table-cell office:value-type="string" calcext:value-type="string">
            <text:p>“Ye te, bhikkhave, bhikkhū anāpattiṁ āpattīti dīpenti te, bhikkhave, bhikkhū bahujanaahitāya paṭipannā bahujanaasukhāya, bahuno janassa anatthāya ahitāya dukkhāya devamanussānaṁ. </text:p>
          </table:table-cell>
          <table:table-cell/>
          <table:table-cell office:value-type="string" calcext:value-type="string">
            <text:p>„Mönche und Nonnen, jene Mönche und Nonnen, die etwas, das kein Vergehen ist, als ein Vergehen darstellen, handeln zum Schaden und Unglück der Vielen, zum Unheil, Schaden und Leiden von Göttern und Menschen. </text:p>
          </table:table-cell>
          <table:table-cell office:value-type="string" calcext:value-type="string">
            <text:p>“Mendicants, those mendicants who explain non-offense as an offense are acting for the hurt and unhappiness of the people, for the harm, hurt, and suffering of gods and humans. </text:p>
          </table:table-cell>
          <table:table-cell office:value-type="string" calcext:value-type="string">
            <text:p>「托鉢僧侶たちよ、違反でない事を違反だと説明する托鉢僧侶は、大衆を傷つけ不幸にし、神々と人類に害を及ぼし、傷つけ、苦悩をもたらす為に修行しています。 </text:p>
          </table:table-cell>
          <table:table-cell table:number-columns-repeated="2" office:value-type="string" calcext:value-type="string">
            <text:p/>
          </table:table-cell>
          <table:table-cell office:value-type="string" calcext:value-type="string">
            <text:p>&lt;article id='an1.150'&gt;&lt;p&gt;{}</text:p>
          </table:table-cell>
          <table:table-cell office:value-type="string" calcext:value-type="string">
            <text:p>bj18.42, dr20.27, ms15A1_250, msdiv150, sc150.1, vri35.27</text:p>
          </table:table-cell>
        </table:table-row>
        <table:table-row table:style-name="ro1">
          <table:table-cell office:value-type="string" calcext:value-type="string">
            <text:p>an1.150:1.2</text:p>
          </table:table-cell>
          <table:table-cell office:value-type="string" calcext:value-type="string">
            <text:p>Bahuñca te, bhikkhave, bhikkhū apuññaṁ pasavanti, te cimaṁ saddhammaṁ antaradhāpentī”ti. </text:p>
          </table:table-cell>
          <table:table-cell/>
          <table:table-cell office:value-type="string" calcext:value-type="string">
            <text:p>Sie schaffen viel schlechtes Karma und bringen die wahre Lehre zum Verschwinden.“ </text:p>
          </table:table-cell>
          <table:table-cell office:value-type="string" calcext:value-type="string">
            <text:p>They make much bad karma and make the true teaching disappear.” </text:p>
          </table:table-cell>
          <table:table-cell office:value-type="string" calcext:value-type="string">
            <text:p>彼らは非常に悪いカンマを作り真の教えを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50:1.3</text:p>
          </table:table-cell>
          <table:table-cell office:value-type="string" calcext:value-type="string">
            <text:p>Paṭh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51:0.1</text:p>
          </table:table-cell>
          <table:table-cell office:value-type="float" office:value="151" calcext:value-type="float">
            <text:p>151</text:p>
          </table:table-cell>
          <table:table-cell/>
          <table:table-cell table:number-columns-repeated="3" office:value-type="string" calcext:value-type="string">
            <text:p>151 </text:p>
          </table:table-cell>
          <table:table-cell table:number-columns-repeated="2" office:value-type="string" calcext:value-type="string">
            <text:p/>
          </table:table-cell>
          <table:table-cell office:value-type="string" calcext:value-type="string">
            <text:p>&lt;article id='an1.151'&gt;&lt;h2 class='sutta-title'&gt;{}&lt;/h2&gt;</text:p>
          </table:table-cell>
          <table:table-cell/>
        </table:table-row>
        <table:table-row table:style-name="ro1">
          <table:table-cell office:value-type="string" calcext:value-type="string">
            <text:p>an1.151:1.1</text:p>
          </table:table-cell>
          <table:table-cell office:value-type="string" calcext:value-type="string">
            <text:p>“Ye te, bhikkhave, bhikkhū āpattiṁ anāpattīti dīpenti te, bhikkhave, bhikkhū bahujanaahitāya paṭipannā bahujanaasukhāya, bahuno janassa anatthāya ahitāya dukkhāya devamanussānaṁ. </text:p>
          </table:table-cell>
          <table:table-cell/>
          <table:table-cell office:value-type="string" calcext:value-type="string">
            <text:p>„Mönche und Nonnen, jene Mönche und Nonnen, die ein Vergehen als etwas darstellen, das kein Vergehen ist, handeln zum Schaden und Unglück der Vielen, zum Unheil, Schaden und Leiden von Göttern und Menschen. </text:p>
          </table:table-cell>
          <table:table-cell office:value-type="string" calcext:value-type="string">
            <text:p>“Mendicants, those mendicants who explain an offense as non-offense are acting for the hurt and unhappiness of the people, for the harm, hurt, and suffering of gods and humans. </text:p>
          </table:table-cell>
          <table:table-cell office:value-type="string" calcext:value-type="string">
            <text:p>「托鉢僧侶たちよ、違反である事を違反でないと説明する托鉢僧侶は、大衆を傷つけ不幸にし、神々と人類に害を及ぼし、傷つけ、苦悩をもたらす為に修行し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52, msdiv151, ndp16.21, sc151.1</text:p>
          </table:table-cell>
        </table:table-row>
        <table:table-row table:style-name="ro1">
          <table:table-cell office:value-type="string" calcext:value-type="string">
            <text:p>an1.151:1.2</text:p>
          </table:table-cell>
          <table:table-cell office:value-type="string" calcext:value-type="string">
            <text:p>Bahuñca te, bhikkhave, bhikkhū apuññaṁ pasavanti, te cimaṁ saddhammaṁ antaradhāpentī”ti. </text:p>
          </table:table-cell>
          <table:table-cell/>
          <table:table-cell office:value-type="string" calcext:value-type="string">
            <text:p>Sie schaffen viel schlechtes Karma und bringen die wahre Lehre zum Verschwinden.“ </text:p>
          </table:table-cell>
          <table:table-cell office:value-type="string" calcext:value-type="string">
            <text:p>Those mendicants make much bad karma and make the true teaching disappear.” </text:p>
          </table:table-cell>
          <table:table-cell office:value-type="string" calcext:value-type="string">
            <text:p>彼らは非常に悪いカンマを作り真の教えを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51:1.3</text:p>
          </table:table-cell>
          <table:table-cell office:value-type="string" calcext:value-type="string">
            <text:p>Dutiy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52-159:0.1</text:p>
          </table:table-cell>
          <table:table-cell office:value-type="string" calcext:value-type="string">
            <text:p>152–159 </text:p>
          </table:table-cell>
          <table:table-cell/>
          <table:table-cell table:number-columns-repeated="2" office:value-type="string" calcext:value-type="string">
            <text:p>152–159 </text:p>
          </table:table-cell>
          <table:table-cell office:value-type="string" calcext:value-type="string">
            <text:p>152−159 </text:p>
          </table:table-cell>
          <table:table-cell table:number-columns-repeated="2" office:value-type="string" calcext:value-type="string">
            <text:p/>
          </table:table-cell>
          <table:table-cell office:value-type="string" calcext:value-type="string">
            <text:p>&lt;article id='an1.152-159'&gt;&lt;h2 class='sutta-title'&gt;{}&lt;/h2&gt;</text:p>
          </table:table-cell>
          <table:table-cell/>
        </table:table-row>
        <table:table-row table:style-name="ro1">
          <table:table-cell office:value-type="string" calcext:value-type="string">
            <text:p>an1.152-159:1.1</text:p>
          </table:table-cell>
          <table:table-cell office:value-type="string" calcext:value-type="string">
            <text:p>“Ye te, bhikkhave, bhikkhū lahukaṁ āpattiṁ garukā āpattīti dīpenti …pe… garukaṁ āpattiṁ lahukā āpattīti dīpenti …pe… duṭṭhullaṁ āpattiṁ aduṭṭhullā āpattīti dīpenti …pe… aduṭṭhullaṁ āpattiṁ duṭṭhullā āpattīti dīpenti …pe… sāvasesaṁ āpattiṁ anavasesā āpattīti dīpenti …pe… anavasesaṁ āpattiṁ sāvasesā āpattīti dīpenti …pe… sappaṭikammaṁ āpattiṁ appaṭikammā āpattīti dīpenti …pe… appaṭikammaṁ āpattiṁ sappaṭikammā āpattīti dīpenti te, bhikkhave, bhikkhū bahujanaahitāya paṭipannā bahujanaasukhāya, bahuno janassa anatthāya ahitāya dukkhāya devamanussānaṁ. </text:p>
          </table:table-cell>
          <table:table-cell/>
          <table:table-cell office:value-type="string" calcext:value-type="string">
            <text:p>„Jene Mönche und Nonnen, die ein leichtes Vergehen als ein schweres Vergehen darstellen, … ein schweres Vergehen als ein leichtes Vergehen … ein Vergehen, das in schamloser Absicht begangen wurde, als ein Vergehen, das nicht in schamloser Absicht begangen wurde, … ein Vergehen, das nicht in schamloser Absicht begangen wurde, als ein Vergehen, das in schamloser Absicht begangen wurde, … ein Vergehen, das Rehabilitierung erfordert, als ein Vergehen, das keine Rehabilitierung erfordert, … ein Vergehen, das keine Rehabilitierung erfordert, als ein Vergehen, das Rehabilitierung erfordert, … ein Vergehen mit Wiedergutmachung als ein Vergehen ohne Wiedergutmachung … die ein Vergehen ohne Wiedergutmachung als ein Vergehen mit Wiedergutmachung darstellen, handeln zum Schaden und Unglück der Vielen, zum Unheil, Schaden und Leiden von Göttern und Menschen. </text:p>
          </table:table-cell>
          <table:table-cell office:value-type="string" calcext:value-type="string">
            <text:p>“Those mendicants who explain a light offense as a serious offense … a serious offense as a light offense … an offense committed with corrupt intention as an offense not committed with corrupt intention … an offense not committed with corrupt intention as an offense committed with corrupt intention … an offense requiring rehabilitation as an offense not requiring rehabilitation … an offense not requiring rehabilitation as an offense requiring rehabilitation … an offense with redress as an offense without redress … an offense without redress as an offense with redress are acting for the hurt and unhappiness of the people, for the harm, hurt, and suffering of gods and humans. </text:p>
          </table:table-cell>
          <table:table-cell office:value-type="string" calcext:value-type="string">
            <text:p>「托鉢僧侶たちよ、軽い違反を重い違反だと…　重い違反を軽い違反だと…　下心のある違反を下心のない違反だと…　下心のない違反を下心のある違反だと…　心を改める訓練が必要な違反を心を改める訓練が不必要な違反だと…　心を改める訓練が不必要な違反を心を改める訓練が必要な違反だと…　償いが必要な違反を償いが不必要な違反だと…　償いが不必要な違反を償いが必要な違反だと説明する托鉢僧侶は、大衆を傷つけ不幸にし、神々と人類に害を及ぼし、傷つけ、苦悩をもたらす為に修行し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27, csp1ed15.21, csp2ed15.21, ms15A1_254, msdiv152-159, pts-vp-pli1.21, sc152.1</text:p>
          </table:table-cell>
        </table:table-row>
        <table:table-row table:style-name="ro1">
          <table:table-cell office:value-type="string" calcext:value-type="string">
            <text:p>an1.152-159:1.2</text:p>
          </table:table-cell>
          <table:table-cell office:value-type="string" calcext:value-type="string">
            <text:p>Bahuñca te, bhikkhave, bhikkhū apuññaṁ pasavanti, te cimaṁ saddhammaṁ antaradhāpentī”ti. </text:p>
          </table:table-cell>
          <table:table-cell/>
          <table:table-cell office:value-type="string" calcext:value-type="string">
            <text:p>Sie schaffen viel schlechtes Karma und bringen die wahre Lehre zum Verschwinden.“ </text:p>
          </table:table-cell>
          <table:table-cell office:value-type="string" calcext:value-type="string">
            <text:p>Those mendicants make much bad karma and make the true teaching disappear.” </text:p>
          </table:table-cell>
          <table:table-cell office:value-type="string" calcext:value-type="string">
            <text:p>彼らは非常に悪いカンマを作り真の教えを消滅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52-159:1.3</text:p>
          </table:table-cell>
          <table:table-cell office:value-type="string" calcext:value-type="string">
            <text:p>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60:0.1</text:p>
          </table:table-cell>
          <table:table-cell office:value-type="float" office:value="160" calcext:value-type="float">
            <text:p>160</text:p>
          </table:table-cell>
          <table:table-cell/>
          <table:table-cell table:number-columns-repeated="3" office:value-type="string" calcext:value-type="string">
            <text:p>160 </text:p>
          </table:table-cell>
          <table:table-cell table:number-columns-repeated="2" office:value-type="string" calcext:value-type="string">
            <text:p/>
          </table:table-cell>
          <table:table-cell office:value-type="string" calcext:value-type="string">
            <text:p>&lt;article id='an1.160'&gt;&lt;h2 class='sutta-title'&gt;{}&lt;/h2&gt;</text:p>
          </table:table-cell>
          <table:table-cell/>
        </table:table-row>
        <table:table-row table:style-name="ro1">
          <table:table-cell office:value-type="string" calcext:value-type="string">
            <text:p>an1.160:1.1</text:p>
          </table:table-cell>
          <table:table-cell office:value-type="string" calcext:value-type="string">
            <text:p>“Ye te, bhikkhave, bhikkhū anāpattiṁ anāpattīti dīpenti te, bhikkhave, bhikkhū bahujanahitāya paṭipannā bahujanasukhāya, bahuno janassa atthāya hitāya sukhāya devamanussānaṁ. </text:p>
          </table:table-cell>
          <table:table-cell/>
          <table:table-cell office:value-type="string" calcext:value-type="string">
            <text:p>„Mönche und Nonnen, jene Mönche und Nonnen, die etwas, das kein Vergehen ist, als kein Vergehen darstellen, handeln zum Nutzen und Glück der Vielen, zum Vorteil, Nutzen und Glück von Göttern und Menschen. </text:p>
          </table:table-cell>
          <table:table-cell office:value-type="string" calcext:value-type="string">
            <text:p>“Mendicants, those mendicants who explain non-offense as non-offense are acting for the welfare and happiness of the people, for the benefit, welfare, and happiness of gods and humans. </text:p>
          </table:table-cell>
          <table:table-cell office:value-type="string" calcext:value-type="string">
            <text:p>「托鉢僧侶たちよ、違反でない事を違反でないと説明する托鉢僧侶は、大衆の健康と幸福、神々と人類の利益と健康と幸福の為に修行し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56, msdiv160, sc160.1, sya20.28</text:p>
          </table:table-cell>
        </table:table-row>
        <table:table-row table:style-name="ro1">
          <table:table-cell office:value-type="string" calcext:value-type="string">
            <text:p>an1.160:1.2</text:p>
          </table:table-cell>
          <table:table-cell office:value-type="string" calcext:value-type="string">
            <text:p>Bahuñca te, bhikkhave, bhikkhū puññaṁ pasavanti, te cimaṁ saddhammaṁ ṭhapentī”ti. </text:p>
          </table:table-cell>
          <table:table-cell/>
          <table:table-cell office:value-type="string" calcext:value-type="string">
            <text:p>Sie schaffen viel Verdienst und erhalten den Fortbestand der wahren Lehre.“ </text:p>
          </table:table-cell>
          <table:table-cell office:value-type="string" calcext:value-type="string">
            <text:p>They make much merit and make the true teaching continue.” </text:p>
          </table:table-cell>
          <table:table-cell office:value-type="string" calcext:value-type="string">
            <text:p>彼らは非常に良いカンマを作り真の教えを存続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60:1.3</text:p>
          </table:table-cell>
          <table:table-cell office:value-type="string" calcext:value-type="string">
            <text:p>Ekā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61:0.1</text:p>
          </table:table-cell>
          <table:table-cell office:value-type="float" office:value="161" calcext:value-type="float">
            <text:p>161</text:p>
          </table:table-cell>
          <table:table-cell/>
          <table:table-cell table:number-columns-repeated="3" office:value-type="string" calcext:value-type="string">
            <text:p>161 </text:p>
          </table:table-cell>
          <table:table-cell table:number-columns-repeated="2" office:value-type="string" calcext:value-type="string">
            <text:p/>
          </table:table-cell>
          <table:table-cell office:value-type="string" calcext:value-type="string">
            <text:p>&lt;article id='an1.161'&gt;&lt;h2 class='sutta-title'&gt;{}&lt;/h2&gt;</text:p>
          </table:table-cell>
          <table:table-cell/>
        </table:table-row>
        <table:table-row table:style-name="ro1">
          <table:table-cell office:value-type="string" calcext:value-type="string">
            <text:p>an1.161:1.1</text:p>
          </table:table-cell>
          <table:table-cell office:value-type="string" calcext:value-type="string">
            <text:p>“Ye te, bhikkhave, bhikkhū āpattiṁ āpattīti dīpenti te, bhikkhave, bhikkhū bahujanahitāya paṭipannā bahujanasukhāya, bahuno janassa atthāya hitāya sukhāya devamanussānaṁ. </text:p>
          </table:table-cell>
          <table:table-cell/>
          <table:table-cell office:value-type="string" calcext:value-type="string">
            <text:p>„Mönche und Nonnen, jene Mönche und Nonnen, die etwas, das ein Vergehen ist, als ein Vergehen darstellen, handeln zum Nutzen und Glück der Vielen, zum Vorteil, Nutzen und Glück von Göttern und Menschen. </text:p>
          </table:table-cell>
          <table:table-cell office:value-type="string" calcext:value-type="string">
            <text:p>“Mendicants, those mendicants who explain an offense as an offense are acting for the welfare and happiness of the people, for the benefit, welfare, and happiness of gods and humans. </text:p>
          </table:table-cell>
          <table:table-cell office:value-type="string" calcext:value-type="string">
            <text:p>「托鉢僧侶たちよ、違反である事を違反であると説明する托鉢僧侶は、大衆の健康と幸福、神々と人類の利益と健康と幸福の為に修行してい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258, msdiv161, sc161.1, vri35.28</text:p>
          </table:table-cell>
        </table:table-row>
        <table:table-row table:style-name="ro1">
          <table:table-cell office:value-type="string" calcext:value-type="string">
            <text:p>an1.161:1.2</text:p>
          </table:table-cell>
          <table:table-cell office:value-type="string" calcext:value-type="string">
            <text:p>Bahuñca te, bhikkhave, bhikkhū puññaṁ pasavanti, te cimaṁ saddhammaṁ ṭhapentī”ti. </text:p>
          </table:table-cell>
          <table:table-cell/>
          <table:table-cell office:value-type="string" calcext:value-type="string">
            <text:p>Sie schaffen viel Verdienst und erhalten den Fortbestand der wahren Lehre.“ </text:p>
          </table:table-cell>
          <table:table-cell office:value-type="string" calcext:value-type="string">
            <text:p>They make much merit and make the true teaching continue.” </text:p>
          </table:table-cell>
          <table:table-cell office:value-type="string" calcext:value-type="string">
            <text:p>彼らは非常に良いカンマを作り真の教えを存続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61:1.3</text:p>
          </table:table-cell>
          <table:table-cell office:value-type="string" calcext:value-type="string">
            <text:p>Dvādasa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lt;/article&gt;</text:p>
          </table:table-cell>
          <table:table-cell/>
        </table:table-row>
        <table:table-row table:style-name="ro1">
          <table:table-cell office:value-type="string" calcext:value-type="string">
            <text:p>an1.162-169:0.1</text:p>
          </table:table-cell>
          <table:table-cell office:value-type="string" calcext:value-type="string">
            <text:p>162–169 </text:p>
          </table:table-cell>
          <table:table-cell/>
          <table:table-cell table:number-columns-repeated="2" office:value-type="string" calcext:value-type="string">
            <text:p>162–169 </text:p>
          </table:table-cell>
          <table:table-cell office:value-type="string" calcext:value-type="string">
            <text:p>162−169 </text:p>
          </table:table-cell>
          <table:table-cell table:number-columns-repeated="2" office:value-type="string" calcext:value-type="string">
            <text:p/>
          </table:table-cell>
          <table:table-cell office:value-type="string" calcext:value-type="string">
            <text:p>&lt;article id='an1.162-169'&gt;&lt;h2 class='sutta-title'&gt;{}&lt;/h2&gt;</text:p>
          </table:table-cell>
          <table:table-cell/>
        </table:table-row>
        <table:table-row table:style-name="ro1">
          <table:table-cell office:value-type="string" calcext:value-type="string">
            <text:p>an1.162-169:1.1</text:p>
          </table:table-cell>
          <table:table-cell office:value-type="string" calcext:value-type="string">
            <text:p>“Ye te, bhikkhave, bhikkhū lahukaṁ āpattiṁ lahukā āpattīti dīpenti … garukaṁ āpattiṁ garukā āpattīti dīpenti … duṭṭhullaṁ āpattiṁ duṭṭhullā āpattīti dīpenti … aduṭṭhullaṁ āpattiṁ aduṭṭhullā āpattīti dīpenti … sāvasesaṁ āpattiṁ sāvasesā āpattīti dīpenti … anavasesaṁ āpattiṁ anavasesā āpattīti dīpenti … sappaṭikammaṁ āpattiṁ sappaṭikammā āpattīti dīpenti … appaṭikammaṁ āpattiṁ appaṭikammā āpattīti dīpenti; </text:p>
          </table:table-cell>
          <table:table-cell/>
          <table:table-cell office:value-type="string" calcext:value-type="string">
            <text:p>„Jene Mönche und Nonnen, die ein leichtes Vergehen als ein leichtes Vergehen darstellen, … ein schweres Vergehen als ein schweres Vergehen … ein Vergehen, das in schamloser Absicht begangen wurde, als ein Vergehen, das in schamloser Absicht begangen wurde, … ein Vergehen, das nicht in schamloser Absicht begangen wurde, als ein Vergehen, das nicht in schamloser Absicht begangen wurde, … ein Vergehen, das Rehabilitierung erfordert, als ein Vergehen, das Rehabilitierung erfordert … ein Vergehen, das keine Rehabilitierung erfordert, als ein Vergehen, das keine Rehabilitierung erfordert, … ein Vergehen mit Wiedergutmachung als ein Vergehen mit Wiedergutmachung … die ein Vergehen ohne Wiedergutmachung als ein Vergehen ohne Wiedergutmachung darstellen, </text:p>
          </table:table-cell>
          <table:table-cell office:value-type="string" calcext:value-type="string">
            <text:p>“Those mendicants who explain a light offense as a light offense … a serious offense as a serious offense … an offense committed with corrupt intention as an offense committed with corrupt intention … an offense not committed with corrupt intention as an offense not committed with corrupt intention … an offense requiring rehabilitation as an offense requiring rehabilitation … an offense not requiring rehabilitation as an offense not requiring rehabilitation … an offense with redress as an offense with redress … an offense without redress as an offense without redress </text:p>
          </table:table-cell>
          <table:table-cell office:value-type="string" calcext:value-type="string">
            <text:p>「托鉢僧侶たちよ、軽い違反を軽い違反だと…　重い違反を思い違反だと…　下心のある違反を下心のある違反だと…　下心のない違反を下心のない違反だと…　心を改める訓練が必要な違反を心を改める訓練が必要な違反だと…　心を改める訓練が不必要な違反を心を改める訓練が不必要な違反だと…　償いが必要な違反を償いが必要な違反だと…　償いが不必要な違反を償いが不必要な違反だと説明する托鉢僧侶は、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28, ms15A1_260, msdiv162-169, ndp16.22, sc162.1</text:p>
          </table:table-cell>
        </table:table-row>
        <table:table-row table:style-name="ro1">
          <table:table-cell office:value-type="string" calcext:value-type="string">
            <text:p>an1.162-169:1.2</text:p>
          </table:table-cell>
          <table:table-cell office:value-type="string" calcext:value-type="string">
            <text:p>te, bhikkhave, bhikkhū bahujanahitāya paṭipannā bahujanasukhāya, bahuno janassa atthāya hitāya sukhāya devamanussānaṁ. </text:p>
          </table:table-cell>
          <table:table-cell/>
          <table:table-cell office:value-type="string" calcext:value-type="string">
            <text:p>handeln zum Nutzen und Glück der Vielen, zum Vorteil, Nutzen und Glück von Göttern und Menschen. </text:p>
          </table:table-cell>
          <table:table-cell office:value-type="string" calcext:value-type="string">
            <text:p>are acting for the welfare and happiness of the people, for the benefit, welfare, and happiness of the people, of gods and humans. </text:p>
          </table:table-cell>
          <table:table-cell office:value-type="string" calcext:value-type="string">
            <text:p>大衆の健康と幸福、神々と人類の利益と健康と幸福の為に修行していま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162-169:1.3</text:p>
          </table:table-cell>
          <table:table-cell office:value-type="string" calcext:value-type="string">
            <text:p>Bahuñca te, bhikkhave, bhikkhū puññaṁ pasavanti, te cimaṁ saddhammaṁ ṭhapentī”ti. </text:p>
          </table:table-cell>
          <table:table-cell/>
          <table:table-cell office:value-type="string" calcext:value-type="string">
            <text:p>Sie schaffen viel Verdienst und erhalten den Fortbestand der wahren Lehre.“ </text:p>
          </table:table-cell>
          <table:table-cell office:value-type="string" calcext:value-type="string">
            <text:p>They make much merit and make the true teaching continue.” </text:p>
          </table:table-cell>
          <table:table-cell office:value-type="string" calcext:value-type="string">
            <text:p>彼らは非常に良いカンマを作り真の教えを存続させ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162-169:1.4</text:p>
          </table:table-cell>
          <table:table-cell office:value-type="string" calcext:value-type="string">
            <text:p>Vīsatimaṁ. </text:p>
          </table:table-cell>
          <table:table-cell/>
          <table:table-cell table:number-columns-repeated="3" office:value-type="string" calcext:value-type="string">
            <text:p><text:s/></text:p>
          </table:table-cell>
          <table:table-cell table:number-columns-repeated="2"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162-169:1.5</text:p>
          </table:table-cell>
          <table:table-cell office:value-type="string" calcext:value-type="string">
            <text:p>Anāpattivaggo dvādas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188: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id='an1.188-197'&gt;&lt;header&gt;&lt;ul&gt;&lt;li class='division'&gt;{}&lt;/li&gt;</text:p>
          </table:table-cell>
          <table:table-cell/>
        </table:table-row>
        <table:table-row table:style-name="ro1">
          <table:table-cell office:value-type="string" calcext:value-type="string">
            <text:p>an1.188:0.2</text:p>
          </table:table-cell>
          <table:table-cell office:value-type="string" calcext:value-type="string">
            <text:p>14. Paṭhamavagga </text:p>
          </table:table-cell>
          <table:table-cell/>
          <table:table-cell office:value-type="string" calcext:value-type="string">
            <text:p>14. Erstes</text:p>
          </table:table-cell>
          <table:table-cell office:value-type="string" calcext:value-type="string">
            <text:p>14. First </text:p>
          </table:table-cell>
          <table:table-cell office:value-type="string" calcext:value-type="string">
            <text:p>第十四　一番（是第一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188:0.3</text:p>
          </table:table-cell>
          <table:table-cell office:value-type="string" calcext:value-type="string">
            <text:p>188–197 </text:p>
          </table:table-cell>
          <table:table-cell office:value-type="string" calcext:value-type="string">
            <text:p>etadaggapāḷi (bj)</text:p>
          </table:table-cell>
          <table:table-cell table:number-columns-repeated="2" office:value-type="string" calcext:value-type="string">
            <text:p>188–197 </text:p>
          </table:table-cell>
          <table:table-cell office:value-type="string" calcext:value-type="string">
            <text:p>188−197 </text:p>
          </table:table-cell>
          <table:table-cell table:number-columns-repeated="2" office:value-type="string" calcext:value-type="string">
            <text:p/>
          </table:table-cell>
          <table:table-cell office:value-type="string" calcext:value-type="string">
            <text:p>&lt;h1 class='sutta-title'&gt;{}&lt;/h1&gt;&lt;/header&gt;</text:p>
          </table:table-cell>
          <table:table-cell office:value-type="string" calcext:value-type="string">
            <text:p/>
          </table:table-cell>
        </table:table-row>
        <table:table-row table:style-name="ro1">
          <table:table-cell office:value-type="string" calcext:value-type="string">
            <text:p>an1.188:1.1</text:p>
          </table:table-cell>
          <table:table-cell office:value-type="string" calcext:value-type="string">
            <text:p>“Etadaggaṁ, bhikkhave, mama sāvakānaṁ bhikkhūnaṁ rattaññūnaṁ yadidaṁ aññāsikoṇḍañño. (1) </text:p>
          </table:table-cell>
          <table:table-cell office:value-type="string" calcext:value-type="string">
            <text:p>aññāsikoṇḍañño → aññākoṇḍañño (bj, sya-all, km, pts1ed); aññātakoṇḍaññoti (mr)</text:p>
          </table:table-cell>
          <table:table-cell office:value-type="string" calcext:value-type="string">
            <text:p>„Der führende unter meinen Mönchsschülern, was die Dauer der Ordenszugehörigkeit betrifft, ist Aññākoṇḍañña. </text:p>
          </table:table-cell>
          <table:table-cell office:value-type="string" calcext:value-type="string">
            <text:p>“The foremost of my monk disciples in seniority is Aññākoṇḍañña. </text:p>
          </table:table-cell>
          <table:table-cell office:value-type="string" calcext:value-type="string">
            <text:p>「私の弟子僧で一番先輩なのはアンニャー・コンダンニャです。 </text:p>
          </table:table-cell>
          <table:table-cell table:number-columns-repeated="2" office:value-type="string" calcext:value-type="string">
            <text:p/>
          </table:table-cell>
          <table:table-cell office:value-type="string" calcext:value-type="string">
            <text:p>&lt;article id='an1.188'&gt;&lt;p&gt;{}&lt;/p&gt;&lt;/article&gt;</text:p>
          </table:table-cell>
          <table:table-cell office:value-type="string" calcext:value-type="string">
            <text:p>ms15A1_271, msdiv188, sc1, sya20.31, vri35.31</text:p>
          </table:table-cell>
        </table:table-row>
        <table:table-row table:style-name="ro1">
          <table:table-cell office:value-type="string" calcext:value-type="string">
            <text:p>an1.189:1.1</text:p>
          </table:table-cell>
          <table:table-cell office:value-type="string" calcext:value-type="string">
            <text:p>… Mahāpaññānaṁ yadidaṁ sāriputto. (2) </text:p>
          </table:table-cell>
          <table:table-cell/>
          <table:table-cell office:value-type="string" calcext:value-type="string">
            <text:p>… mit großer Weisheit ist Sāriputta. </text:p>
          </table:table-cell>
          <table:table-cell office:value-type="string" calcext:value-type="string">
            <text:p>… with great wisdom is Sāriputta. </text:p>
          </table:table-cell>
          <table:table-cell office:value-type="string" calcext:value-type="string">
            <text:p>…一番の優れた智慧を持つ者はサーリプッタです。 </text:p>
          </table:table-cell>
          <table:table-cell table:number-columns-repeated="2" office:value-type="string" calcext:value-type="string">
            <text:p/>
          </table:table-cell>
          <table:table-cell office:value-type="string" calcext:value-type="string">
            <text:p>&lt;article id='an1.189'&gt;&lt;p&gt;{}&lt;/p&gt;&lt;/article&gt;</text:p>
          </table:table-cell>
          <table:table-cell office:value-type="string" calcext:value-type="string">
            <text:p>ms15A1_272, msdiv189, sc2</text:p>
          </table:table-cell>
        </table:table-row>
        <table:table-row table:style-name="ro1">
          <table:table-cell office:value-type="string" calcext:value-type="string">
            <text:p>an1.190:1.1</text:p>
          </table:table-cell>
          <table:table-cell office:value-type="string" calcext:value-type="string">
            <text:p>… Iddhimantānaṁ yadidaṁ mahāmoggallāno. (3) </text:p>
          </table:table-cell>
          <table:table-cell/>
          <table:table-cell office:value-type="string" calcext:value-type="string">
            <text:p>… mit Wunderkräften ist Mahāmoggallāna. </text:p>
          </table:table-cell>
          <table:table-cell office:value-type="string" calcext:value-type="string">
            <text:p>… with psychic power is Mahāmoggallāna. </text:p>
          </table:table-cell>
          <table:table-cell office:value-type="string" calcext:value-type="string">
            <text:p>…一番の超能力者はマハーモガラーナです。 </text:p>
          </table:table-cell>
          <table:table-cell table:number-columns-repeated="2" office:value-type="string" calcext:value-type="string">
            <text:p/>
          </table:table-cell>
          <table:table-cell office:value-type="string" calcext:value-type="string">
            <text:p>&lt;article id='an1.190'&gt;&lt;p&gt;{}&lt;/p&gt;&lt;/article&gt;</text:p>
          </table:table-cell>
          <table:table-cell office:value-type="string" calcext:value-type="string">
            <text:p>ms15A1_273, msdiv190, sc3</text:p>
          </table:table-cell>
        </table:table-row>
        <table:table-row table:style-name="ro1">
          <table:table-cell office:value-type="string" calcext:value-type="string">
            <text:p>an1.191:1.1</text:p>
          </table:table-cell>
          <table:table-cell office:value-type="string" calcext:value-type="string">
            <text:p>… Dhutavādānaṁ yadidaṁ mahākassapo. (4) </text:p>
          </table:table-cell>
          <table:table-cell office:value-type="string" calcext:value-type="string">
            <text:p>Dhutavādānaṁ → dhūtavādānaṁ (sya-all); dhutaṅgadharānaṁ (katthaci)</text:p>
          </table:table-cell>
          <table:table-cell office:value-type="string" calcext:value-type="string">
            <text:p>… die für Entbehrungen eintreten, ist Mahākassapa. </text:p>
          </table:table-cell>
          <table:table-cell office:value-type="string" calcext:value-type="string">
            <text:p>… who advocate austerities is Mahākassapa. </text:p>
          </table:table-cell>
          <table:table-cell office:value-type="string" calcext:value-type="string">
            <text:p>…一番の厳しい修行の支持者はマハーカッサパです。 </text:p>
          </table:table-cell>
          <table:table-cell table:number-columns-repeated="2" office:value-type="string" calcext:value-type="string">
            <text:p/>
          </table:table-cell>
          <table:table-cell office:value-type="string" calcext:value-type="string">
            <text:p>&lt;article id='an1.191'&gt;&lt;p&gt;{}&lt;/p&gt;&lt;/article&gt;</text:p>
          </table:table-cell>
          <table:table-cell office:value-type="string" calcext:value-type="string">
            <text:p>ms15A1_274, msdiv191, sc4</text:p>
          </table:table-cell>
        </table:table-row>
        <table:table-row table:style-name="ro1">
          <table:table-cell office:value-type="string" calcext:value-type="string">
            <text:p>an1.192:1.1</text:p>
          </table:table-cell>
          <table:table-cell office:value-type="string" calcext:value-type="string">
            <text:p>… Dibbacakkhukānaṁ yadidaṁ anuruddho. (5) </text:p>
          </table:table-cell>
          <table:table-cell/>
          <table:table-cell office:value-type="string" calcext:value-type="string">
            <text:p>… mit Hellsichtigkeit ist Anuruddha. </text:p>
          </table:table-cell>
          <table:table-cell office:value-type="string" calcext:value-type="string">
            <text:p>… with clairvoyance is Anuruddha. </text:p>
          </table:table-cell>
          <table:table-cell office:value-type="string" calcext:value-type="string">
            <text:p>…一番の透視能力者はアヌルッダです。 </text:p>
          </table:table-cell>
          <table:table-cell table:number-columns-repeated="2" office:value-type="string" calcext:value-type="string">
            <text:p/>
          </table:table-cell>
          <table:table-cell office:value-type="string" calcext:value-type="string">
            <text:p>&lt;article id='an1.192'&gt;&lt;p&gt;{}&lt;/p&gt;&lt;/article&gt;</text:p>
          </table:table-cell>
          <table:table-cell office:value-type="string" calcext:value-type="string">
            <text:p>ms15A1_275, msdiv192, sc5</text:p>
          </table:table-cell>
        </table:table-row>
        <table:table-row table:style-name="ro1">
          <table:table-cell office:value-type="string" calcext:value-type="string">
            <text:p>an1.193:1.1</text:p>
          </table:table-cell>
          <table:table-cell office:value-type="string" calcext:value-type="string">
            <text:p>… Uccākulikānaṁ yadidaṁ bhaddiyo kāḷigodhāya putto. (6) </text:p>
          </table:table-cell>
          <table:table-cell/>
          <table:table-cell office:value-type="string" calcext:value-type="string">
            <text:p>… aus bedeutenden Familien ist Bhaddiya Kāḷigodhāyaputta. </text:p>
          </table:table-cell>
          <table:table-cell office:value-type="string" calcext:value-type="string">
            <text:p>… from eminent families is Bhaddiya Kāḷigodhāyaputta. </text:p>
          </table:table-cell>
          <table:table-cell office:value-type="string" calcext:value-type="string">
            <text:p>…一番の良家出身者はバッディヤ・カーリゴダーヤプッタです。 </text:p>
          </table:table-cell>
          <table:table-cell table:number-columns-repeated="2" office:value-type="string" calcext:value-type="string">
            <text:p/>
          </table:table-cell>
          <table:table-cell office:value-type="string" calcext:value-type="string">
            <text:p>&lt;article id='an1.193'&gt;&lt;p&gt;{}&lt;/p&gt;&lt;/article&gt;</text:p>
          </table:table-cell>
          <table:table-cell office:value-type="string" calcext:value-type="string">
            <text:p>ms15A1_276, msdiv193, sc6</text:p>
          </table:table-cell>
        </table:table-row>
        <table:table-row table:style-name="ro1">
          <table:table-cell office:value-type="string" calcext:value-type="string">
            <text:p>an1.194:1.1</text:p>
          </table:table-cell>
          <table:table-cell office:value-type="string" calcext:value-type="string">
            <text:p>… Mañjussarānaṁ yadidaṁ lakuṇḍaka bhaddiyo. (7) </text:p>
          </table:table-cell>
          <table:table-cell office:value-type="string" calcext:value-type="string">
            <text:p>lakuṇḍaka → lakuṇṭaka (bj, sya-all, km, pts1ed)</text:p>
          </table:table-cell>
          <table:table-cell office:value-type="string" calcext:value-type="string">
            <text:p>… mit bezaubernder Stimme ist Lakuṇṭaka Bhaddiya. </text:p>
          </table:table-cell>
          <table:table-cell office:value-type="string" calcext:value-type="string">
            <text:p>… with a charming voice is Lakuṇṭaka Bhaddiya. </text:p>
          </table:table-cell>
          <table:table-cell office:value-type="string" calcext:value-type="string">
            <text:p>…一番響きの良い声を持つ者はラクンタカ・バッディヤです。 </text:p>
          </table:table-cell>
          <table:table-cell table:number-columns-repeated="2" office:value-type="string" calcext:value-type="string">
            <text:p/>
          </table:table-cell>
          <table:table-cell office:value-type="string" calcext:value-type="string">
            <text:p>&lt;article id='an1.194'&gt;&lt;p&gt;{}&lt;/p&gt;&lt;/article&gt;</text:p>
          </table:table-cell>
          <table:table-cell office:value-type="string" calcext:value-type="string">
            <text:p>ms15A1_277, msdiv194, sc7</text:p>
          </table:table-cell>
        </table:table-row>
        <table:table-row table:style-name="ro1">
          <table:table-cell office:value-type="string" calcext:value-type="string">
            <text:p>an1.195:1.1</text:p>
          </table:table-cell>
          <table:table-cell office:value-type="string" calcext:value-type="string">
            <text:p>… Sīhanādikānaṁ yadidaṁ piṇḍolabhāradvājo. (8) </text:p>
          </table:table-cell>
          <table:table-cell/>
          <table:table-cell office:value-type="string" calcext:value-type="string">
            <text:p>… mit einem Löwengebrüll ist Piṇḍolabhāradvāja. </text:p>
          </table:table-cell>
          <table:table-cell office:value-type="string" calcext:value-type="string">
            <text:p>… with a lion’s roar is Piṇḍolabhāradvāja. </text:p>
          </table:table-cell>
          <table:table-cell office:value-type="string" calcext:value-type="string">
            <text:p>…ライオンの雄叫びを持つ者はピンドーラ・バーラドワージャです。 </text:p>
          </table:table-cell>
          <table:table-cell table:number-columns-repeated="2" office:value-type="string" calcext:value-type="string">
            <text:p/>
          </table:table-cell>
          <table:table-cell office:value-type="string" calcext:value-type="string">
            <text:p>&lt;article id='an1.195'&gt;&lt;p&gt;{}&lt;/p&gt;&lt;/article&gt;</text:p>
          </table:table-cell>
          <table:table-cell office:value-type="string" calcext:value-type="string">
            <text:p>csp1ed15.24, csp2ed15.24, ms15A1_278, msdiv195, sc8</text:p>
          </table:table-cell>
        </table:table-row>
        <table:table-row table:style-name="ro1">
          <table:table-cell office:value-type="string" calcext:value-type="string">
            <text:p>an1.196:1.1</text:p>
          </table:table-cell>
          <table:table-cell office:value-type="string" calcext:value-type="string">
            <text:p>… Dhammakathikānaṁ yadidaṁ puṇṇo mantāṇiputto. (9) </text:p>
          </table:table-cell>
          <table:table-cell/>
          <table:table-cell office:value-type="string" calcext:value-type="string">
            <text:p>… die über die Lehre sprechen, ist Puṇṇa Mantāṇiputta. </text:p>
          </table:table-cell>
          <table:table-cell office:value-type="string" calcext:value-type="string">
            <text:p>… who speak on the teaching is Puṇṇa Mantāṇiputta. </text:p>
          </table:table-cell>
          <table:table-cell office:value-type="string" calcext:value-type="string">
            <text:p>…一番よく教えを話す者はプンナ・マンターニプッタです。 </text:p>
          </table:table-cell>
          <table:table-cell table:number-columns-repeated="2" office:value-type="string" calcext:value-type="string">
            <text:p/>
          </table:table-cell>
          <table:table-cell office:value-type="string" calcext:value-type="string">
            <text:p>&lt;article id='an1.196'&gt;&lt;p&gt;{}&lt;/p&gt;&lt;/article&gt;</text:p>
          </table:table-cell>
          <table:table-cell office:value-type="string" calcext:value-type="string">
            <text:p>ms15A1_279, msdiv196, ndp16.24, sc9</text:p>
          </table:table-cell>
        </table:table-row>
        <table:table-row table:style-name="ro1">
          <table:table-cell office:value-type="string" calcext:value-type="string">
            <text:p>an1.197:1.1</text:p>
          </table:table-cell>
          <table:table-cell office:value-type="string" calcext:value-type="string">
            <text:p>… saṅkhittena bhāsitassa vitthārena atthaṁ vibhajantānaṁ yadidaṁ mahākaccāno”ti. (10) </text:p>
          </table:table-cell>
          <table:table-cell/>
          <table:table-cell office:value-type="string" calcext:value-type="string">
            <text:p>… die die Bedeutung einer kurzen Aussage ausführlich erklären, ist Mahākaccāna.“ </text:p>
          </table:table-cell>
          <table:table-cell office:value-type="string" calcext:value-type="string">
            <text:p>… who explain in detail the meaning of a brief statement is Mahākaccāna.” </text:p>
          </table:table-cell>
          <table:table-cell office:value-type="string" calcext:value-type="string">
            <text:p>…一番詳細に短くされた発言を説明できる者はマハーカッチャーナです。 <text:s/></text:p>
          </table:table-cell>
          <table:table-cell table:number-columns-repeated="2" office:value-type="string" calcext:value-type="string">
            <text:p/>
          </table:table-cell>
          <table:table-cell office:value-type="string" calcext:value-type="string">
            <text:p>&lt;article id='an1.197'&gt;&lt;p&gt;{}&lt;/p&gt;</text:p>
          </table:table-cell>
          <table:table-cell office:value-type="string" calcext:value-type="string">
            <text:p>ms15A1_280, msdiv197, sc10</text:p>
          </table:table-cell>
        </table:table-row>
        <table:table-row table:style-name="ro1">
          <table:table-cell office:value-type="string" calcext:value-type="string">
            <text:p>an1.197:1.2</text:p>
          </table:table-cell>
          <table:table-cell office:value-type="string" calcext:value-type="string">
            <text:p>Vaggo paṭh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198: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id='an1.198-208'&gt;&lt;header&gt;&lt;ul&gt;&lt;li class='division'&gt;{}&lt;/li&gt;</text:p>
          </table:table-cell>
          <table:table-cell/>
        </table:table-row>
        <table:table-row table:style-name="ro1">
          <table:table-cell office:value-type="string" calcext:value-type="string">
            <text:p>an1.198:0.2</text:p>
          </table:table-cell>
          <table:table-cell office:value-type="string" calcext:value-type="string">
            <text:p>15. Dutiyavagga </text:p>
          </table:table-cell>
          <table:table-cell/>
          <table:table-cell office:value-type="string" calcext:value-type="string">
            <text:p>15. Zweites</text:p>
          </table:table-cell>
          <table:table-cell office:value-type="string" calcext:value-type="string">
            <text:p>15. Second </text:p>
          </table:table-cell>
          <table:table-cell office:value-type="string" calcext:value-type="string">
            <text:p>第十五　一番（第二）（是第一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198:0.3</text:p>
          </table:table-cell>
          <table:table-cell office:value-type="string" calcext:value-type="string">
            <text:p>198–208 </text:p>
          </table:table-cell>
          <table:table-cell/>
          <table:table-cell table:number-columns-repeated="2" office:value-type="string" calcext:value-type="string">
            <text:p>198–208 </text:p>
          </table:table-cell>
          <table:table-cell office:value-type="string" calcext:value-type="string">
            <text:p>198−208 </text:p>
          </table:table-cell>
          <table:table-cell table:number-columns-repeated="2" office:value-type="string" calcext:value-type="string">
            <text:p/>
          </table:table-cell>
          <table:table-cell office:value-type="string" calcext:value-type="string">
            <text:p>&lt;h1 class='sutta-title'&gt;{}&lt;/h1&gt;&lt;/header&gt;</text:p>
          </table:table-cell>
          <table:table-cell/>
        </table:table-row>
        <table:table-row table:style-name="ro1">
          <table:table-cell office:value-type="string" calcext:value-type="string">
            <text:p>an1.198:1.1</text:p>
          </table:table-cell>
          <table:table-cell office:value-type="string" calcext:value-type="string">
            <text:p>“Etadaggaṁ, bhikkhave, mama sāvakānaṁ bhikkhūnaṁ manomayaṁ kāyaṁ abhinimminantānaṁ yadidaṁ cūḷapanthako. (1) </text:p>
          </table:table-cell>
          <table:table-cell office:value-type="string" calcext:value-type="string">
            <text:p>cūḷapanthako → cullapanthako (bj, sya-all, km, pts1ed)</text:p>
          </table:table-cell>
          <table:table-cell office:value-type="string" calcext:value-type="string">
            <text:p>„Der führende unter meinen Mönchsschülern, was das Hervorbringen eines geistgeschaffenen Körpers betrifft, ist Cūḷapanthaka. </text:p>
          </table:table-cell>
          <table:table-cell office:value-type="string" calcext:value-type="string">
            <text:p>“The foremost of my monk disciples in creating a mind-made body is Cūḷapanthaka. </text:p>
          </table:table-cell>
          <table:table-cell office:value-type="string" calcext:value-type="string">
            <text:p>「私の弟子僧で一番上手に心による体を作れる者はチューラパンタカです。 </text:p>
          </table:table-cell>
          <table:table-cell table:number-columns-repeated="2" office:value-type="string" calcext:value-type="string">
            <text:p/>
          </table:table-cell>
          <table:table-cell office:value-type="string" calcext:value-type="string">
            <text:p>&lt;article id='an1.198'&gt;&lt;p&gt;{}&lt;/p&gt;&lt;/article&gt;</text:p>
          </table:table-cell>
          <table:table-cell office:value-type="string" calcext:value-type="string">
            <text:p>dr20.31, ms15A1_282, msdiv198, pts-vp-pli1.24, sc1, vri35.32</text:p>
          </table:table-cell>
        </table:table-row>
        <table:table-row table:style-name="ro1">
          <table:table-cell office:value-type="string" calcext:value-type="string">
            <text:p>an1.199:1.1</text:p>
          </table:table-cell>
          <table:table-cell office:value-type="string" calcext:value-type="string">
            <text:p>… Cetovivaṭṭakusalānaṁ yadidaṁ cūḷapanthako. (2) </text:p>
          </table:table-cell>
          <table:table-cell/>
          <table:table-cell office:value-type="string" calcext:value-type="string">
            <text:p>… die in der Entwicklung des Bewusstseins bewandert sind, ist Cūḷapanthaka. </text:p>
          </table:table-cell>
          <table:table-cell office:value-type="string" calcext:value-type="string">
            <text:p>… who are skilled in the evolution of consciousness is Cūḷapanthaka. </text:p>
          </table:table-cell>
          <table:table-cell office:value-type="string" calcext:value-type="string">
            <text:p>…一番心の発展に技量のある者はチューラパンタカです。 </text:p>
          </table:table-cell>
          <table:table-cell table:number-columns-repeated="2" office:value-type="string" calcext:value-type="string">
            <text:p/>
          </table:table-cell>
          <table:table-cell office:value-type="string" calcext:value-type="string">
            <text:p>&lt;article id='an1.199'&gt;&lt;p&gt;{}&lt;/p&gt;&lt;/article&gt;</text:p>
          </table:table-cell>
          <table:table-cell office:value-type="string" calcext:value-type="string">
            <text:p>ms15A1_283, msdiv199, sc2</text:p>
          </table:table-cell>
        </table:table-row>
        <table:table-row table:style-name="ro1">
          <table:table-cell office:value-type="string" calcext:value-type="string">
            <text:p>an1.200:1.1</text:p>
          </table:table-cell>
          <table:table-cell office:value-type="string" calcext:value-type="string">
            <text:p>… Saññāvivaṭṭakusalānaṁ yadidaṁ mahāpanthako. (3) </text:p>
          </table:table-cell>
          <table:table-cell/>
          <table:table-cell office:value-type="string" calcext:value-type="string">
            <text:p>… die in der Entwicklung der Wahrnehmung bewandert sind, ist Mahāpanthaka. </text:p>
          </table:table-cell>
          <table:table-cell office:value-type="string" calcext:value-type="string">
            <text:p>… who are skilled in the evolution of perception is Mahāpanthaka. </text:p>
          </table:table-cell>
          <table:table-cell office:value-type="string" calcext:value-type="string">
            <text:p>…一番認識力の発展に技量のある者はマハーパンタカです。 </text:p>
          </table:table-cell>
          <table:table-cell table:number-columns-repeated="2" office:value-type="string" calcext:value-type="string">
            <text:p/>
          </table:table-cell>
          <table:table-cell office:value-type="string" calcext:value-type="string">
            <text:p>&lt;article id='an1.200'&gt;&lt;p&gt;{}&lt;/p&gt;&lt;/article&gt;</text:p>
          </table:table-cell>
          <table:table-cell office:value-type="string" calcext:value-type="string">
            <text:p>ms15A1_284, msdiv200, sc3</text:p>
          </table:table-cell>
        </table:table-row>
        <table:table-row table:style-name="ro1">
          <table:table-cell office:value-type="string" calcext:value-type="string">
            <text:p>an1.201:1.1</text:p>
          </table:table-cell>
          <table:table-cell office:value-type="string" calcext:value-type="string">
            <text:p>… Araṇavihārīnaṁ yadidaṁ subhūti. (4) </text:p>
          </table:table-cell>
          <table:table-cell/>
          <table:table-cell office:value-type="string" calcext:value-type="string">
            <text:p>… die keinen Streit haben, ist Subhūti. </text:p>
          </table:table-cell>
          <table:table-cell office:value-type="string" calcext:value-type="string">
            <text:p>… who live without conflict is Subhūti. </text:p>
          </table:table-cell>
          <table:table-cell office:value-type="string" calcext:value-type="string">
            <text:p>…一番争うことなく暮らす者はスブーティです。 </text:p>
          </table:table-cell>
          <table:table-cell table:number-columns-repeated="2" office:value-type="string" calcext:value-type="string">
            <text:p/>
          </table:table-cell>
          <table:table-cell office:value-type="string" calcext:value-type="string">
            <text:p>&lt;article id='an1.201'&gt;&lt;p&gt;{}&lt;/p&gt;&lt;/article&gt;</text:p>
          </table:table-cell>
          <table:table-cell office:value-type="string" calcext:value-type="string">
            <text:p>ms15A1_285, msdiv201, sc4</text:p>
          </table:table-cell>
        </table:table-row>
        <table:table-row table:style-name="ro1">
          <table:table-cell office:value-type="string" calcext:value-type="string">
            <text:p>an1.202:1.1</text:p>
          </table:table-cell>
          <table:table-cell office:value-type="string" calcext:value-type="string">
            <text:p>… Dakkhiṇeyyānaṁ yadidaṁ subhūti. (5) </text:p>
          </table:table-cell>
          <table:table-cell/>
          <table:table-cell office:value-type="string" calcext:value-type="string">
            <text:p>… die einer religiösen Gabe würdig sind, ist Subhūti. </text:p>
          </table:table-cell>
          <table:table-cell office:value-type="string" calcext:value-type="string">
            <text:p>… who are worthy of a religious donation is Subhūti. </text:p>
          </table:table-cell>
          <table:table-cell office:value-type="string" calcext:value-type="string">
            <text:p>…一番宗教心から来る贈り物をもらう価値のある者はスブーティです。 </text:p>
          </table:table-cell>
          <table:table-cell table:number-columns-repeated="2" office:value-type="string" calcext:value-type="string">
            <text:p/>
          </table:table-cell>
          <table:table-cell office:value-type="string" calcext:value-type="string">
            <text:p>&lt;article id='an1.202'&gt;&lt;p&gt;{}&lt;/p&gt;&lt;/article&gt;</text:p>
          </table:table-cell>
          <table:table-cell office:value-type="string" calcext:value-type="string">
            <text:p>ms15A1_286, msdiv202, sc5</text:p>
          </table:table-cell>
        </table:table-row>
        <table:table-row table:style-name="ro1">
          <table:table-cell office:value-type="string" calcext:value-type="string">
            <text:p>an1.203:1.1</text:p>
          </table:table-cell>
          <table:table-cell office:value-type="string" calcext:value-type="string">
            <text:p>… Āraññakānaṁ yadidaṁ revato khadiravaniyo. (6) </text:p>
          </table:table-cell>
          <table:table-cell/>
          <table:table-cell office:value-type="string" calcext:value-type="string">
            <text:p>… die in der Wildnis leben, ist Revata vom Akazienwald. </text:p>
          </table:table-cell>
          <table:table-cell office:value-type="string" calcext:value-type="string">
            <text:p>… who stay in the wilderness is Revata of the Acacia Wood. </text:p>
          </table:table-cell>
          <table:table-cell office:value-type="string" calcext:value-type="string">
            <text:p>…一番の自然の奥地に住む者はアカシア森のレーワタです。 </text:p>
          </table:table-cell>
          <table:table-cell table:number-columns-repeated="2" office:value-type="string" calcext:value-type="string">
            <text:p/>
          </table:table-cell>
          <table:table-cell office:value-type="string" calcext:value-type="string">
            <text:p>&lt;article id='an1.203'&gt;&lt;p&gt;{}&lt;/p&gt;&lt;/article&gt;</text:p>
          </table:table-cell>
          <table:table-cell office:value-type="string" calcext:value-type="string">
            <text:p>ms15A1_287, msdiv203, sc6</text:p>
          </table:table-cell>
        </table:table-row>
        <table:table-row table:style-name="ro1">
          <table:table-cell office:value-type="string" calcext:value-type="string">
            <text:p>an1.204:1.1</text:p>
          </table:table-cell>
          <table:table-cell office:value-type="string" calcext:value-type="string">
            <text:p>… Jhāyīnaṁ yadidaṁ kaṅkhārevato. (7) </text:p>
          </table:table-cell>
          <table:table-cell/>
          <table:table-cell office:value-type="string" calcext:value-type="string">
            <text:p>… die Vertiefung üben, ist Kaṅkhārevata. </text:p>
          </table:table-cell>
          <table:table-cell office:value-type="string" calcext:value-type="string">
            <text:p>… who practice absorption is Kaṅkhārevata. </text:p>
          </table:table-cell>
          <table:table-cell office:value-type="string" calcext:value-type="string">
            <text:p>…一番のジャーナ瞑想者はカンカーレーワタです。 </text:p>
          </table:table-cell>
          <table:table-cell table:number-columns-repeated="2" office:value-type="string" calcext:value-type="string">
            <text:p/>
          </table:table-cell>
          <table:table-cell office:value-type="string" calcext:value-type="string">
            <text:p>&lt;article id='an1.204'&gt;&lt;p&gt;{}&lt;/p&gt;&lt;/article&gt;</text:p>
          </table:table-cell>
          <table:table-cell office:value-type="string" calcext:value-type="string">
            <text:p>ms15A1_288, msdiv204, sc7</text:p>
          </table:table-cell>
        </table:table-row>
        <table:table-row table:style-name="ro1">
          <table:table-cell office:value-type="string" calcext:value-type="string">
            <text:p>an1.205:1.1</text:p>
          </table:table-cell>
          <table:table-cell office:value-type="string" calcext:value-type="string">
            <text:p>… Āraddhavīriyānaṁ yadidaṁ soṇo koḷiviso. (8) </text:p>
          </table:table-cell>
          <table:table-cell/>
          <table:table-cell office:value-type="string" calcext:value-type="string">
            <text:p>… die beflissen sind, ist Soṇa Koḷivisa. </text:p>
          </table:table-cell>
          <table:table-cell office:value-type="string" calcext:value-type="string">
            <text:p>… who are energetic is Soṇa Koḷivisa. </text:p>
          </table:table-cell>
          <table:table-cell office:value-type="string" calcext:value-type="string">
            <text:p>…一番活力がある者はソーナ・コーリウィサです。 </text:p>
          </table:table-cell>
          <table:table-cell table:number-columns-repeated="2" office:value-type="string" calcext:value-type="string">
            <text:p/>
          </table:table-cell>
          <table:table-cell office:value-type="string" calcext:value-type="string">
            <text:p>&lt;article id='an1.205'&gt;&lt;p&gt;{}&lt;/p&gt;&lt;/article&gt;</text:p>
          </table:table-cell>
          <table:table-cell office:value-type="string" calcext:value-type="string">
            <text:p>cck20.31, ms15A1_289, msdiv205, sc8</text:p>
          </table:table-cell>
        </table:table-row>
        <table:table-row table:style-name="ro1">
          <table:table-cell office:value-type="string" calcext:value-type="string">
            <text:p>an1.206:1.1</text:p>
          </table:table-cell>
          <table:table-cell office:value-type="string" calcext:value-type="string">
            <text:p>… Kalyāṇavākkaraṇānaṁ yadidaṁ soṇo kuṭikaṇṇo. (9) </text:p>
          </table:table-cell>
          <table:table-cell/>
          <table:table-cell office:value-type="string" calcext:value-type="string">
            <text:p>… die gute Redner sind, ist Soṇa Kuṭikaṇṇa. </text:p>
          </table:table-cell>
          <table:table-cell office:value-type="string" calcext:value-type="string">
            <text:p>… who are good speakers is Soṇa Kuṭikaṇṇa. </text:p>
          </table:table-cell>
          <table:table-cell office:value-type="string" calcext:value-type="string">
            <text:p>…一番上手に話す者はソーナ・クティカンナです。 </text:p>
          </table:table-cell>
          <table:table-cell table:number-columns-repeated="2" office:value-type="string" calcext:value-type="string">
            <text:p/>
          </table:table-cell>
          <table:table-cell office:value-type="string" calcext:value-type="string">
            <text:p>&lt;article id='an1.206'&gt;&lt;p&gt;{}&lt;/p&gt;&lt;/article&gt;</text:p>
          </table:table-cell>
          <table:table-cell office:value-type="string" calcext:value-type="string">
            <text:p>ms15A1_290, msdiv206, sc9</text:p>
          </table:table-cell>
        </table:table-row>
        <table:table-row table:style-name="ro1">
          <table:table-cell office:value-type="string" calcext:value-type="string">
            <text:p>an1.207:1.1</text:p>
          </table:table-cell>
          <table:table-cell office:value-type="string" calcext:value-type="string">
            <text:p>… Lābhīnaṁ yadidaṁ sīvali. (10) </text:p>
          </table:table-cell>
          <table:table-cell/>
          <table:table-cell office:value-type="string" calcext:value-type="string">
            <text:p>… die viele Güter erhalten, ist Sīvali. </text:p>
          </table:table-cell>
          <table:table-cell office:value-type="string" calcext:value-type="string">
            <text:p>… who receive many possessions is Sīvali. </text:p>
          </table:table-cell>
          <table:table-cell office:value-type="string" calcext:value-type="string">
            <text:p>…一番多く獲得した者はシーワリです。 </text:p>
          </table:table-cell>
          <table:table-cell table:number-columns-repeated="2" office:value-type="string" calcext:value-type="string">
            <text:p/>
          </table:table-cell>
          <table:table-cell office:value-type="string" calcext:value-type="string">
            <text:p>&lt;article id='an1.207'&gt;&lt;p&gt;{}&lt;/p&gt;&lt;/article&gt;</text:p>
          </table:table-cell>
          <table:table-cell office:value-type="string" calcext:value-type="string">
            <text:p>ms15A1_291, msdiv207, sc10</text:p>
          </table:table-cell>
        </table:table-row>
        <table:table-row table:style-name="ro1">
          <table:table-cell office:value-type="string" calcext:value-type="string">
            <text:p>an1.208:1.1</text:p>
          </table:table-cell>
          <table:table-cell office:value-type="string" calcext:value-type="string">
            <text:p>… Saddhādhimuttānaṁ yadidaṁ vakkalī”ti. (11) </text:p>
          </table:table-cell>
          <table:table-cell/>
          <table:table-cell office:value-type="string" calcext:value-type="string">
            <text:p>… die starkes Vertrauen haben, ist Vakkalī.“ </text:p>
          </table:table-cell>
          <table:table-cell office:value-type="string" calcext:value-type="string">
            <text:p>… who are strong in faith is Vakkalī.” </text:p>
          </table:table-cell>
          <table:table-cell office:value-type="string" calcext:value-type="string">
            <text:p>…一番信仰心が厚い者はワッカリーです。 </text:p>
          </table:table-cell>
          <table:table-cell table:number-columns-repeated="2" office:value-type="string" calcext:value-type="string">
            <text:p/>
          </table:table-cell>
          <table:table-cell office:value-type="string" calcext:value-type="string">
            <text:p>&lt;article id='an1.208'&gt;&lt;p&gt;{}&lt;/p&gt;</text:p>
          </table:table-cell>
          <table:table-cell office:value-type="string" calcext:value-type="string">
            <text:p>ms15A1_292, msdiv208, sc11</text:p>
          </table:table-cell>
        </table:table-row>
        <table:table-row table:style-name="ro1">
          <table:table-cell office:value-type="string" calcext:value-type="string">
            <text:p>an1.208:1.2</text:p>
          </table:table-cell>
          <table:table-cell office:value-type="string" calcext:value-type="string">
            <text:p>Vaggo du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35: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35-247'&gt;&lt;header&gt;&lt;ul&gt;&lt;li class='division'&gt;{}&lt;/li&gt;</text:p>
          </table:table-cell>
          <table:table-cell/>
        </table:table-row>
        <table:table-row table:style-name="ro1">
          <table:table-cell office:value-type="string" calcext:value-type="string">
            <text:p>an1.235:0.2</text:p>
          </table:table-cell>
          <table:table-cell office:value-type="string" calcext:value-type="string">
            <text:p>18. Pañcamavagga </text:p>
          </table:table-cell>
          <table:table-cell/>
          <table:table-cell office:value-type="string" calcext:value-type="string">
            <text:p>18. Fünftes</text:p>
          </table:table-cell>
          <table:table-cell office:value-type="string" calcext:value-type="string">
            <text:p>18. Fifth </text:p>
          </table:table-cell>
          <table:table-cell office:value-type="string" calcext:value-type="string">
            <text:p>第十八　一番（第五）（是第一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35:0.3</text:p>
          </table:table-cell>
          <table:table-cell office:value-type="string" calcext:value-type="string">
            <text:p>235–247 </text:p>
          </table:table-cell>
          <table:table-cell/>
          <table:table-cell table:number-columns-repeated="2" office:value-type="string" calcext:value-type="string">
            <text:p>235–247 </text:p>
          </table:table-cell>
          <table:table-cell office:value-type="string" calcext:value-type="string">
            <text:p>235−247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35:1.1</text:p>
          </table:table-cell>
          <table:table-cell office:value-type="string" calcext:value-type="string">
            <text:p>“Etadaggaṁ, bhikkhave, mama sāvikānaṁ bhikkhunīnaṁ rattaññūnaṁ yadidaṁ mahāpajāpatigotamī. (1) </text:p>
          </table:table-cell>
          <table:table-cell/>
          <table:table-cell office:value-type="string" calcext:value-type="string">
            <text:p>„Die führende unter meinen Nonnenschülerinnen, was die Dauer der Ordenszugehörigkeit betrifft, ist Mahāpajāpatī Gotamī. </text:p>
          </table:table-cell>
          <table:table-cell office:value-type="string" calcext:value-type="string">
            <text:p>“The foremost of my nun disciples in seniority is Mahāpajāpatī Gotamī. </text:p>
          </table:table-cell>
          <table:table-cell office:value-type="string" calcext:value-type="string">
            <text:p>「私の弟子尼僧で一番先輩なのはマハーパジャーパティーです。 <text:s/></text:p>
          </table:table-cell>
          <table:table-cell table:number-columns-repeated="2" office:value-type="string" calcext:value-type="string">
            <text:p/>
          </table:table-cell>
          <table:table-cell office:value-type="string" calcext:value-type="string">
            <text:p>&lt;article id='an1.235'&gt;&lt;p&gt;{}&lt;/p&gt;&lt;/article&gt;</text:p>
          </table:table-cell>
          <table:table-cell office:value-type="string" calcext:value-type="string">
            <text:p>bj18.50, ms15A1_322, msdiv235, sc1, sya20.33</text:p>
          </table:table-cell>
        </table:table-row>
        <table:table-row table:style-name="ro1">
          <table:table-cell office:value-type="string" calcext:value-type="string">
            <text:p>an1.236:1.1</text:p>
          </table:table-cell>
          <table:table-cell office:value-type="string" calcext:value-type="string">
            <text:p>… Mahāpaññānaṁ yadidaṁ khemā. (2) </text:p>
          </table:table-cell>
          <table:table-cell/>
          <table:table-cell office:value-type="string" calcext:value-type="string">
            <text:p>… mit großer Weisheit ist Khemā. </text:p>
          </table:table-cell>
          <table:table-cell office:value-type="string" calcext:value-type="string">
            <text:p>… with great wisdom is Khemā. </text:p>
          </table:table-cell>
          <table:table-cell office:value-type="string" calcext:value-type="string">
            <text:p>…一番の優れた智慧を持つ者はケーマです。 </text:p>
          </table:table-cell>
          <table:table-cell table:number-columns-repeated="2" office:value-type="string" calcext:value-type="string">
            <text:p/>
          </table:table-cell>
          <table:table-cell office:value-type="string" calcext:value-type="string">
            <text:p>&lt;article id='an1.236'&gt;&lt;p&gt;{}&lt;/p&gt;&lt;/article&gt;</text:p>
          </table:table-cell>
          <table:table-cell office:value-type="string" calcext:value-type="string">
            <text:p>ms15A1_323, msdiv236, sc2</text:p>
          </table:table-cell>
        </table:table-row>
        <table:table-row table:style-name="ro1">
          <table:table-cell office:value-type="string" calcext:value-type="string">
            <text:p>an1.237:1.1</text:p>
          </table:table-cell>
          <table:table-cell office:value-type="string" calcext:value-type="string">
            <text:p>… Iddhimantīnaṁ yadidaṁ uppalavaṇṇā. (3) </text:p>
          </table:table-cell>
          <table:table-cell/>
          <table:table-cell office:value-type="string" calcext:value-type="string">
            <text:p>… mit Wunderkräften ist Uppalavaṇṇā. </text:p>
          </table:table-cell>
          <table:table-cell office:value-type="string" calcext:value-type="string">
            <text:p>… with psychic power is Uppalavaṇṇā. </text:p>
          </table:table-cell>
          <table:table-cell office:value-type="string" calcext:value-type="string">
            <text:p>…一番の超能力者はウッパラワンナーです。 </text:p>
          </table:table-cell>
          <table:table-cell table:number-columns-repeated="2" office:value-type="string" calcext:value-type="string">
            <text:p/>
          </table:table-cell>
          <table:table-cell office:value-type="string" calcext:value-type="string">
            <text:p>&lt;article id='an1.237'&gt;&lt;p&gt;{}&lt;/p&gt;&lt;/article&gt;</text:p>
          </table:table-cell>
          <table:table-cell office:value-type="string" calcext:value-type="string">
            <text:p>ms15A1_324, msdiv237, sc3</text:p>
          </table:table-cell>
        </table:table-row>
        <table:table-row table:style-name="ro1">
          <table:table-cell office:value-type="string" calcext:value-type="string">
            <text:p>an1.238:1.1</text:p>
          </table:table-cell>
          <table:table-cell office:value-type="string" calcext:value-type="string">
            <text:p>… Vinayadharānaṁ yadidaṁ paṭācārā. (4) </text:p>
          </table:table-cell>
          <table:table-cell/>
          <table:table-cell office:value-type="string" calcext:value-type="string">
            <text:p>… die die Texte über die klösterliche Übung gelernt haben, ist Paṭācārā. </text:p>
          </table:table-cell>
          <table:table-cell office:value-type="string" calcext:value-type="string">
            <text:p>… who have memorized the texts on monastic training is Paṭācārā. </text:p>
          </table:table-cell>
          <table:table-cell office:value-type="string" calcext:value-type="string">
            <text:p>…一番よく戒律を覚えている者はパターチャーラーです。 </text:p>
          </table:table-cell>
          <table:table-cell table:number-columns-repeated="2" office:value-type="string" calcext:value-type="string">
            <text:p/>
          </table:table-cell>
          <table:table-cell office:value-type="string" calcext:value-type="string">
            <text:p>&lt;article id='an1.238'&gt;&lt;p&gt;{}&lt;/p&gt;&lt;/article&gt;</text:p>
          </table:table-cell>
          <table:table-cell office:value-type="string" calcext:value-type="string">
            <text:p>ms15A1_325, msdiv238, sc4</text:p>
          </table:table-cell>
        </table:table-row>
        <table:table-row table:style-name="ro1">
          <table:table-cell office:value-type="string" calcext:value-type="string">
            <text:p>an1.239:1.1</text:p>
          </table:table-cell>
          <table:table-cell office:value-type="string" calcext:value-type="string">
            <text:p>… Dhammakathikānaṁ yadidaṁ dhammadinnā. (5) </text:p>
          </table:table-cell>
          <table:table-cell/>
          <table:table-cell office:value-type="string" calcext:value-type="string">
            <text:p>… die über die Lehre sprechen, ist Dhammadinnā. </text:p>
          </table:table-cell>
          <table:table-cell office:value-type="string" calcext:value-type="string">
            <text:p>… who speak on the teaching is Dhammadinnā. </text:p>
          </table:table-cell>
          <table:table-cell office:value-type="string" calcext:value-type="string">
            <text:p>…一番よく教えを話す者はダンマディーナーです。 </text:p>
          </table:table-cell>
          <table:table-cell table:number-columns-repeated="2" office:value-type="string" calcext:value-type="string">
            <text:p/>
          </table:table-cell>
          <table:table-cell office:value-type="string" calcext:value-type="string">
            <text:p>&lt;article id='an1.239'&gt;&lt;p&gt;{}&lt;/p&gt;&lt;/article&gt;</text:p>
          </table:table-cell>
          <table:table-cell office:value-type="string" calcext:value-type="string">
            <text:p>ms15A1_326, msdiv239, ndp16.26, sc5</text:p>
          </table:table-cell>
        </table:table-row>
        <table:table-row table:style-name="ro1">
          <table:table-cell office:value-type="string" calcext:value-type="string">
            <text:p>an1.240:1.1</text:p>
          </table:table-cell>
          <table:table-cell office:value-type="string" calcext:value-type="string">
            <text:p>… Jhāyīnaṁ yadidaṁ nandā. (6) </text:p>
          </table:table-cell>
          <table:table-cell/>
          <table:table-cell office:value-type="string" calcext:value-type="string">
            <text:p>… die Vertiefung üben, ist Nandā. </text:p>
          </table:table-cell>
          <table:table-cell office:value-type="string" calcext:value-type="string">
            <text:p>… who practice absorption is Nandā. </text:p>
          </table:table-cell>
          <table:table-cell office:value-type="string" calcext:value-type="string">
            <text:p>…一番のジャーナ瞑想者はナンダーです。 </text:p>
          </table:table-cell>
          <table:table-cell table:number-columns-repeated="2" office:value-type="string" calcext:value-type="string">
            <text:p/>
          </table:table-cell>
          <table:table-cell office:value-type="string" calcext:value-type="string">
            <text:p>&lt;article id='an1.240'&gt;&lt;p&gt;{}&lt;/p&gt;&lt;/article&gt;</text:p>
          </table:table-cell>
          <table:table-cell office:value-type="string" calcext:value-type="string">
            <text:p>ms15A1_327, msdiv240, sc6</text:p>
          </table:table-cell>
        </table:table-row>
        <table:table-row table:style-name="ro1">
          <table:table-cell office:value-type="string" calcext:value-type="string">
            <text:p>an1.241:1.1</text:p>
          </table:table-cell>
          <table:table-cell office:value-type="string" calcext:value-type="string">
            <text:p>… Āraddhavīriyānaṁ yadidaṁ soṇā. (7) </text:p>
          </table:table-cell>
          <table:table-cell/>
          <table:table-cell office:value-type="string" calcext:value-type="string">
            <text:p>… die beflissen sind, ist Soṇā. </text:p>
          </table:table-cell>
          <table:table-cell office:value-type="string" calcext:value-type="string">
            <text:p>… who are energetic is Soṇā. </text:p>
          </table:table-cell>
          <table:table-cell office:value-type="string" calcext:value-type="string">
            <text:p>…一番活力がある者はソーナーです。 </text:p>
          </table:table-cell>
          <table:table-cell table:number-columns-repeated="2" office:value-type="string" calcext:value-type="string">
            <text:p/>
          </table:table-cell>
          <table:table-cell office:value-type="string" calcext:value-type="string">
            <text:p>&lt;article id='an1.241'&gt;&lt;p&gt;{}&lt;/p&gt;&lt;/article&gt;</text:p>
          </table:table-cell>
          <table:table-cell office:value-type="string" calcext:value-type="string">
            <text:p>ms15A1_328, msdiv241, sc7</text:p>
          </table:table-cell>
        </table:table-row>
        <table:table-row table:style-name="ro1">
          <table:table-cell office:value-type="string" calcext:value-type="string">
            <text:p>an1.242:1.1</text:p>
          </table:table-cell>
          <table:table-cell office:value-type="string" calcext:value-type="string">
            <text:p>… Dibbacakkhukānaṁ yadidaṁ bakulā. (8) </text:p>
          </table:table-cell>
          <table:table-cell office:value-type="string" calcext:value-type="string">
            <text:p>bakulā → sakulā (bj, sya-all, km, pts1ed)</text:p>
          </table:table-cell>
          <table:table-cell office:value-type="string" calcext:value-type="string">
            <text:p>… mit Hellsichtigkeit ist Sakulā. </text:p>
          </table:table-cell>
          <table:table-cell office:value-type="string" calcext:value-type="string">
            <text:p>… with clairvoyance is Sakulā. </text:p>
          </table:table-cell>
          <table:table-cell office:value-type="string" calcext:value-type="string">
            <text:p>…一番の透視能力者はサクラーです。 </text:p>
          </table:table-cell>
          <table:table-cell table:number-columns-repeated="2" office:value-type="string" calcext:value-type="string">
            <text:p/>
          </table:table-cell>
          <table:table-cell office:value-type="string" calcext:value-type="string">
            <text:p>&lt;article id='an1.242'&gt;&lt;p&gt;{}&lt;/p&gt;&lt;/article&gt;</text:p>
          </table:table-cell>
          <table:table-cell office:value-type="string" calcext:value-type="string">
            <text:p>ms15A1_329, msdiv242, sc8</text:p>
          </table:table-cell>
        </table:table-row>
        <table:table-row table:style-name="ro1">
          <table:table-cell office:value-type="string" calcext:value-type="string">
            <text:p>an1.243:1.1</text:p>
          </table:table-cell>
          <table:table-cell office:value-type="string" calcext:value-type="string">
            <text:p>… Khippābhiññānaṁ yadidaṁ bhaddā kuṇḍalakesā. (9) </text:p>
          </table:table-cell>
          <table:table-cell/>
          <table:table-cell office:value-type="string" calcext:value-type="string">
            <text:p>… mit rascher Einsicht ist Bhaddā Kuṇḍalakesā. </text:p>
          </table:table-cell>
          <table:table-cell office:value-type="string" calcext:value-type="string">
            <text:p>… with swift insight is Bhaddā Kuṇḍalakesā. </text:p>
          </table:table-cell>
          <table:table-cell office:value-type="string" calcext:value-type="string">
            <text:p>…一番素早く真実を見抜き理解する者はバッダー・クンダラケーサーです。 </text:p>
          </table:table-cell>
          <table:table-cell table:number-columns-repeated="2" office:value-type="string" calcext:value-type="string">
            <text:p/>
          </table:table-cell>
          <table:table-cell office:value-type="string" calcext:value-type="string">
            <text:p>&lt;article id='an1.243'&gt;&lt;p&gt;{}&lt;/p&gt;&lt;/article&gt;</text:p>
          </table:table-cell>
          <table:table-cell office:value-type="string" calcext:value-type="string">
            <text:p>ms15A1_330, msdiv243, sc9</text:p>
          </table:table-cell>
        </table:table-row>
        <table:table-row table:style-name="ro1">
          <table:table-cell office:value-type="string" calcext:value-type="string">
            <text:p>an1.244:1.1</text:p>
          </table:table-cell>
          <table:table-cell office:value-type="string" calcext:value-type="string">
            <text:p>… Pubbenivāsaṁ anussarantīnaṁ yadidaṁ bhaddā kāpilānī. (10) </text:p>
          </table:table-cell>
          <table:table-cell/>
          <table:table-cell office:value-type="string" calcext:value-type="string">
            <text:p>… die sich an frühere Leben erinnern, ist Bhaddā Kāpilānī. </text:p>
          </table:table-cell>
          <table:table-cell office:value-type="string" calcext:value-type="string">
            <text:p>… who recollect past lives is Bhaddā Kāpilānī. </text:p>
          </table:table-cell>
          <table:table-cell office:value-type="string" calcext:value-type="string">
            <text:p>…一番よく前世を覚えている者はバッダー・カーピラーニです。 </text:p>
          </table:table-cell>
          <table:table-cell table:number-columns-repeated="2" office:value-type="string" calcext:value-type="string">
            <text:p/>
          </table:table-cell>
          <table:table-cell office:value-type="string" calcext:value-type="string">
            <text:p>&lt;article id='an1.244'&gt;&lt;p&gt;{}&lt;/p&gt;&lt;/article&gt;</text:p>
          </table:table-cell>
          <table:table-cell office:value-type="string" calcext:value-type="string">
            <text:p>ms15A1_331, msdiv244, sc10</text:p>
          </table:table-cell>
        </table:table-row>
        <table:table-row table:style-name="ro1">
          <table:table-cell office:value-type="string" calcext:value-type="string">
            <text:p>an1.245:1.1</text:p>
          </table:table-cell>
          <table:table-cell office:value-type="string" calcext:value-type="string">
            <text:p>… Mahābhiññāpattānaṁ yadidaṁ bhaddakaccānā. (11) </text:p>
          </table:table-cell>
          <table:table-cell/>
          <table:table-cell office:value-type="string" calcext:value-type="string">
            <text:p>… die ein tiefes Verständnis erlangt haben, ist Bhaddakaccānā. </text:p>
          </table:table-cell>
          <table:table-cell office:value-type="string" calcext:value-type="string">
            <text:p>… who have attained great insight is Bhaddakaccānā. </text:p>
          </table:table-cell>
          <table:table-cell office:value-type="string" calcext:value-type="string">
            <text:p>…一番鋭く真実を見抜き理解した者はバッダカッチャーナーです。 </text:p>
          </table:table-cell>
          <table:table-cell table:number-columns-repeated="2" office:value-type="string" calcext:value-type="string">
            <text:p/>
          </table:table-cell>
          <table:table-cell office:value-type="string" calcext:value-type="string">
            <text:p>&lt;article id='an1.245'&gt;&lt;p&gt;{}&lt;/p&gt;&lt;/article&gt;</text:p>
          </table:table-cell>
          <table:table-cell office:value-type="string" calcext:value-type="string">
            <text:p>ms15A1_332, msdiv245, sc11</text:p>
          </table:table-cell>
        </table:table-row>
        <table:table-row table:style-name="ro1">
          <table:table-cell office:value-type="string" calcext:value-type="string">
            <text:p>an1.246:1.1</text:p>
          </table:table-cell>
          <table:table-cell office:value-type="string" calcext:value-type="string">
            <text:p>… Lūkhacīvaradharānaṁ yadidaṁ kisāgotamī. (12) </text:p>
          </table:table-cell>
          <table:table-cell/>
          <table:table-cell office:value-type="string" calcext:value-type="string">
            <text:p>… die grobe Roben tragen, ist Kisāgotamī. </text:p>
          </table:table-cell>
          <table:table-cell office:value-type="string" calcext:value-type="string">
            <text:p>… who wear coarse robes is Kisāgotamī. </text:p>
          </table:table-cell>
          <table:table-cell office:value-type="string" calcext:value-type="string">
            <text:p>…粗末な袈裟を着る者はキサーゴータミーです。 </text:p>
          </table:table-cell>
          <table:table-cell table:number-columns-repeated="2" office:value-type="string" calcext:value-type="string">
            <text:p/>
          </table:table-cell>
          <table:table-cell office:value-type="string" calcext:value-type="string">
            <text:p>&lt;article id='an1.246'&gt;&lt;p&gt;{}&lt;/p&gt;&lt;/article&gt;</text:p>
          </table:table-cell>
          <table:table-cell office:value-type="string" calcext:value-type="string">
            <text:p>dr20.34, ms15A1_333, msdiv246, sc12</text:p>
          </table:table-cell>
        </table:table-row>
        <table:table-row table:style-name="ro1">
          <table:table-cell office:value-type="string" calcext:value-type="string">
            <text:p>an1.247:1.1</text:p>
          </table:table-cell>
          <table:table-cell office:value-type="string" calcext:value-type="string">
            <text:p>… Saddhādhimuttānaṁ yadidaṁ siṅgālakamātā”ti. (13) </text:p>
          </table:table-cell>
          <table:table-cell office:value-type="string" calcext:value-type="string">
            <text:p>siṅgālakamātā”ti → sigālamātāti (bj, sya-all, km, pts1ed)</text:p>
          </table:table-cell>
          <table:table-cell office:value-type="string" calcext:value-type="string">
            <text:p>… die starkes Vertrauen haben, ist Siṅgālakamātā.“ </text:p>
          </table:table-cell>
          <table:table-cell office:value-type="string" calcext:value-type="string">
            <text:p>… who are strong in faith is Siṅgālakamātā.” </text:p>
          </table:table-cell>
          <table:table-cell office:value-type="string" calcext:value-type="string">
            <text:p>…一番信仰心が厚い者はシンガーラカマーターです。 </text:p>
          </table:table-cell>
          <table:table-cell table:number-columns-repeated="2" office:value-type="string" calcext:value-type="string">
            <text:p/>
          </table:table-cell>
          <table:table-cell office:value-type="string" calcext:value-type="string">
            <text:p>&lt;article id='an1.247'&gt;&lt;p&gt;{}&lt;/p&gt;</text:p>
          </table:table-cell>
          <table:table-cell office:value-type="string" calcext:value-type="string">
            <text:p>ms15A1_334, msdiv247, sc13, vri35.36</text:p>
          </table:table-cell>
        </table:table-row>
        <table:table-row table:style-name="ro1">
          <table:table-cell office:value-type="string" calcext:value-type="string">
            <text:p>an1.247:1.2</text:p>
          </table:table-cell>
          <table:table-cell office:value-type="string" calcext:value-type="string">
            <text:p>Vaggo pañc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48: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48-257'&gt;&lt;header&gt;&lt;ul&gt;&lt;li class='division'&gt;{}&lt;/li&gt;</text:p>
          </table:table-cell>
          <table:table-cell/>
        </table:table-row>
        <table:table-row table:style-name="ro1">
          <table:table-cell office:value-type="string" calcext:value-type="string">
            <text:p>an1.248:0.2</text:p>
          </table:table-cell>
          <table:table-cell office:value-type="string" calcext:value-type="string">
            <text:p>19. Chaṭṭhavagga </text:p>
          </table:table-cell>
          <table:table-cell/>
          <table:table-cell office:value-type="string" calcext:value-type="string">
            <text:p>19. Sechstes</text:p>
          </table:table-cell>
          <table:table-cell office:value-type="string" calcext:value-type="string">
            <text:p>19. Sixth </text:p>
          </table:table-cell>
          <table:table-cell office:value-type="string" calcext:value-type="string">
            <text:p>第十九　一番（第六）（是第一品）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48:0.3</text:p>
          </table:table-cell>
          <table:table-cell office:value-type="string" calcext:value-type="string">
            <text:p>248–257 </text:p>
          </table:table-cell>
          <table:table-cell/>
          <table:table-cell table:number-columns-repeated="2" office:value-type="string" calcext:value-type="string">
            <text:p>248–257 </text:p>
          </table:table-cell>
          <table:table-cell office:value-type="string" calcext:value-type="string">
            <text:p>248−257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48:1.1</text:p>
          </table:table-cell>
          <table:table-cell office:value-type="string" calcext:value-type="string">
            <text:p>“Etadaggaṁ, bhikkhave, mama sāvakānaṁ upāsakānaṁ paṭhamaṁ saraṇaṁ gacchantānaṁ yadidaṁ tapussabhallikā vāṇijā. (1) </text:p>
          </table:table-cell>
          <table:table-cell office:value-type="string" calcext:value-type="string">
            <text:p>tapussabhallikā → tapassubhallikā (bj, pts1ed)</text:p>
          </table:table-cell>
          <table:table-cell office:value-type="string" calcext:value-type="string">
            <text:p>„Die führenden unter meinen Laienmännern, die zuerst Zuflucht suchten, sind die Kaufleute Tapussa und Bhallika. </text:p>
          </table:table-cell>
          <table:table-cell office:value-type="string" calcext:value-type="string">
            <text:p>“The foremost of my laymen in first going for refuge are the merchants Tapussa and Bhallika. </text:p>
          </table:table-cell>
          <table:table-cell office:value-type="string" calcext:value-type="string">
            <text:p>「私の弟子の一般男性で一番に帰依した者は商人のタプッサとバッリカです。 </text:p>
          </table:table-cell>
          <table:table-cell table:number-columns-repeated="2" office:value-type="string" calcext:value-type="string">
            <text:p/>
          </table:table-cell>
          <table:table-cell office:value-type="string" calcext:value-type="string">
            <text:p>&lt;article id='an1.248'&gt;&lt;p&gt;{}&lt;/p&gt;&lt;/article&gt;</text:p>
          </table:table-cell>
          <table:table-cell office:value-type="string" calcext:value-type="string">
            <text:p>csp1ed15.27, csp2ed15.27, ms15A1_336, msdiv248, pts-vp-pli1.26, sc1</text:p>
          </table:table-cell>
        </table:table-row>
        <table:table-row table:style-name="ro1">
          <table:table-cell office:value-type="string" calcext:value-type="string">
            <text:p>an1.249:1.1</text:p>
          </table:table-cell>
          <table:table-cell office:value-type="string" calcext:value-type="string">
            <text:p>… Dāyakānaṁ yadidaṁ sudatto gahapati anāthapiṇḍiko. (2) </text:p>
          </table:table-cell>
          <table:table-cell/>
          <table:table-cell office:value-type="string" calcext:value-type="string">
            <text:p>Der führende unter meinen Laienmännern, was Spenden betrifft, ist der Hausbesitzer Sudatta Anāthapiṇḍika. </text:p>
          </table:table-cell>
          <table:table-cell office:value-type="string" calcext:value-type="string">
            <text:p>… as a donor is the householder Sudatta Anāthapiṇḍika. </text:p>
          </table:table-cell>
          <table:table-cell office:value-type="string" calcext:value-type="string">
            <text:p>…一番の贈与者は世帯主のスダッタ・アナータピンディカです。 </text:p>
          </table:table-cell>
          <table:table-cell table:number-columns-repeated="2" office:value-type="string" calcext:value-type="string">
            <text:p/>
          </table:table-cell>
          <table:table-cell office:value-type="string" calcext:value-type="string">
            <text:p>&lt;article id='an1.249'&gt;&lt;p&gt;{}&lt;/p&gt;&lt;/article&gt;</text:p>
          </table:table-cell>
          <table:table-cell office:value-type="string" calcext:value-type="string">
            <text:p>ms15A1_337, msdiv249, sc2</text:p>
          </table:table-cell>
        </table:table-row>
        <table:table-row table:style-name="ro1">
          <table:table-cell office:value-type="string" calcext:value-type="string">
            <text:p>an1.250:1.1</text:p>
          </table:table-cell>
          <table:table-cell office:value-type="string" calcext:value-type="string">
            <text:p>… Dhammakathikānaṁ yadidaṁ citto gahapati macchikāsaṇḍiko. (3) </text:p>
          </table:table-cell>
          <table:table-cell/>
          <table:table-cell office:value-type="string" calcext:value-type="string">
            <text:p>… die über die Lehre sprechen, ist der Hausbesitzer Citta Macchikāsaṇḍika. </text:p>
          </table:table-cell>
          <table:table-cell office:value-type="string" calcext:value-type="string">
            <text:p>… who speak on the teaching is the householder Citta Macchikāsaṇḍika. </text:p>
          </table:table-cell>
          <table:table-cell office:value-type="string" calcext:value-type="string">
            <text:p>…一番よく教えを話す者は世帯主のチッタ・マッチカーサンディカです。 </text:p>
          </table:table-cell>
          <table:table-cell table:number-columns-repeated="2" office:value-type="string" calcext:value-type="string">
            <text:p/>
          </table:table-cell>
          <table:table-cell office:value-type="string" calcext:value-type="string">
            <text:p>&lt;article id='an1.250'&gt;&lt;p&gt;{}&lt;/p&gt;&lt;/article&gt;</text:p>
          </table:table-cell>
          <table:table-cell office:value-type="string" calcext:value-type="string">
            <text:p>ms15A1_338, msdiv250, sc3</text:p>
          </table:table-cell>
        </table:table-row>
        <table:table-row table:style-name="ro1">
          <table:table-cell office:value-type="string" calcext:value-type="string">
            <text:p>an1.251:1.1</text:p>
          </table:table-cell>
          <table:table-cell office:value-type="string" calcext:value-type="string">
            <text:p>… Catūhi saṅgahavatthūhi parisaṁ saṅgaṇhantānaṁ yadidaṁ hatthako āḷavako. (4) </text:p>
          </table:table-cell>
          <table:table-cell/>
          <table:table-cell office:value-type="string" calcext:value-type="string">
            <text:p>… die sich durch die vier Arten des Entgegenkommens einen Anhängerkreis schaffen, ist Hatthaka Āḷavaka. </text:p>
          </table:table-cell>
          <table:table-cell office:value-type="string" calcext:value-type="string">
            <text:p>… who attract a congregation by the four ways of being inclusive is Hatthaka Āḷavaka. </text:p>
          </table:table-cell>
          <table:table-cell office:value-type="string" calcext:value-type="string">
            <text:p>…一番よく四種の誰も除外しない行動で会衆を惹き付ける者はハッタカ・アーラワカです。 </text:p>
          </table:table-cell>
          <table:table-cell table:number-columns-repeated="2" office:value-type="string" calcext:value-type="string">
            <text:p/>
          </table:table-cell>
          <table:table-cell office:value-type="string" calcext:value-type="string">
            <text:p>&lt;article id='an1.251'&gt;&lt;p&gt;{}&lt;/p&gt;&lt;/article&gt;</text:p>
          </table:table-cell>
          <table:table-cell office:value-type="string" calcext:value-type="string">
            <text:p>ms15A1_339, msdiv251, sc4</text:p>
          </table:table-cell>
        </table:table-row>
        <table:table-row table:style-name="ro1">
          <table:table-cell office:value-type="string" calcext:value-type="string">
            <text:p>an1.252:1.1</text:p>
          </table:table-cell>
          <table:table-cell office:value-type="string" calcext:value-type="string">
            <text:p>… Paṇītadāyakānaṁ yadidaṁ mahānāmo sakko. (5) </text:p>
          </table:table-cell>
          <table:table-cell/>
          <table:table-cell office:value-type="string" calcext:value-type="string">
            <text:p>… die erlesene Gaben spenden, ist Mahānāma Sakka. </text:p>
          </table:table-cell>
          <table:table-cell office:value-type="string" calcext:value-type="string">
            <text:p>… who donate fine things is Mahānāma Sakka. </text:p>
          </table:table-cell>
          <table:table-cell office:value-type="string" calcext:value-type="string">
            <text:p>…一番の高級品贈与者はマハーナーマ・サッカです。 </text:p>
          </table:table-cell>
          <table:table-cell table:number-columns-repeated="2" office:value-type="string" calcext:value-type="string">
            <text:p/>
          </table:table-cell>
          <table:table-cell office:value-type="string" calcext:value-type="string">
            <text:p>&lt;article id='an1.252'&gt;&lt;p&gt;{}&lt;/p&gt;&lt;/article&gt;</text:p>
          </table:table-cell>
          <table:table-cell office:value-type="string" calcext:value-type="string">
            <text:p>ms15A1_340, msdiv252, sc5</text:p>
          </table:table-cell>
        </table:table-row>
        <table:table-row table:style-name="ro1">
          <table:table-cell office:value-type="string" calcext:value-type="string">
            <text:p>an1.253:1.1</text:p>
          </table:table-cell>
          <table:table-cell office:value-type="string" calcext:value-type="string">
            <text:p>… Manāpadāyakānaṁ yadidaṁ uggo gahapati vesāliko. (6) </text:p>
          </table:table-cell>
          <table:table-cell/>
          <table:table-cell office:value-type="string" calcext:value-type="string">
            <text:p>… die gefällige Gaben spenden, ist der Hausbesitzer Ugga von Vesālī. </text:p>
          </table:table-cell>
          <table:table-cell office:value-type="string" calcext:value-type="string">
            <text:p>… who donate nice things is the householder Ugga of Vesālī. </text:p>
          </table:table-cell>
          <table:table-cell office:value-type="string" calcext:value-type="string">
            <text:p>…一番の好ましい物の贈与者はウェサーリーの世帯主のウッガです。 </text:p>
          </table:table-cell>
          <table:table-cell table:number-columns-repeated="2" office:value-type="string" calcext:value-type="string">
            <text:p/>
          </table:table-cell>
          <table:table-cell office:value-type="string" calcext:value-type="string">
            <text:p>&lt;article id='an1.253'&gt;&lt;p&gt;{}&lt;/p&gt;&lt;/article&gt;</text:p>
          </table:table-cell>
          <table:table-cell office:value-type="string" calcext:value-type="string">
            <text:p>ms15A1_341, msdiv253, sc6</text:p>
          </table:table-cell>
        </table:table-row>
        <table:table-row table:style-name="ro1">
          <table:table-cell office:value-type="string" calcext:value-type="string">
            <text:p>an1.254:1.1</text:p>
          </table:table-cell>
          <table:table-cell office:value-type="string" calcext:value-type="string">
            <text:p>… Saṅghupaṭṭhākānaṁ yadidaṁ hatthigāmako uggato gahapati. (7) </text:p>
          </table:table-cell>
          <table:table-cell/>
          <table:table-cell office:value-type="string" calcext:value-type="string">
            <text:p>… die dem Saṅgha zu Diensten sind, ist der Hausbesitzer Uggata aus dem Dorf Hatthi. </text:p>
          </table:table-cell>
          <table:table-cell office:value-type="string" calcext:value-type="string">
            <text:p>… who attend on the Saṅgha is the householder Uggata of Hatthi Village. </text:p>
          </table:table-cell>
          <table:table-cell office:value-type="string" calcext:value-type="string">
            <text:p>…一番よく僧侶の一団の面倒を見る者はハッティ村の世帯主のウガッタです。 </text:p>
          </table:table-cell>
          <table:table-cell table:number-columns-repeated="2" office:value-type="string" calcext:value-type="string">
            <text:p/>
          </table:table-cell>
          <table:table-cell office:value-type="string" calcext:value-type="string">
            <text:p>&lt;article id='an1.254'&gt;&lt;p&gt;{}&lt;/p&gt;&lt;/article&gt;</text:p>
          </table:table-cell>
          <table:table-cell office:value-type="string" calcext:value-type="string">
            <text:p>ms15A1_342, msdiv254, sc7</text:p>
          </table:table-cell>
        </table:table-row>
        <table:table-row table:style-name="ro1">
          <table:table-cell office:value-type="string" calcext:value-type="string">
            <text:p>an1.255:1.1</text:p>
          </table:table-cell>
          <table:table-cell office:value-type="string" calcext:value-type="string">
            <text:p>… Aveccappasannānaṁ yadidaṁ sūrambaṭṭho. (8) </text:p>
          </table:table-cell>
          <table:table-cell office:value-type="string" calcext:value-type="string">
            <text:p>sūrambaṭṭho → sūro ambaṭṭho (bj, sya-all, km, pts1ed); surabandho (mr)</text:p>
          </table:table-cell>
          <table:table-cell office:value-type="string" calcext:value-type="string">
            <text:p>… die auf Erfahrung gegründete Zuversicht haben, ist Sūrambaṭṭha. </text:p>
          </table:table-cell>
          <table:table-cell office:value-type="string" calcext:value-type="string">
            <text:p>… who have experiential confidence is Sūrambaṭṭha. </text:p>
          </table:table-cell>
          <table:table-cell office:value-type="string" calcext:value-type="string">
            <text:p>…一番経験に基づいた確信を持つ者はスーランバッタです。 </text:p>
          </table:table-cell>
          <table:table-cell table:number-columns-repeated="2" office:value-type="string" calcext:value-type="string">
            <text:p/>
          </table:table-cell>
          <table:table-cell office:value-type="string" calcext:value-type="string">
            <text:p>&lt;article id='an1.255'&gt;&lt;p&gt;{}&lt;/p&gt;&lt;/article&gt;</text:p>
          </table:table-cell>
          <table:table-cell office:value-type="string" calcext:value-type="string">
            <text:p>ms15A1_343, msdiv255, sc8</text:p>
          </table:table-cell>
        </table:table-row>
        <table:table-row table:style-name="ro1">
          <table:table-cell office:value-type="string" calcext:value-type="string">
            <text:p>an1.256:1.1</text:p>
          </table:table-cell>
          <table:table-cell office:value-type="string" calcext:value-type="string">
            <text:p>… Puggalappasannānaṁ yadidaṁ jīvako komārabhacco. (9) </text:p>
          </table:table-cell>
          <table:table-cell/>
          <table:table-cell office:value-type="string" calcext:value-type="string">
            <text:p>… die bei einem Menschen zuversichtlich sind, ist Jīvaka Komārabhacca. </text:p>
          </table:table-cell>
          <table:table-cell office:value-type="string" calcext:value-type="string">
            <text:p>… who have confidence in a person is Jīvaka Komārabhacca. </text:p>
          </table:table-cell>
          <table:table-cell office:value-type="string" calcext:value-type="string">
            <text:p>…一番人に確信を持つ者はジーワカ・コーマーラバッチャです。 </text:p>
          </table:table-cell>
          <table:table-cell table:number-columns-repeated="2" office:value-type="string" calcext:value-type="string">
            <text:p/>
          </table:table-cell>
          <table:table-cell office:value-type="string" calcext:value-type="string">
            <text:p>&lt;article id='an1.256'&gt;&lt;p&gt;{}&lt;/p&gt;&lt;/article&gt;</text:p>
          </table:table-cell>
          <table:table-cell office:value-type="string" calcext:value-type="string">
            <text:p>ms15A1_344, msdiv256, sc9</text:p>
          </table:table-cell>
        </table:table-row>
        <table:table-row table:style-name="ro1">
          <table:table-cell office:value-type="string" calcext:value-type="string">
            <text:p>an1.257:1.1</text:p>
          </table:table-cell>
          <table:table-cell office:value-type="string" calcext:value-type="string">
            <text:p>… Vissāsakānaṁ yadidaṁ nakulapitā gahapatī”ti. (10) </text:p>
          </table:table-cell>
          <table:table-cell/>
          <table:table-cell office:value-type="string" calcext:value-type="string">
            <text:p>… die innig vertraut leben, ist Nakulas Vater, der Hausbesitzer.“ </text:p>
          </table:table-cell>
          <table:table-cell office:value-type="string" calcext:value-type="string">
            <text:p>… who are intimate is the householder Nakula’s father.” </text:p>
          </table:table-cell>
          <table:table-cell office:value-type="string" calcext:value-type="string">
            <text:p>…一番信頼のおける者は世帯主のナクラの父親です。 </text:p>
          </table:table-cell>
          <table:table-cell table:number-columns-repeated="2" office:value-type="string" calcext:value-type="string">
            <text:p/>
          </table:table-cell>
          <table:table-cell office:value-type="string" calcext:value-type="string">
            <text:p>&lt;article id='an1.257'&gt;&lt;p&gt;{}&lt;/p&gt;</text:p>
          </table:table-cell>
          <table:table-cell office:value-type="string" calcext:value-type="string">
            <text:p>cck20.33, ms15A1_345, msdiv257, sc10, vri35.37</text:p>
          </table:table-cell>
        </table:table-row>
        <table:table-row table:style-name="ro1">
          <table:table-cell office:value-type="string" calcext:value-type="string">
            <text:p>an1.257:1.2</text:p>
          </table:table-cell>
          <table:table-cell office:value-type="string" calcext:value-type="string">
            <text:p>Vaggo chaṭṭh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58: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article id='an1.258'&gt;&lt;header&gt;&lt;ul&gt;&lt;li class='division'&gt;{}&lt;/li&gt;</text:p>
          </table:table-cell>
          <table:table-cell/>
        </table:table-row>
        <table:table-row table:style-name="ro1">
          <table:table-cell office:value-type="string" calcext:value-type="string">
            <text:p>an1.258:0.2</text:p>
          </table:table-cell>
          <table:table-cell office:value-type="string" calcext:value-type="string">
            <text:p>20. Sattamavagga </text:p>
          </table:table-cell>
          <table:table-cell/>
          <table:table-cell office:value-type="string" calcext:value-type="string">
            <text:p>20. Siebtes</text:p>
          </table:table-cell>
          <table:table-cell office:value-type="string" calcext:value-type="string">
            <text:p>20. Seventh </text:p>
          </table:table-cell>
          <table:table-cell office:value-type="string" calcext:value-type="string">
            <text:p>第二十　一番（第七）（是第一品）</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58:0.3</text:p>
          </table:table-cell>
          <table:table-cell office:value-type="string" calcext:value-type="string">
            <text:p>258–267 </text:p>
          </table:table-cell>
          <table:table-cell/>
          <table:table-cell table:number-columns-repeated="2" office:value-type="string" calcext:value-type="string">
            <text:p>258–267 </text:p>
          </table:table-cell>
          <table:table-cell office:value-type="string" calcext:value-type="string">
            <text:p>258−267 </text:p>
          </table:table-cell>
          <table:table-cell table:number-columns-repeated="2" office:value-type="string" calcext:value-type="string">
            <text:p/>
          </table:table-cell>
          <table:table-cell office:value-type="string" calcext:value-type="string">
            <text:p>&lt;h1 class='sutta-title'&gt;{}&lt;/h1&gt;&lt;/header&gt;</text:p>
          </table:table-cell>
          <table:table-cell/>
        </table:table-row>
        <table:table-row table:style-name="ro1">
          <table:table-cell office:value-type="string" calcext:value-type="string">
            <text:p>an1.258:1.1</text:p>
          </table:table-cell>
          <table:table-cell office:value-type="string" calcext:value-type="string">
            <text:p>“Etadaggaṁ, bhikkhave, mama sāvikānaṁ upāsikānaṁ paṭhamaṁ saraṇaṁ gacchantīnaṁ yadidaṁ sujātā seniyadhītā. (1) </text:p>
          </table:table-cell>
          <table:table-cell office:value-type="string" calcext:value-type="string">
            <text:p>seniyadhītā → senānīdhītā (bj); senānidhītā (sya-all, km, pts1ed)</text:p>
          </table:table-cell>
          <table:table-cell office:value-type="string" calcext:value-type="string">
            <text:p>„Die führende unter meinen Laienfrauen, die zuerst Zuflucht suchten, ist Sujātā Seniyadhītā. </text:p>
          </table:table-cell>
          <table:table-cell office:value-type="string" calcext:value-type="string">
            <text:p>“The foremost of my laywomen in first going for refuge is Sujātā Seniyadhītā. </text:p>
          </table:table-cell>
          <table:table-cell office:value-type="string" calcext:value-type="string">
            <text:p>「私の弟子の一般女性で一番に帰依した者はスジャータ・セニヤディーター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18.52, dr20.35, ms15A1_347, msdiv258, sc1, sya20.34</text:p>
          </table:table-cell>
        </table:table-row>
        <table:table-row table:style-name="ro1">
          <table:table-cell office:value-type="string" calcext:value-type="string">
            <text:p>an1.259:1.1</text:p>
          </table:table-cell>
          <table:table-cell office:value-type="string" calcext:value-type="string">
            <text:p>… Dāyikānaṁ yadidaṁ visākhā migāramātā. (2) </text:p>
          </table:table-cell>
          <table:table-cell/>
          <table:table-cell office:value-type="string" calcext:value-type="string">
            <text:p>… was Spenden betrifft, ist Visākhā, Migāras Mutter. </text:p>
          </table:table-cell>
          <table:table-cell office:value-type="string" calcext:value-type="string">
            <text:p>… as a donor is Visākhā, Migāra’s mother. </text:p>
          </table:table-cell>
          <table:table-cell office:value-type="string" calcext:value-type="string">
            <text:p>…一番の贈与者はミガーラの母と呼ばれるウィサーカー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48, msdiv259, ndp16.27, sc2</text:p>
          </table:table-cell>
        </table:table-row>
        <table:table-row table:style-name="ro1">
          <table:table-cell office:value-type="string" calcext:value-type="string">
            <text:p>an1.260:1.1</text:p>
          </table:table-cell>
          <table:table-cell office:value-type="string" calcext:value-type="string">
            <text:p>… Bahussutānaṁ yadidaṁ khujjuttarā. (3) </text:p>
          </table:table-cell>
          <table:table-cell/>
          <table:table-cell office:value-type="string" calcext:value-type="string">
            <text:p>… die sehr kenntnisreich sind, ist Khujjuttarā. </text:p>
          </table:table-cell>
          <table:table-cell office:value-type="string" calcext:value-type="string">
            <text:p>… who are very learned is Khujjuttarā. </text:p>
          </table:table-cell>
          <table:table-cell office:value-type="string" calcext:value-type="string">
            <text:p>…一番よく説教を聞いた者はクッジュッタラーです。 <text:s/></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49, msdiv260, sc3</text:p>
          </table:table-cell>
        </table:table-row>
        <table:table-row table:style-name="ro1">
          <table:table-cell office:value-type="string" calcext:value-type="string">
            <text:p>an1.261:1.1</text:p>
          </table:table-cell>
          <table:table-cell office:value-type="string" calcext:value-type="string">
            <text:p>… Mettāvihārīnaṁ yadidaṁ sāmāvatī. (4) </text:p>
          </table:table-cell>
          <table:table-cell/>
          <table:table-cell office:value-type="string" calcext:value-type="string">
            <text:p>… die in Liebe verweilen, ist Sāmāvatī. </text:p>
          </table:table-cell>
          <table:table-cell office:value-type="string" calcext:value-type="string">
            <text:p>… who dwell in love is Sāmāvatī. </text:p>
          </table:table-cell>
          <table:table-cell office:value-type="string" calcext:value-type="string">
            <text:p>…一番の愛情の中に住む者はサーマーワティー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50, msdiv261, sc4</text:p>
          </table:table-cell>
        </table:table-row>
        <table:table-row table:style-name="ro1">
          <table:table-cell office:value-type="string" calcext:value-type="string">
            <text:p>an1.262:1.1</text:p>
          </table:table-cell>
          <table:table-cell office:value-type="string" calcext:value-type="string">
            <text:p>… Jhāyīnaṁ yadidaṁ uttarānandamātā. (5) </text:p>
          </table:table-cell>
          <table:table-cell/>
          <table:table-cell office:value-type="string" calcext:value-type="string">
            <text:p>… die Vertiefung üben, ist Uttarānandamātā. </text:p>
          </table:table-cell>
          <table:table-cell office:value-type="string" calcext:value-type="string">
            <text:p>… who practice absorption is Uttarānandamātā. </text:p>
          </table:table-cell>
          <table:table-cell office:value-type="string" calcext:value-type="string">
            <text:p>…一番のジャーナ瞑想者はウッタラーナンダマーター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51, msdiv262, sc5</text:p>
          </table:table-cell>
        </table:table-row>
        <table:table-row table:style-name="ro1">
          <table:table-cell office:value-type="string" calcext:value-type="string">
            <text:p>an1.263:1.1</text:p>
          </table:table-cell>
          <table:table-cell office:value-type="string" calcext:value-type="string">
            <text:p>… Paṇītadāyikānaṁ yadidaṁ suppavāsā koliyadhītā. (6) </text:p>
          </table:table-cell>
          <table:table-cell/>
          <table:table-cell office:value-type="string" calcext:value-type="string">
            <text:p>… die fünf Dinge spenden, ist Suppavāsā Koliyadhītā. </text:p>
          </table:table-cell>
          <table:table-cell office:value-type="string" calcext:value-type="string">
            <text:p>… who give fine things is Suppavāsā Koliyadhītā. </text:p>
          </table:table-cell>
          <table:table-cell office:value-type="string" calcext:value-type="string">
            <text:p>…一番の高級品贈与者はスッパワーサー・コリヤディーター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52, msdiv263, sc6</text:p>
          </table:table-cell>
        </table:table-row>
        <table:table-row table:style-name="ro1">
          <table:table-cell office:value-type="string" calcext:value-type="string">
            <text:p>an1.264:1.1</text:p>
          </table:table-cell>
          <table:table-cell office:value-type="string" calcext:value-type="string">
            <text:p>… Gilānupaṭṭhākīnaṁ yadidaṁ suppiyā upāsikā. (7) </text:p>
          </table:table-cell>
          <table:table-cell/>
          <table:table-cell office:value-type="string" calcext:value-type="string">
            <text:p>… die die Kranken pflegen, ist die Laienfrau Suppiyā. </text:p>
          </table:table-cell>
          <table:table-cell office:value-type="string" calcext:value-type="string">
            <text:p>… who care for the sick is the laywoman Suppiyā. </text:p>
          </table:table-cell>
          <table:table-cell office:value-type="string" calcext:value-type="string">
            <text:p>…一番の病人の介護者は一般女性のスッピヤーです。</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csp1ed15.28, csp2ed15.28, ms15A1_353, msdiv264, sc7</text:p>
          </table:table-cell>
        </table:table-row>
        <table:table-row table:style-name="ro1">
          <table:table-cell office:value-type="string" calcext:value-type="string">
            <text:p>an1.265:1.1</text:p>
          </table:table-cell>
          <table:table-cell office:value-type="string" calcext:value-type="string">
            <text:p>… Aveccappasannānaṁ yadidaṁ kātiyānī. (8) </text:p>
          </table:table-cell>
          <table:table-cell/>
          <table:table-cell office:value-type="string" calcext:value-type="string">
            <text:p>… die auf Erfahrung gegründete Zuversicht haben, ist Kātiyānī. </text:p>
          </table:table-cell>
          <table:table-cell office:value-type="string" calcext:value-type="string">
            <text:p>… who have experiential confidence is Kātiyānī. </text:p>
          </table:table-cell>
          <table:table-cell office:value-type="string" calcext:value-type="string">
            <text:p>…一番経験に基づいた確信を持つ者はカーティヤーニー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54, msdiv265, sc8</text:p>
          </table:table-cell>
        </table:table-row>
        <table:table-row table:style-name="ro1">
          <table:table-cell office:value-type="string" calcext:value-type="string">
            <text:p>an1.266:1.1</text:p>
          </table:table-cell>
          <table:table-cell office:value-type="string" calcext:value-type="string">
            <text:p>… Vissāsikānaṁ yadidaṁ nakulamātā gahapatānī. (9) </text:p>
          </table:table-cell>
          <table:table-cell/>
          <table:table-cell office:value-type="string" calcext:value-type="string">
            <text:p>… die innig vertraut leben, ist Nakulas Mutter, die Hausbesitzerin. </text:p>
          </table:table-cell>
          <table:table-cell office:value-type="string" calcext:value-type="string">
            <text:p>… who are intimate is the householder Nakula’s mother. </text:p>
          </table:table-cell>
          <table:table-cell office:value-type="string" calcext:value-type="string">
            <text:p>…一番信頼のおける者は家を持つナクラの母親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55, msdiv266, sc9</text:p>
          </table:table-cell>
        </table:table-row>
        <table:table-row table:style-name="ro1">
          <table:table-cell office:value-type="string" calcext:value-type="string">
            <text:p>an1.267:1.1</text:p>
          </table:table-cell>
          <table:table-cell office:value-type="string" calcext:value-type="string">
            <text:p>… Anussavappasannānaṁ yadidaṁ kāḷī upāsikā kuraragharikā”ti. (10) </text:p>
          </table:table-cell>
          <table:table-cell office:value-type="string" calcext:value-type="string">
            <text:p>kuraragharikā → kulagharikā (mr)</text:p>
          </table:table-cell>
          <table:table-cell office:value-type="string" calcext:value-type="string">
            <text:p>… deren Zuversicht auf mündlicher Überlieferung gründet, ist die Laienfrau Kāḷī von Kuraraghara.“ </text:p>
          </table:table-cell>
          <table:table-cell office:value-type="string" calcext:value-type="string">
            <text:p>… whose confidence is based on oral transmission is the laywoman Kāḷī of Kuraraghara.” </text:p>
          </table:table-cell>
          <table:table-cell office:value-type="string" calcext:value-type="string">
            <text:p>…一番の語り伝えによる確信を持つ者はクララガラのカーリーです。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15A1_356, msdiv267, sc10</text:p>
          </table:table-cell>
        </table:table-row>
        <table:table-row table:style-name="ro1">
          <table:table-cell office:value-type="string" calcext:value-type="string">
            <text:p>an1.267:1.2</text:p>
          </table:table-cell>
          <table:table-cell office:value-type="string" calcext:value-type="string">
            <text:p>vaggo sattam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267:1.3</text:p>
          </table:table-cell>
          <table:table-cell office:value-type="string" calcext:value-type="string">
            <text:p>(Etadaggavaggo niṭṭhito.) </text:p>
          </table:table-cell>
          <table:table-cell/>
          <table:table-cell table:number-columns-repeated="5" office:value-type="string" calcext:value-type="string">
            <text:p/>
          </table:table-cell>
          <table:table-cell office:value-type="string" calcext:value-type="string">
            <text:p>&lt;p class='end'&gt;{}&lt;/p&gt;&lt;/article&gt;</text:p>
          </table:table-cell>
          <table:table-cell/>
        </table:table-row>
        <table:table-row table:style-name="ro1">
          <table:table-cell table:number-columns-repeated="10"/>
        </table:table-row>
        <table:table-row table:style-name="ro1">
          <table:table-cell office:value-type="string" calcext:value-type="string">
            <text:p>an1.268: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68-277'&gt;&lt;header&gt;&lt;ul&gt;&lt;li class='division'&gt;{}&lt;/li&gt;</text:p>
          </table:table-cell>
          <table:table-cell/>
        </table:table-row>
        <table:table-row table:style-name="ro1">
          <table:table-cell office:value-type="string" calcext:value-type="string">
            <text:p>an1.268:0.2</text:p>
          </table:table-cell>
          <table:table-cell office:value-type="string" calcext:value-type="string">
            <text:p>21. Paṭhamavagga </text:p>
          </table:table-cell>
          <table:table-cell/>
          <table:table-cell office:value-type="string" calcext:value-type="string">
            <text:p>21. Erstes</text:p>
          </table:table-cell>
          <table:table-cell office:value-type="string" calcext:value-type="string">
            <text:p>21. First </text:p>
          </table:table-cell>
          <table:table-cell office:value-type="string" calcext:value-type="string">
            <text:p>第二十一　第一</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68:0.3</text:p>
          </table:table-cell>
          <table:table-cell office:value-type="float" office:value="268" calcext:value-type="float">
            <text:p>268</text:p>
          </table:table-cell>
          <table:table-cell/>
          <table:table-cell table:number-columns-repeated="3" office:value-type="string" calcext:value-type="string">
            <text:p>268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68:1.1</text:p>
          </table:table-cell>
          <table:table-cell office:value-type="string" calcext:value-type="string">
            <text:p>“Aṭṭhānametaṁ, bhikkhave, anavakāso yaṁ diṭṭhisampanno puggalo kañci saṅkhāraṁ niccato upagaccheyya. Netaṁ ṭhānaṁ vijjati. </text:p>
          </table:table-cell>
          <table:table-cell office:value-type="string" calcext:value-type="string">
            <text:p>kañci → kiñci (mr)</text:p>
          </table:table-cell>
          <table:table-cell office:value-type="string" calcext:value-type="string">
            <text:p>„Es ist unmöglich, Mönche und Nonnen, es kann nicht sein, dass ein Mensch mit vollendeter Ansicht irgendeine Bedingung als dauerhaft ansieht. Das ist nicht möglich. </text:p>
          </table:table-cell>
          <table:table-cell office:value-type="string" calcext:value-type="string">
            <text:p>“It is impossible, mendicants, it cannot happen for a person accomplished in view to take any condition as permanent. That is not possible. </text:p>
          </table:table-cell>
          <table:table-cell office:value-type="string" calcext:value-type="string">
            <text:p>「托鉢僧侶たちよ、正しい見識を得た人がある状況が永続するとみなす事は不可能で起こり得ません。あり得ません。 </text:p>
          </table:table-cell>
          <table:table-cell table:number-columns-repeated="2" office:value-type="string" calcext:value-type="string">
            <text:p/>
          </table:table-cell>
          <table:table-cell office:value-type="string" calcext:value-type="string">
            <text:p>&lt;article id='an1.268'&gt;&lt;p&gt;{}</text:p>
          </table:table-cell>
          <table:table-cell office:value-type="string" calcext:value-type="string">
            <text:p>bj18.54, ms15A1_358, msdiv268, pts-vp-pli1.27, sc268.1, vri35.38</text:p>
          </table:table-cell>
        </table:table-row>
        <table:table-row table:style-name="ro1">
          <table:table-cell office:value-type="string" calcext:value-type="string">
            <text:p>an1.268:1.2</text:p>
          </table:table-cell>
          <table:table-cell office:value-type="string" calcext:value-type="string">
            <text:p>Ṭhānañca kho etaṁ, bhikkhave, vijjati yaṁ puthujjano kañci saṅkhāraṁ niccato upagaccheyya. Ṭhānametaṁ vijjatī”ti. </text:p>
          </table:table-cell>
          <table:table-cell/>
          <table:table-cell office:value-type="string" calcext:value-type="string">
            <text:p>Aber es ist möglich, dass ein gewöhnlicher Mensch eine Bedingung als dauerhaft ansieht. Das ist möglich.“ </text:p>
          </table:table-cell>
          <table:table-cell office:value-type="string" calcext:value-type="string">
            <text:p>But it is possible for an ordinary person to take some condition as permanent. That is possible.” </text:p>
          </table:table-cell>
          <table:table-cell office:value-type="string" calcext:value-type="string">
            <text:p>しかし、凡人がある状況は永続するとみなす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69:0.1</text:p>
          </table:table-cell>
          <table:table-cell office:value-type="float" office:value="269" calcext:value-type="float">
            <text:p>269</text:p>
          </table:table-cell>
          <table:table-cell/>
          <table:table-cell table:number-columns-repeated="3" office:value-type="string" calcext:value-type="string">
            <text:p>269 </text:p>
          </table:table-cell>
          <table:table-cell table:number-columns-repeated="2" office:value-type="string" calcext:value-type="string">
            <text:p/>
          </table:table-cell>
          <table:table-cell office:value-type="string" calcext:value-type="string">
            <text:p>&lt;article id='an1.269'&gt;&lt;h2 class='sutta-title'&gt;{}&lt;/h2&gt;</text:p>
          </table:table-cell>
          <table:table-cell/>
        </table:table-row>
        <table:table-row table:style-name="ro1">
          <table:table-cell office:value-type="string" calcext:value-type="string">
            <text:p>an1.269:1.1</text:p>
          </table:table-cell>
          <table:table-cell office:value-type="string" calcext:value-type="string">
            <text:p>“Aṭṭhānametaṁ, bhikkhave, anavakāso yaṁ diṭṭhisampanno puggalo kañci saṅkhāraṁ sukhato upagaccheyya. Netaṁ ṭhānaṁ vijjati. </text:p>
          </table:table-cell>
          <table:table-cell/>
          <table:table-cell office:value-type="string" calcext:value-type="string">
            <text:p>„Es ist unmöglich, Mönche und Nonnen, es kann nicht sein, dass ein Mensch mit vollendeter Ansicht irgendeine Bedingung als angenehm ansieht. </text:p>
          </table:table-cell>
          <table:table-cell office:value-type="string" calcext:value-type="string">
            <text:p>“It is impossible, mendicants, it cannot happen for a person accomplished in view to take any condition as pleasant. </text:p>
          </table:table-cell>
          <table:table-cell office:value-type="string" calcext:value-type="string">
            <text:p>「托鉢僧侶たちよ、正しい見識を得た人がある状況は心地良いとみなす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34, dr20.36, ms15A1_359, msdiv269, sc269.1</text:p>
          </table:table-cell>
        </table:table-row>
        <table:table-row table:style-name="ro1">
          <table:table-cell office:value-type="string" calcext:value-type="string">
            <text:p>an1.269:1.2</text:p>
          </table:table-cell>
          <table:table-cell office:value-type="string" calcext:value-type="string">
            <text:p>Ṭhānañca kho etaṁ, bhikkhave, vijjati yaṁ puthujjano kañci saṅkhāraṁ sukhato upagaccheyya. Ṭhānametaṁ vijjatī”ti. </text:p>
          </table:table-cell>
          <table:table-cell/>
          <table:table-cell office:value-type="string" calcext:value-type="string">
            <text:p>Aber es ist möglich, dass ein gewöhnlicher Mensch eine Bedingung als angenehm ansieht.“ </text:p>
          </table:table-cell>
          <table:table-cell office:value-type="string" calcext:value-type="string">
            <text:p>But it is possible for an ordinary person to take some condition as pleasant.” </text:p>
          </table:table-cell>
          <table:table-cell office:value-type="string" calcext:value-type="string">
            <text:p>しかし、凡人がある状況は心地良いとみなすこと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0:0.1</text:p>
          </table:table-cell>
          <table:table-cell office:value-type="float" office:value="270" calcext:value-type="float">
            <text:p>270</text:p>
          </table:table-cell>
          <table:table-cell/>
          <table:table-cell table:number-columns-repeated="3" office:value-type="string" calcext:value-type="string">
            <text:p>270 </text:p>
          </table:table-cell>
          <table:table-cell table:number-columns-repeated="2" office:value-type="string" calcext:value-type="string">
            <text:p/>
          </table:table-cell>
          <table:table-cell office:value-type="string" calcext:value-type="string">
            <text:p>&lt;article id='an1.270'&gt;&lt;h2 class='sutta-title'&gt;{}&lt;/h2&gt;</text:p>
          </table:table-cell>
          <table:table-cell/>
        </table:table-row>
        <table:table-row table:style-name="ro1">
          <table:table-cell office:value-type="string" calcext:value-type="string">
            <text:p>an1.270:1.1</text:p>
          </table:table-cell>
          <table:table-cell office:value-type="string" calcext:value-type="string">
            <text:p>“Aṭṭhānametaṁ, bhikkhave, anavakāso yaṁ diṭṭhisampanno puggalo kañci dhammaṁ attato upagaccheyya. Netaṁ ṭhānaṁ vijjati. </text:p>
          </table:table-cell>
          <table:table-cell/>
          <table:table-cell office:value-type="string" calcext:value-type="string">
            <text:p>„Es ist unmöglich, Mönche und Nonnen, es kann nicht sein, dass ein Mensch mit vollendeter Ansicht irgendetwas als Selbst ansieht. </text:p>
          </table:table-cell>
          <table:table-cell office:value-type="string" calcext:value-type="string">
            <text:p>“It is impossible, mendicants, it cannot happen for a person accomplished in view to take anything as self. </text:p>
          </table:table-cell>
          <table:table-cell office:value-type="string" calcext:value-type="string">
            <text:p>「托鉢僧侶たちよ、正しい見識を得た人が何かを自分だとみなす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60, msdiv270, sc270.1, sya20.35</text:p>
          </table:table-cell>
        </table:table-row>
        <table:table-row table:style-name="ro1">
          <table:table-cell office:value-type="string" calcext:value-type="string">
            <text:p>an1.270:1.2</text:p>
          </table:table-cell>
          <table:table-cell office:value-type="string" calcext:value-type="string">
            <text:p>Ṭhānañca kho etaṁ, bhikkhave, vijjati yaṁ puthujjano kañci dhammaṁ attato upagaccheyya. Ṭhānametaṁ vijjatī”ti. </text:p>
          </table:table-cell>
          <table:table-cell/>
          <table:table-cell office:value-type="string" calcext:value-type="string">
            <text:p>Aber es ist möglich, dass ein gewöhnlicher Mensch etwas als Selbst ansieht.“ </text:p>
          </table:table-cell>
          <table:table-cell office:value-type="string" calcext:value-type="string">
            <text:p>But it is possible for an ordinary person to take something as self.” </text:p>
          </table:table-cell>
          <table:table-cell office:value-type="string" calcext:value-type="string">
            <text:p>しかし、凡人がなにかを自分とみなすこと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1:0.1</text:p>
          </table:table-cell>
          <table:table-cell office:value-type="float" office:value="271" calcext:value-type="float">
            <text:p>271</text:p>
          </table:table-cell>
          <table:table-cell/>
          <table:table-cell table:number-columns-repeated="3" office:value-type="string" calcext:value-type="string">
            <text:p>271 </text:p>
          </table:table-cell>
          <table:table-cell table:number-columns-repeated="2" office:value-type="string" calcext:value-type="string">
            <text:p/>
          </table:table-cell>
          <table:table-cell office:value-type="string" calcext:value-type="string">
            <text:p>&lt;article id='an1.271'&gt;&lt;h2 class='sutta-title'&gt;{}&lt;/h2&gt;</text:p>
          </table:table-cell>
          <table:table-cell/>
        </table:table-row>
        <table:table-row table:style-name="ro1">
          <table:table-cell office:value-type="string" calcext:value-type="string">
            <text:p>an1.271:1.1</text:p>
          </table:table-cell>
          <table:table-cell office:value-type="string" calcext:value-type="string">
            <text:p>“Aṭṭhānametaṁ, bhikkhave, anavakāso yaṁ diṭṭhisampanno puggalo mātaraṁ jīvitā voropeyya. Netaṁ ṭhānaṁ vijjati. </text:p>
          </table:table-cell>
          <table:table-cell/>
          <table:table-cell office:value-type="string" calcext:value-type="string">
            <text:p>„Es ist unmöglich, Mönche und Nonnen, es kann nicht sein, dass ein Mensch mit vollendeter Ansicht seine Mutter ermordet. </text:p>
          </table:table-cell>
          <table:table-cell office:value-type="string" calcext:value-type="string">
            <text:p>“It is impossible, mendicants, it cannot happen for a person accomplished in view to murder their mother. </text:p>
          </table:table-cell>
          <table:table-cell office:value-type="string" calcext:value-type="string">
            <text:p>「托鉢僧侶たちよ、正しい見識を得た人が自分の母親を殺す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61, msdiv271, sc271.1</text:p>
          </table:table-cell>
        </table:table-row>
        <table:table-row table:style-name="ro1">
          <table:table-cell office:value-type="string" calcext:value-type="string">
            <text:p>an1.271:1.2</text:p>
          </table:table-cell>
          <table:table-cell office:value-type="string" calcext:value-type="string">
            <text:p>Ṭhānañca kho, bhikkhave, vijjati yaṁ puthujjano mātaraṁ jīvitā voropeyya. Ṭhānametaṁ vijjatī”ti. </text:p>
          </table:table-cell>
          <table:table-cell/>
          <table:table-cell office:value-type="string" calcext:value-type="string">
            <text:p>Aber es ist möglich, dass ein gewöhnlicher Mensch seine Mutter ermordet.“ </text:p>
          </table:table-cell>
          <table:table-cell office:value-type="string" calcext:value-type="string">
            <text:p>But it is possible for an ordinary person to murder their mother.” </text:p>
          </table:table-cell>
          <table:table-cell office:value-type="string" calcext:value-type="string">
            <text:p>しかし、凡人が自分の母親を殺す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2:0.1</text:p>
          </table:table-cell>
          <table:table-cell office:value-type="float" office:value="272" calcext:value-type="float">
            <text:p>272</text:p>
          </table:table-cell>
          <table:table-cell/>
          <table:table-cell table:number-columns-repeated="3" office:value-type="string" calcext:value-type="string">
            <text:p>272 </text:p>
          </table:table-cell>
          <table:table-cell table:number-columns-repeated="2" office:value-type="string" calcext:value-type="string">
            <text:p/>
          </table:table-cell>
          <table:table-cell office:value-type="string" calcext:value-type="string">
            <text:p>&lt;article id='an1.272'&gt;&lt;h2 class='sutta-title'&gt;{}&lt;/h2&gt;</text:p>
          </table:table-cell>
          <table:table-cell/>
        </table:table-row>
        <table:table-row table:style-name="ro1">
          <table:table-cell office:value-type="string" calcext:value-type="string">
            <text:p>an1.272:1.1</text:p>
          </table:table-cell>
          <table:table-cell office:value-type="string" calcext:value-type="string">
            <text:p>“Aṭṭhānametaṁ, bhikkhave, anavakāso yaṁ diṭṭhisampanno puggalo pitaraṁ jīvitā voropeyya. Netaṁ ṭhānaṁ vijjati. </text:p>
          </table:table-cell>
          <table:table-cell/>
          <table:table-cell office:value-type="string" calcext:value-type="string">
            <text:p>„Es ist unmöglich, Mönche und Nonnen, es kann nicht sein, dass ein Mensch mit vollendeter Ansicht seinen Vater ermordet. </text:p>
          </table:table-cell>
          <table:table-cell office:value-type="string" calcext:value-type="string">
            <text:p>“It is impossible, mendicants, it cannot happen for a person accomplished in view to murder their father. </text:p>
          </table:table-cell>
          <table:table-cell office:value-type="string" calcext:value-type="string">
            <text:p>「托鉢僧侶たちよ、正しい見識を得た人が自分の父親を殺す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sp1ed15.29, csp2ed15.29, ms15A1_362, msdiv272, ndp16.28, sc272.1</text:p>
          </table:table-cell>
        </table:table-row>
        <table:table-row table:style-name="ro1">
          <table:table-cell office:value-type="string" calcext:value-type="string">
            <text:p>an1.272:1.2</text:p>
          </table:table-cell>
          <table:table-cell office:value-type="string" calcext:value-type="string">
            <text:p>Ṭhānañca kho etaṁ, bhikkhave, vijjati yaṁ puthujjano pitaraṁ jīvitā voropeyya. Ṭhānametaṁ vijjatī”ti. </text:p>
          </table:table-cell>
          <table:table-cell/>
          <table:table-cell office:value-type="string" calcext:value-type="string">
            <text:p>Aber es ist möglich, dass ein gewöhnlicher Mensch seinen Vater ermordet.“ </text:p>
          </table:table-cell>
          <table:table-cell office:value-type="string" calcext:value-type="string">
            <text:p>But it is possible for an ordinary person to murder their father.” </text:p>
          </table:table-cell>
          <table:table-cell office:value-type="string" calcext:value-type="string">
            <text:p>しかし、凡人が自分の父親を殺す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3:0.1</text:p>
          </table:table-cell>
          <table:table-cell office:value-type="float" office:value="273" calcext:value-type="float">
            <text:p>273</text:p>
          </table:table-cell>
          <table:table-cell/>
          <table:table-cell table:number-columns-repeated="3" office:value-type="string" calcext:value-type="string">
            <text:p>273 </text:p>
          </table:table-cell>
          <table:table-cell table:number-columns-repeated="2" office:value-type="string" calcext:value-type="string">
            <text:p/>
          </table:table-cell>
          <table:table-cell office:value-type="string" calcext:value-type="string">
            <text:p>&lt;article id='an1.273'&gt;&lt;h2 class='sutta-title'&gt;{}&lt;/h2&gt;</text:p>
          </table:table-cell>
          <table:table-cell/>
        </table:table-row>
        <table:table-row table:style-name="ro1">
          <table:table-cell office:value-type="string" calcext:value-type="string">
            <text:p>an1.273:1.1</text:p>
          </table:table-cell>
          <table:table-cell office:value-type="string" calcext:value-type="string">
            <text:p>“Aṭṭhānametaṁ, bhikkhave, anavakāso yaṁ diṭṭhisampanno puggalo arahantaṁ jīvitā voropeyya. Netaṁ ṭhānaṁ vijjati. </text:p>
          </table:table-cell>
          <table:table-cell/>
          <table:table-cell office:value-type="string" calcext:value-type="string">
            <text:p>„Es ist unmöglich, Mönche und Nonnen, es kann nicht sein, dass ein Mensch mit vollendeter Ansicht einen Vollendeten ermordet. </text:p>
          </table:table-cell>
          <table:table-cell office:value-type="string" calcext:value-type="string">
            <text:p>“It is impossible, mendicants, it cannot happen for a person accomplished in view to murder a perfected one. </text:p>
          </table:table-cell>
          <table:table-cell office:value-type="string" calcext:value-type="string">
            <text:p>「托鉢僧侶たちよ、正しい見識を得た人が大成者（阿羅漢）を殺す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63, msdiv273, sc273.1, vri35.39</text:p>
          </table:table-cell>
        </table:table-row>
        <table:table-row table:style-name="ro1">
          <table:table-cell office:value-type="string" calcext:value-type="string">
            <text:p>an1.273:1.2</text:p>
          </table:table-cell>
          <table:table-cell office:value-type="string" calcext:value-type="string">
            <text:p>Ṭhānañca kho etaṁ, bhikkhave, vijjati yaṁ puthujjano arahantaṁ jīvitā voropeyya. Ṭhānametaṁ vijjatī”ti. </text:p>
          </table:table-cell>
          <table:table-cell/>
          <table:table-cell office:value-type="string" calcext:value-type="string">
            <text:p>Aber es ist möglich, dass ein gewöhnlicher Mensch einen Vollendeten ermordet.“ </text:p>
          </table:table-cell>
          <table:table-cell office:value-type="string" calcext:value-type="string">
            <text:p>But it is possible for an ordinary person to murder a perfected one.” </text:p>
          </table:table-cell>
          <table:table-cell office:value-type="string" calcext:value-type="string">
            <text:p>しかし、凡人が大成者（阿羅漢）を殺す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4:0.1</text:p>
          </table:table-cell>
          <table:table-cell office:value-type="float" office:value="274" calcext:value-type="float">
            <text:p>274</text:p>
          </table:table-cell>
          <table:table-cell/>
          <table:table-cell table:number-columns-repeated="3" office:value-type="string" calcext:value-type="string">
            <text:p>274 </text:p>
          </table:table-cell>
          <table:table-cell table:number-columns-repeated="2" office:value-type="string" calcext:value-type="string">
            <text:p/>
          </table:table-cell>
          <table:table-cell office:value-type="string" calcext:value-type="string">
            <text:p>&lt;article id='an1.274'&gt;&lt;h2 class='sutta-title'&gt;{}&lt;/h2&gt;</text:p>
          </table:table-cell>
          <table:table-cell/>
        </table:table-row>
        <table:table-row table:style-name="ro1">
          <table:table-cell office:value-type="string" calcext:value-type="string">
            <text:p>an1.274:1.1</text:p>
          </table:table-cell>
          <table:table-cell office:value-type="string" calcext:value-type="string">
            <text:p>“Aṭṭhānametaṁ, bhikkhave, anavakāso yaṁ diṭṭhisampanno puggalo tathāgatassa paduṭṭhacitto lohitaṁ uppādeyya. Netaṁ ṭhānaṁ vijjati. </text:p>
          </table:table-cell>
          <table:table-cell/>
          <table:table-cell office:value-type="string" calcext:value-type="string">
            <text:p>„Es ist unmöglich, Mönche und Nonnen, es kann nicht sein, dass ein Mensch mit vollendeter Ansicht einen Klargewordenen in böswilliger Absicht verletzt. </text:p>
          </table:table-cell>
          <table:table-cell office:value-type="string" calcext:value-type="string">
            <text:p>“It is impossible, mendicants, it cannot happen for a person accomplished in view to injure a Realized One with malicious intent. </text:p>
          </table:table-cell>
          <table:table-cell office:value-type="string" calcext:value-type="string">
            <text:p>「托鉢僧侶たちよ、正しい見識を得た人が悟った方を悪意から傷つけ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56, cck20.35, dr20.37, ms15A1_364, msdiv274, sc274.1</text:p>
          </table:table-cell>
        </table:table-row>
        <table:table-row table:style-name="ro1">
          <table:table-cell office:value-type="string" calcext:value-type="string">
            <text:p>an1.274:1.2</text:p>
          </table:table-cell>
          <table:table-cell office:value-type="string" calcext:value-type="string">
            <text:p>Ṭhānañca kho etaṁ, bhikkhave, vijjati yaṁ puthujjano tathāgatassa paduṭṭhacitto lohitaṁ uppādeyya. Ṭhānametaṁ vijjatī”ti. </text:p>
          </table:table-cell>
          <table:table-cell/>
          <table:table-cell office:value-type="string" calcext:value-type="string">
            <text:p>Aber es ist möglich, dass ein gewöhnlicher Mensch einen Klargewordenen in böswilliger Absicht verletzt.“ </text:p>
          </table:table-cell>
          <table:table-cell office:value-type="string" calcext:value-type="string">
            <text:p>But it is possible for an ordinary person to injure a Realized One with malicious intent.” </text:p>
          </table:table-cell>
          <table:table-cell office:value-type="string" calcext:value-type="string">
            <text:p>しかし、凡人が悟った方を悪意から傷つける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5:0.1</text:p>
          </table:table-cell>
          <table:table-cell office:value-type="float" office:value="275" calcext:value-type="float">
            <text:p>275</text:p>
          </table:table-cell>
          <table:table-cell/>
          <table:table-cell table:number-columns-repeated="3" office:value-type="string" calcext:value-type="string">
            <text:p>275 </text:p>
          </table:table-cell>
          <table:table-cell table:number-columns-repeated="2" office:value-type="string" calcext:value-type="string">
            <text:p/>
          </table:table-cell>
          <table:table-cell office:value-type="string" calcext:value-type="string">
            <text:p>&lt;article id='an1.275'&gt;&lt;h2 class='sutta-title'&gt;{}&lt;/h2&gt;</text:p>
          </table:table-cell>
          <table:table-cell/>
        </table:table-row>
        <table:table-row table:style-name="ro1">
          <table:table-cell office:value-type="string" calcext:value-type="string">
            <text:p>an1.275:1.1</text:p>
          </table:table-cell>
          <table:table-cell office:value-type="string" calcext:value-type="string">
            <text:p>“Aṭṭhānametaṁ, bhikkhave, anavakāso yaṁ diṭṭhisampanno puggalo saṅghaṁ bhindeyya. Netaṁ ṭhānaṁ vijjati. </text:p>
          </table:table-cell>
          <table:table-cell/>
          <table:table-cell office:value-type="string" calcext:value-type="string">
            <text:p>„Es ist unmöglich, Mönche und Nonnen, es kann nicht sein, dass ein Mensch mit vollendeter Ansicht eine Spaltung des Saṅgha herbeiführt. </text:p>
          </table:table-cell>
          <table:table-cell office:value-type="string" calcext:value-type="string">
            <text:p>“It is impossible, mendicants, it cannot happen for a person accomplished in view to cause a schism in the Saṅgha. </text:p>
          </table:table-cell>
          <table:table-cell office:value-type="string" calcext:value-type="string">
            <text:p>「托鉢僧侶たちよ、正しい見識を得た人が僧侶の一団を分裂させ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65, msdiv275, sc275.1, sya20.36</text:p>
          </table:table-cell>
        </table:table-row>
        <table:table-row table:style-name="ro1">
          <table:table-cell office:value-type="string" calcext:value-type="string">
            <text:p>an1.275:1.2</text:p>
          </table:table-cell>
          <table:table-cell office:value-type="string" calcext:value-type="string">
            <text:p>Ṭhānañca kho etaṁ, bhikkhave, vijjati yaṁ puthujjano saṅghaṁ bhindeyya. Ṭhānametaṁ vijjatī”ti. </text:p>
          </table:table-cell>
          <table:table-cell/>
          <table:table-cell office:value-type="string" calcext:value-type="string">
            <text:p>Aber es ist möglich, dass ein gewöhnlicher Mensch eine Spaltung des Saṅgha herbeiführt.“ </text:p>
          </table:table-cell>
          <table:table-cell office:value-type="string" calcext:value-type="string">
            <text:p>But it is possible for an ordinary person to cause a schism in the Saṅgha.” </text:p>
          </table:table-cell>
          <table:table-cell office:value-type="string" calcext:value-type="string">
            <text:p>しかし、凡人が僧侶の一団を分裂させる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6:0.1</text:p>
          </table:table-cell>
          <table:table-cell office:value-type="float" office:value="276" calcext:value-type="float">
            <text:p>276</text:p>
          </table:table-cell>
          <table:table-cell/>
          <table:table-cell table:number-columns-repeated="3" office:value-type="string" calcext:value-type="string">
            <text:p>276 </text:p>
          </table:table-cell>
          <table:table-cell table:number-columns-repeated="2" office:value-type="string" calcext:value-type="string">
            <text:p/>
          </table:table-cell>
          <table:table-cell office:value-type="string" calcext:value-type="string">
            <text:p>&lt;article id='an1.276'&gt;&lt;h2 class='sutta-title'&gt;{}&lt;/h2&gt;</text:p>
          </table:table-cell>
          <table:table-cell/>
        </table:table-row>
        <table:table-row table:style-name="ro1">
          <table:table-cell office:value-type="string" calcext:value-type="string">
            <text:p>an1.276:1.1</text:p>
          </table:table-cell>
          <table:table-cell office:value-type="string" calcext:value-type="string">
            <text:p>“Aṭṭhānametaṁ, bhikkhave, anavakāso yaṁ diṭṭhisampanno puggalo aññaṁ satthāraṁ uddiseyya. Netaṁ ṭhānaṁ vijjati. </text:p>
          </table:table-cell>
          <table:table-cell/>
          <table:table-cell office:value-type="string" calcext:value-type="string">
            <text:p>„Es ist unmöglich, Mönche und Nonnen, es kann nicht sein, dass ein Mensch mit vollendeter Ansicht einen anderen Lehrer anerkennt. </text:p>
          </table:table-cell>
          <table:table-cell office:value-type="string" calcext:value-type="string">
            <text:p>“It is impossible, mendicants, it cannot happen for a person accomplished in view to acknowledge another teacher. </text:p>
          </table:table-cell>
          <table:table-cell office:value-type="string" calcext:value-type="string">
            <text:p>「托鉢僧侶たちよ、正しい見識を得た人が（ブッダと）違う人を先生だと認め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66, msdiv276, sc276.1</text:p>
          </table:table-cell>
        </table:table-row>
        <table:table-row table:style-name="ro1">
          <table:table-cell office:value-type="string" calcext:value-type="string">
            <text:p>an1.276:1.2</text:p>
          </table:table-cell>
          <table:table-cell office:value-type="string" calcext:value-type="string">
            <text:p>Ṭhānañca kho etaṁ, bhikkhave, vijjati yaṁ puthujjano aññaṁ satthāraṁ uddiseyya. Ṭhānametaṁ vijjatī”ti. </text:p>
          </table:table-cell>
          <table:table-cell/>
          <table:table-cell office:value-type="string" calcext:value-type="string">
            <text:p>Aber es ist möglich, dass ein gewöhnlicher Mensch einen anderen Lehrer anerkennt.“ </text:p>
          </table:table-cell>
          <table:table-cell office:value-type="string" calcext:value-type="string">
            <text:p>But it is possible for an ordinary person to acknowledge another teacher.” </text:p>
          </table:table-cell>
          <table:table-cell office:value-type="string" calcext:value-type="string">
            <text:p>しかし、凡人が（ブッダと）違う人を先生だと認める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7:0.1</text:p>
          </table:table-cell>
          <table:table-cell office:value-type="float" office:value="277" calcext:value-type="float">
            <text:p>277</text:p>
          </table:table-cell>
          <table:table-cell/>
          <table:table-cell table:number-columns-repeated="3" office:value-type="string" calcext:value-type="string">
            <text:p>277 </text:p>
          </table:table-cell>
          <table:table-cell table:number-columns-repeated="2" office:value-type="string" calcext:value-type="string">
            <text:p/>
          </table:table-cell>
          <table:table-cell office:value-type="string" calcext:value-type="string">
            <text:p>&lt;article id='an1.277'&gt;&lt;h2 class='sutta-title'&gt;{}&lt;/h2&gt;</text:p>
          </table:table-cell>
          <table:table-cell/>
        </table:table-row>
        <table:table-row table:style-name="ro1">
          <table:table-cell office:value-type="string" calcext:value-type="string">
            <text:p>an1.277:1.1</text:p>
          </table:table-cell>
          <table:table-cell office:value-type="string" calcext:value-type="string">
            <text:p>“Aṭṭhānametaṁ, bhikkhave, anavakāso yaṁ ekissā lokadhātuyā dve arahanto sammāsambuddhā apubbaṁ acarimaṁ uppajjeyyuṁ. Netaṁ ṭhānaṁ vijjati. </text:p>
          </table:table-cell>
          <table:table-cell/>
          <table:table-cell office:value-type="string" calcext:value-type="string">
            <text:p>„Es ist unmöglich, Mönche und Nonnen, es kann nicht sein, dass zwei Vollendete, vollkommen erwachte Buddhas gleichzeitig in einem Sonnensystem erscheinen. </text:p>
          </table:table-cell>
          <table:table-cell office:value-type="string" calcext:value-type="string">
            <text:p>“It is impossible, mendicants, it cannot happen for two perfected ones, fully awakened Buddhas to arise in the same solar system at the same time. </text:p>
          </table:table-cell>
          <table:table-cell office:value-type="string" calcext:value-type="string">
            <text:p>「托鉢僧侶たちよ、二人の大成者、完全に目覚めたブッダが同時に同じ太陽系に現れ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67, msdiv277, pts-vp-pli1.28, sc277.1</text:p>
          </table:table-cell>
        </table:table-row>
        <table:table-row table:style-name="ro1">
          <table:table-cell office:value-type="string" calcext:value-type="string">
            <text:p>an1.277:1.2</text:p>
          </table:table-cell>
          <table:table-cell office:value-type="string" calcext:value-type="string">
            <text:p>Ṭhānañca kho etaṁ, bhikkhave, vijjati yaṁ ekissā lokadhātuyā ekova arahaṁ sammāsambuddho uppajjeyya. Ṭhānametaṁ vijjatī”ti. </text:p>
          </table:table-cell>
          <table:table-cell/>
          <table:table-cell office:value-type="string" calcext:value-type="string">
            <text:p>Aber es ist möglich, dass ein einziger Vollendeter, vollkommen erwachter Buddha in einem Sonnensystem erscheint.“ </text:p>
          </table:table-cell>
          <table:table-cell office:value-type="string" calcext:value-type="string">
            <text:p>But it is possible for just one perfected one, a fully awakened Buddha, to arise in one solar system.” </text:p>
          </table:table-cell>
          <table:table-cell office:value-type="string" calcext:value-type="string">
            <text:p>しかし、大成者、完全に目覚めたブッダが一人だけある太陽系に現れる事は可能です。あり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77:1.3</text:p>
          </table:table-cell>
          <table:table-cell office:value-type="string" calcext:value-type="string">
            <text:p>Vaggo paṭh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78: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78-286'&gt;&lt;header&gt;&lt;ul&gt;&lt;li class='division'&gt;{}&lt;/li&gt;</text:p>
          </table:table-cell>
          <table:table-cell/>
        </table:table-row>
        <table:table-row table:style-name="ro1">
          <table:table-cell office:value-type="string" calcext:value-type="string">
            <text:p>an1.278:0.2</text:p>
          </table:table-cell>
          <table:table-cell office:value-type="string" calcext:value-type="string">
            <text:p>22. Dutiyavagga </text:p>
          </table:table-cell>
          <table:table-cell/>
          <table:table-cell office:value-type="string" calcext:value-type="string">
            <text:p>22. Zweites</text:p>
          </table:table-cell>
          <table:table-cell office:value-type="string" calcext:value-type="string">
            <text:p>22. Second </text:p>
          </table:table-cell>
          <table:table-cell office:value-type="string" calcext:value-type="string">
            <text:p>第二十二　第二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78:0.3</text:p>
          </table:table-cell>
          <table:table-cell office:value-type="float" office:value="278" calcext:value-type="float">
            <text:p>278</text:p>
          </table:table-cell>
          <table:table-cell/>
          <table:table-cell table:number-columns-repeated="3" office:value-type="string" calcext:value-type="string">
            <text:p>278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78:1.1</text:p>
          </table:table-cell>
          <table:table-cell office:value-type="string" calcext:value-type="string">
            <text:p>“Aṭṭhānametaṁ, bhikkhave, anavakāso yaṁ ekissā lokadhātuyā dve rājāno cakkavattī apubbaṁ acarimaṁ uppajjeyyuṁ. Netaṁ ṭhānaṁ vijjati. </text:p>
          </table:table-cell>
          <table:table-cell/>
          <table:table-cell office:value-type="string" calcext:value-type="string">
            <text:p>„Es ist unmöglich, Mönche und Nonnen, es kann nicht sein, dass zwei Rad-drehende Herrscher gleichzeitig in einem Sonnensystem erscheinen. </text:p>
          </table:table-cell>
          <table:table-cell office:value-type="string" calcext:value-type="string">
            <text:p>“It is impossible, mendicants, it cannot happen for two wheel-turning monarchs to arise in the same solar system at the same time. </text:p>
          </table:table-cell>
          <table:table-cell office:value-type="string" calcext:value-type="string">
            <text:p>「托鉢僧侶たちよ、二人の全世界の君主が同時に同じ太陽系に現れる事は不可能で起こり得ません。あり得ません。 </text:p>
          </table:table-cell>
          <table:table-cell table:number-columns-repeated="2" office:value-type="string" calcext:value-type="string">
            <text:p/>
          </table:table-cell>
          <table:table-cell office:value-type="string" calcext:value-type="string">
            <text:p>&lt;article id='an1.278'&gt;&lt;p&gt;{}</text:p>
          </table:table-cell>
          <table:table-cell office:value-type="string" calcext:value-type="string">
            <text:p>cck20.36, csp1ed15.30, csp2ed15.30, dr20.38, ms15A1_369, msdiv278, sc278.1, vri35.40</text:p>
          </table:table-cell>
        </table:table-row>
        <table:table-row table:style-name="ro1">
          <table:table-cell office:value-type="string" calcext:value-type="string">
            <text:p>an1.278:1.2</text:p>
          </table:table-cell>
          <table:table-cell office:value-type="string" calcext:value-type="string">
            <text:p>Ṭhānañca kho etaṁ, bhikkhave, vijjati yaṁ ekissā lokadhātuyā eko rājā cakkavattī uppajjeyya. Ṭhānametaṁ vijjatī”ti. </text:p>
          </table:table-cell>
          <table:table-cell/>
          <table:table-cell office:value-type="string" calcext:value-type="string">
            <text:p>Aber es ist möglich, dass ein einziger Rad-drehender Herrscher in einem Sonnensystem erscheint.“ </text:p>
          </table:table-cell>
          <table:table-cell office:value-type="string" calcext:value-type="string">
            <text:p>But it is possible for just one wheel-turning monarch to arise in one solar system.” </text:p>
          </table:table-cell>
          <table:table-cell office:value-type="string" calcext:value-type="string">
            <text:p>しかし、全世界の君主が一人だけある太陽系に現れる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79:0.1</text:p>
          </table:table-cell>
          <table:table-cell office:value-type="float" office:value="279" calcext:value-type="float">
            <text:p>279</text:p>
          </table:table-cell>
          <table:table-cell/>
          <table:table-cell table:number-columns-repeated="3" office:value-type="string" calcext:value-type="string">
            <text:p>279 </text:p>
          </table:table-cell>
          <table:table-cell table:number-columns-repeated="2" office:value-type="string" calcext:value-type="string">
            <text:p/>
          </table:table-cell>
          <table:table-cell office:value-type="string" calcext:value-type="string">
            <text:p>&lt;article id='an1.279'&gt;&lt;h2 class='sutta-title'&gt;{}&lt;/h2&gt;</text:p>
          </table:table-cell>
          <table:table-cell/>
        </table:table-row>
        <table:table-row table:style-name="ro1">
          <table:table-cell office:value-type="string" calcext:value-type="string">
            <text:p>an1.279:1.1</text:p>
          </table:table-cell>
          <table:table-cell office:value-type="string" calcext:value-type="string">
            <text:p>“Aṭṭhānametaṁ, bhikkhave, anavakāso yaṁ itthī arahaṁ assa sammāsambuddho. Netaṁ ṭhānaṁ vijjati. </text:p>
          </table:table-cell>
          <table:table-cell/>
          <table:table-cell office:value-type="string" calcext:value-type="string">
            <text:p>„Es ist unmöglich, Mönche und Nonnen, es kann nicht sein, dass eine Frau ein Vollendeter, ein vollkommen erwachter Buddha ist. </text:p>
          </table:table-cell>
          <table:table-cell office:value-type="string" calcext:value-type="string">
            <text:p>“It is impossible, mendicants, it cannot happen for a woman to be a perfected one, a fully awakened Buddha. </text:p>
          </table:table-cell>
          <table:table-cell office:value-type="string" calcext:value-type="string">
            <text:p>「托鉢僧侶たちよ、女性が大成者、完全に目覚めたブッダにな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70, msdiv279, ndp16.29, sc279.1</text:p>
          </table:table-cell>
        </table:table-row>
        <table:table-row table:style-name="ro1">
          <table:table-cell office:value-type="string" calcext:value-type="string">
            <text:p>an1.279:1.2</text:p>
          </table:table-cell>
          <table:table-cell office:value-type="string" calcext:value-type="string">
            <text:p>Ṭhānañca kho, etaṁ, bhikkhave, vijjati yaṁ puriso arahaṁ assa sammāsambuddho. Ṭhānametaṁ vijjatī”ti. </text:p>
          </table:table-cell>
          <table:table-cell/>
          <table:table-cell office:value-type="string" calcext:value-type="string">
            <text:p>Aber es ist möglich, dass ein Mann ein Vollendeter, ein vollkommen erwachter Buddha ist.“ </text:p>
          </table:table-cell>
          <table:table-cell office:value-type="string" calcext:value-type="string">
            <text:p>But it is possible for a man to be a perfected one, a fully awakened Buddha.” </text:p>
          </table:table-cell>
          <table:table-cell office:value-type="string" calcext:value-type="string">
            <text:p>しかし、男性が大成者、完全に目覚めたブッダになる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80:0.1</text:p>
          </table:table-cell>
          <table:table-cell office:value-type="float" office:value="280" calcext:value-type="float">
            <text:p>280</text:p>
          </table:table-cell>
          <table:table-cell/>
          <table:table-cell table:number-columns-repeated="3" office:value-type="string" calcext:value-type="string">
            <text:p>280 </text:p>
          </table:table-cell>
          <table:table-cell table:number-columns-repeated="2" office:value-type="string" calcext:value-type="string">
            <text:p/>
          </table:table-cell>
          <table:table-cell office:value-type="string" calcext:value-type="string">
            <text:p>&lt;article id='an1.280'&gt;&lt;h2 class='sutta-title'&gt;{}&lt;/h2&gt;</text:p>
          </table:table-cell>
          <table:table-cell/>
        </table:table-row>
        <table:table-row table:style-name="ro1">
          <table:table-cell office:value-type="string" calcext:value-type="string">
            <text:p>an1.280:1.1</text:p>
          </table:table-cell>
          <table:table-cell office:value-type="string" calcext:value-type="string">
            <text:p>“Aṭṭhānametaṁ, bhikkhave, anavakāso yaṁ itthī rājā assa cakkavattī. Netaṁ ṭhānaṁ vijjati. </text:p>
          </table:table-cell>
          <table:table-cell/>
          <table:table-cell office:value-type="string" calcext:value-type="string">
            <text:p>„Es ist unmöglich, Mönche und Nonnen, es kann nicht sein, dass eine Frau eine Rad-drehende Herrscherin ist. </text:p>
          </table:table-cell>
          <table:table-cell office:value-type="string" calcext:value-type="string">
            <text:p>“It is impossible, mendicants, it cannot happen for a woman to be a wheel-turning monarch. </text:p>
          </table:table-cell>
          <table:table-cell office:value-type="string" calcext:value-type="string">
            <text:p>「托鉢僧侶たちよ、女性が全世界の君主にな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58, ms15A1_371, msdiv280, sc280.1, sya20.37</text:p>
          </table:table-cell>
        </table:table-row>
        <table:table-row table:style-name="ro1">
          <table:table-cell office:value-type="string" calcext:value-type="string">
            <text:p>an1.280:1.2</text:p>
          </table:table-cell>
          <table:table-cell office:value-type="string" calcext:value-type="string">
            <text:p>Ṭhānañca kho etaṁ, bhikkhave, vijjati yaṁ puriso rājā assa cakkavattī. Ṭhānametaṁ vijjatī”ti. </text:p>
          </table:table-cell>
          <table:table-cell/>
          <table:table-cell office:value-type="string" calcext:value-type="string">
            <text:p>Aber es ist möglich, dass ein Mann ein Rad-drehender Herrscher ist.“ </text:p>
          </table:table-cell>
          <table:table-cell office:value-type="string" calcext:value-type="string">
            <text:p>But it is possible for a man to be a wheel-turning monarch.” </text:p>
          </table:table-cell>
          <table:table-cell office:value-type="string" calcext:value-type="string">
            <text:p>しかし、男性が全世界の君主になる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81-283:0.1</text:p>
          </table:table-cell>
          <table:table-cell office:value-type="string" calcext:value-type="string">
            <text:p>281–283 </text:p>
          </table:table-cell>
          <table:table-cell/>
          <table:table-cell table:number-columns-repeated="2" office:value-type="string" calcext:value-type="string">
            <text:p>281–283 </text:p>
          </table:table-cell>
          <table:table-cell office:value-type="string" calcext:value-type="string">
            <text:p>281−283 </text:p>
          </table:table-cell>
          <table:table-cell table:number-columns-repeated="2" office:value-type="string" calcext:value-type="string">
            <text:p/>
          </table:table-cell>
          <table:table-cell office:value-type="string" calcext:value-type="string">
            <text:p>&lt;article id='an1.281-283'&gt;&lt;h2 class='sutta-title'&gt;{}&lt;/h2&gt;</text:p>
          </table:table-cell>
          <table:table-cell/>
        </table:table-row>
        <table:table-row table:style-name="ro1">
          <table:table-cell office:value-type="string" calcext:value-type="string">
            <text:p>an1.281-283:1.1</text:p>
          </table:table-cell>
          <table:table-cell office:value-type="string" calcext:value-type="string">
            <text:p>“Aṭṭhānametaṁ, bhikkhave, anavakāso yaṁ itthī sakkattaṁ kāreyya …pe… mārattaṁ kāreyya …pe… brahmattaṁ kāreyya. Netaṁ ṭhānaṁ vijjati. </text:p>
          </table:table-cell>
          <table:table-cell/>
          <table:table-cell office:value-type="string" calcext:value-type="string">
            <text:p>„Es ist unmöglich, Mönche und Nonnen, es kann nicht sein, dass eine Frau die Rolle von Sakka, Māra oder Brahmā einnimmt. </text:p>
          </table:table-cell>
          <table:table-cell office:value-type="string" calcext:value-type="string">
            <text:p>“It is impossible, mendicants, it cannot happen for a woman to perform the role of Sakka, Māra, or Brahmā. </text:p>
          </table:table-cell>
          <table:table-cell office:value-type="string" calcext:value-type="string">
            <text:p>「托鉢僧侶たちよ、女性がサッカ、マーラ或いはブラーマを務め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72, msdiv281-283, sc281.1</text:p>
          </table:table-cell>
        </table:table-row>
        <table:table-row table:style-name="ro1">
          <table:table-cell office:value-type="string" calcext:value-type="string">
            <text:p>an1.281-283:1.2</text:p>
          </table:table-cell>
          <table:table-cell office:value-type="string" calcext:value-type="string">
            <text:p>Ṭhānañca kho etaṁ, bhikkhave, vijjati yaṁ puriso sakkattaṁ kāreyya …pe… mārattaṁ kāreyya …pe… brahmattaṁ kāreyya. Ṭhānametaṁ vijjatī”ti. </text:p>
          </table:table-cell>
          <table:table-cell/>
          <table:table-cell office:value-type="string" calcext:value-type="string">
            <text:p>Aber es ist möglich, dass ein Mann die Rolle von Sakka, Māra oder Brahmā einnimmt.“ </text:p>
          </table:table-cell>
          <table:table-cell office:value-type="string" calcext:value-type="string">
            <text:p>But it is possible for a man to perform the role of Sakka, Māra, or Brahmā.” </text:p>
          </table:table-cell>
          <table:table-cell office:value-type="string" calcext:value-type="string">
            <text:p>しかし、男性がサッカ、マーラ或いはブラーマを務める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84:0.1</text:p>
          </table:table-cell>
          <table:table-cell office:value-type="float" office:value="284" calcext:value-type="float">
            <text:p>284</text:p>
          </table:table-cell>
          <table:table-cell/>
          <table:table-cell table:number-columns-repeated="3" office:value-type="string" calcext:value-type="string">
            <text:p>284 </text:p>
          </table:table-cell>
          <table:table-cell table:number-columns-repeated="2" office:value-type="string" calcext:value-type="string">
            <text:p/>
          </table:table-cell>
          <table:table-cell office:value-type="string" calcext:value-type="string">
            <text:p>&lt;article id='an1.284'&gt;&lt;h2 class='sutta-title'&gt;{}&lt;/h2&gt;</text:p>
          </table:table-cell>
          <table:table-cell/>
        </table:table-row>
        <table:table-row table:style-name="ro1">
          <table:table-cell office:value-type="string" calcext:value-type="string">
            <text:p>an1.284:1.1</text:p>
          </table:table-cell>
          <table:table-cell office:value-type="string" calcext:value-type="string">
            <text:p>“Aṭṭhānametaṁ, bhikkhave, anavakāso yaṁ kāyaduccaritassa iṭṭho kanto manāpo vipāko nibbatteyya. Netaṁ ṭhānaṁ vijjati. </text:p>
          </table:table-cell>
          <table:table-cell/>
          <table:table-cell office:value-type="string" calcext:value-type="string">
            <text:p>„Es ist unmöglich, Mönche und Nonnen, es kann nicht sein, dass ein erwünschtes, willkommenes, angenehmes Ergebnis als Folge eines schlechten Verhaltens mit dem Körper eintritt. </text:p>
          </table:table-cell>
          <table:table-cell office:value-type="string" calcext:value-type="string">
            <text:p>“It is impossible, mendicants, it cannot happen for a likable, desirable, agreeable result to come from bad bodily conduct. </text:p>
          </table:table-cell>
          <table:table-cell office:value-type="string" calcext:value-type="string">
            <text:p>「托鉢僧侶たちよ、体による悪い行為から好ましく、望まれるような快い結果が生まれ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73, msdiv284, sc284.1</text:p>
          </table:table-cell>
        </table:table-row>
        <table:table-row table:style-name="ro1">
          <table:table-cell office:value-type="string" calcext:value-type="string">
            <text:p>an1.284:1.2</text:p>
          </table:table-cell>
          <table:table-cell office:value-type="string" calcext:value-type="string">
            <text:p>Ṭhānañca kho etaṁ, bhikkhave, vijjati yaṁ kāyaduccaritassa aniṭṭho akanto amanāpo vipāko nibbatteyya. Ṭhānametaṁ vijjatī”ti. </text:p>
          </table:table-cell>
          <table:table-cell/>
          <table:table-cell office:value-type="string" calcext:value-type="string">
            <text:p>Aber es ist möglich, dass ein unerwünschtes, unwillkommenes, unangenehmes Ergebnis als Folge eines schlechten Verhaltens mit dem Körper eintritt.“ </text:p>
          </table:table-cell>
          <table:table-cell office:value-type="string" calcext:value-type="string">
            <text:p>But it is possible for an unlikable, undesirable, disagreeable result to come from bad bodily conduct.” </text:p>
          </table:table-cell>
          <table:table-cell office:value-type="string" calcext:value-type="string">
            <text:p>しかし、体による悪い行為から好ましくなく、望まれないような不快な結果が生まれる事は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85-286:0.1</text:p>
          </table:table-cell>
          <table:table-cell office:value-type="string" calcext:value-type="string">
            <text:p>285–286 </text:p>
          </table:table-cell>
          <table:table-cell/>
          <table:table-cell table:number-columns-repeated="2" office:value-type="string" calcext:value-type="string">
            <text:p>285–286 </text:p>
          </table:table-cell>
          <table:table-cell office:value-type="string" calcext:value-type="string">
            <text:p>285−286 </text:p>
          </table:table-cell>
          <table:table-cell table:number-columns-repeated="2" office:value-type="string" calcext:value-type="string">
            <text:p/>
          </table:table-cell>
          <table:table-cell office:value-type="string" calcext:value-type="string">
            <text:p>&lt;article id='an1.285-286'&gt;&lt;h2 class='sutta-title'&gt;{}&lt;/h2&gt;</text:p>
          </table:table-cell>
          <table:table-cell/>
        </table:table-row>
        <table:table-row table:style-name="ro1">
          <table:table-cell office:value-type="string" calcext:value-type="string">
            <text:p>an1.285-286:1.1</text:p>
          </table:table-cell>
          <table:table-cell office:value-type="string" calcext:value-type="string">
            <text:p>“Aṭṭhānametaṁ, bhikkhave, anavakāso yaṁ vacīduccaritassa …pe… yaṁ manoduccaritassa iṭṭho kanto manāpo vipāko nibbatteyya. Netaṁ ṭhānaṁ vijjati. </text:p>
          </table:table-cell>
          <table:table-cell/>
          <table:table-cell office:value-type="string" calcext:value-type="string">
            <text:p>„Es ist unmöglich, Mönche und Nonnen, es kann nicht sein, dass ein erwünschtes, willkommenes, angenehmes Ergebnis als Folge eines schlechten Verhaltens mit der Sprache … dem Geist eintritt. </text:p>
          </table:table-cell>
          <table:table-cell office:value-type="string" calcext:value-type="string">
            <text:p>“It is impossible, mendicants, it cannot happen for a likable, desirable, agreeable result to come from bad verbal … bad mental conduct. </text:p>
          </table:table-cell>
          <table:table-cell office:value-type="string" calcext:value-type="string">
            <text:p>「托鉢僧侶たちよ、言葉による悪い行為…　心による悪い行為から好ましく、望まれるような快い結果が生まれる事は不可能で起こり得ません。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dr20.39, ms15A1_374, msdiv285-286, sc285.1</text:p>
          </table:table-cell>
        </table:table-row>
        <table:table-row table:style-name="ro1">
          <table:table-cell office:value-type="string" calcext:value-type="string">
            <text:p>an1.285-286:1.2</text:p>
          </table:table-cell>
          <table:table-cell office:value-type="string" calcext:value-type="string">
            <text:p>Ṭhānañca kho etaṁ, bhikkhave, vijjati yaṁ manoduccaritassa aniṭṭho akanto amanāpo vipāko nibbatteyya. Ṭhānametaṁ vijjatī”ti. </text:p>
          </table:table-cell>
          <table:table-cell/>
          <table:table-cell office:value-type="string" calcext:value-type="string">
            <text:p>Aber es ist möglich, dass ein unerwünschtes, unwillkommenes, unangenehmes Ergebnis als Folge eines schlechten Verhaltens mit der Sprache … dem Geist eintritt.“ </text:p>
          </table:table-cell>
          <table:table-cell office:value-type="string" calcext:value-type="string">
            <text:p>But it is possible for an unlikable, undesirable, disagreeable result to come from bad verbal … bad mental conduct.” </text:p>
          </table:table-cell>
          <table:table-cell office:value-type="string" calcext:value-type="string">
            <text:p>しかし、言葉による悪い行為…　心による悪い行為から好ましくなく、望まれないような不快な結果が生まれる事は事は可能です。あり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85-286:1.3</text:p>
          </table:table-cell>
          <table:table-cell office:value-type="string" calcext:value-type="string">
            <text:p>Vaggo du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287: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87-295'&gt;&lt;header&gt;&lt;ul&gt;&lt;li class='division'&gt;{}&lt;/li&gt;</text:p>
          </table:table-cell>
          <table:table-cell/>
        </table:table-row>
        <table:table-row table:style-name="ro1">
          <table:table-cell office:value-type="string" calcext:value-type="string">
            <text:p>an1.287:0.2</text:p>
          </table:table-cell>
          <table:table-cell office:value-type="string" calcext:value-type="string">
            <text:p>23. Tatiyavagga </text:p>
          </table:table-cell>
          <table:table-cell/>
          <table:table-cell office:value-type="string" calcext:value-type="string">
            <text:p>23. Drittes</text:p>
          </table:table-cell>
          <table:table-cell office:value-type="string" calcext:value-type="string">
            <text:p>23. Third </text:p>
          </table:table-cell>
          <table:table-cell office:value-type="string" calcext:value-type="string">
            <text:p>第二十三　第三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287:0.3</text:p>
          </table:table-cell>
          <table:table-cell office:value-type="float" office:value="287" calcext:value-type="float">
            <text:p>287</text:p>
          </table:table-cell>
          <table:table-cell/>
          <table:table-cell table:number-columns-repeated="3" office:value-type="string" calcext:value-type="string">
            <text:p>287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87:1.1</text:p>
          </table:table-cell>
          <table:table-cell office:value-type="string" calcext:value-type="string">
            <text:p>“Aṭṭhānametaṁ, bhikkhave, anavakāso yaṁ kāyasucaritassa aniṭṭho akanto amanāpo vipāko nibbatteyya. Netaṁ ṭhānaṁ vijjati. </text:p>
          </table:table-cell>
          <table:table-cell/>
          <table:table-cell office:value-type="string" calcext:value-type="string">
            <text:p>„Es ist unmöglich, Mönche und Nonnen, es kann nicht sein, dass ein unerwünschtes, unwillkommenes, unangenehmes Ergebnis als Folge eines guten Verhaltens mit dem Körper eintritt. </text:p>
          </table:table-cell>
          <table:table-cell office:value-type="string" calcext:value-type="string">
            <text:p>“It is impossible, mendicants, it cannot happen for an unlikable, undesirable, disagreeable result to come from good bodily conduct. </text:p>
          </table:table-cell>
          <table:table-cell office:value-type="string" calcext:value-type="string">
            <text:p>「托鉢僧侶たちよ、体による良い行為から好ましくなく、望まれないような不快な結果が生まれる事は事は不可能です。あり得ません。」 </text:p>
          </table:table-cell>
          <table:table-cell table:number-columns-repeated="2" office:value-type="string" calcext:value-type="string">
            <text:p/>
          </table:table-cell>
          <table:table-cell office:value-type="string" calcext:value-type="string">
            <text:p>&lt;article id='an1.287'&gt;&lt;p&gt;{}</text:p>
          </table:table-cell>
          <table:table-cell office:value-type="string" calcext:value-type="string">
            <text:p>cck20.37, csp1ed15.31, csp2ed15.31, ms15A1_376, msdiv287, sc287.1, sya20.38, vri35.41</text:p>
          </table:table-cell>
        </table:table-row>
        <table:table-row table:style-name="ro1">
          <table:table-cell office:value-type="string" calcext:value-type="string">
            <text:p>an1.287:1.2</text:p>
          </table:table-cell>
          <table:table-cell office:value-type="string" calcext:value-type="string">
            <text:p>Ṭhānañca kho etaṁ, bhikkhave, vijjati yaṁ kāyasucaritassa iṭṭho kanto manāpo vipāko nibbatteyya. Ṭhānametaṁ vijjatī”ti. </text:p>
          </table:table-cell>
          <table:table-cell/>
          <table:table-cell office:value-type="string" calcext:value-type="string">
            <text:p>Aber es ist möglich, dass ein erwünschtes, willkommenes, angenehmes Ergebnis als Folge eines guten Verhaltens mit dem Körper eintritt.“ </text:p>
          </table:table-cell>
          <table:table-cell office:value-type="string" calcext:value-type="string">
            <text:p>But it is possible for a likable, desirable, agreeable result to come from good bodily conduct.” </text:p>
          </table:table-cell>
          <table:table-cell office:value-type="string" calcext:value-type="string">
            <text:p>しかし、体による良い行為から好ましく、望まれるような快い結果が生まれる事は可能でです。 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88-289:0.1</text:p>
          </table:table-cell>
          <table:table-cell office:value-type="string" calcext:value-type="string">
            <text:p>288–289 </text:p>
          </table:table-cell>
          <table:table-cell/>
          <table:table-cell table:number-columns-repeated="2" office:value-type="string" calcext:value-type="string">
            <text:p>288–289 </text:p>
          </table:table-cell>
          <table:table-cell office:value-type="string" calcext:value-type="string">
            <text:p>288−289 </text:p>
          </table:table-cell>
          <table:table-cell table:number-columns-repeated="2" office:value-type="string" calcext:value-type="string">
            <text:p/>
          </table:table-cell>
          <table:table-cell office:value-type="string" calcext:value-type="string">
            <text:p>&lt;article id='an1.288-289'&gt;&lt;h2 class='sutta-title'&gt;{}&lt;/h2&gt;</text:p>
          </table:table-cell>
          <table:table-cell/>
        </table:table-row>
        <table:table-row table:style-name="ro1">
          <table:table-cell office:value-type="string" calcext:value-type="string">
            <text:p>an1.288-289:1.1</text:p>
          </table:table-cell>
          <table:table-cell office:value-type="string" calcext:value-type="string">
            <text:p>“Aṭṭhānametaṁ, bhikkhave, anavakāso yaṁ vacīsucaritassa …pe… manosucaritassa aniṭṭho akanto amanāpo vipāko nibbatteyya. Netaṁ ṭhānaṁ vijjati. </text:p>
          </table:table-cell>
          <table:table-cell/>
          <table:table-cell office:value-type="string" calcext:value-type="string">
            <text:p>„Es ist unmöglich, Mönche und Nonnen, es kann nicht sein, dass ein unerwünschtes, unwillkommenes, unangenehmes Ergebnis als Folge eines guten Verhaltens mit der Sprache … dem Geist eintritt. </text:p>
          </table:table-cell>
          <table:table-cell office:value-type="string" calcext:value-type="string">
            <text:p>“It is impossible, mendicants, it cannot happen for an unlikable, undesirable, disagreeable result to come from good verbal … good mental conduct. </text:p>
          </table:table-cell>
          <table:table-cell office:value-type="string" calcext:value-type="string">
            <text:p>「托鉢僧侶たちよ、言葉による良い行為…　心による良い行為から好ましくなく、望まれないような不快な結果が生まれる事は事は不可能です。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77, msdiv288-289, pts-vp-pli1.29, sc288.1</text:p>
          </table:table-cell>
        </table:table-row>
        <table:table-row table:style-name="ro1">
          <table:table-cell office:value-type="string" calcext:value-type="string">
            <text:p>an1.288-289:1.2</text:p>
          </table:table-cell>
          <table:table-cell office:value-type="string" calcext:value-type="string">
            <text:p>Ṭhānañca kho etaṁ, bhikkhave, vijjati yaṁ manosucaritassa iṭṭho kanto manāpo vipāko nibbatteyya. Ṭhānametaṁ vijjatī”ti. </text:p>
          </table:table-cell>
          <table:table-cell/>
          <table:table-cell office:value-type="string" calcext:value-type="string">
            <text:p>Aber es ist möglich, dass ein erwünschtes, willkommenes, angenehmes Ergebnis als Folge eines guten Verhaltens mit der Sprache … dem Geist eintritt.“ </text:p>
          </table:table-cell>
          <table:table-cell office:value-type="string" calcext:value-type="string">
            <text:p>But it is possible for a likable, desirable, agreeable result to come from good verbal … good mental conduct.” </text:p>
          </table:table-cell>
          <table:table-cell office:value-type="string" calcext:value-type="string">
            <text:p>しかし、言葉による良い行為…　心による良い行為から好ましく、望まれるような快い結果が生まれる事は可能でです。 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90:0.1</text:p>
          </table:table-cell>
          <table:table-cell office:value-type="float" office:value="290" calcext:value-type="float">
            <text:p>290</text:p>
          </table:table-cell>
          <table:table-cell/>
          <table:table-cell table:number-columns-repeated="3" office:value-type="string" calcext:value-type="string">
            <text:p>290 </text:p>
          </table:table-cell>
          <table:table-cell table:number-columns-repeated="2" office:value-type="string" calcext:value-type="string">
            <text:p/>
          </table:table-cell>
          <table:table-cell office:value-type="string" calcext:value-type="string">
            <text:p>&lt;article id='an1.290'&gt;&lt;h2 class='sutta-title'&gt;{}&lt;/h2&gt;</text:p>
          </table:table-cell>
          <table:table-cell/>
        </table:table-row>
        <table:table-row table:style-name="ro1">
          <table:table-cell office:value-type="string" calcext:value-type="string">
            <text:p>an1.290:1.1</text:p>
          </table:table-cell>
          <table:table-cell office:value-type="string" calcext:value-type="string">
            <text:p>“Aṭṭhānametaṁ, bhikkhave, anavakāso yaṁ kāyaduccaritasamaṅgī tannidānā tappaccayā kāyassa bhedā paraṁ maraṇā sugatiṁ saggaṁ lokaṁ upapajjeyya. Netaṁ ṭhānaṁ vijjati. </text:p>
          </table:table-cell>
          <table:table-cell/>
          <table:table-cell office:value-type="string" calcext:value-type="string">
            <text:p>„Es ist unmöglich, Mönche und Nonnen, es kann nicht sein, dass jemand, der mit dem Körper schlecht gehandelt hat, wenn der Körper auseinanderbricht, nach dem Tod, allein aus diesem Grund an einem guten Ort wiedergeboren wird, in einem himmlischen Bereich. </text:p>
          </table:table-cell>
          <table:table-cell office:value-type="string" calcext:value-type="string">
            <text:p>“It is impossible, mendicants, it cannot happen that someone who has engaged in bad bodily conduct, could for that reason alone, when their body breaks up, after death, be reborn in a good place, a heavenly realm. </text:p>
          </table:table-cell>
          <table:table-cell office:value-type="string" calcext:value-type="string">
            <text:p>「托鉢僧侶たちよ、体による悪い行為をした者が、それが理由で、体がばらばらになる死後に良い場所、天国で次の生涯をすごす事は不可能です。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18.60, dr20.40, ms15A1_378, msdiv290, ndp16.30, sc290.1</text:p>
          </table:table-cell>
        </table:table-row>
        <table:table-row table:style-name="ro1">
          <table:table-cell office:value-type="string" calcext:value-type="string">
            <text:p>an1.290:1.2</text:p>
          </table:table-cell>
          <table:table-cell office:value-type="string" calcext:value-type="string">
            <text:p>Ṭhānañca kho etaṁ, bhikkhave, vijjati yaṁ kāyaduccaritasamaṅgī tannidānā tappaccayā kāyassa bhedā paraṁ maraṇā apāyaṁ duggatiṁ vinipātaṁ nirayaṁ upapajjeyya. Ṭhānametaṁ vijjatī”ti. </text:p>
          </table:table-cell>
          <table:table-cell/>
          <table:table-cell office:value-type="string" calcext:value-type="string">
            <text:p>Aber es ist möglich, dass jemand, der mit dem Körper schlecht gehandelt hat, wenn der Körper auseinanderbricht, nach dem Tod, allein aus diesem Grund an einem verlorenen Ort wiedergeboren wird, einem schlechten Ort, in der Unterwelt, der Hölle.“ </text:p>
          </table:table-cell>
          <table:table-cell office:value-type="string" calcext:value-type="string">
            <text:p>But it is possible that someone who has engaged in bad bodily conduct could, for that reason alone, when their body breaks up, after death, be reborn in a place of loss, a bad place, the underworld, hell.” </text:p>
          </table:table-cell>
          <table:table-cell office:value-type="string" calcext:value-type="string">
            <text:p>しかし、体による悪い行為をした者が、それが理由で、体がばらばらになる死後に喪失の地、悪い場所、下層界、地獄で次の生涯をすごす事は可能です。あり得ます。」 <text:s/></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91-292:0.1</text:p>
          </table:table-cell>
          <table:table-cell office:value-type="string" calcext:value-type="string">
            <text:p>291–292 </text:p>
          </table:table-cell>
          <table:table-cell/>
          <table:table-cell table:number-columns-repeated="2" office:value-type="string" calcext:value-type="string">
            <text:p>291–292 </text:p>
          </table:table-cell>
          <table:table-cell office:value-type="string" calcext:value-type="string">
            <text:p>291−292 </text:p>
          </table:table-cell>
          <table:table-cell table:number-columns-repeated="2" office:value-type="string" calcext:value-type="string">
            <text:p/>
          </table:table-cell>
          <table:table-cell office:value-type="string" calcext:value-type="string">
            <text:p>&lt;article id='an1.291-292'&gt;&lt;h2 class='sutta-title'&gt;{}&lt;/h2&gt;</text:p>
          </table:table-cell>
          <table:table-cell/>
        </table:table-row>
        <table:table-row table:style-name="ro1">
          <table:table-cell office:value-type="string" calcext:value-type="string">
            <text:p>an1.291-292:1.1</text:p>
          </table:table-cell>
          <table:table-cell office:value-type="string" calcext:value-type="string">
            <text:p>“Aṭṭhānametaṁ, bhikkhave, anavakāso yaṁ vacīduccaritasamaṅgī …pe… yaṁ manoduccaritasamaṅgī tannidānā tappaccayā kāyassa bhedā paraṁ maraṇā sugatiṁ saggaṁ lokaṁ upapajjeyya. Netaṁ ṭhānaṁ vijjati. </text:p>
          </table:table-cell>
          <table:table-cell/>
          <table:table-cell office:value-type="string" calcext:value-type="string">
            <text:p>„Es ist unmöglich, Mönche und Nonnen, es kann nicht sein, dass jemand, der mit der Sprache … dem Geist schlecht gehandelt hat, wenn der Körper auseinanderbricht, nach dem Tod, allein aus diesem Grund an einem guten Ort wiedergeboren wird, in einem himmlischen Bereich. </text:p>
          </table:table-cell>
          <table:table-cell office:value-type="string" calcext:value-type="string">
            <text:p>“It is impossible, mendicants, it cannot happen that someone who has engaged in bad verbal … bad mental conduct could, for that reason alone, when their body breaks up, after death, be reborn in a good place, a heavenly realm. </text:p>
          </table:table-cell>
          <table:table-cell office:value-type="string" calcext:value-type="string">
            <text:p>「托鉢僧侶たちよ、言葉による悪い行為…　心による悪い行為をした者が、それが理由で、体がばらばらになる死後に良い場所、天国で次の生涯をすごす事は不可能です。あり得ません。」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20.38, ms15A1_379, msdiv291-292, sc291.1, sya20.39</text:p>
          </table:table-cell>
        </table:table-row>
        <table:table-row table:style-name="ro1">
          <table:table-cell office:value-type="string" calcext:value-type="string">
            <text:p>an1.291-292:1.2</text:p>
          </table:table-cell>
          <table:table-cell office:value-type="string" calcext:value-type="string">
            <text:p>Ṭhānañca kho etaṁ, bhikkhave, vijjati yaṁ manoduccaritasamaṅgī tannidānā tappaccayā kāyassa bhedā paraṁ maraṇā apāyaṁ duggatiṁ vinipātaṁ nirayaṁ upapajjeyya. Ṭhānametaṁ vijjatī”ti. </text:p>
          </table:table-cell>
          <table:table-cell/>
          <table:table-cell office:value-type="string" calcext:value-type="string">
            <text:p>Aber es ist möglich, dass jemand, der mit der Sprache … dem Geist schlecht gehandelt hat, wenn der Körper auseinanderbricht, nach dem Tod, allein aus diesem Grund an einem verlorenen Ort wiedergeboren wird, einem schlechten Ort, in der Unterwelt, der Hölle.“ </text:p>
          </table:table-cell>
          <table:table-cell office:value-type="string" calcext:value-type="string">
            <text:p>But it is possible that someone who has engaged in bad verbal … bad mental conduct could, for that reason alone, when their body breaks up, after death, be reborn in a place of loss, a bad place, the underworld, hell.” </text:p>
          </table:table-cell>
          <table:table-cell office:value-type="string" calcext:value-type="string">
            <text:p>しかし、言葉による悪い行為…　心による悪い行為をした者が、それが理由で、体がばらばらになる死後に喪失の地、悪い場所、下層界、地獄で次の生涯をすごす事は可能です。あり得ます。」 <text:s/></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93:0.1</text:p>
          </table:table-cell>
          <table:table-cell office:value-type="float" office:value="293" calcext:value-type="float">
            <text:p>293</text:p>
          </table:table-cell>
          <table:table-cell/>
          <table:table-cell table:number-columns-repeated="3" office:value-type="string" calcext:value-type="string">
            <text:p>293 </text:p>
          </table:table-cell>
          <table:table-cell table:number-columns-repeated="2" office:value-type="string" calcext:value-type="string">
            <text:p/>
          </table:table-cell>
          <table:table-cell office:value-type="string" calcext:value-type="string">
            <text:p>&lt;article id='an1.293'&gt;&lt;h2 class='sutta-title'&gt;{}&lt;/h2&gt;</text:p>
          </table:table-cell>
          <table:table-cell/>
        </table:table-row>
        <table:table-row table:style-name="ro1">
          <table:table-cell office:value-type="string" calcext:value-type="string">
            <text:p>an1.293:1.1</text:p>
          </table:table-cell>
          <table:table-cell office:value-type="string" calcext:value-type="string">
            <text:p>“Aṭṭhānametaṁ, bhikkhave, anavakāso yaṁ kāyasucaritasamaṅgī tannidānā tappaccayā kāyassa bhedā paraṁ maraṇā apāyaṁ duggatiṁ vinipātaṁ nirayaṁ upapajjeyya. Netaṁ ṭhānaṁ vijjati. </text:p>
          </table:table-cell>
          <table:table-cell/>
          <table:table-cell office:value-type="string" calcext:value-type="string">
            <text:p>„Es ist unmöglich, Mönche und Nonnen, es kann nicht sein, dass jemand, der mit dem Körper gut gehandelt hat, wenn der Körper auseinanderbricht, nach dem Tod, allein aus diesem Grund an einem verlorenen Ort wiedergeboren wird, einem schlechten Ort, in der Unterwelt, der Hölle. </text:p>
          </table:table-cell>
          <table:table-cell office:value-type="string" calcext:value-type="string">
            <text:p>“It is impossible, mendicants, it cannot happen that someone who has engaged in good bodily conduct could, for that reason alone, when their body breaks up, after death, be reborn in a place of loss, the underworld, a lower realm, hell. </text:p>
          </table:table-cell>
          <table:table-cell office:value-type="string" calcext:value-type="string">
            <text:p>「托鉢僧侶たちよ、体による良い行為をした者が、それが理由で、体がばらばらになる死後に喪失の地、悪い場所、下層界、地獄で次の生涯をすごす事は不可能です。あり得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80, msdiv293, sc293.1, vri35.42</text:p>
          </table:table-cell>
        </table:table-row>
        <table:table-row table:style-name="ro1">
          <table:table-cell office:value-type="string" calcext:value-type="string">
            <text:p>an1.293:1.2</text:p>
          </table:table-cell>
          <table:table-cell office:value-type="string" calcext:value-type="string">
            <text:p>Ṭhānañca kho etaṁ, bhikkhave, vijjati yaṁ kāyasucaritasamaṅgī tannidānā tappaccayā kāyassa bhedā paraṁ maraṇā sugatiṁ saggaṁ lokaṁ upapajjeyya. Ṭhānametaṁ vijjatī”ti. </text:p>
          </table:table-cell>
          <table:table-cell/>
          <table:table-cell office:value-type="string" calcext:value-type="string">
            <text:p>Aber es ist möglich, dass jemand, der mit dem Körper gut gehandelt hat, wenn der Körper auseinanderbricht, nach dem Tod, allein aus diesem Grund an einem guten Ort wiedergeboren wird, in einem himmlischen Bereich.“ </text:p>
          </table:table-cell>
          <table:table-cell office:value-type="string" calcext:value-type="string">
            <text:p>But it is possible that someone who has engaged in good bodily conduct could, for that reason alone, when their body breaks up, after death, be reborn in a good place, a heavenly realm.” </text:p>
          </table:table-cell>
          <table:table-cell office:value-type="string" calcext:value-type="string">
            <text:p>しかし、体による良い行為をした者が、それが理由で、体がばらばらになる死後に良い場所、天国で次の生涯をすごす事は可能です。あり得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94-295:0.1</text:p>
          </table:table-cell>
          <table:table-cell office:value-type="string" calcext:value-type="string">
            <text:p>294–295 </text:p>
          </table:table-cell>
          <table:table-cell/>
          <table:table-cell table:number-columns-repeated="2" office:value-type="string" calcext:value-type="string">
            <text:p>294–295 </text:p>
          </table:table-cell>
          <table:table-cell office:value-type="string" calcext:value-type="string">
            <text:p>294−295 </text:p>
          </table:table-cell>
          <table:table-cell table:number-columns-repeated="2" office:value-type="string" calcext:value-type="string">
            <text:p/>
          </table:table-cell>
          <table:table-cell office:value-type="string" calcext:value-type="string">
            <text:p>&lt;article id='an1.294-295'&gt;&lt;h2 class='sutta-title'&gt;{}&lt;/h2&gt;</text:p>
          </table:table-cell>
          <table:table-cell/>
        </table:table-row>
        <table:table-row table:style-name="ro1">
          <table:table-cell office:value-type="string" calcext:value-type="string">
            <text:p>an1.294-295:1.1</text:p>
          </table:table-cell>
          <table:table-cell office:value-type="string" calcext:value-type="string">
            <text:p>“Aṭṭhānametaṁ, bhikkhave, anavakāso yaṁ vacīsucaritasamaṅgī …pe… yaṁ manosucaritasamaṅgī tannidānā tappaccayā kāyassa bhedā paraṁ maraṇā apāyaṁ duggatiṁ vinipātaṁ nirayaṁ upapajjeyya. Netaṁ ṭhānaṁ vijjati. </text:p>
          </table:table-cell>
          <table:table-cell/>
          <table:table-cell office:value-type="string" calcext:value-type="string">
            <text:p>„Es ist unmöglich, Mönche und Nonnen, es kann nicht sein, dass jemand, der mit der Sprache … dem Geist gut gehandelt hat, wenn der Körper auseinanderbricht, nach dem Tod, allein aus diesem Grund an einem verlorenen Ort wiedergeboren wird, einem schlechten Ort, in der Unterwelt, der Hölle. </text:p>
          </table:table-cell>
          <table:table-cell office:value-type="string" calcext:value-type="string">
            <text:p>“It is impossible, mendicants, it cannot happen that someone who has engaged in good verbal … good mental conduct could, for that reason alone, when their body breaks up, after death, be reborn in a place of loss, a bad place, the underworld, hell. </text:p>
          </table:table-cell>
          <table:table-cell office:value-type="string" calcext:value-type="string">
            <text:p>「托鉢僧侶たちよ、言葉による良い行為…　心による良い行為をした者が、それが理由で、体がばらばらになる死後に喪失の地、悪い場所、下層界、地獄で次の生涯をすごす事は不可能です。あり得ません。」 <text:s/></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81, msdiv294-295, pts-vp-pli1.30, sc294.1</text:p>
          </table:table-cell>
        </table:table-row>
        <table:table-row table:style-name="ro1">
          <table:table-cell office:value-type="string" calcext:value-type="string">
            <text:p>an1.294-295:1.2</text:p>
          </table:table-cell>
          <table:table-cell office:value-type="string" calcext:value-type="string">
            <text:p>Ṭhānañca kho etaṁ, bhikkhave, vijjati yaṁ manosucaritasamaṅgī tannidānā tappaccayā kāyassa bhedā paraṁ maraṇā sugatiṁ saggaṁ lokaṁ upapajjeyya. Ṭhānametaṁ vijjatī”ti. </text:p>
          </table:table-cell>
          <table:table-cell/>
          <table:table-cell office:value-type="string" calcext:value-type="string">
            <text:p>Aber es ist möglich, dass jemand, der mit der Sprache … dem Geist gut gehandelt hat, wenn der Körper auseinanderbricht, nach dem Tod, allein aus diesem Grund an einem guten Ort wiedergeboren wird, in einem himmlischen Bereich.“ </text:p>
          </table:table-cell>
          <table:table-cell office:value-type="string" calcext:value-type="string">
            <text:p>But it is possible that someone who has engaged in good verbal … good mental conduct could, for that reason alone, when their body breaks up, after death, be reborn in a good place, heavenly realm.” </text:p>
          </table:table-cell>
          <table:table-cell office:value-type="string" calcext:value-type="string">
            <text:p>しかし、言葉による良い行為…　心による良い行為をした者が、それが理由で、体がばらばらになる死後に良い場所、天国で次の生涯をすごす事は可能です。あり得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94-295:1.3</text:p>
          </table:table-cell>
          <table:table-cell office:value-type="string" calcext:value-type="string">
            <text:p>vaggo tatiy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294-295:1.4</text:p>
          </table:table-cell>
          <table:table-cell office:value-type="string" calcext:value-type="string">
            <text:p>Aṭṭhānapāḷi niṭṭhitā. </text:p>
          </table:table-cell>
          <table:table-cell/>
          <table:table-cell table:number-columns-repeated="5" office:value-type="string" calcext:value-type="string">
            <text:p/>
          </table:table-cell>
          <table:table-cell office:value-type="string" calcext:value-type="string">
            <text:p>&lt;p class='end'&gt;{}&lt;/p&gt;&lt;/article&gt;&lt;/section&gt;</text:p>
          </table:table-cell>
          <table:table-cell/>
        </table:table-row>
        <table:table-row table:style-name="ro1">
          <table:table-cell table:number-columns-repeated="10"/>
        </table:table-row>
        <table:table-row table:style-name="ro1">
          <table:table-cell office:value-type="string" calcext:value-type="string">
            <text:p>an1.296: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経典 一集 </text:p>
          </table:table-cell>
          <table:table-cell table:number-columns-repeated="2" office:value-type="string" calcext:value-type="string">
            <text:p/>
          </table:table-cell>
          <table:table-cell office:value-type="string" calcext:value-type="string">
            <text:p>&lt;section class='range' id='an1.296-305'&gt;&lt;header&gt;&lt;ul&gt;&lt;li class='division'&gt;{}&lt;/li&gt;</text:p>
          </table:table-cell>
          <table:table-cell/>
        </table:table-row>
        <table:table-row table:style-name="ro1">
          <table:table-cell office:value-type="string" calcext:value-type="string">
            <text:p>an1.296:0.2</text:p>
          </table:table-cell>
          <table:table-cell office:value-type="string" calcext:value-type="string">
            <text:p>24. Paṭhamavagga </text:p>
          </table:table-cell>
          <table:table-cell office:value-type="string" calcext:value-type="string">
            <text:p>Paṭhamavagga → aparā ekadhammādipāḷi (cck); aparā ekadhammādipāli (sya1ed, sya2ed)</text:p>
          </table:table-cell>
          <table:table-cell office:value-type="string" calcext:value-type="string">
            <text:p>24. Erstes</text:p>
          </table:table-cell>
          <table:table-cell office:value-type="string" calcext:value-type="string">
            <text:p>24. First </text:p>
          </table:table-cell>
          <table:table-cell office:value-type="string" calcext:value-type="string">
            <text:p>第二十四　一つのもの（第一）（一法品） <text:s/></text:p>
          </table:table-cell>
          <table:table-cell table:number-columns-repeated="2"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296:0.3</text:p>
          </table:table-cell>
          <table:table-cell office:value-type="float" office:value="296" calcext:value-type="float">
            <text:p>296</text:p>
          </table:table-cell>
          <table:table-cell/>
          <table:table-cell table:number-columns-repeated="3" office:value-type="string" calcext:value-type="string">
            <text:p>296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296:1.1</text:p>
          </table:table-cell>
          <table:table-cell office:value-type="string" calcext:value-type="string">
            <text:p>“Ekadhammo, bhikkhave, bhāvito bahulīkato ekantanibbidāya virāgāya nirodhāya upasamāya abhiññāya sambodhāya nibbānāya saṁvattati. </text:p>
          </table:table-cell>
          <table:table-cell/>
          <table:table-cell office:value-type="string" calcext:value-type="string">
            <text:p>„Ein Ding, Mönche und Nonnen, führt, wenn es entwickelt und gepflegt wird, einzig zu Ernüchterung, Sichabwenden, Aufhören, Frieden, Einsicht, Erwachen und Erlöschen. </text:p>
          </table:table-cell>
          <table:table-cell office:value-type="string" calcext:value-type="string">
            <text:p>“One thing, mendicants, when developed and cultivated, leads solely to disillusionment, dispassion, cessation, peace, insight, awakening, and extinguishment. </text:p>
          </table:table-cell>
          <table:table-cell office:value-type="string" calcext:value-type="string">
            <text:p>「托鉢僧侶たちよ、発達して磨かれていると、ひとえに幻滅、煩悩の消失、終止、平静、真実の理解、目覚め、そして消滅へと導く一つのものがあります。 </text:p>
          </table:table-cell>
          <table:table-cell table:number-columns-repeated="2" office:value-type="string" calcext:value-type="string">
            <text:p/>
          </table:table-cell>
          <table:table-cell office:value-type="string" calcext:value-type="string">
            <text:p>&lt;article id='an1.296'&gt;&lt;p&gt;{}</text:p>
          </table:table-cell>
          <table:table-cell office:value-type="string" calcext:value-type="string">
            <text:p>bj18.62, cck20.39, csp1ed15.32, csp2ed15.32, dr20.41, ms15A1_383, msdiv296, sc296.1, sya20.40, vri35.43</text:p>
          </table:table-cell>
        </table:table-row>
        <table:table-row table:style-name="ro1">
          <table:table-cell office:value-type="string" calcext:value-type="string">
            <text:p>an1.296:1.2</text:p>
          </table:table-cell>
          <table:table-cell office:value-type="string" calcext:value-type="string">
            <text:p>Katamo ekadhammo? </text:p>
          </table:table-cell>
          <table:table-cell/>
          <table:table-cell office:value-type="string" calcext:value-type="string">
            <text:p>Welches eine Ding? </text:p>
          </table:table-cell>
          <table:table-cell office:value-type="string" calcext:value-type="string">
            <text:p>What one thing? </text:p>
          </table:table-cell>
          <table:table-cell office:value-type="string" calcext:value-type="string">
            <text:p>どの一つのものですか？</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296:1.3</text:p>
          </table:table-cell>
          <table:table-cell office:value-type="string" calcext:value-type="string">
            <text:p>Buddhānussati. </text:p>
          </table:table-cell>
          <table:table-cell/>
          <table:table-cell office:value-type="string" calcext:value-type="string">
            <text:p>Die Besinnung auf den Buddha. </text:p>
          </table:table-cell>
          <table:table-cell office:value-type="string" calcext:value-type="string">
            <text:p>Recollection of the Buddha. </text:p>
          </table:table-cell>
          <table:table-cell office:value-type="string" calcext:value-type="string">
            <text:p>ブッダを思い出し考える事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296:1.4</text:p>
          </table:table-cell>
          <table:table-cell office:value-type="string" calcext:value-type="string">
            <text:p>Ayaṁ kho, bhikkhave, ekadhammo bhāvito bahulīkato ekantanibbidāya virāgāya nirodhāya upasamāya abhiññāya sambodhāya nibbānāya saṁvattatī”ti. </text:p>
          </table:table-cell>
          <table:table-cell/>
          <table:table-cell office:value-type="string" calcext:value-type="string">
            <text:p>Dieses eine Ding führt, wenn es entwickelt und gepflegt wird, einzig zu Ernüchterung, Sichabwenden, Aufhören, Frieden, Einsicht, Erwachen und Erlöschen.“ </text:p>
          </table:table-cell>
          <table:table-cell office:value-type="string" calcext:value-type="string">
            <text:p>This one thing, when developed and cultivated, leads solely to disillusionment, dispassion, cessation, peace, insight, awakening, and extinguishment.” </text:p>
          </table:table-cell>
          <table:table-cell office:value-type="string" calcext:value-type="string">
            <text:p>この一つのものは、発達して磨かれていると、ひとえに幻滅、煩悩の消失、終止、平静、真実の理解、目覚め、そして消滅へと導きます。」 </text:p>
          </table:table-cell>
          <table:table-cell table:number-columns-repeated="2"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297-305:0.1</text:p>
          </table:table-cell>
          <table:table-cell office:value-type="string" calcext:value-type="string">
            <text:p>297–305 </text:p>
          </table:table-cell>
          <table:table-cell/>
          <table:table-cell table:number-columns-repeated="2" office:value-type="string" calcext:value-type="string">
            <text:p>297–305 </text:p>
          </table:table-cell>
          <table:table-cell office:value-type="string" calcext:value-type="string">
            <text:p>297−305</text:p>
          </table:table-cell>
          <table:table-cell table:number-columns-repeated="2" office:value-type="string" calcext:value-type="string">
            <text:p/>
          </table:table-cell>
          <table:table-cell office:value-type="string" calcext:value-type="string">
            <text:p>&lt;article id='an1.297-305'&gt;&lt;h2 class='sutta-title'&gt;{}&lt;/h2&gt;</text:p>
          </table:table-cell>
          <table:table-cell/>
        </table:table-row>
        <table:table-row table:style-name="ro1">
          <table:table-cell office:value-type="string" calcext:value-type="string">
            <text:p>an1.297-305:1.1</text:p>
          </table:table-cell>
          <table:table-cell office:value-type="string" calcext:value-type="string">
            <text:p>“Ekadhammo, bhikkhave, bhāvito bahulīkato ekantanibbidāya virāgāya nirodhāya upasamāya abhiññāya sambodhāya nibbānāya saṁvattati. </text:p>
          </table:table-cell>
          <table:table-cell/>
          <table:table-cell office:value-type="string" calcext:value-type="string">
            <text:p>„Ein Ding, Mönche und Nonnen, führt, wenn es entwickelt und gepflegt wird, einzig zu Ernüchterung, Sichabwenden, Aufhören, Frieden, Einsicht, Erwachen und Erlöschen. </text:p>
          </table:table-cell>
          <table:table-cell office:value-type="string" calcext:value-type="string">
            <text:p>“One thing, mendicants, when developed and cultivated, leads solely to disillusionment, dispassion, cessation, peace, insight, awakening, and extinguishment. </text:p>
          </table:table-cell>
          <table:table-cell office:value-type="string" calcext:value-type="string">
            <text:p>「托鉢僧侶たちよ、発達して磨かれていると、ひとえに幻滅、煩悩の消失、終止、平静、真実の理解、目覚め、そして消滅へと導く一つのものがあります。 </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15A1_384, msdiv297, ndp16.31, sc297.1</text:p>
          </table:table-cell>
        </table:table-row>
        <table:table-row table:style-name="ro1">
          <table:table-cell office:value-type="string" calcext:value-type="string">
            <text:p>an1.297-305:1.2</text:p>
          </table:table-cell>
          <table:table-cell office:value-type="string" calcext:value-type="string">
            <text:p>Katamo ekadhammo? </text:p>
          </table:table-cell>
          <table:table-cell/>
          <table:table-cell office:value-type="string" calcext:value-type="string">
            <text:p>Welches eine Ding? </text:p>
          </table:table-cell>
          <table:table-cell office:value-type="string" calcext:value-type="string">
            <text:p>What one thing? </text:p>
          </table:table-cell>
          <table:table-cell office:value-type="string" calcext:value-type="string">
            <text:p>どの一つのものですか？</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297-305:1.3</text:p>
          </table:table-cell>
          <table:table-cell office:value-type="string" calcext:value-type="string">
            <text:p>Dhammānussati …pe… saṅghānussati … sīlānussati … cāgānussati … devatānussati … ānāpānassati … maraṇassati … kāyagatāsati … upasamānussati. </text:p>
          </table:table-cell>
          <table:table-cell/>
          <table:table-cell office:value-type="string" calcext:value-type="string">
            <text:p>Die Besinnung auf die Lehre … die Besinnung auf den Saṅgha … die Besinnung auf sittliches Verhalten … die Besinnung auf Großzügigkeit … die Besinnung auf die Gottheiten … Achtsamkeit auf den Atem … Achtsamkeit auf den Tod … Achtsamkeit auf den Körper … die Besinnung auf Frieden. </text:p>
          </table:table-cell>
          <table:table-cell office:value-type="string" calcext:value-type="string">
            <text:p>Recollection of the teaching … Recollection of the Saṅgha … Recollection of ethical conduct … Recollection of generosity … Recollection of the deities … Mindfulness of breathing … Mindfulness of death … Mindfulness of the body … Recollection of peace. </text:p>
          </table:table-cell>
          <table:table-cell office:value-type="string" calcext:value-type="string">
            <text:p>教えを思い出し考える事…　僧侶の一団を思い出し考える事 …　道徳的な行為を思い出し考える事…　寛大さを思い出し考える事…　神々を思い出し考える事…　呼吸を心に留めている事…　死を心に留めている事…　体を心に留めている事…　平静を思い出し考える事です。 　</text:p>
          </table:table-cell>
          <table:table-cell table:number-columns-repeated="2"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297-305:1.4</text:p>
          </table:table-cell>
          <table:table-cell office:value-type="string" calcext:value-type="string">
            <text:p>Ayaṁ kho, bhikkhave, ekadhammo bhāvito bahulīkato ekantanibbidāya virāgāya nirodhāya upasamāya abhiññāya sambodhāya nibbānāya saṁvattatī”ti. </text:p>
          </table:table-cell>
          <table:table-cell/>
          <table:table-cell office:value-type="string" calcext:value-type="string">
            <text:p>Dieses eine Ding führt, wenn es entwickelt und gepflegt wird, einzig zu Ernüchterung, Sichabwenden, Aufhören, Frieden, Einsicht, Erwachen und Erlöschen.“ </text:p>
          </table:table-cell>
          <table:table-cell office:value-type="string" calcext:value-type="string">
            <text:p>This one thing, when developed and cultivated, leads solely to disillusionment, dispassion, cessation, peace, insight, awakening, and extinguishment.” </text:p>
          </table:table-cell>
          <table:table-cell office:value-type="string" calcext:value-type="string">
            <text:p>この一つのものは、発達して磨かれていると、ひとえに幻滅、煩悩の消失、終止、平静、真実の理解、目覚め、そして消滅へと導きます。」 </text:p>
          </table:table-cell>
          <table:table-cell table:number-columns-repeated="2"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297-305:1.5</text:p>
          </table:table-cell>
          <table:table-cell office:value-type="string" calcext:value-type="string">
            <text:p>Vaggo paṭham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306: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table:number-columns-repeated="3" office:value-type="string" calcext:value-type="string">
            <text:p/>
          </table:table-cell>
          <table:table-cell office:value-type="string" calcext:value-type="string">
            <text:p>&lt;section class='range' id='an1.306-315'&gt;&lt;header&gt;&lt;ul&gt;&lt;li class='division'&gt;{}&lt;/li&gt;</text:p>
          </table:table-cell>
          <table:table-cell/>
        </table:table-row>
        <table:table-row table:style-name="ro1">
          <table:table-cell office:value-type="string" calcext:value-type="string">
            <text:p>an1.306:0.2</text:p>
          </table:table-cell>
          <table:table-cell office:value-type="string" calcext:value-type="string">
            <text:p>25. Dutiyavagga </text:p>
          </table:table-cell>
          <table:table-cell/>
          <table:table-cell office:value-type="string" calcext:value-type="string">
            <text:p>25. Zweites</text:p>
          </table:table-cell>
          <table:table-cell office:value-type="string" calcext:value-type="string">
            <text:p>25. Second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306:0.3</text:p>
          </table:table-cell>
          <table:table-cell office:value-type="float" office:value="306" calcext:value-type="float">
            <text:p>306</text:p>
          </table:table-cell>
          <table:table-cell/>
          <table:table-cell table:number-columns-repeated="2" office:value-type="string" calcext:value-type="string">
            <text:p>306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306:1.1</text:p>
          </table:table-cell>
          <table:table-cell office:value-type="string" calcext:value-type="string">
            <text:p>“Nāhaṁ, bhikkhave, aññaṁ ekadhammampi samanupassāmi yena anuppannā vā akusalā dhammā uppajjanti uppannā vā akusalā dhammā bhiyyobhāvāya vepullāya saṁvattanti yathayidaṁ, bhikkhave, micchādiṭṭhi. </text:p>
          </table:table-cell>
          <table:table-cell/>
          <table:table-cell office:value-type="string" calcext:value-type="string">
            <text:p>„Mönche und Nonnen, ich sehe kein einziges Ding, das untaugliche Eigenschaften so entstehen lässt oder sie wachsen und zunehmen lässt, wenn sie entstanden sind, wie falsche Ansicht. </text:p>
          </table:table-cell>
          <table:table-cell office:value-type="string" calcext:value-type="string">
            <text:p>“Mendicants, I do not see a single thing that gives rise to unskillful qualities, or, when they have arisen, makes them increase and grow like wrong view. </text:p>
          </table:table-cell>
          <table:table-cell table:number-columns-repeated="3" office:value-type="string" calcext:value-type="string">
            <text:p/>
          </table:table-cell>
          <table:table-cell office:value-type="string" calcext:value-type="string">
            <text:p>&lt;article id='an1.306'&gt;&lt;p&gt;{}</text:p>
          </table:table-cell>
          <table:table-cell office:value-type="string" calcext:value-type="string">
            <text:p>ms15A1_386, msdiv298, sc306.1</text:p>
          </table:table-cell>
        </table:table-row>
        <table:table-row table:style-name="ro1">
          <table:table-cell office:value-type="string" calcext:value-type="string">
            <text:p>an1.306:1.2</text:p>
          </table:table-cell>
          <table:table-cell office:value-type="string" calcext:value-type="string">
            <text:p>Micchādiṭṭhikassa, bhikkhave, anuppannā ceva akusalā dhammā uppajjanti uppannā ca akusalā dhammā bhiyyobhāvāya vepullāya saṁvattantī”ti. </text:p>
          </table:table-cell>
          <table:table-cell/>
          <table:table-cell office:value-type="string" calcext:value-type="string">
            <text:p>Wenn man falsche Ansicht hat, entstehen untaugliche Eigenschaften, und wenn sie bereits entstanden sind, wachsen sie und nehmen zu.“ </text:p>
          </table:table-cell>
          <table:table-cell office:value-type="string" calcext:value-type="string">
            <text:p>When you have wrong view, unskillful qualities arise or, when they have arisen, they increase and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07:0.1</text:p>
          </table:table-cell>
          <table:table-cell office:value-type="float" office:value="307" calcext:value-type="float">
            <text:p>307</text:p>
          </table:table-cell>
          <table:table-cell/>
          <table:table-cell table:number-columns-repeated="2" office:value-type="string" calcext:value-type="string">
            <text:p>307 </text:p>
          </table:table-cell>
          <table:table-cell table:number-columns-repeated="3" office:value-type="string" calcext:value-type="string">
            <text:p/>
          </table:table-cell>
          <table:table-cell office:value-type="string" calcext:value-type="string">
            <text:p>&lt;article id='an1.307'&gt;&lt;h2 class='sutta-title'&gt;{}&lt;/h2&gt;</text:p>
          </table:table-cell>
          <table:table-cell/>
        </table:table-row>
        <table:table-row table:style-name="ro1">
          <table:table-cell office:value-type="string" calcext:value-type="string">
            <text:p>an1.307:1.1</text:p>
          </table:table-cell>
          <table:table-cell office:value-type="string" calcext:value-type="string">
            <text:p>“Nāhaṁ, bhikkhave, aññaṁ ekadhammampi samanupassāmi yena anuppannā vā kusalā dhammā uppajjanti uppannā vā kusalā dhammā bhiyyobhāvāya vepullāya saṁvattanti yathayidaṁ, bhikkhave, sammādiṭṭhi. </text:p>
          </table:table-cell>
          <table:table-cell/>
          <table:table-cell office:value-type="string" calcext:value-type="string">
            <text:p>„Mönche und Nonnen, ich sehe kein einziges Ding, das taugliche Eigenschaften so entstehen lässt oder sie wachsen und zunehmen lässt, wenn sie entstanden sind, wie rechte Ansicht. </text:p>
          </table:table-cell>
          <table:table-cell office:value-type="string" calcext:value-type="string">
            <text:p>“Mendicants, I do not see a single thing that gives rise to skillful qualities, or, when they have arisen, makes them increase and grow like right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40, dr20.42, ms15A1_387, msdiv299, pts-vp-pli1.31, sc307.1, vri35.44</text:p>
          </table:table-cell>
        </table:table-row>
        <table:table-row table:style-name="ro1">
          <table:table-cell office:value-type="string" calcext:value-type="string">
            <text:p>an1.307:1.2</text:p>
          </table:table-cell>
          <table:table-cell office:value-type="string" calcext:value-type="string">
            <text:p>Sammādiṭṭhikassa, bhikkhave, anuppannā ceva kusalā dhammā uppajjanti uppannā ca kusalā dhammā bhiyyobhāvāya vepullāya saṁvattantī”ti. </text:p>
          </table:table-cell>
          <table:table-cell/>
          <table:table-cell office:value-type="string" calcext:value-type="string">
            <text:p>Wenn man rechte Ansicht hat, entstehen taugliche Eigenschaften, und wenn sie bereits entstanden sind, wachsen sie und nehmen zu.“ </text:p>
          </table:table-cell>
          <table:table-cell office:value-type="string" calcext:value-type="string">
            <text:p>When you have right view, unarisen skillful qualities arise or, when they have arisen, they increase and grow.”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08:0.1</text:p>
          </table:table-cell>
          <table:table-cell office:value-type="float" office:value="308" calcext:value-type="float">
            <text:p>308</text:p>
          </table:table-cell>
          <table:table-cell/>
          <table:table-cell table:number-columns-repeated="2" office:value-type="string" calcext:value-type="string">
            <text:p>308 </text:p>
          </table:table-cell>
          <table:table-cell table:number-columns-repeated="3" office:value-type="string" calcext:value-type="string">
            <text:p/>
          </table:table-cell>
          <table:table-cell office:value-type="string" calcext:value-type="string">
            <text:p>&lt;article id='an1.308'&gt;&lt;h2 class='sutta-title'&gt;{}&lt;/h2&gt;</text:p>
          </table:table-cell>
          <table:table-cell/>
        </table:table-row>
        <table:table-row table:style-name="ro1">
          <table:table-cell office:value-type="string" calcext:value-type="string">
            <text:p>an1.308:1.1</text:p>
          </table:table-cell>
          <table:table-cell office:value-type="string" calcext:value-type="string">
            <text:p>“Nāhaṁ, bhikkhave, aññaṁ ekadhammampi samanupassāmi yena anuppannā vā kusalā dhammā nuppajjanti uppannā vā kusalā dhammā parihāyanti yathayidaṁ, bhikkhave, micchādiṭṭhi. </text:p>
          </table:table-cell>
          <table:table-cell/>
          <table:table-cell office:value-type="string" calcext:value-type="string">
            <text:p>„Mönche und Nonnen, ich sehe kein einziges Ding, das untaugliche Eigenschaften so entstehen oder taugliche Eigenschaften so verkümmern lässt wie falsche Ansicht. </text:p>
          </table:table-cell>
          <table:table-cell office:value-type="string" calcext:value-type="string">
            <text:p>“Mendicants, I do not see a single thing that gives rise to unskillful qualities, or makes skillful qualities decline like wrong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64, csp1ed15.33, csp2ed15.33, ms15A1_388, msdiv300, sc308.1, sya20.41</text:p>
          </table:table-cell>
        </table:table-row>
        <table:table-row table:style-name="ro1">
          <table:table-cell office:value-type="string" calcext:value-type="string">
            <text:p>an1.308:1.2</text:p>
          </table:table-cell>
          <table:table-cell office:value-type="string" calcext:value-type="string">
            <text:p>Micchādiṭṭhikassa, bhikkhave, anuppannā ceva kusalā dhammā nuppajjanti uppannā ca kusalā dhammā parihāyantī”ti. </text:p>
          </table:table-cell>
          <table:table-cell/>
          <table:table-cell office:value-type="string" calcext:value-type="string">
            <text:p>Wenn man falsche Ansicht hat, entstehen untaugliche Eigenschaften, und taugliche Eigenschaften verkümmern.“ </text:p>
          </table:table-cell>
          <table:table-cell office:value-type="string" calcext:value-type="string">
            <text:p>When you have wrong view, unskillful qualities arise and skillful qualities declin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09:0.1</text:p>
          </table:table-cell>
          <table:table-cell office:value-type="float" office:value="309" calcext:value-type="float">
            <text:p>309</text:p>
          </table:table-cell>
          <table:table-cell/>
          <table:table-cell table:number-columns-repeated="2" office:value-type="string" calcext:value-type="string">
            <text:p>309 </text:p>
          </table:table-cell>
          <table:table-cell table:number-columns-repeated="3" office:value-type="string" calcext:value-type="string">
            <text:p/>
          </table:table-cell>
          <table:table-cell office:value-type="string" calcext:value-type="string">
            <text:p>&lt;article id='an1.309'&gt;&lt;h2 class='sutta-title'&gt;{}&lt;/h2&gt;</text:p>
          </table:table-cell>
          <table:table-cell/>
        </table:table-row>
        <table:table-row table:style-name="ro1">
          <table:table-cell office:value-type="string" calcext:value-type="string">
            <text:p>an1.309:1.1</text:p>
          </table:table-cell>
          <table:table-cell office:value-type="string" calcext:value-type="string">
            <text:p>“Nāhaṁ, bhikkhave, aññaṁ ekadhammampi samanupassāmi yena anuppannā vā akusalā dhammā nuppajjanti uppannā vā akusalā dhammā parihāyanti yathayidaṁ, bhikkhave, sammādiṭṭhi. </text:p>
          </table:table-cell>
          <table:table-cell/>
          <table:table-cell office:value-type="string" calcext:value-type="string">
            <text:p>„Mönche und Nonnen, ich sehe kein einziges Ding, das taugliche Eigenschaften so entstehen oder untaugliche Eigenschaften so verkümmern lässt wie rechte Ansicht. </text:p>
          </table:table-cell>
          <table:table-cell office:value-type="string" calcext:value-type="string">
            <text:p>“Mendicants, I do not see a single thing that gives rise to skillful qualities, or makes unskillful qualities decline like right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389, msdiv301, sc309.1</text:p>
          </table:table-cell>
        </table:table-row>
        <table:table-row table:style-name="ro1">
          <table:table-cell office:value-type="string" calcext:value-type="string">
            <text:p>an1.309:1.2</text:p>
          </table:table-cell>
          <table:table-cell office:value-type="string" calcext:value-type="string">
            <text:p>Sammādiṭṭhikassa, bhikkhave, anuppannā ceva akusalā dhammā nuppajjanti uppannā ca akusalā dhammā parihāyantī”ti. </text:p>
          </table:table-cell>
          <table:table-cell/>
          <table:table-cell office:value-type="string" calcext:value-type="string">
            <text:p>Wenn man rechte Ansicht hat, entstehen taugliche Eigenschaften, und untaugliche Eigenschaften verkümmern.“ </text:p>
          </table:table-cell>
          <table:table-cell office:value-type="string" calcext:value-type="string">
            <text:p>When you have right view, skillful qualities arise and unskillful qualities decline.”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0:0.1</text:p>
          </table:table-cell>
          <table:table-cell office:value-type="float" office:value="310" calcext:value-type="float">
            <text:p>310</text:p>
          </table:table-cell>
          <table:table-cell/>
          <table:table-cell table:number-columns-repeated="2" office:value-type="string" calcext:value-type="string">
            <text:p>310 </text:p>
          </table:table-cell>
          <table:table-cell table:number-columns-repeated="3" office:value-type="string" calcext:value-type="string">
            <text:p/>
          </table:table-cell>
          <table:table-cell office:value-type="string" calcext:value-type="string">
            <text:p>&lt;article id='an1.310'&gt;&lt;h2 class='sutta-title'&gt;{}&lt;/h2&gt;</text:p>
          </table:table-cell>
          <table:table-cell/>
        </table:table-row>
        <table:table-row table:style-name="ro1">
          <table:table-cell office:value-type="string" calcext:value-type="string">
            <text:p>an1.310:1.1</text:p>
          </table:table-cell>
          <table:table-cell office:value-type="string" calcext:value-type="string">
            <text:p>“Nāhaṁ, bhikkhave, aññaṁ ekadhammampi samanupassāmi yena anuppannā vā micchādiṭṭhi uppajjati uppannā vā micchādiṭṭhi pavaḍḍhati yathayidaṁ, bhikkhave, ayonisomanasikāro. </text:p>
          </table:table-cell>
          <table:table-cell/>
          <table:table-cell office:value-type="string" calcext:value-type="string">
            <text:p>„Mönche und Nonnen, ich sehe kein einziges Ding, das falsche Ansicht so entstehen lässt, und wenn sie bereits entstanden ist, sie so zunehmen lässt wie ungenaue Aufmerksamkeit. </text:p>
          </table:table-cell>
          <table:table-cell office:value-type="string" calcext:value-type="string">
            <text:p>“Mendicants, I do not see a single thing that gives rise to wrong view, and once arisen, makes it grow like improper attent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41, ms15A1_390, msdiv302, ndp16.32, sc310.1</text:p>
          </table:table-cell>
        </table:table-row>
        <table:table-row table:style-name="ro1">
          <table:table-cell office:value-type="string" calcext:value-type="string">
            <text:p>an1.310:1.2</text:p>
          </table:table-cell>
          <table:table-cell office:value-type="string" calcext:value-type="string">
            <text:p>Ayoniso, bhikkhave, manasi karoto anuppannā ceva micchādiṭṭhi uppajjati uppannā ca micchādiṭṭhi pavaḍḍhatī”ti. </text:p>
          </table:table-cell>
          <table:table-cell/>
          <table:table-cell office:value-type="string" calcext:value-type="string">
            <text:p>Wenn man ungenau hinschaut, entsteht falsche Ansicht, und wenn sie entstanden ist, nimmt sie zu.“ </text:p>
          </table:table-cell>
          <table:table-cell office:value-type="string" calcext:value-type="string">
            <text:p>When you attend improperly, wrong view arises, and once arisen it grow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1:0.1</text:p>
          </table:table-cell>
          <table:table-cell office:value-type="float" office:value="311" calcext:value-type="float">
            <text:p>311</text:p>
          </table:table-cell>
          <table:table-cell/>
          <table:table-cell table:number-columns-repeated="2" office:value-type="string" calcext:value-type="string">
            <text:p>311 </text:p>
          </table:table-cell>
          <table:table-cell table:number-columns-repeated="3" office:value-type="string" calcext:value-type="string">
            <text:p/>
          </table:table-cell>
          <table:table-cell office:value-type="string" calcext:value-type="string">
            <text:p>&lt;article id='an1.311'&gt;&lt;h2 class='sutta-title'&gt;{}&lt;/h2&gt;</text:p>
          </table:table-cell>
          <table:table-cell/>
        </table:table-row>
        <table:table-row table:style-name="ro1">
          <table:table-cell office:value-type="string" calcext:value-type="string">
            <text:p>an1.311:1.1</text:p>
          </table:table-cell>
          <table:table-cell office:value-type="string" calcext:value-type="string">
            <text:p>“Nāhaṁ, bhikkhave, aññaṁ ekadhammampi samanupassāmi yena anuppannā vā sammādiṭṭhi uppajjati uppannā vā sammādiṭṭhi pavaḍḍhati yathayidaṁ, bhikkhave, yonisomanasikāro. </text:p>
          </table:table-cell>
          <table:table-cell/>
          <table:table-cell office:value-type="string" calcext:value-type="string">
            <text:p>„Mönche und Nonnen, ich sehe kein einziges Ding, das rechte Ansicht so entstehen lässt, und wenn sie bereits entstanden ist, sie so zunehmen lässt wie genaue Aufmerksamkeit. </text:p>
          </table:table-cell>
          <table:table-cell office:value-type="string" calcext:value-type="string">
            <text:p>“Mendicants, I do not see a single thing that gives rise to right view, or, once it has already arisen, makes it grow like proper attention.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43, ms15A1_391, msdiv303, sc311.1</text:p>
          </table:table-cell>
        </table:table-row>
        <table:table-row table:style-name="ro1">
          <table:table-cell office:value-type="string" calcext:value-type="string">
            <text:p>an1.311:1.2</text:p>
          </table:table-cell>
          <table:table-cell office:value-type="string" calcext:value-type="string">
            <text:p>Yoniso, bhikkhave, manasi karoto anuppannā ceva sammādiṭṭhi uppajjati uppannā ca sammādiṭṭhi pavaḍḍhatī”ti. </text:p>
          </table:table-cell>
          <table:table-cell/>
          <table:table-cell office:value-type="string" calcext:value-type="string">
            <text:p>Wenn man genau hinschaut, entsteht rechte Ansicht, und wenn sie entstanden ist, nimmt sie zu.“ </text:p>
          </table:table-cell>
          <table:table-cell office:value-type="string" calcext:value-type="string">
            <text:p>When you attend properly, right view arises, and once arisen it grow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2:0.1</text:p>
          </table:table-cell>
          <table:table-cell office:value-type="float" office:value="312" calcext:value-type="float">
            <text:p>312</text:p>
          </table:table-cell>
          <table:table-cell/>
          <table:table-cell table:number-columns-repeated="2" office:value-type="string" calcext:value-type="string">
            <text:p>312 </text:p>
          </table:table-cell>
          <table:table-cell table:number-columns-repeated="3" office:value-type="string" calcext:value-type="string">
            <text:p/>
          </table:table-cell>
          <table:table-cell office:value-type="string" calcext:value-type="string">
            <text:p>&lt;article id='an1.312'&gt;&lt;h2 class='sutta-title'&gt;{}&lt;/h2&gt;</text:p>
          </table:table-cell>
          <table:table-cell/>
        </table:table-row>
        <table:table-row table:style-name="ro1">
          <table:table-cell office:value-type="string" calcext:value-type="string">
            <text:p>an1.312:1.1</text:p>
          </table:table-cell>
          <table:table-cell office:value-type="string" calcext:value-type="string">
            <text:p>“Nāhaṁ, bhikkhave, aññaṁ ekadhammampi samanupassāmi yena sattā kāyassa bhedā paraṁ maraṇā apāyaṁ duggatiṁ vinipātaṁ nirayaṁ uppajjanti yathayidaṁ, bhikkhave, micchādiṭṭhi. </text:p>
          </table:table-cell>
          <table:table-cell office:value-type="string" calcext:value-type="string">
            <text:p>yena → yenevaṁ (bj, sya-all, km, pts1ed)</text:p>
          </table:table-cell>
          <table:table-cell office:value-type="string" calcext:value-type="string">
            <text:p>„Mönche und Nonnen, ich sehe kein einziges Ding, das so wie falsche Ansicht dazu führt, dass Lebewesen, wenn ihr Körper auseinanderbricht, nach dem Tod, an einem verlorenen Ort wiedergeboren werden, einem schlechten Ort, in der Unterwelt, der Hölle. </text:p>
          </table:table-cell>
          <table:table-cell office:value-type="string" calcext:value-type="string">
            <text:p>“Mendicants, I do not see a single thing that causes sentient beings to be reborn, when their body breaks up, after death, in a place of loss, a bad place, the underworld, hell like wrong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392, msdiv304, sc312.1, sya20.42</text:p>
          </table:table-cell>
        </table:table-row>
        <table:table-row table:style-name="ro1">
          <table:table-cell office:value-type="string" calcext:value-type="string">
            <text:p>an1.312:1.2</text:p>
          </table:table-cell>
          <table:table-cell office:value-type="string" calcext:value-type="string">
            <text:p>Micchādiṭṭhiyā, bhikkhave, samannāgatā sattā kāyassa bhedā paraṁ maraṇā apāyaṁ duggatiṁ vinipātaṁ nirayaṁ uppajjantī”ti. </text:p>
          </table:table-cell>
          <table:table-cell/>
          <table:table-cell office:value-type="string" calcext:value-type="string">
            <text:p>Weil sie falsche Ansicht haben, werden Lebewesen, wenn ihr Körper auseinanderbricht, nach dem Tod, an einem verlorenen Ort wiedergeboren, einem schlechten Ort, in der Unterwelt, der Hölle.“ </text:p>
          </table:table-cell>
          <table:table-cell office:value-type="string" calcext:value-type="string">
            <text:p>It is because they have wrong view that sentient beings, when their body breaks up, after death, are reborn in a place of loss, a bad place, the underworld, hell.”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3:0.1</text:p>
          </table:table-cell>
          <table:table-cell office:value-type="float" office:value="313" calcext:value-type="float">
            <text:p>313</text:p>
          </table:table-cell>
          <table:table-cell/>
          <table:table-cell table:number-columns-repeated="2" office:value-type="string" calcext:value-type="string">
            <text:p>313 </text:p>
          </table:table-cell>
          <table:table-cell table:number-columns-repeated="3" office:value-type="string" calcext:value-type="string">
            <text:p/>
          </table:table-cell>
          <table:table-cell office:value-type="string" calcext:value-type="string">
            <text:p>&lt;article id='an1.313'&gt;&lt;h2 class='sutta-title'&gt;{}&lt;/h2&gt;</text:p>
          </table:table-cell>
          <table:table-cell/>
        </table:table-row>
        <table:table-row table:style-name="ro1">
          <table:table-cell office:value-type="string" calcext:value-type="string">
            <text:p>an1.313:1.1</text:p>
          </table:table-cell>
          <table:table-cell office:value-type="string" calcext:value-type="string">
            <text:p>“Nāhaṁ, bhikkhave, aññaṁ ekadhammampi samanupassāmi yena sattā kāyassa bhedā paraṁ maraṇā sugatiṁ saggaṁ lokaṁ uppajjanti yathayidaṁ, bhikkhave, sammādiṭṭhi. </text:p>
          </table:table-cell>
          <table:table-cell/>
          <table:table-cell office:value-type="string" calcext:value-type="string">
            <text:p>„Mönche und Nonnen, ich sehe kein einziges Ding, das so wie rechte Ansicht dazu führt, dass Lebewesen, wenn ihr Körper auseinanderbricht, nach dem Tod, an einem guten Ort wiedergeboren werden, in einem himmlischen Bereich. </text:p>
          </table:table-cell>
          <table:table-cell office:value-type="string" calcext:value-type="string">
            <text:p>“Mendicants, I do not see a single thing that causes sentient beings to be reborn, when their body breaks up, after death, in a good place, a heavenly realm like right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393, msdiv305, pts-vp-pli1.32, sc313.1, vri35.45</text:p>
          </table:table-cell>
        </table:table-row>
        <table:table-row table:style-name="ro1">
          <table:table-cell office:value-type="string" calcext:value-type="string">
            <text:p>an1.313:1.2</text:p>
          </table:table-cell>
          <table:table-cell office:value-type="string" calcext:value-type="string">
            <text:p>Sammādiṭṭhiyā, bhikkhave, samannāgatā sattā kāyassa bhedā paraṁ maraṇā sugatiṁ saggaṁ lokaṁ uppajjantī”ti. </text:p>
          </table:table-cell>
          <table:table-cell/>
          <table:table-cell office:value-type="string" calcext:value-type="string">
            <text:p>Weil sie rechte Ansicht haben, werden Lebewesen, wenn ihr Körper auseinanderbricht, nach dem Tod, an einem guten Ort wiedergeboren, in einem himmlischen Bereich.“ </text:p>
          </table:table-cell>
          <table:table-cell office:value-type="string" calcext:value-type="string">
            <text:p>It is because they have right view that sentient beings, when their body breaks up, after death, are reborn in a good place, a heavenly realm.”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4:0.1</text:p>
          </table:table-cell>
          <table:table-cell office:value-type="float" office:value="314" calcext:value-type="float">
            <text:p>314</text:p>
          </table:table-cell>
          <table:table-cell/>
          <table:table-cell table:number-columns-repeated="2" office:value-type="string" calcext:value-type="string">
            <text:p>314 </text:p>
          </table:table-cell>
          <table:table-cell table:number-columns-repeated="3" office:value-type="string" calcext:value-type="string">
            <text:p/>
          </table:table-cell>
          <table:table-cell office:value-type="string" calcext:value-type="string">
            <text:p>&lt;article id='an1.314'&gt;&lt;h2 class='sutta-title'&gt;{}&lt;/h2&gt;</text:p>
          </table:table-cell>
          <table:table-cell/>
        </table:table-row>
        <table:table-row table:style-name="ro1">
          <table:table-cell office:value-type="string" calcext:value-type="string">
            <text:p>an1.314:1.1</text:p>
          </table:table-cell>
          <table:table-cell office:value-type="string" calcext:value-type="string">
            <text:p>“Micchādiṭṭhikassa, bhikkhave, purisapuggalassa yañceva kāyakammaṁ yathādiṭṭhi samattaṁ samādinnaṁ yañca vacīkammaṁ …pe… yañca manokammaṁ yathādiṭṭhi samattaṁ samādinnaṁ yā ca cetanā yā ca patthanā yo ca paṇidhi ye ca saṅkhārā sabbe te dhammā aniṭṭhāya akantāya amanāpāya ahitāya dukkhāya saṁvattanti. </text:p>
          </table:table-cell>
          <table:table-cell/>
          <table:table-cell office:value-type="string" calcext:value-type="string">
            <text:p>„Mönche und Nonnen, wenn eine Person falsche Ansicht hat, ganz gleich, welche Handlung sie mit dem Körper, der Sprache oder dem Geist im Einklang mit dieser Ansicht ausführt: Ihre Absichten, Ziele, Wünsche und Entscheidungen werden zu etwas führen, das unerwünscht, unwillkommen und unangenehm ist, zu Schmerz und Leid. </text:p>
          </table:table-cell>
          <table:table-cell office:value-type="string" calcext:value-type="string">
            <text:p>“Mendicants, when an individual has wrong view, whatever bodily, verbal, or mental deeds they undertake in line with that view, their intentions, aims, wishes, and choices all lead to what is unlikable, undesirable, disagreeable, harmful, and suffer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66, cck20.42, csp1ed15.34, csp2ed15.34, dr20.44, ms15A1_394, msdiv306, ndp16.33, sc314.1, sya20.43</text:p>
          </table:table-cell>
        </table:table-row>
        <table:table-row table:style-name="ro1">
          <table:table-cell office:value-type="string" calcext:value-type="string">
            <text:p>an1.314: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4:1.3</text:p>
          </table:table-cell>
          <table:table-cell office:value-type="string" calcext:value-type="string">
            <text:p>Diṭṭhi hissa, bhikkhave, pāpikā. </text:p>
          </table:table-cell>
          <table:table-cell office:value-type="string" calcext:value-type="string">
            <text:p>Diṭṭhi hissa → diṭṭhi hi (bj, sya-all, km, pts1ed)</text:p>
          </table:table-cell>
          <table:table-cell office:value-type="string" calcext:value-type="string">
            <text:p>Weil ihre Ansicht schlecht ist. </text:p>
          </table:table-cell>
          <table:table-cell office:value-type="string" calcext:value-type="string">
            <text:p>Because their view is bad.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1.314:1.4</text:p>
          </table:table-cell>
          <table:table-cell office:value-type="string" calcext:value-type="string">
            <text:p>Seyyathāpi, bhikkhave, nimbabījaṁ vā kosātakibījaṁ vā tittakālābubījaṁ vā allāya pathaviyā nikkhittaṁ yañceva pathavirasaṁ upādiyati yañca āporasaṁ upādiyati sabbaṁ taṁ tittakattāya kaṭukattāya asātattāya saṁvattati. </text:p>
          </table:table-cell>
          <table:table-cell office:value-type="string" calcext:value-type="string">
            <text:p>pathaviyā → paṭhaviyā (bj, sya-all, km, pts1ed)</text:p>
          </table:table-cell>
          <table:table-cell office:value-type="string" calcext:value-type="string">
            <text:p>Angenommen, ein Same des Niembaums, eines Luffa- oder Bitterkürbisses würde in feuchte Erde gepflanzt. Ganz gleich, welche Nährstoffe er aus der Erde und dem Wasser aufnähme, sie würden zu seinem bitteren, strengen und unangenehmen Geschmack beitragen. </text:p>
          </table:table-cell>
          <table:table-cell office:value-type="string" calcext:value-type="string">
            <text:p>Suppose a seed of neem, angled gourd, or bitter gourd was planted in moist earth. Whatever nutrients it takes up from the earth and water would lead to its bitter, acerbic, and unpleasant taste.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1.314:1.5</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4:1.6</text:p>
          </table:table-cell>
          <table:table-cell office:value-type="string" calcext:value-type="string">
            <text:p>Bījañhissa, bhikkhave, pāpakaṁ. </text:p>
          </table:table-cell>
          <table:table-cell office:value-type="string" calcext:value-type="string">
            <text:p>Bījañhissa → bījaṁ hi (bj, sya-all, km); bījaṁ (pts1ed)</text:p>
          </table:table-cell>
          <table:table-cell office:value-type="string" calcext:value-type="string">
            <text:p>Weil der Same schlecht ist. </text:p>
          </table:table-cell>
          <table:table-cell office:value-type="string" calcext:value-type="string">
            <text:p>Because the seed is bad.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1.314:1.7</text:p>
          </table:table-cell>
          <table:table-cell office:value-type="string" calcext:value-type="string">
            <text:p>Evamevaṁ kho, bhikkhave, micchādiṭṭhikassa purisapuggalassa yañceva kāyakammaṁ yathādiṭṭhi samattaṁ samādinnaṁ yañca vacīkammaṁ …pe… yañca manokammaṁ yathādiṭṭhi samattaṁ samādinnaṁ yā ca cetanā yā ca patthanā yo ca paṇidhi ye ca saṅkhārā sabbe te dhammā aniṭṭhāya akantāya amanāpāya ahitāya dukkhāya saṁvattanti. </text:p>
          </table:table-cell>
          <table:table-cell/>
          <table:table-cell office:value-type="string" calcext:value-type="string">
            <text:p>Ebenso ist es auch mit einer Person, die falsche Ansicht hat: Ganz gleich, welche Handlung sie mit dem Körper, der Sprache oder dem Geist im Einklang mit dieser Ansicht ausführt: Ihre Absichten, Ziele, Wünsche und Entscheidungen werden zu etwas führen, das unerwünscht, unwillkommen und unangenehm ist, zu Schmerz und Leid. </text:p>
          </table:table-cell>
          <table:table-cell office:value-type="string" calcext:value-type="string">
            <text:p>In the same way, when an individual has wrong view, whatever bodily, verbal, or mental deeds they undertake in line with that view, their intentions, aims, wishes, and choices all lead to what is unlikable, undesirable, disagreeable, harmful, and suffer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4:1.8</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4:1.9</text:p>
          </table:table-cell>
          <table:table-cell office:value-type="string" calcext:value-type="string">
            <text:p>Diṭṭhi hissa, bhikkhave, pāpikā”ti. </text:p>
          </table:table-cell>
          <table:table-cell/>
          <table:table-cell office:value-type="string" calcext:value-type="string">
            <text:p>Weil ihre Ansicht schlecht ist.“ </text:p>
          </table:table-cell>
          <table:table-cell office:value-type="string" calcext:value-type="string">
            <text:p>Because their view is ba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5:0.1</text:p>
          </table:table-cell>
          <table:table-cell office:value-type="float" office:value="315" calcext:value-type="float">
            <text:p>315</text:p>
          </table:table-cell>
          <table:table-cell/>
          <table:table-cell table:number-columns-repeated="2" office:value-type="string" calcext:value-type="string">
            <text:p>315 </text:p>
          </table:table-cell>
          <table:table-cell table:number-columns-repeated="3" office:value-type="string" calcext:value-type="string">
            <text:p/>
          </table:table-cell>
          <table:table-cell office:value-type="string" calcext:value-type="string">
            <text:p>&lt;article id='an1.315'&gt;&lt;h2 class='sutta-title'&gt;{}&lt;/h2&gt;</text:p>
          </table:table-cell>
          <table:table-cell/>
        </table:table-row>
        <table:table-row table:style-name="ro1">
          <table:table-cell office:value-type="string" calcext:value-type="string">
            <text:p>an1.315:1.1</text:p>
          </table:table-cell>
          <table:table-cell office:value-type="string" calcext:value-type="string">
            <text:p>“Sammādiṭṭhikassa, bhikkhave, purisapuggalassa yañceva kāyakammaṁ yathādiṭṭhi samattaṁ samādinnaṁ yañca vacīkammaṁ …pe… yañca manokammaṁ yathādiṭṭhi samattaṁ samādinnaṁ yā ca cetanā yā ca patthanā yo ca paṇidhi ye ca saṅkhārā sabbe te dhammā iṭṭhāya kantāya manāpāya hitāya sukhāya saṁvattanti. </text:p>
          </table:table-cell>
          <table:table-cell/>
          <table:table-cell office:value-type="string" calcext:value-type="string">
            <text:p>„Mönche und Nonnen, wenn eine Person rechte Ansicht hat, ganz gleich, welche Handlung sie mit dem Körper, der Sprache oder dem Geist im Einklang mit dieser Ansicht ausführt: Ihre Absichten, Ziele, Wünsche und Entscheidungen werden zu etwas führen, das erwünscht, willkommen und angenehm ist, zu Segen und Glück. </text:p>
          </table:table-cell>
          <table:table-cell office:value-type="string" calcext:value-type="string">
            <text:p>“Mendicants, when an individual has right view, whatever bodily, verbal, or mental deeds they undertake in line with that view, their intentions, aims, wishes, and choices all lead to what is likable, desirable, agreeable, beneficial, and pleasa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43, ms15A1_395, msdiv307, sc315.1, vri35.46</text:p>
          </table:table-cell>
        </table:table-row>
        <table:table-row table:style-name="ro1">
          <table:table-cell office:value-type="string" calcext:value-type="string">
            <text:p>an1.315: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5:1.3</text:p>
          </table:table-cell>
          <table:table-cell office:value-type="string" calcext:value-type="string">
            <text:p>Diṭṭhi hissa, bhikkhave, bhaddikā. </text:p>
          </table:table-cell>
          <table:table-cell/>
          <table:table-cell office:value-type="string" calcext:value-type="string">
            <text:p>Weil ihre Ansicht gut ist. </text:p>
          </table:table-cell>
          <table:table-cell office:value-type="string" calcext:value-type="string">
            <text:p>Because their view is goo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5:1.4</text:p>
          </table:table-cell>
          <table:table-cell office:value-type="string" calcext:value-type="string">
            <text:p>Seyyathāpi, bhikkhave, ucchubījaṁ vā sālibījaṁ vā muddikābījaṁ vā allāya pathaviyā nikkhittaṁ yañceva pathavirasaṁ upādiyati yañca āporasaṁ upādiyati sabbaṁ taṁ madhurattāya sātattāya asecanakattāya saṁvattati. </text:p>
          </table:table-cell>
          <table:table-cell/>
          <table:table-cell office:value-type="string" calcext:value-type="string">
            <text:p>Angenommen, ein Same von Zuckerrohr, feinem Reis oder Trauben würde in feuchte Erde gepflanzt. Ganz gleich, welche Nährstoffe er aus der Erde und dem Wasser aufnähme, sie würden zu seinem süßen, angenehmen und köstlichen Geschmack beitragen. </text:p>
          </table:table-cell>
          <table:table-cell office:value-type="string" calcext:value-type="string">
            <text:p>Suppose a seed of sugar cane, fine rice, or grape was planted in moist earth. Whatever nutrients it takes up from the earth and water would lead to its sweet, pleasant, and delicious taste.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5:1.5</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5:1.6</text:p>
          </table:table-cell>
          <table:table-cell office:value-type="string" calcext:value-type="string">
            <text:p>Bījaṁ hissa, bhikkhave, bhaddakaṁ. </text:p>
          </table:table-cell>
          <table:table-cell/>
          <table:table-cell office:value-type="string" calcext:value-type="string">
            <text:p>Weil der Same gut ist. </text:p>
          </table:table-cell>
          <table:table-cell office:value-type="string" calcext:value-type="string">
            <text:p>Because the seed is goo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5:1.7</text:p>
          </table:table-cell>
          <table:table-cell office:value-type="string" calcext:value-type="string">
            <text:p>Evamevaṁ kho, bhikkhave, sammādiṭṭhikassa purisapuggalassa yañceva kāyakammaṁ yathādiṭṭhi samattaṁ samādinnaṁ yañca vacīkammaṁ …pe… yañca manokammaṁ yathādiṭṭhi samattaṁ samādinnaṁ yā ca cetanā yā ca patthanā yo ca paṇidhi ye ca saṅkhārā sabbe te dhammā iṭṭhāya kantāya manāpāya hitāya sukhāya saṁvattanti. </text:p>
          </table:table-cell>
          <table:table-cell/>
          <table:table-cell office:value-type="string" calcext:value-type="string">
            <text:p>Ebenso ist es auch mit einer Person, die rechte Ansicht hat: Ganz gleich, welche Handlung sie mit dem Körper, der Sprache oder dem Geist im Einklang mit dieser Ansicht ausführt: Ihre Absichten, Ziele, Wünsche und Entscheidungen werden zu etwas führen, das erwünscht, willkommen und angenehm ist, zu Segen und Glück. </text:p>
          </table:table-cell>
          <table:table-cell office:value-type="string" calcext:value-type="string">
            <text:p>In the same way, when an individual has right view, whatever bodily, verbal, or mental deeds they undertake in line with that view, their intentions, aims, wishes, and choices all lead to what is likable, desirable, agreeable, beneficial, and pleasa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5:1.8</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5:1.9</text:p>
          </table:table-cell>
          <table:table-cell office:value-type="string" calcext:value-type="string">
            <text:p>Diṭṭhi hissa, bhikkhave, bhaddikā”ti. </text:p>
          </table:table-cell>
          <table:table-cell/>
          <table:table-cell office:value-type="string" calcext:value-type="string">
            <text:p>Weil ihre Ansicht gut ist.“ </text:p>
          </table:table-cell>
          <table:table-cell office:value-type="string" calcext:value-type="string">
            <text:p>Because their view is goo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15:1.10</text:p>
          </table:table-cell>
          <table:table-cell office:value-type="string" calcext:value-type="string">
            <text:p>Vaggo du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316: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table:number-columns-repeated="3" office:value-type="string" calcext:value-type="string">
            <text:p/>
          </table:table-cell>
          <table:table-cell office:value-type="string" calcext:value-type="string">
            <text:p>&lt;section class='range' id='an1.316-332'&gt;&lt;header&gt;&lt;ul&gt;&lt;li class='division'&gt;{}&lt;/li&gt;</text:p>
          </table:table-cell>
          <table:table-cell/>
        </table:table-row>
        <table:table-row table:style-name="ro1">
          <table:table-cell office:value-type="string" calcext:value-type="string">
            <text:p>an1.316:0.2</text:p>
          </table:table-cell>
          <table:table-cell office:value-type="string" calcext:value-type="string">
            <text:p>26. Tatiyavagga </text:p>
          </table:table-cell>
          <table:table-cell/>
          <table:table-cell office:value-type="string" calcext:value-type="string">
            <text:p>26. Drittes</text:p>
          </table:table-cell>
          <table:table-cell office:value-type="string" calcext:value-type="string">
            <text:p>26. Third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316:0.3</text:p>
          </table:table-cell>
          <table:table-cell office:value-type="float" office:value="316" calcext:value-type="float">
            <text:p>316</text:p>
          </table:table-cell>
          <table:table-cell/>
          <table:table-cell table:number-columns-repeated="2" office:value-type="string" calcext:value-type="string">
            <text:p>316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316:1.1</text:p>
          </table:table-cell>
          <table:table-cell office:value-type="string" calcext:value-type="string">
            <text:p>“Ekapuggalo, bhikkhave, loke uppajjamāno uppajjati bahujanaahitāya bahujanaasukhāya, bahuno janassa anatthāya ahitāya dukkhāya devamanussānaṁ. </text:p>
          </table:table-cell>
          <table:table-cell/>
          <table:table-cell office:value-type="string" calcext:value-type="string">
            <text:p>„Ein Mensch, Mönche und Nonnen, erscheint in der Welt zum Schaden und Unglück der Vielen, zum Nachteil, Schaden und Leiden von Göttern und Menschen. </text:p>
          </table:table-cell>
          <table:table-cell office:value-type="string" calcext:value-type="string">
            <text:p>“One person, mendicants, arises in the world for the hurt and unhappiness of the people, for the harm, hurt, and suffering of gods and humans. </text:p>
          </table:table-cell>
          <table:table-cell table:number-columns-repeated="3" office:value-type="string" calcext:value-type="string">
            <text:p/>
          </table:table-cell>
          <table:table-cell office:value-type="string" calcext:value-type="string">
            <text:p>&lt;article id='an1.316'&gt;&lt;p&gt;{}</text:p>
          </table:table-cell>
          <table:table-cell office:value-type="string" calcext:value-type="string">
            <text:p>bj18.68, csp1ed15.35, csp2ed15.35, dr20.45, ms15A1_397, msdiv308, pts-vp-pli1.33, sc316.1, sya20.44</text:p>
          </table:table-cell>
        </table:table-row>
        <table:table-row table:style-name="ro1">
          <table:table-cell office:value-type="string" calcext:value-type="string">
            <text:p>an1.316:1.2</text:p>
          </table:table-cell>
          <table:table-cell office:value-type="string" calcext:value-type="string">
            <text:p>Katamo ekapuggalo? </text:p>
          </table:table-cell>
          <table:table-cell/>
          <table:table-cell office:value-type="string" calcext:value-type="string">
            <text:p>Wer ist dieser eine Mensch? </text:p>
          </table:table-cell>
          <table:table-cell office:value-type="string" calcext:value-type="string">
            <text:p>What one pers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6:1.3</text:p>
          </table:table-cell>
          <table:table-cell office:value-type="string" calcext:value-type="string">
            <text:p>Micchādiṭṭhiko hoti viparītadassano. </text:p>
          </table:table-cell>
          <table:table-cell/>
          <table:table-cell office:value-type="string" calcext:value-type="string">
            <text:p>Jemand mit falscher Ansicht, dessen Blickwinkel verzerrt ist. </text:p>
          </table:table-cell>
          <table:table-cell office:value-type="string" calcext:value-type="string">
            <text:p>Someone with wrong view, whose perspective is distor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6:1.4</text:p>
          </table:table-cell>
          <table:table-cell office:value-type="string" calcext:value-type="string">
            <text:p>So bahujanaṁ saddhammā vuṭṭhāpetvā asaddhamme patiṭṭhāpeti. </text:p>
          </table:table-cell>
          <table:table-cell/>
          <table:table-cell office:value-type="string" calcext:value-type="string">
            <text:p>So jemand bringt viele Menschen von der wahren Lehre ab und führt sie zu falschen Lehren. </text:p>
          </table:table-cell>
          <table:table-cell office:value-type="string" calcext:value-type="string">
            <text:p>They draw many people away from the true teaching and establish them in false teachings.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6:1.5</text:p>
          </table:table-cell>
          <table:table-cell office:value-type="string" calcext:value-type="string">
            <text:p>Ayaṁ kho, bhikkhave, ekapuggalo loke uppajjamāno uppajjati bahujanaahitāya bahujanaasukhāya, bahuno janassa anatthāya ahitāya dukkhāya devamanussānan”ti. </text:p>
          </table:table-cell>
          <table:table-cell/>
          <table:table-cell office:value-type="string" calcext:value-type="string">
            <text:p>Das ist der eine Mensch, Mönche und Nonnen, der zum Schaden und Unglück der Vielen, zum Nachteil, Schaden und Leiden von Göttern und Menschen in der Welt erscheint.“ </text:p>
          </table:table-cell>
          <table:table-cell office:value-type="string" calcext:value-type="string">
            <text:p>This is one person who arises in the world for the hurt and unhappiness of the people, for the harm, hurt, and suffering of gods and human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7:0.1</text:p>
          </table:table-cell>
          <table:table-cell office:value-type="float" office:value="317" calcext:value-type="float">
            <text:p>317</text:p>
          </table:table-cell>
          <table:table-cell/>
          <table:table-cell table:number-columns-repeated="2" office:value-type="string" calcext:value-type="string">
            <text:p>317 </text:p>
          </table:table-cell>
          <table:table-cell table:number-columns-repeated="3" office:value-type="string" calcext:value-type="string">
            <text:p/>
          </table:table-cell>
          <table:table-cell office:value-type="string" calcext:value-type="string">
            <text:p>&lt;article id='an1.317'&gt;&lt;h2 class='sutta-title'&gt;{}&lt;/h2&gt;</text:p>
          </table:table-cell>
          <table:table-cell/>
        </table:table-row>
        <table:table-row table:style-name="ro1">
          <table:table-cell office:value-type="string" calcext:value-type="string">
            <text:p>an1.317:1.1</text:p>
          </table:table-cell>
          <table:table-cell office:value-type="string" calcext:value-type="string">
            <text:p>“Ekapuggalo, bhikkhave, loke uppajjamāno uppajjati bahujanahitāya bahujanasukhāya, bahuno janassa atthāya hitāya sukhāya devamanussānaṁ. </text:p>
          </table:table-cell>
          <table:table-cell/>
          <table:table-cell office:value-type="string" calcext:value-type="string">
            <text:p>„Ein Mensch, Mönche und Nonnen, erscheint in der Welt zum Nutzen und Glück der Vielen, zum Vorteil, Nutzen und Glück von Göttern und Menschen. </text:p>
          </table:table-cell>
          <table:table-cell office:value-type="string" calcext:value-type="string">
            <text:p>“One person, mendicants, arises in the world for the welfare and happiness of the people, for the benefit, welfare, and happiness of gods and human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44, ms15A1_398, msdiv309, ndp16.34, sc317.1</text:p>
          </table:table-cell>
        </table:table-row>
        <table:table-row table:style-name="ro1">
          <table:table-cell office:value-type="string" calcext:value-type="string">
            <text:p>an1.317:1.2</text:p>
          </table:table-cell>
          <table:table-cell office:value-type="string" calcext:value-type="string">
            <text:p>Katamo ekapuggalo? </text:p>
          </table:table-cell>
          <table:table-cell/>
          <table:table-cell office:value-type="string" calcext:value-type="string">
            <text:p>Wer ist dieser eine Mensch? </text:p>
          </table:table-cell>
          <table:table-cell office:value-type="string" calcext:value-type="string">
            <text:p>What one perso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7:1.3</text:p>
          </table:table-cell>
          <table:table-cell office:value-type="string" calcext:value-type="string">
            <text:p>Sammādiṭṭhiko hoti aviparītadassano. </text:p>
          </table:table-cell>
          <table:table-cell/>
          <table:table-cell office:value-type="string" calcext:value-type="string">
            <text:p>Jemand mit rechter Ansicht, dessen Blickwinkel geradlinig ist. </text:p>
          </table:table-cell>
          <table:table-cell office:value-type="string" calcext:value-type="string">
            <text:p>Someone with right view, whose perspective is undistort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7:1.4</text:p>
          </table:table-cell>
          <table:table-cell office:value-type="string" calcext:value-type="string">
            <text:p>So bahujanaṁ asaddhammā vuṭṭhāpetvā saddhamme patiṭṭhāpeti. </text:p>
          </table:table-cell>
          <table:table-cell/>
          <table:table-cell office:value-type="string" calcext:value-type="string">
            <text:p>So jemand bringt viele Menschen von falschen Lehren ab und führt sie zur wahren Lehre. </text:p>
          </table:table-cell>
          <table:table-cell office:value-type="string" calcext:value-type="string">
            <text:p>They draw many people away from false teachings and establish them in the true teaching.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17:1.5</text:p>
          </table:table-cell>
          <table:table-cell office:value-type="string" calcext:value-type="string">
            <text:p>Ayaṁ kho, bhikkhave, ekapuggalo loke uppajjamāno uppajjati bahujanahitāya bahujanasukhāya, bahuno janassa atthāya hitāya sukhāya devamanussānan”ti. </text:p>
          </table:table-cell>
          <table:table-cell/>
          <table:table-cell office:value-type="string" calcext:value-type="string">
            <text:p>Das ist der eine Mensch, Mönche und Nonnen, der zum Nutzen und Glück der Vielen, zum Vorteil, Nutzen und Glück von Göttern und Menschen in der Welt erscheint.“ </text:p>
          </table:table-cell>
          <table:table-cell office:value-type="string" calcext:value-type="string">
            <text:p>This is one person who arises in the world for the welfare and happiness of the people, for the benefit, welfare, and happiness of gods and human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18:0.1</text:p>
          </table:table-cell>
          <table:table-cell office:value-type="float" office:value="318" calcext:value-type="float">
            <text:p>318</text:p>
          </table:table-cell>
          <table:table-cell/>
          <table:table-cell table:number-columns-repeated="2" office:value-type="string" calcext:value-type="string">
            <text:p>318 </text:p>
          </table:table-cell>
          <table:table-cell table:number-columns-repeated="3" office:value-type="string" calcext:value-type="string">
            <text:p/>
          </table:table-cell>
          <table:table-cell office:value-type="string" calcext:value-type="string">
            <text:p>&lt;article id='an1.318'&gt;&lt;h2 class='sutta-title'&gt;{}&lt;/h2&gt;</text:p>
          </table:table-cell>
          <table:table-cell/>
        </table:table-row>
        <table:table-row table:style-name="ro1">
          <table:table-cell office:value-type="string" calcext:value-type="string">
            <text:p>an1.318:1.1</text:p>
          </table:table-cell>
          <table:table-cell office:value-type="string" calcext:value-type="string">
            <text:p>“Nāhaṁ, bhikkhave, aññaṁ ekadhammampi samanupassāmi yaṁ evaṁ mahāsāvajjaṁ yathayidaṁ, bhikkhave, micchādiṭṭhi. </text:p>
          </table:table-cell>
          <table:table-cell/>
          <table:table-cell office:value-type="string" calcext:value-type="string">
            <text:p>„Mönche und Nonnen, ich sehe kein einziges Ding, das so sehr zu tadeln ist wie falsche Ansicht. </text:p>
          </table:table-cell>
          <table:table-cell office:value-type="string" calcext:value-type="string">
            <text:p>“Mendicants, I do not see a single thing that is so very blameworthy as wrong vi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399, msdiv310, sc318.1</text:p>
          </table:table-cell>
        </table:table-row>
        <table:table-row table:style-name="ro1">
          <table:table-cell office:value-type="string" calcext:value-type="string">
            <text:p>an1.318:1.2</text:p>
          </table:table-cell>
          <table:table-cell office:value-type="string" calcext:value-type="string">
            <text:p>Micchādiṭṭhiparamāni, bhikkhave, mahāsāvajjānī”ti. </text:p>
          </table:table-cell>
          <table:table-cell office:value-type="string" calcext:value-type="string">
            <text:p>mahāsāvajjānī”ti → vajjānīti (bj, sya-all, km)</text:p>
          </table:table-cell>
          <table:table-cell office:value-type="string" calcext:value-type="string">
            <text:p>Falsche Ansicht ist von allen Dingen am meisten zu tadeln.“ </text:p>
          </table:table-cell>
          <table:table-cell office:value-type="string" calcext:value-type="string">
            <text:p>Wrong view is the most blameworthy thing of all.” </text:p>
          </table:table-cell>
          <table:table-cell table:number-columns-repeated="3" office:value-type="string" calcext:value-type="string">
            <text:p/>
          </table:table-cell>
          <table:table-cell office:value-type="string" calcext:value-type="string">
            <text:p>{}&lt;/p&gt;&lt;/article&gt;</text:p>
          </table:table-cell>
          <table:table-cell office:value-type="string" calcext:value-type="string">
            <text:p/>
          </table:table-cell>
        </table:table-row>
        <table:table-row table:style-name="ro1">
          <table:table-cell office:value-type="string" calcext:value-type="string">
            <text:p>an1.319:0.1</text:p>
          </table:table-cell>
          <table:table-cell office:value-type="float" office:value="319" calcext:value-type="float">
            <text:p>319</text:p>
          </table:table-cell>
          <table:table-cell/>
          <table:table-cell table:number-columns-repeated="2" office:value-type="string" calcext:value-type="string">
            <text:p>319 </text:p>
          </table:table-cell>
          <table:table-cell table:number-columns-repeated="3" office:value-type="string" calcext:value-type="string">
            <text:p/>
          </table:table-cell>
          <table:table-cell office:value-type="string" calcext:value-type="string">
            <text:p>&lt;article id='an1.319'&gt;&lt;h2 class='sutta-title'&gt;{}&lt;/h2&gt;</text:p>
          </table:table-cell>
          <table:table-cell/>
        </table:table-row>
        <table:table-row table:style-name="ro1">
          <table:table-cell office:value-type="string" calcext:value-type="string">
            <text:p>an1.319:1.1</text:p>
          </table:table-cell>
          <table:table-cell office:value-type="string" calcext:value-type="string">
            <text:p>“Nāhaṁ, bhikkhave, aññaṁ ekapuggalampi samanupassāmi yo evaṁ bahujanaahitāya paṭipanno bahujanaasukhāya, bahuno janassa anatthāya ahitāya dukkhāya devamanussānaṁ yathayidaṁ, bhikkhave, makkhali moghapuriso. </text:p>
          </table:table-cell>
          <table:table-cell/>
          <table:table-cell office:value-type="string" calcext:value-type="string">
            <text:p>„Mönche und Nonnen, ich sehe keinen anderen Menschen, der so zum Schaden und Unglück der Vielen handelt, zum Nachteil, Schaden und Leiden vieler Menschen, von Göttern und Menschen, wie Makkhali, dieser törichte Mann. </text:p>
          </table:table-cell>
          <table:table-cell office:value-type="string" calcext:value-type="string">
            <text:p>“Mendicants, I do not see a single other person who acts for the hurt and unhappiness of the people, for the harm, hurt, and suffering of many people, of gods and humans like that silly man, Makkhali.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46, ms15A1_400, msdiv311, sc319.1, sya20.45, vri35.47</text:p>
          </table:table-cell>
        </table:table-row>
        <table:table-row table:style-name="ro1">
          <table:table-cell office:value-type="string" calcext:value-type="string">
            <text:p>an1.319:1.2</text:p>
          </table:table-cell>
          <table:table-cell office:value-type="string" calcext:value-type="string">
            <text:p>Seyyathāpi, bhikkhave, nadīmukhe khippaṁ uḍḍeyya bahūnaṁ macchānaṁ ahitāya dukkhāya anayāya byasanāya; </text:p>
          </table:table-cell>
          <table:table-cell office:value-type="string" calcext:value-type="string">
            <text:p>khippaṁ → khipaṁ (bj, sya-all, km, pts1ed) | uḍḍeyya → oḍḍeyya (bj); ujjheyya (mr)</text:p>
          </table:table-cell>
          <table:table-cell office:value-type="string" calcext:value-type="string">
            <text:p>Wie wenn man an der Mündung eines Flusses eine Falle aufstellen würde: Sie brächte vielen Fischen Schaden, Leiden, Unheil und Verhängnis </text:p>
          </table:table-cell>
          <table:table-cell office:value-type="string" calcext:value-type="string">
            <text:p>Just as a trap set at the mouth of a river would bring harm, suffering, calamity, and disaster for many fish,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1.319:1.3</text:p>
          </table:table-cell>
          <table:table-cell office:value-type="string" calcext:value-type="string">
            <text:p>evamevaṁ kho, bhikkhave, makkhali moghapuriso manussakhippaṁ maññe loke uppanno bahūnaṁ sattānaṁ ahitāya dukkhāya anayāya byasanāyā”ti. </text:p>
          </table:table-cell>
          <table:table-cell/>
          <table:table-cell office:value-type="string" calcext:value-type="string">
            <text:p>Ebenso ist Makkhali, dieser törichte Mann, eine Menschenfalle, so scheint es mir. Er ist zum Schaden, Leiden, Unheil und Verhängnis vieler Wesen in der Welt erschienen.“ </text:p>
          </table:table-cell>
          <table:table-cell office:value-type="string" calcext:value-type="string">
            <text:p>so too that silly man, Makkhali, is a trap for humans, it seems to me. He has arisen in the world for the harm, suffering, calamity, and disaster of many being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0:0.1</text:p>
          </table:table-cell>
          <table:table-cell office:value-type="float" office:value="320" calcext:value-type="float">
            <text:p>320</text:p>
          </table:table-cell>
          <table:table-cell/>
          <table:table-cell table:number-columns-repeated="2" office:value-type="string" calcext:value-type="string">
            <text:p>320 </text:p>
          </table:table-cell>
          <table:table-cell table:number-columns-repeated="3" office:value-type="string" calcext:value-type="string">
            <text:p/>
          </table:table-cell>
          <table:table-cell office:value-type="string" calcext:value-type="string">
            <text:p>&lt;article id='an1.320'&gt;&lt;h2 class='sutta-title'&gt;{}&lt;/h2&gt;</text:p>
          </table:table-cell>
          <table:table-cell/>
        </table:table-row>
        <table:table-row table:style-name="ro1">
          <table:table-cell office:value-type="string" calcext:value-type="string">
            <text:p>an1.320:1.1</text:p>
          </table:table-cell>
          <table:table-cell office:value-type="string" calcext:value-type="string">
            <text:p>“Durakkhāte, bhikkhave, dhammavinaye yo ca samādapeti yañca samādapeti yo ca samādapito tathattāya paṭipajjati sabbe te bahuṁ apuññaṁ pasavanti. </text:p>
          </table:table-cell>
          <table:table-cell office:value-type="string" calcext:value-type="string">
            <text:p>samādapeti → samādāpeti (?)</text:p>
          </table:table-cell>
          <table:table-cell office:value-type="string" calcext:value-type="string">
            <text:p>„Mönche und Nonnen, derjenige, der jemandem zu einer dürftig erklärten Lehre und Übung rät, derjenige, dem dazu geraten wird, und derjenige, der danach übt, sie alle schaffen viel schlechtes Karma. </text:p>
          </table:table-cell>
          <table:table-cell office:value-type="string" calcext:value-type="string">
            <text:p>“Mendicants, the one who encourages someone in a poorly explained teaching and training, the one who they encourage, and the one who practices accordingly all make much bad karma.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01, msdiv312, pts-vp-pli1.34, sc320.1</text:p>
          </table:table-cell>
        </table:table-row>
        <table:table-row table:style-name="ro1">
          <table:table-cell office:value-type="string" calcext:value-type="string">
            <text:p>an1.320: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0:1.3</text:p>
          </table:table-cell>
          <table:table-cell office:value-type="string" calcext:value-type="string">
            <text:p>Durakkhātattā, bhikkhave, dhammassā”ti. </text:p>
          </table:table-cell>
          <table:table-cell/>
          <table:table-cell office:value-type="string" calcext:value-type="string">
            <text:p>Weil die Lehre dürftig erklärt ist.“ </text:p>
          </table:table-cell>
          <table:table-cell office:value-type="string" calcext:value-type="string">
            <text:p>Because the teaching is poorly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1:0.1</text:p>
          </table:table-cell>
          <table:table-cell office:value-type="float" office:value="321" calcext:value-type="float">
            <text:p>321</text:p>
          </table:table-cell>
          <table:table-cell/>
          <table:table-cell table:number-columns-repeated="2" office:value-type="string" calcext:value-type="string">
            <text:p>321 </text:p>
          </table:table-cell>
          <table:table-cell table:number-columns-repeated="3" office:value-type="string" calcext:value-type="string">
            <text:p/>
          </table:table-cell>
          <table:table-cell office:value-type="string" calcext:value-type="string">
            <text:p>&lt;article id='an1.321'&gt;&lt;h2 class='sutta-title'&gt;{}&lt;/h2&gt;</text:p>
          </table:table-cell>
          <table:table-cell/>
        </table:table-row>
        <table:table-row table:style-name="ro1">
          <table:table-cell office:value-type="string" calcext:value-type="string">
            <text:p>an1.321:1.1</text:p>
          </table:table-cell>
          <table:table-cell office:value-type="string" calcext:value-type="string">
            <text:p>“Svākkhāte, bhikkhave, dhammavinaye yo ca samādapeti yañca samādapeti yo ca samādapito tathattāya paṭipajjati sabbe te bahuṁ puññaṁ pasavanti. </text:p>
          </table:table-cell>
          <table:table-cell/>
          <table:table-cell office:value-type="string" calcext:value-type="string">
            <text:p>„Mönche und Nonnen, derjenige, der jemandem zu einer gut erklärten Lehre und Übung rät, derjenige, dem dazu geraten wird, und derjenige, der danach übt, sie alle schaffen viel Verdienst. </text:p>
          </table:table-cell>
          <table:table-cell office:value-type="string" calcext:value-type="string">
            <text:p>“Mendicants, the one who encourages someone in a well explained teaching and training, the one who they encourage, and the one who practices accordingly all make much meri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70, csp1ed15.36, csp2ed15.36, ms15A1_402, msdiv313, sc321.1</text:p>
          </table:table-cell>
        </table:table-row>
        <table:table-row table:style-name="ro1">
          <table:table-cell office:value-type="string" calcext:value-type="string">
            <text:p>an1.321: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1:1.3</text:p>
          </table:table-cell>
          <table:table-cell office:value-type="string" calcext:value-type="string">
            <text:p>Svākkhātattā, bhikkhave, dhammassā”ti. </text:p>
          </table:table-cell>
          <table:table-cell/>
          <table:table-cell office:value-type="string" calcext:value-type="string">
            <text:p>Weil die Lehre gut erklärt ist.“ </text:p>
          </table:table-cell>
          <table:table-cell office:value-type="string" calcext:value-type="string">
            <text:p>Because the teaching is well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2:0.1</text:p>
          </table:table-cell>
          <table:table-cell office:value-type="float" office:value="322" calcext:value-type="float">
            <text:p>322</text:p>
          </table:table-cell>
          <table:table-cell/>
          <table:table-cell table:number-columns-repeated="2" office:value-type="string" calcext:value-type="string">
            <text:p>322 </text:p>
          </table:table-cell>
          <table:table-cell table:number-columns-repeated="3" office:value-type="string" calcext:value-type="string">
            <text:p/>
          </table:table-cell>
          <table:table-cell office:value-type="string" calcext:value-type="string">
            <text:p>&lt;article id='an1.322'&gt;&lt;h2 class='sutta-title'&gt;{}&lt;/h2&gt;</text:p>
          </table:table-cell>
          <table:table-cell/>
        </table:table-row>
        <table:table-row table:style-name="ro1">
          <table:table-cell office:value-type="string" calcext:value-type="string">
            <text:p>an1.322:1.1</text:p>
          </table:table-cell>
          <table:table-cell office:value-type="string" calcext:value-type="string">
            <text:p>“Durakkhāte, bhikkhave, dhammavinaye dāyakena mattā jānitabbā, no paṭiggāhakena. </text:p>
          </table:table-cell>
          <table:table-cell/>
          <table:table-cell office:value-type="string" calcext:value-type="string">
            <text:p>„Mönche und Nonnen, in einer dürftig erklärten Lehre und Übung sollte die Spenderin Mäßigung kennen, nicht der Empfänger. </text:p>
          </table:table-cell>
          <table:table-cell office:value-type="string" calcext:value-type="string">
            <text:p>“Mendicants, in a poorly explained teaching and training, the donor should know moderation, not the recipient.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45, ms15A1_403, msdiv314, sc322.1</text:p>
          </table:table-cell>
        </table:table-row>
        <table:table-row table:style-name="ro1">
          <table:table-cell office:value-type="string" calcext:value-type="string">
            <text:p>an1.322: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2:1.3</text:p>
          </table:table-cell>
          <table:table-cell office:value-type="string" calcext:value-type="string">
            <text:p>Durakkhātattā, bhikkhave, dhammassā”ti. </text:p>
          </table:table-cell>
          <table:table-cell/>
          <table:table-cell office:value-type="string" calcext:value-type="string">
            <text:p>Weil die Lehre dürftig erklärt ist.“ </text:p>
          </table:table-cell>
          <table:table-cell office:value-type="string" calcext:value-type="string">
            <text:p>Because the teaching is poorly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3:0.1</text:p>
          </table:table-cell>
          <table:table-cell office:value-type="float" office:value="323" calcext:value-type="float">
            <text:p>323</text:p>
          </table:table-cell>
          <table:table-cell/>
          <table:table-cell table:number-columns-repeated="2" office:value-type="string" calcext:value-type="string">
            <text:p>323 </text:p>
          </table:table-cell>
          <table:table-cell table:number-columns-repeated="3" office:value-type="string" calcext:value-type="string">
            <text:p/>
          </table:table-cell>
          <table:table-cell office:value-type="string" calcext:value-type="string">
            <text:p>&lt;article id='an1.323'&gt;&lt;h2 class='sutta-title'&gt;{}&lt;/h2&gt;</text:p>
          </table:table-cell>
          <table:table-cell/>
        </table:table-row>
        <table:table-row table:style-name="ro1">
          <table:table-cell office:value-type="string" calcext:value-type="string">
            <text:p>an1.323:1.1</text:p>
          </table:table-cell>
          <table:table-cell office:value-type="string" calcext:value-type="string">
            <text:p>“Svākkhāte, bhikkhave, dhammavinaye paṭiggāhakena mattā jānitabbā, no dāyakena. </text:p>
          </table:table-cell>
          <table:table-cell/>
          <table:table-cell office:value-type="string" calcext:value-type="string">
            <text:p>„Mönche und Nonnen, in einer gut erklärten Lehre und Übung sollte die Empfängerin Mäßigung kennen, nicht der Spender. </text:p>
          </table:table-cell>
          <table:table-cell office:value-type="string" calcext:value-type="string">
            <text:p>“Mendicants, in a well explained teaching and training, the recipient should know moderation, not the donor.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04, msdiv315, sc323.1</text:p>
          </table:table-cell>
        </table:table-row>
        <table:table-row table:style-name="ro1">
          <table:table-cell office:value-type="string" calcext:value-type="string">
            <text:p>an1.323: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3:1.3</text:p>
          </table:table-cell>
          <table:table-cell office:value-type="string" calcext:value-type="string">
            <text:p>Svākkhātattā, bhikkhave, dhammassā”ti. </text:p>
          </table:table-cell>
          <table:table-cell/>
          <table:table-cell office:value-type="string" calcext:value-type="string">
            <text:p>Weil die Lehre gut erklärt ist.“ </text:p>
          </table:table-cell>
          <table:table-cell office:value-type="string" calcext:value-type="string">
            <text:p>Because the teaching is well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4:0.1</text:p>
          </table:table-cell>
          <table:table-cell office:value-type="float" office:value="324" calcext:value-type="float">
            <text:p>324</text:p>
          </table:table-cell>
          <table:table-cell/>
          <table:table-cell table:number-columns-repeated="2" office:value-type="string" calcext:value-type="string">
            <text:p>324 </text:p>
          </table:table-cell>
          <table:table-cell table:number-columns-repeated="3" office:value-type="string" calcext:value-type="string">
            <text:p/>
          </table:table-cell>
          <table:table-cell office:value-type="string" calcext:value-type="string">
            <text:p>&lt;article id='an1.324'&gt;&lt;h2 class='sutta-title'&gt;{}&lt;/h2&gt;</text:p>
          </table:table-cell>
          <table:table-cell/>
        </table:table-row>
        <table:table-row table:style-name="ro1">
          <table:table-cell office:value-type="string" calcext:value-type="string">
            <text:p>an1.324:1.1</text:p>
          </table:table-cell>
          <table:table-cell office:value-type="string" calcext:value-type="string">
            <text:p>“Durakkhāte, bhikkhave, dhammavinaye yo āraddhavīriyo so dukkhaṁ viharati. </text:p>
          </table:table-cell>
          <table:table-cell/>
          <table:table-cell office:value-type="string" calcext:value-type="string">
            <text:p>„Mönche und Nonnen, in einer dürftig erklärten Lehre und Übung geht es einem beflissenen Menschen schlecht. </text:p>
          </table:table-cell>
          <table:table-cell office:value-type="string" calcext:value-type="string">
            <text:p>“Mendicants, in a poorly explained teaching and training an energetic person lives in suffer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05, msdiv316, sc324.1</text:p>
          </table:table-cell>
        </table:table-row>
        <table:table-row table:style-name="ro1">
          <table:table-cell office:value-type="string" calcext:value-type="string">
            <text:p>an1.324: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4:1.3</text:p>
          </table:table-cell>
          <table:table-cell office:value-type="string" calcext:value-type="string">
            <text:p>Durakkhātattā, bhikkhave, dhammassā”ti. </text:p>
          </table:table-cell>
          <table:table-cell/>
          <table:table-cell office:value-type="string" calcext:value-type="string">
            <text:p>Weil die Lehre dürftig erklärt ist.“ </text:p>
          </table:table-cell>
          <table:table-cell office:value-type="string" calcext:value-type="string">
            <text:p>Because the teaching is poorly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5:0.1</text:p>
          </table:table-cell>
          <table:table-cell office:value-type="float" office:value="325" calcext:value-type="float">
            <text:p>325</text:p>
          </table:table-cell>
          <table:table-cell/>
          <table:table-cell table:number-columns-repeated="2" office:value-type="string" calcext:value-type="string">
            <text:p>325 </text:p>
          </table:table-cell>
          <table:table-cell table:number-columns-repeated="3" office:value-type="string" calcext:value-type="string">
            <text:p/>
          </table:table-cell>
          <table:table-cell office:value-type="string" calcext:value-type="string">
            <text:p>&lt;article id='an1.325'&gt;&lt;h2 class='sutta-title'&gt;{}&lt;/h2&gt;</text:p>
          </table:table-cell>
          <table:table-cell/>
        </table:table-row>
        <table:table-row table:style-name="ro1">
          <table:table-cell office:value-type="string" calcext:value-type="string">
            <text:p>an1.325:1.1</text:p>
          </table:table-cell>
          <table:table-cell office:value-type="string" calcext:value-type="string">
            <text:p>“Svākkhāte, bhikkhave, dhammavinaye yo kusīto so dukkhaṁ viharati. </text:p>
          </table:table-cell>
          <table:table-cell/>
          <table:table-cell office:value-type="string" calcext:value-type="string">
            <text:p>„Mönche und Nonnen, in einer gut erklärten Lehre und Übung geht es einem faulen Menschen schlecht. </text:p>
          </table:table-cell>
          <table:table-cell office:value-type="string" calcext:value-type="string">
            <text:p>“Mendicants, in a well explained teaching and training a lazy person lives in suffering.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06, msdiv317, ndp16.35, sc325.1</text:p>
          </table:table-cell>
        </table:table-row>
        <table:table-row table:style-name="ro1">
          <table:table-cell office:value-type="string" calcext:value-type="string">
            <text:p>an1.325: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5:1.3</text:p>
          </table:table-cell>
          <table:table-cell office:value-type="string" calcext:value-type="string">
            <text:p>Svākkhātattā, bhikkhave, dhammassā”ti. </text:p>
          </table:table-cell>
          <table:table-cell/>
          <table:table-cell office:value-type="string" calcext:value-type="string">
            <text:p>Weil die Lehre gut erklärt ist.“ </text:p>
          </table:table-cell>
          <table:table-cell office:value-type="string" calcext:value-type="string">
            <text:p>Because the teaching is well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6:0.1</text:p>
          </table:table-cell>
          <table:table-cell office:value-type="float" office:value="326" calcext:value-type="float">
            <text:p>326</text:p>
          </table:table-cell>
          <table:table-cell/>
          <table:table-cell table:number-columns-repeated="2" office:value-type="string" calcext:value-type="string">
            <text:p>326 </text:p>
          </table:table-cell>
          <table:table-cell table:number-columns-repeated="3" office:value-type="string" calcext:value-type="string">
            <text:p/>
          </table:table-cell>
          <table:table-cell office:value-type="string" calcext:value-type="string">
            <text:p>&lt;article id='an1.326'&gt;&lt;h2 class='sutta-title'&gt;{}&lt;/h2&gt;</text:p>
          </table:table-cell>
          <table:table-cell/>
        </table:table-row>
        <table:table-row table:style-name="ro1">
          <table:table-cell office:value-type="string" calcext:value-type="string">
            <text:p>an1.326:1.1</text:p>
          </table:table-cell>
          <table:table-cell office:value-type="string" calcext:value-type="string">
            <text:p>“Durakkhāte, bhikkhave, dhammavinaye yo kusīto so sukhaṁ viharati. </text:p>
          </table:table-cell>
          <table:table-cell/>
          <table:table-cell office:value-type="string" calcext:value-type="string">
            <text:p>„Mönche und Nonnen, in einer dürftig erklärten Lehre und Übung geht es einem faulen Menschen gut. </text:p>
          </table:table-cell>
          <table:table-cell office:value-type="string" calcext:value-type="string">
            <text:p>“Mendicants, in a poorly explained teaching and training a lazy person lives happi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07, msdiv318, sc326.1, sya20.46</text:p>
          </table:table-cell>
        </table:table-row>
        <table:table-row table:style-name="ro1">
          <table:table-cell office:value-type="string" calcext:value-type="string">
            <text:p>an1.326: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6:1.3</text:p>
          </table:table-cell>
          <table:table-cell office:value-type="string" calcext:value-type="string">
            <text:p>Durakkhātattā, bhikkhave, dhammassā”ti. </text:p>
          </table:table-cell>
          <table:table-cell/>
          <table:table-cell office:value-type="string" calcext:value-type="string">
            <text:p>Weil die Lehre dürftig erklärt ist.“ </text:p>
          </table:table-cell>
          <table:table-cell office:value-type="string" calcext:value-type="string">
            <text:p>Because the teaching is poorly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7:0.1</text:p>
          </table:table-cell>
          <table:table-cell office:value-type="float" office:value="327" calcext:value-type="float">
            <text:p>327</text:p>
          </table:table-cell>
          <table:table-cell/>
          <table:table-cell table:number-columns-repeated="2" office:value-type="string" calcext:value-type="string">
            <text:p>327 </text:p>
          </table:table-cell>
          <table:table-cell table:number-columns-repeated="3" office:value-type="string" calcext:value-type="string">
            <text:p/>
          </table:table-cell>
          <table:table-cell office:value-type="string" calcext:value-type="string">
            <text:p>&lt;article id='an1.327'&gt;&lt;h2 class='sutta-title'&gt;{}&lt;/h2&gt;</text:p>
          </table:table-cell>
          <table:table-cell/>
        </table:table-row>
        <table:table-row table:style-name="ro1">
          <table:table-cell office:value-type="string" calcext:value-type="string">
            <text:p>an1.327:1.1</text:p>
          </table:table-cell>
          <table:table-cell office:value-type="string" calcext:value-type="string">
            <text:p>“Svākkhāte, bhikkhave, dhammavinaye yo āraddhavīriyo so sukhaṁ viharati. </text:p>
          </table:table-cell>
          <table:table-cell/>
          <table:table-cell office:value-type="string" calcext:value-type="string">
            <text:p>„Mönche und Nonnen, in einer gut erklärten Lehre und Übung geht es einem beflissenen Menschen gut. </text:p>
          </table:table-cell>
          <table:table-cell office:value-type="string" calcext:value-type="string">
            <text:p>“Mendicants, in a well explained teaching and training an energetic person lives happi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08, msdiv319, sc327.1</text:p>
          </table:table-cell>
        </table:table-row>
        <table:table-row table:style-name="ro1">
          <table:table-cell office:value-type="string" calcext:value-type="string">
            <text:p>an1.327:1.2</text:p>
          </table:table-cell>
          <table:table-cell office:value-type="string" calcext:value-type="string">
            <text:p>Taṁ kissa hetu? </text:p>
          </table:table-cell>
          <table:table-cell/>
          <table:table-cell office:value-type="string" calcext:value-type="string">
            <text:p>Und warum? </text:p>
          </table:table-cell>
          <table:table-cell office:value-type="string" calcext:value-type="string">
            <text:p>Why is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27:1.3</text:p>
          </table:table-cell>
          <table:table-cell office:value-type="string" calcext:value-type="string">
            <text:p>Svākkhātattā, bhikkhave, dhammassā”ti. </text:p>
          </table:table-cell>
          <table:table-cell/>
          <table:table-cell office:value-type="string" calcext:value-type="string">
            <text:p>Weil die Lehre gut erklärt ist.“ </text:p>
          </table:table-cell>
          <table:table-cell office:value-type="string" calcext:value-type="string">
            <text:p>Because the teaching is well explained.”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8:0.1</text:p>
          </table:table-cell>
          <table:table-cell office:value-type="float" office:value="328" calcext:value-type="float">
            <text:p>328</text:p>
          </table:table-cell>
          <table:table-cell/>
          <table:table-cell table:number-columns-repeated="2" office:value-type="string" calcext:value-type="string">
            <text:p>328 </text:p>
          </table:table-cell>
          <table:table-cell table:number-columns-repeated="3" office:value-type="string" calcext:value-type="string">
            <text:p/>
          </table:table-cell>
          <table:table-cell office:value-type="string" calcext:value-type="string">
            <text:p>&lt;article id='an1.328'&gt;&lt;h2 class='sutta-title'&gt;{}&lt;/h2&gt;</text:p>
          </table:table-cell>
          <table:table-cell/>
        </table:table-row>
        <table:table-row table:style-name="ro1">
          <table:table-cell office:value-type="string" calcext:value-type="string">
            <text:p>an1.328:1.1</text:p>
          </table:table-cell>
          <table:table-cell office:value-type="string" calcext:value-type="string">
            <text:p>“Seyyathāpi, bhikkhave, appamattakopi gūtho duggandho hoti; </text:p>
          </table:table-cell>
          <table:table-cell/>
          <table:table-cell office:value-type="string" calcext:value-type="string">
            <text:p>„So wie, Mönche und Nonnen, selbst eine winzige Menge Fäkalien noch immer stinkt, </text:p>
          </table:table-cell>
          <table:table-cell office:value-type="string" calcext:value-type="string">
            <text:p>“Just as, mendicants, even a tiny bit of fecal matter still stink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47, ms15A1_409, msdiv320, sc328.1, vri35.48</text:p>
          </table:table-cell>
        </table:table-row>
        <table:table-row table:style-name="ro1">
          <table:table-cell office:value-type="string" calcext:value-type="string">
            <text:p>an1.328:1.2</text:p>
          </table:table-cell>
          <table:table-cell office:value-type="string" calcext:value-type="string">
            <text:p>evamevaṁ kho ahaṁ, bhikkhave, appamattakampi bhavaṁ na vaṇṇemi, antamaso accharāsaṅghātamattampi”. </text:p>
          </table:table-cell>
          <table:table-cell/>
          <table:table-cell office:value-type="string" calcext:value-type="string">
            <text:p>ebenso kann ich auch nicht ein winziges bisschen fortgesetztes Dasein gutheißen, und sei es nur für die Dauer eines Fingerschnippens.“ </text:p>
          </table:table-cell>
          <table:table-cell office:value-type="string" calcext:value-type="string">
            <text:p>so too I don’t approve of even a tiny bit of continued existence, not even as long as a finger snap.”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29:0.1</text:p>
          </table:table-cell>
          <table:table-cell office:value-type="float" office:value="329" calcext:value-type="float">
            <text:p>329</text:p>
          </table:table-cell>
          <table:table-cell/>
          <table:table-cell table:number-columns-repeated="2" office:value-type="string" calcext:value-type="string">
            <text:p>329–332 </text:p>
          </table:table-cell>
          <table:table-cell table:number-columns-repeated="3" office:value-type="string" calcext:value-type="string">
            <text:p/>
          </table:table-cell>
          <table:table-cell office:value-type="string" calcext:value-type="string">
            <text:p>&lt;article id='an1.329'&gt;&lt;h2 class='sutta-title'&gt;{}&lt;/h2&gt;</text:p>
          </table:table-cell>
          <table:table-cell/>
        </table:table-row>
        <table:table-row table:style-name="ro1">
          <table:table-cell office:value-type="string" calcext:value-type="string">
            <text:p>an1.329:1.1</text:p>
          </table:table-cell>
          <table:table-cell office:value-type="string" calcext:value-type="string">
            <text:p>“Seyyathāpi, bhikkhave, appamattakampi muttaṁ duggandhaṁ hoti … appamattakopi kheḷo duggandho hoti … appamattakopi pubbo duggandho hoti … appamattakampi lohitaṁ duggandhaṁ hoti; </text:p>
          </table:table-cell>
          <table:table-cell/>
          <table:table-cell office:value-type="string" calcext:value-type="string">
            <text:p>„So wie selbst eine winzige Menge Urin, Spucke, Eiter oder Blut noch immer stinkt, </text:p>
          </table:table-cell>
          <table:table-cell office:value-type="string" calcext:value-type="string">
            <text:p>“Just as even a tiny bit of urine, or spit, or pus, or blood still stink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72, ms15A1_410, msdiv321, pts-vp-pli1.35, sc329.1</text:p>
          </table:table-cell>
        </table:table-row>
        <table:table-row table:style-name="ro1">
          <table:table-cell office:value-type="string" calcext:value-type="string">
            <text:p>an1.329:1.2</text:p>
          </table:table-cell>
          <table:table-cell office:value-type="string" calcext:value-type="string">
            <text:p>evamevaṁ kho ahaṁ, bhikkhave, appamattakampi bhavaṁ na vaṇṇemi, antamaso accharāsaṅghātamattampi”. </text:p>
          </table:table-cell>
          <table:table-cell/>
          <table:table-cell office:value-type="string" calcext:value-type="string">
            <text:p>ebenso kann ich auch nicht ein winziges bisschen fortgesetztes Dasein gutheißen, und sei es nur für die Dauer eines Fingerschnippens.“ </text:p>
          </table:table-cell>
          <table:table-cell office:value-type="string" calcext:value-type="string">
            <text:p>so too I don’t approve of even a tiny bit of continued existence, not even as long as a finger snap.”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29:1.3</text:p>
          </table:table-cell>
          <table:table-cell office:value-type="string" calcext:value-type="string">
            <text:p>Vaggo tatiy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333: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table:number-columns-repeated="3" office:value-type="string" calcext:value-type="string">
            <text:p/>
          </table:table-cell>
          <table:table-cell office:value-type="string" calcext:value-type="string">
            <text:p>&lt;section class='range' id='an1.333-377'&gt;&lt;header&gt;&lt;ul&gt;&lt;li class='division'&gt;{}&lt;/li&gt;</text:p>
          </table:table-cell>
          <table:table-cell/>
        </table:table-row>
        <table:table-row table:style-name="ro1">
          <table:table-cell office:value-type="string" calcext:value-type="string">
            <text:p>an1.333:0.2</text:p>
          </table:table-cell>
          <table:table-cell office:value-type="string" calcext:value-type="string">
            <text:p>27. Catutthavagga </text:p>
          </table:table-cell>
          <table:table-cell/>
          <table:table-cell office:value-type="string" calcext:value-type="string">
            <text:p>27. Viertes</text:p>
          </table:table-cell>
          <table:table-cell office:value-type="string" calcext:value-type="string">
            <text:p>27. Fourth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333:0.3</text:p>
          </table:table-cell>
          <table:table-cell office:value-type="float" office:value="333" calcext:value-type="float">
            <text:p>333</text:p>
          </table:table-cell>
          <table:table-cell/>
          <table:table-cell table:number-columns-repeated="2" office:value-type="string" calcext:value-type="string">
            <text:p>333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333:1.1</text:p>
          </table:table-cell>
          <table:table-cell office:value-type="string" calcext:value-type="string">
            <text:p>“Seyyathāpi, bhikkhave, appamattakaṁ imasmiṁ jambudīpe ārāmarāmaṇeyyakaṁ vanarāmaṇeyyakaṁ bhūmirāmaṇeyyakaṁ pokkharaṇirāmaṇeyyakaṁ; </text:p>
          </table:table-cell>
          <table:table-cell/>
          <table:table-cell office:value-type="string" calcext:value-type="string">
            <text:p>„So wie es, Mönche und Nonnen, in Indien wenige entzückende Parks, Wälder, Wiesen und Lotusteiche gibt, </text:p>
          </table:table-cell>
          <table:table-cell office:value-type="string" calcext:value-type="string">
            <text:p>“Just as, mendicants, in India the delightful parks, woods, meadows, and lotus ponds are few, </text:p>
          </table:table-cell>
          <table:table-cell table:number-columns-repeated="3" office:value-type="string" calcext:value-type="string">
            <text:p/>
          </table:table-cell>
          <table:table-cell office:value-type="string" calcext:value-type="string">
            <text:p>&lt;article id='an1.333'&gt;&lt;p&gt;{}</text:p>
          </table:table-cell>
          <table:table-cell office:value-type="string" calcext:value-type="string">
            <text:p>cck20.46, csp1ed15.37, csp2ed15.37, ms15A1_412, msdiv322, sc333.1</text:p>
          </table:table-cell>
        </table:table-row>
        <table:table-row table:style-name="ro1">
          <table:table-cell office:value-type="string" calcext:value-type="string">
            <text:p>an1.333:1.2</text:p>
          </table:table-cell>
          <table:table-cell office:value-type="string" calcext:value-type="string">
            <text:p>atha kho etadeva bahutaraṁ yadidaṁ ukkūlavikūlaṁ nadīviduggaṁ khāṇukaṇṭakaṭṭhānaṁ pabbatavisamaṁ; </text:p>
          </table:table-cell>
          <table:table-cell office:value-type="string" calcext:value-type="string">
            <text:p>khāṇukaṇṭakaṭṭhānaṁ → khāṇukaṇḍakadhānaṁ (bj); khāṇukaṇṭakādhānaṁ (pts1ed)</text:p>
          </table:table-cell>
          <table:table-cell office:value-type="string" calcext:value-type="string">
            <text:p>hingegen viel hügeliges Gelände, viele unzugängliche Flussauen, Baumstümpfe und Dornen und schroffe Berglandschaften – </text:p>
          </table:table-cell>
          <table:table-cell office:value-type="string" calcext:value-type="string">
            <text:p>while the hilly terrain, inaccessible riverlands, stumps and thorns, and rugged mountains are many; </text:p>
          </table:table-cell>
          <table:table-cell table:number-columns-repeated="3" office:value-type="string" calcext:value-type="string">
            <text:p/>
          </table:table-cell>
          <table:table-cell office:value-type="string" calcext:value-type="string">
            <text:p>{}</text:p>
          </table:table-cell>
          <table:table-cell office:value-type="string" calcext:value-type="string">
            <text:p/>
          </table:table-cell>
        </table:table-row>
        <table:table-row table:style-name="ro1">
          <table:table-cell office:value-type="string" calcext:value-type="string">
            <text:p>an1.333:1.3</text:p>
          </table:table-cell>
          <table:table-cell office:value-type="string" calcext:value-type="string">
            <text:p>evamevaṁ kho, bhikkhave, appakā te sattā ye thalajā, atha kho eteva sattā bahutarā ye odakā. </text:p>
          </table:table-cell>
          <table:table-cell/>
          <table:table-cell office:value-type="string" calcext:value-type="string">
            <text:p>ebenso werden wenige Lebewesen an Land geboren; viele hingegen werden im Wasser geboren. </text:p>
          </table:table-cell>
          <table:table-cell office:value-type="string" calcext:value-type="string">
            <text:p>so too the sentient beings born on land are few, while those born in water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34:0.1</text:p>
          </table:table-cell>
          <table:table-cell office:value-type="float" office:value="334" calcext:value-type="float">
            <text:p>334</text:p>
          </table:table-cell>
          <table:table-cell/>
          <table:table-cell table:number-columns-repeated="2" office:value-type="string" calcext:value-type="string">
            <text:p>334 </text:p>
          </table:table-cell>
          <table:table-cell table:number-columns-repeated="3" office:value-type="string" calcext:value-type="string">
            <text:p/>
          </table:table-cell>
          <table:table-cell office:value-type="string" calcext:value-type="string">
            <text:p>&lt;article id='an1.334'&gt;&lt;h2 class='sutta-title'&gt;{}&lt;/h2&gt;</text:p>
          </table:table-cell>
          <table:table-cell/>
        </table:table-row>
        <table:table-row table:style-name="ro1">
          <table:table-cell office:value-type="string" calcext:value-type="string">
            <text:p>an1.334:1.1</text:p>
          </table:table-cell>
          <table:table-cell office:value-type="string" calcext:value-type="string">
            <text:p>… Evamevaṁ kho, bhikkhave, appakā te sattā ye manussesu paccājāyanti; </text:p>
          </table:table-cell>
          <table:table-cell/>
          <table:table-cell office:value-type="string" calcext:value-type="string">
            <text:p>… ebenso werden wenige Lebewesen als Menschen wiedergeboren; </text:p>
          </table:table-cell>
          <table:table-cell office:value-type="string" calcext:value-type="string">
            <text:p>… so too the sentient beings reborn as human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13, msdiv323, sc334.1</text:p>
          </table:table-cell>
        </table:table-row>
        <table:table-row table:style-name="ro1">
          <table:table-cell office:value-type="string" calcext:value-type="string">
            <text:p>an1.334:1.2</text:p>
          </table:table-cell>
          <table:table-cell office:value-type="string" calcext:value-type="string">
            <text:p>atha kho eteva sattā bahutarā ye aññatra manussehi paccājāyanti. </text:p>
          </table:table-cell>
          <table:table-cell/>
          <table:table-cell office:value-type="string" calcext:value-type="string">
            <text:p>viele hingegen werden nicht als Menschen wiedergeboren. </text:p>
          </table:table-cell>
          <table:table-cell office:value-type="string" calcext:value-type="string">
            <text:p>while those not reborn as humans are man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34:2.1</text:p>
          </table:table-cell>
          <table:table-cell office:value-type="string" calcext:value-type="string">
            <text:p>… Evamevaṁ kho, bhikkhave, appakā te sattā ye majjhimesu janapadesu paccājāyanti; </text:p>
          </table:table-cell>
          <table:table-cell/>
          <table:table-cell office:value-type="string" calcext:value-type="string">
            <text:p>… ebenso werden wenige Lebewesen in zentralen Gegenden wiedergeboren; </text:p>
          </table:table-cell>
          <table:table-cell office:value-type="string" calcext:value-type="string">
            <text:p>… so too the sentient beings reborn in civilized countrie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14, sc334.2, sya20.47</text:p>
          </table:table-cell>
        </table:table-row>
        <table:table-row table:style-name="ro1">
          <table:table-cell office:value-type="string" calcext:value-type="string">
            <text:p>an1.334:2.2</text:p>
          </table:table-cell>
          <table:table-cell office:value-type="string" calcext:value-type="string">
            <text:p>atha kho eteva sattā bahutarā ye paccantimesu janapadesu paccājāyanti aviññātāresu milakkhesu. </text:p>
          </table:table-cell>
          <table:table-cell office:value-type="string" calcext:value-type="string">
            <text:p>milakkhesu → milakkhūsu (mr)</text:p>
          </table:table-cell>
          <table:table-cell office:value-type="string" calcext:value-type="string">
            <text:p>viele hingegen werden in Randgebieten wiedergeboren, unter fremden wilden Stämmen. </text:p>
          </table:table-cell>
          <table:table-cell office:value-type="string" calcext:value-type="string">
            <text:p>while those reborn in the borderlands, among strange barbarian tribes, are many. </text:p>
          </table:table-cell>
          <table:table-cell table:number-columns-repeated="3" office:value-type="string" calcext:value-type="string">
            <text:p/>
          </table:table-cell>
          <table:table-cell office:value-type="string" calcext:value-type="string">
            <text:p>{}&lt;/p&gt;&lt;/article&gt;</text:p>
          </table:table-cell>
          <table:table-cell office:value-type="string" calcext:value-type="string">
            <text:p/>
          </table:table-cell>
        </table:table-row>
        <table:table-row table:style-name="ro1">
          <table:table-cell office:value-type="string" calcext:value-type="string">
            <text:p>an1.335:0.1</text:p>
          </table:table-cell>
          <table:table-cell office:value-type="float" office:value="335" calcext:value-type="float">
            <text:p>335</text:p>
          </table:table-cell>
          <table:table-cell/>
          <table:table-cell table:number-columns-repeated="2" office:value-type="string" calcext:value-type="string">
            <text:p>335 </text:p>
          </table:table-cell>
          <table:table-cell table:number-columns-repeated="3" office:value-type="string" calcext:value-type="string">
            <text:p/>
          </table:table-cell>
          <table:table-cell office:value-type="string" calcext:value-type="string">
            <text:p>&lt;article id='an1.335'&gt;&lt;h2 class='sutta-title'&gt;{}&lt;/h2&gt;</text:p>
          </table:table-cell>
          <table:table-cell/>
        </table:table-row>
        <table:table-row table:style-name="ro1">
          <table:table-cell office:value-type="string" calcext:value-type="string">
            <text:p>an1.335:1.1</text:p>
          </table:table-cell>
          <table:table-cell office:value-type="string" calcext:value-type="string">
            <text:p>… Evamevaṁ kho, bhikkhave, appakā te sattā ye paññavanto ajaḷā aneḷamūgā paṭibalā subhāsitadubbhāsitassa atthamaññātuṁ; </text:p>
          </table:table-cell>
          <table:table-cell/>
          <table:table-cell office:value-type="string" calcext:value-type="string">
            <text:p>… ebenso sind wenige Lebewesen weise, aufgeweckt und verständig, in der Lage, zu unterscheiden, was gut gesagt und was dürftig gesagt ist; </text:p>
          </table:table-cell>
          <table:table-cell office:value-type="string" calcext:value-type="string">
            <text:p>… so too the sentient beings who are wise, bright, clever, and able to distinguish what is well said from what is poorly said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48, ms15A1_415, msdiv324, ndp16.36, sc335.1</text:p>
          </table:table-cell>
        </table:table-row>
        <table:table-row table:style-name="ro1">
          <table:table-cell office:value-type="string" calcext:value-type="string">
            <text:p>an1.335:1.2</text:p>
          </table:table-cell>
          <table:table-cell office:value-type="string" calcext:value-type="string">
            <text:p>atha kho eteva sattā bahutarā ye duppaññā jaḷā eḷamūgā na paṭibalā subhāsitadubbhāsitassa atthamaññātuṁ. </text:p>
          </table:table-cell>
          <table:table-cell/>
          <table:table-cell office:value-type="string" calcext:value-type="string">
            <text:p>viele hingegen sind geistlos, stumpf und dumm, nicht in der Lage, zu unterscheiden, was gut gesagt und was dürftig gesagt ist. </text:p>
          </table:table-cell>
          <table:table-cell office:value-type="string" calcext:value-type="string">
            <text:p>while the sentient beings who are witless, dull, stupid, and unable to distinguish what is well said from what is poorly said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36:0.1</text:p>
          </table:table-cell>
          <table:table-cell office:value-type="float" office:value="336" calcext:value-type="float">
            <text:p>336</text:p>
          </table:table-cell>
          <table:table-cell/>
          <table:table-cell table:number-columns-repeated="2" office:value-type="string" calcext:value-type="string">
            <text:p>336 </text:p>
          </table:table-cell>
          <table:table-cell table:number-columns-repeated="3" office:value-type="string" calcext:value-type="string">
            <text:p/>
          </table:table-cell>
          <table:table-cell office:value-type="string" calcext:value-type="string">
            <text:p>&lt;article id='an1.336'&gt;&lt;h2 class='sutta-title'&gt;{}&lt;/h2&gt;</text:p>
          </table:table-cell>
          <table:table-cell/>
        </table:table-row>
        <table:table-row table:style-name="ro1">
          <table:table-cell office:value-type="string" calcext:value-type="string">
            <text:p>an1.336:1.1</text:p>
          </table:table-cell>
          <table:table-cell office:value-type="string" calcext:value-type="string">
            <text:p>… Evamevaṁ kho, bhikkhave, appakā te sattā ye ariyena paññācakkhunā samannāgatā; </text:p>
          </table:table-cell>
          <table:table-cell/>
          <table:table-cell office:value-type="string" calcext:value-type="string">
            <text:p>… ebenso haben wenige Lebewesen das edle Auge der Weisheit; </text:p>
          </table:table-cell>
          <table:table-cell office:value-type="string" calcext:value-type="string">
            <text:p>… so too the sentient beings who have the noble eye of wisdom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16, msdiv325, sc336.1, vri35.49</text:p>
          </table:table-cell>
        </table:table-row>
        <table:table-row table:style-name="ro1">
          <table:table-cell office:value-type="string" calcext:value-type="string">
            <text:p>an1.336:1.2</text:p>
          </table:table-cell>
          <table:table-cell office:value-type="string" calcext:value-type="string">
            <text:p>atha kho eteva sattā bahutarā ye avijjāgatā sammūḷhā. </text:p>
          </table:table-cell>
          <table:table-cell/>
          <table:table-cell office:value-type="string" calcext:value-type="string">
            <text:p>viele hingegen sind unwissend und verwirrt. </text:p>
          </table:table-cell>
          <table:table-cell office:value-type="string" calcext:value-type="string">
            <text:p>while those who are ignorant and confused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37:0.1</text:p>
          </table:table-cell>
          <table:table-cell office:value-type="float" office:value="337" calcext:value-type="float">
            <text:p>337</text:p>
          </table:table-cell>
          <table:table-cell/>
          <table:table-cell table:number-columns-repeated="2" office:value-type="string" calcext:value-type="string">
            <text:p>337 </text:p>
          </table:table-cell>
          <table:table-cell table:number-columns-repeated="3" office:value-type="string" calcext:value-type="string">
            <text:p/>
          </table:table-cell>
          <table:table-cell office:value-type="string" calcext:value-type="string">
            <text:p>&lt;article id='an1.337'&gt;&lt;h2 class='sutta-title'&gt;{}&lt;/h2&gt;</text:p>
          </table:table-cell>
          <table:table-cell/>
        </table:table-row>
        <table:table-row table:style-name="ro1">
          <table:table-cell office:value-type="string" calcext:value-type="string">
            <text:p>an1.337:1.1</text:p>
          </table:table-cell>
          <table:table-cell office:value-type="string" calcext:value-type="string">
            <text:p>… Evamevaṁ kho, bhikkhave, appakā te sattā ye labhanti tathāgataṁ dassanāya; </text:p>
          </table:table-cell>
          <table:table-cell/>
          <table:table-cell office:value-type="string" calcext:value-type="string">
            <text:p>… ebenso bekommen wenige Lebewesen einen Klargewordenen zu sehen; </text:p>
          </table:table-cell>
          <table:table-cell office:value-type="string" calcext:value-type="string">
            <text:p>… so too the sentient beings who get to see a Realized One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17, msdiv326, sc337.1</text:p>
          </table:table-cell>
        </table:table-row>
        <table:table-row table:style-name="ro1">
          <table:table-cell office:value-type="string" calcext:value-type="string">
            <text:p>an1.337:1.2</text:p>
          </table:table-cell>
          <table:table-cell office:value-type="string" calcext:value-type="string">
            <text:p>atha kho eteva sattā bahutarā ye na labhanti tathāgataṁ dassanāya. </text:p>
          </table:table-cell>
          <table:table-cell/>
          <table:table-cell office:value-type="string" calcext:value-type="string">
            <text:p>viele hingegen bekommen keinen Klargewordenen zu sehen. </text:p>
          </table:table-cell>
          <table:table-cell office:value-type="string" calcext:value-type="string">
            <text:p>while those who don’t get to see a Realized One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38:0.1</text:p>
          </table:table-cell>
          <table:table-cell office:value-type="float" office:value="338" calcext:value-type="float">
            <text:p>338</text:p>
          </table:table-cell>
          <table:table-cell/>
          <table:table-cell table:number-columns-repeated="2" office:value-type="string" calcext:value-type="string">
            <text:p>338 </text:p>
          </table:table-cell>
          <table:table-cell table:number-columns-repeated="3" office:value-type="string" calcext:value-type="string">
            <text:p/>
          </table:table-cell>
          <table:table-cell office:value-type="string" calcext:value-type="string">
            <text:p>&lt;article id='an1.338'&gt;&lt;h2 class='sutta-title'&gt;{}&lt;/h2&gt;</text:p>
          </table:table-cell>
          <table:table-cell/>
        </table:table-row>
        <table:table-row table:style-name="ro1">
          <table:table-cell office:value-type="string" calcext:value-type="string">
            <text:p>an1.338:1.1</text:p>
          </table:table-cell>
          <table:table-cell office:value-type="string" calcext:value-type="string">
            <text:p>… Evamevaṁ kho, bhikkhave, appakā te sattā ye labhanti tathāgatappaveditaṁ dhammavinayaṁ savanāya; </text:p>
          </table:table-cell>
          <table:table-cell/>
          <table:table-cell office:value-type="string" calcext:value-type="string">
            <text:p>… ebenso bekommen wenige Lebewesen die Lehre und Übung zu hören, die von einem Klargewordenen verkündet wird; </text:p>
          </table:table-cell>
          <table:table-cell office:value-type="string" calcext:value-type="string">
            <text:p>… so too the sentient beings who get to hear the teaching and training proclaimed by a Realized One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74, cck20.47, ms15A1_418, msdiv327, pts-vp-pli1.36, sc338.1</text:p>
          </table:table-cell>
        </table:table-row>
        <table:table-row table:style-name="ro1">
          <table:table-cell office:value-type="string" calcext:value-type="string">
            <text:p>an1.338:1.2</text:p>
          </table:table-cell>
          <table:table-cell office:value-type="string" calcext:value-type="string">
            <text:p>atha kho eteva sattā bahutarā ye na labhanti tathāgatappaveditaṁ dhammavinayaṁ savanāya. </text:p>
          </table:table-cell>
          <table:table-cell/>
          <table:table-cell office:value-type="string" calcext:value-type="string">
            <text:p>viele hingegen bekommen die Lehre und Übung, die von einem Klargewordenen verkündet wird, nicht zu hören. </text:p>
          </table:table-cell>
          <table:table-cell office:value-type="string" calcext:value-type="string">
            <text:p>while those sentient beings who don’t get to hear the teaching and training proclaimed by a Realized One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39:0.1</text:p>
          </table:table-cell>
          <table:table-cell office:value-type="float" office:value="339" calcext:value-type="float">
            <text:p>339</text:p>
          </table:table-cell>
          <table:table-cell/>
          <table:table-cell table:number-columns-repeated="2" office:value-type="string" calcext:value-type="string">
            <text:p>339 </text:p>
          </table:table-cell>
          <table:table-cell table:number-columns-repeated="3" office:value-type="string" calcext:value-type="string">
            <text:p/>
          </table:table-cell>
          <table:table-cell office:value-type="string" calcext:value-type="string">
            <text:p>&lt;article id='an1.339'&gt;&lt;h2 class='sutta-title'&gt;{}&lt;/h2&gt;</text:p>
          </table:table-cell>
          <table:table-cell/>
        </table:table-row>
        <table:table-row table:style-name="ro1">
          <table:table-cell office:value-type="string" calcext:value-type="string">
            <text:p>an1.339:1.1</text:p>
          </table:table-cell>
          <table:table-cell office:value-type="string" calcext:value-type="string">
            <text:p>… Evamevaṁ kho, bhikkhave, appakā te sattā ye sutvā dhammaṁ dhārenti; </text:p>
          </table:table-cell>
          <table:table-cell/>
          <table:table-cell office:value-type="string" calcext:value-type="string">
            <text:p>… ebenso erinnern sich wenige Lebewesen an die Lehren, die sie hören; </text:p>
          </table:table-cell>
          <table:table-cell office:value-type="string" calcext:value-type="string">
            <text:p>… so too the sentient beings who remember the teachings they hear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38, csp2ed15.38, ms15A1_419, msdiv328, sc339.1</text:p>
          </table:table-cell>
        </table:table-row>
        <table:table-row table:style-name="ro1">
          <table:table-cell office:value-type="string" calcext:value-type="string">
            <text:p>an1.339:1.2</text:p>
          </table:table-cell>
          <table:table-cell office:value-type="string" calcext:value-type="string">
            <text:p>atha kho eteva sattā bahutarā ye sutvā dhammaṁ na dhārenti. </text:p>
          </table:table-cell>
          <table:table-cell/>
          <table:table-cell office:value-type="string" calcext:value-type="string">
            <text:p>viele hingegen erinnern sich nicht daran. </text:p>
          </table:table-cell>
          <table:table-cell office:value-type="string" calcext:value-type="string">
            <text:p>while those who don’t remember the teachings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0:0.1</text:p>
          </table:table-cell>
          <table:table-cell office:value-type="float" office:value="340" calcext:value-type="float">
            <text:p>340</text:p>
          </table:table-cell>
          <table:table-cell/>
          <table:table-cell table:number-columns-repeated="2" office:value-type="string" calcext:value-type="string">
            <text:p>340 </text:p>
          </table:table-cell>
          <table:table-cell table:number-columns-repeated="3" office:value-type="string" calcext:value-type="string">
            <text:p/>
          </table:table-cell>
          <table:table-cell office:value-type="string" calcext:value-type="string">
            <text:p>&lt;article id='an1.340'&gt;&lt;h2 class='sutta-title'&gt;{}&lt;/h2&gt;</text:p>
          </table:table-cell>
          <table:table-cell/>
        </table:table-row>
        <table:table-row table:style-name="ro1">
          <table:table-cell office:value-type="string" calcext:value-type="string">
            <text:p>an1.340:1.1</text:p>
          </table:table-cell>
          <table:table-cell office:value-type="string" calcext:value-type="string">
            <text:p>… Evamevaṁ kho, bhikkhave, appakā te sattā ye dhātānaṁ dhammānaṁ atthaṁ upaparikkhanti; </text:p>
          </table:table-cell>
          <table:table-cell office:value-type="string" calcext:value-type="string">
            <text:p>dhātānaṁ → dhatānaṁ (bj, sya-all, km, pts1ed)</text:p>
          </table:table-cell>
          <table:table-cell office:value-type="string" calcext:value-type="string">
            <text:p>… ebenso untersuchen wenige Lebewesen die Bedeutung der Lehren, die sie gelernt haben; </text:p>
          </table:table-cell>
          <table:table-cell office:value-type="string" calcext:value-type="string">
            <text:p>… so too the sentient beings who examine the meaning of the teachings they have memorized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20, msdiv329, sc340.1</text:p>
          </table:table-cell>
        </table:table-row>
        <table:table-row table:style-name="ro1">
          <table:table-cell office:value-type="string" calcext:value-type="string">
            <text:p>an1.340:1.2</text:p>
          </table:table-cell>
          <table:table-cell office:value-type="string" calcext:value-type="string">
            <text:p>atha kho eteva sattā bahutarā ye dhātānaṁ dhammānaṁ atthaṁ na upaparikkhanti. </text:p>
          </table:table-cell>
          <table:table-cell/>
          <table:table-cell office:value-type="string" calcext:value-type="string">
            <text:p>viele hingegen untersuchen die Bedeutung der Lehren nicht. </text:p>
          </table:table-cell>
          <table:table-cell office:value-type="string" calcext:value-type="string">
            <text:p>while those who don’t examine the meaning of the teachings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1:0.1</text:p>
          </table:table-cell>
          <table:table-cell office:value-type="float" office:value="341" calcext:value-type="float">
            <text:p>341</text:p>
          </table:table-cell>
          <table:table-cell/>
          <table:table-cell table:number-columns-repeated="2" office:value-type="string" calcext:value-type="string">
            <text:p>341 </text:p>
          </table:table-cell>
          <table:table-cell table:number-columns-repeated="3" office:value-type="string" calcext:value-type="string">
            <text:p/>
          </table:table-cell>
          <table:table-cell office:value-type="string" calcext:value-type="string">
            <text:p>&lt;article id='an1.341'&gt;&lt;h2 class='sutta-title'&gt;{}&lt;/h2&gt;</text:p>
          </table:table-cell>
          <table:table-cell/>
        </table:table-row>
        <table:table-row table:style-name="ro1">
          <table:table-cell office:value-type="string" calcext:value-type="string">
            <text:p>an1.341:1.1</text:p>
          </table:table-cell>
          <table:table-cell office:value-type="string" calcext:value-type="string">
            <text:p>… Evamevaṁ kho, bhikkhave, appakā te sattā ye atthamaññāya dhammamaññāya dhammānudhammaṁ paṭipajjanti; </text:p>
          </table:table-cell>
          <table:table-cell/>
          <table:table-cell office:value-type="string" calcext:value-type="string">
            <text:p>… ebenso verstehen wenige Lebewesen die Bedeutung und den Wortlaut und üben danach; </text:p>
          </table:table-cell>
          <table:table-cell office:value-type="string" calcext:value-type="string">
            <text:p>… so too the sentient beings who understand the meaning and the teaching and practice accordingly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21, msdiv330, sc341.1</text:p>
          </table:table-cell>
        </table:table-row>
        <table:table-row table:style-name="ro1">
          <table:table-cell office:value-type="string" calcext:value-type="string">
            <text:p>an1.341:1.2</text:p>
          </table:table-cell>
          <table:table-cell office:value-type="string" calcext:value-type="string">
            <text:p>atha kho eteva sattā bahutarā ye atthamaññāya dhammamaññāya dhammānudhammaṁ na paṭipajjanti. </text:p>
          </table:table-cell>
          <table:table-cell/>
          <table:table-cell office:value-type="string" calcext:value-type="string">
            <text:p>viele hingegen verstehen die Bedeutung und den Wortlaut, aber sie üben nicht danach. </text:p>
          </table:table-cell>
          <table:table-cell office:value-type="string" calcext:value-type="string">
            <text:p>while those who understand the meaning and the teaching but don’t practice accordingly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2:0.1</text:p>
          </table:table-cell>
          <table:table-cell office:value-type="float" office:value="342" calcext:value-type="float">
            <text:p>342</text:p>
          </table:table-cell>
          <table:table-cell/>
          <table:table-cell table:number-columns-repeated="2" office:value-type="string" calcext:value-type="string">
            <text:p>342 </text:p>
          </table:table-cell>
          <table:table-cell table:number-columns-repeated="3" office:value-type="string" calcext:value-type="string">
            <text:p/>
          </table:table-cell>
          <table:table-cell office:value-type="string" calcext:value-type="string">
            <text:p>&lt;article id='an1.342'&gt;&lt;h2 class='sutta-title'&gt;{}&lt;/h2&gt;</text:p>
          </table:table-cell>
          <table:table-cell/>
        </table:table-row>
        <table:table-row table:style-name="ro1">
          <table:table-cell office:value-type="string" calcext:value-type="string">
            <text:p>an1.342:1.1</text:p>
          </table:table-cell>
          <table:table-cell office:value-type="string" calcext:value-type="string">
            <text:p>… Evamevaṁ kho, bhikkhave, appakā te sattā ye saṁvejaniyesu ṭhānesu saṁvijjanti; </text:p>
          </table:table-cell>
          <table:table-cell/>
          <table:table-cell office:value-type="string" calcext:value-type="string">
            <text:p>… ebenso lassen sich wenige Lebewesen von ergreifenden Orten ergreifen; </text:p>
          </table:table-cell>
          <table:table-cell office:value-type="string" calcext:value-type="string">
            <text:p>… so too the sentient beings inspired by inspiring place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49, ms15A1_422, msdiv331, sc342.1, sya20.48</text:p>
          </table:table-cell>
        </table:table-row>
        <table:table-row table:style-name="ro1">
          <table:table-cell office:value-type="string" calcext:value-type="string">
            <text:p>an1.342:1.2</text:p>
          </table:table-cell>
          <table:table-cell office:value-type="string" calcext:value-type="string">
            <text:p>atha kho eteva sattā bahutarā ye saṁvejaniyesu ṭhānesu na saṁvijjanti. </text:p>
          </table:table-cell>
          <table:table-cell/>
          <table:table-cell office:value-type="string" calcext:value-type="string">
            <text:p>viele hingegen lassen sich nicht ergreifen. </text:p>
          </table:table-cell>
          <table:table-cell office:value-type="string" calcext:value-type="string">
            <text:p>while those who are uninspired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3:0.1</text:p>
          </table:table-cell>
          <table:table-cell office:value-type="float" office:value="343" calcext:value-type="float">
            <text:p>343</text:p>
          </table:table-cell>
          <table:table-cell/>
          <table:table-cell table:number-columns-repeated="2" office:value-type="string" calcext:value-type="string">
            <text:p>343 </text:p>
          </table:table-cell>
          <table:table-cell table:number-columns-repeated="3" office:value-type="string" calcext:value-type="string">
            <text:p/>
          </table:table-cell>
          <table:table-cell office:value-type="string" calcext:value-type="string">
            <text:p>&lt;article id='an1.343'&gt;&lt;h2 class='sutta-title'&gt;{}&lt;/h2&gt;</text:p>
          </table:table-cell>
          <table:table-cell/>
        </table:table-row>
        <table:table-row table:style-name="ro1">
          <table:table-cell office:value-type="string" calcext:value-type="string">
            <text:p>an1.343:1.1</text:p>
          </table:table-cell>
          <table:table-cell office:value-type="string" calcext:value-type="string">
            <text:p>… Evamevaṁ kho, bhikkhave, appakā te sattā ye saṁviggā yoniso padahanti; </text:p>
          </table:table-cell>
          <table:table-cell/>
          <table:table-cell office:value-type="string" calcext:value-type="string">
            <text:p>… ebenso geben sich wenige Lebewesen, wenn sie ergriffen sind, tatsächlich Mühe; </text:p>
          </table:table-cell>
          <table:table-cell office:value-type="string" calcext:value-type="string">
            <text:p>… so too the sentient beings who, being inspired, strive effectively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23, msdiv332, sc343.1, vri35.50</text:p>
          </table:table-cell>
        </table:table-row>
        <table:table-row table:style-name="ro1">
          <table:table-cell office:value-type="string" calcext:value-type="string">
            <text:p>an1.343:1.2</text:p>
          </table:table-cell>
          <table:table-cell office:value-type="string" calcext:value-type="string">
            <text:p>atha kho eteva sattā bahutarā ye saṁviggā yoniso na padahanti. </text:p>
          </table:table-cell>
          <table:table-cell/>
          <table:table-cell office:value-type="string" calcext:value-type="string">
            <text:p>viele hingegen geben sich nicht wirklich Mühe, obwohl sie ergriffen sind. </text:p>
          </table:table-cell>
          <table:table-cell office:value-type="string" calcext:value-type="string">
            <text:p>while those who, even though inspired, don’t strive effectively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4:0.1</text:p>
          </table:table-cell>
          <table:table-cell office:value-type="float" office:value="344" calcext:value-type="float">
            <text:p>344</text:p>
          </table:table-cell>
          <table:table-cell/>
          <table:table-cell table:number-columns-repeated="2" office:value-type="string" calcext:value-type="string">
            <text:p>344 </text:p>
          </table:table-cell>
          <table:table-cell table:number-columns-repeated="3" office:value-type="string" calcext:value-type="string">
            <text:p/>
          </table:table-cell>
          <table:table-cell office:value-type="string" calcext:value-type="string">
            <text:p>&lt;article id='an1.344'&gt;&lt;h2 class='sutta-title'&gt;{}&lt;/h2&gt;</text:p>
          </table:table-cell>
          <table:table-cell/>
        </table:table-row>
        <table:table-row table:style-name="ro1">
          <table:table-cell office:value-type="string" calcext:value-type="string">
            <text:p>an1.344:1.1</text:p>
          </table:table-cell>
          <table:table-cell office:value-type="string" calcext:value-type="string">
            <text:p>… Evamevaṁ kho, bhikkhave, appakā te sattā ye vavassaggārammaṇaṁ karitvā labhanti samādhiṁ labhanti cittassekaggataṁ; </text:p>
          </table:table-cell>
          <table:table-cell office:value-type="string" calcext:value-type="string">
            <text:p>karitvā labhanti samādhiṁ → cittassa samādhiṁ (si) | cittassekaggataṁ → cittassa ekaggaṁ (bj)</text:p>
          </table:table-cell>
          <table:table-cell office:value-type="string" calcext:value-type="string">
            <text:p>… ebenso gelangen wenige Lebewesen zur Versenkung, zum Einswerden des Geistes, indem sie sich auf Loslassen stützen; </text:p>
          </table:table-cell>
          <table:table-cell office:value-type="string" calcext:value-type="string">
            <text:p>… so too the sentient beings who, relying on letting go, gain immersion, gain unification of mind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24, msdiv333, sc344.1</text:p>
          </table:table-cell>
        </table:table-row>
        <table:table-row table:style-name="ro1">
          <table:table-cell office:value-type="string" calcext:value-type="string">
            <text:p>an1.344:1.2</text:p>
          </table:table-cell>
          <table:table-cell office:value-type="string" calcext:value-type="string">
            <text:p>atha kho eteva sattā bahutarā ye vavassaggārammaṇaṁ karitvā na labhanti samādhiṁ na labhanti cittassekaggataṁ. </text:p>
          </table:table-cell>
          <table:table-cell/>
          <table:table-cell office:value-type="string" calcext:value-type="string">
            <text:p>viele hingegen gelangen nicht zur Versenkung, nicht zum Einswerden des Geistes, indem sie sich auf Loslassen stützen. </text:p>
          </table:table-cell>
          <table:table-cell office:value-type="string" calcext:value-type="string">
            <text:p>while those who don’t gain immersion, don’t gain unification of mind relying on letting go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5:0.1</text:p>
          </table:table-cell>
          <table:table-cell office:value-type="float" office:value="345" calcext:value-type="float">
            <text:p>345</text:p>
          </table:table-cell>
          <table:table-cell/>
          <table:table-cell table:number-columns-repeated="2" office:value-type="string" calcext:value-type="string">
            <text:p>345 </text:p>
          </table:table-cell>
          <table:table-cell table:number-columns-repeated="3" office:value-type="string" calcext:value-type="string">
            <text:p/>
          </table:table-cell>
          <table:table-cell office:value-type="string" calcext:value-type="string">
            <text:p>&lt;article id='an1.345'&gt;&lt;h2 class='sutta-title'&gt;{}&lt;/h2&gt;</text:p>
          </table:table-cell>
          <table:table-cell/>
        </table:table-row>
        <table:table-row table:style-name="ro1">
          <table:table-cell office:value-type="string" calcext:value-type="string">
            <text:p>an1.345:1.1</text:p>
          </table:table-cell>
          <table:table-cell office:value-type="string" calcext:value-type="string">
            <text:p>… Evamevaṁ kho, bhikkhave, appakā te sattā ye annaggarasaggānaṁ lābhino; </text:p>
          </table:table-cell>
          <table:table-cell/>
          <table:table-cell office:value-type="string" calcext:value-type="string">
            <text:p>… ebenso erhalten wenige Lebewesen das beste Essen, das beste Aroma; </text:p>
          </table:table-cell>
          <table:table-cell office:value-type="string" calcext:value-type="string">
            <text:p>… so too the sentient beings who get the best food and flavor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76, ms15A1_425, msdiv334, ndp16.37, sc345.1</text:p>
          </table:table-cell>
        </table:table-row>
        <table:table-row table:style-name="ro1">
          <table:table-cell office:value-type="string" calcext:value-type="string">
            <text:p>an1.345:1.2</text:p>
          </table:table-cell>
          <table:table-cell office:value-type="string" calcext:value-type="string">
            <text:p>atha kho eteva sattā bahutarā ye annaggarasaggānaṁ na lābhino, uñchena kapālābhatena yāpenti. </text:p>
          </table:table-cell>
          <table:table-cell/>
          <table:table-cell office:value-type="string" calcext:value-type="string">
            <text:p>viele hingegen erhalten nicht das beste Essen und das beste Aroma, sondern kommen mit Resten in einer Almosenschale durch. </text:p>
          </table:table-cell>
          <table:table-cell office:value-type="string" calcext:value-type="string">
            <text:p>while those who don’t get the best food and flavors, but get by with scraps in an alms bowl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6:0.1</text:p>
          </table:table-cell>
          <table:table-cell office:value-type="float" office:value="346" calcext:value-type="float">
            <text:p>346</text:p>
          </table:table-cell>
          <table:table-cell/>
          <table:table-cell table:number-columns-repeated="2" office:value-type="string" calcext:value-type="string">
            <text:p>346 </text:p>
          </table:table-cell>
          <table:table-cell table:number-columns-repeated="3" office:value-type="string" calcext:value-type="string">
            <text:p/>
          </table:table-cell>
          <table:table-cell office:value-type="string" calcext:value-type="string">
            <text:p>&lt;article id='an1.346'&gt;&lt;h2 class='sutta-title'&gt;{}&lt;/h2&gt;</text:p>
          </table:table-cell>
          <table:table-cell/>
        </table:table-row>
        <table:table-row table:style-name="ro1">
          <table:table-cell office:value-type="string" calcext:value-type="string">
            <text:p>an1.346:1.1</text:p>
          </table:table-cell>
          <table:table-cell office:value-type="string" calcext:value-type="string">
            <text:p>… Evamevaṁ kho, bhikkhave, appakā te sattā ye attharasassa dhammarasassa vimuttirasassa lābhino; </text:p>
          </table:table-cell>
          <table:table-cell/>
          <table:table-cell office:value-type="string" calcext:value-type="string">
            <text:p>… ebenso dringen wenige Lebewesen zur Essenz der Bedeutung, zur Essenz der Lehre vor, zur Essenz der Freiheit; </text:p>
          </table:table-cell>
          <table:table-cell office:value-type="string" calcext:value-type="string">
            <text:p>… so too the sentient beings who get the essence of the meaning, the essence of the teaching, and the essence of freedom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48, csp1ed15.39, csp2ed15.39, ms15A1_426, msdiv335, sc346.1</text:p>
          </table:table-cell>
        </table:table-row>
        <table:table-row table:style-name="ro1">
          <table:table-cell office:value-type="string" calcext:value-type="string">
            <text:p>an1.346:1.2</text:p>
          </table:table-cell>
          <table:table-cell office:value-type="string" calcext:value-type="string">
            <text:p>atha kho eteva sattā bahutarā ye attharasassa dhammarasassa vimuttirasassa na lābhino. </text:p>
          </table:table-cell>
          <table:table-cell/>
          <table:table-cell office:value-type="string" calcext:value-type="string">
            <text:p>viele hingegen dringen nicht zur Essenz der Bedeutung, zur Essenz der Lehre vor, zur Essenz der Freiheit. </text:p>
          </table:table-cell>
          <table:table-cell office:value-type="string" calcext:value-type="string">
            <text:p>while the sentient beings who don’t get the essence of the meaning, the essence of the teaching, and the essence of freedom are man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46:1.3</text:p>
          </table:table-cell>
          <table:table-cell office:value-type="string" calcext:value-type="string">
            <text:p>Tasmātiha, bhikkhave, evaṁ sikkhitabbaṁ: </text:p>
          </table:table-cell>
          <table:table-cell/>
          <table:table-cell office:value-type="string" calcext:value-type="string">
            <text:p>Daher solltet ihr so üben: </text:p>
          </table:table-cell>
          <table:table-cell office:value-type="string" calcext:value-type="string">
            <text:p>So you should train like thi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46:1.4</text:p>
          </table:table-cell>
          <table:table-cell office:value-type="string" calcext:value-type="string">
            <text:p>‘attharasassa dhammarasassa vimuttirasassa lābhino bhavissāmā’ti. </text:p>
          </table:table-cell>
          <table:table-cell/>
          <table:table-cell office:value-type="string" calcext:value-type="string">
            <text:p>‚Wir wollen zur Essenz der Bedeutung, zur Essenz der Lehre vordringen, zur Essenz der Freiheit.‘ </text:p>
          </table:table-cell>
          <table:table-cell office:value-type="string" calcext:value-type="string">
            <text:p>‘We will get the essence of the meaning, the essence of the teaching, the essence of freedom.’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46:1.5</text:p>
          </table:table-cell>
          <table:table-cell office:value-type="string" calcext:value-type="string">
            <text:p>Evañhi vo, bhikkhave, sikkhitabban”ti. </text:p>
          </table:table-cell>
          <table:table-cell/>
          <table:table-cell office:value-type="string" calcext:value-type="string">
            <text:p>So solltet ihr üben.“ </text:p>
          </table:table-cell>
          <table:table-cell office:value-type="string" calcext:value-type="string">
            <text:p>That’s how you should train.”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47-349:0.1</text:p>
          </table:table-cell>
          <table:table-cell office:value-type="string" calcext:value-type="string">
            <text:p>347–349 </text:p>
          </table:table-cell>
          <table:table-cell/>
          <table:table-cell table:number-columns-repeated="2" office:value-type="string" calcext:value-type="string">
            <text:p>347–349 </text:p>
          </table:table-cell>
          <table:table-cell table:number-columns-repeated="3" office:value-type="string" calcext:value-type="string">
            <text:p/>
          </table:table-cell>
          <table:table-cell office:value-type="string" calcext:value-type="string">
            <text:p>&lt;article id='an1.347-349'&gt;&lt;h2 class='sutta-title'&gt;{}&lt;/h2&gt;</text:p>
          </table:table-cell>
          <table:table-cell/>
        </table:table-row>
        <table:table-row table:style-name="ro1">
          <table:table-cell office:value-type="string" calcext:value-type="string">
            <text:p>an1.347-349:1.1</text:p>
          </table:table-cell>
          <table:table-cell office:value-type="string" calcext:value-type="string">
            <text:p>“Seyyathāpi, bhikkhave, appamattakaṁ imasmiṁ jambudīpe ārāmarāmaṇeyyakaṁ vanarāmaṇeyyakaṁ bhūmirāmaṇeyyakaṁ pokkharaṇirāmaṇeyyakaṁ; </text:p>
          </table:table-cell>
          <table:table-cell/>
          <table:table-cell office:value-type="string" calcext:value-type="string">
            <text:p>„So wie es, Mönche und Nonnen, in Indien wenige entzückende Parks, Wälder, Wiesen und Lotusteiche gibt, </text:p>
          </table:table-cell>
          <table:table-cell office:value-type="string" calcext:value-type="string">
            <text:p>“Just as, mendicants, in India the delightful parks, woods, meadows, and lotus pond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dr20.50, ms15A1_427, msdiv336-338, pts-vp-pli1.37, sc347.1</text:p>
          </table:table-cell>
        </table:table-row>
        <table:table-row table:style-name="ro1">
          <table:table-cell office:value-type="string" calcext:value-type="string">
            <text:p>an1.347-349:1.2</text:p>
          </table:table-cell>
          <table:table-cell office:value-type="string" calcext:value-type="string">
            <text:p>atha kho etadeva bahutaraṁ yadidaṁ ukkūlavikūlaṁ nadīviduggaṁ khāṇukaṇṭakaṭṭhānaṁ pabbatavisamaṁ. </text:p>
          </table:table-cell>
          <table:table-cell/>
          <table:table-cell office:value-type="string" calcext:value-type="string">
            <text:p>hingegen viel hügeliges Gelände, viele unzugängliche Flussauen, Baumstümpfe und Dornen und schroffe Berglandschaften – </text:p>
          </table:table-cell>
          <table:table-cell office:value-type="string" calcext:value-type="string">
            <text:p>while the hilly terrain, inaccessible riverlands, stumps and thorns, and rugged mountains are man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47-349:1.3</text:p>
          </table:table-cell>
          <table:table-cell office:value-type="string" calcext:value-type="string">
            <text:p>Evamevaṁ kho, bhikkhave, appakā te sattā ye manussā cutā manussesu paccājāyanti, atha kho eteva sattā bahutarā ye manussā cutā niraye paccājāyanti …pe… tiracchānayoniyā paccājāyanti …pe… pettivisaye paccājāyanti”. </text:p>
          </table:table-cell>
          <table:table-cell/>
          <table:table-cell office:value-type="string" calcext:value-type="string">
            <text:p>ebenso werden wenige Lebewesen, die als Menschen sterben, als Menschen wiedergeboren; viele hingegen, die als Menschen sterben, werden in der Hölle, im Tierreich oder im Geisterreich wiedergeboren.“ </text:p>
          </table:table-cell>
          <table:table-cell office:value-type="string" calcext:value-type="string">
            <text:p>so too, those who die as humans and are reborn as humans are few, while those who die as humans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50-352:0.1</text:p>
          </table:table-cell>
          <table:table-cell office:value-type="string" calcext:value-type="string">
            <text:p>350–352 </text:p>
          </table:table-cell>
          <table:table-cell/>
          <table:table-cell table:number-columns-repeated="2" office:value-type="string" calcext:value-type="string">
            <text:p>350–352 </text:p>
          </table:table-cell>
          <table:table-cell table:number-columns-repeated="3" office:value-type="string" calcext:value-type="string">
            <text:p/>
          </table:table-cell>
          <table:table-cell office:value-type="string" calcext:value-type="string">
            <text:p>&lt;article id='an1.350-352'&gt;&lt;h2 class='sutta-title'&gt;{}&lt;/h2&gt;</text:p>
          </table:table-cell>
          <table:table-cell/>
        </table:table-row>
        <table:table-row table:style-name="ro1">
          <table:table-cell office:value-type="string" calcext:value-type="string">
            <text:p>an1.350-352:1.1</text:p>
          </table:table-cell>
          <table:table-cell office:value-type="string" calcext:value-type="string">
            <text:p>… Evamevaṁ kho, bhikkhave, appakā te sattā ye manussā cutā devesu paccājāyanti; </text:p>
          </table:table-cell>
          <table:table-cell/>
          <table:table-cell office:value-type="string" calcext:value-type="string">
            <text:p>„… ebenso werden wenige Lebewesen, die als Menschen sterben, als Götter wiedergeboren; </text:p>
          </table:table-cell>
          <table:table-cell office:value-type="string" calcext:value-type="string">
            <text:p>“… the sentient beings who die as humans and are reborn as god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28, msdiv339-341, sc350.1, sya20.49</text:p>
          </table:table-cell>
        </table:table-row>
        <table:table-row table:style-name="ro1">
          <table:table-cell office:value-type="string" calcext:value-type="string">
            <text:p>an1.350-352:1.2</text:p>
          </table:table-cell>
          <table:table-cell office:value-type="string" calcext:value-type="string">
            <text:p>atha kho eteva sattā bahutarā ye manussā cutā niraye paccājāyanti … tiracchānayoniyā paccājāyanti … pettivisaye paccājāyanti. </text:p>
          </table:table-cell>
          <table:table-cell/>
          <table:table-cell office:value-type="string" calcext:value-type="string">
            <text:p>viele hingegen, die als Menschen sterben, werden in der Hölle, im Tierreich oder im Geisterreich wiedergeboren.“ </text:p>
          </table:table-cell>
          <table:table-cell office:value-type="string" calcext:value-type="string">
            <text:p>while those who die as humans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53-355:0.1</text:p>
          </table:table-cell>
          <table:table-cell office:value-type="string" calcext:value-type="string">
            <text:p>353–355 </text:p>
          </table:table-cell>
          <table:table-cell/>
          <table:table-cell table:number-columns-repeated="2" office:value-type="string" calcext:value-type="string">
            <text:p>353–355 </text:p>
          </table:table-cell>
          <table:table-cell table:number-columns-repeated="3" office:value-type="string" calcext:value-type="string">
            <text:p/>
          </table:table-cell>
          <table:table-cell office:value-type="string" calcext:value-type="string">
            <text:p>&lt;article id='an1.353-355'&gt;&lt;h2 class='sutta-title'&gt;{}&lt;/h2&gt;</text:p>
          </table:table-cell>
          <table:table-cell/>
        </table:table-row>
        <table:table-row table:style-name="ro1">
          <table:table-cell office:value-type="string" calcext:value-type="string">
            <text:p>an1.353-355:1.1</text:p>
          </table:table-cell>
          <table:table-cell office:value-type="string" calcext:value-type="string">
            <text:p>… Evamevaṁ kho, bhikkhave, appakā te sattā ye devā cutā devesu paccājāyanti; </text:p>
          </table:table-cell>
          <table:table-cell/>
          <table:table-cell office:value-type="string" calcext:value-type="string">
            <text:p>„… ebenso werden wenige Lebewesen, die als Götter sterben, als Götter wiedergeboren; </text:p>
          </table:table-cell>
          <table:table-cell office:value-type="string" calcext:value-type="string">
            <text:p>“… the sentient beings who die as gods and are reborn as god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29, msdiv342-344, sc353.1, vri35.51</text:p>
          </table:table-cell>
        </table:table-row>
        <table:table-row table:style-name="ro1">
          <table:table-cell office:value-type="string" calcext:value-type="string">
            <text:p>an1.353-355:1.2</text:p>
          </table:table-cell>
          <table:table-cell office:value-type="string" calcext:value-type="string">
            <text:p>atha kho eteva sattā bahutarā ye devā cutā niraye paccājāyanti … tiracchānayoniyā paccājāyanti … pettivisaye paccājāyanti. </text:p>
          </table:table-cell>
          <table:table-cell/>
          <table:table-cell office:value-type="string" calcext:value-type="string">
            <text:p>viele hingegen, die als Götter sterben, werden in der Hölle, im Tierreich oder im Geisterreich wiedergeboren.“ </text:p>
          </table:table-cell>
          <table:table-cell office:value-type="string" calcext:value-type="string">
            <text:p>while those who die as gods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56-358:0.1</text:p>
          </table:table-cell>
          <table:table-cell office:value-type="string" calcext:value-type="string">
            <text:p>356–358 </text:p>
          </table:table-cell>
          <table:table-cell/>
          <table:table-cell table:number-columns-repeated="2" office:value-type="string" calcext:value-type="string">
            <text:p>356–358 </text:p>
          </table:table-cell>
          <table:table-cell table:number-columns-repeated="3" office:value-type="string" calcext:value-type="string">
            <text:p/>
          </table:table-cell>
          <table:table-cell office:value-type="string" calcext:value-type="string">
            <text:p>&lt;article id='an1.356-358'&gt;&lt;h2 class='sutta-title'&gt;{}&lt;/h2&gt;</text:p>
          </table:table-cell>
          <table:table-cell/>
        </table:table-row>
        <table:table-row table:style-name="ro1">
          <table:table-cell office:value-type="string" calcext:value-type="string">
            <text:p>an1.356-358:1.1</text:p>
          </table:table-cell>
          <table:table-cell office:value-type="string" calcext:value-type="string">
            <text:p>… Evamevaṁ kho, bhikkhave, appakā te sattā ye devā cutā manussesu paccājāyanti; </text:p>
          </table:table-cell>
          <table:table-cell/>
          <table:table-cell office:value-type="string" calcext:value-type="string">
            <text:p>„… ebenso werden wenige Lebewesen, die als Götter sterben, als Menschen wiedergeboren; </text:p>
          </table:table-cell>
          <table:table-cell office:value-type="string" calcext:value-type="string">
            <text:p>“… the sentient beings who die as gods and are reborn as human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49, ms15A1_430, msdiv345-347, sc356.1</text:p>
          </table:table-cell>
        </table:table-row>
        <table:table-row table:style-name="ro1">
          <table:table-cell office:value-type="string" calcext:value-type="string">
            <text:p>an1.356-358:1.2</text:p>
          </table:table-cell>
          <table:table-cell office:value-type="string" calcext:value-type="string">
            <text:p>atha kho eteva sattā bahutarā ye devā cutā niraye paccājāyanti … tiracchānayoniyā paccājāyanti … pettivisaye paccājāyanti. </text:p>
          </table:table-cell>
          <table:table-cell/>
          <table:table-cell office:value-type="string" calcext:value-type="string">
            <text:p>viele hingegen, die als Götter sterben, werden in der Hölle, im Tierreich oder im Geisterreich wiedergeboren.“ </text:p>
          </table:table-cell>
          <table:table-cell office:value-type="string" calcext:value-type="string">
            <text:p>while those who die as gods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59-361:0.1</text:p>
          </table:table-cell>
          <table:table-cell office:value-type="string" calcext:value-type="string">
            <text:p>359–361 </text:p>
          </table:table-cell>
          <table:table-cell/>
          <table:table-cell table:number-columns-repeated="2" office:value-type="string" calcext:value-type="string">
            <text:p>359–361 </text:p>
          </table:table-cell>
          <table:table-cell table:number-columns-repeated="3" office:value-type="string" calcext:value-type="string">
            <text:p/>
          </table:table-cell>
          <table:table-cell office:value-type="string" calcext:value-type="string">
            <text:p>&lt;article id='an1.359-361'&gt;&lt;h2 class='sutta-title'&gt;{}&lt;/h2&gt;</text:p>
          </table:table-cell>
          <table:table-cell/>
        </table:table-row>
        <table:table-row table:style-name="ro1">
          <table:table-cell office:value-type="string" calcext:value-type="string">
            <text:p>an1.359-361:1.1</text:p>
          </table:table-cell>
          <table:table-cell office:value-type="string" calcext:value-type="string">
            <text:p>… Evamevaṁ kho, bhikkhave, appakā te sattā ye nirayā cutā manussesu paccājāyanti; </text:p>
          </table:table-cell>
          <table:table-cell/>
          <table:table-cell office:value-type="string" calcext:value-type="string">
            <text:p>„… ebenso werden wenige Lebewesen, die in der Hölle sterben, als Menschen wiedergeboren; </text:p>
          </table:table-cell>
          <table:table-cell office:value-type="string" calcext:value-type="string">
            <text:p>“… the sentient beings who die in hell and are reborn as human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78, ms15A1_431, msdiv348-350, sc359.1</text:p>
          </table:table-cell>
        </table:table-row>
        <table:table-row table:style-name="ro1">
          <table:table-cell office:value-type="string" calcext:value-type="string">
            <text:p>an1.359-361:1.2</text:p>
          </table:table-cell>
          <table:table-cell office:value-type="string" calcext:value-type="string">
            <text:p>atha kho eteva sattā bahutarā ye nirayā cutā niraye paccājāyanti … tiracchānayoniyā paccājāyanti … pettivisaye paccājāyanti. </text:p>
          </table:table-cell>
          <table:table-cell/>
          <table:table-cell office:value-type="string" calcext:value-type="string">
            <text:p>viele hingegen, die in der Hölle sterben, werden in der Hölle, im Tierreich oder im Geisterreich wiedergeboren.“ </text:p>
          </table:table-cell>
          <table:table-cell office:value-type="string" calcext:value-type="string">
            <text:p>while those who die in hell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62-364:0.1</text:p>
          </table:table-cell>
          <table:table-cell office:value-type="string" calcext:value-type="string">
            <text:p>362–364 </text:p>
          </table:table-cell>
          <table:table-cell/>
          <table:table-cell table:number-columns-repeated="2" office:value-type="string" calcext:value-type="string">
            <text:p>362–364 </text:p>
          </table:table-cell>
          <table:table-cell table:number-columns-repeated="3" office:value-type="string" calcext:value-type="string">
            <text:p/>
          </table:table-cell>
          <table:table-cell office:value-type="string" calcext:value-type="string">
            <text:p>&lt;article id='an1.362-364'&gt;&lt;h2 class='sutta-title'&gt;{}&lt;/h2&gt;</text:p>
          </table:table-cell>
          <table:table-cell/>
        </table:table-row>
        <table:table-row table:style-name="ro1">
          <table:table-cell office:value-type="string" calcext:value-type="string">
            <text:p>an1.362-364:1.1</text:p>
          </table:table-cell>
          <table:table-cell office:value-type="string" calcext:value-type="string">
            <text:p>… Evamevaṁ kho, bhikkhave, appakā te sattā ye nirayā cutā devesu paccājāyanti; </text:p>
          </table:table-cell>
          <table:table-cell/>
          <table:table-cell office:value-type="string" calcext:value-type="string">
            <text:p>„… ebenso werden wenige Lebewesen, die in der Hölle sterben, als Götter wiedergeboren; </text:p>
          </table:table-cell>
          <table:table-cell office:value-type="string" calcext:value-type="string">
            <text:p>“… the sentient beings who die in hell and are reborn as god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32, msdiv351-353, ndp16.38, sc362.1</text:p>
          </table:table-cell>
        </table:table-row>
        <table:table-row table:style-name="ro1">
          <table:table-cell office:value-type="string" calcext:value-type="string">
            <text:p>an1.362-364:1.2</text:p>
          </table:table-cell>
          <table:table-cell office:value-type="string" calcext:value-type="string">
            <text:p>atha kho eteva sattā bahutarā ye nirayā cutā niraye paccājāyanti … tiracchānayoniyā paccājāyanti … pettivisaye paccājāyanti. </text:p>
          </table:table-cell>
          <table:table-cell/>
          <table:table-cell office:value-type="string" calcext:value-type="string">
            <text:p>viele hingegen, die in der Hölle sterben, werden in der Hölle, im Tierreich oder im Geisterreich wiedergeboren.“ </text:p>
          </table:table-cell>
          <table:table-cell office:value-type="string" calcext:value-type="string">
            <text:p>while those who die in hell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65-367:0.1</text:p>
          </table:table-cell>
          <table:table-cell office:value-type="string" calcext:value-type="string">
            <text:p>365–367 </text:p>
          </table:table-cell>
          <table:table-cell/>
          <table:table-cell table:number-columns-repeated="2" office:value-type="string" calcext:value-type="string">
            <text:p>365–367 </text:p>
          </table:table-cell>
          <table:table-cell table:number-columns-repeated="3" office:value-type="string" calcext:value-type="string">
            <text:p/>
          </table:table-cell>
          <table:table-cell office:value-type="string" calcext:value-type="string">
            <text:p>&lt;article id='an1.365-367'&gt;&lt;h2 class='sutta-title'&gt;{}&lt;/h2&gt;</text:p>
          </table:table-cell>
          <table:table-cell/>
        </table:table-row>
        <table:table-row table:style-name="ro1">
          <table:table-cell office:value-type="string" calcext:value-type="string">
            <text:p>an1.365-367:1.1</text:p>
          </table:table-cell>
          <table:table-cell office:value-type="string" calcext:value-type="string">
            <text:p>… Evamevaṁ kho, bhikkhave, appakā te sattā ye tiracchānayoniyā cutā manussesu paccājāyanti; </text:p>
          </table:table-cell>
          <table:table-cell/>
          <table:table-cell office:value-type="string" calcext:value-type="string">
            <text:p>„… ebenso werden wenige Lebewesen, die als Tiere sterben, als Menschen wiedergeboren; </text:p>
          </table:table-cell>
          <table:table-cell office:value-type="string" calcext:value-type="string">
            <text:p>“… the sentient beings who die as animals and are reborn as human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40, csp2ed15.40, dr20.51, ms15A1_433, msdiv354-356, sc365.1</text:p>
          </table:table-cell>
        </table:table-row>
        <table:table-row table:style-name="ro1">
          <table:table-cell office:value-type="string" calcext:value-type="string">
            <text:p>an1.365-367:1.2</text:p>
          </table:table-cell>
          <table:table-cell office:value-type="string" calcext:value-type="string">
            <text:p>atha kho eteva sattā bahutarā ye tiracchānayoniyā cutā niraye paccājāyanti … tiracchānayoniyā paccājāyanti … pettivisaye paccājāyanti. </text:p>
          </table:table-cell>
          <table:table-cell/>
          <table:table-cell office:value-type="string" calcext:value-type="string">
            <text:p>viele hingegen, die als Tiere sterben, werden in der Hölle, im Tierreich oder im Geisterreich wiedergeboren.“ </text:p>
          </table:table-cell>
          <table:table-cell office:value-type="string" calcext:value-type="string">
            <text:p>while those who die as animals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68-370:0.1</text:p>
          </table:table-cell>
          <table:table-cell office:value-type="string" calcext:value-type="string">
            <text:p>368–370 </text:p>
          </table:table-cell>
          <table:table-cell/>
          <table:table-cell table:number-columns-repeated="2" office:value-type="string" calcext:value-type="string">
            <text:p>368–370 </text:p>
          </table:table-cell>
          <table:table-cell table:number-columns-repeated="3" office:value-type="string" calcext:value-type="string">
            <text:p/>
          </table:table-cell>
          <table:table-cell office:value-type="string" calcext:value-type="string">
            <text:p>&lt;article id='an1.368-370'&gt;&lt;h2 class='sutta-title'&gt;{}&lt;/h2&gt;</text:p>
          </table:table-cell>
          <table:table-cell/>
        </table:table-row>
        <table:table-row table:style-name="ro1">
          <table:table-cell office:value-type="string" calcext:value-type="string">
            <text:p>an1.368-370:1.1</text:p>
          </table:table-cell>
          <table:table-cell office:value-type="string" calcext:value-type="string">
            <text:p>… Evamevaṁ kho, bhikkhave, appakā te sattā ye tiracchānayoniyā cutā devesu paccājāyanti; </text:p>
          </table:table-cell>
          <table:table-cell/>
          <table:table-cell office:value-type="string" calcext:value-type="string">
            <text:p>„… ebenso werden wenige Lebewesen, die als Tiere sterben, als Götter wiedergeboren; </text:p>
          </table:table-cell>
          <table:table-cell office:value-type="string" calcext:value-type="string">
            <text:p>“… the sentient beings who die as animals and are reborn as god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34, msdiv357-359, pts-vp-pli1.38, sc368.1, sya20.50</text:p>
          </table:table-cell>
        </table:table-row>
        <table:table-row table:style-name="ro1">
          <table:table-cell office:value-type="string" calcext:value-type="string">
            <text:p>an1.368-370:1.2</text:p>
          </table:table-cell>
          <table:table-cell office:value-type="string" calcext:value-type="string">
            <text:p>atha kho eteva sattā bahutarā ye tiracchānayoniyā cutā niraye paccājāyanti … tiracchānayoniyā paccājāyanti … pettivisaye paccājāyanti. </text:p>
          </table:table-cell>
          <table:table-cell/>
          <table:table-cell office:value-type="string" calcext:value-type="string">
            <text:p>viele hingegen, die als Tiere sterben, werden in der Hölle, im Tierreich oder im Geisterreich wiedergeboren.“ </text:p>
          </table:table-cell>
          <table:table-cell office:value-type="string" calcext:value-type="string">
            <text:p>while those who die as animals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71-373:0.1</text:p>
          </table:table-cell>
          <table:table-cell office:value-type="string" calcext:value-type="string">
            <text:p>371–373 </text:p>
          </table:table-cell>
          <table:table-cell/>
          <table:table-cell table:number-columns-repeated="2" office:value-type="string" calcext:value-type="string">
            <text:p>371–373 </text:p>
          </table:table-cell>
          <table:table-cell table:number-columns-repeated="3" office:value-type="string" calcext:value-type="string">
            <text:p/>
          </table:table-cell>
          <table:table-cell office:value-type="string" calcext:value-type="string">
            <text:p>&lt;article id='an1.371-373'&gt;&lt;h2 class='sutta-title'&gt;{}&lt;/h2&gt;</text:p>
          </table:table-cell>
          <table:table-cell/>
        </table:table-row>
        <table:table-row table:style-name="ro1">
          <table:table-cell office:value-type="string" calcext:value-type="string">
            <text:p>an1.371-373:1.1</text:p>
          </table:table-cell>
          <table:table-cell office:value-type="string" calcext:value-type="string">
            <text:p>… Evamevaṁ kho, bhikkhave, appakā te sattā ye pettivisayā cutā manussesu paccājāyanti; </text:p>
          </table:table-cell>
          <table:table-cell/>
          <table:table-cell office:value-type="string" calcext:value-type="string">
            <text:p>„… ebenso werden wenige Lebewesen, die als Geister sterben, als Menschen wiedergeboren; </text:p>
          </table:table-cell>
          <table:table-cell office:value-type="string" calcext:value-type="string">
            <text:p>“… the sentient beings who die as ghosts and are reborn as human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35, msdiv360-362, sc371.1</text:p>
          </table:table-cell>
        </table:table-row>
        <table:table-row table:style-name="ro1">
          <table:table-cell office:value-type="string" calcext:value-type="string">
            <text:p>an1.371-373:1.2</text:p>
          </table:table-cell>
          <table:table-cell office:value-type="string" calcext:value-type="string">
            <text:p>atha kho eteva sattā bahutarā ye pettivisayā cutā niraye paccājāyanti … tiracchānayoniyā paccājāyanti … pettivisaye paccājāyanti. </text:p>
          </table:table-cell>
          <table:table-cell/>
          <table:table-cell office:value-type="string" calcext:value-type="string">
            <text:p>viele hingegen, die als Geister sterben, werden in der Hölle, im Tierreich oder im Geisterreich wiedergeboren.“ </text:p>
          </table:table-cell>
          <table:table-cell office:value-type="string" calcext:value-type="string">
            <text:p>while those who die as ghosts and are reborn in hell, or the animal realm, or the ghost realm are many.”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74-377:0.1</text:p>
          </table:table-cell>
          <table:table-cell office:value-type="string" calcext:value-type="string">
            <text:p>374–377 </text:p>
          </table:table-cell>
          <table:table-cell/>
          <table:table-cell table:number-columns-repeated="2" office:value-type="string" calcext:value-type="string">
            <text:p>374–377 </text:p>
          </table:table-cell>
          <table:table-cell table:number-columns-repeated="3" office:value-type="string" calcext:value-type="string">
            <text:p/>
          </table:table-cell>
          <table:table-cell office:value-type="string" calcext:value-type="string">
            <text:p>&lt;article id='an1.374-377'&gt;&lt;h2 class='sutta-title'&gt;{}&lt;/h2&gt;</text:p>
          </table:table-cell>
          <table:table-cell/>
        </table:table-row>
        <table:table-row table:style-name="ro1">
          <table:table-cell office:value-type="string" calcext:value-type="string">
            <text:p>an1.374-377:1.1</text:p>
          </table:table-cell>
          <table:table-cell office:value-type="string" calcext:value-type="string">
            <text:p>… Evamevaṁ kho, bhikkhave, appakā te sattā ye pettivisayā cutā devesu paccājāyanti; </text:p>
          </table:table-cell>
          <table:table-cell/>
          <table:table-cell office:value-type="string" calcext:value-type="string">
            <text:p>„… ebenso werden wenige Lebewesen, die als Geister sterben, als Götter wiedergeboren; </text:p>
          </table:table-cell>
          <table:table-cell office:value-type="string" calcext:value-type="string">
            <text:p>“… the sentient beings who die as ghosts and are reborn as gods are few,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50, ms15A1_436, msdiv363-365, sc374.1, vri35.52</text:p>
          </table:table-cell>
        </table:table-row>
        <table:table-row table:style-name="ro1">
          <table:table-cell office:value-type="string" calcext:value-type="string">
            <text:p>an1.374-377:1.2</text:p>
          </table:table-cell>
          <table:table-cell office:value-type="string" calcext:value-type="string">
            <text:p>atha kho eteva sattā bahutarā ye pettivisayā cutā niraye paccājāyanti … tiracchānayoniyā paccājāyanti … pettivisaye paccājāyan”ti. </text:p>
          </table:table-cell>
          <table:table-cell/>
          <table:table-cell office:value-type="string" calcext:value-type="string">
            <text:p>viele hingegen, die als Geister sterben, werden in der Hölle, im Tierreich oder im Geisterreich wiedergeboren.“ </text:p>
          </table:table-cell>
          <table:table-cell office:value-type="string" calcext:value-type="string">
            <text:p>while those who die as ghosts and are reborn in hell, or the animal realm, or the ghost realm are many.”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374-377:1.3</text:p>
          </table:table-cell>
          <table:table-cell office:value-type="string" calcext:value-type="string">
            <text:p>vaggo catutth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374-377:1.4</text:p>
          </table:table-cell>
          <table:table-cell office:value-type="string" calcext:value-type="string">
            <text:p>(Jambudīpapeyyālo niṭṭhito.) </text:p>
          </table:table-cell>
          <table:table-cell/>
          <table:table-cell table:number-columns-repeated="5" office:value-type="string" calcext:value-type="string">
            <text:p/>
          </table:table-cell>
          <table:table-cell office:value-type="string" calcext:value-type="string">
            <text:p>&lt;p class='end'&gt;{}&lt;/p&gt;&lt;/article&gt;&lt;/section&gt;</text:p>
          </table:table-cell>
          <table:table-cell/>
        </table:table-row>
        <table:table-row table:style-name="ro1">
          <table:table-cell table:number-columns-repeated="10"/>
        </table:table-row>
        <table:table-row table:style-name="ro1">
          <table:table-cell office:value-type="string" calcext:value-type="string">
            <text:p>an1.378-393: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office:value-type="string" calcext:value-type="string">
            <text:p>増支部 一集 </text:p>
          </table:table-cell>
          <table:table-cell table:number-columns-repeated="2" office:value-type="string" calcext:value-type="string">
            <text:p/>
          </table:table-cell>
          <table:table-cell office:value-type="string" calcext:value-type="string">
            <text:p>&lt;article class='range' id='an1.378-393'&gt;&lt;header&gt;&lt;ul&gt;&lt;li class='division'&gt;{}&lt;/li&gt;</text:p>
          </table:table-cell>
          <table:table-cell/>
        </table:table-row>
        <table:table-row table:style-name="ro2">
          <table:table-cell office:value-type="string" calcext:value-type="string">
            <text:p>an1.378-393:0.2</text:p>
          </table:table-cell>
          <table:table-cell office:value-type="string" calcext:value-type="string">
            <text:p>28. Pasādakaradhammavagga </text:p>
          </table:table-cell>
          <table:table-cell/>
          <table:table-cell office:value-type="string" calcext:value-type="string">
            <text:p>28. Vertrauenerweckend</text:p>
          </table:table-cell>
          <table:table-cell office:value-type="string" calcext:value-type="string">
            <text:p>28. Inspirational </text:p>
          </table:table-cell>
          <table:table-cell office:value-type="string" calcext:value-type="string">
            <text:p>28. 活気づけてくれるもの </text:p>
          </table:table-cell>
          <table:table-cell table:number-columns-repeated="2"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378-393:0.3</text:p>
          </table:table-cell>
          <table:table-cell office:value-type="string" calcext:value-type="string">
            <text:p>378–393 </text:p>
          </table:table-cell>
          <table:table-cell/>
          <table:table-cell table:number-columns-repeated="3" office:value-type="string" calcext:value-type="string">
            <text:p>378–393 </text:p>
          </table:table-cell>
          <table:table-cell table:number-columns-repeated="2" office:value-type="string" calcext:value-type="string">
            <text:p/>
          </table:table-cell>
          <table:table-cell office:value-type="string" calcext:value-type="string">
            <text:p>&lt;h1 class='range-title'&gt;{}&lt;/h1&gt;&lt;/header&gt;</text:p>
          </table:table-cell>
          <table:table-cell/>
        </table:table-row>
        <table:table-row table:style-name="ro2">
          <table:table-cell office:value-type="string" calcext:value-type="string">
            <text:p>an1.378-393:1.1</text:p>
          </table:table-cell>
          <table:table-cell office:value-type="string" calcext:value-type="string">
            <text:p>“Addhamidaṁ, bhikkhave, lābhānaṁ yadidaṁ āraññikattaṁ …pe… piṇḍapātikattaṁ … paṁsukūlikattaṁ … tecīvarikattaṁ … dhammakathikattaṁ … vinayadharattaṁ … bāhusaccaṁ … thāvareyyaṁ … ākappasampadā … parivārasampadā … mahāparivāratā … kolaputti … vaṇṇapokkharatā … kalyāṇavākkaraṇatā … appicchatā … appābādhatā”ti. </text:p>
          </table:table-cell>
          <table:table-cell office:value-type="string" calcext:value-type="string">
            <text:p>āraññikattaṁ → araññakattaṁ (sabbattha) | vinayadharattaṁ → vinayadharakattaṁ (sya-all, km, pts1ed, mr)</text:p>
          </table:table-cell>
          <table:table-cell office:value-type="string" calcext:value-type="string">
            <text:p>„Mönche und Nonnen, das ist zweifellos etwas, das sich lohnt, nämlich: in der Wildnis leben … nur Almosen essen … Fetzenroben tragen … nur drei Roben besitzen … den Dhamma lehren … die Ordenssatzung beherrschen … sehr kenntnisreich sein … angesehen sein … eine ordentliche Erscheinung haben … eine Gefolgschaft haben … eine große Gefolgschaft haben … aus einer guten Familie stammen … gut aussehen … ein guter Redner sein … wenige Wünsche haben … bei guter Gesundheit sein.“ </text:p>
          </table:table-cell>
          <table:table-cell office:value-type="string" calcext:value-type="string">
            <text:p>“Mendicants, this is definitely something worth having, that is, living in the wilderness … eating only alms-food … wearing rag robes … having just three robes … teaching Dhamma … memorizing the texts on monastic training … being very learned … being respected … being well-presented … having a following … having a large following … coming from a good family … being handsome … being a good speaker … having few wishes … having good health.” </text:p>
          </table:table-cell>
          <table:table-cell office:value-type="string" calcext:value-type="string">
            <text:p>「托鉢僧侶たちよ、これは確かに有益な事です、つまり、人里離れて森に住むこと、施し物を食べること、ぼろの袈裟を着ること、所有する袈裟は3枚だけにすること、ブッダの教えを説くこと、僧侶の戒律を覚えること、仏教に精通していること、尊敬されていること、振る舞いがとてもよいこと、支持者がいること、多くの支持者がいること、良家の出であること、立派であること、話し方が上手なこと、ほとんど願望しないこと、そして健康であること」 </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18.80, dr20.52, ms15A1_438, msdiv366-381, sc1, vri35.53</text:p>
          </table:table-cell>
        </table:table-row>
        <table:table-row table:style-name="ro1">
          <table:table-cell office:value-type="string" calcext:value-type="string">
            <text:p>an1.378-393:1.2</text:p>
          </table:table-cell>
          <table:table-cell office:value-type="string" calcext:value-type="string">
            <text:p>(Soḷasa pasādakaradhammā niṭṭhitā.) </text:p>
          </table:table-cell>
          <table:table-cell/>
          <table:table-cell table:number-columns-repeated="5" office:value-type="string" calcext:value-type="string">
            <text:p/>
          </table:table-cell>
          <table:table-cell office:value-type="string" calcext:value-type="string">
            <text:p>&lt;p class='endsection'&gt;{}&lt;/p&gt;&lt;/article&gt;</text:p>
          </table:table-cell>
          <table:table-cell/>
        </table:table-row>
        <table:table-row table:style-name="ro1">
          <table:table-cell table:number-columns-repeated="10"/>
        </table:table-row>
        <table:table-row table:style-name="ro1">
          <table:table-cell office:value-type="string" calcext:value-type="string">
            <text:p>an1.394: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table:number-columns-repeated="3" office:value-type="string" calcext:value-type="string">
            <text:p/>
          </table:table-cell>
          <table:table-cell office:value-type="string" calcext:value-type="string">
            <text:p>&lt;section class='range' id='an1.394-574'&gt;&lt;header&gt;&lt;ul&gt;&lt;li class='division'&gt;{}&lt;/li&gt;</text:p>
          </table:table-cell>
          <table:table-cell/>
        </table:table-row>
        <table:table-row table:style-name="ro1">
          <table:table-cell office:value-type="string" calcext:value-type="string">
            <text:p>an1.394:0.2</text:p>
          </table:table-cell>
          <table:table-cell office:value-type="string" calcext:value-type="string">
            <text:p>29. Aparaaccharāsaṅghātavagga </text:p>
          </table:table-cell>
          <table:table-cell office:value-type="string" calcext:value-type="string">
            <text:p>Aparaaccharāsaṅghātavagga → accharāsaṅghātavaggo (bj)</text:p>
          </table:table-cell>
          <table:table-cell office:value-type="string" calcext:value-type="string">
            <text:p>29. Noch ein Kapitel über ein Fingerschnippen</text:p>
          </table:table-cell>
          <table:table-cell office:value-type="string" calcext:value-type="string">
            <text:p>29. Another Chapter on a Finger Snap </text:p>
          </table:table-cell>
          <table:table-cell table:number-columns-repeated="3" office:value-type="string" calcext:value-type="string">
            <text:p/>
          </table:table-cell>
          <table:table-cell office:value-type="string" calcext:value-type="string">
            <text:p>&lt;li&gt;{}&lt;/li&gt;&lt;/ul&gt;</text:p>
          </table:table-cell>
          <table:table-cell office:value-type="string" calcext:value-type="string">
            <text:p/>
          </table:table-cell>
        </table:table-row>
        <table:table-row table:style-name="ro1">
          <table:table-cell office:value-type="string" calcext:value-type="string">
            <text:p>an1.394:0.3</text:p>
          </table:table-cell>
          <table:table-cell office:value-type="float" office:value="394" calcext:value-type="float">
            <text:p>394</text:p>
          </table:table-cell>
          <table:table-cell/>
          <table:table-cell table:number-columns-repeated="2" office:value-type="string" calcext:value-type="string">
            <text:p>394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394:1.1</text:p>
          </table:table-cell>
          <table:table-cell office:value-type="string" calcext:value-type="string">
            <text:p>“Accharāsaṅghātamattampi ce, bhikkhave, bhikkhu paṭhamaṁ jhānaṁ bhāveti, ayaṁ vuccati, bhikkhave: </text:p>
          </table:table-cell>
          <table:table-cell/>
          <table:table-cell office:value-type="string" calcext:value-type="string">
            <text:p>„Wenn, Mönche und Nonnen, ein Mönch oder eine Nonne die erste Vertiefung entwickelt, und sei es nur für die Dauer eines Fingerschnippens, so nennt man diese Person </text:p>
          </table:table-cell>
          <table:table-cell office:value-type="string" calcext:value-type="string">
            <text:p>“If, mendicants, a mendicant develops the first absorption, even as long as a finger snap, they are called </text:p>
          </table:table-cell>
          <table:table-cell table:number-columns-repeated="3" office:value-type="string" calcext:value-type="string">
            <text:p/>
          </table:table-cell>
          <table:table-cell office:value-type="string" calcext:value-type="string">
            <text:p>&lt;article id='an1.394'&gt;&lt;p&gt;{}</text:p>
          </table:table-cell>
          <table:table-cell office:value-type="string" calcext:value-type="string">
            <text:p>csp1ed15.41, csp2ed15.41, ms15A1_440, msdiv382, ndp16.39, sc394.1, vri35.54</text:p>
          </table:table-cell>
        </table:table-row>
        <table:table-row table:style-name="ro1">
          <table:table-cell office:value-type="string" calcext:value-type="string">
            <text:p>an1.394:1.2</text:p>
          </table:table-cell>
          <table:table-cell office:value-type="string" calcext:value-type="string">
            <text:p>‘bhikkhu arittajjhāno viharati, satthusāsanakaro ovādapatikaro, amoghaṁ raṭṭhapiṇḍaṁ bhuñjati’. </text:p>
          </table:table-cell>
          <table:table-cell/>
          <table:table-cell office:value-type="string" calcext:value-type="string">
            <text:p>einen Mönch oder eine Nonne, die nicht ohne Vertiefung lebt, die der Anleitung des Lehrers folgt, die Rat annimmt und das Almosen des Landes nicht umsonst verzehrt. </text:p>
          </table:table-cell>
          <table:table-cell office:value-type="string" calcext:value-type="string">
            <text:p>a mendicant who does not lack absorption, who follows the Teacher’s instructions, who responds to advice, and who does not eat the country’s alms in vai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394:1.3</text:p>
          </table:table-cell>
          <table:table-cell office:value-type="string" calcext:value-type="string">
            <text:p>Ko pana vādo ye naṁ bahulīkarontī”ti. </text:p>
          </table:table-cell>
          <table:table-cell/>
          <table:table-cell office:value-type="string" calcext:value-type="string">
            <text:p>Um wieviel mehr gilt das für die, die diese Übung regelmäßig pflegen!“ </text:p>
          </table:table-cell>
          <table:table-cell office:value-type="string" calcext:value-type="string">
            <text:p>How much more so those who make much of it!”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395-401:0.1</text:p>
          </table:table-cell>
          <table:table-cell office:value-type="string" calcext:value-type="string">
            <text:p>395–401 </text:p>
          </table:table-cell>
          <table:table-cell/>
          <table:table-cell table:number-columns-repeated="2" office:value-type="string" calcext:value-type="string">
            <text:p>395–401 </text:p>
          </table:table-cell>
          <table:table-cell table:number-columns-repeated="3" office:value-type="string" calcext:value-type="string">
            <text:p/>
          </table:table-cell>
          <table:table-cell office:value-type="string" calcext:value-type="string">
            <text:p>&lt;article id='an1.395-401'&gt;&lt;h2 class='sutta-title'&gt;{}&lt;/h2&gt;</text:p>
          </table:table-cell>
          <table:table-cell/>
        </table:table-row>
        <table:table-row table:style-name="ro1">
          <table:table-cell office:value-type="string" calcext:value-type="string">
            <text:p>an1.395-401:1.1</text:p>
          </table:table-cell>
          <table:table-cell office:value-type="string" calcext:value-type="string">
            <text:p>“Accharāsaṅghātamattampi ce, bhikkhave, bhikkhu dutiyaṁ jhānaṁ bhāveti …pe… tatiyaṁ jhānaṁ bhāveti …pe… catutthaṁ jhānaṁ bhāveti …pe… mettaṁ cetovimuttiṁ bhāveti …pe… karuṇaṁ cetovimuttiṁ bhāveti …pe… muditaṁ cetovimuttiṁ bhāveti …pe… upekkhaṁ cetovimuttiṁ bhāveti …pe…. </text:p>
          </table:table-cell>
          <table:table-cell/>
          <table:table-cell office:value-type="string" calcext:value-type="string">
            <text:p>„Wenn, Mönche und Nonnen, ein Mönch oder eine Nonne die zweite … dritte … oder vierte Vertiefung entwickelt … oder die Erlösung des Herzens durch Liebe … oder die Erlösung des Herzens durch Mitgefühl … oder die Erlösung des Herzens durch freudige Anteilnahme … oder die Erlösung des Herzens durch Gleichmut, und sei es nur für die Dauer eines Fingerschnippens … </text:p>
          </table:table-cell>
          <table:table-cell office:value-type="string" calcext:value-type="string">
            <text:p>“If, mendicants, a mendicant develops the second … third … or fourth absorption … or the heart’s release by love … or the heart’s release by compassion … or the heart’s release by rejoicing … or the heart’s release by equanimity, even as long as a finger snap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1_441, msdiv383-389, pts-vp-pli1.39, sc395.1, sya20.51</text:p>
          </table:table-cell>
        </table:table-row>
        <table:table-row table:style-name="ro1">
          <table:table-cell office:value-type="string" calcext:value-type="string">
            <text:p>an1.402-405:0.1</text:p>
          </table:table-cell>
          <table:table-cell office:value-type="string" calcext:value-type="string">
            <text:p>402–405 </text:p>
          </table:table-cell>
          <table:table-cell/>
          <table:table-cell table:number-columns-repeated="2" office:value-type="string" calcext:value-type="string">
            <text:p>402–405 </text:p>
          </table:table-cell>
          <table:table-cell table:number-columns-repeated="3" office:value-type="string" calcext:value-type="string">
            <text:p/>
          </table:table-cell>
          <table:table-cell office:value-type="string" calcext:value-type="string">
            <text:p>&lt;article id='an1.402-405'&gt;&lt;h2 class='sutta-title'&gt;{}&lt;/h2&gt;</text:p>
          </table:table-cell>
          <table:table-cell/>
        </table:table-row>
        <table:table-row table:style-name="ro1">
          <table:table-cell office:value-type="string" calcext:value-type="string">
            <text:p>an1.402-405:1.1</text:p>
          </table:table-cell>
          <table:table-cell office:value-type="string" calcext:value-type="string">
            <text:p>Kāye kāyānupassī viharati ātāpī sampajāno satimā vineyya loke abhijjhādomanassaṁ …pe… </text:p>
          </table:table-cell>
          <table:table-cell/>
          <table:table-cell office:value-type="string" calcext:value-type="string">
            <text:p>Wenn eine Nonne meditiert, indem sie einen Aspekt des Körpers beobachtet … </text:p>
          </table:table-cell>
          <table:table-cell office:value-type="string" calcext:value-type="string">
            <text:p>If a mendicant meditates by observing an aspect of the body …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42, msdiv390-393, sc402.1</text:p>
          </table:table-cell>
        </table:table-row>
        <table:table-row table:style-name="ro1">
          <table:table-cell office:value-type="string" calcext:value-type="string">
            <text:p>an1.402-405:1.2</text:p>
          </table:table-cell>
          <table:table-cell office:value-type="string" calcext:value-type="string">
            <text:p>vedanāsu vedanānupassī viharati … </text:p>
          </table:table-cell>
          <table:table-cell/>
          <table:table-cell office:value-type="string" calcext:value-type="string">
            <text:p>einen Aspekt der Gefühle … </text:p>
          </table:table-cell>
          <table:table-cell office:value-type="string" calcext:value-type="string">
            <text:p>feelings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02-405:1.3</text:p>
          </table:table-cell>
          <table:table-cell office:value-type="string" calcext:value-type="string">
            <text:p>citte cittānupassī viharati … </text:p>
          </table:table-cell>
          <table:table-cell/>
          <table:table-cell office:value-type="string" calcext:value-type="string">
            <text:p>einen Aspekt des Geistes … </text:p>
          </table:table-cell>
          <table:table-cell office:value-type="string" calcext:value-type="string">
            <text:p>mind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02-405:1.4</text:p>
          </table:table-cell>
          <table:table-cell office:value-type="string" calcext:value-type="string">
            <text:p>dhammesu dhammānupassī viharati ātāpī sampajāno satimā vineyya loke abhijjhādomanassaṁ. </text:p>
          </table:table-cell>
          <table:table-cell/>
          <table:table-cell office:value-type="string" calcext:value-type="string">
            <text:p>indem sie einen Aspekt der natürlichen Gesetzmäßigkeiten beobachtet – eifrig, bewusst und achtsam, frei von Verlangen nach der Welt oder Abneigung dagegen, und sei es nur für die Dauer eines Fingerschnippens … </text:p>
          </table:table-cell>
          <table:table-cell office:value-type="string" calcext:value-type="string">
            <text:p>principles—keen, aware, and mindful, rid of desire and aversion for the world, even for the time of a finger snap …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406-409:0.1</text:p>
          </table:table-cell>
          <table:table-cell office:value-type="string" calcext:value-type="string">
            <text:p>406–409 </text:p>
          </table:table-cell>
          <table:table-cell/>
          <table:table-cell table:number-columns-repeated="2" office:value-type="string" calcext:value-type="string">
            <text:p>406–409 </text:p>
          </table:table-cell>
          <table:table-cell table:number-columns-repeated="3" office:value-type="string" calcext:value-type="string">
            <text:p/>
          </table:table-cell>
          <table:table-cell office:value-type="string" calcext:value-type="string">
            <text:p>&lt;article id='an1.406-409'&gt;&lt;h2 class='sutta-title'&gt;{}&lt;/h2&gt;</text:p>
          </table:table-cell>
          <table:table-cell/>
        </table:table-row>
        <table:table-row table:style-name="ro1">
          <table:table-cell office:value-type="string" calcext:value-type="string">
            <text:p>an1.406-409:1.1</text:p>
          </table:table-cell>
          <table:table-cell office:value-type="string" calcext:value-type="string">
            <text:p>Anuppannānaṁ pāpakānaṁ akusalānaṁ dhammānaṁ anuppādāya chandaṁ janeti vāyamati vīriyaṁ ārabhati cittaṁ paggaṇhāti padahati; </text:p>
          </table:table-cell>
          <table:table-cell office:value-type="string" calcext:value-type="string">
            <text:p>vīriyaṁ → viriyaṁ (bj, sya-all, km, pts1ed)</text:p>
          </table:table-cell>
          <table:table-cell office:value-type="string" calcext:value-type="string">
            <text:p>Wenn ein Mönch Begeisterung entwickelt, probiert, sich einsetzt, seinen Geist gebraucht und sich bemüht, damit schlechte, untaugliche Eigenschaften nicht aufkommen, und sei es nur für die Dauer eines Fingerschnippens … </text:p>
          </table:table-cell>
          <table:table-cell office:value-type="string" calcext:value-type="string">
            <text:p>If they generate enthusiasm, try, make an effort, exert the mind, and strive so that bad, unskillful qualities don’t arise, even for the time of a finger snap …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82, cck20.51, dr20.53, ms15A1_443, msdiv394-397, sc406.1</text:p>
          </table:table-cell>
        </table:table-row>
        <table:table-row table:style-name="ro1">
          <table:table-cell office:value-type="string" calcext:value-type="string">
            <text:p>an1.406-409:1.2</text:p>
          </table:table-cell>
          <table:table-cell office:value-type="string" calcext:value-type="string">
            <text:p>uppannānaṁ pāpakānaṁ akusalānaṁ dhammānaṁ pahānāya chandaṁ janeti vāyamati vīriyaṁ ārabhati cittaṁ paggaṇhāti padahati. </text:p>
          </table:table-cell>
          <table:table-cell/>
          <table:table-cell office:value-type="string" calcext:value-type="string">
            <text:p>Wenn er Begeisterung entwickelt, probiert, sich einsetzt, seinen Geist gebraucht und sich bemüht, damit schlechte, untaugliche Eigenschaften, die aufgekommen sind, ausgeräumt werden, und sei es nur für die Dauer eines Fingerschnippens … </text:p>
          </table:table-cell>
          <table:table-cell office:value-type="string" calcext:value-type="string">
            <text:p>If they generate enthusiasm, try, make an effort, exert the mind, and strive so that bad, unskillful qualities that have arisen are given up, even for the time of a finger snap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06-409:1.3</text:p>
          </table:table-cell>
          <table:table-cell office:value-type="string" calcext:value-type="string">
            <text:p>Anuppannānaṁ kusalānaṁ dhammānaṁ uppādāya chandaṁ janeti vāyamati vīriyaṁ ārabhati cittaṁ paggaṇhāti padahati; </text:p>
          </table:table-cell>
          <table:table-cell/>
          <table:table-cell office:value-type="string" calcext:value-type="string">
            <text:p>Wenn er Begeisterung entwickelt, probiert, sich einsetzt, seinen Geist gebraucht und sich bemüht, damit taugliche Eigenschaften, die nicht aufgekommen sind, aufkommen, und sei es nur für die Dauer eines Fingerschnippens … </text:p>
          </table:table-cell>
          <table:table-cell office:value-type="string" calcext:value-type="string">
            <text:p>If they generate enthusiasm, try, make an effort, exert the mind, and strive so that skillful qualities that have not arisen do arise, even for the time of a finger snap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06-409:1.4</text:p>
          </table:table-cell>
          <table:table-cell office:value-type="string" calcext:value-type="string">
            <text:p>uppannānaṁ kusalānaṁ dhammānaṁ ṭhitiyā asammosāya bhiyyobhāvāya vepullāya bhāvanāya pāripūriyā chandaṁ janeti vāyamati vīriyaṁ ārabhati cittaṁ paggaṇhāti padahati. </text:p>
          </table:table-cell>
          <table:table-cell/>
          <table:table-cell office:value-type="string" calcext:value-type="string">
            <text:p>Wenn er Begeisterung entwickelt, probiert, sich einsetzt, seinen Geist gebraucht und sich bemüht, damit taugliche Eigenschaften, die aufgekommen sind, bleiben, nicht verloren gehen, sondern anwachsen, reifen und sich vollständig entwickeln, und sei es nur für die Dauer eines Fingerschnippens … </text:p>
          </table:table-cell>
          <table:table-cell office:value-type="string" calcext:value-type="string">
            <text:p>If they generate enthusiasm, try, make an effort, exert the mind, and strive so that skillful qualities that have arisen remain, are not lost, but increase, mature, and are fulfilled by development, even for the time of a finger snap …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410-413:0.1</text:p>
          </table:table-cell>
          <table:table-cell office:value-type="string" calcext:value-type="string">
            <text:p>410–413 </text:p>
          </table:table-cell>
          <table:table-cell/>
          <table:table-cell table:number-columns-repeated="2" office:value-type="string" calcext:value-type="string">
            <text:p>410–413 </text:p>
          </table:table-cell>
          <table:table-cell table:number-columns-repeated="3" office:value-type="string" calcext:value-type="string">
            <text:p/>
          </table:table-cell>
          <table:table-cell office:value-type="string" calcext:value-type="string">
            <text:p>&lt;article id='an1.410-413'&gt;&lt;h2 class='sutta-title'&gt;{}&lt;/h2&gt;</text:p>
          </table:table-cell>
          <table:table-cell/>
        </table:table-row>
        <table:table-row table:style-name="ro1">
          <table:table-cell office:value-type="string" calcext:value-type="string">
            <text:p>an1.410-413:1.1</text:p>
          </table:table-cell>
          <table:table-cell office:value-type="string" calcext:value-type="string">
            <text:p>Chandasamādhipadhānasaṅkhārasamannāgataṁ iddhipādaṁ bhāveti … vīriyasamādhipadhānasaṅkhārasamannāgataṁ iddhipādaṁ bhāveti … cittasamādhipadhānasaṅkhārasamannāgataṁ iddhipādaṁ bhāveti … vīmaṁsāsamādhipadhānasaṅkhārasamannāgataṁ iddhipādaṁ bhāveti …. </text:p>
          </table:table-cell>
          <table:table-cell/>
          <table:table-cell office:value-type="string" calcext:value-type="string">
            <text:p>Wenn eine Nonne die Grundlage für Wunderkräfte entwickelt, die mit Versenkung durch Begeisterung und mit aktivem Bemühen einhergeht, … die Grundlage für Wunderkräfte, die mit Versenkung durch Energie und mit aktivem Bemühen einhergeht, … die Grundlage für Wunderkräfte, die mit Versenkung durch Ausbildung des Geistes und mit aktivem Bemühen einhergeht, … die Grundlage für Wunderkräfte, die mit Versenkung durch Nachforschen und mit aktivem Bemühen einhergeht, und sei es nur für die Dauer eines Fingerschnippens … </text:p>
          </table:table-cell>
          <table:table-cell office:value-type="string" calcext:value-type="string">
            <text:p>If they develop the basis of psychic power that has immersion due to enthusiasm, and active effort … the basis of psychic power that has immersion due to energy, and active effort … the basis of psychic power that has immersion due to mental development, and active effort … the basis of psychic power that has immersion due to inquiry, and active effort, even for the time of a finger snap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1_444, msdiv398-401, sc410.1, vri35.55</text:p>
          </table:table-cell>
        </table:table-row>
        <table:table-row table:style-name="ro1">
          <table:table-cell office:value-type="string" calcext:value-type="string">
            <text:p>an1.414-418:0.1</text:p>
          </table:table-cell>
          <table:table-cell office:value-type="string" calcext:value-type="string">
            <text:p>414–418 </text:p>
          </table:table-cell>
          <table:table-cell/>
          <table:table-cell table:number-columns-repeated="2" office:value-type="string" calcext:value-type="string">
            <text:p>414–418 </text:p>
          </table:table-cell>
          <table:table-cell table:number-columns-repeated="3" office:value-type="string" calcext:value-type="string">
            <text:p/>
          </table:table-cell>
          <table:table-cell office:value-type="string" calcext:value-type="string">
            <text:p>&lt;article id='an1.414-418'&gt;&lt;h2 class='sutta-title'&gt;{}&lt;/h2&gt;</text:p>
          </table:table-cell>
          <table:table-cell/>
        </table:table-row>
        <table:table-row table:style-name="ro1">
          <table:table-cell office:value-type="string" calcext:value-type="string">
            <text:p>an1.414-418:1.1</text:p>
          </table:table-cell>
          <table:table-cell office:value-type="string" calcext:value-type="string">
            <text:p>Saddhindriyaṁ bhāveti … vīriyindriyaṁ bhāveti … satindriyaṁ bhāveti … samādhindriyaṁ bhāveti … paññindriyaṁ bhāveti …. </text:p>
          </table:table-cell>
          <table:table-cell/>
          <table:table-cell office:value-type="string" calcext:value-type="string">
            <text:p>Wenn ein Mönch die Fähigkeit zum Vertrauen entwickelt … die Fähigkeit zur Energie … die Fähigkeit zur Achtsamkeit … die Fähigkeit zur Versenkung …, wenn er die Fähigkeit zur Weisheit entwickelt, und sei es nur für die Dauer eines Fingerschnippens … </text:p>
          </table:table-cell>
          <table:table-cell office:value-type="string" calcext:value-type="string">
            <text:p>If they develop the faculty of faith … the faculty of energy … the faculty of mindfulness … the faculty of immersion … the faculty of wisdom, even for the time of a finger snap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1_445, msdiv402-406, sc414.1</text:p>
          </table:table-cell>
        </table:table-row>
        <table:table-row table:style-name="ro1">
          <table:table-cell office:value-type="string" calcext:value-type="string">
            <text:p>an1.419-423:0.1</text:p>
          </table:table-cell>
          <table:table-cell office:value-type="string" calcext:value-type="string">
            <text:p>419–423 </text:p>
          </table:table-cell>
          <table:table-cell/>
          <table:table-cell table:number-columns-repeated="2" office:value-type="string" calcext:value-type="string">
            <text:p>419–423 </text:p>
          </table:table-cell>
          <table:table-cell table:number-columns-repeated="3" office:value-type="string" calcext:value-type="string">
            <text:p/>
          </table:table-cell>
          <table:table-cell office:value-type="string" calcext:value-type="string">
            <text:p>&lt;article id='an1.419-423'&gt;&lt;h2 class='sutta-title'&gt;{}&lt;/h2&gt;</text:p>
          </table:table-cell>
          <table:table-cell/>
        </table:table-row>
        <table:table-row table:style-name="ro1">
          <table:table-cell office:value-type="string" calcext:value-type="string">
            <text:p>an1.419-423:1.1</text:p>
          </table:table-cell>
          <table:table-cell office:value-type="string" calcext:value-type="string">
            <text:p>Saddhābalaṁ bhāveti … vīriyabalaṁ bhāveti … satibalaṁ bhāveti … samādhibalaṁ bhāveti … paññābalaṁ bhāveti …. </text:p>
          </table:table-cell>
          <table:table-cell/>
          <table:table-cell office:value-type="string" calcext:value-type="string">
            <text:p>Wenn eine Nonne die Kraft des Vertrauens entwickelt … die Kraft der Energie … die Kraft der Achtsamkeit … die Kraft der Versenkung … wenn sie die Kraft der Weisheit entwickelt, und sei es nur für die Dauer eines Fingerschnippens … </text:p>
          </table:table-cell>
          <table:table-cell office:value-type="string" calcext:value-type="string">
            <text:p>If they develop the power of faith … the power of energy … the power of mindfulness … the power of immersion … the power of wisdom, even for the time of a finger snap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csp1ed15.42, csp2ed15.42, ms15A1_446, msdiv407-411, ndp16.40, sc419.1, sya20.52</text:p>
          </table:table-cell>
        </table:table-row>
        <table:table-row table:style-name="ro1">
          <table:table-cell office:value-type="string" calcext:value-type="string">
            <text:p>an1.424-430:0.1</text:p>
          </table:table-cell>
          <table:table-cell office:value-type="string" calcext:value-type="string">
            <text:p>424–430 </text:p>
          </table:table-cell>
          <table:table-cell/>
          <table:table-cell table:number-columns-repeated="2" office:value-type="string" calcext:value-type="string">
            <text:p>424–430 </text:p>
          </table:table-cell>
          <table:table-cell table:number-columns-repeated="3" office:value-type="string" calcext:value-type="string">
            <text:p/>
          </table:table-cell>
          <table:table-cell office:value-type="string" calcext:value-type="string">
            <text:p>&lt;article id='an1.424-430'&gt;&lt;h2 class='sutta-title'&gt;{}&lt;/h2&gt;</text:p>
          </table:table-cell>
          <table:table-cell/>
        </table:table-row>
        <table:table-row table:style-name="ro1">
          <table:table-cell office:value-type="string" calcext:value-type="string">
            <text:p>an1.424-430:1.1</text:p>
          </table:table-cell>
          <table:table-cell office:value-type="string" calcext:value-type="string">
            <text:p>Satisambojjhaṅgaṁ bhāveti … dhammavicayasambojjhaṅgaṁ bhāveti … vīriyasambojjhaṅgaṁ bhāveti … pītisambojjhaṅgaṁ bhāveti … passaddhisambojjhaṅgaṁ bhāveti … samādhisambojjhaṅgaṁ bhāveti … upekkhāsambojjhaṅgaṁ bhāveti …. </text:p>
          </table:table-cell>
          <table:table-cell/>
          <table:table-cell office:value-type="string" calcext:value-type="string">
            <text:p>Wenn ein Mönch den Faktor des Erwachens Achtsamkeit entwickelt … den Faktor des Erwachens Untersuchung von Gesetzmäßigkeiten … den Faktor des Erwachens Energie … den Faktor des Erwachens Ekstase … den Faktor des Erwachens Stille … den Faktor des Erwachens Versenkung … wenn er den Faktor des Erwachens Gleichmut entwickelt, und sei es nur für die Dauer eines Fingerschnippens … </text:p>
          </table:table-cell>
          <table:table-cell office:value-type="string" calcext:value-type="string">
            <text:p>If they develop the awakening factor of mindfulness … the awakening factor of investigation of principles … the awakening factor of energy … the awakening factor of rapture … the awakening factor of tranquility … the awakening factor of immersion … the awakening factor of equanimity, even for the time of a finger snap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1_447, msdiv412-418, pts-vp-pli1.40, sc424.1</text:p>
          </table:table-cell>
        </table:table-row>
        <table:table-row table:style-name="ro1">
          <table:table-cell office:value-type="string" calcext:value-type="string">
            <text:p>an1.431-438:0.1</text:p>
          </table:table-cell>
          <table:table-cell office:value-type="string" calcext:value-type="string">
            <text:p>431–438 </text:p>
          </table:table-cell>
          <table:table-cell/>
          <table:table-cell table:number-columns-repeated="2" office:value-type="string" calcext:value-type="string">
            <text:p>431–438 </text:p>
          </table:table-cell>
          <table:table-cell table:number-columns-repeated="3" office:value-type="string" calcext:value-type="string">
            <text:p/>
          </table:table-cell>
          <table:table-cell office:value-type="string" calcext:value-type="string">
            <text:p>&lt;article id='an1.431-438'&gt;&lt;h2 class='sutta-title'&gt;{}&lt;/h2&gt;</text:p>
          </table:table-cell>
          <table:table-cell/>
        </table:table-row>
        <table:table-row table:style-name="ro1">
          <table:table-cell office:value-type="string" calcext:value-type="string">
            <text:p>an1.431-438:1.1</text:p>
          </table:table-cell>
          <table:table-cell office:value-type="string" calcext:value-type="string">
            <text:p>Sammādiṭṭhiṁ bhāveti … sammāsaṅkappaṁ bhāveti … sammāvācaṁ bhāveti … sammākammantaṁ bhāveti … sammāājīvaṁ bhāveti … sammāvāyāmaṁ bhāveti … sammāsatiṁ bhāveti … sammāsamādhiṁ bhāveti …. </text:p>
          </table:table-cell>
          <table:table-cell/>
          <table:table-cell office:value-type="string" calcext:value-type="string">
            <text:p>Wenn eine Nonne rechte Ansicht entwickelt … rechtes Denken … rechte Rede … rechtes Verhalten … rechten Lebenserwerb … rechten Einsatz … rechte Achtsamkeit … wenn sie rechte Versenkung entwickelt, und sei es nur für die Dauer eines Fingerschnippens … </text:p>
          </table:table-cell>
          <table:table-cell office:value-type="string" calcext:value-type="string">
            <text:p>If they develop right view … right thought … right speech … right action … right livelihood … right effort … right mindfulness … right immersion, even for the time of a finger snap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cck20.52, ms15A1_448, msdiv419-426, sc431.1</text:p>
          </table:table-cell>
        </table:table-row>
        <table:table-row table:style-name="ro1">
          <table:table-cell office:value-type="string" calcext:value-type="string">
            <text:p>an1.439-446:0.1</text:p>
          </table:table-cell>
          <table:table-cell office:value-type="string" calcext:value-type="string">
            <text:p>439–446 </text:p>
          </table:table-cell>
          <table:table-cell/>
          <table:table-cell table:number-columns-repeated="2" office:value-type="string" calcext:value-type="string">
            <text:p>439–446 </text:p>
          </table:table-cell>
          <table:table-cell table:number-columns-repeated="3" office:value-type="string" calcext:value-type="string">
            <text:p/>
          </table:table-cell>
          <table:table-cell office:value-type="string" calcext:value-type="string">
            <text:p>&lt;article id='an1.439-446'&gt;&lt;h2 class='sutta-title'&gt;{}&lt;/h2&gt;</text:p>
          </table:table-cell>
          <table:table-cell/>
        </table:table-row>
        <table:table-row table:style-name="ro1">
          <table:table-cell office:value-type="string" calcext:value-type="string">
            <text:p>an1.439-446:1.1</text:p>
          </table:table-cell>
          <table:table-cell office:value-type="string" calcext:value-type="string">
            <text:p>Ajjhattaṁ rūpasaññī bahiddhā rūpāni passati parittāni suvaṇṇadubbaṇṇāni. </text:p>
          </table:table-cell>
          <table:table-cell/>
          <table:table-cell office:value-type="string" calcext:value-type="string">
            <text:p>Während ein Mönch Form innerlich wahrnimmt, sieht er äußere Bilder, begrenzt, sowohl schön als auch hässlich. </text:p>
          </table:table-cell>
          <table:table-cell office:value-type="string" calcext:value-type="string">
            <text:p>Perceiving form internally, they see visions externally, limited, both pretty and ugly.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84, cck20.53, dr20.54, ms15A1_449, msdiv427-434, sc439.1, sya20.53, vri35.56</text:p>
          </table:table-cell>
        </table:table-row>
        <table:table-row table:style-name="ro1">
          <table:table-cell office:value-type="string" calcext:value-type="string">
            <text:p>an1.439-446:1.2</text:p>
          </table:table-cell>
          <table:table-cell office:value-type="string" calcext:value-type="string">
            <text:p>Tāni abhibhuyya: </text:p>
          </table:table-cell>
          <table:table-cell/>
          <table:table-cell office:value-type="string" calcext:value-type="string">
            <text:p>Wenn er das gemeistert hat, ist er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3</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4</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5</text:p>
          </table:table-cell>
          <table:table-cell office:value-type="string" calcext:value-type="string">
            <text:p>… ajjhattaṁ rūpasaññī bahiddhā rūpāni passati appamāṇāni suvaṇṇadubbaṇṇāni. </text:p>
          </table:table-cell>
          <table:table-cell/>
          <table:table-cell office:value-type="string" calcext:value-type="string">
            <text:p>Während eine Nonne Form innerlich wahrnimmt, sieht sie äußere Bilder, unbegrenzt, sowohl schön als auch hässlich. </text:p>
          </table:table-cell>
          <table:table-cell office:value-type="string" calcext:value-type="string">
            <text:p>Perceiving form internally, they see visions externally, limitless, both pretty and ug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6</text:p>
          </table:table-cell>
          <table:table-cell office:value-type="string" calcext:value-type="string">
            <text:p>Tāni abhibhuyya: </text:p>
          </table:table-cell>
          <table:table-cell/>
          <table:table-cell office:value-type="string" calcext:value-type="string">
            <text:p>Wenn sie das gemeistert hat, ist sie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7</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8</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9</text:p>
          </table:table-cell>
          <table:table-cell office:value-type="string" calcext:value-type="string">
            <text:p>… ajjhattaṁ arūpasaññī bahiddhā rūpāni passati parittāni suvaṇṇadubbaṇṇāni. </text:p>
          </table:table-cell>
          <table:table-cell/>
          <table:table-cell office:value-type="string" calcext:value-type="string">
            <text:p>Während ein Mönch keine Form innerlich wahrnimmt, sieht er äußere Bilder, begrenzt, sowohl schön als auch hässlich. </text:p>
          </table:table-cell>
          <table:table-cell office:value-type="string" calcext:value-type="string">
            <text:p>Not perceiving form internally, they see visions externally, limited, both pretty and ug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0</text:p>
          </table:table-cell>
          <table:table-cell office:value-type="string" calcext:value-type="string">
            <text:p>Tāni abhibhuyya: </text:p>
          </table:table-cell>
          <table:table-cell/>
          <table:table-cell office:value-type="string" calcext:value-type="string">
            <text:p>Wenn er das gemeistert hat, ist er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1</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2</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3</text:p>
          </table:table-cell>
          <table:table-cell office:value-type="string" calcext:value-type="string">
            <text:p>… ajjhattaṁ arūpasaññī bahiddhā rūpāni passati appamāṇāni suvaṇṇadubbaṇṇāni. </text:p>
          </table:table-cell>
          <table:table-cell/>
          <table:table-cell office:value-type="string" calcext:value-type="string">
            <text:p>Während eine Nonne keine Form innerlich wahrnimmt, sieht sie äußere Bilder, unbegrenzt, sowohl schön als auch hässlich. </text:p>
          </table:table-cell>
          <table:table-cell office:value-type="string" calcext:value-type="string">
            <text:p>Not perceiving form internally, they see visions externally, limitless, both pretty and ugly.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4</text:p>
          </table:table-cell>
          <table:table-cell office:value-type="string" calcext:value-type="string">
            <text:p>Tāni abhibhuyya: </text:p>
          </table:table-cell>
          <table:table-cell/>
          <table:table-cell office:value-type="string" calcext:value-type="string">
            <text:p>Wenn sie das gemeistert hat, ist sie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5</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6</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7</text:p>
          </table:table-cell>
          <table:table-cell office:value-type="string" calcext:value-type="string">
            <text:p>… ajjhattaṁ arūpasaññī bahiddhā rūpāni passati nīlāni nīlavaṇṇāni nīlanidassanāni nīlanibhāsāni. </text:p>
          </table:table-cell>
          <table:table-cell/>
          <table:table-cell office:value-type="string" calcext:value-type="string">
            <text:p>Während ein Mönch keine Form innerlich wahrnimmt, sieht er äußere Bilder, blau, von blauer Farbe, in blauer Schattierung, blauem Ton. </text:p>
          </table:table-cell>
          <table:table-cell office:value-type="string" calcext:value-type="string">
            <text:p>Not perceiving form internally, they see visions externally that are blue, with blue color, blue hue, and blue ti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8</text:p>
          </table:table-cell>
          <table:table-cell office:value-type="string" calcext:value-type="string">
            <text:p>Tāni abhibhuyya: </text:p>
          </table:table-cell>
          <table:table-cell/>
          <table:table-cell office:value-type="string" calcext:value-type="string">
            <text:p>Wenn er das gemeistert hat, ist er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19</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0</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1</text:p>
          </table:table-cell>
          <table:table-cell office:value-type="string" calcext:value-type="string">
            <text:p>… ajjhattaṁ arūpasaññī bahiddhā rūpāni passati pītāni pītavaṇṇāni pītanidassanāni pītanibhāsāni. </text:p>
          </table:table-cell>
          <table:table-cell/>
          <table:table-cell office:value-type="string" calcext:value-type="string">
            <text:p>Während eine Nonne keine Form innerlich wahrnimmt, sieht sie äußere Bilder, gelb, von gelber Farbe, in gelber Schattierung, gelbem Ton. </text:p>
          </table:table-cell>
          <table:table-cell office:value-type="string" calcext:value-type="string">
            <text:p>Not perceiving form internally, they see visions externally that are yellow, with yellow color, yellow hue, and yellow ti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2</text:p>
          </table:table-cell>
          <table:table-cell office:value-type="string" calcext:value-type="string">
            <text:p>Tāni abhibhuyya: </text:p>
          </table:table-cell>
          <table:table-cell/>
          <table:table-cell office:value-type="string" calcext:value-type="string">
            <text:p>Wenn sie das gemeistert hat, ist sie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3</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4</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5</text:p>
          </table:table-cell>
          <table:table-cell office:value-type="string" calcext:value-type="string">
            <text:p>… ajjhattaṁ arūpasaññī bahiddhā rūpāni passati lohitakāni lohitakavaṇṇāni lohitakanidassanāni lohitakanibhāsāni. </text:p>
          </table:table-cell>
          <table:table-cell/>
          <table:table-cell office:value-type="string" calcext:value-type="string">
            <text:p>Während ein Mönch keine Form innerlich wahrnimmt, sieht er äußere Bilder, rot, von roter Farbe, in roter Schattierung, rotem Ton. </text:p>
          </table:table-cell>
          <table:table-cell office:value-type="string" calcext:value-type="string">
            <text:p>Not perceiving form internally, they see visions externally that are red, with red color, red hue, and red ti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6</text:p>
          </table:table-cell>
          <table:table-cell office:value-type="string" calcext:value-type="string">
            <text:p>Tāni abhibhuyya: </text:p>
          </table:table-cell>
          <table:table-cell/>
          <table:table-cell office:value-type="string" calcext:value-type="string">
            <text:p>Wenn er das gemeistert hat, ist er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7</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8</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29</text:p>
          </table:table-cell>
          <table:table-cell office:value-type="string" calcext:value-type="string">
            <text:p>… ajjhattaṁ arūpasaññī bahiddhā rūpāni passati odātāni odātavaṇṇāni odātanidassanāni odātanibhāsāni. </text:p>
          </table:table-cell>
          <table:table-cell/>
          <table:table-cell office:value-type="string" calcext:value-type="string">
            <text:p>Während eine Nonne keine Form innerlich wahrnimmt, sieht sie äußere Bilder, weiß, von weißer Farbe, in weißer Schattierung, weißem Ton. </text:p>
          </table:table-cell>
          <table:table-cell office:value-type="string" calcext:value-type="string">
            <text:p>Not perceiving form internally, they see visions externally that are white, with white color, white hue, and white tin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30</text:p>
          </table:table-cell>
          <table:table-cell office:value-type="string" calcext:value-type="string">
            <text:p>Tāni abhibhuyya: </text:p>
          </table:table-cell>
          <table:table-cell/>
          <table:table-cell office:value-type="string" calcext:value-type="string">
            <text:p>Wenn sie das gemeistert hat, ist sie sich klar: </text:p>
          </table:table-cell>
          <table:table-cell office:value-type="string" calcext:value-type="string">
            <text:p>Having mastered this, they are aware that: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31</text:p>
          </table:table-cell>
          <table:table-cell office:value-type="string" calcext:value-type="string">
            <text:p>‘jānāmi passāmī’ti—</text:p>
          </table:table-cell>
          <table:table-cell/>
          <table:table-cell office:value-type="string" calcext:value-type="string">
            <text:p>‚Ich weiß und sehe.‘ … </text:p>
          </table:table-cell>
          <table:table-cell office:value-type="string" calcext:value-type="string">
            <text:p>‘I know and see.’ …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439-446:1.32</text:p>
          </table:table-cell>
          <table:table-cell office:value-type="string" calcext:value-type="string">
            <text:p>evaṁsaññī hoti.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447-454:0.1</text:p>
          </table:table-cell>
          <table:table-cell office:value-type="string" calcext:value-type="string">
            <text:p>447–454 </text:p>
          </table:table-cell>
          <table:table-cell/>
          <table:table-cell table:number-columns-repeated="2" office:value-type="string" calcext:value-type="string">
            <text:p>447–454 </text:p>
          </table:table-cell>
          <table:table-cell table:number-columns-repeated="3" office:value-type="string" calcext:value-type="string">
            <text:p/>
          </table:table-cell>
          <table:table-cell office:value-type="string" calcext:value-type="string">
            <text:p>&lt;article id='an1.447-454'&gt;&lt;h2 class='sutta-title'&gt;{}&lt;/h2&gt;</text:p>
          </table:table-cell>
          <table:table-cell/>
        </table:table-row>
        <table:table-row table:style-name="ro1">
          <table:table-cell office:value-type="string" calcext:value-type="string">
            <text:p>an1.447-454:1.1</text:p>
          </table:table-cell>
          <table:table-cell office:value-type="string" calcext:value-type="string">
            <text:p>Rūpī rūpāni passati … ajjhattaṁ arūpasaññī bahiddhā rūpāni passati … subhanteva adhimutto hoti … sabbaso rūpasaññānaṁ samatikkamā paṭighasaññānaṁ atthaṅgamā nānattasaññānaṁ amanasikārā ananto ākāsoti ākāsānañcāyatanaṁ upasampajja viharati … sabbaso ākāsānañcāyatanaṁ samatikkamma anantaṁ viññāṇanti viññāṇañcāyatanaṁ upasampajja viharati … sabbaso viññāṇañcāyatanaṁ samatikkamma natthi kiñcīti ākiñcaññāyatanaṁ upasampajja viharati … sabbaso ākiñcaññāyatanaṁ samatikkamma nevasaññānāsaññāyatanaṁ upasampajja viharati … sabbaso nevasaññānāsaññāyatanaṁ samatikkamma saññāvedayitanirodhaṁ upasampajja viharati …. </text:p>
          </table:table-cell>
          <table:table-cell/>
          <table:table-cell office:value-type="string" calcext:value-type="string">
            <text:p>Im Besitz körperlicher Form, sieht ein Mönch Bilder … während er keine Form innerlich wahrnimmt, sieht er äußere Bilder … er ist einzig der Schönheit zugeneigt … er übersteigt jegliche Formwahrnehmung, und mit dem Beenden der Wahrnehmung von Eindrücken, und indem er sich nicht der Wahrnehmung von Verschiedenheit zuwendet, im Wissen: ‚Raum ist unendlich‘, tritt er in die Dimension des unendlichen Raumes ein und verweilt darin … er übersteigt vollständig die Dimension des unendlichen Raumes im Wissen: ‚Bewusstsein ist unendlich‘, tritt in die Dimension des unendlichen Bewusstseins ein und verweilt darin … er übersteigt vollständig die Dimension des unendlichen Bewusstseins im Wissen: ‚da ist überhaupt nichts‘, tritt in die Dimension des Nichts ein und verweilt darin … er übersteigt vollständig die Dimension des Nichts und tritt in die Dimension ‚weder Wahrnehmung noch keine Wahrnehmung‘ ein und verweilt darin … er übersteigt vollständig die Dimension ‚weder Wahrnehmung noch keine Wahrnehmung‘ und tritt in das Aufhören von Wahrnehmung und Gefühl ein und verweilt darin … </text:p>
          </table:table-cell>
          <table:table-cell office:value-type="string" calcext:value-type="string">
            <text:p>Having physical form, they see visions … not perceiving form internally, they see visions externally … they’re focused only on beauty … going totally beyond perceptions of form, with the ending of perceptions of impingement, not focusing on perceptions of diversity, aware that ‘space is infinite’, they enter and remain in the dimension of infinite space … going totally beyond the dimension of infinite space, aware that ‘consciousness is infinite’, they enter and remain in the dimension of infinite consciousness … going totally beyond the dimension of infinite consciousness, aware that ‘there is nothing at all’, they enter and remain in the dimension of nothingness … going totally beyond the dimension of nothingness, they enter and remain in the dimension of neither perception nor non-perception … going totally beyond the dimension of neither perception nor non-perception, they enter and remain in the cessation of perception and feeling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csp1ed15.43, csp2ed15.43, dr20.55, ms15A1_450, msdiv435-442, ndp16.41, pts-vp-pli1.41, sc447.1, sya20.54</text:p>
          </table:table-cell>
        </table:table-row>
        <table:table-row table:style-name="ro1">
          <table:table-cell office:value-type="string" calcext:value-type="string">
            <text:p>an1.455-464:0.1</text:p>
          </table:table-cell>
          <table:table-cell office:value-type="string" calcext:value-type="string">
            <text:p>455–464 </text:p>
          </table:table-cell>
          <table:table-cell/>
          <table:table-cell table:number-columns-repeated="2" office:value-type="string" calcext:value-type="string">
            <text:p>455–464 </text:p>
          </table:table-cell>
          <table:table-cell table:number-columns-repeated="3" office:value-type="string" calcext:value-type="string">
            <text:p/>
          </table:table-cell>
          <table:table-cell office:value-type="string" calcext:value-type="string">
            <text:p>&lt;article id='an1.455-464'&gt;&lt;h2 class='sutta-title'&gt;{}&lt;/h2&gt;</text:p>
          </table:table-cell>
          <table:table-cell/>
        </table:table-row>
        <table:table-row table:style-name="ro1">
          <table:table-cell office:value-type="string" calcext:value-type="string">
            <text:p>an1.455-464:1.1</text:p>
          </table:table-cell>
          <table:table-cell office:value-type="string" calcext:value-type="string">
            <text:p>Pathavikasiṇaṁ bhāveti … āpokasiṇaṁ bhāveti … tejokasiṇaṁ bhāveti … vāyokasiṇaṁ bhāveti … nīlakasiṇaṁ bhāveti … pītakasiṇaṁ bhāveti … lohitakasiṇaṁ bhāveti … odātakasiṇaṁ bhāveti … ākāsakasiṇaṁ bhāveti … viññāṇakasiṇaṁ bhāveti …. () </text:p>
          </table:table-cell>
          <table:table-cell office:value-type="string" calcext:value-type="string">
            <text:p>() → (ālokakasiṇaṁ bhāveti) (bj)</text:p>
          </table:table-cell>
          <table:table-cell office:value-type="string" calcext:value-type="string">
            <text:p>Eine Nonne entwickelt die Meditation über die allumfassende Erde … die Meditation über das allumfassende Wasser … die Meditation über das allumfassende Feuer … die Meditation über die allumfassende Luft … die Meditation über allumfassendes Blau … die Meditation über allumfassendes Gelb … die Meditation über allumfassendes Rot … die Meditation über allumfassendes Weiß … die Meditation über den allumfassenden Raum … die Meditation über das allumfassende Bewusstsein … </text:p>
          </table:table-cell>
          <table:table-cell office:value-type="string" calcext:value-type="string">
            <text:p>They develop the meditation on universal earth … the meditation on universal water … the meditation on universal fire … the meditation on universal air … the meditation on universal blue … the meditation on universal yellow … the meditation on universal red … the meditation on universal white … the meditation on universal space … the meditation on universal consciousness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1_451, msdiv443-452, sc455.1</text:p>
          </table:table-cell>
        </table:table-row>
        <table:table-row table:style-name="ro1">
          <table:table-cell office:value-type="string" calcext:value-type="string">
            <text:p>an1.465-474:0.1</text:p>
          </table:table-cell>
          <table:table-cell office:value-type="string" calcext:value-type="string">
            <text:p>465–474 </text:p>
          </table:table-cell>
          <table:table-cell/>
          <table:table-cell table:number-columns-repeated="2" office:value-type="string" calcext:value-type="string">
            <text:p>465–474 </text:p>
          </table:table-cell>
          <table:table-cell table:number-columns-repeated="3" office:value-type="string" calcext:value-type="string">
            <text:p/>
          </table:table-cell>
          <table:table-cell office:value-type="string" calcext:value-type="string">
            <text:p>&lt;article id='an1.465-474'&gt;&lt;h2 class='sutta-title'&gt;{}&lt;/h2&gt;</text:p>
          </table:table-cell>
          <table:table-cell/>
        </table:table-row>
        <table:table-row table:style-name="ro1">
          <table:table-cell office:value-type="string" calcext:value-type="string">
            <text:p>an1.465-474:1.1</text:p>
          </table:table-cell>
          <table:table-cell office:value-type="string" calcext:value-type="string">
            <text:p>Asubhasaññaṁ bhāveti … maraṇasaññaṁ bhāveti … āhāre paṭikūlasaññaṁ bhāveti … sabbaloke anabhiratisaññaṁ bhāveti … aniccasaññaṁ bhāveti … anicce dukkhasaññaṁ bhāveti … dukkhe anattasaññaṁ bhāveti … pahānasaññaṁ bhāveti … virāgasaññaṁ bhāveti … nirodhasaññaṁ bhāveti …. </text:p>
          </table:table-cell>
          <table:table-cell office:value-type="string" calcext:value-type="string">
            <text:p>anabhiratisaññaṁ → anabhiratasaññaṁ (bj, sya-all, km, pts1ed)</text:p>
          </table:table-cell>
          <table:table-cell office:value-type="string" calcext:value-type="string">
            <text:p>Ein Mönch entwickelt die Wahrnehmung des Hässlichen … die Wahrnehmung des Todes … die Wahrnehmung der Widerwärtigkeit der Nahrung … die Wahrnehmung der Entfremdung von der ganzen Welt … die Wahrnehmung der Unbeständigkeit … die Wahrnehmung des Leidens in der Unbeständigkeit … die Wahrnehmung von Nicht-Selbst im Leiden … die Wahrnehmung des Aufgebens … die Wahrnehmung des Schwindens … die Wahrnehmung des Aufhörens … </text:p>
          </table:table-cell>
          <table:table-cell office:value-type="string" calcext:value-type="string">
            <text:p>They develop the perception of ugliness … the perception of death … the perception of the repulsiveness of food … the perception of dissatisfaction with the whole world … the perception of impermanence … the perception of suffering in impermanence … the perception of not-self in suffering … the perception of giving up … the perception of fading away … the perception of cessation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bj18.86, cck20.54, ms15A1_452, msdiv453-462, sc465.1</text:p>
          </table:table-cell>
        </table:table-row>
        <table:table-row table:style-name="ro1">
          <table:table-cell office:value-type="string" calcext:value-type="string">
            <text:p>an1.475-484:0.1</text:p>
          </table:table-cell>
          <table:table-cell office:value-type="string" calcext:value-type="string">
            <text:p>475–484 </text:p>
          </table:table-cell>
          <table:table-cell/>
          <table:table-cell table:number-columns-repeated="2" office:value-type="string" calcext:value-type="string">
            <text:p>475–484 </text:p>
          </table:table-cell>
          <table:table-cell table:number-columns-repeated="3" office:value-type="string" calcext:value-type="string">
            <text:p/>
          </table:table-cell>
          <table:table-cell office:value-type="string" calcext:value-type="string">
            <text:p>&lt;article id='an1.475-484'&gt;&lt;h2 class='sutta-title'&gt;{}&lt;/h2&gt;</text:p>
          </table:table-cell>
          <table:table-cell/>
        </table:table-row>
        <table:table-row table:style-name="ro1">
          <table:table-cell office:value-type="string" calcext:value-type="string">
            <text:p>an1.475-484:1.1</text:p>
          </table:table-cell>
          <table:table-cell office:value-type="string" calcext:value-type="string">
            <text:p>Aniccasaññaṁ bhāveti … anattasaññaṁ bhāveti … maraṇasaññaṁ bhāveti … āhāre paṭikūlasaññaṁ bhāveti … sabbaloke anabhiratisaññaṁ bhāveti … aṭṭhikasaññaṁ bhāveti … puḷavakasaññaṁ bhāveti … vinīlakasaññaṁ bhāveti … vicchiddakasaññaṁ bhāveti … uddhumātakasaññaṁ bhāveti …. </text:p>
          </table:table-cell>
          <table:table-cell office:value-type="string" calcext:value-type="string">
            <text:p>puḷavakasaññaṁ → pulavakasaññaṁ (bj); puḷuvakasaññaṁ (mr)</text:p>
          </table:table-cell>
          <table:table-cell office:value-type="string" calcext:value-type="string">
            <text:p>Eine Nonne entwickelt die Wahrnehmung der Unbeständigkeit … die Wahrnehmung von Nicht-Selbst … die Wahrnehmung des Todes … die Wahrnehmung der Widerwärtigkeit der Nahrung … die Wahrnehmung der Entfremdung von der ganzen Welt … die Wahrnehmung eines Skeletts … die Wahrnehmung der von Maden durchsetzten Leiche … die Wahrnehmung der bläulich verfärbten Leiche … die Wahrnehmung der aufgebrochenen Leiche … die Wahrnehmung der aufgedunsenen Leiche … </text:p>
          </table:table-cell>
          <table:table-cell office:value-type="string" calcext:value-type="string">
            <text:p>They develop the perception of impermanence … the perception of not-self … the perception of death … the perception of the repulsiveness of food … the perception of dissatisfaction with the whole world … the perception of a skeleton … the perception of the worm-infested corpse … the perception of the livid corpse … the perception of the split open corpse … the perception of the bloated corpse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ms15A1_453, msdiv463-472, pts-vp-pli1.42, sc475.1</text:p>
          </table:table-cell>
        </table:table-row>
        <table:table-row table:style-name="ro1">
          <table:table-cell office:value-type="string" calcext:value-type="string">
            <text:p>an1.485-494:0.1</text:p>
          </table:table-cell>
          <table:table-cell office:value-type="string" calcext:value-type="string">
            <text:p>485–494 </text:p>
          </table:table-cell>
          <table:table-cell/>
          <table:table-cell table:number-columns-repeated="2" office:value-type="string" calcext:value-type="string">
            <text:p>485–494 </text:p>
          </table:table-cell>
          <table:table-cell table:number-columns-repeated="3" office:value-type="string" calcext:value-type="string">
            <text:p/>
          </table:table-cell>
          <table:table-cell office:value-type="string" calcext:value-type="string">
            <text:p>&lt;article id='an1.485-494'&gt;&lt;h2 class='sutta-title'&gt;{}&lt;/h2&gt;</text:p>
          </table:table-cell>
          <table:table-cell/>
        </table:table-row>
        <table:table-row table:style-name="ro1">
          <table:table-cell office:value-type="string" calcext:value-type="string">
            <text:p>an1.485-494:1.1</text:p>
          </table:table-cell>
          <table:table-cell office:value-type="string" calcext:value-type="string">
            <text:p>Buddhānussatiṁ bhāveti … dhammānussatiṁ bhāveti … saṅghānussatiṁ bhāveti … sīlānussatiṁ bhāveti … cāgānussatiṁ bhāveti … devatānussatiṁ bhāveti … ānāpānassatiṁ bhāveti … maraṇassatiṁ bhāveti … kāyagatāsatiṁ bhāveti … upasamānussatiṁ bhāveti …. </text:p>
          </table:table-cell>
          <table:table-cell/>
          <table:table-cell office:value-type="string" calcext:value-type="string">
            <text:p>Ein Mönch entwickelt die Besinnung auf den Buddha … die Besinnung auf die Lehre … die Besinnung auf den Saṅgha … die Besinnung auf sittliches Verhalten … die Besinnung auf Großzügigkeit … die Besinnung auf die Gottheiten … Achtsamkeit auf den Atem … die Besinnung auf den Tod … Achtsamkeit auf den Körper … die Besinnung auf Frieden … </text:p>
          </table:table-cell>
          <table:table-cell office:value-type="string" calcext:value-type="string">
            <text:p>They develop the recollection of the Buddha … the recollection of the teaching … the recollection of the Saṅgha … the recollection of ethical conduct … the recollection of generosity … the recollection of the deities … mindfulness of breathing … the recollection of death … mindfulness of the body … the recollection of peace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dr20.56, ms15A1_454, msdiv473-482, sc485.1, sya20.55, vri35.57</text:p>
          </table:table-cell>
        </table:table-row>
        <table:table-row table:style-name="ro1">
          <table:table-cell office:value-type="string" calcext:value-type="string">
            <text:p>an1.495-534:0.1</text:p>
          </table:table-cell>
          <table:table-cell office:value-type="string" calcext:value-type="string">
            <text:p>495–534 </text:p>
          </table:table-cell>
          <table:table-cell/>
          <table:table-cell table:number-columns-repeated="2" office:value-type="string" calcext:value-type="string">
            <text:p>495–534 </text:p>
          </table:table-cell>
          <table:table-cell table:number-columns-repeated="3" office:value-type="string" calcext:value-type="string">
            <text:p/>
          </table:table-cell>
          <table:table-cell office:value-type="string" calcext:value-type="string">
            <text:p>&lt;article id='an1.495-534'&gt;&lt;h2 class='sutta-title'&gt;{}&lt;/h2&gt;</text:p>
          </table:table-cell>
          <table:table-cell/>
        </table:table-row>
        <table:table-row table:style-name="ro1">
          <table:table-cell office:value-type="string" calcext:value-type="string">
            <text:p>an1.495-534:1.1</text:p>
          </table:table-cell>
          <table:table-cell office:value-type="string" calcext:value-type="string">
            <text:p>Paṭhamajjhānasahagataṁ saddhindriyaṁ bhāveti … vīriyindriyaṁ bhāveti … satindriyaṁ bhāveti … samādhindriyaṁ bhāveti … paññindriyaṁ bhāveti … saddhābalaṁ bhāveti … vīriyabalaṁ bhāveti … satibalaṁ bhāveti … samādhibalaṁ bhāveti … paññābalaṁ bhāveti …. </text:p>
          </table:table-cell>
          <table:table-cell/>
          <table:table-cell office:value-type="string" calcext:value-type="string">
            <text:p>Eine Nonne entwickelt die Fähigkeit zum Vertrauen zusammen mit der ersten Vertiefung … die Fähigkeit zur Energie … die Fähigkeit zur Achtsamkeit … die Fähigkeit zur Versenkung … die Fähigkeit zur Weisheit … die Kraft des Vertrauens … die Kraft der Energie … die Kraft der Achtsamkeit … die Kraft der Versenkung … die Kraft der Weisheit zusammen mit der ersten Vertiefung … </text:p>
          </table:table-cell>
          <table:table-cell office:value-type="string" calcext:value-type="string">
            <text:p>They develop the faculty of faith together with the first absorption … the faculty of energy … the faculty of mindfulness … the faculty of immersion … the faculty of wisdom … the power of faith … the power of energy … the power of mindfulness … the power of immersion … the power of wisdom together with the first absorption … </text:p>
          </table:table-cell>
          <table:table-cell table:number-columns-repeated="3" office:value-type="string" calcext:value-type="string">
            <text:p/>
          </table:table-cell>
          <table:table-cell office:value-type="string" calcext:value-type="string">
            <text:p>&lt;p&gt;{}&lt;/p&gt;&lt;/article&gt;</text:p>
          </table:table-cell>
          <table:table-cell office:value-type="string" calcext:value-type="string">
            <text:p>csp1ed15.44, csp2ed15.44, ms15A1_455, msdiv483-492, ndp16.42, sc495.1</text:p>
          </table:table-cell>
        </table:table-row>
        <table:table-row table:style-name="ro1">
          <table:table-cell office:value-type="string" calcext:value-type="string">
            <text:p>an1.535-574:0.1</text:p>
          </table:table-cell>
          <table:table-cell office:value-type="string" calcext:value-type="string">
            <text:p>535–574 </text:p>
          </table:table-cell>
          <table:table-cell/>
          <table:table-cell table:number-columns-repeated="2" office:value-type="string" calcext:value-type="string">
            <text:p>535–574 </text:p>
          </table:table-cell>
          <table:table-cell table:number-columns-repeated="3" office:value-type="string" calcext:value-type="string">
            <text:p/>
          </table:table-cell>
          <table:table-cell office:value-type="string" calcext:value-type="string">
            <text:p>&lt;article id='an1.535-574'&gt;&lt;h2 class='sutta-title'&gt;{}&lt;/h2&gt;</text:p>
          </table:table-cell>
          <table:table-cell/>
        </table:table-row>
        <table:table-row table:style-name="ro1">
          <table:table-cell office:value-type="string" calcext:value-type="string">
            <text:p>an1.535-574:1.1</text:p>
          </table:table-cell>
          <table:table-cell office:value-type="string" calcext:value-type="string">
            <text:p>Dutiyajjhānasahagataṁ …pe… tatiyajjhānasahagataṁ …pe… catutthajjhānasahagataṁ …pe… mettāsahagataṁ …pe… karuṇāsahagataṁ …pe… muditāsahagataṁ …pe… upekkhāsahagataṁ saddhindriyaṁ bhāveti … vīriyindriyaṁ bhāveti … satindriyaṁ bhāveti … samādhindriyaṁ bhāveti … paññindriyaṁ bhāveti … saddhābalaṁ bhāveti … vīriyabalaṁ bhāveti … satibalaṁ bhāveti … samādhibalaṁ bhāveti … paññābalaṁ bhāveti. </text:p>
          </table:table-cell>
          <table:table-cell/>
          <table:table-cell office:value-type="string" calcext:value-type="string">
            <text:p>Zusammen mit der zweiten Vertiefung … der dritten Vertiefung … der vierten Vertiefung … zusammen mit Liebe … mit Mitgefühl … mit freudiger Anteilnahme … Sie entwickelt die Fähigkeit zum Vertrauen zusammen mit Gleichmut … Sie entwickelt die Fähigkeit zur Energie … die Fähigkeit zur Achtsamkeit … die Fähigkeit zur Versenkung … die Fähigkeit zur Weisheit … die Kraft des Vertrauens … die Kraft der Energie … die Kraft der Achtsamkeit … die Kraft der Versenkung … sie entwickelt die Kraft der Weisheit zusammen mit Gleichmut. </text:p>
          </table:table-cell>
          <table:table-cell office:value-type="string" calcext:value-type="string">
            <text:p>Together with the second absorption … the third absorption … the fourth absorption … love … compassion … rejoicing … They develop the faculty of faith together with equanimity … They develop the faculty of energy … the faculty of mindfulness … the faculty of immersion … the faculty of wisdom … the power of faith … the power of energy … the power of mindfulness … the power of immersion … the power of wisdom.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55, ms15A1_456, msdiv493-562, pts-vp-pli1.43, sc535.1</text:p>
          </table:table-cell>
        </table:table-row>
        <table:table-row table:style-name="ro1">
          <table:table-cell office:value-type="string" calcext:value-type="string">
            <text:p>an1.535-574:1.2</text:p>
          </table:table-cell>
          <table:table-cell office:value-type="string" calcext:value-type="string">
            <text:p>Ayaṁ vuccati, bhikkhave: </text:p>
          </table:table-cell>
          <table:table-cell/>
          <table:table-cell office:value-type="string" calcext:value-type="string">
            <text:p>Eine solche Person nennt man </text:p>
          </table:table-cell>
          <table:table-cell office:value-type="string" calcext:value-type="string">
            <text:p>That mendicant is called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35-574:1.3</text:p>
          </table:table-cell>
          <table:table-cell office:value-type="string" calcext:value-type="string">
            <text:p>‘bhikkhu arittajjhāno viharati satthusāsanakaro ovādapatikaro, amoghaṁ raṭṭhapiṇḍaṁ bhuñjati’. </text:p>
          </table:table-cell>
          <table:table-cell/>
          <table:table-cell office:value-type="string" calcext:value-type="string">
            <text:p>einen Mönch oder eine Nonne, die nicht ohne Vertiefung lebt, die der Anleitung des Lehrers folgt, die Rat annimmt und das Almosen des Landes nicht umsonst verzehrt. </text:p>
          </table:table-cell>
          <table:table-cell office:value-type="string" calcext:value-type="string">
            <text:p>a mendicant who does not lack absorption, who follows the Teacher’s instructions, who responds to advice, and who does not eat the country’s alms in vain. </text:p>
          </table:table-cell>
          <table:table-cell table:number-columns-repeated="3" office:value-type="string" calcext:value-type="string">
            <text:p/>
          </table:table-cell>
          <table:table-cell office:value-type="string" calcext:value-type="string">
            <text:p>{}</text:p>
          </table:table-cell>
          <table:table-cell/>
        </table:table-row>
        <table:table-row table:style-name="ro1">
          <table:table-cell office:value-type="string" calcext:value-type="string">
            <text:p>an1.535-574:1.4</text:p>
          </table:table-cell>
          <table:table-cell office:value-type="string" calcext:value-type="string">
            <text:p>Ko pana vādo ye naṁ bahulīkarontī”ti. </text:p>
          </table:table-cell>
          <table:table-cell/>
          <table:table-cell office:value-type="string" calcext:value-type="string">
            <text:p>Um wieviel mehr gilt das für die, die diese Übung regelmäßig pflegen!“ </text:p>
          </table:table-cell>
          <table:table-cell office:value-type="string" calcext:value-type="string">
            <text:p>How much more so those who make much of it!”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535-574:1.5</text:p>
          </table:table-cell>
          <table:table-cell office:value-type="string" calcext:value-type="string">
            <text:p>(Aparaaccharāsaṅghātavaggo.) </text:p>
          </table:table-cell>
          <table:table-cell/>
          <table:table-cell table:number-columns-repeated="5" office:value-type="string" calcext:value-type="string">
            <text:p/>
          </table:table-cell>
          <table:table-cell office:value-type="string" calcext:value-type="string">
            <text:p>&lt;p class='endsection'&gt;{}&lt;/p&gt;&lt;/article&gt;&lt;/section&gt;</text:p>
          </table:table-cell>
          <table:table-cell/>
        </table:table-row>
        <table:table-row table:style-name="ro1">
          <table:table-cell table:number-columns-repeated="10"/>
        </table:table-row>
        <table:table-row table:style-name="ro1">
          <table:table-cell office:value-type="string" calcext:value-type="string">
            <text:p>an1.616:0.1</text:p>
          </table:table-cell>
          <table:table-cell office:value-type="string" calcext:value-type="string">
            <text:p>Aṅguttara Nikāya 1 </text:p>
          </table:table-cell>
          <table:table-cell/>
          <table:table-cell office:value-type="string" calcext:value-type="string">
            <text:p>Nummerierte Lehrreden 1</text:p>
          </table:table-cell>
          <table:table-cell office:value-type="string" calcext:value-type="string">
            <text:p>Numbered Discourses 1 </text:p>
          </table:table-cell>
          <table:table-cell table:number-columns-repeated="3" office:value-type="string" calcext:value-type="string">
            <text:p/>
          </table:table-cell>
          <table:table-cell office:value-type="string" calcext:value-type="string">
            <text:p>&lt;section class='range' id='an1.616-627'&gt;&lt;header&gt;&lt;ul&gt;&lt;li class='division'&gt;{}&lt;/li&gt;</text:p>
          </table:table-cell>
          <table:table-cell/>
        </table:table-row>
        <table:table-row table:style-name="ro1">
          <table:table-cell office:value-type="string" calcext:value-type="string">
            <text:p>an1.616:0.2</text:p>
          </table:table-cell>
          <table:table-cell office:value-type="string" calcext:value-type="string">
            <text:p>31. Amatavagga </text:p>
          </table:table-cell>
          <table:table-cell/>
          <table:table-cell office:value-type="string" calcext:value-type="string">
            <text:p>31. Die Unsterblichkeit</text:p>
          </table:table-cell>
          <table:table-cell office:value-type="string" calcext:value-type="string">
            <text:p>31. The Deathless </text:p>
          </table:table-cell>
          <table:table-cell table:number-columns-repeated="3" office:value-type="string" calcext:value-type="string">
            <text:p/>
          </table:table-cell>
          <table:table-cell office:value-type="string" calcext:value-type="string">
            <text:p>&lt;li&gt;{}&lt;/li&gt;&lt;/ul&gt;</text:p>
          </table:table-cell>
          <table:table-cell/>
        </table:table-row>
        <table:table-row table:style-name="ro1">
          <table:table-cell office:value-type="string" calcext:value-type="string">
            <text:p>an1.616:0.3</text:p>
          </table:table-cell>
          <table:table-cell office:value-type="float" office:value="616" calcext:value-type="float">
            <text:p>616</text:p>
          </table:table-cell>
          <table:table-cell/>
          <table:table-cell table:number-columns-repeated="2" office:value-type="string" calcext:value-type="string">
            <text:p>616 </text:p>
          </table:table-cell>
          <table:table-cell table:number-columns-repeated="3" office:value-type="string" calcext:value-type="string">
            <text:p/>
          </table:table-cell>
          <table:table-cell office:value-type="string" calcext:value-type="string">
            <text:p>&lt;h1 class='range-title'&gt;{}&lt;/h1&gt;&lt;/header&gt;</text:p>
          </table:table-cell>
          <table:table-cell/>
        </table:table-row>
        <table:table-row table:style-name="ro1">
          <table:table-cell office:value-type="string" calcext:value-type="string">
            <text:p>an1.616:1.1</text:p>
          </table:table-cell>
          <table:table-cell office:value-type="string" calcext:value-type="string">
            <text:p>“Amataṁ te, bhikkhave, na paribhuñjanti ye kāyagatāsatiṁ na paribhuñjanti. </text:p>
          </table:table-cell>
          <table:table-cell/>
          <table:table-cell office:value-type="string" calcext:value-type="string">
            <text:p>„Mönche und Nonnen, wer sich nicht an der Achtsamkeit auf den Körper labt, labt sich nicht an der Unsterblichkeit. </text:p>
          </table:table-cell>
          <table:table-cell office:value-type="string" calcext:value-type="string">
            <text:p>“Mendicants, those who don’t enjoy mindfulness of the body don’t enjoy the deathless. </text:p>
          </table:table-cell>
          <table:table-cell table:number-columns-repeated="3" office:value-type="string" calcext:value-type="string">
            <text:p/>
          </table:table-cell>
          <table:table-cell office:value-type="string" calcext:value-type="string">
            <text:p>&lt;article id='an1.616'&gt;&lt;p&gt;{}</text:p>
          </table:table-cell>
          <table:table-cell office:value-type="string" calcext:value-type="string">
            <text:p>csp1ed15.47, csp2ed15.47, dr20.60, ms15A1_469, msdiv600, sc616.1, sya20.59, vri35.61</text:p>
          </table:table-cell>
        </table:table-row>
        <table:table-row table:style-name="ro1">
          <table:table-cell office:value-type="string" calcext:value-type="string">
            <text:p>an1.616:1.2</text:p>
          </table:table-cell>
          <table:table-cell office:value-type="string" calcext:value-type="string">
            <text:p>Amataṁ te, bhikkhave, paribhuñjanti ye kāyagatāsatiṁ paribhuñjantī”ti. </text:p>
          </table:table-cell>
          <table:table-cell/>
          <table:table-cell office:value-type="string" calcext:value-type="string">
            <text:p>Wer sich an der Achtsamkeit auf den Körper labt, labt sich an der Unsterblichkeit.“ </text:p>
          </table:table-cell>
          <table:table-cell office:value-type="string" calcext:value-type="string">
            <text:p>Those who enjoy mindfulness of the body enjoy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17:0.1</text:p>
          </table:table-cell>
          <table:table-cell office:value-type="float" office:value="617" calcext:value-type="float">
            <text:p>617</text:p>
          </table:table-cell>
          <table:table-cell/>
          <table:table-cell table:number-columns-repeated="2" office:value-type="string" calcext:value-type="string">
            <text:p>617 </text:p>
          </table:table-cell>
          <table:table-cell table:number-columns-repeated="3" office:value-type="string" calcext:value-type="string">
            <text:p/>
          </table:table-cell>
          <table:table-cell office:value-type="string" calcext:value-type="string">
            <text:p>&lt;article id='an1.617'&gt;&lt;h2 class='sutta-title'&gt;{}&lt;/h2&gt;</text:p>
          </table:table-cell>
          <table:table-cell/>
        </table:table-row>
        <table:table-row table:style-name="ro1">
          <table:table-cell office:value-type="string" calcext:value-type="string">
            <text:p>an1.617:1.1</text:p>
          </table:table-cell>
          <table:table-cell office:value-type="string" calcext:value-type="string">
            <text:p>“Amataṁ tesaṁ, bhikkhave, aparibhuttaṁ yesaṁ kāyagatāsati aparibhuttā. </text:p>
          </table:table-cell>
          <table:table-cell/>
          <table:table-cell office:value-type="string" calcext:value-type="string">
            <text:p>„Mönche und Nonnen, wer sich nicht an der Achtsamkeit auf den Körper gelabt hat, hat sich nicht an der Unsterblichkeit gelabt. </text:p>
          </table:table-cell>
          <table:table-cell office:value-type="string" calcext:value-type="string">
            <text:p>“Mendicants, those who haven’t enjoyed mindfulness of the body haven’t enjoyed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70, msdiv601, sc617.1</text:p>
          </table:table-cell>
        </table:table-row>
        <table:table-row table:style-name="ro1">
          <table:table-cell office:value-type="string" calcext:value-type="string">
            <text:p>an1.617:1.2</text:p>
          </table:table-cell>
          <table:table-cell office:value-type="string" calcext:value-type="string">
            <text:p>Amataṁ tesaṁ, bhikkhave, paribhuttaṁ yesaṁ kāyagatāsati paribhuttā”ti. </text:p>
          </table:table-cell>
          <table:table-cell/>
          <table:table-cell office:value-type="string" calcext:value-type="string">
            <text:p>Wer sich an der Achtsamkeit auf den Körper gelabt hat, hat sich an der Unsterblichkeit gelabt.“ </text:p>
          </table:table-cell>
          <table:table-cell office:value-type="string" calcext:value-type="string">
            <text:p>Those who have enjoyed mindfulness of the body have enjoyed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18:0.1</text:p>
          </table:table-cell>
          <table:table-cell office:value-type="float" office:value="618" calcext:value-type="float">
            <text:p>618</text:p>
          </table:table-cell>
          <table:table-cell/>
          <table:table-cell table:number-columns-repeated="2" office:value-type="string" calcext:value-type="string">
            <text:p>618 </text:p>
          </table:table-cell>
          <table:table-cell table:number-columns-repeated="3" office:value-type="string" calcext:value-type="string">
            <text:p/>
          </table:table-cell>
          <table:table-cell office:value-type="string" calcext:value-type="string">
            <text:p>&lt;article id='an1.618'&gt;&lt;h2 class='sutta-title'&gt;{}&lt;/h2&gt;</text:p>
          </table:table-cell>
          <table:table-cell/>
        </table:table-row>
        <table:table-row table:style-name="ro1">
          <table:table-cell office:value-type="string" calcext:value-type="string">
            <text:p>an1.618:1.1</text:p>
          </table:table-cell>
          <table:table-cell office:value-type="string" calcext:value-type="string">
            <text:p>“Amataṁ tesaṁ, bhikkhave, parihīnaṁ yesaṁ kāyagatāsati parihīnā. </text:p>
          </table:table-cell>
          <table:table-cell/>
          <table:table-cell office:value-type="string" calcext:value-type="string">
            <text:p>„Mönche und Nonnen, wer die Achtsamkeit auf den Körper verloren hat, hat die Unsterblichkeit verloren. </text:p>
          </table:table-cell>
          <table:table-cell office:value-type="string" calcext:value-type="string">
            <text:p>“Mendicants, those who have lost mindfulness of the body have lost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71, msdiv602, ndp16.45, sc618.1</text:p>
          </table:table-cell>
        </table:table-row>
        <table:table-row table:style-name="ro1">
          <table:table-cell office:value-type="string" calcext:value-type="string">
            <text:p>an1.618:1.2</text:p>
          </table:table-cell>
          <table:table-cell office:value-type="string" calcext:value-type="string">
            <text:p>Amataṁ tesaṁ, bhikkhave, aparihīnaṁ yesaṁ kāyagatāsati aparihīnā”ti. </text:p>
          </table:table-cell>
          <table:table-cell/>
          <table:table-cell office:value-type="string" calcext:value-type="string">
            <text:p>Wer die Achtsamkeit auf den Körper nicht verloren hat, hat die Unsterblichkeit nicht verloren.“ </text:p>
          </table:table-cell>
          <table:table-cell office:value-type="string" calcext:value-type="string">
            <text:p>Those who haven’t lost mindfulness of the body haven’t lost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19:0.1</text:p>
          </table:table-cell>
          <table:table-cell office:value-type="float" office:value="619" calcext:value-type="float">
            <text:p>619</text:p>
          </table:table-cell>
          <table:table-cell/>
          <table:table-cell table:number-columns-repeated="2" office:value-type="string" calcext:value-type="string">
            <text:p>619 </text:p>
          </table:table-cell>
          <table:table-cell table:number-columns-repeated="3" office:value-type="string" calcext:value-type="string">
            <text:p/>
          </table:table-cell>
          <table:table-cell office:value-type="string" calcext:value-type="string">
            <text:p>&lt;article id='an1.619'&gt;&lt;h2 class='sutta-title'&gt;{}&lt;/h2&gt;</text:p>
          </table:table-cell>
          <table:table-cell/>
        </table:table-row>
        <table:table-row table:style-name="ro1">
          <table:table-cell office:value-type="string" calcext:value-type="string">
            <text:p>an1.619:1.1</text:p>
          </table:table-cell>
          <table:table-cell office:value-type="string" calcext:value-type="string">
            <text:p>“Amataṁ tesaṁ, bhikkhave, viraddhaṁ yesaṁ kāyagatāsati viraddhā. </text:p>
          </table:table-cell>
          <table:table-cell/>
          <table:table-cell office:value-type="string" calcext:value-type="string">
            <text:p>„Mönche und Nonnen, wer die Achtsamkeit auf den Körper verpasst hat, hat die Unsterblichkeit verpasst. </text:p>
          </table:table-cell>
          <table:table-cell office:value-type="string" calcext:value-type="string">
            <text:p>“Mendicants, those who have missed out on mindfulness of the body have missed out on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72, msdiv603, pts-vp-pli1.46, sc619.1</text:p>
          </table:table-cell>
        </table:table-row>
        <table:table-row table:style-name="ro1">
          <table:table-cell office:value-type="string" calcext:value-type="string">
            <text:p>an1.619:1.2</text:p>
          </table:table-cell>
          <table:table-cell office:value-type="string" calcext:value-type="string">
            <text:p>Amataṁ tesaṁ, bhikkhave, āraddhaṁ yesaṁ kāyagatāsati āraddhā”ti. </text:p>
          </table:table-cell>
          <table:table-cell office:value-type="string" calcext:value-type="string">
            <text:p>āraddhaṁ → aviraddhaṁ (mr)</text:p>
          </table:table-cell>
          <table:table-cell office:value-type="string" calcext:value-type="string">
            <text:p>Wer die Achtsamkeit auf den Körper nicht verpasst hat, hat die Unsterblichkeit nicht verpasst.“ </text:p>
          </table:table-cell>
          <table:table-cell office:value-type="string" calcext:value-type="string">
            <text:p>Those who have undertaken mindfulness of the body have not missed out on the deathless.” </text:p>
          </table:table-cell>
          <table:table-cell table:number-columns-repeated="3" office:value-type="string" calcext:value-type="string">
            <text:p/>
          </table:table-cell>
          <table:table-cell office:value-type="string" calcext:value-type="string">
            <text:p>{}&lt;/p&gt;&lt;/article&gt;</text:p>
          </table:table-cell>
          <table:table-cell office:value-type="string" calcext:value-type="string">
            <text:p/>
          </table:table-cell>
        </table:table-row>
        <table:table-row table:style-name="ro1">
          <table:table-cell office:value-type="string" calcext:value-type="string">
            <text:p>an1.620:0.1</text:p>
          </table:table-cell>
          <table:table-cell office:value-type="float" office:value="620" calcext:value-type="float">
            <text:p>620</text:p>
          </table:table-cell>
          <table:table-cell/>
          <table:table-cell table:number-columns-repeated="2" office:value-type="string" calcext:value-type="string">
            <text:p>620 </text:p>
          </table:table-cell>
          <table:table-cell table:number-columns-repeated="3" office:value-type="string" calcext:value-type="string">
            <text:p/>
          </table:table-cell>
          <table:table-cell office:value-type="string" calcext:value-type="string">
            <text:p>&lt;article id='an1.620'&gt;&lt;h2 class='sutta-title'&gt;{}&lt;/h2&gt;</text:p>
          </table:table-cell>
          <table:table-cell/>
        </table:table-row>
        <table:table-row table:style-name="ro1">
          <table:table-cell office:value-type="string" calcext:value-type="string">
            <text:p>an1.620:1.1</text:p>
          </table:table-cell>
          <table:table-cell office:value-type="string" calcext:value-type="string">
            <text:p>“Amataṁ te, bhikkhave, pamādiṁsu ye kāyagatāsatiṁ pamādiṁsu. </text:p>
          </table:table-cell>
          <table:table-cell/>
          <table:table-cell office:value-type="string" calcext:value-type="string">
            <text:p>„Mönche und Nonnen, wer die Achtsamkeit auf den Körper vernachlässigt hat, hat die Unsterblichkeit vernachlässigt. </text:p>
          </table:table-cell>
          <table:table-cell office:value-type="string" calcext:value-type="string">
            <text:p>“Mendicants, those who have neglected mindfulness of the body have neglected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bj18.94, ms15A1_473, msdiv604, sc620.1</text:p>
          </table:table-cell>
        </table:table-row>
        <table:table-row table:style-name="ro1">
          <table:table-cell office:value-type="string" calcext:value-type="string">
            <text:p>an1.620:1.2</text:p>
          </table:table-cell>
          <table:table-cell office:value-type="string" calcext:value-type="string">
            <text:p>Amataṁ te, bhikkhave, na pamādiṁsu ye kāyagatāsatiṁ na pamādiṁsu”. </text:p>
          </table:table-cell>
          <table:table-cell/>
          <table:table-cell office:value-type="string" calcext:value-type="string">
            <text:p>Wer die Achtsamkeit auf den Körper nicht vernachlässigt hat, hat die Unsterblichkeit nicht vernachlässigt.“ </text:p>
          </table:table-cell>
          <table:table-cell office:value-type="string" calcext:value-type="string">
            <text:p>Those who have not neglected mindfulness of the body have not neglected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21:0.1</text:p>
          </table:table-cell>
          <table:table-cell office:value-type="float" office:value="621" calcext:value-type="float">
            <text:p>621</text:p>
          </table:table-cell>
          <table:table-cell/>
          <table:table-cell table:number-columns-repeated="2" office:value-type="string" calcext:value-type="string">
            <text:p>621 </text:p>
          </table:table-cell>
          <table:table-cell table:number-columns-repeated="3" office:value-type="string" calcext:value-type="string">
            <text:p/>
          </table:table-cell>
          <table:table-cell office:value-type="string" calcext:value-type="string">
            <text:p>&lt;article id='an1.621'&gt;&lt;h2 class='sutta-title'&gt;{}&lt;/h2&gt;</text:p>
          </table:table-cell>
          <table:table-cell/>
        </table:table-row>
        <table:table-row table:style-name="ro1">
          <table:table-cell office:value-type="string" calcext:value-type="string">
            <text:p>an1.621:1.1</text:p>
          </table:table-cell>
          <table:table-cell office:value-type="string" calcext:value-type="string">
            <text:p>“Amataṁ tesaṁ, bhikkhave, pamuṭṭhaṁ yesaṁ kāyagatāsati pamuṭṭhā. </text:p>
          </table:table-cell>
          <table:table-cell/>
          <table:table-cell office:value-type="string" calcext:value-type="string">
            <text:p>„Mönche und Nonnen, wer die Achtsamkeit auf den Körper vergessen hat, hat die Unsterblichkeit vergessen. </text:p>
          </table:table-cell>
          <table:table-cell office:value-type="string" calcext:value-type="string">
            <text:p>“Mendicants, those who have forgotten mindfulness of the body have forgotten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ck20.59, ms15A1_474, msdiv605, sc621.1</text:p>
          </table:table-cell>
        </table:table-row>
        <table:table-row table:style-name="ro1">
          <table:table-cell office:value-type="string" calcext:value-type="string">
            <text:p>an1.621:1.2</text:p>
          </table:table-cell>
          <table:table-cell office:value-type="string" calcext:value-type="string">
            <text:p>Amataṁ tesaṁ, bhikkhave, appamuṭṭhaṁ yesaṁ kāyagatāsati appamuṭṭhā”ti. </text:p>
          </table:table-cell>
          <table:table-cell/>
          <table:table-cell office:value-type="string" calcext:value-type="string">
            <text:p>Wer die Achtsamkeit auf den Körper nicht vergessen hat, hat die Unsterblichkeit nicht vergessen.“ </text:p>
          </table:table-cell>
          <table:table-cell office:value-type="string" calcext:value-type="string">
            <text:p>Those who haven’t forgotten mindfulness of the body haven’t forgotten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22:0.1</text:p>
          </table:table-cell>
          <table:table-cell office:value-type="float" office:value="622" calcext:value-type="float">
            <text:p>622</text:p>
          </table:table-cell>
          <table:table-cell/>
          <table:table-cell table:number-columns-repeated="2" office:value-type="string" calcext:value-type="string">
            <text:p>622 </text:p>
          </table:table-cell>
          <table:table-cell table:number-columns-repeated="3" office:value-type="string" calcext:value-type="string">
            <text:p/>
          </table:table-cell>
          <table:table-cell office:value-type="string" calcext:value-type="string">
            <text:p>&lt;article id='an1.622'&gt;&lt;h2 class='sutta-title'&gt;{}&lt;/h2&gt;</text:p>
          </table:table-cell>
          <table:table-cell/>
        </table:table-row>
        <table:table-row table:style-name="ro1">
          <table:table-cell office:value-type="string" calcext:value-type="string">
            <text:p>an1.622:1.1</text:p>
          </table:table-cell>
          <table:table-cell office:value-type="string" calcext:value-type="string">
            <text:p>“Amataṁ tesaṁ, bhikkhave, anāsevitaṁ yesaṁ kāyagatāsati anāsevitā. </text:p>
          </table:table-cell>
          <table:table-cell/>
          <table:table-cell office:value-type="string" calcext:value-type="string">
            <text:p>„Mönche und Nonnen, wer die Achtsamkeit auf den Körper nicht gepflegt hat, hat die Unsterblichkeit nicht gepflegt. </text:p>
          </table:table-cell>
          <table:table-cell office:value-type="string" calcext:value-type="string">
            <text:p>“Mendicants, those who haven’t cultivated mindfulness of the body haven’t cultivated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75, msdiv606, sc622.1</text:p>
          </table:table-cell>
        </table:table-row>
        <table:table-row table:style-name="ro1">
          <table:table-cell office:value-type="string" calcext:value-type="string">
            <text:p>an1.622:1.2</text:p>
          </table:table-cell>
          <table:table-cell office:value-type="string" calcext:value-type="string">
            <text:p>Amataṁ tesaṁ, bhikkhave, āsevitaṁ yesaṁ kāyagatāsati āsevitā”ti. </text:p>
          </table:table-cell>
          <table:table-cell/>
          <table:table-cell office:value-type="string" calcext:value-type="string">
            <text:p>Wer die Achtsamkeit auf den Körper gepflegt hat, hat die Unsterblichkeit gepflegt.“ </text:p>
          </table:table-cell>
          <table:table-cell office:value-type="string" calcext:value-type="string">
            <text:p>Those who have cultivated mindfulness of the body have cultivated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23:0.1</text:p>
          </table:table-cell>
          <table:table-cell office:value-type="float" office:value="623" calcext:value-type="float">
            <text:p>623</text:p>
          </table:table-cell>
          <table:table-cell/>
          <table:table-cell table:number-columns-repeated="2" office:value-type="string" calcext:value-type="string">
            <text:p>623 </text:p>
          </table:table-cell>
          <table:table-cell table:number-columns-repeated="3" office:value-type="string" calcext:value-type="string">
            <text:p/>
          </table:table-cell>
          <table:table-cell office:value-type="string" calcext:value-type="string">
            <text:p>&lt;article id='an1.623'&gt;&lt;h2 class='sutta-title'&gt;{}&lt;/h2&gt;</text:p>
          </table:table-cell>
          <table:table-cell/>
        </table:table-row>
        <table:table-row table:style-name="ro1">
          <table:table-cell office:value-type="string" calcext:value-type="string">
            <text:p>an1.623:1.1</text:p>
          </table:table-cell>
          <table:table-cell office:value-type="string" calcext:value-type="string">
            <text:p>“Amataṁ tesaṁ, bhikkhave, abhāvitaṁ yesaṁ kāyagatāsati abhāvitā. </text:p>
          </table:table-cell>
          <table:table-cell/>
          <table:table-cell office:value-type="string" calcext:value-type="string">
            <text:p>„Mönche und Nonnen, wer die Achtsamkeit auf den Körper nicht entwickelt hat, hat die Unsterblichkeit nicht entwickelt. </text:p>
          </table:table-cell>
          <table:table-cell office:value-type="string" calcext:value-type="string">
            <text:p>“Mendicants, those who haven’t developed mindfulness of the body haven’t developed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76, msdiv607, sc623.1</text:p>
          </table:table-cell>
        </table:table-row>
        <table:table-row table:style-name="ro1">
          <table:table-cell office:value-type="string" calcext:value-type="string">
            <text:p>an1.623:1.2</text:p>
          </table:table-cell>
          <table:table-cell office:value-type="string" calcext:value-type="string">
            <text:p>Amataṁ tesaṁ, bhikkhave, bhāvitaṁ yesaṁ kāyagatāsati bhāvitā”ti. </text:p>
          </table:table-cell>
          <table:table-cell/>
          <table:table-cell office:value-type="string" calcext:value-type="string">
            <text:p>Wer die Achtsamkeit auf den Körper entwickelt hat, hat die Unsterblichkeit entwickelt.“ </text:p>
          </table:table-cell>
          <table:table-cell office:value-type="string" calcext:value-type="string">
            <text:p>Those who have developed mindfulness of the body have developed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24:0.1</text:p>
          </table:table-cell>
          <table:table-cell office:value-type="float" office:value="624" calcext:value-type="float">
            <text:p>624</text:p>
          </table:table-cell>
          <table:table-cell/>
          <table:table-cell table:number-columns-repeated="2" office:value-type="string" calcext:value-type="string">
            <text:p>624 </text:p>
          </table:table-cell>
          <table:table-cell table:number-columns-repeated="3" office:value-type="string" calcext:value-type="string">
            <text:p/>
          </table:table-cell>
          <table:table-cell office:value-type="string" calcext:value-type="string">
            <text:p>&lt;article id='an1.624'&gt;&lt;h2 class='sutta-title'&gt;{}&lt;/h2&gt;</text:p>
          </table:table-cell>
          <table:table-cell/>
        </table:table-row>
        <table:table-row table:style-name="ro1">
          <table:table-cell office:value-type="string" calcext:value-type="string">
            <text:p>an1.624:1.1</text:p>
          </table:table-cell>
          <table:table-cell office:value-type="string" calcext:value-type="string">
            <text:p>“Amataṁ tesaṁ, bhikkhave, abahulīkataṁ yesaṁ kāyagatāsati abahulīkatā. </text:p>
          </table:table-cell>
          <table:table-cell/>
          <table:table-cell office:value-type="string" calcext:value-type="string">
            <text:p>„Mönche und Nonnen, wer die Achtsamkeit auf den Körper nicht geübt hat, hat die Unsterblichkeit nicht geübt. </text:p>
          </table:table-cell>
          <table:table-cell office:value-type="string" calcext:value-type="string">
            <text:p>“Mendicants, those who haven’t practiced mindfulness of the body haven’t practiced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csp1ed15.48, csp2ed15.48, dr20.61, ms15A1_477, msdiv608, sc624.1, sya20.60, vri35.62</text:p>
          </table:table-cell>
        </table:table-row>
        <table:table-row table:style-name="ro1">
          <table:table-cell office:value-type="string" calcext:value-type="string">
            <text:p>an1.624:1.2</text:p>
          </table:table-cell>
          <table:table-cell office:value-type="string" calcext:value-type="string">
            <text:p>Amataṁ tesaṁ, bhikkhave, bahulīkataṁ yesaṁ kāyagatāsati bahulīkatā”ti. </text:p>
          </table:table-cell>
          <table:table-cell/>
          <table:table-cell office:value-type="string" calcext:value-type="string">
            <text:p>Wer die Achtsamkeit auf den Körper geübt hat, hat die Unsterblichkeit geübt.“ </text:p>
          </table:table-cell>
          <table:table-cell office:value-type="string" calcext:value-type="string">
            <text:p>Those who have practiced mindfulness of the body have practiced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25:0.1</text:p>
          </table:table-cell>
          <table:table-cell office:value-type="float" office:value="625" calcext:value-type="float">
            <text:p>625</text:p>
          </table:table-cell>
          <table:table-cell/>
          <table:table-cell table:number-columns-repeated="2" office:value-type="string" calcext:value-type="string">
            <text:p>625 </text:p>
          </table:table-cell>
          <table:table-cell table:number-columns-repeated="3" office:value-type="string" calcext:value-type="string">
            <text:p/>
          </table:table-cell>
          <table:table-cell office:value-type="string" calcext:value-type="string">
            <text:p>&lt;article id='an1.625'&gt;&lt;h2 class='sutta-title'&gt;{}&lt;/h2&gt;</text:p>
          </table:table-cell>
          <table:table-cell/>
        </table:table-row>
        <table:table-row table:style-name="ro1">
          <table:table-cell office:value-type="string" calcext:value-type="string">
            <text:p>an1.625:1.1</text:p>
          </table:table-cell>
          <table:table-cell office:value-type="string" calcext:value-type="string">
            <text:p>“Amataṁ tesaṁ, bhikkhave, anabhiññātaṁ yesaṁ kāyagatāsati anabhiññātā. </text:p>
          </table:table-cell>
          <table:table-cell/>
          <table:table-cell office:value-type="string" calcext:value-type="string">
            <text:p>„Mönche und Nonnen, wer keine Einsicht in die Achtsamkeit auf den Körper hatte, hatte keine Einsicht in die Unsterblichkeit. </text:p>
          </table:table-cell>
          <table:table-cell office:value-type="string" calcext:value-type="string">
            <text:p>“Mendicants, those who haven’t had insight into mindfulness of the body haven’t had insight into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78, msdiv609, sc625.1</text:p>
          </table:table-cell>
        </table:table-row>
        <table:table-row table:style-name="ro1">
          <table:table-cell office:value-type="string" calcext:value-type="string">
            <text:p>an1.625:1.2</text:p>
          </table:table-cell>
          <table:table-cell office:value-type="string" calcext:value-type="string">
            <text:p>Amataṁ tesaṁ, bhikkhave, abhiññātaṁ yesaṁ kāyagatāsati abhiññātā”ti. </text:p>
          </table:table-cell>
          <table:table-cell/>
          <table:table-cell office:value-type="string" calcext:value-type="string">
            <text:p>Wer Einsicht in die Achtsamkeit auf den Körper hatte, hatte Einsicht in die Unsterblichkeit.“ </text:p>
          </table:table-cell>
          <table:table-cell office:value-type="string" calcext:value-type="string">
            <text:p>Those who have had insight into mindfulness of the body have had insight into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26:0.1</text:p>
          </table:table-cell>
          <table:table-cell office:value-type="float" office:value="626" calcext:value-type="float">
            <text:p>626</text:p>
          </table:table-cell>
          <table:table-cell/>
          <table:table-cell table:number-columns-repeated="2" office:value-type="string" calcext:value-type="string">
            <text:p>626 </text:p>
          </table:table-cell>
          <table:table-cell table:number-columns-repeated="3" office:value-type="string" calcext:value-type="string">
            <text:p/>
          </table:table-cell>
          <table:table-cell office:value-type="string" calcext:value-type="string">
            <text:p>&lt;article id='an1.626'&gt;&lt;h2 class='sutta-title'&gt;{}&lt;/h2&gt;</text:p>
          </table:table-cell>
          <table:table-cell/>
        </table:table-row>
        <table:table-row table:style-name="ro1">
          <table:table-cell office:value-type="string" calcext:value-type="string">
            <text:p>an1.626:1.1</text:p>
          </table:table-cell>
          <table:table-cell office:value-type="string" calcext:value-type="string">
            <text:p>“Amataṁ tesaṁ, bhikkhave, apariññātaṁ yesaṁ kāyagatāsati apariññātā. </text:p>
          </table:table-cell>
          <table:table-cell/>
          <table:table-cell office:value-type="string" calcext:value-type="string">
            <text:p>„Mönche und Nonnen, wer die Achtsamkeit auf den Körper nicht vollständig verstanden hat, hat die Unsterblichkeit nicht vollständig verstanden. </text:p>
          </table:table-cell>
          <table:table-cell office:value-type="string" calcext:value-type="string">
            <text:p>“Mendicants, those who haven’t completely understood mindfulness of the body haven’t completely understood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79, msdiv610, sc626.1</text:p>
          </table:table-cell>
        </table:table-row>
        <table:table-row table:style-name="ro1">
          <table:table-cell office:value-type="string" calcext:value-type="string">
            <text:p>an1.626:1.2</text:p>
          </table:table-cell>
          <table:table-cell office:value-type="string" calcext:value-type="string">
            <text:p>Amataṁ tesaṁ, bhikkhave, pariññātaṁ yesaṁ kāyagatāsati pariññātā”ti. </text:p>
          </table:table-cell>
          <table:table-cell/>
          <table:table-cell office:value-type="string" calcext:value-type="string">
            <text:p>Wer die Achtsamkeit auf den Körper vollständig verstanden hat, hat die Unsterblichkeit vollständig verstanden.“ </text:p>
          </table:table-cell>
          <table:table-cell office:value-type="string" calcext:value-type="string">
            <text:p>Those who have completely understood mindfulness of the body have completely understood the deathless.” </text:p>
          </table:table-cell>
          <table:table-cell table:number-columns-repeated="3" office:value-type="string" calcext:value-type="string">
            <text:p/>
          </table:table-cell>
          <table:table-cell office:value-type="string" calcext:value-type="string">
            <text:p>{}&lt;/p&gt;&lt;/article&gt;</text:p>
          </table:table-cell>
          <table:table-cell/>
        </table:table-row>
        <table:table-row table:style-name="ro1">
          <table:table-cell office:value-type="string" calcext:value-type="string">
            <text:p>an1.627:0.1</text:p>
          </table:table-cell>
          <table:table-cell office:value-type="float" office:value="627" calcext:value-type="float">
            <text:p>627</text:p>
          </table:table-cell>
          <table:table-cell/>
          <table:table-cell table:number-columns-repeated="2" office:value-type="string" calcext:value-type="string">
            <text:p>627 </text:p>
          </table:table-cell>
          <table:table-cell table:number-columns-repeated="3" office:value-type="string" calcext:value-type="string">
            <text:p/>
          </table:table-cell>
          <table:table-cell office:value-type="string" calcext:value-type="string">
            <text:p>&lt;article id='an1.627'&gt;&lt;h2 class='sutta-title'&gt;{}&lt;/h2&gt;</text:p>
          </table:table-cell>
          <table:table-cell/>
        </table:table-row>
        <table:table-row table:style-name="ro1">
          <table:table-cell office:value-type="string" calcext:value-type="string">
            <text:p>an1.627:1.1</text:p>
          </table:table-cell>
          <table:table-cell office:value-type="string" calcext:value-type="string">
            <text:p>“Amataṁ tesaṁ, bhikkhave, asacchikataṁ yesaṁ kāyagatāsati asacchikatā. </text:p>
          </table:table-cell>
          <table:table-cell/>
          <table:table-cell office:value-type="string" calcext:value-type="string">
            <text:p>„Mönche und Nonnen, wer die Achtsamkeit auf den Körper nicht verwirklicht hat, hat die Unsterblichkeit nicht verwirklicht. </text:p>
          </table:table-cell>
          <table:table-cell office:value-type="string" calcext:value-type="string">
            <text:p>“Mendicants, those who haven’t realized mindfulness of the body haven’t realized the deathless.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80, msdiv611, sc627.1</text:p>
          </table:table-cell>
        </table:table-row>
        <table:table-row table:style-name="ro1">
          <table:table-cell office:value-type="string" calcext:value-type="string">
            <text:p>an1.627:1.2</text:p>
          </table:table-cell>
          <table:table-cell office:value-type="string" calcext:value-type="string">
            <text:p>Amataṁ tesaṁ, bhikkhave, sacchikataṁ yesaṁ kāyagatāsati sacchikatā”ti. </text:p>
          </table:table-cell>
          <table:table-cell/>
          <table:table-cell office:value-type="string" calcext:value-type="string">
            <text:p>Wer die Achtsamkeit auf den Körper verwirklicht hat, hat die Unsterblichkeit verwirklicht.“ </text:p>
          </table:table-cell>
          <table:table-cell office:value-type="string" calcext:value-type="string">
            <text:p>Those who have realized mindfulness of the body have realized the deathless.”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27:1.3</text:p>
          </table:table-cell>
          <table:table-cell office:value-type="string" calcext:value-type="string">
            <text:p>( … ) </text:p>
          </table:table-cell>
          <table:table-cell office:value-type="string" calcext:value-type="string">
            <text:p>( … ) → (ekakanipātassa suttasahassaṁ samattaṁ.) (bj); (ekanipātassa suttasahassaṁ samattaṁ.) (sya-all, km, pts1ed)</text:p>
          </table:table-cell>
          <table:table-cell office:value-type="string" calcext:value-type="string">
            <text:p>Die tausend Einer-Lehrreden sind abgeschlossen. </text:p>
          </table:table-cell>
          <table:table-cell office:value-type="string" calcext:value-type="string">
            <text:p>The thousand discourses of the Ones are completed. </text:p>
          </table:table-cell>
          <table:table-cell table:number-columns-repeated="3" office:value-type="string" calcext:value-type="string">
            <text:p/>
          </table:table-cell>
          <table:table-cell office:value-type="string" calcext:value-type="string">
            <text:p>&lt;p&gt;{}&lt;/p&gt;</text:p>
          </table:table-cell>
          <table:table-cell office:value-type="string" calcext:value-type="string">
            <text:p/>
          </table:table-cell>
        </table:table-row>
        <table:table-row table:style-name="ro1">
          <table:table-cell office:value-type="string" calcext:value-type="string">
            <text:p>an1.627:2.1</text:p>
          </table:table-cell>
          <table:table-cell office:value-type="string" calcext:value-type="string">
            <text:p>Idamavoca bhagavā. </text:p>
          </table:table-cell>
          <table:table-cell office:value-type="string" calcext:value-type="string">
            <text:p>etthantare pāṭho si, sya-all, km, pts1ed potthakesu natthi</text:p>
          </table:table-cell>
          <table:table-cell office:value-type="string" calcext:value-type="string">
            <text:p>Das sagte der Buddha. </text:p>
          </table:table-cell>
          <table:table-cell office:value-type="string" calcext:value-type="string">
            <text:p>That is what the Buddha said. </text:p>
          </table:table-cell>
          <table:table-cell table:number-columns-repeated="3" office:value-type="string" calcext:value-type="string">
            <text:p/>
          </table:table-cell>
          <table:table-cell office:value-type="string" calcext:value-type="string">
            <text:p>&lt;p&gt;{}</text:p>
          </table:table-cell>
          <table:table-cell office:value-type="string" calcext:value-type="string">
            <text:p>ms15A1_481, sc627.2</text:p>
          </table:table-cell>
        </table:table-row>
        <table:table-row table:style-name="ro1">
          <table:table-cell office:value-type="string" calcext:value-type="string">
            <text:p>an1.627:2.2</text:p>
          </table:table-cell>
          <table:table-cell office:value-type="string" calcext:value-type="string">
            <text:p>Attamanā te bhikkhū bhagavato bhāsitaṁ abhinandunti. </text:p>
          </table:table-cell>
          <table:table-cell/>
          <table:table-cell office:value-type="string" calcext:value-type="string">
            <text:p>Zufrieden freuten sich die Mönche und Nonnen über die Worte des Buddha. </text:p>
          </table:table-cell>
          <table:table-cell office:value-type="string" calcext:value-type="string">
            <text:p>Satisfied, the mendicants were happy with what the Buddha said. </text:p>
          </table:table-cell>
          <table:table-cell table:number-columns-repeated="3" office:value-type="string" calcext:value-type="string">
            <text:p/>
          </table:table-cell>
          <table:table-cell office:value-type="string" calcext:value-type="string">
            <text:p>{}&lt;/p&gt;</text:p>
          </table:table-cell>
          <table:table-cell/>
        </table:table-row>
        <table:table-row table:style-name="ro1">
          <table:table-cell office:value-type="string" calcext:value-type="string">
            <text:p>an1.627:2.3</text:p>
          </table:table-cell>
          <table:table-cell office:value-type="string" calcext:value-type="string">
            <text:p>(Amatavaggo.) </text:p>
          </table:table-cell>
          <table:table-cell/>
          <table:table-cell table:number-columns-repeated="2" office:value-type="string" calcext:value-type="string">
            <text:p><text:s/></text:p>
          </table:table-cell>
          <table:table-cell table:number-columns-repeated="3" office:value-type="string" calcext:value-type="string">
            <text:p/>
          </table:table-cell>
          <table:table-cell office:value-type="string" calcext:value-type="string">
            <text:p>&lt;p class='endsection'&gt;{}&lt;/p&gt;</text:p>
          </table:table-cell>
          <table:table-cell/>
        </table:table-row>
        <table:table-row table:style-name="ro1">
          <table:table-cell office:value-type="string" calcext:value-type="string">
            <text:p>an1.627:2.4</text:p>
          </table:table-cell>
          <table:table-cell office:value-type="string" calcext:value-type="string">
            <text:p>Ekakanipātapāḷi niṭṭhitā. </text:p>
          </table:table-cell>
          <table:table-cell/>
          <table:table-cell office:value-type="string" calcext:value-type="string">
            <text:p>Das Einerbuch ist zu Ende. </text:p>
          </table:table-cell>
          <table:table-cell office:value-type="string" calcext:value-type="string">
            <text:p>The Book of the Ones is finished.</text:p>
          </table:table-cell>
          <table:table-cell table:number-columns-repeated="3" office:value-type="string" calcext:value-type="string">
            <text:p/>
          </table:table-cell>
          <table:table-cell office:value-type="string" calcext:value-type="string">
            <text:p>&lt;p class='endbook'&gt;{}&lt;/p&gt;&lt;/article&gt;&lt;/section&gt;</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4">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4T16:57:03.858146</meta:creation-date>
    <dc:date>2020-06-24T17:03:22.100054722</dc:date>
    <meta:generator>LibreOffice/6.4.2.2$Linux_X86_64 LibreOffice_project/40$Build-2</meta:generator>
    <meta:editing-cycles>2</meta:editing-cycles>
    <meta:editing-duration>PT5M50S</meta:editing-duration>
    <meta:document-statistic meta:table-count="1" meta:cell-count="9885" meta:object-count="0"/>
  </office:meta>
</office:document-meta>
</file>